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75cm"/>
    </style:style>
    <style:style style:name="co2" style:family="table-column">
      <style:table-column-properties fo:break-before="auto" style:column-width="1.741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1.438cm"/>
    </style:style>
    <style:style style:name="co10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1.935cm"/>
    </style:style>
    <style:style style:name="co12" style:family="table-column">
      <style:table-column-properties fo:break-before="auto" style:column-width="1.907cm"/>
    </style:style>
    <style:style style:name="co13" style:family="table-column">
      <style:table-column-properties fo:break-before="auto" style:column-width="1.603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2.542cm"/>
    </style:style>
    <style:style style:name="co16" style:family="table-column">
      <style:table-column-properties fo:break-before="auto" style:column-width="2.101cm"/>
    </style:style>
    <style:style style:name="co17" style:family="table-column">
      <style:table-column-properties fo:break-before="auto" style:column-width="1.852cm"/>
    </style:style>
    <style:style style:name="co18" style:family="table-column">
      <style:table-column-properties fo:break-before="auto" style:column-width="1.961cm"/>
    </style:style>
    <style:style style:name="co19" style:family="table-column">
      <style:table-column-properties fo:break-before="auto" style:column-width="2.044cm"/>
    </style:style>
    <style:style style:name="co20" style:family="table-column">
      <style:table-column-properties fo:break-before="auto" style:column-width="1.746cm"/>
    </style:style>
    <style:style style:name="co21" style:family="table-column">
      <style:table-column-properties fo:break-before="auto" style:column-width="1.381cm"/>
    </style:style>
    <style:style style:name="co22" style:family="table-column">
      <style:table-column-properties fo:break-before="auto" style:column-width="1.326cm"/>
    </style:style>
    <style:style style:name="co23" style:family="table-column">
      <style:table-column-properties fo:break-before="auto" style:column-width="1.409cm"/>
    </style:style>
    <style:style style:name="co24" style:family="table-column">
      <style:table-column-properties fo:break-before="auto" style:column-width="2.2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page" style:use-optimal-row-height="true"/>
    </style:style>
    <style:style style:name="ro7" style:family="table-row">
      <style:table-row-properties style:row-height="0.55cm" fo:break-before="auto" style:use-optimal-row-height="false"/>
    </style:style>
    <style:style style:name="ro8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800000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QT-AUTO-M-CHE'.B3"/>
      <style:map style:condition="cell-content-is-between(0.1,0.05)" style:apply-style-name="Sem_20_título2" style:base-cell-address="'QT-AUTO-M-CHE'.B3"/>
      <style:map style:condition="cell-content-is-between(0.05,0.01)" style:apply-style-name="Sem_20_título3" style:base-cell-address="'QT-AUTO-M-CHE'.B3"/>
      <style:map style:condition="cell-content-is-between(0.01,0.001)" style:apply-style-name="Sem_20_título4" style:base-cell-address="'QT-AUTO-M-CHE'.B3"/>
    </style:style>
    <style:style style:name="ce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QT-AUTO-M-CHE'.B4"/>
      <style:map style:condition="cell-content-is-between(0.1,0.05)" style:apply-style-name="Sem_20_título2" style:base-cell-address="'QT-AUTO-M-CHE'.B4"/>
      <style:map style:condition="cell-content-is-between(0.05,0.01)" style:apply-style-name="Sem_20_título3" style:base-cell-address="'QT-AUTO-M-CHE'.B4"/>
      <style:map style:condition="cell-content-is-between(0.01,0.001)" style:apply-style-name="Sem_20_título4" style:base-cell-address="'QT-AUTO-M-CHE'.B4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QT-AUTO-M-CHE'.B5"/>
      <style:map style:condition="cell-content-is-between(0.1,0.05)" style:apply-style-name="Sem_20_título2" style:base-cell-address="'QT-AUTO-M-CHE'.B5"/>
      <style:map style:condition="cell-content-is-between(0.05,0.01)" style:apply-style-name="Sem_20_título3" style:base-cell-address="'QT-AUTO-M-CHE'.B5"/>
      <style:map style:condition="cell-content-is-between(0.01,0.001)" style:apply-style-name="Sem_20_título4" style:base-cell-address="'QT-AUTO-M-CHE'.B5"/>
    </style:style>
    <style:style style:name="ce1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QT-AUTO-M-CHE'.B3"/>
      <style:map style:condition="cell-content-is-between(0.1,0.05)" style:apply-style-name="Sem_20_título2" style:base-cell-address="'QT-AUTO-M-CHE'.B3"/>
      <style:map style:condition="cell-content-is-between(0.05,0.01)" style:apply-style-name="Sem_20_título3" style:base-cell-address="'QT-AUTO-M-CHE'.B3"/>
      <style:map style:condition="cell-content-is-between(0.01,0.001)" style:apply-style-name="Sem_20_título4" style:base-cell-address="'QT-AUTO-M-CHE'.B3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QT-AUTO-M-CHE'.B3"/>
      <style:map style:condition="cell-content-is-between(0.1,0.05)" style:apply-style-name="Sem_20_título2" style:base-cell-address="'QT-AUTO-M-CHE'.B3"/>
      <style:map style:condition="cell-content-is-between(0.05,0.01)" style:apply-style-name="Sem_20_título3" style:base-cell-address="'QT-AUTO-M-CHE'.B3"/>
      <style:map style:condition="cell-content-is-between(0.01,0.001)" style:apply-style-name="Sem_20_título4" style:base-cell-address="'QT-AUTO-M-CHE'.B3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QT-AUTO-M-CHE'.B9"/>
      <style:map style:condition="cell-content-is-between(0.1,0.05)" style:apply-style-name="Sem_20_título2" style:base-cell-address="'QT-AUTO-M-CHE'.B9"/>
      <style:map style:condition="cell-content-is-between(0.05,0.01)" style:apply-style-name="Sem_20_título3" style:base-cell-address="'QT-AUTO-M-CHE'.B9"/>
      <style:map style:condition="cell-content-is-between(0.01,0.001)" style:apply-style-name="Sem_20_título4" style:base-cell-address="'QT-AUTO-M-CHE'.B9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QT-AUTO-M-CHE'.B10"/>
      <style:map style:condition="cell-content-is-between(0.1,0.05)" style:apply-style-name="Sem_20_título2" style:base-cell-address="'QT-AUTO-M-CHE'.B10"/>
      <style:map style:condition="cell-content-is-between(0.05,0.01)" style:apply-style-name="Sem_20_título3" style:base-cell-address="'QT-AUTO-M-CHE'.B10"/>
      <style:map style:condition="cell-content-is-between(0.01,0.001)" style:apply-style-name="Sem_20_título4" style:base-cell-address="'QT-AUTO-M-CHE'.B10"/>
    </style:style>
    <style:style style:name="ce1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QT-AUTO-M-CHE'.B11"/>
      <style:map style:condition="cell-content-is-between(0.1,0.05)" style:apply-style-name="Sem_20_título2" style:base-cell-address="'QT-AUTO-M-CHE'.B11"/>
      <style:map style:condition="cell-content-is-between(0.05,0.01)" style:apply-style-name="Sem_20_título3" style:base-cell-address="'QT-AUTO-M-CHE'.B11"/>
      <style:map style:condition="cell-content-is-between(0.01,0.001)" style:apply-style-name="Sem_20_título4" style:base-cell-address="'QT-AUTO-M-CHE'.B11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QT-AUTO-M-CHE'.B12"/>
      <style:map style:condition="cell-content-is-between(0.1,0.05)" style:apply-style-name="Sem_20_título2" style:base-cell-address="'QT-AUTO-M-CHE'.B12"/>
      <style:map style:condition="cell-content-is-between(0.05,0.01)" style:apply-style-name="Sem_20_título3" style:base-cell-address="'QT-AUTO-M-CHE'.B12"/>
      <style:map style:condition="cell-content-is-between(0.01,0.001)" style:apply-style-name="Sem_20_título4" style:base-cell-address="'QT-AUTO-M-CHE'.B12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QT-AUTO-M-CHE'.B13"/>
      <style:map style:condition="cell-content-is-between(0.1,0.05)" style:apply-style-name="Sem_20_título2" style:base-cell-address="'QT-AUTO-M-CHE'.B13"/>
      <style:map style:condition="cell-content-is-between(0.05,0.01)" style:apply-style-name="Sem_20_título3" style:base-cell-address="'QT-AUTO-M-CHE'.B13"/>
      <style:map style:condition="cell-content-is-between(0.01,0.001)" style:apply-style-name="Sem_20_título4" style:base-cell-address="'QT-AUTO-M-CHE'.B13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800000"/>
      <style:map style:condition="cell-content-is-between(0.1,1)" style:apply-style-name="Sem_20_título1" style:base-cell-address="'QT-AUTO-M-CHE'.B14"/>
      <style:map style:condition="cell-content-is-between(0.1,0.05)" style:apply-style-name="Sem_20_título2" style:base-cell-address="'QT-AUTO-M-CHE'.B14"/>
      <style:map style:condition="cell-content-is-between(0.05,0.01)" style:apply-style-name="Sem_20_título3" style:base-cell-address="'QT-AUTO-M-CHE'.B14"/>
      <style:map style:condition="cell-content-is-between(0.01,0.001)" style:apply-style-name="Sem_20_título4" style:base-cell-address="'QT-AUTO-M-CHE'.B14"/>
    </style:style>
    <style:style style:name="ce19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cm"/>
      <style:text-properties fo:color="#800000"/>
    </style:style>
    <style:style style:name="ce2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</style:style>
    <style:style style:name="ce23" style:family="table-cell" style:parent-style-name="Default" style:data-style-name="N108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</style:style>
    <style:style style:name="ce24" style:family="table-cell" style:parent-style-name="Default" style:data-style-name="N108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800000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QT-AUTO-M-CHE'.E3"/>
      <style:map style:condition="cell-content-is-between(0.1,0.05)" style:apply-style-name="Sem_20_título2" style:base-cell-address="'QT-AUTO-M-CHE'.E3"/>
      <style:map style:condition="cell-content-is-between(0.05,0.01)" style:apply-style-name="Sem_20_título3" style:base-cell-address="'QT-AUTO-M-CHE'.E3"/>
      <style:map style:condition="cell-content-is-between(0.01,0.001)" style:apply-style-name="Sem_20_título4" style:base-cell-address="'QT-AUTO-M-CHE'.E3"/>
    </style:style>
    <style:style style:name="ce3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QT-AUTO-M-CHE'.E4"/>
      <style:map style:condition="cell-content-is-between(0.1,0.05)" style:apply-style-name="Sem_20_título2" style:base-cell-address="'QT-AUTO-M-CHE'.E4"/>
      <style:map style:condition="cell-content-is-between(0.05,0.01)" style:apply-style-name="Sem_20_título3" style:base-cell-address="'QT-AUTO-M-CHE'.E4"/>
      <style:map style:condition="cell-content-is-between(0.01,0.001)" style:apply-style-name="Sem_20_título4" style:base-cell-address="'QT-AUTO-M-CHE'.E4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QT-AUTO-M-CHE'.E5"/>
      <style:map style:condition="cell-content-is-between(0.1,0.05)" style:apply-style-name="Sem_20_título2" style:base-cell-address="'QT-AUTO-M-CHE'.E5"/>
      <style:map style:condition="cell-content-is-between(0.05,0.01)" style:apply-style-name="Sem_20_título3" style:base-cell-address="'QT-AUTO-M-CHE'.E5"/>
      <style:map style:condition="cell-content-is-between(0.01,0.001)" style:apply-style-name="Sem_20_título4" style:base-cell-address="'QT-AUTO-M-CHE'.E5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QT-AUTO-M-CHE'.E6"/>
      <style:map style:condition="cell-content-is-between(0.1,0.05)" style:apply-style-name="Sem_20_título2" style:base-cell-address="'QT-AUTO-M-CHE'.E6"/>
      <style:map style:condition="cell-content-is-between(0.05,0.01)" style:apply-style-name="Sem_20_título3" style:base-cell-address="'QT-AUTO-M-CHE'.E6"/>
      <style:map style:condition="cell-content-is-between(0.01,0.001)" style:apply-style-name="Sem_20_título4" style:base-cell-address="'QT-AUTO-M-CHE'.E6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QT-AUTO-M-CHE'.E7"/>
      <style:map style:condition="cell-content-is-between(0.1,0.05)" style:apply-style-name="Sem_20_título2" style:base-cell-address="'QT-AUTO-M-CHE'.E7"/>
      <style:map style:condition="cell-content-is-between(0.05,0.01)" style:apply-style-name="Sem_20_título3" style:base-cell-address="'QT-AUTO-M-CHE'.E7"/>
      <style:map style:condition="cell-content-is-between(0.01,0.001)" style:apply-style-name="Sem_20_título4" style:base-cell-address="'QT-AUTO-M-CHE'.E7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QT-AUTO-M-CHE'.E8"/>
      <style:map style:condition="cell-content-is-between(0.1,0.05)" style:apply-style-name="Sem_20_título2" style:base-cell-address="'QT-AUTO-M-CHE'.E8"/>
      <style:map style:condition="cell-content-is-between(0.05,0.01)" style:apply-style-name="Sem_20_título3" style:base-cell-address="'QT-AUTO-M-CHE'.E8"/>
      <style:map style:condition="cell-content-is-between(0.01,0.001)" style:apply-style-name="Sem_20_título4" style:base-cell-address="'QT-AUTO-M-CHE'.E8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QT-AUTO-M-CHE'.E9"/>
      <style:map style:condition="cell-content-is-between(0.1,0.05)" style:apply-style-name="Sem_20_título2" style:base-cell-address="'QT-AUTO-M-CHE'.E9"/>
      <style:map style:condition="cell-content-is-between(0.05,0.01)" style:apply-style-name="Sem_20_título3" style:base-cell-address="'QT-AUTO-M-CHE'.E9"/>
      <style:map style:condition="cell-content-is-between(0.01,0.001)" style:apply-style-name="Sem_20_título4" style:base-cell-address="'QT-AUTO-M-CHE'.E9"/>
    </style:style>
    <style:style style:name="ce36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QT-AUTO-M-CHE'.E10"/>
      <style:map style:condition="cell-content-is-between(0.1,0.05)" style:apply-style-name="Sem_20_título2" style:base-cell-address="'QT-AUTO-M-CHE'.E10"/>
      <style:map style:condition="cell-content-is-between(0.05,0.01)" style:apply-style-name="Sem_20_título3" style:base-cell-address="'QT-AUTO-M-CHE'.E10"/>
      <style:map style:condition="cell-content-is-between(0.01,0.001)" style:apply-style-name="Sem_20_título4" style:base-cell-address="'QT-AUTO-M-CHE'.E10"/>
    </style:style>
    <style:style style:name="ce3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QT-AUTO-M-CHE'.E11"/>
      <style:map style:condition="cell-content-is-between(0.1,0.05)" style:apply-style-name="Sem_20_título2" style:base-cell-address="'QT-AUTO-M-CHE'.E11"/>
      <style:map style:condition="cell-content-is-between(0.05,0.01)" style:apply-style-name="Sem_20_título3" style:base-cell-address="'QT-AUTO-M-CHE'.E11"/>
      <style:map style:condition="cell-content-is-between(0.01,0.001)" style:apply-style-name="Sem_20_título4" style:base-cell-address="'QT-AUTO-M-CHE'.E11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QT-AUTO-M-CHE'.E12"/>
      <style:map style:condition="cell-content-is-between(0.1,0.05)" style:apply-style-name="Sem_20_título2" style:base-cell-address="'QT-AUTO-M-CHE'.E12"/>
      <style:map style:condition="cell-content-is-between(0.05,0.01)" style:apply-style-name="Sem_20_título3" style:base-cell-address="'QT-AUTO-M-CHE'.E12"/>
      <style:map style:condition="cell-content-is-between(0.01,0.001)" style:apply-style-name="Sem_20_título4" style:base-cell-address="'QT-AUTO-M-CHE'.E12"/>
    </style:style>
    <style:style style:name="ce3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QT-AUTO-M-CHE'.E13"/>
      <style:map style:condition="cell-content-is-between(0.1,0.05)" style:apply-style-name="Sem_20_título2" style:base-cell-address="'QT-AUTO-M-CHE'.E13"/>
      <style:map style:condition="cell-content-is-between(0.05,0.01)" style:apply-style-name="Sem_20_título3" style:base-cell-address="'QT-AUTO-M-CHE'.E13"/>
      <style:map style:condition="cell-content-is-between(0.01,0.001)" style:apply-style-name="Sem_20_título4" style:base-cell-address="'QT-AUTO-M-CHE'.E13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800000"/>
      <style:map style:condition="cell-content-is-between(0.1,1)" style:apply-style-name="Sem_20_título1" style:base-cell-address="'QT-AUTO-M-CHE'.E14"/>
      <style:map style:condition="cell-content-is-between(0.1,0.05)" style:apply-style-name="Sem_20_título2" style:base-cell-address="'QT-AUTO-M-CHE'.E14"/>
      <style:map style:condition="cell-content-is-between(0.05,0.01)" style:apply-style-name="Sem_20_título3" style:base-cell-address="'QT-AUTO-M-CHE'.E14"/>
      <style:map style:condition="cell-content-is-between(0.01,0.001)" style:apply-style-name="Sem_20_título4" style:base-cell-address="'QT-AUTO-M-CHE'.E14"/>
    </style:style>
    <style:style style:name="ce4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  <style:text-properties fo:color="#800000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QT-AUTO-M-CHE'.G3"/>
      <style:map style:condition="cell-content-is-between(0.1,0.05)" style:apply-style-name="Sem_20_título2" style:base-cell-address="'QT-AUTO-M-CHE'.G3"/>
      <style:map style:condition="cell-content-is-between(0.05,0.01)" style:apply-style-name="Sem_20_título3" style:base-cell-address="'QT-AUTO-M-CHE'.G3"/>
      <style:map style:condition="cell-content-is-between(0.01,0.001)" style:apply-style-name="Sem_20_título4" style:base-cell-address="'QT-AUTO-M-CHE'.G3"/>
    </style:style>
    <style:style style:name="ce4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  <style:map style:condition="cell-content-is-between(0.1,1)" style:apply-style-name="Sem_20_título1" style:base-cell-address="'QT-AUTO-M-CHE'.B3"/>
      <style:map style:condition="cell-content-is-between(0.1,0.05)" style:apply-style-name="Sem_20_título2" style:base-cell-address="'QT-AUTO-M-CHE'.B3"/>
      <style:map style:condition="cell-content-is-between(0.05,0.01)" style:apply-style-name="Sem_20_título3" style:base-cell-address="'QT-AUTO-M-CHE'.B3"/>
      <style:map style:condition="cell-content-is-between(0.01,0.001)" style:apply-style-name="Sem_20_título4" style:base-cell-address="'QT-AUTO-M-CHE'.B3"/>
    </style:style>
    <style:style style:name="ce46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  <style:text-properties fo:color="#800000"/>
      <style:map style:condition="cell-content-is-between(0.1,1)" style:apply-style-name="Sem_20_título1" style:base-cell-address="'QT-AUTO-M-CHE'.E14"/>
      <style:map style:condition="cell-content-is-between(0.1,0.05)" style:apply-style-name="Sem_20_título2" style:base-cell-address="'QT-AUTO-M-CHE'.E14"/>
      <style:map style:condition="cell-content-is-between(0.05,0.01)" style:apply-style-name="Sem_20_título3" style:base-cell-address="'QT-AUTO-M-CHE'.E14"/>
      <style:map style:condition="cell-content-is-between(0.01,0.001)" style:apply-style-name="Sem_20_título4" style:base-cell-address="'QT-AUTO-M-CHE'.E14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QT-AUTO-M-CHE'.I4"/>
      <style:map style:condition="cell-content-is-between(0.1,0.05)" style:apply-style-name="Sem_20_título2" style:base-cell-address="'QT-AUTO-M-CHE'.I4"/>
      <style:map style:condition="cell-content-is-between(0.05,0.01)" style:apply-style-name="Sem_20_título3" style:base-cell-address="'QT-AUTO-M-CHE'.I4"/>
      <style:map style:condition="cell-content-is-between(0.01,0.001)" style:apply-style-name="Sem_20_título4" style:base-cell-address="'QT-AUTO-M-CHE'.I4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QT-AUTO-M-CHE'.K5"/>
      <style:map style:condition="cell-content-is-between(0.1,0.05)" style:apply-style-name="Sem_20_título2" style:base-cell-address="'QT-AUTO-M-CHE'.K5"/>
      <style:map style:condition="cell-content-is-between(0.05,0.01)" style:apply-style-name="Sem_20_título3" style:base-cell-address="'QT-AUTO-M-CHE'.K5"/>
      <style:map style:condition="cell-content-is-between(0.01,0.001)" style:apply-style-name="Sem_20_título4" style:base-cell-address="'QT-AUTO-M-CHE'.K5"/>
    </style:style>
    <style:style style:name="ce4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QT-AUTO-M-CHE'.K10"/>
      <style:map style:condition="cell-content-is-between(0.1,0.05)" style:apply-style-name="Sem_20_título2" style:base-cell-address="'QT-AUTO-M-CHE'.K10"/>
      <style:map style:condition="cell-content-is-between(0.05,0.01)" style:apply-style-name="Sem_20_título3" style:base-cell-address="'QT-AUTO-M-CHE'.K10"/>
      <style:map style:condition="cell-content-is-between(0.01,0.001)" style:apply-style-name="Sem_20_título4" style:base-cell-address="'QT-AUTO-M-CHE'.K10"/>
    </style:style>
    <style:style style:name="ce5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  <style:map style:condition="cell-content-is-between(0.1,1)" style:apply-style-name="Sem_20_título1" style:base-cell-address="'QT-AUTO-M-CHE'.B3"/>
      <style:map style:condition="cell-content-is-between(0.1,0.05)" style:apply-style-name="Sem_20_título2" style:base-cell-address="'QT-AUTO-M-CHE'.B3"/>
      <style:map style:condition="cell-content-is-between(0.05,0.01)" style:apply-style-name="Sem_20_título3" style:base-cell-address="'QT-AUTO-M-CHE'.B3"/>
      <style:map style:condition="cell-content-is-between(0.01,0.001)" style:apply-style-name="Sem_20_título4" style:base-cell-address="'QT-AUTO-M-CHE'.B3"/>
    </style:style>
    <style:style style:name="ce5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QT-AUTO-M-CHE'.M6"/>
      <style:map style:condition="cell-content-is-between(0.1,0.05)" style:apply-style-name="Sem_20_título2" style:base-cell-address="'QT-AUTO-M-CHE'.M6"/>
      <style:map style:condition="cell-content-is-between(0.05,0.01)" style:apply-style-name="Sem_20_título3" style:base-cell-address="'QT-AUTO-M-CHE'.M6"/>
      <style:map style:condition="cell-content-is-between(0.01,0.001)" style:apply-style-name="Sem_20_título4" style:base-cell-address="'QT-AUTO-M-CHE'.M6"/>
    </style:style>
    <style:style style:name="ce5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QT-AUTO-M-CHE'.Q13"/>
      <style:map style:condition="cell-content-is-between(0.1,0.05)" style:apply-style-name="Sem_20_título2" style:base-cell-address="'QT-AUTO-M-CHE'.Q13"/>
      <style:map style:condition="cell-content-is-between(0.05,0.01)" style:apply-style-name="Sem_20_título3" style:base-cell-address="'QT-AUTO-M-CHE'.Q13"/>
      <style:map style:condition="cell-content-is-between(0.01,0.001)" style:apply-style-name="Sem_20_título4" style:base-cell-address="'QT-AUTO-M-CHE'.Q13"/>
    </style:style>
    <style:style style:name="ce5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5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  <style:text-properties fo:color="#800000"/>
    </style:style>
    <style:style style:name="ce5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map style:condition="cell-content-is-between(0.1,1)" style:apply-style-name="Sem_20_título1" style:base-cell-address="'QT-AUTO-M-CHE'.S3"/>
      <style:map style:condition="cell-content-is-between(0.05,0.1)" style:apply-style-name="Sem_20_título2" style:base-cell-address="'QT-AUTO-M-CHE'.S3"/>
      <style:map style:condition="cell-content-is-between(0.01,0.05)" style:apply-style-name="Sem_20_título3" style:base-cell-address="'QT-AUTO-M-CHE'.S3"/>
      <style:map style:condition="cell-content-is-between(0.001,0.01)" style:apply-style-name="Sem_20_título4" style:base-cell-address="'QT-AUTO-M-CHE'.S3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800000"/>
      <style:map style:condition="cell-content-is-between(0.1,1)" style:apply-style-name="Sem_20_título1" style:base-cell-address="'QT-AUTO-M-CHE'.S14"/>
      <style:map style:condition="cell-content-is-between(0.1,0.05)" style:apply-style-name="Sem_20_título2" style:base-cell-address="'QT-AUTO-M-CHE'.S14"/>
      <style:map style:condition="cell-content-is-between(0.05,0.01)" style:apply-style-name="Sem_20_título3" style:base-cell-address="'QT-AUTO-M-CHE'.S14"/>
      <style:map style:condition="cell-content-is-between(0.01,0.001)" style:apply-style-name="Sem_20_título4" style:base-cell-address="'QT-AUTO-M-CHE'.S14"/>
    </style:style>
    <style:style style:name="ce57" style:family="table-cell" style:parent-style-name="Default">
      <style:table-cell-properties fo:wrap-option="wrap"/>
    </style:style>
    <style:style style:name="ce58" style:family="table-cell" style:parent-style-name="Default">
      <style:text-properties fo:color="#800000"/>
    </style:style>
    <style:style style:name="ce59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B3"/>
      <style:map style:condition="cell-content-is-between(0.1,0.05)" style:apply-style-name="Sem_20_título2" style:base-cell-address="'DURACAO-M-CON'.B3"/>
      <style:map style:condition="cell-content-is-between(0.05,0.01)" style:apply-style-name="Sem_20_título3" style:base-cell-address="'DURACAO-M-CON'.B3"/>
      <style:map style:condition="cell-content-is-between(0.01,0.001)" style:apply-style-name="Sem_20_título4" style:base-cell-address="'DURACAO-M-CON'.B3"/>
    </style:style>
    <style:style style:name="ce6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4"/>
      <style:map style:condition="cell-content-is-between(0.1,0.05)" style:apply-style-name="Sem_20_título2" style:base-cell-address="'DURACAO-M-CON'.B4"/>
      <style:map style:condition="cell-content-is-between(0.05,0.01)" style:apply-style-name="Sem_20_título3" style:base-cell-address="'DURACAO-M-CON'.B4"/>
      <style:map style:condition="cell-content-is-between(0.01,0.001)" style:apply-style-name="Sem_20_título4" style:base-cell-address="'DURACAO-M-CON'.B4"/>
    </style:style>
    <style:style style:name="ce6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5"/>
      <style:map style:condition="cell-content-is-between(0.1,0.05)" style:apply-style-name="Sem_20_título2" style:base-cell-address="'DURACAO-M-CON'.B5"/>
      <style:map style:condition="cell-content-is-between(0.05,0.01)" style:apply-style-name="Sem_20_título3" style:base-cell-address="'DURACAO-M-CON'.B5"/>
      <style:map style:condition="cell-content-is-between(0.01,0.001)" style:apply-style-name="Sem_20_título4" style:base-cell-address="'DURACAO-M-CON'.B5"/>
    </style:style>
    <style:style style:name="ce6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6"/>
      <style:map style:condition="cell-content-is-between(0.1,0.05)" style:apply-style-name="Sem_20_título2" style:base-cell-address="'DURACAO-M-CON'.B6"/>
      <style:map style:condition="cell-content-is-between(0.05,0.01)" style:apply-style-name="Sem_20_título3" style:base-cell-address="'DURACAO-M-CON'.B6"/>
      <style:map style:condition="cell-content-is-between(0.01,0.001)" style:apply-style-name="Sem_20_título4" style:base-cell-address="'DURACAO-M-CON'.B6"/>
    </style:style>
    <style:style style:name="ce6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7"/>
      <style:map style:condition="cell-content-is-between(0.1,0.05)" style:apply-style-name="Sem_20_título2" style:base-cell-address="'DURACAO-M-CON'.B7"/>
      <style:map style:condition="cell-content-is-between(0.05,0.01)" style:apply-style-name="Sem_20_título3" style:base-cell-address="'DURACAO-M-CON'.B7"/>
      <style:map style:condition="cell-content-is-between(0.01,0.001)" style:apply-style-name="Sem_20_título4" style:base-cell-address="'DURACAO-M-CON'.B7"/>
    </style:style>
    <style:style style:name="ce7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B8"/>
      <style:map style:condition="cell-content-is-between(0.1,0.05)" style:apply-style-name="Sem_20_título2" style:base-cell-address="'DURACAO-M-CON'.B8"/>
      <style:map style:condition="cell-content-is-between(0.05,0.01)" style:apply-style-name="Sem_20_título3" style:base-cell-address="'DURACAO-M-CON'.B8"/>
      <style:map style:condition="cell-content-is-between(0.01,0.001)" style:apply-style-name="Sem_20_título4" style:base-cell-address="'DURACAO-M-CON'.B8"/>
    </style:style>
    <style:style style:name="ce7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9"/>
      <style:map style:condition="cell-content-is-between(0.1,0.05)" style:apply-style-name="Sem_20_título2" style:base-cell-address="'DURACAO-M-CON'.B9"/>
      <style:map style:condition="cell-content-is-between(0.05,0.01)" style:apply-style-name="Sem_20_título3" style:base-cell-address="'DURACAO-M-CON'.B9"/>
      <style:map style:condition="cell-content-is-between(0.01,0.001)" style:apply-style-name="Sem_20_título4" style:base-cell-address="'DURACAO-M-CON'.B9"/>
    </style:style>
    <style:style style:name="ce7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10"/>
      <style:map style:condition="cell-content-is-between(0.1,0.05)" style:apply-style-name="Sem_20_título2" style:base-cell-address="'DURACAO-M-CON'.B10"/>
      <style:map style:condition="cell-content-is-between(0.05,0.01)" style:apply-style-name="Sem_20_título3" style:base-cell-address="'DURACAO-M-CON'.B10"/>
      <style:map style:condition="cell-content-is-between(0.01,0.001)" style:apply-style-name="Sem_20_título4" style:base-cell-address="'DURACAO-M-CON'.B10"/>
    </style:style>
    <style:style style:name="ce7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11"/>
      <style:map style:condition="cell-content-is-between(0.1,0.05)" style:apply-style-name="Sem_20_título2" style:base-cell-address="'DURACAO-M-CON'.B11"/>
      <style:map style:condition="cell-content-is-between(0.05,0.01)" style:apply-style-name="Sem_20_título3" style:base-cell-address="'DURACAO-M-CON'.B11"/>
      <style:map style:condition="cell-content-is-between(0.01,0.001)" style:apply-style-name="Sem_20_título4" style:base-cell-address="'DURACAO-M-CON'.B11"/>
    </style:style>
    <style:style style:name="ce7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12"/>
      <style:map style:condition="cell-content-is-between(0.1,0.05)" style:apply-style-name="Sem_20_título2" style:base-cell-address="'DURACAO-M-CON'.B12"/>
      <style:map style:condition="cell-content-is-between(0.05,0.01)" style:apply-style-name="Sem_20_título3" style:base-cell-address="'DURACAO-M-CON'.B12"/>
      <style:map style:condition="cell-content-is-between(0.01,0.001)" style:apply-style-name="Sem_20_título4" style:base-cell-address="'DURACAO-M-CON'.B12"/>
    </style:style>
    <style:style style:name="ce7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B13"/>
      <style:map style:condition="cell-content-is-between(0.1,0.05)" style:apply-style-name="Sem_20_título2" style:base-cell-address="'DURACAO-M-CON'.B13"/>
      <style:map style:condition="cell-content-is-between(0.05,0.01)" style:apply-style-name="Sem_20_título3" style:base-cell-address="'DURACAO-M-CON'.B13"/>
      <style:map style:condition="cell-content-is-between(0.01,0.001)" style:apply-style-name="Sem_20_título4" style:base-cell-address="'DURACAO-M-CON'.B13"/>
    </style:style>
    <style:style style:name="ce7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14"/>
      <style:map style:condition="cell-content-is-between(0.1,0.05)" style:apply-style-name="Sem_20_título2" style:base-cell-address="'DURACAO-M-CON'.B14"/>
      <style:map style:condition="cell-content-is-between(0.05,0.01)" style:apply-style-name="Sem_20_título3" style:base-cell-address="'DURACAO-M-CON'.B14"/>
      <style:map style:condition="cell-content-is-between(0.01,0.001)" style:apply-style-name="Sem_20_título4" style:base-cell-address="'DURACAO-M-CON'.B14"/>
    </style:style>
    <style:style style:name="ce7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15"/>
      <style:map style:condition="cell-content-is-between(0.1,0.05)" style:apply-style-name="Sem_20_título2" style:base-cell-address="'DURACAO-M-CON'.B15"/>
      <style:map style:condition="cell-content-is-between(0.05,0.01)" style:apply-style-name="Sem_20_título3" style:base-cell-address="'DURACAO-M-CON'.B15"/>
      <style:map style:condition="cell-content-is-between(0.01,0.001)" style:apply-style-name="Sem_20_título4" style:base-cell-address="'DURACAO-M-CON'.B15"/>
    </style:style>
    <style:style style:name="ce7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16"/>
      <style:map style:condition="cell-content-is-between(0.1,0.05)" style:apply-style-name="Sem_20_título2" style:base-cell-address="'DURACAO-M-CON'.B16"/>
      <style:map style:condition="cell-content-is-between(0.05,0.01)" style:apply-style-name="Sem_20_título3" style:base-cell-address="'DURACAO-M-CON'.B16"/>
      <style:map style:condition="cell-content-is-between(0.01,0.001)" style:apply-style-name="Sem_20_título4" style:base-cell-address="'DURACAO-M-CON'.B16"/>
    </style:style>
    <style:style style:name="ce7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17"/>
      <style:map style:condition="cell-content-is-between(0.1,0.05)" style:apply-style-name="Sem_20_título2" style:base-cell-address="'DURACAO-M-CON'.B17"/>
      <style:map style:condition="cell-content-is-between(0.05,0.01)" style:apply-style-name="Sem_20_título3" style:base-cell-address="'DURACAO-M-CON'.B17"/>
      <style:map style:condition="cell-content-is-between(0.01,0.001)" style:apply-style-name="Sem_20_título4" style:base-cell-address="'DURACAO-M-CON'.B17"/>
    </style:style>
    <style:style style:name="ce8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B18"/>
      <style:map style:condition="cell-content-is-between(0.1,0.05)" style:apply-style-name="Sem_20_título2" style:base-cell-address="'DURACAO-M-CON'.B18"/>
      <style:map style:condition="cell-content-is-between(0.05,0.01)" style:apply-style-name="Sem_20_título3" style:base-cell-address="'DURACAO-M-CON'.B18"/>
      <style:map style:condition="cell-content-is-between(0.01,0.001)" style:apply-style-name="Sem_20_título4" style:base-cell-address="'DURACAO-M-CON'.B18"/>
    </style:style>
    <style:style style:name="ce8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19"/>
      <style:map style:condition="cell-content-is-between(0.1,0.05)" style:apply-style-name="Sem_20_título2" style:base-cell-address="'DURACAO-M-CON'.B19"/>
      <style:map style:condition="cell-content-is-between(0.05,0.01)" style:apply-style-name="Sem_20_título3" style:base-cell-address="'DURACAO-M-CON'.B19"/>
      <style:map style:condition="cell-content-is-between(0.01,0.001)" style:apply-style-name="Sem_20_título4" style:base-cell-address="'DURACAO-M-CON'.B19"/>
    </style:style>
    <style:style style:name="ce8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20"/>
      <style:map style:condition="cell-content-is-between(0.1,0.05)" style:apply-style-name="Sem_20_título2" style:base-cell-address="'DURACAO-M-CON'.B20"/>
      <style:map style:condition="cell-content-is-between(0.05,0.01)" style:apply-style-name="Sem_20_título3" style:base-cell-address="'DURACAO-M-CON'.B20"/>
      <style:map style:condition="cell-content-is-between(0.01,0.001)" style:apply-style-name="Sem_20_título4" style:base-cell-address="'DURACAO-M-CON'.B20"/>
    </style:style>
    <style:style style:name="ce8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21"/>
      <style:map style:condition="cell-content-is-between(0.1,0.05)" style:apply-style-name="Sem_20_título2" style:base-cell-address="'DURACAO-M-CON'.B21"/>
      <style:map style:condition="cell-content-is-between(0.05,0.01)" style:apply-style-name="Sem_20_título3" style:base-cell-address="'DURACAO-M-CON'.B21"/>
      <style:map style:condition="cell-content-is-between(0.01,0.001)" style:apply-style-name="Sem_20_título4" style:base-cell-address="'DURACAO-M-CON'.B21"/>
    </style:style>
    <style:style style:name="ce8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22"/>
      <style:map style:condition="cell-content-is-between(0.1,0.05)" style:apply-style-name="Sem_20_título2" style:base-cell-address="'DURACAO-M-CON'.B22"/>
      <style:map style:condition="cell-content-is-between(0.05,0.01)" style:apply-style-name="Sem_20_título3" style:base-cell-address="'DURACAO-M-CON'.B22"/>
      <style:map style:condition="cell-content-is-between(0.01,0.001)" style:apply-style-name="Sem_20_título4" style:base-cell-address="'DURACAO-M-CON'.B22"/>
    </style:style>
    <style:style style:name="ce8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B23"/>
      <style:map style:condition="cell-content-is-between(0.1,0.05)" style:apply-style-name="Sem_20_título2" style:base-cell-address="'DURACAO-M-CON'.B23"/>
      <style:map style:condition="cell-content-is-between(0.05,0.01)" style:apply-style-name="Sem_20_título3" style:base-cell-address="'DURACAO-M-CON'.B23"/>
      <style:map style:condition="cell-content-is-between(0.01,0.001)" style:apply-style-name="Sem_20_título4" style:base-cell-address="'DURACAO-M-CON'.B23"/>
    </style:style>
    <style:style style:name="ce8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 style:font-name="Liberation Sans" style:font-name-asian="Droid Sans Fallback" style:font-name-complex="FreeSans"/>
      <style:map style:condition="cell-content-is-between(0.1,1)" style:apply-style-name="Sem_20_título1" style:base-cell-address="'DURACAO-M-CON'.B24"/>
      <style:map style:condition="cell-content-is-between(0.1,0.05)" style:apply-style-name="Sem_20_título2" style:base-cell-address="'DURACAO-M-CON'.B24"/>
      <style:map style:condition="cell-content-is-between(0.05,0.01)" style:apply-style-name="Sem_20_título3" style:base-cell-address="'DURACAO-M-CON'.B24"/>
      <style:map style:condition="cell-content-is-between(0.01,0.001)" style:apply-style-name="Sem_20_título4" style:base-cell-address="'DURACAO-M-CON'.B24"/>
    </style:style>
    <style:style style:name="ce8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25"/>
      <style:map style:condition="cell-content-is-between(0.1,0.05)" style:apply-style-name="Sem_20_título2" style:base-cell-address="'DURACAO-M-CON'.B25"/>
      <style:map style:condition="cell-content-is-between(0.05,0.01)" style:apply-style-name="Sem_20_título3" style:base-cell-address="'DURACAO-M-CON'.B25"/>
      <style:map style:condition="cell-content-is-between(0.01,0.001)" style:apply-style-name="Sem_20_título4" style:base-cell-address="'DURACAO-M-CON'.B25"/>
    </style:style>
    <style:style style:name="ce8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26"/>
      <style:map style:condition="cell-content-is-between(0.1,0.05)" style:apply-style-name="Sem_20_título2" style:base-cell-address="'DURACAO-M-CON'.B26"/>
      <style:map style:condition="cell-content-is-between(0.05,0.01)" style:apply-style-name="Sem_20_título3" style:base-cell-address="'DURACAO-M-CON'.B26"/>
      <style:map style:condition="cell-content-is-between(0.01,0.001)" style:apply-style-name="Sem_20_título4" style:base-cell-address="'DURACAO-M-CON'.B26"/>
    </style:style>
    <style:style style:name="ce8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27"/>
      <style:map style:condition="cell-content-is-between(0.1,0.05)" style:apply-style-name="Sem_20_título2" style:base-cell-address="'DURACAO-M-CON'.B27"/>
      <style:map style:condition="cell-content-is-between(0.05,0.01)" style:apply-style-name="Sem_20_título3" style:base-cell-address="'DURACAO-M-CON'.B27"/>
      <style:map style:condition="cell-content-is-between(0.01,0.001)" style:apply-style-name="Sem_20_título4" style:base-cell-address="'DURACAO-M-CON'.B27"/>
    </style:style>
    <style:style style:name="ce9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B28"/>
      <style:map style:condition="cell-content-is-between(0.1,0.05)" style:apply-style-name="Sem_20_título2" style:base-cell-address="'DURACAO-M-CON'.B28"/>
      <style:map style:condition="cell-content-is-between(0.05,0.01)" style:apply-style-name="Sem_20_título3" style:base-cell-address="'DURACAO-M-CON'.B28"/>
      <style:map style:condition="cell-content-is-between(0.01,0.001)" style:apply-style-name="Sem_20_título4" style:base-cell-address="'DURACAO-M-CON'.B28"/>
    </style:style>
    <style:style style:name="ce9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 style:font-name="Liberation Sans" style:font-name-asian="Droid Sans Fallback" style:font-name-complex="FreeSans"/>
      <style:map style:condition="cell-content-is-between(0.1,1)" style:apply-style-name="Sem_20_título1" style:base-cell-address="'DURACAO-M-CON'.B29"/>
      <style:map style:condition="cell-content-is-between(0.1,0.05)" style:apply-style-name="Sem_20_título2" style:base-cell-address="'DURACAO-M-CON'.B29"/>
      <style:map style:condition="cell-content-is-between(0.05,0.01)" style:apply-style-name="Sem_20_título3" style:base-cell-address="'DURACAO-M-CON'.B29"/>
      <style:map style:condition="cell-content-is-between(0.01,0.001)" style:apply-style-name="Sem_20_título4" style:base-cell-address="'DURACAO-M-CON'.B29"/>
    </style:style>
    <style:style style:name="ce9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30"/>
      <style:map style:condition="cell-content-is-between(0.1,0.05)" style:apply-style-name="Sem_20_título2" style:base-cell-address="'DURACAO-M-CON'.B30"/>
      <style:map style:condition="cell-content-is-between(0.05,0.01)" style:apply-style-name="Sem_20_título3" style:base-cell-address="'DURACAO-M-CON'.B30"/>
      <style:map style:condition="cell-content-is-between(0.01,0.001)" style:apply-style-name="Sem_20_título4" style:base-cell-address="'DURACAO-M-CON'.B30"/>
    </style:style>
    <style:style style:name="ce9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31"/>
      <style:map style:condition="cell-content-is-between(0.1,0.05)" style:apply-style-name="Sem_20_título2" style:base-cell-address="'DURACAO-M-CON'.B31"/>
      <style:map style:condition="cell-content-is-between(0.05,0.01)" style:apply-style-name="Sem_20_título3" style:base-cell-address="'DURACAO-M-CON'.B31"/>
      <style:map style:condition="cell-content-is-between(0.01,0.001)" style:apply-style-name="Sem_20_título4" style:base-cell-address="'DURACAO-M-CON'.B31"/>
    </style:style>
    <style:style style:name="ce9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32"/>
      <style:map style:condition="cell-content-is-between(0.1,0.05)" style:apply-style-name="Sem_20_título2" style:base-cell-address="'DURACAO-M-CON'.B32"/>
      <style:map style:condition="cell-content-is-between(0.05,0.01)" style:apply-style-name="Sem_20_título3" style:base-cell-address="'DURACAO-M-CON'.B32"/>
      <style:map style:condition="cell-content-is-between(0.01,0.001)" style:apply-style-name="Sem_20_título4" style:base-cell-address="'DURACAO-M-CON'.B32"/>
    </style:style>
    <style:style style:name="ce9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B35"/>
      <style:map style:condition="cell-content-is-between(0.1,0.05)" style:apply-style-name="Sem_20_título2" style:base-cell-address="'DURACAO-M-CON'.B35"/>
      <style:map style:condition="cell-content-is-between(0.05,0.01)" style:apply-style-name="Sem_20_título3" style:base-cell-address="'DURACAO-M-CON'.B35"/>
      <style:map style:condition="cell-content-is-between(0.01,0.001)" style:apply-style-name="Sem_20_título4" style:base-cell-address="'DURACAO-M-CON'.B35"/>
    </style:style>
    <style:style style:name="ce9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 style:font-name="Liberation Sans" style:font-name-asian="Droid Sans Fallback" style:font-name-complex="FreeSans"/>
      <style:map style:condition="cell-content-is-between(0.1,1)" style:apply-style-name="Sem_20_título1" style:base-cell-address="'DURACAO-M-CON'.B36"/>
      <style:map style:condition="cell-content-is-between(0.1,0.05)" style:apply-style-name="Sem_20_título2" style:base-cell-address="'DURACAO-M-CON'.B36"/>
      <style:map style:condition="cell-content-is-between(0.05,0.01)" style:apply-style-name="Sem_20_título3" style:base-cell-address="'DURACAO-M-CON'.B36"/>
      <style:map style:condition="cell-content-is-between(0.01,0.001)" style:apply-style-name="Sem_20_título4" style:base-cell-address="'DURACAO-M-CON'.B36"/>
    </style:style>
    <style:style style:name="ce9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37"/>
      <style:map style:condition="cell-content-is-between(0.1,0.05)" style:apply-style-name="Sem_20_título2" style:base-cell-address="'DURACAO-M-CON'.B37"/>
      <style:map style:condition="cell-content-is-between(0.05,0.01)" style:apply-style-name="Sem_20_título3" style:base-cell-address="'DURACAO-M-CON'.B37"/>
      <style:map style:condition="cell-content-is-between(0.01,0.001)" style:apply-style-name="Sem_20_título4" style:base-cell-address="'DURACAO-M-CON'.B37"/>
    </style:style>
    <style:style style:name="ce9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38"/>
      <style:map style:condition="cell-content-is-between(0.1,0.05)" style:apply-style-name="Sem_20_título2" style:base-cell-address="'DURACAO-M-CON'.B38"/>
      <style:map style:condition="cell-content-is-between(0.05,0.01)" style:apply-style-name="Sem_20_título3" style:base-cell-address="'DURACAO-M-CON'.B38"/>
      <style:map style:condition="cell-content-is-between(0.01,0.001)" style:apply-style-name="Sem_20_título4" style:base-cell-address="'DURACAO-M-CON'.B38"/>
    </style:style>
    <style:style style:name="ce9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39"/>
      <style:map style:condition="cell-content-is-between(0.1,0.05)" style:apply-style-name="Sem_20_título2" style:base-cell-address="'DURACAO-M-CON'.B39"/>
      <style:map style:condition="cell-content-is-between(0.05,0.01)" style:apply-style-name="Sem_20_título3" style:base-cell-address="'DURACAO-M-CON'.B39"/>
      <style:map style:condition="cell-content-is-between(0.01,0.001)" style:apply-style-name="Sem_20_título4" style:base-cell-address="'DURACAO-M-CON'.B39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B40"/>
      <style:map style:condition="cell-content-is-between(0.1,0.05)" style:apply-style-name="Sem_20_título2" style:base-cell-address="'DURACAO-M-CON'.B40"/>
      <style:map style:condition="cell-content-is-between(0.05,0.01)" style:apply-style-name="Sem_20_título3" style:base-cell-address="'DURACAO-M-CON'.B40"/>
      <style:map style:condition="cell-content-is-between(0.01,0.001)" style:apply-style-name="Sem_20_título4" style:base-cell-address="'DURACAO-M-CON'.B40"/>
    </style:style>
    <style:style style:name="ce10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41"/>
      <style:map style:condition="cell-content-is-between(0.1,0.05)" style:apply-style-name="Sem_20_título2" style:base-cell-address="'DURACAO-M-CON'.B41"/>
      <style:map style:condition="cell-content-is-between(0.05,0.01)" style:apply-style-name="Sem_20_título3" style:base-cell-address="'DURACAO-M-CON'.B41"/>
      <style:map style:condition="cell-content-is-between(0.01,0.001)" style:apply-style-name="Sem_20_título4" style:base-cell-address="'DURACAO-M-CON'.B41"/>
    </style:style>
    <style:style style:name="ce10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42"/>
      <style:map style:condition="cell-content-is-between(0.1,0.05)" style:apply-style-name="Sem_20_título2" style:base-cell-address="'DURACAO-M-CON'.B42"/>
      <style:map style:condition="cell-content-is-between(0.05,0.01)" style:apply-style-name="Sem_20_título3" style:base-cell-address="'DURACAO-M-CON'.B42"/>
      <style:map style:condition="cell-content-is-between(0.01,0.001)" style:apply-style-name="Sem_20_título4" style:base-cell-address="'DURACAO-M-CON'.B42"/>
    </style:style>
    <style:style style:name="ce10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43"/>
      <style:map style:condition="cell-content-is-between(0.1,0.05)" style:apply-style-name="Sem_20_título2" style:base-cell-address="'DURACAO-M-CON'.B43"/>
      <style:map style:condition="cell-content-is-between(0.05,0.01)" style:apply-style-name="Sem_20_título3" style:base-cell-address="'DURACAO-M-CON'.B43"/>
      <style:map style:condition="cell-content-is-between(0.01,0.001)" style:apply-style-name="Sem_20_título4" style:base-cell-address="'DURACAO-M-CON'.B43"/>
    </style:style>
    <style:style style:name="ce10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44"/>
      <style:map style:condition="cell-content-is-between(0.1,0.05)" style:apply-style-name="Sem_20_título2" style:base-cell-address="'DURACAO-M-CON'.B44"/>
      <style:map style:condition="cell-content-is-between(0.05,0.01)" style:apply-style-name="Sem_20_título3" style:base-cell-address="'DURACAO-M-CON'.B44"/>
      <style:map style:condition="cell-content-is-between(0.01,0.001)" style:apply-style-name="Sem_20_título4" style:base-cell-address="'DURACAO-M-CON'.B44"/>
    </style:style>
    <style:style style:name="ce10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B45"/>
      <style:map style:condition="cell-content-is-between(0.1,0.05)" style:apply-style-name="Sem_20_título2" style:base-cell-address="'DURACAO-M-CON'.B45"/>
      <style:map style:condition="cell-content-is-between(0.05,0.01)" style:apply-style-name="Sem_20_título3" style:base-cell-address="'DURACAO-M-CON'.B45"/>
      <style:map style:condition="cell-content-is-between(0.01,0.001)" style:apply-style-name="Sem_20_título4" style:base-cell-address="'DURACAO-M-CON'.B45"/>
    </style:style>
    <style:style style:name="ce10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 style:font-name="Liberation Sans" style:font-name-asian="Droid Sans Fallback" style:font-name-complex="FreeSans"/>
      <style:map style:condition="cell-content-is-between(0.1,1)" style:apply-style-name="Sem_20_título1" style:base-cell-address="'DURACAO-M-CON'.B46"/>
      <style:map style:condition="cell-content-is-between(0.1,0.05)" style:apply-style-name="Sem_20_título2" style:base-cell-address="'DURACAO-M-CON'.B46"/>
      <style:map style:condition="cell-content-is-between(0.05,0.01)" style:apply-style-name="Sem_20_título3" style:base-cell-address="'DURACAO-M-CON'.B46"/>
      <style:map style:condition="cell-content-is-between(0.01,0.001)" style:apply-style-name="Sem_20_título4" style:base-cell-address="'DURACAO-M-CON'.B46"/>
    </style:style>
    <style:style style:name="ce10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47"/>
      <style:map style:condition="cell-content-is-between(0.1,0.05)" style:apply-style-name="Sem_20_título2" style:base-cell-address="'DURACAO-M-CON'.B47"/>
      <style:map style:condition="cell-content-is-between(0.05,0.01)" style:apply-style-name="Sem_20_título3" style:base-cell-address="'DURACAO-M-CON'.B47"/>
      <style:map style:condition="cell-content-is-between(0.01,0.001)" style:apply-style-name="Sem_20_título4" style:base-cell-address="'DURACAO-M-CON'.B47"/>
    </style:style>
    <style:style style:name="ce10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48"/>
      <style:map style:condition="cell-content-is-between(0.1,0.05)" style:apply-style-name="Sem_20_título2" style:base-cell-address="'DURACAO-M-CON'.B48"/>
      <style:map style:condition="cell-content-is-between(0.05,0.01)" style:apply-style-name="Sem_20_título3" style:base-cell-address="'DURACAO-M-CON'.B48"/>
      <style:map style:condition="cell-content-is-between(0.01,0.001)" style:apply-style-name="Sem_20_título4" style:base-cell-address="'DURACAO-M-CON'.B48"/>
    </style:style>
    <style:style style:name="ce10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49"/>
      <style:map style:condition="cell-content-is-between(0.1,0.05)" style:apply-style-name="Sem_20_título2" style:base-cell-address="'DURACAO-M-CON'.B49"/>
      <style:map style:condition="cell-content-is-between(0.05,0.01)" style:apply-style-name="Sem_20_título3" style:base-cell-address="'DURACAO-M-CON'.B49"/>
      <style:map style:condition="cell-content-is-between(0.01,0.001)" style:apply-style-name="Sem_20_título4" style:base-cell-address="'DURACAO-M-CON'.B49"/>
    </style:style>
    <style:style style:name="ce11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B50"/>
      <style:map style:condition="cell-content-is-between(0.1,0.05)" style:apply-style-name="Sem_20_título2" style:base-cell-address="'DURACAO-M-CON'.B50"/>
      <style:map style:condition="cell-content-is-between(0.05,0.01)" style:apply-style-name="Sem_20_título3" style:base-cell-address="'DURACAO-M-CON'.B50"/>
      <style:map style:condition="cell-content-is-between(0.01,0.001)" style:apply-style-name="Sem_20_título4" style:base-cell-address="'DURACAO-M-CON'.B50"/>
    </style:style>
    <style:style style:name="ce11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 style:font-name="Liberation Sans" style:font-name-asian="Droid Sans Fallback" style:font-name-complex="FreeSans"/>
      <style:map style:condition="cell-content-is-between(0.1,1)" style:apply-style-name="Sem_20_título1" style:base-cell-address="'DURACAO-M-CON'.B51"/>
      <style:map style:condition="cell-content-is-between(0.1,0.05)" style:apply-style-name="Sem_20_título2" style:base-cell-address="'DURACAO-M-CON'.B51"/>
      <style:map style:condition="cell-content-is-between(0.05,0.01)" style:apply-style-name="Sem_20_título3" style:base-cell-address="'DURACAO-M-CON'.B51"/>
      <style:map style:condition="cell-content-is-between(0.01,0.001)" style:apply-style-name="Sem_20_título4" style:base-cell-address="'DURACAO-M-CON'.B51"/>
    </style:style>
    <style:style style:name="ce11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52"/>
      <style:map style:condition="cell-content-is-between(0.1,0.05)" style:apply-style-name="Sem_20_título2" style:base-cell-address="'DURACAO-M-CON'.B52"/>
      <style:map style:condition="cell-content-is-between(0.05,0.01)" style:apply-style-name="Sem_20_título3" style:base-cell-address="'DURACAO-M-CON'.B52"/>
      <style:map style:condition="cell-content-is-between(0.01,0.001)" style:apply-style-name="Sem_20_título4" style:base-cell-address="'DURACAO-M-CON'.B52"/>
    </style:style>
    <style:style style:name="ce11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53"/>
      <style:map style:condition="cell-content-is-between(0.1,0.05)" style:apply-style-name="Sem_20_título2" style:base-cell-address="'DURACAO-M-CON'.B53"/>
      <style:map style:condition="cell-content-is-between(0.05,0.01)" style:apply-style-name="Sem_20_título3" style:base-cell-address="'DURACAO-M-CON'.B53"/>
      <style:map style:condition="cell-content-is-between(0.01,0.001)" style:apply-style-name="Sem_20_título4" style:base-cell-address="'DURACAO-M-CON'.B53"/>
    </style:style>
    <style:style style:name="ce11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54"/>
      <style:map style:condition="cell-content-is-between(0.1,0.05)" style:apply-style-name="Sem_20_título2" style:base-cell-address="'DURACAO-M-CON'.B54"/>
      <style:map style:condition="cell-content-is-between(0.05,0.01)" style:apply-style-name="Sem_20_título3" style:base-cell-address="'DURACAO-M-CON'.B54"/>
      <style:map style:condition="cell-content-is-between(0.01,0.001)" style:apply-style-name="Sem_20_título4" style:base-cell-address="'DURACAO-M-CON'.B54"/>
    </style:style>
    <style:style style:name="ce11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B55"/>
      <style:map style:condition="cell-content-is-between(0.1,0.05)" style:apply-style-name="Sem_20_título2" style:base-cell-address="'DURACAO-M-CON'.B55"/>
      <style:map style:condition="cell-content-is-between(0.05,0.01)" style:apply-style-name="Sem_20_título3" style:base-cell-address="'DURACAO-M-CON'.B55"/>
      <style:map style:condition="cell-content-is-between(0.01,0.001)" style:apply-style-name="Sem_20_título4" style:base-cell-address="'DURACAO-M-CON'.B55"/>
    </style:style>
    <style:style style:name="ce11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 style:font-name="Liberation Sans" style:font-name-asian="Droid Sans Fallback" style:font-name-complex="FreeSans"/>
      <style:map style:condition="cell-content-is-between(0.1,1)" style:apply-style-name="Sem_20_título1" style:base-cell-address="'DURACAO-M-CON'.B56"/>
      <style:map style:condition="cell-content-is-between(0.1,0.05)" style:apply-style-name="Sem_20_título2" style:base-cell-address="'DURACAO-M-CON'.B56"/>
      <style:map style:condition="cell-content-is-between(0.05,0.01)" style:apply-style-name="Sem_20_título3" style:base-cell-address="'DURACAO-M-CON'.B56"/>
      <style:map style:condition="cell-content-is-between(0.01,0.001)" style:apply-style-name="Sem_20_título4" style:base-cell-address="'DURACAO-M-CON'.B56"/>
    </style:style>
    <style:style style:name="ce11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57"/>
      <style:map style:condition="cell-content-is-between(0.1,0.05)" style:apply-style-name="Sem_20_título2" style:base-cell-address="'DURACAO-M-CON'.B57"/>
      <style:map style:condition="cell-content-is-between(0.05,0.01)" style:apply-style-name="Sem_20_título3" style:base-cell-address="'DURACAO-M-CON'.B57"/>
      <style:map style:condition="cell-content-is-between(0.01,0.001)" style:apply-style-name="Sem_20_título4" style:base-cell-address="'DURACAO-M-CON'.B57"/>
    </style:style>
    <style:style style:name="ce11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58"/>
      <style:map style:condition="cell-content-is-between(0.1,0.05)" style:apply-style-name="Sem_20_título2" style:base-cell-address="'DURACAO-M-CON'.B58"/>
      <style:map style:condition="cell-content-is-between(0.05,0.01)" style:apply-style-name="Sem_20_título3" style:base-cell-address="'DURACAO-M-CON'.B58"/>
      <style:map style:condition="cell-content-is-between(0.01,0.001)" style:apply-style-name="Sem_20_título4" style:base-cell-address="'DURACAO-M-CON'.B58"/>
    </style:style>
    <style:style style:name="ce11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59"/>
      <style:map style:condition="cell-content-is-between(0.1,0.05)" style:apply-style-name="Sem_20_título2" style:base-cell-address="'DURACAO-M-CON'.B59"/>
      <style:map style:condition="cell-content-is-between(0.05,0.01)" style:apply-style-name="Sem_20_título3" style:base-cell-address="'DURACAO-M-CON'.B59"/>
      <style:map style:condition="cell-content-is-between(0.01,0.001)" style:apply-style-name="Sem_20_título4" style:base-cell-address="'DURACAO-M-CON'.B59"/>
    </style:style>
    <style:style style:name="ce12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B60"/>
      <style:map style:condition="cell-content-is-between(0.1,0.05)" style:apply-style-name="Sem_20_título2" style:base-cell-address="'DURACAO-M-CON'.B60"/>
      <style:map style:condition="cell-content-is-between(0.05,0.01)" style:apply-style-name="Sem_20_título3" style:base-cell-address="'DURACAO-M-CON'.B60"/>
      <style:map style:condition="cell-content-is-between(0.01,0.001)" style:apply-style-name="Sem_20_título4" style:base-cell-address="'DURACAO-M-CON'.B60"/>
    </style:style>
    <style:style style:name="ce12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 style:font-name="Liberation Sans" style:font-name-asian="Droid Sans Fallback" style:font-name-complex="FreeSans"/>
      <style:map style:condition="cell-content-is-between(0.1,1)" style:apply-style-name="Sem_20_título1" style:base-cell-address="'DURACAO-M-CON'.B61"/>
      <style:map style:condition="cell-content-is-between(0.1,0.05)" style:apply-style-name="Sem_20_título2" style:base-cell-address="'DURACAO-M-CON'.B61"/>
      <style:map style:condition="cell-content-is-between(0.05,0.01)" style:apply-style-name="Sem_20_título3" style:base-cell-address="'DURACAO-M-CON'.B61"/>
      <style:map style:condition="cell-content-is-between(0.01,0.001)" style:apply-style-name="Sem_20_título4" style:base-cell-address="'DURACAO-M-CON'.B61"/>
    </style:style>
    <style:style style:name="ce12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62"/>
      <style:map style:condition="cell-content-is-between(0.1,0.05)" style:apply-style-name="Sem_20_título2" style:base-cell-address="'DURACAO-M-CON'.B62"/>
      <style:map style:condition="cell-content-is-between(0.05,0.01)" style:apply-style-name="Sem_20_título3" style:base-cell-address="'DURACAO-M-CON'.B62"/>
      <style:map style:condition="cell-content-is-between(0.01,0.001)" style:apply-style-name="Sem_20_título4" style:base-cell-address="'DURACAO-M-CON'.B62"/>
    </style:style>
    <style:style style:name="ce12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63"/>
      <style:map style:condition="cell-content-is-between(0.1,0.05)" style:apply-style-name="Sem_20_título2" style:base-cell-address="'DURACAO-M-CON'.B63"/>
      <style:map style:condition="cell-content-is-between(0.05,0.01)" style:apply-style-name="Sem_20_título3" style:base-cell-address="'DURACAO-M-CON'.B63"/>
      <style:map style:condition="cell-content-is-between(0.01,0.001)" style:apply-style-name="Sem_20_título4" style:base-cell-address="'DURACAO-M-CON'.B63"/>
    </style:style>
    <style:style style:name="ce12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B64"/>
      <style:map style:condition="cell-content-is-between(0.1,0.05)" style:apply-style-name="Sem_20_título2" style:base-cell-address="'DURACAO-M-CON'.B64"/>
      <style:map style:condition="cell-content-is-between(0.05,0.01)" style:apply-style-name="Sem_20_título3" style:base-cell-address="'DURACAO-M-CON'.B64"/>
      <style:map style:condition="cell-content-is-between(0.01,0.001)" style:apply-style-name="Sem_20_título4" style:base-cell-address="'DURACAO-M-CON'.B64"/>
    </style:style>
    <style:style style:name="ce125" style:family="table-cell" style:parent-style-name="Default" style:data-style-name="N107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</style:style>
    <style:style style:name="ce126" style:family="table-cell" style:parent-style-name="Default" style:data-style-name="N107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127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</style:style>
    <style:style style:name="ce128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129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130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 style:font-name="Liberation Sans" style:font-name-asian="Droid Sans Fallback" style:font-name-complex="FreeSans"/>
    </style:style>
    <style:style style:name="ce131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use-window-font-color="true" style:font-name="Liberation Sans" style:font-name-asian="Droid Sans Fallback" style:font-name-complex="FreeSans"/>
    </style:style>
    <style:style style:name="ce13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E3"/>
      <style:map style:condition="cell-content-is-between(0.1,0.05)" style:apply-style-name="Sem_20_título2" style:base-cell-address="'DURACAO-M-CON'.E3"/>
      <style:map style:condition="cell-content-is-between(0.05,0.01)" style:apply-style-name="Sem_20_título3" style:base-cell-address="'DURACAO-M-CON'.E3"/>
      <style:map style:condition="cell-content-is-between(0.01,0.001)" style:apply-style-name="Sem_20_título4" style:base-cell-address="'DURACAO-M-CON'.E3"/>
    </style:style>
    <style:style style:name="ce13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E4"/>
      <style:map style:condition="cell-content-is-between(0.1,0.05)" style:apply-style-name="Sem_20_título2" style:base-cell-address="'DURACAO-M-CON'.E4"/>
      <style:map style:condition="cell-content-is-between(0.05,0.01)" style:apply-style-name="Sem_20_título3" style:base-cell-address="'DURACAO-M-CON'.E4"/>
      <style:map style:condition="cell-content-is-between(0.01,0.001)" style:apply-style-name="Sem_20_título4" style:base-cell-address="'DURACAO-M-CON'.E4"/>
    </style:style>
    <style:style style:name="ce13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E5"/>
      <style:map style:condition="cell-content-is-between(0.1,0.05)" style:apply-style-name="Sem_20_título2" style:base-cell-address="'DURACAO-M-CON'.E5"/>
      <style:map style:condition="cell-content-is-between(0.05,0.01)" style:apply-style-name="Sem_20_título3" style:base-cell-address="'DURACAO-M-CON'.E5"/>
      <style:map style:condition="cell-content-is-between(0.01,0.001)" style:apply-style-name="Sem_20_título4" style:base-cell-address="'DURACAO-M-CON'.E5"/>
    </style:style>
    <style:style style:name="ce13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E8"/>
      <style:map style:condition="cell-content-is-between(0.1,0.05)" style:apply-style-name="Sem_20_título2" style:base-cell-address="'DURACAO-M-CON'.E8"/>
      <style:map style:condition="cell-content-is-between(0.05,0.01)" style:apply-style-name="Sem_20_título3" style:base-cell-address="'DURACAO-M-CON'.E8"/>
      <style:map style:condition="cell-content-is-between(0.01,0.001)" style:apply-style-name="Sem_20_título4" style:base-cell-address="'DURACAO-M-CON'.E8"/>
    </style:style>
    <style:style style:name="ce13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E9"/>
      <style:map style:condition="cell-content-is-between(0.1,0.05)" style:apply-style-name="Sem_20_título2" style:base-cell-address="'DURACAO-M-CON'.E9"/>
      <style:map style:condition="cell-content-is-between(0.05,0.01)" style:apply-style-name="Sem_20_título3" style:base-cell-address="'DURACAO-M-CON'.E9"/>
      <style:map style:condition="cell-content-is-between(0.01,0.001)" style:apply-style-name="Sem_20_título4" style:base-cell-address="'DURACAO-M-CON'.E9"/>
    </style:style>
    <style:style style:name="ce13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E10"/>
      <style:map style:condition="cell-content-is-between(0.1,0.05)" style:apply-style-name="Sem_20_título2" style:base-cell-address="'DURACAO-M-CON'.E10"/>
      <style:map style:condition="cell-content-is-between(0.05,0.01)" style:apply-style-name="Sem_20_título3" style:base-cell-address="'DURACAO-M-CON'.E10"/>
      <style:map style:condition="cell-content-is-between(0.01,0.001)" style:apply-style-name="Sem_20_título4" style:base-cell-address="'DURACAO-M-CON'.E10"/>
    </style:style>
    <style:style style:name="ce13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E13"/>
      <style:map style:condition="cell-content-is-between(0.1,0.05)" style:apply-style-name="Sem_20_título2" style:base-cell-address="'DURACAO-M-CON'.E13"/>
      <style:map style:condition="cell-content-is-between(0.05,0.01)" style:apply-style-name="Sem_20_título3" style:base-cell-address="'DURACAO-M-CON'.E13"/>
      <style:map style:condition="cell-content-is-between(0.01,0.001)" style:apply-style-name="Sem_20_título4" style:base-cell-address="'DURACAO-M-CON'.E13"/>
    </style:style>
    <style:style style:name="ce13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E14"/>
      <style:map style:condition="cell-content-is-between(0.1,0.05)" style:apply-style-name="Sem_20_título2" style:base-cell-address="'DURACAO-M-CON'.E14"/>
      <style:map style:condition="cell-content-is-between(0.05,0.01)" style:apply-style-name="Sem_20_título3" style:base-cell-address="'DURACAO-M-CON'.E14"/>
      <style:map style:condition="cell-content-is-between(0.01,0.001)" style:apply-style-name="Sem_20_título4" style:base-cell-address="'DURACAO-M-CON'.E14"/>
    </style:style>
    <style:style style:name="ce14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E15"/>
      <style:map style:condition="cell-content-is-between(0.1,0.05)" style:apply-style-name="Sem_20_título2" style:base-cell-address="'DURACAO-M-CON'.E15"/>
      <style:map style:condition="cell-content-is-between(0.05,0.01)" style:apply-style-name="Sem_20_título3" style:base-cell-address="'DURACAO-M-CON'.E15"/>
      <style:map style:condition="cell-content-is-between(0.01,0.001)" style:apply-style-name="Sem_20_título4" style:base-cell-address="'DURACAO-M-CON'.E15"/>
    </style:style>
    <style:style style:name="ce14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E18"/>
      <style:map style:condition="cell-content-is-between(0.1,0.05)" style:apply-style-name="Sem_20_título2" style:base-cell-address="'DURACAO-M-CON'.E18"/>
      <style:map style:condition="cell-content-is-between(0.05,0.01)" style:apply-style-name="Sem_20_título3" style:base-cell-address="'DURACAO-M-CON'.E18"/>
      <style:map style:condition="cell-content-is-between(0.01,0.001)" style:apply-style-name="Sem_20_título4" style:base-cell-address="'DURACAO-M-CON'.E18"/>
    </style:style>
    <style:style style:name="ce14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E19"/>
      <style:map style:condition="cell-content-is-between(0.1,0.05)" style:apply-style-name="Sem_20_título2" style:base-cell-address="'DURACAO-M-CON'.E19"/>
      <style:map style:condition="cell-content-is-between(0.05,0.01)" style:apply-style-name="Sem_20_título3" style:base-cell-address="'DURACAO-M-CON'.E19"/>
      <style:map style:condition="cell-content-is-between(0.01,0.001)" style:apply-style-name="Sem_20_título4" style:base-cell-address="'DURACAO-M-CON'.E19"/>
    </style:style>
    <style:style style:name="ce14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E20"/>
      <style:map style:condition="cell-content-is-between(0.1,0.05)" style:apply-style-name="Sem_20_título2" style:base-cell-address="'DURACAO-M-CON'.E20"/>
      <style:map style:condition="cell-content-is-between(0.05,0.01)" style:apply-style-name="Sem_20_título3" style:base-cell-address="'DURACAO-M-CON'.E20"/>
      <style:map style:condition="cell-content-is-between(0.01,0.001)" style:apply-style-name="Sem_20_título4" style:base-cell-address="'DURACAO-M-CON'.E20"/>
    </style:style>
    <style:style style:name="ce14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E23"/>
      <style:map style:condition="cell-content-is-between(0.1,0.05)" style:apply-style-name="Sem_20_título2" style:base-cell-address="'DURACAO-M-CON'.E23"/>
      <style:map style:condition="cell-content-is-between(0.05,0.01)" style:apply-style-name="Sem_20_título3" style:base-cell-address="'DURACAO-M-CON'.E23"/>
      <style:map style:condition="cell-content-is-between(0.01,0.001)" style:apply-style-name="Sem_20_título4" style:base-cell-address="'DURACAO-M-CON'.E23"/>
    </style:style>
    <style:style style:name="ce14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E24"/>
      <style:map style:condition="cell-content-is-between(0.1,0.05)" style:apply-style-name="Sem_20_título2" style:base-cell-address="'DURACAO-M-CON'.E24"/>
      <style:map style:condition="cell-content-is-between(0.05,0.01)" style:apply-style-name="Sem_20_título3" style:base-cell-address="'DURACAO-M-CON'.E24"/>
      <style:map style:condition="cell-content-is-between(0.01,0.001)" style:apply-style-name="Sem_20_título4" style:base-cell-address="'DURACAO-M-CON'.E24"/>
    </style:style>
    <style:style style:name="ce146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E25"/>
      <style:map style:condition="cell-content-is-between(0.1,0.05)" style:apply-style-name="Sem_20_título2" style:base-cell-address="'DURACAO-M-CON'.E25"/>
      <style:map style:condition="cell-content-is-between(0.05,0.01)" style:apply-style-name="Sem_20_título3" style:base-cell-address="'DURACAO-M-CON'.E25"/>
      <style:map style:condition="cell-content-is-between(0.01,0.001)" style:apply-style-name="Sem_20_título4" style:base-cell-address="'DURACAO-M-CON'.E25"/>
    </style:style>
    <style:style style:name="ce14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E28"/>
      <style:map style:condition="cell-content-is-between(0.1,0.05)" style:apply-style-name="Sem_20_título2" style:base-cell-address="'DURACAO-M-CON'.E28"/>
      <style:map style:condition="cell-content-is-between(0.05,0.01)" style:apply-style-name="Sem_20_título3" style:base-cell-address="'DURACAO-M-CON'.E28"/>
      <style:map style:condition="cell-content-is-between(0.01,0.001)" style:apply-style-name="Sem_20_título4" style:base-cell-address="'DURACAO-M-CON'.E28"/>
    </style:style>
    <style:style style:name="ce14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E29"/>
      <style:map style:condition="cell-content-is-between(0.1,0.05)" style:apply-style-name="Sem_20_título2" style:base-cell-address="'DURACAO-M-CON'.E29"/>
      <style:map style:condition="cell-content-is-between(0.05,0.01)" style:apply-style-name="Sem_20_título3" style:base-cell-address="'DURACAO-M-CON'.E29"/>
      <style:map style:condition="cell-content-is-between(0.01,0.001)" style:apply-style-name="Sem_20_título4" style:base-cell-address="'DURACAO-M-CON'.E29"/>
    </style:style>
    <style:style style:name="ce14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E30"/>
      <style:map style:condition="cell-content-is-between(0.1,0.05)" style:apply-style-name="Sem_20_título2" style:base-cell-address="'DURACAO-M-CON'.E30"/>
      <style:map style:condition="cell-content-is-between(0.05,0.01)" style:apply-style-name="Sem_20_título3" style:base-cell-address="'DURACAO-M-CON'.E30"/>
      <style:map style:condition="cell-content-is-between(0.01,0.001)" style:apply-style-name="Sem_20_título4" style:base-cell-address="'DURACAO-M-CON'.E30"/>
    </style:style>
    <style:style style:name="ce15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E35"/>
      <style:map style:condition="cell-content-is-between(0.1,0.05)" style:apply-style-name="Sem_20_título2" style:base-cell-address="'DURACAO-M-CON'.E35"/>
      <style:map style:condition="cell-content-is-between(0.05,0.01)" style:apply-style-name="Sem_20_título3" style:base-cell-address="'DURACAO-M-CON'.E35"/>
      <style:map style:condition="cell-content-is-between(0.01,0.001)" style:apply-style-name="Sem_20_título4" style:base-cell-address="'DURACAO-M-CON'.E35"/>
    </style:style>
    <style:style style:name="ce15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E36"/>
      <style:map style:condition="cell-content-is-between(0.1,0.05)" style:apply-style-name="Sem_20_título2" style:base-cell-address="'DURACAO-M-CON'.E36"/>
      <style:map style:condition="cell-content-is-between(0.05,0.01)" style:apply-style-name="Sem_20_título3" style:base-cell-address="'DURACAO-M-CON'.E36"/>
      <style:map style:condition="cell-content-is-between(0.01,0.001)" style:apply-style-name="Sem_20_título4" style:base-cell-address="'DURACAO-M-CON'.E36"/>
    </style:style>
    <style:style style:name="ce15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E37"/>
      <style:map style:condition="cell-content-is-between(0.1,0.05)" style:apply-style-name="Sem_20_título2" style:base-cell-address="'DURACAO-M-CON'.E37"/>
      <style:map style:condition="cell-content-is-between(0.05,0.01)" style:apply-style-name="Sem_20_título3" style:base-cell-address="'DURACAO-M-CON'.E37"/>
      <style:map style:condition="cell-content-is-between(0.01,0.001)" style:apply-style-name="Sem_20_título4" style:base-cell-address="'DURACAO-M-CON'.E37"/>
    </style:style>
    <style:style style:name="ce15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E40"/>
      <style:map style:condition="cell-content-is-between(0.1,0.05)" style:apply-style-name="Sem_20_título2" style:base-cell-address="'DURACAO-M-CON'.E40"/>
      <style:map style:condition="cell-content-is-between(0.05,0.01)" style:apply-style-name="Sem_20_título3" style:base-cell-address="'DURACAO-M-CON'.E40"/>
      <style:map style:condition="cell-content-is-between(0.01,0.001)" style:apply-style-name="Sem_20_título4" style:base-cell-address="'DURACAO-M-CON'.E40"/>
    </style:style>
    <style:style style:name="ce15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E41"/>
      <style:map style:condition="cell-content-is-between(0.1,0.05)" style:apply-style-name="Sem_20_título2" style:base-cell-address="'DURACAO-M-CON'.E41"/>
      <style:map style:condition="cell-content-is-between(0.05,0.01)" style:apply-style-name="Sem_20_título3" style:base-cell-address="'DURACAO-M-CON'.E41"/>
      <style:map style:condition="cell-content-is-between(0.01,0.001)" style:apply-style-name="Sem_20_título4" style:base-cell-address="'DURACAO-M-CON'.E41"/>
    </style:style>
    <style:style style:name="ce15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E42"/>
      <style:map style:condition="cell-content-is-between(0.1,0.05)" style:apply-style-name="Sem_20_título2" style:base-cell-address="'DURACAO-M-CON'.E42"/>
      <style:map style:condition="cell-content-is-between(0.05,0.01)" style:apply-style-name="Sem_20_título3" style:base-cell-address="'DURACAO-M-CON'.E42"/>
      <style:map style:condition="cell-content-is-between(0.01,0.001)" style:apply-style-name="Sem_20_título4" style:base-cell-address="'DURACAO-M-CON'.E42"/>
    </style:style>
    <style:style style:name="ce15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E45"/>
      <style:map style:condition="cell-content-is-between(0.1,0.05)" style:apply-style-name="Sem_20_título2" style:base-cell-address="'DURACAO-M-CON'.E45"/>
      <style:map style:condition="cell-content-is-between(0.05,0.01)" style:apply-style-name="Sem_20_título3" style:base-cell-address="'DURACAO-M-CON'.E45"/>
      <style:map style:condition="cell-content-is-between(0.01,0.001)" style:apply-style-name="Sem_20_título4" style:base-cell-address="'DURACAO-M-CON'.E45"/>
    </style:style>
    <style:style style:name="ce15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E46"/>
      <style:map style:condition="cell-content-is-between(0.1,0.05)" style:apply-style-name="Sem_20_título2" style:base-cell-address="'DURACAO-M-CON'.E46"/>
      <style:map style:condition="cell-content-is-between(0.05,0.01)" style:apply-style-name="Sem_20_título3" style:base-cell-address="'DURACAO-M-CON'.E46"/>
      <style:map style:condition="cell-content-is-between(0.01,0.001)" style:apply-style-name="Sem_20_título4" style:base-cell-address="'DURACAO-M-CON'.E46"/>
    </style:style>
    <style:style style:name="ce15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E47"/>
      <style:map style:condition="cell-content-is-between(0.1,0.05)" style:apply-style-name="Sem_20_título2" style:base-cell-address="'DURACAO-M-CON'.E47"/>
      <style:map style:condition="cell-content-is-between(0.05,0.01)" style:apply-style-name="Sem_20_título3" style:base-cell-address="'DURACAO-M-CON'.E47"/>
      <style:map style:condition="cell-content-is-between(0.01,0.001)" style:apply-style-name="Sem_20_título4" style:base-cell-address="'DURACAO-M-CON'.E47"/>
    </style:style>
    <style:style style:name="ce15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E50"/>
      <style:map style:condition="cell-content-is-between(0.1,0.05)" style:apply-style-name="Sem_20_título2" style:base-cell-address="'DURACAO-M-CON'.E50"/>
      <style:map style:condition="cell-content-is-between(0.05,0.01)" style:apply-style-name="Sem_20_título3" style:base-cell-address="'DURACAO-M-CON'.E50"/>
      <style:map style:condition="cell-content-is-between(0.01,0.001)" style:apply-style-name="Sem_20_título4" style:base-cell-address="'DURACAO-M-CON'.E50"/>
    </style:style>
    <style:style style:name="ce16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E51"/>
      <style:map style:condition="cell-content-is-between(0.1,0.05)" style:apply-style-name="Sem_20_título2" style:base-cell-address="'DURACAO-M-CON'.E51"/>
      <style:map style:condition="cell-content-is-between(0.05,0.01)" style:apply-style-name="Sem_20_título3" style:base-cell-address="'DURACAO-M-CON'.E51"/>
      <style:map style:condition="cell-content-is-between(0.01,0.001)" style:apply-style-name="Sem_20_título4" style:base-cell-address="'DURACAO-M-CON'.E51"/>
    </style:style>
    <style:style style:name="ce16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E52"/>
      <style:map style:condition="cell-content-is-between(0.1,0.05)" style:apply-style-name="Sem_20_título2" style:base-cell-address="'DURACAO-M-CON'.E52"/>
      <style:map style:condition="cell-content-is-between(0.05,0.01)" style:apply-style-name="Sem_20_título3" style:base-cell-address="'DURACAO-M-CON'.E52"/>
      <style:map style:condition="cell-content-is-between(0.01,0.001)" style:apply-style-name="Sem_20_título4" style:base-cell-address="'DURACAO-M-CON'.E52"/>
    </style:style>
    <style:style style:name="ce16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E55"/>
      <style:map style:condition="cell-content-is-between(0.1,0.05)" style:apply-style-name="Sem_20_título2" style:base-cell-address="'DURACAO-M-CON'.E55"/>
      <style:map style:condition="cell-content-is-between(0.05,0.01)" style:apply-style-name="Sem_20_título3" style:base-cell-address="'DURACAO-M-CON'.E55"/>
      <style:map style:condition="cell-content-is-between(0.01,0.001)" style:apply-style-name="Sem_20_título4" style:base-cell-address="'DURACAO-M-CON'.E55"/>
    </style:style>
    <style:style style:name="ce16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E56"/>
      <style:map style:condition="cell-content-is-between(0.1,0.05)" style:apply-style-name="Sem_20_título2" style:base-cell-address="'DURACAO-M-CON'.E56"/>
      <style:map style:condition="cell-content-is-between(0.05,0.01)" style:apply-style-name="Sem_20_título3" style:base-cell-address="'DURACAO-M-CON'.E56"/>
      <style:map style:condition="cell-content-is-between(0.01,0.001)" style:apply-style-name="Sem_20_título4" style:base-cell-address="'DURACAO-M-CON'.E56"/>
    </style:style>
    <style:style style:name="ce16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E57"/>
      <style:map style:condition="cell-content-is-between(0.1,0.05)" style:apply-style-name="Sem_20_título2" style:base-cell-address="'DURACAO-M-CON'.E57"/>
      <style:map style:condition="cell-content-is-between(0.05,0.01)" style:apply-style-name="Sem_20_título3" style:base-cell-address="'DURACAO-M-CON'.E57"/>
      <style:map style:condition="cell-content-is-between(0.01,0.001)" style:apply-style-name="Sem_20_título4" style:base-cell-address="'DURACAO-M-CON'.E57"/>
    </style:style>
    <style:style style:name="ce16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E60"/>
      <style:map style:condition="cell-content-is-between(0.1,0.05)" style:apply-style-name="Sem_20_título2" style:base-cell-address="'DURACAO-M-CON'.E60"/>
      <style:map style:condition="cell-content-is-between(0.05,0.01)" style:apply-style-name="Sem_20_título3" style:base-cell-address="'DURACAO-M-CON'.E60"/>
      <style:map style:condition="cell-content-is-between(0.01,0.001)" style:apply-style-name="Sem_20_título4" style:base-cell-address="'DURACAO-M-CON'.E60"/>
    </style:style>
    <style:style style:name="ce16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E61"/>
      <style:map style:condition="cell-content-is-between(0.1,0.05)" style:apply-style-name="Sem_20_título2" style:base-cell-address="'DURACAO-M-CON'.E61"/>
      <style:map style:condition="cell-content-is-between(0.05,0.01)" style:apply-style-name="Sem_20_título3" style:base-cell-address="'DURACAO-M-CON'.E61"/>
      <style:map style:condition="cell-content-is-between(0.01,0.001)" style:apply-style-name="Sem_20_título4" style:base-cell-address="'DURACAO-M-CON'.E61"/>
    </style:style>
    <style:style style:name="ce16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E62"/>
      <style:map style:condition="cell-content-is-between(0.1,0.05)" style:apply-style-name="Sem_20_título2" style:base-cell-address="'DURACAO-M-CON'.E62"/>
      <style:map style:condition="cell-content-is-between(0.05,0.01)" style:apply-style-name="Sem_20_título3" style:base-cell-address="'DURACAO-M-CON'.E62"/>
      <style:map style:condition="cell-content-is-between(0.01,0.001)" style:apply-style-name="Sem_20_título4" style:base-cell-address="'DURACAO-M-CON'.E62"/>
    </style:style>
    <style:style style:name="ce16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  <style:text-properties fo:color="#004586"/>
    </style:style>
    <style:style style:name="ce16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  <style:text-properties style:use-window-font-color="true"/>
    </style:style>
    <style:style style:name="ce17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G3"/>
      <style:map style:condition="cell-content-is-between(0.1,0.05)" style:apply-style-name="Sem_20_título2" style:base-cell-address="'DURACAO-M-CON'.G3"/>
      <style:map style:condition="cell-content-is-between(0.05,0.01)" style:apply-style-name="Sem_20_título3" style:base-cell-address="'DURACAO-M-CON'.G3"/>
      <style:map style:condition="cell-content-is-between(0.01,0.001)" style:apply-style-name="Sem_20_título4" style:base-cell-address="'DURACAO-M-CON'.G3"/>
    </style:style>
    <style:style style:name="ce17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M-CON'.G4"/>
      <style:map style:condition="cell-content-is-between(0.1,0.05)" style:apply-style-name="Sem_20_título2" style:base-cell-address="'DURACAO-M-CON'.G4"/>
      <style:map style:condition="cell-content-is-between(0.05,0.01)" style:apply-style-name="Sem_20_título3" style:base-cell-address="'DURACAO-M-CON'.G4"/>
      <style:map style:condition="cell-content-is-between(0.01,0.001)" style:apply-style-name="Sem_20_título4" style:base-cell-address="'DURACAO-M-CON'.G4"/>
    </style:style>
    <style:style style:name="ce17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G8"/>
      <style:map style:condition="cell-content-is-between(0.1,0.05)" style:apply-style-name="Sem_20_título2" style:base-cell-address="'DURACAO-M-CON'.G8"/>
      <style:map style:condition="cell-content-is-between(0.05,0.01)" style:apply-style-name="Sem_20_título3" style:base-cell-address="'DURACAO-M-CON'.G8"/>
      <style:map style:condition="cell-content-is-between(0.01,0.001)" style:apply-style-name="Sem_20_título4" style:base-cell-address="'DURACAO-M-CON'.G8"/>
    </style:style>
    <style:style style:name="ce17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G8"/>
      <style:map style:condition="cell-content-is-between(0.1,0.05)" style:apply-style-name="Sem_20_título2" style:base-cell-address="'DURACAO-M-CON'.G8"/>
      <style:map style:condition="cell-content-is-between(0.05,0.01)" style:apply-style-name="Sem_20_título3" style:base-cell-address="'DURACAO-M-CON'.G8"/>
      <style:map style:condition="cell-content-is-between(0.01,0.001)" style:apply-style-name="Sem_20_título4" style:base-cell-address="'DURACAO-M-CON'.G8"/>
    </style:style>
    <style:style style:name="ce17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G35"/>
      <style:map style:condition="cell-content-is-between(0.1,0.05)" style:apply-style-name="Sem_20_título2" style:base-cell-address="'DURACAO-M-CON'.G35"/>
      <style:map style:condition="cell-content-is-between(0.05,0.01)" style:apply-style-name="Sem_20_título3" style:base-cell-address="'DURACAO-M-CON'.G35"/>
      <style:map style:condition="cell-content-is-between(0.01,0.001)" style:apply-style-name="Sem_20_título4" style:base-cell-address="'DURACAO-M-CON'.G35"/>
    </style:style>
    <style:style style:name="ce17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M-CON'.G36"/>
      <style:map style:condition="cell-content-is-between(0.1,0.05)" style:apply-style-name="Sem_20_título2" style:base-cell-address="'DURACAO-M-CON'.G36"/>
      <style:map style:condition="cell-content-is-between(0.05,0.01)" style:apply-style-name="Sem_20_título3" style:base-cell-address="'DURACAO-M-CON'.G36"/>
      <style:map style:condition="cell-content-is-between(0.01,0.001)" style:apply-style-name="Sem_20_título4" style:base-cell-address="'DURACAO-M-CON'.G36"/>
    </style:style>
    <style:style style:name="ce17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G40"/>
      <style:map style:condition="cell-content-is-between(0.1,0.05)" style:apply-style-name="Sem_20_título2" style:base-cell-address="'DURACAO-M-CON'.G40"/>
      <style:map style:condition="cell-content-is-between(0.05,0.01)" style:apply-style-name="Sem_20_título3" style:base-cell-address="'DURACAO-M-CON'.G40"/>
      <style:map style:condition="cell-content-is-between(0.01,0.001)" style:apply-style-name="Sem_20_título4" style:base-cell-address="'DURACAO-M-CON'.G40"/>
    </style:style>
    <style:style style:name="ce17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M-CON'.G41"/>
      <style:map style:condition="cell-content-is-between(0.1,0.05)" style:apply-style-name="Sem_20_título2" style:base-cell-address="'DURACAO-M-CON'.G41"/>
      <style:map style:condition="cell-content-is-between(0.05,0.01)" style:apply-style-name="Sem_20_título3" style:base-cell-address="'DURACAO-M-CON'.G41"/>
      <style:map style:condition="cell-content-is-between(0.01,0.001)" style:apply-style-name="Sem_20_título4" style:base-cell-address="'DURACAO-M-CON'.G41"/>
    </style:style>
    <style:style style:name="ce17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G45"/>
      <style:map style:condition="cell-content-is-between(0.1,0.05)" style:apply-style-name="Sem_20_título2" style:base-cell-address="'DURACAO-M-CON'.G45"/>
      <style:map style:condition="cell-content-is-between(0.05,0.01)" style:apply-style-name="Sem_20_título3" style:base-cell-address="'DURACAO-M-CON'.G45"/>
      <style:map style:condition="cell-content-is-between(0.01,0.001)" style:apply-style-name="Sem_20_título4" style:base-cell-address="'DURACAO-M-CON'.G45"/>
    </style:style>
    <style:style style:name="ce17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M-CON'.G46"/>
      <style:map style:condition="cell-content-is-between(0.1,0.05)" style:apply-style-name="Sem_20_título2" style:base-cell-address="'DURACAO-M-CON'.G46"/>
      <style:map style:condition="cell-content-is-between(0.05,0.01)" style:apply-style-name="Sem_20_título3" style:base-cell-address="'DURACAO-M-CON'.G46"/>
      <style:map style:condition="cell-content-is-between(0.01,0.001)" style:apply-style-name="Sem_20_título4" style:base-cell-address="'DURACAO-M-CON'.G46"/>
    </style:style>
    <style:style style:name="ce18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</style:style>
    <style:style style:name="ce18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18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I3"/>
      <style:map style:condition="cell-content-is-between(0.1,0.05)" style:apply-style-name="Sem_20_título2" style:base-cell-address="'DURACAO-M-CON'.I3"/>
      <style:map style:condition="cell-content-is-between(0.05,0.01)" style:apply-style-name="Sem_20_título3" style:base-cell-address="'DURACAO-M-CON'.I3"/>
      <style:map style:condition="cell-content-is-between(0.01,0.001)" style:apply-style-name="Sem_20_título4" style:base-cell-address="'DURACAO-M-CON'.I3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I3"/>
      <style:map style:condition="cell-content-is-between(0.1,0.05)" style:apply-style-name="Sem_20_título2" style:base-cell-address="'DURACAO-M-CON'.I3"/>
      <style:map style:condition="cell-content-is-between(0.05,0.01)" style:apply-style-name="Sem_20_título3" style:base-cell-address="'DURACAO-M-CON'.I3"/>
      <style:map style:condition="cell-content-is-between(0.01,0.001)" style:apply-style-name="Sem_20_título4" style:base-cell-address="'DURACAO-M-CON'.I3"/>
    </style:style>
    <style:style style:name="ce18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I8"/>
      <style:map style:condition="cell-content-is-between(0.1,0.05)" style:apply-style-name="Sem_20_título2" style:base-cell-address="'DURACAO-M-CON'.I8"/>
      <style:map style:condition="cell-content-is-between(0.05,0.01)" style:apply-style-name="Sem_20_título3" style:base-cell-address="'DURACAO-M-CON'.I8"/>
      <style:map style:condition="cell-content-is-between(0.01,0.001)" style:apply-style-name="Sem_20_título4" style:base-cell-address="'DURACAO-M-CON'.I8"/>
    </style:style>
    <style:style style:name="ce18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M-CON'.I9"/>
      <style:map style:condition="cell-content-is-between(0.1,0.05)" style:apply-style-name="Sem_20_título2" style:base-cell-address="'DURACAO-M-CON'.I9"/>
      <style:map style:condition="cell-content-is-between(0.05,0.01)" style:apply-style-name="Sem_20_título3" style:base-cell-address="'DURACAO-M-CON'.I9"/>
      <style:map style:condition="cell-content-is-between(0.01,0.001)" style:apply-style-name="Sem_20_título4" style:base-cell-address="'DURACAO-M-CON'.I9"/>
    </style:style>
    <style:style style:name="ce186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I13"/>
      <style:map style:condition="cell-content-is-between(0.1,0.05)" style:apply-style-name="Sem_20_título2" style:base-cell-address="'DURACAO-M-CON'.I13"/>
      <style:map style:condition="cell-content-is-between(0.05,0.01)" style:apply-style-name="Sem_20_título3" style:base-cell-address="'DURACAO-M-CON'.I13"/>
      <style:map style:condition="cell-content-is-between(0.01,0.001)" style:apply-style-name="Sem_20_título4" style:base-cell-address="'DURACAO-M-CON'.I13"/>
    </style:style>
    <style:style style:name="ce18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I13"/>
      <style:map style:condition="cell-content-is-between(0.1,0.05)" style:apply-style-name="Sem_20_título2" style:base-cell-address="'DURACAO-M-CON'.I13"/>
      <style:map style:condition="cell-content-is-between(0.05,0.01)" style:apply-style-name="Sem_20_título3" style:base-cell-address="'DURACAO-M-CON'.I13"/>
      <style:map style:condition="cell-content-is-between(0.01,0.001)" style:apply-style-name="Sem_20_título4" style:base-cell-address="'DURACAO-M-CON'.I13"/>
    </style:style>
    <style:style style:name="ce18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I35"/>
      <style:map style:condition="cell-content-is-between(0.1,0.05)" style:apply-style-name="Sem_20_título2" style:base-cell-address="'DURACAO-M-CON'.I35"/>
      <style:map style:condition="cell-content-is-between(0.05,0.01)" style:apply-style-name="Sem_20_título3" style:base-cell-address="'DURACAO-M-CON'.I35"/>
      <style:map style:condition="cell-content-is-between(0.01,0.001)" style:apply-style-name="Sem_20_título4" style:base-cell-address="'DURACAO-M-CON'.I35"/>
    </style:style>
    <style:style style:name="ce18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M-CON'.I36"/>
      <style:map style:condition="cell-content-is-between(0.1,0.05)" style:apply-style-name="Sem_20_título2" style:base-cell-address="'DURACAO-M-CON'.I36"/>
      <style:map style:condition="cell-content-is-between(0.05,0.01)" style:apply-style-name="Sem_20_título3" style:base-cell-address="'DURACAO-M-CON'.I36"/>
      <style:map style:condition="cell-content-is-between(0.01,0.001)" style:apply-style-name="Sem_20_título4" style:base-cell-address="'DURACAO-M-CON'.I36"/>
    </style:style>
    <style:style style:name="ce19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I40"/>
      <style:map style:condition="cell-content-is-between(0.1,0.05)" style:apply-style-name="Sem_20_título2" style:base-cell-address="'DURACAO-M-CON'.I40"/>
      <style:map style:condition="cell-content-is-between(0.05,0.01)" style:apply-style-name="Sem_20_título3" style:base-cell-address="'DURACAO-M-CON'.I40"/>
      <style:map style:condition="cell-content-is-between(0.01,0.001)" style:apply-style-name="Sem_20_título4" style:base-cell-address="'DURACAO-M-CON'.I40"/>
    </style:style>
    <style:style style:name="ce19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M-CON'.I41"/>
      <style:map style:condition="cell-content-is-between(0.1,0.05)" style:apply-style-name="Sem_20_título2" style:base-cell-address="'DURACAO-M-CON'.I41"/>
      <style:map style:condition="cell-content-is-between(0.05,0.01)" style:apply-style-name="Sem_20_título3" style:base-cell-address="'DURACAO-M-CON'.I41"/>
      <style:map style:condition="cell-content-is-between(0.01,0.001)" style:apply-style-name="Sem_20_título4" style:base-cell-address="'DURACAO-M-CON'.I41"/>
    </style:style>
    <style:style style:name="ce19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I45"/>
      <style:map style:condition="cell-content-is-between(0.1,0.05)" style:apply-style-name="Sem_20_título2" style:base-cell-address="'DURACAO-M-CON'.I45"/>
      <style:map style:condition="cell-content-is-between(0.05,0.01)" style:apply-style-name="Sem_20_título3" style:base-cell-address="'DURACAO-M-CON'.I45"/>
      <style:map style:condition="cell-content-is-between(0.01,0.001)" style:apply-style-name="Sem_20_título4" style:base-cell-address="'DURACAO-M-CON'.I45"/>
    </style:style>
    <style:style style:name="ce19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M-CON'.I46"/>
      <style:map style:condition="cell-content-is-between(0.1,0.05)" style:apply-style-name="Sem_20_título2" style:base-cell-address="'DURACAO-M-CON'.I46"/>
      <style:map style:condition="cell-content-is-between(0.05,0.01)" style:apply-style-name="Sem_20_título3" style:base-cell-address="'DURACAO-M-CON'.I46"/>
      <style:map style:condition="cell-content-is-between(0.01,0.001)" style:apply-style-name="Sem_20_título4" style:base-cell-address="'DURACAO-M-CON'.I46"/>
    </style:style>
    <style:style style:name="ce19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K3"/>
      <style:map style:condition="cell-content-is-between(0.1,0.05)" style:apply-style-name="Sem_20_título2" style:base-cell-address="'DURACAO-M-CON'.K3"/>
      <style:map style:condition="cell-content-is-between(0.05,0.01)" style:apply-style-name="Sem_20_título3" style:base-cell-address="'DURACAO-M-CON'.K3"/>
      <style:map style:condition="cell-content-is-between(0.01,0.001)" style:apply-style-name="Sem_20_título4" style:base-cell-address="'DURACAO-M-CON'.K3"/>
    </style:style>
    <style:style style:name="ce19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K3"/>
      <style:map style:condition="cell-content-is-between(0.1,0.05)" style:apply-style-name="Sem_20_título2" style:base-cell-address="'DURACAO-M-CON'.K3"/>
      <style:map style:condition="cell-content-is-between(0.05,0.01)" style:apply-style-name="Sem_20_título3" style:base-cell-address="'DURACAO-M-CON'.K3"/>
      <style:map style:condition="cell-content-is-between(0.01,0.001)" style:apply-style-name="Sem_20_título4" style:base-cell-address="'DURACAO-M-CON'.K3"/>
    </style:style>
    <style:style style:name="ce19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K13"/>
      <style:map style:condition="cell-content-is-between(0.1,0.05)" style:apply-style-name="Sem_20_título2" style:base-cell-address="'DURACAO-M-CON'.K13"/>
      <style:map style:condition="cell-content-is-between(0.05,0.01)" style:apply-style-name="Sem_20_título3" style:base-cell-address="'DURACAO-M-CON'.K13"/>
      <style:map style:condition="cell-content-is-between(0.01,0.001)" style:apply-style-name="Sem_20_título4" style:base-cell-address="'DURACAO-M-CON'.K13"/>
    </style:style>
    <style:style style:name="ce19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M-CON'.K14"/>
      <style:map style:condition="cell-content-is-between(0.1,0.05)" style:apply-style-name="Sem_20_título2" style:base-cell-address="'DURACAO-M-CON'.K14"/>
      <style:map style:condition="cell-content-is-between(0.05,0.01)" style:apply-style-name="Sem_20_título3" style:base-cell-address="'DURACAO-M-CON'.K14"/>
      <style:map style:condition="cell-content-is-between(0.01,0.001)" style:apply-style-name="Sem_20_título4" style:base-cell-address="'DURACAO-M-CON'.K14"/>
    </style:style>
    <style:style style:name="ce19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K40"/>
      <style:map style:condition="cell-content-is-between(0.1,0.05)" style:apply-style-name="Sem_20_título2" style:base-cell-address="'DURACAO-M-CON'.K40"/>
      <style:map style:condition="cell-content-is-between(0.05,0.01)" style:apply-style-name="Sem_20_título3" style:base-cell-address="'DURACAO-M-CON'.K40"/>
      <style:map style:condition="cell-content-is-between(0.01,0.001)" style:apply-style-name="Sem_20_título4" style:base-cell-address="'DURACAO-M-CON'.K40"/>
    </style:style>
    <style:style style:name="ce19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M-CON'.K41"/>
      <style:map style:condition="cell-content-is-between(0.1,0.05)" style:apply-style-name="Sem_20_título2" style:base-cell-address="'DURACAO-M-CON'.K41"/>
      <style:map style:condition="cell-content-is-between(0.05,0.01)" style:apply-style-name="Sem_20_título3" style:base-cell-address="'DURACAO-M-CON'.K41"/>
      <style:map style:condition="cell-content-is-between(0.01,0.001)" style:apply-style-name="Sem_20_título4" style:base-cell-address="'DURACAO-M-CON'.K41"/>
    </style:style>
    <style:style style:name="ce20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K45"/>
      <style:map style:condition="cell-content-is-between(0.1,0.05)" style:apply-style-name="Sem_20_título2" style:base-cell-address="'DURACAO-M-CON'.K45"/>
      <style:map style:condition="cell-content-is-between(0.05,0.01)" style:apply-style-name="Sem_20_título3" style:base-cell-address="'DURACAO-M-CON'.K45"/>
      <style:map style:condition="cell-content-is-between(0.01,0.001)" style:apply-style-name="Sem_20_título4" style:base-cell-address="'DURACAO-M-CON'.K45"/>
    </style:style>
    <style:style style:name="ce20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M-CON'.K46"/>
      <style:map style:condition="cell-content-is-between(0.1,0.05)" style:apply-style-name="Sem_20_título2" style:base-cell-address="'DURACAO-M-CON'.K46"/>
      <style:map style:condition="cell-content-is-between(0.05,0.01)" style:apply-style-name="Sem_20_título3" style:base-cell-address="'DURACAO-M-CON'.K46"/>
      <style:map style:condition="cell-content-is-between(0.01,0.001)" style:apply-style-name="Sem_20_título4" style:base-cell-address="'DURACAO-M-CON'.K46"/>
    </style:style>
    <style:style style:name="ce20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K57"/>
      <style:map style:condition="cell-content-is-between(0.1,0.05)" style:apply-style-name="Sem_20_título2" style:base-cell-address="'DURACAO-M-CON'.K57"/>
      <style:map style:condition="cell-content-is-between(0.05,0.01)" style:apply-style-name="Sem_20_título3" style:base-cell-address="'DURACAO-M-CON'.K57"/>
      <style:map style:condition="cell-content-is-between(0.01,0.001)" style:apply-style-name="Sem_20_título4" style:base-cell-address="'DURACAO-M-CON'.K57"/>
    </style:style>
    <style:style style:name="ce20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  <style:text-properties fo:color="#004586"/>
      <style:map style:condition="cell-content-is-between(0.1,1)" style:apply-style-name="Sem_20_título1" style:base-cell-address="'DURACAO-M-CON'.M3"/>
      <style:map style:condition="cell-content-is-between(0.1,0.05)" style:apply-style-name="Sem_20_título2" style:base-cell-address="'DURACAO-M-CON'.M3"/>
      <style:map style:condition="cell-content-is-between(0.05,0.01)" style:apply-style-name="Sem_20_título3" style:base-cell-address="'DURACAO-M-CON'.M3"/>
      <style:map style:condition="cell-content-is-between(0.01,0.001)" style:apply-style-name="Sem_20_título4" style:base-cell-address="'DURACAO-M-CON'.M3"/>
    </style:style>
    <style:style style:name="ce20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  <style:text-properties style:use-window-font-color="true"/>
      <style:map style:condition="cell-content-is-between(0.1,1)" style:apply-style-name="Sem_20_título1" style:base-cell-address="'DURACAO-M-CON'.M3"/>
      <style:map style:condition="cell-content-is-between(0.1,0.05)" style:apply-style-name="Sem_20_título2" style:base-cell-address="'DURACAO-M-CON'.M3"/>
      <style:map style:condition="cell-content-is-between(0.05,0.01)" style:apply-style-name="Sem_20_título3" style:base-cell-address="'DURACAO-M-CON'.M3"/>
      <style:map style:condition="cell-content-is-between(0.01,0.001)" style:apply-style-name="Sem_20_título4" style:base-cell-address="'DURACAO-M-CON'.M3"/>
    </style:style>
    <style:style style:name="ce20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M18"/>
      <style:map style:condition="cell-content-is-between(0.1,0.05)" style:apply-style-name="Sem_20_título2" style:base-cell-address="'DURACAO-M-CON'.M18"/>
      <style:map style:condition="cell-content-is-between(0.05,0.01)" style:apply-style-name="Sem_20_título3" style:base-cell-address="'DURACAO-M-CON'.M18"/>
      <style:map style:condition="cell-content-is-between(0.01,0.001)" style:apply-style-name="Sem_20_título4" style:base-cell-address="'DURACAO-M-CON'.M18"/>
    </style:style>
    <style:style style:name="ce20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M-CON'.M19"/>
      <style:map style:condition="cell-content-is-between(0.1,0.05)" style:apply-style-name="Sem_20_título2" style:base-cell-address="'DURACAO-M-CON'.M19"/>
      <style:map style:condition="cell-content-is-between(0.05,0.01)" style:apply-style-name="Sem_20_título3" style:base-cell-address="'DURACAO-M-CON'.M19"/>
      <style:map style:condition="cell-content-is-between(0.01,0.001)" style:apply-style-name="Sem_20_título4" style:base-cell-address="'DURACAO-M-CON'.M19"/>
    </style:style>
    <style:style style:name="ce20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M45"/>
      <style:map style:condition="cell-content-is-between(0.1,0.05)" style:apply-style-name="Sem_20_título2" style:base-cell-address="'DURACAO-M-CON'.M45"/>
      <style:map style:condition="cell-content-is-between(0.05,0.01)" style:apply-style-name="Sem_20_título3" style:base-cell-address="'DURACAO-M-CON'.M45"/>
      <style:map style:condition="cell-content-is-between(0.01,0.001)" style:apply-style-name="Sem_20_título4" style:base-cell-address="'DURACAO-M-CON'.M45"/>
    </style:style>
    <style:style style:name="ce20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M-CON'.M46"/>
      <style:map style:condition="cell-content-is-between(0.1,0.05)" style:apply-style-name="Sem_20_título2" style:base-cell-address="'DURACAO-M-CON'.M46"/>
      <style:map style:condition="cell-content-is-between(0.05,0.01)" style:apply-style-name="Sem_20_título3" style:base-cell-address="'DURACAO-M-CON'.M46"/>
      <style:map style:condition="cell-content-is-between(0.01,0.001)" style:apply-style-name="Sem_20_título4" style:base-cell-address="'DURACAO-M-CON'.M46"/>
    </style:style>
    <style:style style:name="ce20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O23"/>
      <style:map style:condition="cell-content-is-between(0.1,0.05)" style:apply-style-name="Sem_20_título2" style:base-cell-address="'DURACAO-M-CON'.O23"/>
      <style:map style:condition="cell-content-is-between(0.05,0.01)" style:apply-style-name="Sem_20_título3" style:base-cell-address="'DURACAO-M-CON'.O23"/>
      <style:map style:condition="cell-content-is-between(0.01,0.001)" style:apply-style-name="Sem_20_título4" style:base-cell-address="'DURACAO-M-CON'.O23"/>
    </style:style>
    <style:style style:name="ce21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M-CON'.O24"/>
      <style:map style:condition="cell-content-is-between(0.1,0.05)" style:apply-style-name="Sem_20_título2" style:base-cell-address="'DURACAO-M-CON'.O24"/>
      <style:map style:condition="cell-content-is-between(0.05,0.01)" style:apply-style-name="Sem_20_título3" style:base-cell-address="'DURACAO-M-CON'.O24"/>
      <style:map style:condition="cell-content-is-between(0.01,0.001)" style:apply-style-name="Sem_20_título4" style:base-cell-address="'DURACAO-M-CON'.O24"/>
    </style:style>
    <style:style style:name="ce21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O50"/>
      <style:map style:condition="cell-content-is-between(0.1,0.05)" style:apply-style-name="Sem_20_título2" style:base-cell-address="'DURACAO-M-CON'.O50"/>
      <style:map style:condition="cell-content-is-between(0.05,0.01)" style:apply-style-name="Sem_20_título3" style:base-cell-address="'DURACAO-M-CON'.O50"/>
      <style:map style:condition="cell-content-is-between(0.01,0.001)" style:apply-style-name="Sem_20_título4" style:base-cell-address="'DURACAO-M-CON'.O50"/>
    </style:style>
    <style:style style:name="ce21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O51"/>
      <style:map style:condition="cell-content-is-between(0.1,0.05)" style:apply-style-name="Sem_20_título2" style:base-cell-address="'DURACAO-M-CON'.O51"/>
      <style:map style:condition="cell-content-is-between(0.05,0.01)" style:apply-style-name="Sem_20_título3" style:base-cell-address="'DURACAO-M-CON'.O51"/>
      <style:map style:condition="cell-content-is-between(0.01,0.001)" style:apply-style-name="Sem_20_título4" style:base-cell-address="'DURACAO-M-CON'.O51"/>
    </style:style>
    <style:style style:name="ce21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O55"/>
      <style:map style:condition="cell-content-is-between(0.1,0.05)" style:apply-style-name="Sem_20_título2" style:base-cell-address="'DURACAO-M-CON'.O55"/>
      <style:map style:condition="cell-content-is-between(0.05,0.01)" style:apply-style-name="Sem_20_título3" style:base-cell-address="'DURACAO-M-CON'.O55"/>
      <style:map style:condition="cell-content-is-between(0.01,0.001)" style:apply-style-name="Sem_20_título4" style:base-cell-address="'DURACAO-M-CON'.O55"/>
    </style:style>
    <style:style style:name="ce21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O56"/>
      <style:map style:condition="cell-content-is-between(0.1,0.05)" style:apply-style-name="Sem_20_título2" style:base-cell-address="'DURACAO-M-CON'.O56"/>
      <style:map style:condition="cell-content-is-between(0.05,0.01)" style:apply-style-name="Sem_20_título3" style:base-cell-address="'DURACAO-M-CON'.O56"/>
      <style:map style:condition="cell-content-is-between(0.01,0.001)" style:apply-style-name="Sem_20_título4" style:base-cell-address="'DURACAO-M-CON'.O56"/>
    </style:style>
    <style:style style:name="ce21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Q28"/>
      <style:map style:condition="cell-content-is-between(0.1,0.05)" style:apply-style-name="Sem_20_título2" style:base-cell-address="'DURACAO-M-CON'.Q28"/>
      <style:map style:condition="cell-content-is-between(0.05,0.01)" style:apply-style-name="Sem_20_título3" style:base-cell-address="'DURACAO-M-CON'.Q28"/>
      <style:map style:condition="cell-content-is-between(0.01,0.001)" style:apply-style-name="Sem_20_título4" style:base-cell-address="'DURACAO-M-CON'.Q28"/>
    </style:style>
    <style:style style:name="ce21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M-CON'.Q29"/>
      <style:map style:condition="cell-content-is-between(0.1,0.05)" style:apply-style-name="Sem_20_título2" style:base-cell-address="'DURACAO-M-CON'.Q29"/>
      <style:map style:condition="cell-content-is-between(0.05,0.01)" style:apply-style-name="Sem_20_título3" style:base-cell-address="'DURACAO-M-CON'.Q29"/>
      <style:map style:condition="cell-content-is-between(0.01,0.001)" style:apply-style-name="Sem_20_título4" style:base-cell-address="'DURACAO-M-CON'.Q29"/>
    </style:style>
    <style:style style:name="ce21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Q50"/>
      <style:map style:condition="cell-content-is-between(0.1,0.05)" style:apply-style-name="Sem_20_título2" style:base-cell-address="'DURACAO-M-CON'.Q50"/>
      <style:map style:condition="cell-content-is-between(0.05,0.01)" style:apply-style-name="Sem_20_título3" style:base-cell-address="'DURACAO-M-CON'.Q50"/>
      <style:map style:condition="cell-content-is-between(0.01,0.001)" style:apply-style-name="Sem_20_título4" style:base-cell-address="'DURACAO-M-CON'.Q50"/>
    </style:style>
    <style:style style:name="ce21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Q51"/>
      <style:map style:condition="cell-content-is-between(0.1,0.05)" style:apply-style-name="Sem_20_título2" style:base-cell-address="'DURACAO-M-CON'.Q51"/>
      <style:map style:condition="cell-content-is-between(0.05,0.01)" style:apply-style-name="Sem_20_título3" style:base-cell-address="'DURACAO-M-CON'.Q51"/>
      <style:map style:condition="cell-content-is-between(0.01,0.001)" style:apply-style-name="Sem_20_título4" style:base-cell-address="'DURACAO-M-CON'.Q51"/>
    </style:style>
    <style:style style:name="ce21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Q55"/>
      <style:map style:condition="cell-content-is-between(0.1,0.05)" style:apply-style-name="Sem_20_título2" style:base-cell-address="'DURACAO-M-CON'.Q55"/>
      <style:map style:condition="cell-content-is-between(0.05,0.01)" style:apply-style-name="Sem_20_título3" style:base-cell-address="'DURACAO-M-CON'.Q55"/>
      <style:map style:condition="cell-content-is-between(0.01,0.001)" style:apply-style-name="Sem_20_título4" style:base-cell-address="'DURACAO-M-CON'.Q55"/>
    </style:style>
    <style:style style:name="ce22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M-CON'.Q56"/>
      <style:map style:condition="cell-content-is-between(0.1,0.05)" style:apply-style-name="Sem_20_título2" style:base-cell-address="'DURACAO-M-CON'.Q56"/>
      <style:map style:condition="cell-content-is-between(0.05,0.01)" style:apply-style-name="Sem_20_título3" style:base-cell-address="'DURACAO-M-CON'.Q56"/>
      <style:map style:condition="cell-content-is-between(0.01,0.001)" style:apply-style-name="Sem_20_título4" style:base-cell-address="'DURACAO-M-CON'.Q56"/>
    </style:style>
    <style:style style:name="ce22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004586"/>
    </style:style>
    <style:style style:name="ce22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use-window-font-color="true"/>
    </style:style>
    <style:style style:name="ce22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004586"/>
      <style:map style:condition="cell-content-is-between(0.1,1)" style:apply-style-name="Sem_20_título1" style:base-cell-address="'DURACAO-M-CON'.S3"/>
      <style:map style:condition="cell-content-is-between(0.05,0.1)" style:apply-style-name="Sem_20_título2" style:base-cell-address="'DURACAO-M-CON'.S3"/>
      <style:map style:condition="cell-content-is-between(0.01,0.05)" style:apply-style-name="Sem_20_título3" style:base-cell-address="'DURACAO-M-CON'.S3"/>
      <style:map style:condition="cell-content-is-between(0.001,0.01)" style:apply-style-name="Sem_20_título4" style:base-cell-address="'DURACAO-M-CON'.S3"/>
    </style:style>
    <style:style style:name="ce22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use-window-font-color="true"/>
      <style:map style:condition="cell-content-is-between(0.1,1)" style:apply-style-name="Sem_20_título1" style:base-cell-address="'DURACAO-M-CON'.S3"/>
      <style:map style:condition="cell-content-is-between(0.05,0.1)" style:apply-style-name="Sem_20_título2" style:base-cell-address="'DURACAO-M-CON'.S3"/>
      <style:map style:condition="cell-content-is-between(0.01,0.05)" style:apply-style-name="Sem_20_título3" style:base-cell-address="'DURACAO-M-CON'.S3"/>
      <style:map style:condition="cell-content-is-between(0.001,0.01)" style:apply-style-name="Sem_20_título4" style:base-cell-address="'DURACAO-M-CON'.S3"/>
    </style:style>
    <style:style style:name="ce22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M-CON'.M45"/>
      <style:map style:condition="cell-content-is-between(0.1,0.05)" style:apply-style-name="Sem_20_título2" style:base-cell-address="'DURACAO-M-CON'.M45"/>
      <style:map style:condition="cell-content-is-between(0.05,0.01)" style:apply-style-name="Sem_20_título3" style:base-cell-address="'DURACAO-M-CON'.M45"/>
      <style:map style:condition="cell-content-is-between(0.01,0.001)" style:apply-style-name="Sem_20_título4" style:base-cell-address="'DURACAO-M-CON'.M45"/>
    </style:style>
    <style:style style:name="ce22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M-CON'.M46"/>
      <style:map style:condition="cell-content-is-between(0.1,0.05)" style:apply-style-name="Sem_20_título2" style:base-cell-address="'DURACAO-M-CON'.M46"/>
      <style:map style:condition="cell-content-is-between(0.05,0.01)" style:apply-style-name="Sem_20_título3" style:base-cell-address="'DURACAO-M-CON'.M46"/>
      <style:map style:condition="cell-content-is-between(0.01,0.001)" style:apply-style-name="Sem_20_título4" style:base-cell-address="'DURACAO-M-CON'.M46"/>
    </style:style>
    <style:style style:name="ce2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tyle="italic" style:font-style-asian="italic" style:font-style-complex="italic"/>
    </style:style>
    <style:style style:name="ce22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4586" fo:font-style="italic" style:font-style-asian="italic" style:font-style-complex="italic"/>
    </style:style>
    <style:style style:name="ce22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23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231" style:family="table-cell" style:parent-style-name="Default">
      <style:text-properties fo:color="#004586"/>
    </style:style>
    <style:style style:name="ce232" style:family="table-cell" style:parent-style-name="Default">
      <style:text-properties style:use-window-font-color="true"/>
    </style:style>
    <style:style style:name="ce23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B3"/>
      <style:map style:condition="cell-content-is-between(0.1,0.05)" style:apply-style-name="Sem_20_título2" style:base-cell-address="'DURACAO-H-CHE'.B3"/>
      <style:map style:condition="cell-content-is-between(0.05,0.01)" style:apply-style-name="Sem_20_título3" style:base-cell-address="'DURACAO-H-CHE'.B3"/>
      <style:map style:condition="cell-content-is-between(0.01,0.001)" style:apply-style-name="Sem_20_título4" style:base-cell-address="'DURACAO-H-CHE'.B3"/>
    </style:style>
    <style:style style:name="ce23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HE'.B4"/>
      <style:map style:condition="cell-content-is-between(0.1,0.05)" style:apply-style-name="Sem_20_título2" style:base-cell-address="'DURACAO-H-CHE'.B4"/>
      <style:map style:condition="cell-content-is-between(0.05,0.01)" style:apply-style-name="Sem_20_título3" style:base-cell-address="'DURACAO-H-CHE'.B4"/>
      <style:map style:condition="cell-content-is-between(0.01,0.001)" style:apply-style-name="Sem_20_título4" style:base-cell-address="'DURACAO-H-CHE'.B4"/>
    </style:style>
    <style:style style:name="ce23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B5"/>
      <style:map style:condition="cell-content-is-between(0.1,0.05)" style:apply-style-name="Sem_20_título2" style:base-cell-address="'DURACAO-H-CHE'.B5"/>
      <style:map style:condition="cell-content-is-between(0.05,0.01)" style:apply-style-name="Sem_20_título3" style:base-cell-address="'DURACAO-H-CHE'.B5"/>
      <style:map style:condition="cell-content-is-between(0.01,0.001)" style:apply-style-name="Sem_20_título4" style:base-cell-address="'DURACAO-H-CHE'.B5"/>
    </style:style>
    <style:style style:name="ce23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HE'.B6"/>
      <style:map style:condition="cell-content-is-between(0.1,0.05)" style:apply-style-name="Sem_20_título2" style:base-cell-address="'DURACAO-H-CHE'.B6"/>
      <style:map style:condition="cell-content-is-between(0.05,0.01)" style:apply-style-name="Sem_20_título3" style:base-cell-address="'DURACAO-H-CHE'.B6"/>
      <style:map style:condition="cell-content-is-between(0.01,0.001)" style:apply-style-name="Sem_20_título4" style:base-cell-address="'DURACAO-H-CHE'.B6"/>
    </style:style>
    <style:style style:name="ce23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B7"/>
      <style:map style:condition="cell-content-is-between(0.1,0.05)" style:apply-style-name="Sem_20_título2" style:base-cell-address="'DURACAO-H-CHE'.B7"/>
      <style:map style:condition="cell-content-is-between(0.05,0.01)" style:apply-style-name="Sem_20_título3" style:base-cell-address="'DURACAO-H-CHE'.B7"/>
      <style:map style:condition="cell-content-is-between(0.01,0.001)" style:apply-style-name="Sem_20_título4" style:base-cell-address="'DURACAO-H-CHE'.B7"/>
    </style:style>
    <style:style style:name="ce23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B8"/>
      <style:map style:condition="cell-content-is-between(0.1,0.05)" style:apply-style-name="Sem_20_título2" style:base-cell-address="'DURACAO-H-CHE'.B8"/>
      <style:map style:condition="cell-content-is-between(0.05,0.01)" style:apply-style-name="Sem_20_título3" style:base-cell-address="'DURACAO-H-CHE'.B8"/>
      <style:map style:condition="cell-content-is-between(0.01,0.001)" style:apply-style-name="Sem_20_título4" style:base-cell-address="'DURACAO-H-CHE'.B8"/>
    </style:style>
    <style:style style:name="ce23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B9"/>
      <style:map style:condition="cell-content-is-between(0.1,0.05)" style:apply-style-name="Sem_20_título2" style:base-cell-address="'DURACAO-H-CHE'.B9"/>
      <style:map style:condition="cell-content-is-between(0.05,0.01)" style:apply-style-name="Sem_20_título3" style:base-cell-address="'DURACAO-H-CHE'.B9"/>
      <style:map style:condition="cell-content-is-between(0.01,0.001)" style:apply-style-name="Sem_20_título4" style:base-cell-address="'DURACAO-H-CHE'.B9"/>
    </style:style>
    <style:style style:name="ce24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B10"/>
      <style:map style:condition="cell-content-is-between(0.1,0.05)" style:apply-style-name="Sem_20_título2" style:base-cell-address="'DURACAO-H-CHE'.B10"/>
      <style:map style:condition="cell-content-is-between(0.05,0.01)" style:apply-style-name="Sem_20_título3" style:base-cell-address="'DURACAO-H-CHE'.B10"/>
      <style:map style:condition="cell-content-is-between(0.01,0.001)" style:apply-style-name="Sem_20_título4" style:base-cell-address="'DURACAO-H-CHE'.B10"/>
    </style:style>
    <style:style style:name="ce24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B10"/>
      <style:map style:condition="cell-content-is-between(0.1,0.05)" style:apply-style-name="Sem_20_título2" style:base-cell-address="'DURACAO-H-CHE'.B10"/>
      <style:map style:condition="cell-content-is-between(0.05,0.01)" style:apply-style-name="Sem_20_título3" style:base-cell-address="'DURACAO-H-CHE'.B10"/>
      <style:map style:condition="cell-content-is-between(0.01,0.001)" style:apply-style-name="Sem_20_título4" style:base-cell-address="'DURACAO-H-CHE'.B10"/>
    </style:style>
    <style:style style:name="ce24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B13"/>
      <style:map style:condition="cell-content-is-between(0.1,0.05)" style:apply-style-name="Sem_20_título2" style:base-cell-address="'DURACAO-H-CHE'.B13"/>
      <style:map style:condition="cell-content-is-between(0.05,0.01)" style:apply-style-name="Sem_20_título3" style:base-cell-address="'DURACAO-H-CHE'.B13"/>
      <style:map style:condition="cell-content-is-between(0.01,0.001)" style:apply-style-name="Sem_20_título4" style:base-cell-address="'DURACAO-H-CHE'.B13"/>
    </style:style>
    <style:style style:name="ce24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B14"/>
      <style:map style:condition="cell-content-is-between(0.1,0.05)" style:apply-style-name="Sem_20_título2" style:base-cell-address="'DURACAO-H-CHE'.B14"/>
      <style:map style:condition="cell-content-is-between(0.05,0.01)" style:apply-style-name="Sem_20_título3" style:base-cell-address="'DURACAO-H-CHE'.B14"/>
      <style:map style:condition="cell-content-is-between(0.01,0.001)" style:apply-style-name="Sem_20_título4" style:base-cell-address="'DURACAO-H-CHE'.B14"/>
    </style:style>
    <style:style style:name="ce24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B13"/>
      <style:map style:condition="cell-content-is-between(0.1,0.05)" style:apply-style-name="Sem_20_título2" style:base-cell-address="'DURACAO-H-CHE'.B13"/>
      <style:map style:condition="cell-content-is-between(0.05,0.01)" style:apply-style-name="Sem_20_título3" style:base-cell-address="'DURACAO-H-CHE'.B13"/>
      <style:map style:condition="cell-content-is-between(0.01,0.001)" style:apply-style-name="Sem_20_título4" style:base-cell-address="'DURACAO-H-CHE'.B13"/>
    </style:style>
    <style:style style:name="ce24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B18"/>
      <style:map style:condition="cell-content-is-between(0.1,0.05)" style:apply-style-name="Sem_20_título2" style:base-cell-address="'DURACAO-H-CHE'.B18"/>
      <style:map style:condition="cell-content-is-between(0.05,0.01)" style:apply-style-name="Sem_20_título3" style:base-cell-address="'DURACAO-H-CHE'.B18"/>
      <style:map style:condition="cell-content-is-between(0.01,0.001)" style:apply-style-name="Sem_20_título4" style:base-cell-address="'DURACAO-H-CHE'.B18"/>
    </style:style>
    <style:style style:name="ce24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B19"/>
      <style:map style:condition="cell-content-is-between(0.1,0.05)" style:apply-style-name="Sem_20_título2" style:base-cell-address="'DURACAO-H-CHE'.B19"/>
      <style:map style:condition="cell-content-is-between(0.05,0.01)" style:apply-style-name="Sem_20_título3" style:base-cell-address="'DURACAO-H-CHE'.B19"/>
      <style:map style:condition="cell-content-is-between(0.01,0.001)" style:apply-style-name="Sem_20_título4" style:base-cell-address="'DURACAO-H-CHE'.B19"/>
    </style:style>
    <style:style style:name="ce24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B18"/>
      <style:map style:condition="cell-content-is-between(0.1,0.05)" style:apply-style-name="Sem_20_título2" style:base-cell-address="'DURACAO-H-CHE'.B18"/>
      <style:map style:condition="cell-content-is-between(0.05,0.01)" style:apply-style-name="Sem_20_título3" style:base-cell-address="'DURACAO-H-CHE'.B18"/>
      <style:map style:condition="cell-content-is-between(0.01,0.001)" style:apply-style-name="Sem_20_título4" style:base-cell-address="'DURACAO-H-CHE'.B18"/>
    </style:style>
    <style:style style:name="ce24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B23"/>
      <style:map style:condition="cell-content-is-between(0.1,0.05)" style:apply-style-name="Sem_20_título2" style:base-cell-address="'DURACAO-H-CHE'.B23"/>
      <style:map style:condition="cell-content-is-between(0.05,0.01)" style:apply-style-name="Sem_20_título3" style:base-cell-address="'DURACAO-H-CHE'.B23"/>
      <style:map style:condition="cell-content-is-between(0.01,0.001)" style:apply-style-name="Sem_20_título4" style:base-cell-address="'DURACAO-H-CHE'.B23"/>
    </style:style>
    <style:style style:name="ce24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B24"/>
      <style:map style:condition="cell-content-is-between(0.1,0.05)" style:apply-style-name="Sem_20_título2" style:base-cell-address="'DURACAO-H-CHE'.B24"/>
      <style:map style:condition="cell-content-is-between(0.05,0.01)" style:apply-style-name="Sem_20_título3" style:base-cell-address="'DURACAO-H-CHE'.B24"/>
      <style:map style:condition="cell-content-is-between(0.01,0.001)" style:apply-style-name="Sem_20_título4" style:base-cell-address="'DURACAO-H-CHE'.B24"/>
    </style:style>
    <style:style style:name="ce25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B23"/>
      <style:map style:condition="cell-content-is-between(0.1,0.05)" style:apply-style-name="Sem_20_título2" style:base-cell-address="'DURACAO-H-CHE'.B23"/>
      <style:map style:condition="cell-content-is-between(0.05,0.01)" style:apply-style-name="Sem_20_título3" style:base-cell-address="'DURACAO-H-CHE'.B23"/>
      <style:map style:condition="cell-content-is-between(0.01,0.001)" style:apply-style-name="Sem_20_título4" style:base-cell-address="'DURACAO-H-CHE'.B23"/>
    </style:style>
    <style:style style:name="ce25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B28"/>
      <style:map style:condition="cell-content-is-between(0.1,0.05)" style:apply-style-name="Sem_20_título2" style:base-cell-address="'DURACAO-H-CHE'.B28"/>
      <style:map style:condition="cell-content-is-between(0.05,0.01)" style:apply-style-name="Sem_20_título3" style:base-cell-address="'DURACAO-H-CHE'.B28"/>
      <style:map style:condition="cell-content-is-between(0.01,0.001)" style:apply-style-name="Sem_20_título4" style:base-cell-address="'DURACAO-H-CHE'.B28"/>
    </style:style>
    <style:style style:name="ce25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B29"/>
      <style:map style:condition="cell-content-is-between(0.1,0.05)" style:apply-style-name="Sem_20_título2" style:base-cell-address="'DURACAO-H-CHE'.B29"/>
      <style:map style:condition="cell-content-is-between(0.05,0.01)" style:apply-style-name="Sem_20_título3" style:base-cell-address="'DURACAO-H-CHE'.B29"/>
      <style:map style:condition="cell-content-is-between(0.01,0.001)" style:apply-style-name="Sem_20_título4" style:base-cell-address="'DURACAO-H-CHE'.B29"/>
    </style:style>
    <style:style style:name="ce25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B28"/>
      <style:map style:condition="cell-content-is-between(0.1,0.05)" style:apply-style-name="Sem_20_título2" style:base-cell-address="'DURACAO-H-CHE'.B28"/>
      <style:map style:condition="cell-content-is-between(0.05,0.01)" style:apply-style-name="Sem_20_título3" style:base-cell-address="'DURACAO-H-CHE'.B28"/>
      <style:map style:condition="cell-content-is-between(0.01,0.001)" style:apply-style-name="Sem_20_título4" style:base-cell-address="'DURACAO-H-CHE'.B28"/>
    </style:style>
    <style:style style:name="ce25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B35"/>
      <style:map style:condition="cell-content-is-between(0.1,0.05)" style:apply-style-name="Sem_20_título2" style:base-cell-address="'DURACAO-H-CHE'.B35"/>
      <style:map style:condition="cell-content-is-between(0.05,0.01)" style:apply-style-name="Sem_20_título3" style:base-cell-address="'DURACAO-H-CHE'.B35"/>
      <style:map style:condition="cell-content-is-between(0.01,0.001)" style:apply-style-name="Sem_20_título4" style:base-cell-address="'DURACAO-H-CHE'.B35"/>
    </style:style>
    <style:style style:name="ce25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B36"/>
      <style:map style:condition="cell-content-is-between(0.1,0.05)" style:apply-style-name="Sem_20_título2" style:base-cell-address="'DURACAO-H-CHE'.B36"/>
      <style:map style:condition="cell-content-is-between(0.05,0.01)" style:apply-style-name="Sem_20_título3" style:base-cell-address="'DURACAO-H-CHE'.B36"/>
      <style:map style:condition="cell-content-is-between(0.01,0.001)" style:apply-style-name="Sem_20_título4" style:base-cell-address="'DURACAO-H-CHE'.B36"/>
    </style:style>
    <style:style style:name="ce25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B35"/>
      <style:map style:condition="cell-content-is-between(0.1,0.05)" style:apply-style-name="Sem_20_título2" style:base-cell-address="'DURACAO-H-CHE'.B35"/>
      <style:map style:condition="cell-content-is-between(0.05,0.01)" style:apply-style-name="Sem_20_título3" style:base-cell-address="'DURACAO-H-CHE'.B35"/>
      <style:map style:condition="cell-content-is-between(0.01,0.001)" style:apply-style-name="Sem_20_título4" style:base-cell-address="'DURACAO-H-CHE'.B35"/>
    </style:style>
    <style:style style:name="ce25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B40"/>
      <style:map style:condition="cell-content-is-between(0.1,0.05)" style:apply-style-name="Sem_20_título2" style:base-cell-address="'DURACAO-H-CHE'.B40"/>
      <style:map style:condition="cell-content-is-between(0.05,0.01)" style:apply-style-name="Sem_20_título3" style:base-cell-address="'DURACAO-H-CHE'.B40"/>
      <style:map style:condition="cell-content-is-between(0.01,0.001)" style:apply-style-name="Sem_20_título4" style:base-cell-address="'DURACAO-H-CHE'.B40"/>
    </style:style>
    <style:style style:name="ce25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B41"/>
      <style:map style:condition="cell-content-is-between(0.1,0.05)" style:apply-style-name="Sem_20_título2" style:base-cell-address="'DURACAO-H-CHE'.B41"/>
      <style:map style:condition="cell-content-is-between(0.05,0.01)" style:apply-style-name="Sem_20_título3" style:base-cell-address="'DURACAO-H-CHE'.B41"/>
      <style:map style:condition="cell-content-is-between(0.01,0.001)" style:apply-style-name="Sem_20_título4" style:base-cell-address="'DURACAO-H-CHE'.B41"/>
    </style:style>
    <style:style style:name="ce25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B40"/>
      <style:map style:condition="cell-content-is-between(0.1,0.05)" style:apply-style-name="Sem_20_título2" style:base-cell-address="'DURACAO-H-CHE'.B40"/>
      <style:map style:condition="cell-content-is-between(0.05,0.01)" style:apply-style-name="Sem_20_título3" style:base-cell-address="'DURACAO-H-CHE'.B40"/>
      <style:map style:condition="cell-content-is-between(0.01,0.001)" style:apply-style-name="Sem_20_título4" style:base-cell-address="'DURACAO-H-CHE'.B40"/>
    </style:style>
    <style:style style:name="ce26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B45"/>
      <style:map style:condition="cell-content-is-between(0.1,0.05)" style:apply-style-name="Sem_20_título2" style:base-cell-address="'DURACAO-H-CHE'.B45"/>
      <style:map style:condition="cell-content-is-between(0.05,0.01)" style:apply-style-name="Sem_20_título3" style:base-cell-address="'DURACAO-H-CHE'.B45"/>
      <style:map style:condition="cell-content-is-between(0.01,0.001)" style:apply-style-name="Sem_20_título4" style:base-cell-address="'DURACAO-H-CHE'.B45"/>
    </style:style>
    <style:style style:name="ce26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B46"/>
      <style:map style:condition="cell-content-is-between(0.1,0.05)" style:apply-style-name="Sem_20_título2" style:base-cell-address="'DURACAO-H-CHE'.B46"/>
      <style:map style:condition="cell-content-is-between(0.05,0.01)" style:apply-style-name="Sem_20_título3" style:base-cell-address="'DURACAO-H-CHE'.B46"/>
      <style:map style:condition="cell-content-is-between(0.01,0.001)" style:apply-style-name="Sem_20_título4" style:base-cell-address="'DURACAO-H-CHE'.B46"/>
    </style:style>
    <style:style style:name="ce26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B45"/>
      <style:map style:condition="cell-content-is-between(0.1,0.05)" style:apply-style-name="Sem_20_título2" style:base-cell-address="'DURACAO-H-CHE'.B45"/>
      <style:map style:condition="cell-content-is-between(0.05,0.01)" style:apply-style-name="Sem_20_título3" style:base-cell-address="'DURACAO-H-CHE'.B45"/>
      <style:map style:condition="cell-content-is-between(0.01,0.001)" style:apply-style-name="Sem_20_título4" style:base-cell-address="'DURACAO-H-CHE'.B45"/>
    </style:style>
    <style:style style:name="ce26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B50"/>
      <style:map style:condition="cell-content-is-between(0.1,0.05)" style:apply-style-name="Sem_20_título2" style:base-cell-address="'DURACAO-H-CHE'.B50"/>
      <style:map style:condition="cell-content-is-between(0.05,0.01)" style:apply-style-name="Sem_20_título3" style:base-cell-address="'DURACAO-H-CHE'.B50"/>
      <style:map style:condition="cell-content-is-between(0.01,0.001)" style:apply-style-name="Sem_20_título4" style:base-cell-address="'DURACAO-H-CHE'.B50"/>
    </style:style>
    <style:style style:name="ce26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B51"/>
      <style:map style:condition="cell-content-is-between(0.1,0.05)" style:apply-style-name="Sem_20_título2" style:base-cell-address="'DURACAO-H-CHE'.B51"/>
      <style:map style:condition="cell-content-is-between(0.05,0.01)" style:apply-style-name="Sem_20_título3" style:base-cell-address="'DURACAO-H-CHE'.B51"/>
      <style:map style:condition="cell-content-is-between(0.01,0.001)" style:apply-style-name="Sem_20_título4" style:base-cell-address="'DURACAO-H-CHE'.B51"/>
    </style:style>
    <style:style style:name="ce26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B50"/>
      <style:map style:condition="cell-content-is-between(0.1,0.05)" style:apply-style-name="Sem_20_título2" style:base-cell-address="'DURACAO-H-CHE'.B50"/>
      <style:map style:condition="cell-content-is-between(0.05,0.01)" style:apply-style-name="Sem_20_título3" style:base-cell-address="'DURACAO-H-CHE'.B50"/>
      <style:map style:condition="cell-content-is-between(0.01,0.001)" style:apply-style-name="Sem_20_título4" style:base-cell-address="'DURACAO-H-CHE'.B50"/>
    </style:style>
    <style:style style:name="ce26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</style:style>
    <style:style style:name="ce26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B56"/>
      <style:map style:condition="cell-content-is-between(0.1,0.05)" style:apply-style-name="Sem_20_título2" style:base-cell-address="'DURACAO-H-CHE'.B56"/>
      <style:map style:condition="cell-content-is-between(0.05,0.01)" style:apply-style-name="Sem_20_título3" style:base-cell-address="'DURACAO-H-CHE'.B56"/>
      <style:map style:condition="cell-content-is-between(0.01,0.001)" style:apply-style-name="Sem_20_título4" style:base-cell-address="'DURACAO-H-CHE'.B56"/>
    </style:style>
    <style:style style:name="ce26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26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B60"/>
      <style:map style:condition="cell-content-is-between(0.1,0.05)" style:apply-style-name="Sem_20_título2" style:base-cell-address="'DURACAO-H-CHE'.B60"/>
      <style:map style:condition="cell-content-is-between(0.05,0.01)" style:apply-style-name="Sem_20_título3" style:base-cell-address="'DURACAO-H-CHE'.B60"/>
      <style:map style:condition="cell-content-is-between(0.01,0.001)" style:apply-style-name="Sem_20_título4" style:base-cell-address="'DURACAO-H-CHE'.B60"/>
    </style:style>
    <style:style style:name="ce27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B61"/>
      <style:map style:condition="cell-content-is-between(0.1,0.05)" style:apply-style-name="Sem_20_título2" style:base-cell-address="'DURACAO-H-CHE'.B61"/>
      <style:map style:condition="cell-content-is-between(0.05,0.01)" style:apply-style-name="Sem_20_título3" style:base-cell-address="'DURACAO-H-CHE'.B61"/>
      <style:map style:condition="cell-content-is-between(0.01,0.001)" style:apply-style-name="Sem_20_título4" style:base-cell-address="'DURACAO-H-CHE'.B61"/>
    </style:style>
    <style:style style:name="ce27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B60"/>
      <style:map style:condition="cell-content-is-between(0.1,0.05)" style:apply-style-name="Sem_20_título2" style:base-cell-address="'DURACAO-H-CHE'.B60"/>
      <style:map style:condition="cell-content-is-between(0.05,0.01)" style:apply-style-name="Sem_20_título3" style:base-cell-address="'DURACAO-H-CHE'.B60"/>
      <style:map style:condition="cell-content-is-between(0.01,0.001)" style:apply-style-name="Sem_20_título4" style:base-cell-address="'DURACAO-H-CHE'.B60"/>
    </style:style>
    <style:style style:name="ce272" style:family="table-cell" style:parent-style-name="Default" style:data-style-name="N108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</style:style>
    <style:style style:name="ce273" style:family="table-cell" style:parent-style-name="Default" style:data-style-name="N108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274" style:family="table-cell" style:parent-style-name="Default" style:data-style-name="N108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 style:font-name="Liberation Sans" style:font-name-asian="Droid Sans Fallback" style:font-name-complex="FreeSans"/>
    </style:style>
    <style:style style:name="ce275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27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E3"/>
      <style:map style:condition="cell-content-is-between(0.1,0.05)" style:apply-style-name="Sem_20_título2" style:base-cell-address="'DURACAO-H-CHE'.E3"/>
      <style:map style:condition="cell-content-is-between(0.05,0.01)" style:apply-style-name="Sem_20_título3" style:base-cell-address="'DURACAO-H-CHE'.E3"/>
      <style:map style:condition="cell-content-is-between(0.01,0.001)" style:apply-style-name="Sem_20_título4" style:base-cell-address="'DURACAO-H-CHE'.E3"/>
    </style:style>
    <style:style style:name="ce27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E4"/>
      <style:map style:condition="cell-content-is-between(0.1,0.05)" style:apply-style-name="Sem_20_título2" style:base-cell-address="'DURACAO-H-CHE'.E4"/>
      <style:map style:condition="cell-content-is-between(0.05,0.01)" style:apply-style-name="Sem_20_título3" style:base-cell-address="'DURACAO-H-CHE'.E4"/>
      <style:map style:condition="cell-content-is-between(0.01,0.001)" style:apply-style-name="Sem_20_título4" style:base-cell-address="'DURACAO-H-CHE'.E4"/>
    </style:style>
    <style:style style:name="ce27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E5"/>
      <style:map style:condition="cell-content-is-between(0.1,0.05)" style:apply-style-name="Sem_20_título2" style:base-cell-address="'DURACAO-H-CHE'.E5"/>
      <style:map style:condition="cell-content-is-between(0.05,0.01)" style:apply-style-name="Sem_20_título3" style:base-cell-address="'DURACAO-H-CHE'.E5"/>
      <style:map style:condition="cell-content-is-between(0.01,0.001)" style:apply-style-name="Sem_20_título4" style:base-cell-address="'DURACAO-H-CHE'.E5"/>
    </style:style>
    <style:style style:name="ce27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E8"/>
      <style:map style:condition="cell-content-is-between(0.1,0.05)" style:apply-style-name="Sem_20_título2" style:base-cell-address="'DURACAO-H-CHE'.E8"/>
      <style:map style:condition="cell-content-is-between(0.05,0.01)" style:apply-style-name="Sem_20_título3" style:base-cell-address="'DURACAO-H-CHE'.E8"/>
      <style:map style:condition="cell-content-is-between(0.01,0.001)" style:apply-style-name="Sem_20_título4" style:base-cell-address="'DURACAO-H-CHE'.E8"/>
    </style:style>
    <style:style style:name="ce28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E9"/>
      <style:map style:condition="cell-content-is-between(0.1,0.05)" style:apply-style-name="Sem_20_título2" style:base-cell-address="'DURACAO-H-CHE'.E9"/>
      <style:map style:condition="cell-content-is-between(0.05,0.01)" style:apply-style-name="Sem_20_título3" style:base-cell-address="'DURACAO-H-CHE'.E9"/>
      <style:map style:condition="cell-content-is-between(0.01,0.001)" style:apply-style-name="Sem_20_título4" style:base-cell-address="'DURACAO-H-CHE'.E9"/>
    </style:style>
    <style:style style:name="ce28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E10"/>
      <style:map style:condition="cell-content-is-between(0.1,0.05)" style:apply-style-name="Sem_20_título2" style:base-cell-address="'DURACAO-H-CHE'.E10"/>
      <style:map style:condition="cell-content-is-between(0.05,0.01)" style:apply-style-name="Sem_20_título3" style:base-cell-address="'DURACAO-H-CHE'.E10"/>
      <style:map style:condition="cell-content-is-between(0.01,0.001)" style:apply-style-name="Sem_20_título4" style:base-cell-address="'DURACAO-H-CHE'.E10"/>
    </style:style>
    <style:style style:name="ce28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E13"/>
      <style:map style:condition="cell-content-is-between(0.1,0.05)" style:apply-style-name="Sem_20_título2" style:base-cell-address="'DURACAO-H-CHE'.E13"/>
      <style:map style:condition="cell-content-is-between(0.05,0.01)" style:apply-style-name="Sem_20_título3" style:base-cell-address="'DURACAO-H-CHE'.E13"/>
      <style:map style:condition="cell-content-is-between(0.01,0.001)" style:apply-style-name="Sem_20_título4" style:base-cell-address="'DURACAO-H-CHE'.E13"/>
    </style:style>
    <style:style style:name="ce28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E14"/>
      <style:map style:condition="cell-content-is-between(0.1,0.05)" style:apply-style-name="Sem_20_título2" style:base-cell-address="'DURACAO-H-CHE'.E14"/>
      <style:map style:condition="cell-content-is-between(0.05,0.01)" style:apply-style-name="Sem_20_título3" style:base-cell-address="'DURACAO-H-CHE'.E14"/>
      <style:map style:condition="cell-content-is-between(0.01,0.001)" style:apply-style-name="Sem_20_título4" style:base-cell-address="'DURACAO-H-CHE'.E14"/>
    </style:style>
    <style:style style:name="ce28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E15"/>
      <style:map style:condition="cell-content-is-between(0.1,0.05)" style:apply-style-name="Sem_20_título2" style:base-cell-address="'DURACAO-H-CHE'.E15"/>
      <style:map style:condition="cell-content-is-between(0.05,0.01)" style:apply-style-name="Sem_20_título3" style:base-cell-address="'DURACAO-H-CHE'.E15"/>
      <style:map style:condition="cell-content-is-between(0.01,0.001)" style:apply-style-name="Sem_20_título4" style:base-cell-address="'DURACAO-H-CHE'.E15"/>
    </style:style>
    <style:style style:name="ce28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E18"/>
      <style:map style:condition="cell-content-is-between(0.1,0.05)" style:apply-style-name="Sem_20_título2" style:base-cell-address="'DURACAO-H-CHE'.E18"/>
      <style:map style:condition="cell-content-is-between(0.05,0.01)" style:apply-style-name="Sem_20_título3" style:base-cell-address="'DURACAO-H-CHE'.E18"/>
      <style:map style:condition="cell-content-is-between(0.01,0.001)" style:apply-style-name="Sem_20_título4" style:base-cell-address="'DURACAO-H-CHE'.E18"/>
    </style:style>
    <style:style style:name="ce28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E19"/>
      <style:map style:condition="cell-content-is-between(0.1,0.05)" style:apply-style-name="Sem_20_título2" style:base-cell-address="'DURACAO-H-CHE'.E19"/>
      <style:map style:condition="cell-content-is-between(0.05,0.01)" style:apply-style-name="Sem_20_título3" style:base-cell-address="'DURACAO-H-CHE'.E19"/>
      <style:map style:condition="cell-content-is-between(0.01,0.001)" style:apply-style-name="Sem_20_título4" style:base-cell-address="'DURACAO-H-CHE'.E19"/>
    </style:style>
    <style:style style:name="ce28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E20"/>
      <style:map style:condition="cell-content-is-between(0.1,0.05)" style:apply-style-name="Sem_20_título2" style:base-cell-address="'DURACAO-H-CHE'.E20"/>
      <style:map style:condition="cell-content-is-between(0.05,0.01)" style:apply-style-name="Sem_20_título3" style:base-cell-address="'DURACAO-H-CHE'.E20"/>
      <style:map style:condition="cell-content-is-between(0.01,0.001)" style:apply-style-name="Sem_20_título4" style:base-cell-address="'DURACAO-H-CHE'.E20"/>
    </style:style>
    <style:style style:name="ce28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E23"/>
      <style:map style:condition="cell-content-is-between(0.1,0.05)" style:apply-style-name="Sem_20_título2" style:base-cell-address="'DURACAO-H-CHE'.E23"/>
      <style:map style:condition="cell-content-is-between(0.05,0.01)" style:apply-style-name="Sem_20_título3" style:base-cell-address="'DURACAO-H-CHE'.E23"/>
      <style:map style:condition="cell-content-is-between(0.01,0.001)" style:apply-style-name="Sem_20_título4" style:base-cell-address="'DURACAO-H-CHE'.E23"/>
    </style:style>
    <style:style style:name="ce28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E24"/>
      <style:map style:condition="cell-content-is-between(0.1,0.05)" style:apply-style-name="Sem_20_título2" style:base-cell-address="'DURACAO-H-CHE'.E24"/>
      <style:map style:condition="cell-content-is-between(0.05,0.01)" style:apply-style-name="Sem_20_título3" style:base-cell-address="'DURACAO-H-CHE'.E24"/>
      <style:map style:condition="cell-content-is-between(0.01,0.001)" style:apply-style-name="Sem_20_título4" style:base-cell-address="'DURACAO-H-CHE'.E24"/>
    </style:style>
    <style:style style:name="ce29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E25"/>
      <style:map style:condition="cell-content-is-between(0.1,0.05)" style:apply-style-name="Sem_20_título2" style:base-cell-address="'DURACAO-H-CHE'.E25"/>
      <style:map style:condition="cell-content-is-between(0.05,0.01)" style:apply-style-name="Sem_20_título3" style:base-cell-address="'DURACAO-H-CHE'.E25"/>
      <style:map style:condition="cell-content-is-between(0.01,0.001)" style:apply-style-name="Sem_20_título4" style:base-cell-address="'DURACAO-H-CHE'.E25"/>
    </style:style>
    <style:style style:name="ce29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E28"/>
      <style:map style:condition="cell-content-is-between(0.1,0.05)" style:apply-style-name="Sem_20_título2" style:base-cell-address="'DURACAO-H-CHE'.E28"/>
      <style:map style:condition="cell-content-is-between(0.05,0.01)" style:apply-style-name="Sem_20_título3" style:base-cell-address="'DURACAO-H-CHE'.E28"/>
      <style:map style:condition="cell-content-is-between(0.01,0.001)" style:apply-style-name="Sem_20_título4" style:base-cell-address="'DURACAO-H-CHE'.E28"/>
    </style:style>
    <style:style style:name="ce29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E29"/>
      <style:map style:condition="cell-content-is-between(0.1,0.05)" style:apply-style-name="Sem_20_título2" style:base-cell-address="'DURACAO-H-CHE'.E29"/>
      <style:map style:condition="cell-content-is-between(0.05,0.01)" style:apply-style-name="Sem_20_título3" style:base-cell-address="'DURACAO-H-CHE'.E29"/>
      <style:map style:condition="cell-content-is-between(0.01,0.001)" style:apply-style-name="Sem_20_título4" style:base-cell-address="'DURACAO-H-CHE'.E29"/>
    </style:style>
    <style:style style:name="ce29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E30"/>
      <style:map style:condition="cell-content-is-between(0.1,0.05)" style:apply-style-name="Sem_20_título2" style:base-cell-address="'DURACAO-H-CHE'.E30"/>
      <style:map style:condition="cell-content-is-between(0.05,0.01)" style:apply-style-name="Sem_20_título3" style:base-cell-address="'DURACAO-H-CHE'.E30"/>
      <style:map style:condition="cell-content-is-between(0.01,0.001)" style:apply-style-name="Sem_20_título4" style:base-cell-address="'DURACAO-H-CHE'.E30"/>
    </style:style>
    <style:style style:name="ce29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E35"/>
      <style:map style:condition="cell-content-is-between(0.1,0.05)" style:apply-style-name="Sem_20_título2" style:base-cell-address="'DURACAO-H-CHE'.E35"/>
      <style:map style:condition="cell-content-is-between(0.05,0.01)" style:apply-style-name="Sem_20_título3" style:base-cell-address="'DURACAO-H-CHE'.E35"/>
      <style:map style:condition="cell-content-is-between(0.01,0.001)" style:apply-style-name="Sem_20_título4" style:base-cell-address="'DURACAO-H-CHE'.E35"/>
    </style:style>
    <style:style style:name="ce29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E36"/>
      <style:map style:condition="cell-content-is-between(0.1,0.05)" style:apply-style-name="Sem_20_título2" style:base-cell-address="'DURACAO-H-CHE'.E36"/>
      <style:map style:condition="cell-content-is-between(0.05,0.01)" style:apply-style-name="Sem_20_título3" style:base-cell-address="'DURACAO-H-CHE'.E36"/>
      <style:map style:condition="cell-content-is-between(0.01,0.001)" style:apply-style-name="Sem_20_título4" style:base-cell-address="'DURACAO-H-CHE'.E36"/>
    </style:style>
    <style:style style:name="ce296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E37"/>
      <style:map style:condition="cell-content-is-between(0.1,0.05)" style:apply-style-name="Sem_20_título2" style:base-cell-address="'DURACAO-H-CHE'.E37"/>
      <style:map style:condition="cell-content-is-between(0.05,0.01)" style:apply-style-name="Sem_20_título3" style:base-cell-address="'DURACAO-H-CHE'.E37"/>
      <style:map style:condition="cell-content-is-between(0.01,0.001)" style:apply-style-name="Sem_20_título4" style:base-cell-address="'DURACAO-H-CHE'.E37"/>
    </style:style>
    <style:style style:name="ce29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E40"/>
      <style:map style:condition="cell-content-is-between(0.1,0.05)" style:apply-style-name="Sem_20_título2" style:base-cell-address="'DURACAO-H-CHE'.E40"/>
      <style:map style:condition="cell-content-is-between(0.05,0.01)" style:apply-style-name="Sem_20_título3" style:base-cell-address="'DURACAO-H-CHE'.E40"/>
      <style:map style:condition="cell-content-is-between(0.01,0.001)" style:apply-style-name="Sem_20_título4" style:base-cell-address="'DURACAO-H-CHE'.E40"/>
    </style:style>
    <style:style style:name="ce29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E41"/>
      <style:map style:condition="cell-content-is-between(0.1,0.05)" style:apply-style-name="Sem_20_título2" style:base-cell-address="'DURACAO-H-CHE'.E41"/>
      <style:map style:condition="cell-content-is-between(0.05,0.01)" style:apply-style-name="Sem_20_título3" style:base-cell-address="'DURACAO-H-CHE'.E41"/>
      <style:map style:condition="cell-content-is-between(0.01,0.001)" style:apply-style-name="Sem_20_título4" style:base-cell-address="'DURACAO-H-CHE'.E41"/>
    </style:style>
    <style:style style:name="ce29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E42"/>
      <style:map style:condition="cell-content-is-between(0.1,0.05)" style:apply-style-name="Sem_20_título2" style:base-cell-address="'DURACAO-H-CHE'.E42"/>
      <style:map style:condition="cell-content-is-between(0.05,0.01)" style:apply-style-name="Sem_20_título3" style:base-cell-address="'DURACAO-H-CHE'.E42"/>
      <style:map style:condition="cell-content-is-between(0.01,0.001)" style:apply-style-name="Sem_20_título4" style:base-cell-address="'DURACAO-H-CHE'.E42"/>
    </style:style>
    <style:style style:name="ce30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E45"/>
      <style:map style:condition="cell-content-is-between(0.1,0.05)" style:apply-style-name="Sem_20_título2" style:base-cell-address="'DURACAO-H-CHE'.E45"/>
      <style:map style:condition="cell-content-is-between(0.05,0.01)" style:apply-style-name="Sem_20_título3" style:base-cell-address="'DURACAO-H-CHE'.E45"/>
      <style:map style:condition="cell-content-is-between(0.01,0.001)" style:apply-style-name="Sem_20_título4" style:base-cell-address="'DURACAO-H-CHE'.E45"/>
    </style:style>
    <style:style style:name="ce30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E46"/>
      <style:map style:condition="cell-content-is-between(0.1,0.05)" style:apply-style-name="Sem_20_título2" style:base-cell-address="'DURACAO-H-CHE'.E46"/>
      <style:map style:condition="cell-content-is-between(0.05,0.01)" style:apply-style-name="Sem_20_título3" style:base-cell-address="'DURACAO-H-CHE'.E46"/>
      <style:map style:condition="cell-content-is-between(0.01,0.001)" style:apply-style-name="Sem_20_título4" style:base-cell-address="'DURACAO-H-CHE'.E46"/>
    </style:style>
    <style:style style:name="ce30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E47"/>
      <style:map style:condition="cell-content-is-between(0.1,0.05)" style:apply-style-name="Sem_20_título2" style:base-cell-address="'DURACAO-H-CHE'.E47"/>
      <style:map style:condition="cell-content-is-between(0.05,0.01)" style:apply-style-name="Sem_20_título3" style:base-cell-address="'DURACAO-H-CHE'.E47"/>
      <style:map style:condition="cell-content-is-between(0.01,0.001)" style:apply-style-name="Sem_20_título4" style:base-cell-address="'DURACAO-H-CHE'.E47"/>
    </style:style>
    <style:style style:name="ce30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E50"/>
      <style:map style:condition="cell-content-is-between(0.1,0.05)" style:apply-style-name="Sem_20_título2" style:base-cell-address="'DURACAO-H-CHE'.E50"/>
      <style:map style:condition="cell-content-is-between(0.05,0.01)" style:apply-style-name="Sem_20_título3" style:base-cell-address="'DURACAO-H-CHE'.E50"/>
      <style:map style:condition="cell-content-is-between(0.01,0.001)" style:apply-style-name="Sem_20_título4" style:base-cell-address="'DURACAO-H-CHE'.E50"/>
    </style:style>
    <style:style style:name="ce30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E51"/>
      <style:map style:condition="cell-content-is-between(0.1,0.05)" style:apply-style-name="Sem_20_título2" style:base-cell-address="'DURACAO-H-CHE'.E51"/>
      <style:map style:condition="cell-content-is-between(0.05,0.01)" style:apply-style-name="Sem_20_título3" style:base-cell-address="'DURACAO-H-CHE'.E51"/>
      <style:map style:condition="cell-content-is-between(0.01,0.001)" style:apply-style-name="Sem_20_título4" style:base-cell-address="'DURACAO-H-CHE'.E51"/>
    </style:style>
    <style:style style:name="ce30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E52"/>
      <style:map style:condition="cell-content-is-between(0.1,0.05)" style:apply-style-name="Sem_20_título2" style:base-cell-address="'DURACAO-H-CHE'.E52"/>
      <style:map style:condition="cell-content-is-between(0.05,0.01)" style:apply-style-name="Sem_20_título3" style:base-cell-address="'DURACAO-H-CHE'.E52"/>
      <style:map style:condition="cell-content-is-between(0.01,0.001)" style:apply-style-name="Sem_20_título4" style:base-cell-address="'DURACAO-H-CHE'.E52"/>
    </style:style>
    <style:style style:name="ce30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E55"/>
      <style:map style:condition="cell-content-is-between(0.1,0.05)" style:apply-style-name="Sem_20_título2" style:base-cell-address="'DURACAO-H-CHE'.E55"/>
      <style:map style:condition="cell-content-is-between(0.05,0.01)" style:apply-style-name="Sem_20_título3" style:base-cell-address="'DURACAO-H-CHE'.E55"/>
      <style:map style:condition="cell-content-is-between(0.01,0.001)" style:apply-style-name="Sem_20_título4" style:base-cell-address="'DURACAO-H-CHE'.E55"/>
    </style:style>
    <style:style style:name="ce30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E56"/>
      <style:map style:condition="cell-content-is-between(0.1,0.05)" style:apply-style-name="Sem_20_título2" style:base-cell-address="'DURACAO-H-CHE'.E56"/>
      <style:map style:condition="cell-content-is-between(0.05,0.01)" style:apply-style-name="Sem_20_título3" style:base-cell-address="'DURACAO-H-CHE'.E56"/>
      <style:map style:condition="cell-content-is-between(0.01,0.001)" style:apply-style-name="Sem_20_título4" style:base-cell-address="'DURACAO-H-CHE'.E56"/>
    </style:style>
    <style:style style:name="ce30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E57"/>
      <style:map style:condition="cell-content-is-between(0.1,0.05)" style:apply-style-name="Sem_20_título2" style:base-cell-address="'DURACAO-H-CHE'.E57"/>
      <style:map style:condition="cell-content-is-between(0.05,0.01)" style:apply-style-name="Sem_20_título3" style:base-cell-address="'DURACAO-H-CHE'.E57"/>
      <style:map style:condition="cell-content-is-between(0.01,0.001)" style:apply-style-name="Sem_20_título4" style:base-cell-address="'DURACAO-H-CHE'.E57"/>
    </style:style>
    <style:style style:name="ce30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E60"/>
      <style:map style:condition="cell-content-is-between(0.1,0.05)" style:apply-style-name="Sem_20_título2" style:base-cell-address="'DURACAO-H-CHE'.E60"/>
      <style:map style:condition="cell-content-is-between(0.05,0.01)" style:apply-style-name="Sem_20_título3" style:base-cell-address="'DURACAO-H-CHE'.E60"/>
      <style:map style:condition="cell-content-is-between(0.01,0.001)" style:apply-style-name="Sem_20_título4" style:base-cell-address="'DURACAO-H-CHE'.E60"/>
    </style:style>
    <style:style style:name="ce31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E61"/>
      <style:map style:condition="cell-content-is-between(0.1,0.05)" style:apply-style-name="Sem_20_título2" style:base-cell-address="'DURACAO-H-CHE'.E61"/>
      <style:map style:condition="cell-content-is-between(0.05,0.01)" style:apply-style-name="Sem_20_título3" style:base-cell-address="'DURACAO-H-CHE'.E61"/>
      <style:map style:condition="cell-content-is-between(0.01,0.001)" style:apply-style-name="Sem_20_título4" style:base-cell-address="'DURACAO-H-CHE'.E61"/>
    </style:style>
    <style:style style:name="ce31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E62"/>
      <style:map style:condition="cell-content-is-between(0.1,0.05)" style:apply-style-name="Sem_20_título2" style:base-cell-address="'DURACAO-H-CHE'.E62"/>
      <style:map style:condition="cell-content-is-between(0.05,0.01)" style:apply-style-name="Sem_20_título3" style:base-cell-address="'DURACAO-H-CHE'.E62"/>
      <style:map style:condition="cell-content-is-between(0.01,0.001)" style:apply-style-name="Sem_20_título4" style:base-cell-address="'DURACAO-H-CHE'.E62"/>
    </style:style>
    <style:style style:name="ce312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  <style:text-properties fo:color="#004586"/>
    </style:style>
    <style:style style:name="ce313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  <style:text-properties style:use-window-font-color="true"/>
    </style:style>
    <style:style style:name="ce31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G3"/>
      <style:map style:condition="cell-content-is-between(0.1,0.05)" style:apply-style-name="Sem_20_título2" style:base-cell-address="'DURACAO-H-CHE'.G3"/>
      <style:map style:condition="cell-content-is-between(0.05,0.01)" style:apply-style-name="Sem_20_título3" style:base-cell-address="'DURACAO-H-CHE'.G3"/>
      <style:map style:condition="cell-content-is-between(0.01,0.001)" style:apply-style-name="Sem_20_título4" style:base-cell-address="'DURACAO-H-CHE'.G3"/>
    </style:style>
    <style:style style:name="ce31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HE'.G4"/>
      <style:map style:condition="cell-content-is-between(0.1,0.05)" style:apply-style-name="Sem_20_título2" style:base-cell-address="'DURACAO-H-CHE'.G4"/>
      <style:map style:condition="cell-content-is-between(0.05,0.01)" style:apply-style-name="Sem_20_título3" style:base-cell-address="'DURACAO-H-CHE'.G4"/>
      <style:map style:condition="cell-content-is-between(0.01,0.001)" style:apply-style-name="Sem_20_título4" style:base-cell-address="'DURACAO-H-CHE'.G4"/>
    </style:style>
    <style:style style:name="ce31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G4"/>
      <style:map style:condition="cell-content-is-between(0.1,0.05)" style:apply-style-name="Sem_20_título2" style:base-cell-address="'DURACAO-H-CHE'.G4"/>
      <style:map style:condition="cell-content-is-between(0.05,0.01)" style:apply-style-name="Sem_20_título3" style:base-cell-address="'DURACAO-H-CHE'.G4"/>
      <style:map style:condition="cell-content-is-between(0.01,0.001)" style:apply-style-name="Sem_20_título4" style:base-cell-address="'DURACAO-H-CHE'.G4"/>
    </style:style>
    <style:style style:name="ce31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G4"/>
      <style:map style:condition="cell-content-is-between(0.1,0.05)" style:apply-style-name="Sem_20_título2" style:base-cell-address="'DURACAO-H-CHE'.G4"/>
      <style:map style:condition="cell-content-is-between(0.05,0.01)" style:apply-style-name="Sem_20_título3" style:base-cell-address="'DURACAO-H-CHE'.G4"/>
      <style:map style:condition="cell-content-is-between(0.01,0.001)" style:apply-style-name="Sem_20_título4" style:base-cell-address="'DURACAO-H-CHE'.G4"/>
    </style:style>
    <style:style style:name="ce31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G4"/>
      <style:map style:condition="cell-content-is-between(0.1,0.05)" style:apply-style-name="Sem_20_título2" style:base-cell-address="'DURACAO-H-CHE'.G4"/>
      <style:map style:condition="cell-content-is-between(0.05,0.01)" style:apply-style-name="Sem_20_título3" style:base-cell-address="'DURACAO-H-CHE'.G4"/>
      <style:map style:condition="cell-content-is-between(0.01,0.001)" style:apply-style-name="Sem_20_título4" style:base-cell-address="'DURACAO-H-CHE'.G4"/>
    </style:style>
    <style:style style:name="ce31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G35"/>
      <style:map style:condition="cell-content-is-between(0.1,0.05)" style:apply-style-name="Sem_20_título2" style:base-cell-address="'DURACAO-H-CHE'.G35"/>
      <style:map style:condition="cell-content-is-between(0.05,0.01)" style:apply-style-name="Sem_20_título3" style:base-cell-address="'DURACAO-H-CHE'.G35"/>
      <style:map style:condition="cell-content-is-between(0.01,0.001)" style:apply-style-name="Sem_20_título4" style:base-cell-address="'DURACAO-H-CHE'.G35"/>
    </style:style>
    <style:style style:name="ce32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HE'.G36"/>
      <style:map style:condition="cell-content-is-between(0.1,0.05)" style:apply-style-name="Sem_20_título2" style:base-cell-address="'DURACAO-H-CHE'.G36"/>
      <style:map style:condition="cell-content-is-between(0.05,0.01)" style:apply-style-name="Sem_20_título3" style:base-cell-address="'DURACAO-H-CHE'.G36"/>
      <style:map style:condition="cell-content-is-between(0.01,0.001)" style:apply-style-name="Sem_20_título4" style:base-cell-address="'DURACAO-H-CHE'.G36"/>
    </style:style>
    <style:style style:name="ce32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HE'.G38"/>
      <style:map style:condition="cell-content-is-between(0.1,0.05)" style:apply-style-name="Sem_20_título2" style:base-cell-address="'DURACAO-H-CHE'.G38"/>
      <style:map style:condition="cell-content-is-between(0.05,0.01)" style:apply-style-name="Sem_20_título3" style:base-cell-address="'DURACAO-H-CHE'.G38"/>
      <style:map style:condition="cell-content-is-between(0.01,0.001)" style:apply-style-name="Sem_20_título4" style:base-cell-address="'DURACAO-H-CHE'.G38"/>
    </style:style>
    <style:style style:name="ce32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G40"/>
      <style:map style:condition="cell-content-is-between(0.1,0.05)" style:apply-style-name="Sem_20_título2" style:base-cell-address="'DURACAO-H-CHE'.G40"/>
      <style:map style:condition="cell-content-is-between(0.05,0.01)" style:apply-style-name="Sem_20_título3" style:base-cell-address="'DURACAO-H-CHE'.G40"/>
      <style:map style:condition="cell-content-is-between(0.01,0.001)" style:apply-style-name="Sem_20_título4" style:base-cell-address="'DURACAO-H-CHE'.G40"/>
    </style:style>
    <style:style style:name="ce32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HE'.G41"/>
      <style:map style:condition="cell-content-is-between(0.1,0.05)" style:apply-style-name="Sem_20_título2" style:base-cell-address="'DURACAO-H-CHE'.G41"/>
      <style:map style:condition="cell-content-is-between(0.05,0.01)" style:apply-style-name="Sem_20_título3" style:base-cell-address="'DURACAO-H-CHE'.G41"/>
      <style:map style:condition="cell-content-is-between(0.01,0.001)" style:apply-style-name="Sem_20_título4" style:base-cell-address="'DURACAO-H-CHE'.G41"/>
    </style:style>
    <style:style style:name="ce32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HE'.G43"/>
      <style:map style:condition="cell-content-is-between(0.1,0.05)" style:apply-style-name="Sem_20_título2" style:base-cell-address="'DURACAO-H-CHE'.G43"/>
      <style:map style:condition="cell-content-is-between(0.05,0.01)" style:apply-style-name="Sem_20_título3" style:base-cell-address="'DURACAO-H-CHE'.G43"/>
      <style:map style:condition="cell-content-is-between(0.01,0.001)" style:apply-style-name="Sem_20_título4" style:base-cell-address="'DURACAO-H-CHE'.G43"/>
    </style:style>
    <style:style style:name="ce32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G45"/>
      <style:map style:condition="cell-content-is-between(0.1,0.05)" style:apply-style-name="Sem_20_título2" style:base-cell-address="'DURACAO-H-CHE'.G45"/>
      <style:map style:condition="cell-content-is-between(0.05,0.01)" style:apply-style-name="Sem_20_título3" style:base-cell-address="'DURACAO-H-CHE'.G45"/>
      <style:map style:condition="cell-content-is-between(0.01,0.001)" style:apply-style-name="Sem_20_título4" style:base-cell-address="'DURACAO-H-CHE'.G45"/>
    </style:style>
    <style:style style:name="ce32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HE'.G46"/>
      <style:map style:condition="cell-content-is-between(0.1,0.05)" style:apply-style-name="Sem_20_título2" style:base-cell-address="'DURACAO-H-CHE'.G46"/>
      <style:map style:condition="cell-content-is-between(0.05,0.01)" style:apply-style-name="Sem_20_título3" style:base-cell-address="'DURACAO-H-CHE'.G46"/>
      <style:map style:condition="cell-content-is-between(0.01,0.001)" style:apply-style-name="Sem_20_título4" style:base-cell-address="'DURACAO-H-CHE'.G46"/>
    </style:style>
    <style:style style:name="ce32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HE'.G48"/>
      <style:map style:condition="cell-content-is-between(0.1,0.05)" style:apply-style-name="Sem_20_título2" style:base-cell-address="'DURACAO-H-CHE'.G48"/>
      <style:map style:condition="cell-content-is-between(0.05,0.01)" style:apply-style-name="Sem_20_título3" style:base-cell-address="'DURACAO-H-CHE'.G48"/>
      <style:map style:condition="cell-content-is-between(0.01,0.001)" style:apply-style-name="Sem_20_título4" style:base-cell-address="'DURACAO-H-CHE'.G48"/>
    </style:style>
    <style:style style:name="ce32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I3"/>
      <style:map style:condition="cell-content-is-between(0.1,0.05)" style:apply-style-name="Sem_20_título2" style:base-cell-address="'DURACAO-H-CHE'.I3"/>
      <style:map style:condition="cell-content-is-between(0.05,0.01)" style:apply-style-name="Sem_20_título3" style:base-cell-address="'DURACAO-H-CHE'.I3"/>
      <style:map style:condition="cell-content-is-between(0.01,0.001)" style:apply-style-name="Sem_20_título4" style:base-cell-address="'DURACAO-H-CHE'.I3"/>
    </style:style>
    <style:style style:name="ce32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I3"/>
      <style:map style:condition="cell-content-is-between(0.1,0.05)" style:apply-style-name="Sem_20_título2" style:base-cell-address="'DURACAO-H-CHE'.I3"/>
      <style:map style:condition="cell-content-is-between(0.05,0.01)" style:apply-style-name="Sem_20_título3" style:base-cell-address="'DURACAO-H-CHE'.I3"/>
      <style:map style:condition="cell-content-is-between(0.01,0.001)" style:apply-style-name="Sem_20_título4" style:base-cell-address="'DURACAO-H-CHE'.I3"/>
    </style:style>
    <style:style style:name="ce33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I8"/>
      <style:map style:condition="cell-content-is-between(0.1,0.05)" style:apply-style-name="Sem_20_título2" style:base-cell-address="'DURACAO-H-CHE'.I8"/>
      <style:map style:condition="cell-content-is-between(0.05,0.01)" style:apply-style-name="Sem_20_título3" style:base-cell-address="'DURACAO-H-CHE'.I8"/>
      <style:map style:condition="cell-content-is-between(0.01,0.001)" style:apply-style-name="Sem_20_título4" style:base-cell-address="'DURACAO-H-CHE'.I8"/>
    </style:style>
    <style:style style:name="ce33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HE'.I9"/>
      <style:map style:condition="cell-content-is-between(0.1,0.05)" style:apply-style-name="Sem_20_título2" style:base-cell-address="'DURACAO-H-CHE'.I9"/>
      <style:map style:condition="cell-content-is-between(0.05,0.01)" style:apply-style-name="Sem_20_título3" style:base-cell-address="'DURACAO-H-CHE'.I9"/>
      <style:map style:condition="cell-content-is-between(0.01,0.001)" style:apply-style-name="Sem_20_título4" style:base-cell-address="'DURACAO-H-CHE'.I9"/>
    </style:style>
    <style:style style:name="ce33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HE'.I11"/>
      <style:map style:condition="cell-content-is-between(0.1,0.05)" style:apply-style-name="Sem_20_título2" style:base-cell-address="'DURACAO-H-CHE'.I11"/>
      <style:map style:condition="cell-content-is-between(0.05,0.01)" style:apply-style-name="Sem_20_título3" style:base-cell-address="'DURACAO-H-CHE'.I11"/>
      <style:map style:condition="cell-content-is-between(0.01,0.001)" style:apply-style-name="Sem_20_título4" style:base-cell-address="'DURACAO-H-CHE'.I11"/>
    </style:style>
    <style:style style:name="ce33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I13"/>
      <style:map style:condition="cell-content-is-between(0.1,0.05)" style:apply-style-name="Sem_20_título2" style:base-cell-address="'DURACAO-H-CHE'.I13"/>
      <style:map style:condition="cell-content-is-between(0.05,0.01)" style:apply-style-name="Sem_20_título3" style:base-cell-address="'DURACAO-H-CHE'.I13"/>
      <style:map style:condition="cell-content-is-between(0.01,0.001)" style:apply-style-name="Sem_20_título4" style:base-cell-address="'DURACAO-H-CHE'.I13"/>
    </style:style>
    <style:style style:name="ce33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I13"/>
      <style:map style:condition="cell-content-is-between(0.1,0.05)" style:apply-style-name="Sem_20_título2" style:base-cell-address="'DURACAO-H-CHE'.I13"/>
      <style:map style:condition="cell-content-is-between(0.05,0.01)" style:apply-style-name="Sem_20_título3" style:base-cell-address="'DURACAO-H-CHE'.I13"/>
      <style:map style:condition="cell-content-is-between(0.01,0.001)" style:apply-style-name="Sem_20_título4" style:base-cell-address="'DURACAO-H-CHE'.I13"/>
    </style:style>
    <style:style style:name="ce33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I35"/>
      <style:map style:condition="cell-content-is-between(0.1,0.05)" style:apply-style-name="Sem_20_título2" style:base-cell-address="'DURACAO-H-CHE'.I35"/>
      <style:map style:condition="cell-content-is-between(0.05,0.01)" style:apply-style-name="Sem_20_título3" style:base-cell-address="'DURACAO-H-CHE'.I35"/>
      <style:map style:condition="cell-content-is-between(0.01,0.001)" style:apply-style-name="Sem_20_título4" style:base-cell-address="'DURACAO-H-CHE'.I35"/>
    </style:style>
    <style:style style:name="ce33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HE'.I36"/>
      <style:map style:condition="cell-content-is-between(0.1,0.05)" style:apply-style-name="Sem_20_título2" style:base-cell-address="'DURACAO-H-CHE'.I36"/>
      <style:map style:condition="cell-content-is-between(0.05,0.01)" style:apply-style-name="Sem_20_título3" style:base-cell-address="'DURACAO-H-CHE'.I36"/>
      <style:map style:condition="cell-content-is-between(0.01,0.001)" style:apply-style-name="Sem_20_título4" style:base-cell-address="'DURACAO-H-CHE'.I36"/>
    </style:style>
    <style:style style:name="ce33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HE'.I38"/>
      <style:map style:condition="cell-content-is-between(0.1,0.05)" style:apply-style-name="Sem_20_título2" style:base-cell-address="'DURACAO-H-CHE'.I38"/>
      <style:map style:condition="cell-content-is-between(0.05,0.01)" style:apply-style-name="Sem_20_título3" style:base-cell-address="'DURACAO-H-CHE'.I38"/>
      <style:map style:condition="cell-content-is-between(0.01,0.001)" style:apply-style-name="Sem_20_título4" style:base-cell-address="'DURACAO-H-CHE'.I38"/>
    </style:style>
    <style:style style:name="ce33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I40"/>
      <style:map style:condition="cell-content-is-between(0.1,0.05)" style:apply-style-name="Sem_20_título2" style:base-cell-address="'DURACAO-H-CHE'.I40"/>
      <style:map style:condition="cell-content-is-between(0.05,0.01)" style:apply-style-name="Sem_20_título3" style:base-cell-address="'DURACAO-H-CHE'.I40"/>
      <style:map style:condition="cell-content-is-between(0.01,0.001)" style:apply-style-name="Sem_20_título4" style:base-cell-address="'DURACAO-H-CHE'.I40"/>
    </style:style>
    <style:style style:name="ce33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HE'.I41"/>
      <style:map style:condition="cell-content-is-between(0.1,0.05)" style:apply-style-name="Sem_20_título2" style:base-cell-address="'DURACAO-H-CHE'.I41"/>
      <style:map style:condition="cell-content-is-between(0.05,0.01)" style:apply-style-name="Sem_20_título3" style:base-cell-address="'DURACAO-H-CHE'.I41"/>
      <style:map style:condition="cell-content-is-between(0.01,0.001)" style:apply-style-name="Sem_20_título4" style:base-cell-address="'DURACAO-H-CHE'.I41"/>
    </style:style>
    <style:style style:name="ce34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HE'.I43"/>
      <style:map style:condition="cell-content-is-between(0.1,0.05)" style:apply-style-name="Sem_20_título2" style:base-cell-address="'DURACAO-H-CHE'.I43"/>
      <style:map style:condition="cell-content-is-between(0.05,0.01)" style:apply-style-name="Sem_20_título3" style:base-cell-address="'DURACAO-H-CHE'.I43"/>
      <style:map style:condition="cell-content-is-between(0.01,0.001)" style:apply-style-name="Sem_20_título4" style:base-cell-address="'DURACAO-H-CHE'.I43"/>
    </style:style>
    <style:style style:name="ce34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I45"/>
      <style:map style:condition="cell-content-is-between(0.1,0.05)" style:apply-style-name="Sem_20_título2" style:base-cell-address="'DURACAO-H-CHE'.I45"/>
      <style:map style:condition="cell-content-is-between(0.05,0.01)" style:apply-style-name="Sem_20_título3" style:base-cell-address="'DURACAO-H-CHE'.I45"/>
      <style:map style:condition="cell-content-is-between(0.01,0.001)" style:apply-style-name="Sem_20_título4" style:base-cell-address="'DURACAO-H-CHE'.I45"/>
    </style:style>
    <style:style style:name="ce34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HE'.I46"/>
      <style:map style:condition="cell-content-is-between(0.1,0.05)" style:apply-style-name="Sem_20_título2" style:base-cell-address="'DURACAO-H-CHE'.I46"/>
      <style:map style:condition="cell-content-is-between(0.05,0.01)" style:apply-style-name="Sem_20_título3" style:base-cell-address="'DURACAO-H-CHE'.I46"/>
      <style:map style:condition="cell-content-is-between(0.01,0.001)" style:apply-style-name="Sem_20_título4" style:base-cell-address="'DURACAO-H-CHE'.I46"/>
    </style:style>
    <style:style style:name="ce34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HE'.I48"/>
      <style:map style:condition="cell-content-is-between(0.1,0.05)" style:apply-style-name="Sem_20_título2" style:base-cell-address="'DURACAO-H-CHE'.I48"/>
      <style:map style:condition="cell-content-is-between(0.05,0.01)" style:apply-style-name="Sem_20_título3" style:base-cell-address="'DURACAO-H-CHE'.I48"/>
      <style:map style:condition="cell-content-is-between(0.01,0.001)" style:apply-style-name="Sem_20_título4" style:base-cell-address="'DURACAO-H-CHE'.I48"/>
    </style:style>
    <style:style style:name="ce34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K3"/>
      <style:map style:condition="cell-content-is-between(0.1,0.05)" style:apply-style-name="Sem_20_título2" style:base-cell-address="'DURACAO-H-CHE'.K3"/>
      <style:map style:condition="cell-content-is-between(0.05,0.01)" style:apply-style-name="Sem_20_título3" style:base-cell-address="'DURACAO-H-CHE'.K3"/>
      <style:map style:condition="cell-content-is-between(0.01,0.001)" style:apply-style-name="Sem_20_título4" style:base-cell-address="'DURACAO-H-CHE'.K3"/>
    </style:style>
    <style:style style:name="ce34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K3"/>
      <style:map style:condition="cell-content-is-between(0.1,0.05)" style:apply-style-name="Sem_20_título2" style:base-cell-address="'DURACAO-H-CHE'.K3"/>
      <style:map style:condition="cell-content-is-between(0.05,0.01)" style:apply-style-name="Sem_20_título3" style:base-cell-address="'DURACAO-H-CHE'.K3"/>
      <style:map style:condition="cell-content-is-between(0.01,0.001)" style:apply-style-name="Sem_20_título4" style:base-cell-address="'DURACAO-H-CHE'.K3"/>
    </style:style>
    <style:style style:name="ce346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K8"/>
      <style:map style:condition="cell-content-is-between(0.1,0.05)" style:apply-style-name="Sem_20_título2" style:base-cell-address="'DURACAO-H-CHE'.K8"/>
      <style:map style:condition="cell-content-is-between(0.05,0.01)" style:apply-style-name="Sem_20_título3" style:base-cell-address="'DURACAO-H-CHE'.K8"/>
      <style:map style:condition="cell-content-is-between(0.01,0.001)" style:apply-style-name="Sem_20_título4" style:base-cell-address="'DURACAO-H-CHE'.K8"/>
    </style:style>
    <style:style style:name="ce34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K8"/>
      <style:map style:condition="cell-content-is-between(0.1,0.05)" style:apply-style-name="Sem_20_título2" style:base-cell-address="'DURACAO-H-CHE'.K8"/>
      <style:map style:condition="cell-content-is-between(0.05,0.01)" style:apply-style-name="Sem_20_título3" style:base-cell-address="'DURACAO-H-CHE'.K8"/>
      <style:map style:condition="cell-content-is-between(0.01,0.001)" style:apply-style-name="Sem_20_título4" style:base-cell-address="'DURACAO-H-CHE'.K8"/>
    </style:style>
    <style:style style:name="ce34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K12"/>
      <style:map style:condition="cell-content-is-between(0.1,0.05)" style:apply-style-name="Sem_20_título2" style:base-cell-address="'DURACAO-H-CHE'.K12"/>
      <style:map style:condition="cell-content-is-between(0.05,0.01)" style:apply-style-name="Sem_20_título3" style:base-cell-address="'DURACAO-H-CHE'.K12"/>
      <style:map style:condition="cell-content-is-between(0.01,0.001)" style:apply-style-name="Sem_20_título4" style:base-cell-address="'DURACAO-H-CHE'.K12"/>
    </style:style>
    <style:style style:name="ce34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K13"/>
      <style:map style:condition="cell-content-is-between(0.1,0.05)" style:apply-style-name="Sem_20_título2" style:base-cell-address="'DURACAO-H-CHE'.K13"/>
      <style:map style:condition="cell-content-is-between(0.05,0.01)" style:apply-style-name="Sem_20_título3" style:base-cell-address="'DURACAO-H-CHE'.K13"/>
      <style:map style:condition="cell-content-is-between(0.01,0.001)" style:apply-style-name="Sem_20_título4" style:base-cell-address="'DURACAO-H-CHE'.K13"/>
    </style:style>
    <style:style style:name="ce35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HE'.K14"/>
      <style:map style:condition="cell-content-is-between(0.1,0.05)" style:apply-style-name="Sem_20_título2" style:base-cell-address="'DURACAO-H-CHE'.K14"/>
      <style:map style:condition="cell-content-is-between(0.05,0.01)" style:apply-style-name="Sem_20_título3" style:base-cell-address="'DURACAO-H-CHE'.K14"/>
      <style:map style:condition="cell-content-is-between(0.01,0.001)" style:apply-style-name="Sem_20_título4" style:base-cell-address="'DURACAO-H-CHE'.K14"/>
    </style:style>
    <style:style style:name="ce35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HE'.K16"/>
      <style:map style:condition="cell-content-is-between(0.1,0.05)" style:apply-style-name="Sem_20_título2" style:base-cell-address="'DURACAO-H-CHE'.K16"/>
      <style:map style:condition="cell-content-is-between(0.05,0.01)" style:apply-style-name="Sem_20_título3" style:base-cell-address="'DURACAO-H-CHE'.K16"/>
      <style:map style:condition="cell-content-is-between(0.01,0.001)" style:apply-style-name="Sem_20_título4" style:base-cell-address="'DURACAO-H-CHE'.K16"/>
    </style:style>
    <style:style style:name="ce35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K40"/>
      <style:map style:condition="cell-content-is-between(0.1,0.05)" style:apply-style-name="Sem_20_título2" style:base-cell-address="'DURACAO-H-CHE'.K40"/>
      <style:map style:condition="cell-content-is-between(0.05,0.01)" style:apply-style-name="Sem_20_título3" style:base-cell-address="'DURACAO-H-CHE'.K40"/>
      <style:map style:condition="cell-content-is-between(0.01,0.001)" style:apply-style-name="Sem_20_título4" style:base-cell-address="'DURACAO-H-CHE'.K40"/>
    </style:style>
    <style:style style:name="ce35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HE'.K41"/>
      <style:map style:condition="cell-content-is-between(0.1,0.05)" style:apply-style-name="Sem_20_título2" style:base-cell-address="'DURACAO-H-CHE'.K41"/>
      <style:map style:condition="cell-content-is-between(0.05,0.01)" style:apply-style-name="Sem_20_título3" style:base-cell-address="'DURACAO-H-CHE'.K41"/>
      <style:map style:condition="cell-content-is-between(0.01,0.001)" style:apply-style-name="Sem_20_título4" style:base-cell-address="'DURACAO-H-CHE'.K41"/>
    </style:style>
    <style:style style:name="ce35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HE'.K43"/>
      <style:map style:condition="cell-content-is-between(0.1,0.05)" style:apply-style-name="Sem_20_título2" style:base-cell-address="'DURACAO-H-CHE'.K43"/>
      <style:map style:condition="cell-content-is-between(0.05,0.01)" style:apply-style-name="Sem_20_título3" style:base-cell-address="'DURACAO-H-CHE'.K43"/>
      <style:map style:condition="cell-content-is-between(0.01,0.001)" style:apply-style-name="Sem_20_título4" style:base-cell-address="'DURACAO-H-CHE'.K43"/>
    </style:style>
    <style:style style:name="ce35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K45"/>
      <style:map style:condition="cell-content-is-between(0.1,0.05)" style:apply-style-name="Sem_20_título2" style:base-cell-address="'DURACAO-H-CHE'.K45"/>
      <style:map style:condition="cell-content-is-between(0.05,0.01)" style:apply-style-name="Sem_20_título3" style:base-cell-address="'DURACAO-H-CHE'.K45"/>
      <style:map style:condition="cell-content-is-between(0.01,0.001)" style:apply-style-name="Sem_20_título4" style:base-cell-address="'DURACAO-H-CHE'.K45"/>
    </style:style>
    <style:style style:name="ce35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HE'.K46"/>
      <style:map style:condition="cell-content-is-between(0.1,0.05)" style:apply-style-name="Sem_20_título2" style:base-cell-address="'DURACAO-H-CHE'.K46"/>
      <style:map style:condition="cell-content-is-between(0.05,0.01)" style:apply-style-name="Sem_20_título3" style:base-cell-address="'DURACAO-H-CHE'.K46"/>
      <style:map style:condition="cell-content-is-between(0.01,0.001)" style:apply-style-name="Sem_20_título4" style:base-cell-address="'DURACAO-H-CHE'.K46"/>
    </style:style>
    <style:style style:name="ce35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HE'.K48"/>
      <style:map style:condition="cell-content-is-between(0.1,0.05)" style:apply-style-name="Sem_20_título2" style:base-cell-address="'DURACAO-H-CHE'.K48"/>
      <style:map style:condition="cell-content-is-between(0.05,0.01)" style:apply-style-name="Sem_20_título3" style:base-cell-address="'DURACAO-H-CHE'.K48"/>
      <style:map style:condition="cell-content-is-between(0.01,0.001)" style:apply-style-name="Sem_20_título4" style:base-cell-address="'DURACAO-H-CHE'.K48"/>
    </style:style>
    <style:style style:name="ce35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  <style:text-properties fo:color="#004586"/>
      <style:map style:condition="cell-content-is-between(0.1,1)" style:apply-style-name="Sem_20_título1" style:base-cell-address="'DURACAO-H-CHE'.M3"/>
      <style:map style:condition="cell-content-is-between(0.1,0.05)" style:apply-style-name="Sem_20_título2" style:base-cell-address="'DURACAO-H-CHE'.M3"/>
      <style:map style:condition="cell-content-is-between(0.05,0.01)" style:apply-style-name="Sem_20_título3" style:base-cell-address="'DURACAO-H-CHE'.M3"/>
      <style:map style:condition="cell-content-is-between(0.01,0.001)" style:apply-style-name="Sem_20_título4" style:base-cell-address="'DURACAO-H-CHE'.M3"/>
    </style:style>
    <style:style style:name="ce35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  <style:text-properties style:use-window-font-color="true"/>
      <style:map style:condition="cell-content-is-between(0.1,1)" style:apply-style-name="Sem_20_título1" style:base-cell-address="'DURACAO-H-CHE'.M3"/>
      <style:map style:condition="cell-content-is-between(0.1,0.05)" style:apply-style-name="Sem_20_título2" style:base-cell-address="'DURACAO-H-CHE'.M3"/>
      <style:map style:condition="cell-content-is-between(0.05,0.01)" style:apply-style-name="Sem_20_título3" style:base-cell-address="'DURACAO-H-CHE'.M3"/>
      <style:map style:condition="cell-content-is-between(0.01,0.001)" style:apply-style-name="Sem_20_título4" style:base-cell-address="'DURACAO-H-CHE'.M3"/>
    </style:style>
    <style:style style:name="ce36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M8"/>
      <style:map style:condition="cell-content-is-between(0.1,0.05)" style:apply-style-name="Sem_20_título2" style:base-cell-address="'DURACAO-H-CHE'.M8"/>
      <style:map style:condition="cell-content-is-between(0.05,0.01)" style:apply-style-name="Sem_20_título3" style:base-cell-address="'DURACAO-H-CHE'.M8"/>
      <style:map style:condition="cell-content-is-between(0.01,0.001)" style:apply-style-name="Sem_20_título4" style:base-cell-address="'DURACAO-H-CHE'.M8"/>
    </style:style>
    <style:style style:name="ce36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M8"/>
      <style:map style:condition="cell-content-is-between(0.1,0.05)" style:apply-style-name="Sem_20_título2" style:base-cell-address="'DURACAO-H-CHE'.M8"/>
      <style:map style:condition="cell-content-is-between(0.05,0.01)" style:apply-style-name="Sem_20_título3" style:base-cell-address="'DURACAO-H-CHE'.M8"/>
      <style:map style:condition="cell-content-is-between(0.01,0.001)" style:apply-style-name="Sem_20_título4" style:base-cell-address="'DURACAO-H-CHE'.M8"/>
    </style:style>
    <style:style style:name="ce36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M13"/>
      <style:map style:condition="cell-content-is-between(0.1,0.05)" style:apply-style-name="Sem_20_título2" style:base-cell-address="'DURACAO-H-CHE'.M13"/>
      <style:map style:condition="cell-content-is-between(0.05,0.01)" style:apply-style-name="Sem_20_título3" style:base-cell-address="'DURACAO-H-CHE'.M13"/>
      <style:map style:condition="cell-content-is-between(0.01,0.001)" style:apply-style-name="Sem_20_título4" style:base-cell-address="'DURACAO-H-CHE'.M13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M13"/>
      <style:map style:condition="cell-content-is-between(0.1,0.05)" style:apply-style-name="Sem_20_título2" style:base-cell-address="'DURACAO-H-CHE'.M13"/>
      <style:map style:condition="cell-content-is-between(0.05,0.01)" style:apply-style-name="Sem_20_título3" style:base-cell-address="'DURACAO-H-CHE'.M13"/>
      <style:map style:condition="cell-content-is-between(0.01,0.001)" style:apply-style-name="Sem_20_título4" style:base-cell-address="'DURACAO-H-CHE'.M13"/>
    </style:style>
    <style:style style:name="ce36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M18"/>
      <style:map style:condition="cell-content-is-between(0.1,0.05)" style:apply-style-name="Sem_20_título2" style:base-cell-address="'DURACAO-H-CHE'.M18"/>
      <style:map style:condition="cell-content-is-between(0.05,0.01)" style:apply-style-name="Sem_20_título3" style:base-cell-address="'DURACAO-H-CHE'.M18"/>
      <style:map style:condition="cell-content-is-between(0.01,0.001)" style:apply-style-name="Sem_20_título4" style:base-cell-address="'DURACAO-H-CHE'.M18"/>
    </style:style>
    <style:style style:name="ce36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HE'.M19"/>
      <style:map style:condition="cell-content-is-between(0.1,0.05)" style:apply-style-name="Sem_20_título2" style:base-cell-address="'DURACAO-H-CHE'.M19"/>
      <style:map style:condition="cell-content-is-between(0.05,0.01)" style:apply-style-name="Sem_20_título3" style:base-cell-address="'DURACAO-H-CHE'.M19"/>
      <style:map style:condition="cell-content-is-between(0.01,0.001)" style:apply-style-name="Sem_20_título4" style:base-cell-address="'DURACAO-H-CHE'.M19"/>
    </style:style>
    <style:style style:name="ce36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HE'.M21"/>
      <style:map style:condition="cell-content-is-between(0.1,0.05)" style:apply-style-name="Sem_20_título2" style:base-cell-address="'DURACAO-H-CHE'.M21"/>
      <style:map style:condition="cell-content-is-between(0.05,0.01)" style:apply-style-name="Sem_20_título3" style:base-cell-address="'DURACAO-H-CHE'.M21"/>
      <style:map style:condition="cell-content-is-between(0.01,0.001)" style:apply-style-name="Sem_20_título4" style:base-cell-address="'DURACAO-H-CHE'.M21"/>
    </style:style>
    <style:style style:name="ce36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M45"/>
      <style:map style:condition="cell-content-is-between(0.1,0.05)" style:apply-style-name="Sem_20_título2" style:base-cell-address="'DURACAO-H-CHE'.M45"/>
      <style:map style:condition="cell-content-is-between(0.05,0.01)" style:apply-style-name="Sem_20_título3" style:base-cell-address="'DURACAO-H-CHE'.M45"/>
      <style:map style:condition="cell-content-is-between(0.01,0.001)" style:apply-style-name="Sem_20_título4" style:base-cell-address="'DURACAO-H-CHE'.M45"/>
    </style:style>
    <style:style style:name="ce36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HE'.M46"/>
      <style:map style:condition="cell-content-is-between(0.1,0.05)" style:apply-style-name="Sem_20_título2" style:base-cell-address="'DURACAO-H-CHE'.M46"/>
      <style:map style:condition="cell-content-is-between(0.05,0.01)" style:apply-style-name="Sem_20_título3" style:base-cell-address="'DURACAO-H-CHE'.M46"/>
      <style:map style:condition="cell-content-is-between(0.01,0.001)" style:apply-style-name="Sem_20_título4" style:base-cell-address="'DURACAO-H-CHE'.M46"/>
    </style:style>
    <style:style style:name="ce36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HE'.M48"/>
      <style:map style:condition="cell-content-is-between(0.1,0.05)" style:apply-style-name="Sem_20_título2" style:base-cell-address="'DURACAO-H-CHE'.M48"/>
      <style:map style:condition="cell-content-is-between(0.05,0.01)" style:apply-style-name="Sem_20_título3" style:base-cell-address="'DURACAO-H-CHE'.M48"/>
      <style:map style:condition="cell-content-is-between(0.01,0.001)" style:apply-style-name="Sem_20_título4" style:base-cell-address="'DURACAO-H-CHE'.M48"/>
    </style:style>
    <style:style style:name="ce37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O8"/>
      <style:map style:condition="cell-content-is-between(0.1,0.05)" style:apply-style-name="Sem_20_título2" style:base-cell-address="'DURACAO-H-CHE'.O8"/>
      <style:map style:condition="cell-content-is-between(0.05,0.01)" style:apply-style-name="Sem_20_título3" style:base-cell-address="'DURACAO-H-CHE'.O8"/>
      <style:map style:condition="cell-content-is-between(0.01,0.001)" style:apply-style-name="Sem_20_título4" style:base-cell-address="'DURACAO-H-CHE'.O8"/>
    </style:style>
    <style:style style:name="ce37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O8"/>
      <style:map style:condition="cell-content-is-between(0.1,0.05)" style:apply-style-name="Sem_20_título2" style:base-cell-address="'DURACAO-H-CHE'.O8"/>
      <style:map style:condition="cell-content-is-between(0.05,0.01)" style:apply-style-name="Sem_20_título3" style:base-cell-address="'DURACAO-H-CHE'.O8"/>
      <style:map style:condition="cell-content-is-between(0.01,0.001)" style:apply-style-name="Sem_20_título4" style:base-cell-address="'DURACAO-H-CHE'.O8"/>
    </style:style>
    <style:style style:name="ce37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O13"/>
      <style:map style:condition="cell-content-is-between(0.1,0.05)" style:apply-style-name="Sem_20_título2" style:base-cell-address="'DURACAO-H-CHE'.O13"/>
      <style:map style:condition="cell-content-is-between(0.05,0.01)" style:apply-style-name="Sem_20_título3" style:base-cell-address="'DURACAO-H-CHE'.O13"/>
      <style:map style:condition="cell-content-is-between(0.01,0.001)" style:apply-style-name="Sem_20_título4" style:base-cell-address="'DURACAO-H-CHE'.O13"/>
    </style:style>
    <style:style style:name="ce37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O13"/>
      <style:map style:condition="cell-content-is-between(0.1,0.05)" style:apply-style-name="Sem_20_título2" style:base-cell-address="'DURACAO-H-CHE'.O13"/>
      <style:map style:condition="cell-content-is-between(0.05,0.01)" style:apply-style-name="Sem_20_título3" style:base-cell-address="'DURACAO-H-CHE'.O13"/>
      <style:map style:condition="cell-content-is-between(0.01,0.001)" style:apply-style-name="Sem_20_título4" style:base-cell-address="'DURACAO-H-CHE'.O13"/>
    </style:style>
    <style:style style:name="ce37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O23"/>
      <style:map style:condition="cell-content-is-between(0.1,0.05)" style:apply-style-name="Sem_20_título2" style:base-cell-address="'DURACAO-H-CHE'.O23"/>
      <style:map style:condition="cell-content-is-between(0.05,0.01)" style:apply-style-name="Sem_20_título3" style:base-cell-address="'DURACAO-H-CHE'.O23"/>
      <style:map style:condition="cell-content-is-between(0.01,0.001)" style:apply-style-name="Sem_20_título4" style:base-cell-address="'DURACAO-H-CHE'.O23"/>
    </style:style>
    <style:style style:name="ce37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HE'.O24"/>
      <style:map style:condition="cell-content-is-between(0.1,0.05)" style:apply-style-name="Sem_20_título2" style:base-cell-address="'DURACAO-H-CHE'.O24"/>
      <style:map style:condition="cell-content-is-between(0.05,0.01)" style:apply-style-name="Sem_20_título3" style:base-cell-address="'DURACAO-H-CHE'.O24"/>
      <style:map style:condition="cell-content-is-between(0.01,0.001)" style:apply-style-name="Sem_20_título4" style:base-cell-address="'DURACAO-H-CHE'.O24"/>
    </style:style>
    <style:style style:name="ce37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HE'.O26"/>
      <style:map style:condition="cell-content-is-between(0.1,0.05)" style:apply-style-name="Sem_20_título2" style:base-cell-address="'DURACAO-H-CHE'.O26"/>
      <style:map style:condition="cell-content-is-between(0.05,0.01)" style:apply-style-name="Sem_20_título3" style:base-cell-address="'DURACAO-H-CHE'.O26"/>
      <style:map style:condition="cell-content-is-between(0.01,0.001)" style:apply-style-name="Sem_20_título4" style:base-cell-address="'DURACAO-H-CHE'.O26"/>
    </style:style>
    <style:style style:name="ce37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O50"/>
      <style:map style:condition="cell-content-is-between(0.1,0.05)" style:apply-style-name="Sem_20_título2" style:base-cell-address="'DURACAO-H-CHE'.O50"/>
      <style:map style:condition="cell-content-is-between(0.05,0.01)" style:apply-style-name="Sem_20_título3" style:base-cell-address="'DURACAO-H-CHE'.O50"/>
      <style:map style:condition="cell-content-is-between(0.01,0.001)" style:apply-style-name="Sem_20_título4" style:base-cell-address="'DURACAO-H-CHE'.O50"/>
    </style:style>
    <style:style style:name="ce37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O51"/>
      <style:map style:condition="cell-content-is-between(0.1,0.05)" style:apply-style-name="Sem_20_título2" style:base-cell-address="'DURACAO-H-CHE'.O51"/>
      <style:map style:condition="cell-content-is-between(0.05,0.01)" style:apply-style-name="Sem_20_título3" style:base-cell-address="'DURACAO-H-CHE'.O51"/>
      <style:map style:condition="cell-content-is-between(0.01,0.001)" style:apply-style-name="Sem_20_título4" style:base-cell-address="'DURACAO-H-CHE'.O51"/>
    </style:style>
    <style:style style:name="ce37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O53"/>
      <style:map style:condition="cell-content-is-between(0.1,0.05)" style:apply-style-name="Sem_20_título2" style:base-cell-address="'DURACAO-H-CHE'.O53"/>
      <style:map style:condition="cell-content-is-between(0.05,0.01)" style:apply-style-name="Sem_20_título3" style:base-cell-address="'DURACAO-H-CHE'.O53"/>
      <style:map style:condition="cell-content-is-between(0.01,0.001)" style:apply-style-name="Sem_20_título4" style:base-cell-address="'DURACAO-H-CHE'.O53"/>
    </style:style>
    <style:style style:name="ce38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O55"/>
      <style:map style:condition="cell-content-is-between(0.1,0.05)" style:apply-style-name="Sem_20_título2" style:base-cell-address="'DURACAO-H-CHE'.O55"/>
      <style:map style:condition="cell-content-is-between(0.05,0.01)" style:apply-style-name="Sem_20_título3" style:base-cell-address="'DURACAO-H-CHE'.O55"/>
      <style:map style:condition="cell-content-is-between(0.01,0.001)" style:apply-style-name="Sem_20_título4" style:base-cell-address="'DURACAO-H-CHE'.O55"/>
    </style:style>
    <style:style style:name="ce38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O56"/>
      <style:map style:condition="cell-content-is-between(0.1,0.05)" style:apply-style-name="Sem_20_título2" style:base-cell-address="'DURACAO-H-CHE'.O56"/>
      <style:map style:condition="cell-content-is-between(0.05,0.01)" style:apply-style-name="Sem_20_título3" style:base-cell-address="'DURACAO-H-CHE'.O56"/>
      <style:map style:condition="cell-content-is-between(0.01,0.001)" style:apply-style-name="Sem_20_título4" style:base-cell-address="'DURACAO-H-CHE'.O56"/>
    </style:style>
    <style:style style:name="ce38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O58"/>
      <style:map style:condition="cell-content-is-between(0.1,0.05)" style:apply-style-name="Sem_20_título2" style:base-cell-address="'DURACAO-H-CHE'.O58"/>
      <style:map style:condition="cell-content-is-between(0.05,0.01)" style:apply-style-name="Sem_20_título3" style:base-cell-address="'DURACAO-H-CHE'.O58"/>
      <style:map style:condition="cell-content-is-between(0.01,0.001)" style:apply-style-name="Sem_20_título4" style:base-cell-address="'DURACAO-H-CHE'.O58"/>
    </style:style>
    <style:style style:name="ce38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Q28"/>
      <style:map style:condition="cell-content-is-between(0.1,0.05)" style:apply-style-name="Sem_20_título2" style:base-cell-address="'DURACAO-H-CHE'.Q28"/>
      <style:map style:condition="cell-content-is-between(0.05,0.01)" style:apply-style-name="Sem_20_título3" style:base-cell-address="'DURACAO-H-CHE'.Q28"/>
      <style:map style:condition="cell-content-is-between(0.01,0.001)" style:apply-style-name="Sem_20_título4" style:base-cell-address="'DURACAO-H-CHE'.Q28"/>
    </style:style>
    <style:style style:name="ce38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Q29"/>
      <style:map style:condition="cell-content-is-between(0.1,0.05)" style:apply-style-name="Sem_20_título2" style:base-cell-address="'DURACAO-H-CHE'.Q29"/>
      <style:map style:condition="cell-content-is-between(0.05,0.01)" style:apply-style-name="Sem_20_título3" style:base-cell-address="'DURACAO-H-CHE'.Q29"/>
      <style:map style:condition="cell-content-is-between(0.01,0.001)" style:apply-style-name="Sem_20_título4" style:base-cell-address="'DURACAO-H-CHE'.Q29"/>
    </style:style>
    <style:style style:name="ce38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Q31"/>
      <style:map style:condition="cell-content-is-between(0.1,0.05)" style:apply-style-name="Sem_20_título2" style:base-cell-address="'DURACAO-H-CHE'.Q31"/>
      <style:map style:condition="cell-content-is-between(0.05,0.01)" style:apply-style-name="Sem_20_título3" style:base-cell-address="'DURACAO-H-CHE'.Q31"/>
      <style:map style:condition="cell-content-is-between(0.01,0.001)" style:apply-style-name="Sem_20_título4" style:base-cell-address="'DURACAO-H-CHE'.Q31"/>
    </style:style>
    <style:style style:name="ce38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Q50"/>
      <style:map style:condition="cell-content-is-between(0.1,0.05)" style:apply-style-name="Sem_20_título2" style:base-cell-address="'DURACAO-H-CHE'.Q50"/>
      <style:map style:condition="cell-content-is-between(0.05,0.01)" style:apply-style-name="Sem_20_título3" style:base-cell-address="'DURACAO-H-CHE'.Q50"/>
      <style:map style:condition="cell-content-is-between(0.01,0.001)" style:apply-style-name="Sem_20_título4" style:base-cell-address="'DURACAO-H-CHE'.Q50"/>
    </style:style>
    <style:style style:name="ce38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Q51"/>
      <style:map style:condition="cell-content-is-between(0.1,0.05)" style:apply-style-name="Sem_20_título2" style:base-cell-address="'DURACAO-H-CHE'.Q51"/>
      <style:map style:condition="cell-content-is-between(0.05,0.01)" style:apply-style-name="Sem_20_título3" style:base-cell-address="'DURACAO-H-CHE'.Q51"/>
      <style:map style:condition="cell-content-is-between(0.01,0.001)" style:apply-style-name="Sem_20_título4" style:base-cell-address="'DURACAO-H-CHE'.Q51"/>
    </style:style>
    <style:style style:name="ce38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Q53"/>
      <style:map style:condition="cell-content-is-between(0.1,0.05)" style:apply-style-name="Sem_20_título2" style:base-cell-address="'DURACAO-H-CHE'.Q53"/>
      <style:map style:condition="cell-content-is-between(0.05,0.01)" style:apply-style-name="Sem_20_título3" style:base-cell-address="'DURACAO-H-CHE'.Q53"/>
      <style:map style:condition="cell-content-is-between(0.01,0.001)" style:apply-style-name="Sem_20_título4" style:base-cell-address="'DURACAO-H-CHE'.Q53"/>
    </style:style>
    <style:style style:name="ce38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Q55"/>
      <style:map style:condition="cell-content-is-between(0.1,0.05)" style:apply-style-name="Sem_20_título2" style:base-cell-address="'DURACAO-H-CHE'.Q55"/>
      <style:map style:condition="cell-content-is-between(0.05,0.01)" style:apply-style-name="Sem_20_título3" style:base-cell-address="'DURACAO-H-CHE'.Q55"/>
      <style:map style:condition="cell-content-is-between(0.01,0.001)" style:apply-style-name="Sem_20_título4" style:base-cell-address="'DURACAO-H-CHE'.Q55"/>
    </style:style>
    <style:style style:name="ce39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Q56"/>
      <style:map style:condition="cell-content-is-between(0.1,0.05)" style:apply-style-name="Sem_20_título2" style:base-cell-address="'DURACAO-H-CHE'.Q56"/>
      <style:map style:condition="cell-content-is-between(0.05,0.01)" style:apply-style-name="Sem_20_título3" style:base-cell-address="'DURACAO-H-CHE'.Q56"/>
      <style:map style:condition="cell-content-is-between(0.01,0.001)" style:apply-style-name="Sem_20_título4" style:base-cell-address="'DURACAO-H-CHE'.Q56"/>
    </style:style>
    <style:style style:name="ce39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HE'.Q58"/>
      <style:map style:condition="cell-content-is-between(0.1,0.05)" style:apply-style-name="Sem_20_título2" style:base-cell-address="'DURACAO-H-CHE'.Q58"/>
      <style:map style:condition="cell-content-is-between(0.05,0.01)" style:apply-style-name="Sem_20_título3" style:base-cell-address="'DURACAO-H-CHE'.Q58"/>
      <style:map style:condition="cell-content-is-between(0.01,0.001)" style:apply-style-name="Sem_20_título4" style:base-cell-address="'DURACAO-H-CHE'.Q58"/>
    </style:style>
    <style:style style:name="ce39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004586"/>
      <style:map style:condition="cell-content-is-between(0.1,1)" style:apply-style-name="Sem_20_título1" style:base-cell-address="'DURACAO-H-CHE'.S3"/>
      <style:map style:condition="cell-content-is-between(0.05,0.1)" style:apply-style-name="Sem_20_título2" style:base-cell-address="'DURACAO-H-CHE'.S3"/>
      <style:map style:condition="cell-content-is-between(0.01,0.05)" style:apply-style-name="Sem_20_título3" style:base-cell-address="'DURACAO-H-CHE'.S3"/>
      <style:map style:condition="cell-content-is-between(0.001,0.01)" style:apply-style-name="Sem_20_título4" style:base-cell-address="'DURACAO-H-CHE'.S3"/>
    </style:style>
    <style:style style:name="ce39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use-window-font-color="true"/>
      <style:map style:condition="cell-content-is-between(0.1,1)" style:apply-style-name="Sem_20_título1" style:base-cell-address="'DURACAO-H-CHE'.S3"/>
      <style:map style:condition="cell-content-is-between(0.05,0.1)" style:apply-style-name="Sem_20_título2" style:base-cell-address="'DURACAO-H-CHE'.S3"/>
      <style:map style:condition="cell-content-is-between(0.01,0.05)" style:apply-style-name="Sem_20_título3" style:base-cell-address="'DURACAO-H-CHE'.S3"/>
      <style:map style:condition="cell-content-is-between(0.001,0.01)" style:apply-style-name="Sem_20_título4" style:base-cell-address="'DURACAO-H-CHE'.S3"/>
    </style:style>
    <style:style style:name="ce39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HE'.S60"/>
      <style:map style:condition="cell-content-is-between(0.1,0.05)" style:apply-style-name="Sem_20_título2" style:base-cell-address="'DURACAO-H-CHE'.S60"/>
      <style:map style:condition="cell-content-is-between(0.05,0.01)" style:apply-style-name="Sem_20_título3" style:base-cell-address="'DURACAO-H-CHE'.S60"/>
      <style:map style:condition="cell-content-is-between(0.01,0.001)" style:apply-style-name="Sem_20_título4" style:base-cell-address="'DURACAO-H-CHE'.S60"/>
    </style:style>
    <style:style style:name="ce39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HE'.S61"/>
      <style:map style:condition="cell-content-is-between(0.1,0.05)" style:apply-style-name="Sem_20_título2" style:base-cell-address="'DURACAO-H-CHE'.S61"/>
      <style:map style:condition="cell-content-is-between(0.05,0.01)" style:apply-style-name="Sem_20_título3" style:base-cell-address="'DURACAO-H-CHE'.S61"/>
      <style:map style:condition="cell-content-is-between(0.01,0.001)" style:apply-style-name="Sem_20_título4" style:base-cell-address="'DURACAO-H-CHE'.S61"/>
    </style:style>
    <style:style style:name="ce39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HE'.S63"/>
      <style:map style:condition="cell-content-is-between(0.1,0.05)" style:apply-style-name="Sem_20_título2" style:base-cell-address="'DURACAO-H-CHE'.S63"/>
      <style:map style:condition="cell-content-is-between(0.05,0.01)" style:apply-style-name="Sem_20_título3" style:base-cell-address="'DURACAO-H-CHE'.S63"/>
      <style:map style:condition="cell-content-is-between(0.01,0.001)" style:apply-style-name="Sem_20_título4" style:base-cell-address="'DURACAO-H-CHE'.S63"/>
    </style:style>
    <style:style style:name="ce39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B3"/>
      <style:map style:condition="cell-content-is-between(0.1,0.05)" style:apply-style-name="Sem_20_título2" style:base-cell-address="'DURACAO-H-CON'.B3"/>
      <style:map style:condition="cell-content-is-between(0.05,0.01)" style:apply-style-name="Sem_20_título3" style:base-cell-address="'DURACAO-H-CON'.B3"/>
      <style:map style:condition="cell-content-is-between(0.01,0.001)" style:apply-style-name="Sem_20_título4" style:base-cell-address="'DURACAO-H-CON'.B3"/>
    </style:style>
    <style:style style:name="ce39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B4"/>
      <style:map style:condition="cell-content-is-between(0.1,0.05)" style:apply-style-name="Sem_20_título2" style:base-cell-address="'DURACAO-H-CON'.B4"/>
      <style:map style:condition="cell-content-is-between(0.05,0.01)" style:apply-style-name="Sem_20_título3" style:base-cell-address="'DURACAO-H-CON'.B4"/>
      <style:map style:condition="cell-content-is-between(0.01,0.001)" style:apply-style-name="Sem_20_título4" style:base-cell-address="'DURACAO-H-CON'.B4"/>
    </style:style>
    <style:style style:name="ce39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B3"/>
      <style:map style:condition="cell-content-is-between(0.1,0.05)" style:apply-style-name="Sem_20_título2" style:base-cell-address="'DURACAO-H-CON'.B3"/>
      <style:map style:condition="cell-content-is-between(0.05,0.01)" style:apply-style-name="Sem_20_título3" style:base-cell-address="'DURACAO-H-CON'.B3"/>
      <style:map style:condition="cell-content-is-between(0.01,0.001)" style:apply-style-name="Sem_20_título4" style:base-cell-address="'DURACAO-H-CON'.B3"/>
    </style:style>
    <style:style style:name="ce40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B8"/>
      <style:map style:condition="cell-content-is-between(0.1,0.05)" style:apply-style-name="Sem_20_título2" style:base-cell-address="'DURACAO-H-CON'.B8"/>
      <style:map style:condition="cell-content-is-between(0.05,0.01)" style:apply-style-name="Sem_20_título3" style:base-cell-address="'DURACAO-H-CON'.B8"/>
      <style:map style:condition="cell-content-is-between(0.01,0.001)" style:apply-style-name="Sem_20_título4" style:base-cell-address="'DURACAO-H-CON'.B8"/>
    </style:style>
    <style:style style:name="ce40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B9"/>
      <style:map style:condition="cell-content-is-between(0.1,0.05)" style:apply-style-name="Sem_20_título2" style:base-cell-address="'DURACAO-H-CON'.B9"/>
      <style:map style:condition="cell-content-is-between(0.05,0.01)" style:apply-style-name="Sem_20_título3" style:base-cell-address="'DURACAO-H-CON'.B9"/>
      <style:map style:condition="cell-content-is-between(0.01,0.001)" style:apply-style-name="Sem_20_título4" style:base-cell-address="'DURACAO-H-CON'.B9"/>
    </style:style>
    <style:style style:name="ce40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B8"/>
      <style:map style:condition="cell-content-is-between(0.1,0.05)" style:apply-style-name="Sem_20_título2" style:base-cell-address="'DURACAO-H-CON'.B8"/>
      <style:map style:condition="cell-content-is-between(0.05,0.01)" style:apply-style-name="Sem_20_título3" style:base-cell-address="'DURACAO-H-CON'.B8"/>
      <style:map style:condition="cell-content-is-between(0.01,0.001)" style:apply-style-name="Sem_20_título4" style:base-cell-address="'DURACAO-H-CON'.B8"/>
    </style:style>
    <style:style style:name="ce40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B13"/>
      <style:map style:condition="cell-content-is-between(0.1,0.05)" style:apply-style-name="Sem_20_título2" style:base-cell-address="'DURACAO-H-CON'.B13"/>
      <style:map style:condition="cell-content-is-between(0.05,0.01)" style:apply-style-name="Sem_20_título3" style:base-cell-address="'DURACAO-H-CON'.B13"/>
      <style:map style:condition="cell-content-is-between(0.01,0.001)" style:apply-style-name="Sem_20_título4" style:base-cell-address="'DURACAO-H-CON'.B13"/>
    </style:style>
    <style:style style:name="ce40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B14"/>
      <style:map style:condition="cell-content-is-between(0.1,0.05)" style:apply-style-name="Sem_20_título2" style:base-cell-address="'DURACAO-H-CON'.B14"/>
      <style:map style:condition="cell-content-is-between(0.05,0.01)" style:apply-style-name="Sem_20_título3" style:base-cell-address="'DURACAO-H-CON'.B14"/>
      <style:map style:condition="cell-content-is-between(0.01,0.001)" style:apply-style-name="Sem_20_título4" style:base-cell-address="'DURACAO-H-CON'.B14"/>
    </style:style>
    <style:style style:name="ce40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B13"/>
      <style:map style:condition="cell-content-is-between(0.1,0.05)" style:apply-style-name="Sem_20_título2" style:base-cell-address="'DURACAO-H-CON'.B13"/>
      <style:map style:condition="cell-content-is-between(0.05,0.01)" style:apply-style-name="Sem_20_título3" style:base-cell-address="'DURACAO-H-CON'.B13"/>
      <style:map style:condition="cell-content-is-between(0.01,0.001)" style:apply-style-name="Sem_20_título4" style:base-cell-address="'DURACAO-H-CON'.B13"/>
    </style:style>
    <style:style style:name="ce40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B18"/>
      <style:map style:condition="cell-content-is-between(0.1,0.05)" style:apply-style-name="Sem_20_título2" style:base-cell-address="'DURACAO-H-CON'.B18"/>
      <style:map style:condition="cell-content-is-between(0.05,0.01)" style:apply-style-name="Sem_20_título3" style:base-cell-address="'DURACAO-H-CON'.B18"/>
      <style:map style:condition="cell-content-is-between(0.01,0.001)" style:apply-style-name="Sem_20_título4" style:base-cell-address="'DURACAO-H-CON'.B18"/>
    </style:style>
    <style:style style:name="ce40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B18"/>
      <style:map style:condition="cell-content-is-between(0.1,0.05)" style:apply-style-name="Sem_20_título2" style:base-cell-address="'DURACAO-H-CON'.B18"/>
      <style:map style:condition="cell-content-is-between(0.05,0.01)" style:apply-style-name="Sem_20_título3" style:base-cell-address="'DURACAO-H-CON'.B18"/>
      <style:map style:condition="cell-content-is-between(0.01,0.001)" style:apply-style-name="Sem_20_título4" style:base-cell-address="'DURACAO-H-CON'.B18"/>
    </style:style>
    <style:style style:name="ce40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B18"/>
      <style:map style:condition="cell-content-is-between(0.1,0.05)" style:apply-style-name="Sem_20_título2" style:base-cell-address="'DURACAO-H-CON'.B18"/>
      <style:map style:condition="cell-content-is-between(0.05,0.01)" style:apply-style-name="Sem_20_título3" style:base-cell-address="'DURACAO-H-CON'.B18"/>
      <style:map style:condition="cell-content-is-between(0.01,0.001)" style:apply-style-name="Sem_20_título4" style:base-cell-address="'DURACAO-H-CON'.B18"/>
    </style:style>
    <style:style style:name="ce40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B23"/>
      <style:map style:condition="cell-content-is-between(0.1,0.05)" style:apply-style-name="Sem_20_título2" style:base-cell-address="'DURACAO-H-CON'.B23"/>
      <style:map style:condition="cell-content-is-between(0.05,0.01)" style:apply-style-name="Sem_20_título3" style:base-cell-address="'DURACAO-H-CON'.B23"/>
      <style:map style:condition="cell-content-is-between(0.01,0.001)" style:apply-style-name="Sem_20_título4" style:base-cell-address="'DURACAO-H-CON'.B23"/>
    </style:style>
    <style:style style:name="ce41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B24"/>
      <style:map style:condition="cell-content-is-between(0.1,0.05)" style:apply-style-name="Sem_20_título2" style:base-cell-address="'DURACAO-H-CON'.B24"/>
      <style:map style:condition="cell-content-is-between(0.05,0.01)" style:apply-style-name="Sem_20_título3" style:base-cell-address="'DURACAO-H-CON'.B24"/>
      <style:map style:condition="cell-content-is-between(0.01,0.001)" style:apply-style-name="Sem_20_título4" style:base-cell-address="'DURACAO-H-CON'.B24"/>
    </style:style>
    <style:style style:name="ce41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B23"/>
      <style:map style:condition="cell-content-is-between(0.1,0.05)" style:apply-style-name="Sem_20_título2" style:base-cell-address="'DURACAO-H-CON'.B23"/>
      <style:map style:condition="cell-content-is-between(0.05,0.01)" style:apply-style-name="Sem_20_título3" style:base-cell-address="'DURACAO-H-CON'.B23"/>
      <style:map style:condition="cell-content-is-between(0.01,0.001)" style:apply-style-name="Sem_20_título4" style:base-cell-address="'DURACAO-H-CON'.B23"/>
    </style:style>
    <style:style style:name="ce41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B28"/>
      <style:map style:condition="cell-content-is-between(0.1,0.05)" style:apply-style-name="Sem_20_título2" style:base-cell-address="'DURACAO-H-CON'.B28"/>
      <style:map style:condition="cell-content-is-between(0.05,0.01)" style:apply-style-name="Sem_20_título3" style:base-cell-address="'DURACAO-H-CON'.B28"/>
      <style:map style:condition="cell-content-is-between(0.01,0.001)" style:apply-style-name="Sem_20_título4" style:base-cell-address="'DURACAO-H-CON'.B28"/>
    </style:style>
    <style:style style:name="ce41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B29"/>
      <style:map style:condition="cell-content-is-between(0.1,0.05)" style:apply-style-name="Sem_20_título2" style:base-cell-address="'DURACAO-H-CON'.B29"/>
      <style:map style:condition="cell-content-is-between(0.05,0.01)" style:apply-style-name="Sem_20_título3" style:base-cell-address="'DURACAO-H-CON'.B29"/>
      <style:map style:condition="cell-content-is-between(0.01,0.001)" style:apply-style-name="Sem_20_título4" style:base-cell-address="'DURACAO-H-CON'.B29"/>
    </style:style>
    <style:style style:name="ce41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B28"/>
      <style:map style:condition="cell-content-is-between(0.1,0.05)" style:apply-style-name="Sem_20_título2" style:base-cell-address="'DURACAO-H-CON'.B28"/>
      <style:map style:condition="cell-content-is-between(0.05,0.01)" style:apply-style-name="Sem_20_título3" style:base-cell-address="'DURACAO-H-CON'.B28"/>
      <style:map style:condition="cell-content-is-between(0.01,0.001)" style:apply-style-name="Sem_20_título4" style:base-cell-address="'DURACAO-H-CON'.B28"/>
    </style:style>
    <style:style style:name="ce41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B35"/>
      <style:map style:condition="cell-content-is-between(0.1,0.05)" style:apply-style-name="Sem_20_título2" style:base-cell-address="'DURACAO-H-CON'.B35"/>
      <style:map style:condition="cell-content-is-between(0.05,0.01)" style:apply-style-name="Sem_20_título3" style:base-cell-address="'DURACAO-H-CON'.B35"/>
      <style:map style:condition="cell-content-is-between(0.01,0.001)" style:apply-style-name="Sem_20_título4" style:base-cell-address="'DURACAO-H-CON'.B35"/>
    </style:style>
    <style:style style:name="ce41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B36"/>
      <style:map style:condition="cell-content-is-between(0.1,0.05)" style:apply-style-name="Sem_20_título2" style:base-cell-address="'DURACAO-H-CON'.B36"/>
      <style:map style:condition="cell-content-is-between(0.05,0.01)" style:apply-style-name="Sem_20_título3" style:base-cell-address="'DURACAO-H-CON'.B36"/>
      <style:map style:condition="cell-content-is-between(0.01,0.001)" style:apply-style-name="Sem_20_título4" style:base-cell-address="'DURACAO-H-CON'.B36"/>
    </style:style>
    <style:style style:name="ce41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B35"/>
      <style:map style:condition="cell-content-is-between(0.1,0.05)" style:apply-style-name="Sem_20_título2" style:base-cell-address="'DURACAO-H-CON'.B35"/>
      <style:map style:condition="cell-content-is-between(0.05,0.01)" style:apply-style-name="Sem_20_título3" style:base-cell-address="'DURACAO-H-CON'.B35"/>
      <style:map style:condition="cell-content-is-between(0.01,0.001)" style:apply-style-name="Sem_20_título4" style:base-cell-address="'DURACAO-H-CON'.B35"/>
    </style:style>
    <style:style style:name="ce41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B40"/>
      <style:map style:condition="cell-content-is-between(0.1,0.05)" style:apply-style-name="Sem_20_título2" style:base-cell-address="'DURACAO-H-CON'.B40"/>
      <style:map style:condition="cell-content-is-between(0.05,0.01)" style:apply-style-name="Sem_20_título3" style:base-cell-address="'DURACAO-H-CON'.B40"/>
      <style:map style:condition="cell-content-is-between(0.01,0.001)" style:apply-style-name="Sem_20_título4" style:base-cell-address="'DURACAO-H-CON'.B40"/>
    </style:style>
    <style:style style:name="ce41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B41"/>
      <style:map style:condition="cell-content-is-between(0.1,0.05)" style:apply-style-name="Sem_20_título2" style:base-cell-address="'DURACAO-H-CON'.B41"/>
      <style:map style:condition="cell-content-is-between(0.05,0.01)" style:apply-style-name="Sem_20_título3" style:base-cell-address="'DURACAO-H-CON'.B41"/>
      <style:map style:condition="cell-content-is-between(0.01,0.001)" style:apply-style-name="Sem_20_título4" style:base-cell-address="'DURACAO-H-CON'.B41"/>
    </style:style>
    <style:style style:name="ce42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B40"/>
      <style:map style:condition="cell-content-is-between(0.1,0.05)" style:apply-style-name="Sem_20_título2" style:base-cell-address="'DURACAO-H-CON'.B40"/>
      <style:map style:condition="cell-content-is-between(0.05,0.01)" style:apply-style-name="Sem_20_título3" style:base-cell-address="'DURACAO-H-CON'.B40"/>
      <style:map style:condition="cell-content-is-between(0.01,0.001)" style:apply-style-name="Sem_20_título4" style:base-cell-address="'DURACAO-H-CON'.B40"/>
    </style:style>
    <style:style style:name="ce42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B45"/>
      <style:map style:condition="cell-content-is-between(0.1,0.05)" style:apply-style-name="Sem_20_título2" style:base-cell-address="'DURACAO-H-CON'.B45"/>
      <style:map style:condition="cell-content-is-between(0.05,0.01)" style:apply-style-name="Sem_20_título3" style:base-cell-address="'DURACAO-H-CON'.B45"/>
      <style:map style:condition="cell-content-is-between(0.01,0.001)" style:apply-style-name="Sem_20_título4" style:base-cell-address="'DURACAO-H-CON'.B45"/>
    </style:style>
    <style:style style:name="ce42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B46"/>
      <style:map style:condition="cell-content-is-between(0.1,0.05)" style:apply-style-name="Sem_20_título2" style:base-cell-address="'DURACAO-H-CON'.B46"/>
      <style:map style:condition="cell-content-is-between(0.05,0.01)" style:apply-style-name="Sem_20_título3" style:base-cell-address="'DURACAO-H-CON'.B46"/>
      <style:map style:condition="cell-content-is-between(0.01,0.001)" style:apply-style-name="Sem_20_título4" style:base-cell-address="'DURACAO-H-CON'.B46"/>
    </style:style>
    <style:style style:name="ce42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B45"/>
      <style:map style:condition="cell-content-is-between(0.1,0.05)" style:apply-style-name="Sem_20_título2" style:base-cell-address="'DURACAO-H-CON'.B45"/>
      <style:map style:condition="cell-content-is-between(0.05,0.01)" style:apply-style-name="Sem_20_título3" style:base-cell-address="'DURACAO-H-CON'.B45"/>
      <style:map style:condition="cell-content-is-between(0.01,0.001)" style:apply-style-name="Sem_20_título4" style:base-cell-address="'DURACAO-H-CON'.B45"/>
    </style:style>
    <style:style style:name="ce42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B50"/>
      <style:map style:condition="cell-content-is-between(0.1,0.05)" style:apply-style-name="Sem_20_título2" style:base-cell-address="'DURACAO-H-CON'.B50"/>
      <style:map style:condition="cell-content-is-between(0.05,0.01)" style:apply-style-name="Sem_20_título3" style:base-cell-address="'DURACAO-H-CON'.B50"/>
      <style:map style:condition="cell-content-is-between(0.01,0.001)" style:apply-style-name="Sem_20_título4" style:base-cell-address="'DURACAO-H-CON'.B50"/>
    </style:style>
    <style:style style:name="ce42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B51"/>
      <style:map style:condition="cell-content-is-between(0.1,0.05)" style:apply-style-name="Sem_20_título2" style:base-cell-address="'DURACAO-H-CON'.B51"/>
      <style:map style:condition="cell-content-is-between(0.05,0.01)" style:apply-style-name="Sem_20_título3" style:base-cell-address="'DURACAO-H-CON'.B51"/>
      <style:map style:condition="cell-content-is-between(0.01,0.001)" style:apply-style-name="Sem_20_título4" style:base-cell-address="'DURACAO-H-CON'.B51"/>
    </style:style>
    <style:style style:name="ce42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B50"/>
      <style:map style:condition="cell-content-is-between(0.1,0.05)" style:apply-style-name="Sem_20_título2" style:base-cell-address="'DURACAO-H-CON'.B50"/>
      <style:map style:condition="cell-content-is-between(0.05,0.01)" style:apply-style-name="Sem_20_título3" style:base-cell-address="'DURACAO-H-CON'.B50"/>
      <style:map style:condition="cell-content-is-between(0.01,0.001)" style:apply-style-name="Sem_20_título4" style:base-cell-address="'DURACAO-H-CON'.B50"/>
    </style:style>
    <style:style style:name="ce42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</style:style>
    <style:style style:name="ce42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B60"/>
      <style:map style:condition="cell-content-is-between(0.1,0.05)" style:apply-style-name="Sem_20_título2" style:base-cell-address="'DURACAO-H-CON'.B60"/>
      <style:map style:condition="cell-content-is-between(0.05,0.01)" style:apply-style-name="Sem_20_título3" style:base-cell-address="'DURACAO-H-CON'.B60"/>
      <style:map style:condition="cell-content-is-between(0.01,0.001)" style:apply-style-name="Sem_20_título4" style:base-cell-address="'DURACAO-H-CON'.B60"/>
    </style:style>
    <style:style style:name="ce42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B61"/>
      <style:map style:condition="cell-content-is-between(0.1,0.05)" style:apply-style-name="Sem_20_título2" style:base-cell-address="'DURACAO-H-CON'.B61"/>
      <style:map style:condition="cell-content-is-between(0.05,0.01)" style:apply-style-name="Sem_20_título3" style:base-cell-address="'DURACAO-H-CON'.B61"/>
      <style:map style:condition="cell-content-is-between(0.01,0.001)" style:apply-style-name="Sem_20_título4" style:base-cell-address="'DURACAO-H-CON'.B61"/>
    </style:style>
    <style:style style:name="ce43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B60"/>
      <style:map style:condition="cell-content-is-between(0.1,0.05)" style:apply-style-name="Sem_20_título2" style:base-cell-address="'DURACAO-H-CON'.B60"/>
      <style:map style:condition="cell-content-is-between(0.05,0.01)" style:apply-style-name="Sem_20_título3" style:base-cell-address="'DURACAO-H-CON'.B60"/>
      <style:map style:condition="cell-content-is-between(0.01,0.001)" style:apply-style-name="Sem_20_título4" style:base-cell-address="'DURACAO-H-CON'.B60"/>
    </style:style>
    <style:style style:name="ce431" style:family="table-cell" style:parent-style-name="Default" style:data-style-name="N107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</style:style>
    <style:style style:name="ce432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</style:style>
    <style:style style:name="ce43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E3"/>
      <style:map style:condition="cell-content-is-between(0.1,0.05)" style:apply-style-name="Sem_20_título2" style:base-cell-address="'DURACAO-H-CON'.E3"/>
      <style:map style:condition="cell-content-is-between(0.05,0.01)" style:apply-style-name="Sem_20_título3" style:base-cell-address="'DURACAO-H-CON'.E3"/>
      <style:map style:condition="cell-content-is-between(0.01,0.001)" style:apply-style-name="Sem_20_título4" style:base-cell-address="'DURACAO-H-CON'.E3"/>
    </style:style>
    <style:style style:name="ce43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ON'.E4"/>
      <style:map style:condition="cell-content-is-between(0.1,0.05)" style:apply-style-name="Sem_20_título2" style:base-cell-address="'DURACAO-H-CON'.E4"/>
      <style:map style:condition="cell-content-is-between(0.05,0.01)" style:apply-style-name="Sem_20_título3" style:base-cell-address="'DURACAO-H-CON'.E4"/>
      <style:map style:condition="cell-content-is-between(0.01,0.001)" style:apply-style-name="Sem_20_título4" style:base-cell-address="'DURACAO-H-CON'.E4"/>
    </style:style>
    <style:style style:name="ce43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E5"/>
      <style:map style:condition="cell-content-is-between(0.1,0.05)" style:apply-style-name="Sem_20_título2" style:base-cell-address="'DURACAO-H-CON'.E5"/>
      <style:map style:condition="cell-content-is-between(0.05,0.01)" style:apply-style-name="Sem_20_título3" style:base-cell-address="'DURACAO-H-CON'.E5"/>
      <style:map style:condition="cell-content-is-between(0.01,0.001)" style:apply-style-name="Sem_20_título4" style:base-cell-address="'DURACAO-H-CON'.E5"/>
    </style:style>
    <style:style style:name="ce43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E8"/>
      <style:map style:condition="cell-content-is-between(0.1,0.05)" style:apply-style-name="Sem_20_título2" style:base-cell-address="'DURACAO-H-CON'.E8"/>
      <style:map style:condition="cell-content-is-between(0.05,0.01)" style:apply-style-name="Sem_20_título3" style:base-cell-address="'DURACAO-H-CON'.E8"/>
      <style:map style:condition="cell-content-is-between(0.01,0.001)" style:apply-style-name="Sem_20_título4" style:base-cell-address="'DURACAO-H-CON'.E8"/>
    </style:style>
    <style:style style:name="ce43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ON'.E9"/>
      <style:map style:condition="cell-content-is-between(0.1,0.05)" style:apply-style-name="Sem_20_título2" style:base-cell-address="'DURACAO-H-CON'.E9"/>
      <style:map style:condition="cell-content-is-between(0.05,0.01)" style:apply-style-name="Sem_20_título3" style:base-cell-address="'DURACAO-H-CON'.E9"/>
      <style:map style:condition="cell-content-is-between(0.01,0.001)" style:apply-style-name="Sem_20_título4" style:base-cell-address="'DURACAO-H-CON'.E9"/>
    </style:style>
    <style:style style:name="ce43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E10"/>
      <style:map style:condition="cell-content-is-between(0.1,0.05)" style:apply-style-name="Sem_20_título2" style:base-cell-address="'DURACAO-H-CON'.E10"/>
      <style:map style:condition="cell-content-is-between(0.05,0.01)" style:apply-style-name="Sem_20_título3" style:base-cell-address="'DURACAO-H-CON'.E10"/>
      <style:map style:condition="cell-content-is-between(0.01,0.001)" style:apply-style-name="Sem_20_título4" style:base-cell-address="'DURACAO-H-CON'.E10"/>
    </style:style>
    <style:style style:name="ce43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E13"/>
      <style:map style:condition="cell-content-is-between(0.1,0.05)" style:apply-style-name="Sem_20_título2" style:base-cell-address="'DURACAO-H-CON'.E13"/>
      <style:map style:condition="cell-content-is-between(0.05,0.01)" style:apply-style-name="Sem_20_título3" style:base-cell-address="'DURACAO-H-CON'.E13"/>
      <style:map style:condition="cell-content-is-between(0.01,0.001)" style:apply-style-name="Sem_20_título4" style:base-cell-address="'DURACAO-H-CON'.E13"/>
    </style:style>
    <style:style style:name="ce44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ON'.E14"/>
      <style:map style:condition="cell-content-is-between(0.1,0.05)" style:apply-style-name="Sem_20_título2" style:base-cell-address="'DURACAO-H-CON'.E14"/>
      <style:map style:condition="cell-content-is-between(0.05,0.01)" style:apply-style-name="Sem_20_título3" style:base-cell-address="'DURACAO-H-CON'.E14"/>
      <style:map style:condition="cell-content-is-between(0.01,0.001)" style:apply-style-name="Sem_20_título4" style:base-cell-address="'DURACAO-H-CON'.E14"/>
    </style:style>
    <style:style style:name="ce44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E15"/>
      <style:map style:condition="cell-content-is-between(0.1,0.05)" style:apply-style-name="Sem_20_título2" style:base-cell-address="'DURACAO-H-CON'.E15"/>
      <style:map style:condition="cell-content-is-between(0.05,0.01)" style:apply-style-name="Sem_20_título3" style:base-cell-address="'DURACAO-H-CON'.E15"/>
      <style:map style:condition="cell-content-is-between(0.01,0.001)" style:apply-style-name="Sem_20_título4" style:base-cell-address="'DURACAO-H-CON'.E15"/>
    </style:style>
    <style:style style:name="ce44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E18"/>
      <style:map style:condition="cell-content-is-between(0.1,0.05)" style:apply-style-name="Sem_20_título2" style:base-cell-address="'DURACAO-H-CON'.E18"/>
      <style:map style:condition="cell-content-is-between(0.05,0.01)" style:apply-style-name="Sem_20_título3" style:base-cell-address="'DURACAO-H-CON'.E18"/>
      <style:map style:condition="cell-content-is-between(0.01,0.001)" style:apply-style-name="Sem_20_título4" style:base-cell-address="'DURACAO-H-CON'.E18"/>
    </style:style>
    <style:style style:name="ce44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ON'.E19"/>
      <style:map style:condition="cell-content-is-between(0.1,0.05)" style:apply-style-name="Sem_20_título2" style:base-cell-address="'DURACAO-H-CON'.E19"/>
      <style:map style:condition="cell-content-is-between(0.05,0.01)" style:apply-style-name="Sem_20_título3" style:base-cell-address="'DURACAO-H-CON'.E19"/>
      <style:map style:condition="cell-content-is-between(0.01,0.001)" style:apply-style-name="Sem_20_título4" style:base-cell-address="'DURACAO-H-CON'.E19"/>
    </style:style>
    <style:style style:name="ce44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E20"/>
      <style:map style:condition="cell-content-is-between(0.1,0.05)" style:apply-style-name="Sem_20_título2" style:base-cell-address="'DURACAO-H-CON'.E20"/>
      <style:map style:condition="cell-content-is-between(0.05,0.01)" style:apply-style-name="Sem_20_título3" style:base-cell-address="'DURACAO-H-CON'.E20"/>
      <style:map style:condition="cell-content-is-between(0.01,0.001)" style:apply-style-name="Sem_20_título4" style:base-cell-address="'DURACAO-H-CON'.E20"/>
    </style:style>
    <style:style style:name="ce44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E23"/>
      <style:map style:condition="cell-content-is-between(0.1,0.05)" style:apply-style-name="Sem_20_título2" style:base-cell-address="'DURACAO-H-CON'.E23"/>
      <style:map style:condition="cell-content-is-between(0.05,0.01)" style:apply-style-name="Sem_20_título3" style:base-cell-address="'DURACAO-H-CON'.E23"/>
      <style:map style:condition="cell-content-is-between(0.01,0.001)" style:apply-style-name="Sem_20_título4" style:base-cell-address="'DURACAO-H-CON'.E23"/>
    </style:style>
    <style:style style:name="ce44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ON'.E24"/>
      <style:map style:condition="cell-content-is-between(0.1,0.05)" style:apply-style-name="Sem_20_título2" style:base-cell-address="'DURACAO-H-CON'.E24"/>
      <style:map style:condition="cell-content-is-between(0.05,0.01)" style:apply-style-name="Sem_20_título3" style:base-cell-address="'DURACAO-H-CON'.E24"/>
      <style:map style:condition="cell-content-is-between(0.01,0.001)" style:apply-style-name="Sem_20_título4" style:base-cell-address="'DURACAO-H-CON'.E24"/>
    </style:style>
    <style:style style:name="ce44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E25"/>
      <style:map style:condition="cell-content-is-between(0.1,0.05)" style:apply-style-name="Sem_20_título2" style:base-cell-address="'DURACAO-H-CON'.E25"/>
      <style:map style:condition="cell-content-is-between(0.05,0.01)" style:apply-style-name="Sem_20_título3" style:base-cell-address="'DURACAO-H-CON'.E25"/>
      <style:map style:condition="cell-content-is-between(0.01,0.001)" style:apply-style-name="Sem_20_título4" style:base-cell-address="'DURACAO-H-CON'.E25"/>
    </style:style>
    <style:style style:name="ce44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E28"/>
      <style:map style:condition="cell-content-is-between(0.1,0.05)" style:apply-style-name="Sem_20_título2" style:base-cell-address="'DURACAO-H-CON'.E28"/>
      <style:map style:condition="cell-content-is-between(0.05,0.01)" style:apply-style-name="Sem_20_título3" style:base-cell-address="'DURACAO-H-CON'.E28"/>
      <style:map style:condition="cell-content-is-between(0.01,0.001)" style:apply-style-name="Sem_20_título4" style:base-cell-address="'DURACAO-H-CON'.E28"/>
    </style:style>
    <style:style style:name="ce44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ON'.E29"/>
      <style:map style:condition="cell-content-is-between(0.1,0.05)" style:apply-style-name="Sem_20_título2" style:base-cell-address="'DURACAO-H-CON'.E29"/>
      <style:map style:condition="cell-content-is-between(0.05,0.01)" style:apply-style-name="Sem_20_título3" style:base-cell-address="'DURACAO-H-CON'.E29"/>
      <style:map style:condition="cell-content-is-between(0.01,0.001)" style:apply-style-name="Sem_20_título4" style:base-cell-address="'DURACAO-H-CON'.E29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E30"/>
      <style:map style:condition="cell-content-is-between(0.1,0.05)" style:apply-style-name="Sem_20_título2" style:base-cell-address="'DURACAO-H-CON'.E30"/>
      <style:map style:condition="cell-content-is-between(0.05,0.01)" style:apply-style-name="Sem_20_título3" style:base-cell-address="'DURACAO-H-CON'.E30"/>
      <style:map style:condition="cell-content-is-between(0.01,0.001)" style:apply-style-name="Sem_20_título4" style:base-cell-address="'DURACAO-H-CON'.E30"/>
    </style:style>
    <style:style style:name="ce45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E35"/>
      <style:map style:condition="cell-content-is-between(0.1,0.05)" style:apply-style-name="Sem_20_título2" style:base-cell-address="'DURACAO-H-CON'.E35"/>
      <style:map style:condition="cell-content-is-between(0.05,0.01)" style:apply-style-name="Sem_20_título3" style:base-cell-address="'DURACAO-H-CON'.E35"/>
      <style:map style:condition="cell-content-is-between(0.01,0.001)" style:apply-style-name="Sem_20_título4" style:base-cell-address="'DURACAO-H-CON'.E35"/>
    </style:style>
    <style:style style:name="ce45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ON'.E36"/>
      <style:map style:condition="cell-content-is-between(0.1,0.05)" style:apply-style-name="Sem_20_título2" style:base-cell-address="'DURACAO-H-CON'.E36"/>
      <style:map style:condition="cell-content-is-between(0.05,0.01)" style:apply-style-name="Sem_20_título3" style:base-cell-address="'DURACAO-H-CON'.E36"/>
      <style:map style:condition="cell-content-is-between(0.01,0.001)" style:apply-style-name="Sem_20_título4" style:base-cell-address="'DURACAO-H-CON'.E36"/>
    </style:style>
    <style:style style:name="ce45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E37"/>
      <style:map style:condition="cell-content-is-between(0.1,0.05)" style:apply-style-name="Sem_20_título2" style:base-cell-address="'DURACAO-H-CON'.E37"/>
      <style:map style:condition="cell-content-is-between(0.05,0.01)" style:apply-style-name="Sem_20_título3" style:base-cell-address="'DURACAO-H-CON'.E37"/>
      <style:map style:condition="cell-content-is-between(0.01,0.001)" style:apply-style-name="Sem_20_título4" style:base-cell-address="'DURACAO-H-CON'.E37"/>
    </style:style>
    <style:style style:name="ce45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E40"/>
      <style:map style:condition="cell-content-is-between(0.1,0.05)" style:apply-style-name="Sem_20_título2" style:base-cell-address="'DURACAO-H-CON'.E40"/>
      <style:map style:condition="cell-content-is-between(0.05,0.01)" style:apply-style-name="Sem_20_título3" style:base-cell-address="'DURACAO-H-CON'.E40"/>
      <style:map style:condition="cell-content-is-between(0.01,0.001)" style:apply-style-name="Sem_20_título4" style:base-cell-address="'DURACAO-H-CON'.E40"/>
    </style:style>
    <style:style style:name="ce45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ON'.E41"/>
      <style:map style:condition="cell-content-is-between(0.1,0.05)" style:apply-style-name="Sem_20_título2" style:base-cell-address="'DURACAO-H-CON'.E41"/>
      <style:map style:condition="cell-content-is-between(0.05,0.01)" style:apply-style-name="Sem_20_título3" style:base-cell-address="'DURACAO-H-CON'.E41"/>
      <style:map style:condition="cell-content-is-between(0.01,0.001)" style:apply-style-name="Sem_20_título4" style:base-cell-address="'DURACAO-H-CON'.E41"/>
    </style:style>
    <style:style style:name="ce456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E42"/>
      <style:map style:condition="cell-content-is-between(0.1,0.05)" style:apply-style-name="Sem_20_título2" style:base-cell-address="'DURACAO-H-CON'.E42"/>
      <style:map style:condition="cell-content-is-between(0.05,0.01)" style:apply-style-name="Sem_20_título3" style:base-cell-address="'DURACAO-H-CON'.E42"/>
      <style:map style:condition="cell-content-is-between(0.01,0.001)" style:apply-style-name="Sem_20_título4" style:base-cell-address="'DURACAO-H-CON'.E42"/>
    </style:style>
    <style:style style:name="ce45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E45"/>
      <style:map style:condition="cell-content-is-between(0.1,0.05)" style:apply-style-name="Sem_20_título2" style:base-cell-address="'DURACAO-H-CON'.E45"/>
      <style:map style:condition="cell-content-is-between(0.05,0.01)" style:apply-style-name="Sem_20_título3" style:base-cell-address="'DURACAO-H-CON'.E45"/>
      <style:map style:condition="cell-content-is-between(0.01,0.001)" style:apply-style-name="Sem_20_título4" style:base-cell-address="'DURACAO-H-CON'.E45"/>
    </style:style>
    <style:style style:name="ce45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ON'.E46"/>
      <style:map style:condition="cell-content-is-between(0.1,0.05)" style:apply-style-name="Sem_20_título2" style:base-cell-address="'DURACAO-H-CON'.E46"/>
      <style:map style:condition="cell-content-is-between(0.05,0.01)" style:apply-style-name="Sem_20_título3" style:base-cell-address="'DURACAO-H-CON'.E46"/>
      <style:map style:condition="cell-content-is-between(0.01,0.001)" style:apply-style-name="Sem_20_título4" style:base-cell-address="'DURACAO-H-CON'.E46"/>
    </style:style>
    <style:style style:name="ce45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E47"/>
      <style:map style:condition="cell-content-is-between(0.1,0.05)" style:apply-style-name="Sem_20_título2" style:base-cell-address="'DURACAO-H-CON'.E47"/>
      <style:map style:condition="cell-content-is-between(0.05,0.01)" style:apply-style-name="Sem_20_título3" style:base-cell-address="'DURACAO-H-CON'.E47"/>
      <style:map style:condition="cell-content-is-between(0.01,0.001)" style:apply-style-name="Sem_20_título4" style:base-cell-address="'DURACAO-H-CON'.E47"/>
    </style:style>
    <style:style style:name="ce46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E50"/>
      <style:map style:condition="cell-content-is-between(0.1,0.05)" style:apply-style-name="Sem_20_título2" style:base-cell-address="'DURACAO-H-CON'.E50"/>
      <style:map style:condition="cell-content-is-between(0.05,0.01)" style:apply-style-name="Sem_20_título3" style:base-cell-address="'DURACAO-H-CON'.E50"/>
      <style:map style:condition="cell-content-is-between(0.01,0.001)" style:apply-style-name="Sem_20_título4" style:base-cell-address="'DURACAO-H-CON'.E50"/>
    </style:style>
    <style:style style:name="ce46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ON'.E51"/>
      <style:map style:condition="cell-content-is-between(0.1,0.05)" style:apply-style-name="Sem_20_título2" style:base-cell-address="'DURACAO-H-CON'.E51"/>
      <style:map style:condition="cell-content-is-between(0.05,0.01)" style:apply-style-name="Sem_20_título3" style:base-cell-address="'DURACAO-H-CON'.E51"/>
      <style:map style:condition="cell-content-is-between(0.01,0.001)" style:apply-style-name="Sem_20_título4" style:base-cell-address="'DURACAO-H-CON'.E51"/>
    </style:style>
    <style:style style:name="ce46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E52"/>
      <style:map style:condition="cell-content-is-between(0.1,0.05)" style:apply-style-name="Sem_20_título2" style:base-cell-address="'DURACAO-H-CON'.E52"/>
      <style:map style:condition="cell-content-is-between(0.05,0.01)" style:apply-style-name="Sem_20_título3" style:base-cell-address="'DURACAO-H-CON'.E52"/>
      <style:map style:condition="cell-content-is-between(0.01,0.001)" style:apply-style-name="Sem_20_título4" style:base-cell-address="'DURACAO-H-CON'.E52"/>
    </style:style>
    <style:style style:name="ce46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E55"/>
      <style:map style:condition="cell-content-is-between(0.1,0.05)" style:apply-style-name="Sem_20_título2" style:base-cell-address="'DURACAO-H-CON'.E55"/>
      <style:map style:condition="cell-content-is-between(0.05,0.01)" style:apply-style-name="Sem_20_título3" style:base-cell-address="'DURACAO-H-CON'.E55"/>
      <style:map style:condition="cell-content-is-between(0.01,0.001)" style:apply-style-name="Sem_20_título4" style:base-cell-address="'DURACAO-H-CON'.E55"/>
    </style:style>
    <style:style style:name="ce46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ON'.E56"/>
      <style:map style:condition="cell-content-is-between(0.1,0.05)" style:apply-style-name="Sem_20_título2" style:base-cell-address="'DURACAO-H-CON'.E56"/>
      <style:map style:condition="cell-content-is-between(0.05,0.01)" style:apply-style-name="Sem_20_título3" style:base-cell-address="'DURACAO-H-CON'.E56"/>
      <style:map style:condition="cell-content-is-between(0.01,0.001)" style:apply-style-name="Sem_20_título4" style:base-cell-address="'DURACAO-H-CON'.E56"/>
    </style:style>
    <style:style style:name="ce46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E57"/>
      <style:map style:condition="cell-content-is-between(0.1,0.05)" style:apply-style-name="Sem_20_título2" style:base-cell-address="'DURACAO-H-CON'.E57"/>
      <style:map style:condition="cell-content-is-between(0.05,0.01)" style:apply-style-name="Sem_20_título3" style:base-cell-address="'DURACAO-H-CON'.E57"/>
      <style:map style:condition="cell-content-is-between(0.01,0.001)" style:apply-style-name="Sem_20_título4" style:base-cell-address="'DURACAO-H-CON'.E57"/>
    </style:style>
    <style:style style:name="ce46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E60"/>
      <style:map style:condition="cell-content-is-between(0.1,0.05)" style:apply-style-name="Sem_20_título2" style:base-cell-address="'DURACAO-H-CON'.E60"/>
      <style:map style:condition="cell-content-is-between(0.05,0.01)" style:apply-style-name="Sem_20_título3" style:base-cell-address="'DURACAO-H-CON'.E60"/>
      <style:map style:condition="cell-content-is-between(0.01,0.001)" style:apply-style-name="Sem_20_título4" style:base-cell-address="'DURACAO-H-CON'.E60"/>
    </style:style>
    <style:style style:name="ce46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DURACAO-H-CON'.E61"/>
      <style:map style:condition="cell-content-is-between(0.1,0.05)" style:apply-style-name="Sem_20_título2" style:base-cell-address="'DURACAO-H-CON'.E61"/>
      <style:map style:condition="cell-content-is-between(0.05,0.01)" style:apply-style-name="Sem_20_título3" style:base-cell-address="'DURACAO-H-CON'.E61"/>
      <style:map style:condition="cell-content-is-between(0.01,0.001)" style:apply-style-name="Sem_20_título4" style:base-cell-address="'DURACAO-H-CON'.E61"/>
    </style:style>
    <style:style style:name="ce46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E62"/>
      <style:map style:condition="cell-content-is-between(0.1,0.05)" style:apply-style-name="Sem_20_título2" style:base-cell-address="'DURACAO-H-CON'.E62"/>
      <style:map style:condition="cell-content-is-between(0.05,0.01)" style:apply-style-name="Sem_20_título3" style:base-cell-address="'DURACAO-H-CON'.E62"/>
      <style:map style:condition="cell-content-is-between(0.01,0.001)" style:apply-style-name="Sem_20_título4" style:base-cell-address="'DURACAO-H-CON'.E62"/>
    </style:style>
    <style:style style:name="ce469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</style:style>
    <style:style style:name="ce47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G3"/>
      <style:map style:condition="cell-content-is-between(0.1,0.05)" style:apply-style-name="Sem_20_título2" style:base-cell-address="'DURACAO-H-CON'.G3"/>
      <style:map style:condition="cell-content-is-between(0.05,0.01)" style:apply-style-name="Sem_20_título3" style:base-cell-address="'DURACAO-H-CON'.G3"/>
      <style:map style:condition="cell-content-is-between(0.01,0.001)" style:apply-style-name="Sem_20_título4" style:base-cell-address="'DURACAO-H-CON'.G3"/>
    </style:style>
    <style:style style:name="ce47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G4"/>
      <style:map style:condition="cell-content-is-between(0.1,0.05)" style:apply-style-name="Sem_20_título2" style:base-cell-address="'DURACAO-H-CON'.G4"/>
      <style:map style:condition="cell-content-is-between(0.05,0.01)" style:apply-style-name="Sem_20_título3" style:base-cell-address="'DURACAO-H-CON'.G4"/>
      <style:map style:condition="cell-content-is-between(0.01,0.001)" style:apply-style-name="Sem_20_título4" style:base-cell-address="'DURACAO-H-CON'.G4"/>
    </style:style>
    <style:style style:name="ce47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G8"/>
      <style:map style:condition="cell-content-is-between(0.1,0.05)" style:apply-style-name="Sem_20_título2" style:base-cell-address="'DURACAO-H-CON'.G8"/>
      <style:map style:condition="cell-content-is-between(0.05,0.01)" style:apply-style-name="Sem_20_título3" style:base-cell-address="'DURACAO-H-CON'.G8"/>
      <style:map style:condition="cell-content-is-between(0.01,0.001)" style:apply-style-name="Sem_20_título4" style:base-cell-address="'DURACAO-H-CON'.G8"/>
    </style:style>
    <style:style style:name="ce47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G8"/>
      <style:map style:condition="cell-content-is-between(0.1,0.05)" style:apply-style-name="Sem_20_título2" style:base-cell-address="'DURACAO-H-CON'.G8"/>
      <style:map style:condition="cell-content-is-between(0.05,0.01)" style:apply-style-name="Sem_20_título3" style:base-cell-address="'DURACAO-H-CON'.G8"/>
      <style:map style:condition="cell-content-is-between(0.01,0.001)" style:apply-style-name="Sem_20_título4" style:base-cell-address="'DURACAO-H-CON'.G8"/>
    </style:style>
    <style:style style:name="ce47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G35"/>
      <style:map style:condition="cell-content-is-between(0.1,0.05)" style:apply-style-name="Sem_20_título2" style:base-cell-address="'DURACAO-H-CON'.G35"/>
      <style:map style:condition="cell-content-is-between(0.05,0.01)" style:apply-style-name="Sem_20_título3" style:base-cell-address="'DURACAO-H-CON'.G35"/>
      <style:map style:condition="cell-content-is-between(0.01,0.001)" style:apply-style-name="Sem_20_título4" style:base-cell-address="'DURACAO-H-CON'.G35"/>
    </style:style>
    <style:style style:name="ce47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G36"/>
      <style:map style:condition="cell-content-is-between(0.1,0.05)" style:apply-style-name="Sem_20_título2" style:base-cell-address="'DURACAO-H-CON'.G36"/>
      <style:map style:condition="cell-content-is-between(0.05,0.01)" style:apply-style-name="Sem_20_título3" style:base-cell-address="'DURACAO-H-CON'.G36"/>
      <style:map style:condition="cell-content-is-between(0.01,0.001)" style:apply-style-name="Sem_20_título4" style:base-cell-address="'DURACAO-H-CON'.G36"/>
    </style:style>
    <style:style style:name="ce47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G40"/>
      <style:map style:condition="cell-content-is-between(0.1,0.05)" style:apply-style-name="Sem_20_título2" style:base-cell-address="'DURACAO-H-CON'.G40"/>
      <style:map style:condition="cell-content-is-between(0.05,0.01)" style:apply-style-name="Sem_20_título3" style:base-cell-address="'DURACAO-H-CON'.G40"/>
      <style:map style:condition="cell-content-is-between(0.01,0.001)" style:apply-style-name="Sem_20_título4" style:base-cell-address="'DURACAO-H-CON'.G40"/>
    </style:style>
    <style:style style:name="ce47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G41"/>
      <style:map style:condition="cell-content-is-between(0.1,0.05)" style:apply-style-name="Sem_20_título2" style:base-cell-address="'DURACAO-H-CON'.G41"/>
      <style:map style:condition="cell-content-is-between(0.05,0.01)" style:apply-style-name="Sem_20_título3" style:base-cell-address="'DURACAO-H-CON'.G41"/>
      <style:map style:condition="cell-content-is-between(0.01,0.001)" style:apply-style-name="Sem_20_título4" style:base-cell-address="'DURACAO-H-CON'.G41"/>
    </style:style>
    <style:style style:name="ce47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G45"/>
      <style:map style:condition="cell-content-is-between(0.1,0.05)" style:apply-style-name="Sem_20_título2" style:base-cell-address="'DURACAO-H-CON'.G45"/>
      <style:map style:condition="cell-content-is-between(0.05,0.01)" style:apply-style-name="Sem_20_título3" style:base-cell-address="'DURACAO-H-CON'.G45"/>
      <style:map style:condition="cell-content-is-between(0.01,0.001)" style:apply-style-name="Sem_20_título4" style:base-cell-address="'DURACAO-H-CON'.G45"/>
    </style:style>
    <style:style style:name="ce47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G46"/>
      <style:map style:condition="cell-content-is-between(0.1,0.05)" style:apply-style-name="Sem_20_título2" style:base-cell-address="'DURACAO-H-CON'.G46"/>
      <style:map style:condition="cell-content-is-between(0.05,0.01)" style:apply-style-name="Sem_20_título3" style:base-cell-address="'DURACAO-H-CON'.G46"/>
      <style:map style:condition="cell-content-is-between(0.01,0.001)" style:apply-style-name="Sem_20_título4" style:base-cell-address="'DURACAO-H-CON'.G46"/>
    </style:style>
    <style:style style:name="ce48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I3"/>
      <style:map style:condition="cell-content-is-between(0.1,0.05)" style:apply-style-name="Sem_20_título2" style:base-cell-address="'DURACAO-H-CON'.I3"/>
      <style:map style:condition="cell-content-is-between(0.05,0.01)" style:apply-style-name="Sem_20_título3" style:base-cell-address="'DURACAO-H-CON'.I3"/>
      <style:map style:condition="cell-content-is-between(0.01,0.001)" style:apply-style-name="Sem_20_título4" style:base-cell-address="'DURACAO-H-CON'.I3"/>
    </style:style>
    <style:style style:name="ce48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I3"/>
      <style:map style:condition="cell-content-is-between(0.1,0.05)" style:apply-style-name="Sem_20_título2" style:base-cell-address="'DURACAO-H-CON'.I3"/>
      <style:map style:condition="cell-content-is-between(0.05,0.01)" style:apply-style-name="Sem_20_título3" style:base-cell-address="'DURACAO-H-CON'.I3"/>
      <style:map style:condition="cell-content-is-between(0.01,0.001)" style:apply-style-name="Sem_20_título4" style:base-cell-address="'DURACAO-H-CON'.I3"/>
    </style:style>
    <style:style style:name="ce48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I8"/>
      <style:map style:condition="cell-content-is-between(0.1,0.05)" style:apply-style-name="Sem_20_título2" style:base-cell-address="'DURACAO-H-CON'.I8"/>
      <style:map style:condition="cell-content-is-between(0.05,0.01)" style:apply-style-name="Sem_20_título3" style:base-cell-address="'DURACAO-H-CON'.I8"/>
      <style:map style:condition="cell-content-is-between(0.01,0.001)" style:apply-style-name="Sem_20_título4" style:base-cell-address="'DURACAO-H-CON'.I8"/>
    </style:style>
    <style:style style:name="ce48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I9"/>
      <style:map style:condition="cell-content-is-between(0.1,0.05)" style:apply-style-name="Sem_20_título2" style:base-cell-address="'DURACAO-H-CON'.I9"/>
      <style:map style:condition="cell-content-is-between(0.05,0.01)" style:apply-style-name="Sem_20_título3" style:base-cell-address="'DURACAO-H-CON'.I9"/>
      <style:map style:condition="cell-content-is-between(0.01,0.001)" style:apply-style-name="Sem_20_título4" style:base-cell-address="'DURACAO-H-CON'.I9"/>
    </style:style>
    <style:style style:name="ce48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I13"/>
      <style:map style:condition="cell-content-is-between(0.1,0.05)" style:apply-style-name="Sem_20_título2" style:base-cell-address="'DURACAO-H-CON'.I13"/>
      <style:map style:condition="cell-content-is-between(0.05,0.01)" style:apply-style-name="Sem_20_título3" style:base-cell-address="'DURACAO-H-CON'.I13"/>
      <style:map style:condition="cell-content-is-between(0.01,0.001)" style:apply-style-name="Sem_20_título4" style:base-cell-address="'DURACAO-H-CON'.I13"/>
    </style:style>
    <style:style style:name="ce48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I13"/>
      <style:map style:condition="cell-content-is-between(0.1,0.05)" style:apply-style-name="Sem_20_título2" style:base-cell-address="'DURACAO-H-CON'.I13"/>
      <style:map style:condition="cell-content-is-between(0.05,0.01)" style:apply-style-name="Sem_20_título3" style:base-cell-address="'DURACAO-H-CON'.I13"/>
      <style:map style:condition="cell-content-is-between(0.01,0.001)" style:apply-style-name="Sem_20_título4" style:base-cell-address="'DURACAO-H-CON'.I13"/>
    </style:style>
    <style:style style:name="ce48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I35"/>
      <style:map style:condition="cell-content-is-between(0.1,0.05)" style:apply-style-name="Sem_20_título2" style:base-cell-address="'DURACAO-H-CON'.I35"/>
      <style:map style:condition="cell-content-is-between(0.05,0.01)" style:apply-style-name="Sem_20_título3" style:base-cell-address="'DURACAO-H-CON'.I35"/>
      <style:map style:condition="cell-content-is-between(0.01,0.001)" style:apply-style-name="Sem_20_título4" style:base-cell-address="'DURACAO-H-CON'.I35"/>
    </style:style>
    <style:style style:name="ce48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I36"/>
      <style:map style:condition="cell-content-is-between(0.1,0.05)" style:apply-style-name="Sem_20_título2" style:base-cell-address="'DURACAO-H-CON'.I36"/>
      <style:map style:condition="cell-content-is-between(0.05,0.01)" style:apply-style-name="Sem_20_título3" style:base-cell-address="'DURACAO-H-CON'.I36"/>
      <style:map style:condition="cell-content-is-between(0.01,0.001)" style:apply-style-name="Sem_20_título4" style:base-cell-address="'DURACAO-H-CON'.I36"/>
    </style:style>
    <style:style style:name="ce48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I40"/>
      <style:map style:condition="cell-content-is-between(0.1,0.05)" style:apply-style-name="Sem_20_título2" style:base-cell-address="'DURACAO-H-CON'.I40"/>
      <style:map style:condition="cell-content-is-between(0.05,0.01)" style:apply-style-name="Sem_20_título3" style:base-cell-address="'DURACAO-H-CON'.I40"/>
      <style:map style:condition="cell-content-is-between(0.01,0.001)" style:apply-style-name="Sem_20_título4" style:base-cell-address="'DURACAO-H-CON'.I40"/>
    </style:style>
    <style:style style:name="ce48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I41"/>
      <style:map style:condition="cell-content-is-between(0.1,0.05)" style:apply-style-name="Sem_20_título2" style:base-cell-address="'DURACAO-H-CON'.I41"/>
      <style:map style:condition="cell-content-is-between(0.05,0.01)" style:apply-style-name="Sem_20_título3" style:base-cell-address="'DURACAO-H-CON'.I41"/>
      <style:map style:condition="cell-content-is-between(0.01,0.001)" style:apply-style-name="Sem_20_título4" style:base-cell-address="'DURACAO-H-CON'.I41"/>
    </style:style>
    <style:style style:name="ce49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I45"/>
      <style:map style:condition="cell-content-is-between(0.1,0.05)" style:apply-style-name="Sem_20_título2" style:base-cell-address="'DURACAO-H-CON'.I45"/>
      <style:map style:condition="cell-content-is-between(0.05,0.01)" style:apply-style-name="Sem_20_título3" style:base-cell-address="'DURACAO-H-CON'.I45"/>
      <style:map style:condition="cell-content-is-between(0.01,0.001)" style:apply-style-name="Sem_20_título4" style:base-cell-address="'DURACAO-H-CON'.I45"/>
    </style:style>
    <style:style style:name="ce49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I46"/>
      <style:map style:condition="cell-content-is-between(0.1,0.05)" style:apply-style-name="Sem_20_título2" style:base-cell-address="'DURACAO-H-CON'.I46"/>
      <style:map style:condition="cell-content-is-between(0.05,0.01)" style:apply-style-name="Sem_20_título3" style:base-cell-address="'DURACAO-H-CON'.I46"/>
      <style:map style:condition="cell-content-is-between(0.01,0.001)" style:apply-style-name="Sem_20_título4" style:base-cell-address="'DURACAO-H-CON'.I46"/>
    </style:style>
    <style:style style:name="ce49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K3"/>
      <style:map style:condition="cell-content-is-between(0.1,0.05)" style:apply-style-name="Sem_20_título2" style:base-cell-address="'DURACAO-H-CON'.K3"/>
      <style:map style:condition="cell-content-is-between(0.05,0.01)" style:apply-style-name="Sem_20_título3" style:base-cell-address="'DURACAO-H-CON'.K3"/>
      <style:map style:condition="cell-content-is-between(0.01,0.001)" style:apply-style-name="Sem_20_título4" style:base-cell-address="'DURACAO-H-CON'.K3"/>
    </style:style>
    <style:style style:name="ce49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K3"/>
      <style:map style:condition="cell-content-is-between(0.1,0.05)" style:apply-style-name="Sem_20_título2" style:base-cell-address="'DURACAO-H-CON'.K3"/>
      <style:map style:condition="cell-content-is-between(0.05,0.01)" style:apply-style-name="Sem_20_título3" style:base-cell-address="'DURACAO-H-CON'.K3"/>
      <style:map style:condition="cell-content-is-between(0.01,0.001)" style:apply-style-name="Sem_20_título4" style:base-cell-address="'DURACAO-H-CON'.K3"/>
    </style:style>
    <style:style style:name="ce49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K8"/>
      <style:map style:condition="cell-content-is-between(0.1,0.05)" style:apply-style-name="Sem_20_título2" style:base-cell-address="'DURACAO-H-CON'.K8"/>
      <style:map style:condition="cell-content-is-between(0.05,0.01)" style:apply-style-name="Sem_20_título3" style:base-cell-address="'DURACAO-H-CON'.K8"/>
      <style:map style:condition="cell-content-is-between(0.01,0.001)" style:apply-style-name="Sem_20_título4" style:base-cell-address="'DURACAO-H-CON'.K8"/>
    </style:style>
    <style:style style:name="ce49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K8"/>
      <style:map style:condition="cell-content-is-between(0.1,0.05)" style:apply-style-name="Sem_20_título2" style:base-cell-address="'DURACAO-H-CON'.K8"/>
      <style:map style:condition="cell-content-is-between(0.05,0.01)" style:apply-style-name="Sem_20_título3" style:base-cell-address="'DURACAO-H-CON'.K8"/>
      <style:map style:condition="cell-content-is-between(0.01,0.001)" style:apply-style-name="Sem_20_título4" style:base-cell-address="'DURACAO-H-CON'.K8"/>
    </style:style>
    <style:style style:name="ce49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K13"/>
      <style:map style:condition="cell-content-is-between(0.1,0.05)" style:apply-style-name="Sem_20_título2" style:base-cell-address="'DURACAO-H-CON'.K13"/>
      <style:map style:condition="cell-content-is-between(0.05,0.01)" style:apply-style-name="Sem_20_título3" style:base-cell-address="'DURACAO-H-CON'.K13"/>
      <style:map style:condition="cell-content-is-between(0.01,0.001)" style:apply-style-name="Sem_20_título4" style:base-cell-address="'DURACAO-H-CON'.K13"/>
    </style:style>
    <style:style style:name="ce49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K14"/>
      <style:map style:condition="cell-content-is-between(0.1,0.05)" style:apply-style-name="Sem_20_título2" style:base-cell-address="'DURACAO-H-CON'.K14"/>
      <style:map style:condition="cell-content-is-between(0.05,0.01)" style:apply-style-name="Sem_20_título3" style:base-cell-address="'DURACAO-H-CON'.K14"/>
      <style:map style:condition="cell-content-is-between(0.01,0.001)" style:apply-style-name="Sem_20_título4" style:base-cell-address="'DURACAO-H-CON'.K14"/>
    </style:style>
    <style:style style:name="ce49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K40"/>
      <style:map style:condition="cell-content-is-between(0.1,0.05)" style:apply-style-name="Sem_20_título2" style:base-cell-address="'DURACAO-H-CON'.K40"/>
      <style:map style:condition="cell-content-is-between(0.05,0.01)" style:apply-style-name="Sem_20_título3" style:base-cell-address="'DURACAO-H-CON'.K40"/>
      <style:map style:condition="cell-content-is-between(0.01,0.001)" style:apply-style-name="Sem_20_título4" style:base-cell-address="'DURACAO-H-CON'.K40"/>
    </style:style>
    <style:style style:name="ce49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K41"/>
      <style:map style:condition="cell-content-is-between(0.1,0.05)" style:apply-style-name="Sem_20_título2" style:base-cell-address="'DURACAO-H-CON'.K41"/>
      <style:map style:condition="cell-content-is-between(0.05,0.01)" style:apply-style-name="Sem_20_título3" style:base-cell-address="'DURACAO-H-CON'.K41"/>
      <style:map style:condition="cell-content-is-between(0.01,0.001)" style:apply-style-name="Sem_20_título4" style:base-cell-address="'DURACAO-H-CON'.K41"/>
    </style:style>
    <style:style style:name="ce50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K45"/>
      <style:map style:condition="cell-content-is-between(0.1,0.05)" style:apply-style-name="Sem_20_título2" style:base-cell-address="'DURACAO-H-CON'.K45"/>
      <style:map style:condition="cell-content-is-between(0.05,0.01)" style:apply-style-name="Sem_20_título3" style:base-cell-address="'DURACAO-H-CON'.K45"/>
      <style:map style:condition="cell-content-is-between(0.01,0.001)" style:apply-style-name="Sem_20_título4" style:base-cell-address="'DURACAO-H-CON'.K45"/>
    </style:style>
    <style:style style:name="ce50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K46"/>
      <style:map style:condition="cell-content-is-between(0.1,0.05)" style:apply-style-name="Sem_20_título2" style:base-cell-address="'DURACAO-H-CON'.K46"/>
      <style:map style:condition="cell-content-is-between(0.05,0.01)" style:apply-style-name="Sem_20_título3" style:base-cell-address="'DURACAO-H-CON'.K46"/>
      <style:map style:condition="cell-content-is-between(0.01,0.001)" style:apply-style-name="Sem_20_título4" style:base-cell-address="'DURACAO-H-CON'.K46"/>
    </style:style>
    <style:style style:name="ce50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  <style:text-properties fo:color="#004586"/>
      <style:map style:condition="cell-content-is-between(0.1,1)" style:apply-style-name="Sem_20_título1" style:base-cell-address="'DURACAO-H-CON'.M3"/>
      <style:map style:condition="cell-content-is-between(0.1,0.05)" style:apply-style-name="Sem_20_título2" style:base-cell-address="'DURACAO-H-CON'.M3"/>
      <style:map style:condition="cell-content-is-between(0.05,0.01)" style:apply-style-name="Sem_20_título3" style:base-cell-address="'DURACAO-H-CON'.M3"/>
      <style:map style:condition="cell-content-is-between(0.01,0.001)" style:apply-style-name="Sem_20_título4" style:base-cell-address="'DURACAO-H-CON'.M3"/>
    </style:style>
    <style:style style:name="ce50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  <style:map style:condition="cell-content-is-between(0.1,1)" style:apply-style-name="Sem_20_título1" style:base-cell-address="'DURACAO-H-CON'.M3"/>
      <style:map style:condition="cell-content-is-between(0.1,0.05)" style:apply-style-name="Sem_20_título2" style:base-cell-address="'DURACAO-H-CON'.M3"/>
      <style:map style:condition="cell-content-is-between(0.05,0.01)" style:apply-style-name="Sem_20_título3" style:base-cell-address="'DURACAO-H-CON'.M3"/>
      <style:map style:condition="cell-content-is-between(0.01,0.001)" style:apply-style-name="Sem_20_título4" style:base-cell-address="'DURACAO-H-CON'.M3"/>
    </style:style>
    <style:style style:name="ce50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M8"/>
      <style:map style:condition="cell-content-is-between(0.1,0.05)" style:apply-style-name="Sem_20_título2" style:base-cell-address="'DURACAO-H-CON'.M8"/>
      <style:map style:condition="cell-content-is-between(0.05,0.01)" style:apply-style-name="Sem_20_título3" style:base-cell-address="'DURACAO-H-CON'.M8"/>
      <style:map style:condition="cell-content-is-between(0.01,0.001)" style:apply-style-name="Sem_20_título4" style:base-cell-address="'DURACAO-H-CON'.M8"/>
    </style:style>
    <style:style style:name="ce50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M8"/>
      <style:map style:condition="cell-content-is-between(0.1,0.05)" style:apply-style-name="Sem_20_título2" style:base-cell-address="'DURACAO-H-CON'.M8"/>
      <style:map style:condition="cell-content-is-between(0.05,0.01)" style:apply-style-name="Sem_20_título3" style:base-cell-address="'DURACAO-H-CON'.M8"/>
      <style:map style:condition="cell-content-is-between(0.01,0.001)" style:apply-style-name="Sem_20_título4" style:base-cell-address="'DURACAO-H-CON'.M8"/>
    </style:style>
    <style:style style:name="ce506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M13"/>
      <style:map style:condition="cell-content-is-between(0.1,0.05)" style:apply-style-name="Sem_20_título2" style:base-cell-address="'DURACAO-H-CON'.M13"/>
      <style:map style:condition="cell-content-is-between(0.05,0.01)" style:apply-style-name="Sem_20_título3" style:base-cell-address="'DURACAO-H-CON'.M13"/>
      <style:map style:condition="cell-content-is-between(0.01,0.001)" style:apply-style-name="Sem_20_título4" style:base-cell-address="'DURACAO-H-CON'.M13"/>
    </style:style>
    <style:style style:name="ce50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M13"/>
      <style:map style:condition="cell-content-is-between(0.1,0.05)" style:apply-style-name="Sem_20_título2" style:base-cell-address="'DURACAO-H-CON'.M13"/>
      <style:map style:condition="cell-content-is-between(0.05,0.01)" style:apply-style-name="Sem_20_título3" style:base-cell-address="'DURACAO-H-CON'.M13"/>
      <style:map style:condition="cell-content-is-between(0.01,0.001)" style:apply-style-name="Sem_20_título4" style:base-cell-address="'DURACAO-H-CON'.M13"/>
    </style:style>
    <style:style style:name="ce50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M18"/>
      <style:map style:condition="cell-content-is-between(0.1,0.05)" style:apply-style-name="Sem_20_título2" style:base-cell-address="'DURACAO-H-CON'.M18"/>
      <style:map style:condition="cell-content-is-between(0.05,0.01)" style:apply-style-name="Sem_20_título3" style:base-cell-address="'DURACAO-H-CON'.M18"/>
      <style:map style:condition="cell-content-is-between(0.01,0.001)" style:apply-style-name="Sem_20_título4" style:base-cell-address="'DURACAO-H-CON'.M18"/>
    </style:style>
    <style:style style:name="ce50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M19"/>
      <style:map style:condition="cell-content-is-between(0.1,0.05)" style:apply-style-name="Sem_20_título2" style:base-cell-address="'DURACAO-H-CON'.M19"/>
      <style:map style:condition="cell-content-is-between(0.05,0.01)" style:apply-style-name="Sem_20_título3" style:base-cell-address="'DURACAO-H-CON'.M19"/>
      <style:map style:condition="cell-content-is-between(0.01,0.001)" style:apply-style-name="Sem_20_título4" style:base-cell-address="'DURACAO-H-CON'.M19"/>
    </style:style>
    <style:style style:name="ce51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M45"/>
      <style:map style:condition="cell-content-is-between(0.1,0.05)" style:apply-style-name="Sem_20_título2" style:base-cell-address="'DURACAO-H-CON'.M45"/>
      <style:map style:condition="cell-content-is-between(0.05,0.01)" style:apply-style-name="Sem_20_título3" style:base-cell-address="'DURACAO-H-CON'.M45"/>
      <style:map style:condition="cell-content-is-between(0.01,0.001)" style:apply-style-name="Sem_20_título4" style:base-cell-address="'DURACAO-H-CON'.M45"/>
    </style:style>
    <style:style style:name="ce51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M46"/>
      <style:map style:condition="cell-content-is-between(0.1,0.05)" style:apply-style-name="Sem_20_título2" style:base-cell-address="'DURACAO-H-CON'.M46"/>
      <style:map style:condition="cell-content-is-between(0.05,0.01)" style:apply-style-name="Sem_20_título3" style:base-cell-address="'DURACAO-H-CON'.M46"/>
      <style:map style:condition="cell-content-is-between(0.01,0.001)" style:apply-style-name="Sem_20_título4" style:base-cell-address="'DURACAO-H-CON'.M46"/>
    </style:style>
    <style:style style:name="ce51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O8"/>
      <style:map style:condition="cell-content-is-between(0.1,0.05)" style:apply-style-name="Sem_20_título2" style:base-cell-address="'DURACAO-H-CON'.O8"/>
      <style:map style:condition="cell-content-is-between(0.05,0.01)" style:apply-style-name="Sem_20_título3" style:base-cell-address="'DURACAO-H-CON'.O8"/>
      <style:map style:condition="cell-content-is-between(0.01,0.001)" style:apply-style-name="Sem_20_título4" style:base-cell-address="'DURACAO-H-CON'.O8"/>
    </style:style>
    <style:style style:name="ce51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O8"/>
      <style:map style:condition="cell-content-is-between(0.1,0.05)" style:apply-style-name="Sem_20_título2" style:base-cell-address="'DURACAO-H-CON'.O8"/>
      <style:map style:condition="cell-content-is-between(0.05,0.01)" style:apply-style-name="Sem_20_título3" style:base-cell-address="'DURACAO-H-CON'.O8"/>
      <style:map style:condition="cell-content-is-between(0.01,0.001)" style:apply-style-name="Sem_20_título4" style:base-cell-address="'DURACAO-H-CON'.O8"/>
    </style:style>
    <style:style style:name="ce51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O13"/>
      <style:map style:condition="cell-content-is-between(0.1,0.05)" style:apply-style-name="Sem_20_título2" style:base-cell-address="'DURACAO-H-CON'.O13"/>
      <style:map style:condition="cell-content-is-between(0.05,0.01)" style:apply-style-name="Sem_20_título3" style:base-cell-address="'DURACAO-H-CON'.O13"/>
      <style:map style:condition="cell-content-is-between(0.01,0.001)" style:apply-style-name="Sem_20_título4" style:base-cell-address="'DURACAO-H-CON'.O13"/>
    </style:style>
    <style:style style:name="ce51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O13"/>
      <style:map style:condition="cell-content-is-between(0.1,0.05)" style:apply-style-name="Sem_20_título2" style:base-cell-address="'DURACAO-H-CON'.O13"/>
      <style:map style:condition="cell-content-is-between(0.05,0.01)" style:apply-style-name="Sem_20_título3" style:base-cell-address="'DURACAO-H-CON'.O13"/>
      <style:map style:condition="cell-content-is-between(0.01,0.001)" style:apply-style-name="Sem_20_título4" style:base-cell-address="'DURACAO-H-CON'.O13"/>
    </style:style>
    <style:style style:name="ce51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O23"/>
      <style:map style:condition="cell-content-is-between(0.1,0.05)" style:apply-style-name="Sem_20_título2" style:base-cell-address="'DURACAO-H-CON'.O23"/>
      <style:map style:condition="cell-content-is-between(0.05,0.01)" style:apply-style-name="Sem_20_título3" style:base-cell-address="'DURACAO-H-CON'.O23"/>
      <style:map style:condition="cell-content-is-between(0.01,0.001)" style:apply-style-name="Sem_20_título4" style:base-cell-address="'DURACAO-H-CON'.O23"/>
    </style:style>
    <style:style style:name="ce51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O24"/>
      <style:map style:condition="cell-content-is-between(0.1,0.05)" style:apply-style-name="Sem_20_título2" style:base-cell-address="'DURACAO-H-CON'.O24"/>
      <style:map style:condition="cell-content-is-between(0.05,0.01)" style:apply-style-name="Sem_20_título3" style:base-cell-address="'DURACAO-H-CON'.O24"/>
      <style:map style:condition="cell-content-is-between(0.01,0.001)" style:apply-style-name="Sem_20_título4" style:base-cell-address="'DURACAO-H-CON'.O24"/>
    </style:style>
    <style:style style:name="ce51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O50"/>
      <style:map style:condition="cell-content-is-between(0.1,0.05)" style:apply-style-name="Sem_20_título2" style:base-cell-address="'DURACAO-H-CON'.O50"/>
      <style:map style:condition="cell-content-is-between(0.05,0.01)" style:apply-style-name="Sem_20_título3" style:base-cell-address="'DURACAO-H-CON'.O50"/>
      <style:map style:condition="cell-content-is-between(0.01,0.001)" style:apply-style-name="Sem_20_título4" style:base-cell-address="'DURACAO-H-CON'.O50"/>
    </style:style>
    <style:style style:name="ce51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O51"/>
      <style:map style:condition="cell-content-is-between(0.1,0.05)" style:apply-style-name="Sem_20_título2" style:base-cell-address="'DURACAO-H-CON'.O51"/>
      <style:map style:condition="cell-content-is-between(0.05,0.01)" style:apply-style-name="Sem_20_título3" style:base-cell-address="'DURACAO-H-CON'.O51"/>
      <style:map style:condition="cell-content-is-between(0.01,0.001)" style:apply-style-name="Sem_20_título4" style:base-cell-address="'DURACAO-H-CON'.O51"/>
    </style:style>
    <style:style style:name="ce52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O55"/>
      <style:map style:condition="cell-content-is-between(0.1,0.05)" style:apply-style-name="Sem_20_título2" style:base-cell-address="'DURACAO-H-CON'.O55"/>
      <style:map style:condition="cell-content-is-between(0.05,0.01)" style:apply-style-name="Sem_20_título3" style:base-cell-address="'DURACAO-H-CON'.O55"/>
      <style:map style:condition="cell-content-is-between(0.01,0.001)" style:apply-style-name="Sem_20_título4" style:base-cell-address="'DURACAO-H-CON'.O55"/>
    </style:style>
    <style:style style:name="ce52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O56"/>
      <style:map style:condition="cell-content-is-between(0.1,0.05)" style:apply-style-name="Sem_20_título2" style:base-cell-address="'DURACAO-H-CON'.O56"/>
      <style:map style:condition="cell-content-is-between(0.05,0.01)" style:apply-style-name="Sem_20_título3" style:base-cell-address="'DURACAO-H-CON'.O56"/>
      <style:map style:condition="cell-content-is-between(0.01,0.001)" style:apply-style-name="Sem_20_título4" style:base-cell-address="'DURACAO-H-CON'.O56"/>
    </style:style>
    <style:style style:name="ce52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Q28"/>
      <style:map style:condition="cell-content-is-between(0.1,0.05)" style:apply-style-name="Sem_20_título2" style:base-cell-address="'DURACAO-H-CON'.Q28"/>
      <style:map style:condition="cell-content-is-between(0.05,0.01)" style:apply-style-name="Sem_20_título3" style:base-cell-address="'DURACAO-H-CON'.Q28"/>
      <style:map style:condition="cell-content-is-between(0.01,0.001)" style:apply-style-name="Sem_20_título4" style:base-cell-address="'DURACAO-H-CON'.Q28"/>
    </style:style>
    <style:style style:name="ce52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Q29"/>
      <style:map style:condition="cell-content-is-between(0.1,0.05)" style:apply-style-name="Sem_20_título2" style:base-cell-address="'DURACAO-H-CON'.Q29"/>
      <style:map style:condition="cell-content-is-between(0.05,0.01)" style:apply-style-name="Sem_20_título3" style:base-cell-address="'DURACAO-H-CON'.Q29"/>
      <style:map style:condition="cell-content-is-between(0.01,0.001)" style:apply-style-name="Sem_20_título4" style:base-cell-address="'DURACAO-H-CON'.Q29"/>
    </style:style>
    <style:style style:name="ce52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Q50"/>
      <style:map style:condition="cell-content-is-between(0.1,0.05)" style:apply-style-name="Sem_20_título2" style:base-cell-address="'DURACAO-H-CON'.Q50"/>
      <style:map style:condition="cell-content-is-between(0.05,0.01)" style:apply-style-name="Sem_20_título3" style:base-cell-address="'DURACAO-H-CON'.Q50"/>
      <style:map style:condition="cell-content-is-between(0.01,0.001)" style:apply-style-name="Sem_20_título4" style:base-cell-address="'DURACAO-H-CON'.Q50"/>
    </style:style>
    <style:style style:name="ce52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Q51"/>
      <style:map style:condition="cell-content-is-between(0.1,0.05)" style:apply-style-name="Sem_20_título2" style:base-cell-address="'DURACAO-H-CON'.Q51"/>
      <style:map style:condition="cell-content-is-between(0.05,0.01)" style:apply-style-name="Sem_20_título3" style:base-cell-address="'DURACAO-H-CON'.Q51"/>
      <style:map style:condition="cell-content-is-between(0.01,0.001)" style:apply-style-name="Sem_20_título4" style:base-cell-address="'DURACAO-H-CON'.Q51"/>
    </style:style>
    <style:style style:name="ce52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Q55"/>
      <style:map style:condition="cell-content-is-between(0.1,0.05)" style:apply-style-name="Sem_20_título2" style:base-cell-address="'DURACAO-H-CON'.Q55"/>
      <style:map style:condition="cell-content-is-between(0.05,0.01)" style:apply-style-name="Sem_20_título3" style:base-cell-address="'DURACAO-H-CON'.Q55"/>
      <style:map style:condition="cell-content-is-between(0.01,0.001)" style:apply-style-name="Sem_20_título4" style:base-cell-address="'DURACAO-H-CON'.Q55"/>
    </style:style>
    <style:style style:name="ce52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Q56"/>
      <style:map style:condition="cell-content-is-between(0.1,0.05)" style:apply-style-name="Sem_20_título2" style:base-cell-address="'DURACAO-H-CON'.Q56"/>
      <style:map style:condition="cell-content-is-between(0.05,0.01)" style:apply-style-name="Sem_20_título3" style:base-cell-address="'DURACAO-H-CON'.Q56"/>
      <style:map style:condition="cell-content-is-between(0.01,0.001)" style:apply-style-name="Sem_20_título4" style:base-cell-address="'DURACAO-H-CON'.Q56"/>
    </style:style>
    <style:style style:name="ce52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004586"/>
      <style:map style:condition="cell-content-is-between(0.1,1)" style:apply-style-name="Sem_20_título1" style:base-cell-address="'DURACAO-H-CON'.S3"/>
      <style:map style:condition="cell-content-is-between(0.05,0.1)" style:apply-style-name="Sem_20_título2" style:base-cell-address="'DURACAO-H-CON'.S3"/>
      <style:map style:condition="cell-content-is-between(0.01,0.05)" style:apply-style-name="Sem_20_título3" style:base-cell-address="'DURACAO-H-CON'.S3"/>
      <style:map style:condition="cell-content-is-between(0.001,0.01)" style:apply-style-name="Sem_20_título4" style:base-cell-address="'DURACAO-H-CON'.S3"/>
    </style:style>
    <style:style style:name="ce52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map style:condition="cell-content-is-between(0.1,1)" style:apply-style-name="Sem_20_título1" style:base-cell-address="'DURACAO-H-CON'.S3"/>
      <style:map style:condition="cell-content-is-between(0.05,0.1)" style:apply-style-name="Sem_20_título2" style:base-cell-address="'DURACAO-H-CON'.S3"/>
      <style:map style:condition="cell-content-is-between(0.01,0.05)" style:apply-style-name="Sem_20_título3" style:base-cell-address="'DURACAO-H-CON'.S3"/>
      <style:map style:condition="cell-content-is-between(0.001,0.01)" style:apply-style-name="Sem_20_título4" style:base-cell-address="'DURACAO-H-CON'.S3"/>
    </style:style>
    <style:style style:name="ce53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DURACAO-H-CON'.S60"/>
      <style:map style:condition="cell-content-is-between(0.1,0.05)" style:apply-style-name="Sem_20_título2" style:base-cell-address="'DURACAO-H-CON'.S60"/>
      <style:map style:condition="cell-content-is-between(0.05,0.01)" style:apply-style-name="Sem_20_título3" style:base-cell-address="'DURACAO-H-CON'.S60"/>
      <style:map style:condition="cell-content-is-between(0.01,0.001)" style:apply-style-name="Sem_20_título4" style:base-cell-address="'DURACAO-H-CON'.S60"/>
    </style:style>
    <style:style style:name="ce53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DURACAO-H-CON'.S61"/>
      <style:map style:condition="cell-content-is-between(0.1,0.05)" style:apply-style-name="Sem_20_título2" style:base-cell-address="'DURACAO-H-CON'.S61"/>
      <style:map style:condition="cell-content-is-between(0.05,0.01)" style:apply-style-name="Sem_20_título3" style:base-cell-address="'DURACAO-H-CON'.S61"/>
      <style:map style:condition="cell-content-is-between(0.01,0.001)" style:apply-style-name="Sem_20_título4" style:base-cell-address="'DURACAO-H-CON'.S61"/>
    </style:style>
    <style:style style:name="ce53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B3"/>
      <style:map style:condition="cell-content-is-between(0.1,0.05)" style:apply-style-name="Sem_20_título2" style:base-cell-address="'TOT-VIAG-M-CHE'.B3"/>
      <style:map style:condition="cell-content-is-between(0.05,0.01)" style:apply-style-name="Sem_20_título3" style:base-cell-address="'TOT-VIAG-M-CHE'.B3"/>
      <style:map style:condition="cell-content-is-between(0.01,0.001)" style:apply-style-name="Sem_20_título4" style:base-cell-address="'TOT-VIAG-M-CHE'.B3"/>
    </style:style>
    <style:style style:name="ce53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B3"/>
      <style:map style:condition="cell-content-is-between(0.1,0.05)" style:apply-style-name="Sem_20_título2" style:base-cell-address="'TOT-VIAG-M-CHE'.B3"/>
      <style:map style:condition="cell-content-is-between(0.05,0.01)" style:apply-style-name="Sem_20_título3" style:base-cell-address="'TOT-VIAG-M-CHE'.B3"/>
      <style:map style:condition="cell-content-is-between(0.01,0.001)" style:apply-style-name="Sem_20_título4" style:base-cell-address="'TOT-VIAG-M-CHE'.B3"/>
    </style:style>
    <style:style style:name="ce53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B5"/>
      <style:map style:condition="cell-content-is-between(0.1,0.05)" style:apply-style-name="Sem_20_título2" style:base-cell-address="'TOT-VIAG-M-CHE'.B5"/>
      <style:map style:condition="cell-content-is-between(0.05,0.01)" style:apply-style-name="Sem_20_título3" style:base-cell-address="'TOT-VIAG-M-CHE'.B5"/>
      <style:map style:condition="cell-content-is-between(0.01,0.001)" style:apply-style-name="Sem_20_título4" style:base-cell-address="'TOT-VIAG-M-CHE'.B5"/>
    </style:style>
    <style:style style:name="ce53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B5"/>
      <style:map style:condition="cell-content-is-between(0.1,0.05)" style:apply-style-name="Sem_20_título2" style:base-cell-address="'TOT-VIAG-M-CHE'.B5"/>
      <style:map style:condition="cell-content-is-between(0.05,0.01)" style:apply-style-name="Sem_20_título3" style:base-cell-address="'TOT-VIAG-M-CHE'.B5"/>
      <style:map style:condition="cell-content-is-between(0.01,0.001)" style:apply-style-name="Sem_20_título4" style:base-cell-address="'TOT-VIAG-M-CHE'.B5"/>
    </style:style>
    <style:style style:name="ce53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B7"/>
      <style:map style:condition="cell-content-is-between(0.1,0.05)" style:apply-style-name="Sem_20_título2" style:base-cell-address="'TOT-VIAG-M-CHE'.B7"/>
      <style:map style:condition="cell-content-is-between(0.05,0.01)" style:apply-style-name="Sem_20_título3" style:base-cell-address="'TOT-VIAG-M-CHE'.B7"/>
      <style:map style:condition="cell-content-is-between(0.01,0.001)" style:apply-style-name="Sem_20_título4" style:base-cell-address="'TOT-VIAG-M-CHE'.B7"/>
    </style:style>
    <style:style style:name="ce53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B8"/>
      <style:map style:condition="cell-content-is-between(0.1,0.05)" style:apply-style-name="Sem_20_título2" style:base-cell-address="'TOT-VIAG-M-CHE'.B8"/>
      <style:map style:condition="cell-content-is-between(0.05,0.01)" style:apply-style-name="Sem_20_título3" style:base-cell-address="'TOT-VIAG-M-CHE'.B8"/>
      <style:map style:condition="cell-content-is-between(0.01,0.001)" style:apply-style-name="Sem_20_título4" style:base-cell-address="'TOT-VIAG-M-CHE'.B8"/>
    </style:style>
    <style:style style:name="ce53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B8"/>
      <style:map style:condition="cell-content-is-between(0.1,0.05)" style:apply-style-name="Sem_20_título2" style:base-cell-address="'TOT-VIAG-M-CHE'.B8"/>
      <style:map style:condition="cell-content-is-between(0.05,0.01)" style:apply-style-name="Sem_20_título3" style:base-cell-address="'TOT-VIAG-M-CHE'.B8"/>
      <style:map style:condition="cell-content-is-between(0.01,0.001)" style:apply-style-name="Sem_20_título4" style:base-cell-address="'TOT-VIAG-M-CHE'.B8"/>
    </style:style>
    <style:style style:name="ce53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B10"/>
      <style:map style:condition="cell-content-is-between(0.1,0.05)" style:apply-style-name="Sem_20_título2" style:base-cell-address="'TOT-VIAG-M-CHE'.B10"/>
      <style:map style:condition="cell-content-is-between(0.05,0.01)" style:apply-style-name="Sem_20_título3" style:base-cell-address="'TOT-VIAG-M-CHE'.B10"/>
      <style:map style:condition="cell-content-is-between(0.01,0.001)" style:apply-style-name="Sem_20_título4" style:base-cell-address="'TOT-VIAG-M-CHE'.B10"/>
    </style:style>
    <style:style style:name="ce54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B10"/>
      <style:map style:condition="cell-content-is-between(0.1,0.05)" style:apply-style-name="Sem_20_título2" style:base-cell-address="'TOT-VIAG-M-CHE'.B10"/>
      <style:map style:condition="cell-content-is-between(0.05,0.01)" style:apply-style-name="Sem_20_título3" style:base-cell-address="'TOT-VIAG-M-CHE'.B10"/>
      <style:map style:condition="cell-content-is-between(0.01,0.001)" style:apply-style-name="Sem_20_título4" style:base-cell-address="'TOT-VIAG-M-CHE'.B10"/>
    </style:style>
    <style:style style:name="ce54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B12"/>
      <style:map style:condition="cell-content-is-between(0.1,0.05)" style:apply-style-name="Sem_20_título2" style:base-cell-address="'TOT-VIAG-M-CHE'.B12"/>
      <style:map style:condition="cell-content-is-between(0.05,0.01)" style:apply-style-name="Sem_20_título3" style:base-cell-address="'TOT-VIAG-M-CHE'.B12"/>
      <style:map style:condition="cell-content-is-between(0.01,0.001)" style:apply-style-name="Sem_20_título4" style:base-cell-address="'TOT-VIAG-M-CHE'.B12"/>
    </style:style>
    <style:style style:name="ce54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B13"/>
      <style:map style:condition="cell-content-is-between(0.1,0.05)" style:apply-style-name="Sem_20_título2" style:base-cell-address="'TOT-VIAG-M-CHE'.B13"/>
      <style:map style:condition="cell-content-is-between(0.05,0.01)" style:apply-style-name="Sem_20_título3" style:base-cell-address="'TOT-VIAG-M-CHE'.B13"/>
      <style:map style:condition="cell-content-is-between(0.01,0.001)" style:apply-style-name="Sem_20_título4" style:base-cell-address="'TOT-VIAG-M-CHE'.B13"/>
    </style:style>
    <style:style style:name="ce54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B13"/>
      <style:map style:condition="cell-content-is-between(0.1,0.05)" style:apply-style-name="Sem_20_título2" style:base-cell-address="'TOT-VIAG-M-CHE'.B13"/>
      <style:map style:condition="cell-content-is-between(0.05,0.01)" style:apply-style-name="Sem_20_título3" style:base-cell-address="'TOT-VIAG-M-CHE'.B13"/>
      <style:map style:condition="cell-content-is-between(0.01,0.001)" style:apply-style-name="Sem_20_título4" style:base-cell-address="'TOT-VIAG-M-CHE'.B13"/>
    </style:style>
    <style:style style:name="ce54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B15"/>
      <style:map style:condition="cell-content-is-between(0.1,0.05)" style:apply-style-name="Sem_20_título2" style:base-cell-address="'TOT-VIAG-M-CHE'.B15"/>
      <style:map style:condition="cell-content-is-between(0.05,0.01)" style:apply-style-name="Sem_20_título3" style:base-cell-address="'TOT-VIAG-M-CHE'.B15"/>
      <style:map style:condition="cell-content-is-between(0.01,0.001)" style:apply-style-name="Sem_20_título4" style:base-cell-address="'TOT-VIAG-M-CHE'.B15"/>
    </style:style>
    <style:style style:name="ce54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B15"/>
      <style:map style:condition="cell-content-is-between(0.1,0.05)" style:apply-style-name="Sem_20_título2" style:base-cell-address="'TOT-VIAG-M-CHE'.B15"/>
      <style:map style:condition="cell-content-is-between(0.05,0.01)" style:apply-style-name="Sem_20_título3" style:base-cell-address="'TOT-VIAG-M-CHE'.B15"/>
      <style:map style:condition="cell-content-is-between(0.01,0.001)" style:apply-style-name="Sem_20_título4" style:base-cell-address="'TOT-VIAG-M-CHE'.B15"/>
    </style:style>
    <style:style style:name="ce54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B17"/>
      <style:map style:condition="cell-content-is-between(0.1,0.05)" style:apply-style-name="Sem_20_título2" style:base-cell-address="'TOT-VIAG-M-CHE'.B17"/>
      <style:map style:condition="cell-content-is-between(0.05,0.01)" style:apply-style-name="Sem_20_título3" style:base-cell-address="'TOT-VIAG-M-CHE'.B17"/>
      <style:map style:condition="cell-content-is-between(0.01,0.001)" style:apply-style-name="Sem_20_título4" style:base-cell-address="'TOT-VIAG-M-CHE'.B17"/>
    </style:style>
    <style:style style:name="ce54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B18"/>
      <style:map style:condition="cell-content-is-between(0.1,0.05)" style:apply-style-name="Sem_20_título2" style:base-cell-address="'TOT-VIAG-M-CHE'.B18"/>
      <style:map style:condition="cell-content-is-between(0.05,0.01)" style:apply-style-name="Sem_20_título3" style:base-cell-address="'TOT-VIAG-M-CHE'.B18"/>
      <style:map style:condition="cell-content-is-between(0.01,0.001)" style:apply-style-name="Sem_20_título4" style:base-cell-address="'TOT-VIAG-M-CHE'.B18"/>
    </style:style>
    <style:style style:name="ce54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B18"/>
      <style:map style:condition="cell-content-is-between(0.1,0.05)" style:apply-style-name="Sem_20_título2" style:base-cell-address="'TOT-VIAG-M-CHE'.B18"/>
      <style:map style:condition="cell-content-is-between(0.05,0.01)" style:apply-style-name="Sem_20_título3" style:base-cell-address="'TOT-VIAG-M-CHE'.B18"/>
      <style:map style:condition="cell-content-is-between(0.01,0.001)" style:apply-style-name="Sem_20_título4" style:base-cell-address="'TOT-VIAG-M-CHE'.B18"/>
    </style:style>
    <style:style style:name="ce54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B20"/>
      <style:map style:condition="cell-content-is-between(0.1,0.05)" style:apply-style-name="Sem_20_título2" style:base-cell-address="'TOT-VIAG-M-CHE'.B20"/>
      <style:map style:condition="cell-content-is-between(0.05,0.01)" style:apply-style-name="Sem_20_título3" style:base-cell-address="'TOT-VIAG-M-CHE'.B20"/>
      <style:map style:condition="cell-content-is-between(0.01,0.001)" style:apply-style-name="Sem_20_título4" style:base-cell-address="'TOT-VIAG-M-CHE'.B20"/>
    </style:style>
    <style:style style:name="ce55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B22"/>
      <style:map style:condition="cell-content-is-between(0.1,0.05)" style:apply-style-name="Sem_20_título2" style:base-cell-address="'TOT-VIAG-M-CHE'.B22"/>
      <style:map style:condition="cell-content-is-between(0.05,0.01)" style:apply-style-name="Sem_20_título3" style:base-cell-address="'TOT-VIAG-M-CHE'.B22"/>
      <style:map style:condition="cell-content-is-between(0.01,0.001)" style:apply-style-name="Sem_20_título4" style:base-cell-address="'TOT-VIAG-M-CHE'.B22"/>
    </style:style>
    <style:style style:name="ce55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B23"/>
      <style:map style:condition="cell-content-is-between(0.1,0.05)" style:apply-style-name="Sem_20_título2" style:base-cell-address="'TOT-VIAG-M-CHE'.B23"/>
      <style:map style:condition="cell-content-is-between(0.05,0.01)" style:apply-style-name="Sem_20_título3" style:base-cell-address="'TOT-VIAG-M-CHE'.B23"/>
      <style:map style:condition="cell-content-is-between(0.01,0.001)" style:apply-style-name="Sem_20_título4" style:base-cell-address="'TOT-VIAG-M-CHE'.B23"/>
    </style:style>
    <style:style style:name="ce55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B23"/>
      <style:map style:condition="cell-content-is-between(0.1,0.05)" style:apply-style-name="Sem_20_título2" style:base-cell-address="'TOT-VIAG-M-CHE'.B23"/>
      <style:map style:condition="cell-content-is-between(0.05,0.01)" style:apply-style-name="Sem_20_título3" style:base-cell-address="'TOT-VIAG-M-CHE'.B23"/>
      <style:map style:condition="cell-content-is-between(0.01,0.001)" style:apply-style-name="Sem_20_título4" style:base-cell-address="'TOT-VIAG-M-CHE'.B23"/>
    </style:style>
    <style:style style:name="ce55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B25"/>
      <style:map style:condition="cell-content-is-between(0.1,0.05)" style:apply-style-name="Sem_20_título2" style:base-cell-address="'TOT-VIAG-M-CHE'.B25"/>
      <style:map style:condition="cell-content-is-between(0.05,0.01)" style:apply-style-name="Sem_20_título3" style:base-cell-address="'TOT-VIAG-M-CHE'.B25"/>
      <style:map style:condition="cell-content-is-between(0.01,0.001)" style:apply-style-name="Sem_20_título4" style:base-cell-address="'TOT-VIAG-M-CHE'.B25"/>
    </style:style>
    <style:style style:name="ce55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B27"/>
      <style:map style:condition="cell-content-is-between(0.1,0.05)" style:apply-style-name="Sem_20_título2" style:base-cell-address="'TOT-VIAG-M-CHE'.B27"/>
      <style:map style:condition="cell-content-is-between(0.05,0.01)" style:apply-style-name="Sem_20_título3" style:base-cell-address="'TOT-VIAG-M-CHE'.B27"/>
      <style:map style:condition="cell-content-is-between(0.01,0.001)" style:apply-style-name="Sem_20_título4" style:base-cell-address="'TOT-VIAG-M-CHE'.B27"/>
    </style:style>
    <style:style style:name="ce55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B28"/>
      <style:map style:condition="cell-content-is-between(0.1,0.05)" style:apply-style-name="Sem_20_título2" style:base-cell-address="'TOT-VIAG-M-CHE'.B28"/>
      <style:map style:condition="cell-content-is-between(0.05,0.01)" style:apply-style-name="Sem_20_título3" style:base-cell-address="'TOT-VIAG-M-CHE'.B28"/>
      <style:map style:condition="cell-content-is-between(0.01,0.001)" style:apply-style-name="Sem_20_título4" style:base-cell-address="'TOT-VIAG-M-CHE'.B28"/>
    </style:style>
    <style:style style:name="ce55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B28"/>
      <style:map style:condition="cell-content-is-between(0.1,0.05)" style:apply-style-name="Sem_20_título2" style:base-cell-address="'TOT-VIAG-M-CHE'.B28"/>
      <style:map style:condition="cell-content-is-between(0.05,0.01)" style:apply-style-name="Sem_20_título3" style:base-cell-address="'TOT-VIAG-M-CHE'.B28"/>
      <style:map style:condition="cell-content-is-between(0.01,0.001)" style:apply-style-name="Sem_20_título4" style:base-cell-address="'TOT-VIAG-M-CHE'.B28"/>
    </style:style>
    <style:style style:name="ce55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B30"/>
      <style:map style:condition="cell-content-is-between(0.1,0.05)" style:apply-style-name="Sem_20_título2" style:base-cell-address="'TOT-VIAG-M-CHE'.B30"/>
      <style:map style:condition="cell-content-is-between(0.05,0.01)" style:apply-style-name="Sem_20_título3" style:base-cell-address="'TOT-VIAG-M-CHE'.B30"/>
      <style:map style:condition="cell-content-is-between(0.01,0.001)" style:apply-style-name="Sem_20_título4" style:base-cell-address="'TOT-VIAG-M-CHE'.B30"/>
    </style:style>
    <style:style style:name="ce55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B32"/>
      <style:map style:condition="cell-content-is-between(0.1,0.05)" style:apply-style-name="Sem_20_título2" style:base-cell-address="'TOT-VIAG-M-CHE'.B32"/>
      <style:map style:condition="cell-content-is-between(0.05,0.01)" style:apply-style-name="Sem_20_título3" style:base-cell-address="'TOT-VIAG-M-CHE'.B32"/>
      <style:map style:condition="cell-content-is-between(0.01,0.001)" style:apply-style-name="Sem_20_título4" style:base-cell-address="'TOT-VIAG-M-CHE'.B32"/>
    </style:style>
    <style:style style:name="ce55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B35"/>
      <style:map style:condition="cell-content-is-between(0.1,0.05)" style:apply-style-name="Sem_20_título2" style:base-cell-address="'TOT-VIAG-M-CHE'.B35"/>
      <style:map style:condition="cell-content-is-between(0.05,0.01)" style:apply-style-name="Sem_20_título3" style:base-cell-address="'TOT-VIAG-M-CHE'.B35"/>
      <style:map style:condition="cell-content-is-between(0.01,0.001)" style:apply-style-name="Sem_20_título4" style:base-cell-address="'TOT-VIAG-M-CHE'.B35"/>
    </style:style>
    <style:style style:name="ce56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B35"/>
      <style:map style:condition="cell-content-is-between(0.1,0.05)" style:apply-style-name="Sem_20_título2" style:base-cell-address="'TOT-VIAG-M-CHE'.B35"/>
      <style:map style:condition="cell-content-is-between(0.05,0.01)" style:apply-style-name="Sem_20_título3" style:base-cell-address="'TOT-VIAG-M-CHE'.B35"/>
      <style:map style:condition="cell-content-is-between(0.01,0.001)" style:apply-style-name="Sem_20_título4" style:base-cell-address="'TOT-VIAG-M-CHE'.B35"/>
    </style:style>
    <style:style style:name="ce56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B37"/>
      <style:map style:condition="cell-content-is-between(0.1,0.05)" style:apply-style-name="Sem_20_título2" style:base-cell-address="'TOT-VIAG-M-CHE'.B37"/>
      <style:map style:condition="cell-content-is-between(0.05,0.01)" style:apply-style-name="Sem_20_título3" style:base-cell-address="'TOT-VIAG-M-CHE'.B37"/>
      <style:map style:condition="cell-content-is-between(0.01,0.001)" style:apply-style-name="Sem_20_título4" style:base-cell-address="'TOT-VIAG-M-CHE'.B37"/>
    </style:style>
    <style:style style:name="ce56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B39"/>
      <style:map style:condition="cell-content-is-between(0.1,0.05)" style:apply-style-name="Sem_20_título2" style:base-cell-address="'TOT-VIAG-M-CHE'.B39"/>
      <style:map style:condition="cell-content-is-between(0.05,0.01)" style:apply-style-name="Sem_20_título3" style:base-cell-address="'TOT-VIAG-M-CHE'.B39"/>
      <style:map style:condition="cell-content-is-between(0.01,0.001)" style:apply-style-name="Sem_20_título4" style:base-cell-address="'TOT-VIAG-M-CHE'.B39"/>
    </style:style>
    <style:style style:name="ce56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B40"/>
      <style:map style:condition="cell-content-is-between(0.1,0.05)" style:apply-style-name="Sem_20_título2" style:base-cell-address="'TOT-VIAG-M-CHE'.B40"/>
      <style:map style:condition="cell-content-is-between(0.05,0.01)" style:apply-style-name="Sem_20_título3" style:base-cell-address="'TOT-VIAG-M-CHE'.B40"/>
      <style:map style:condition="cell-content-is-between(0.01,0.001)" style:apply-style-name="Sem_20_título4" style:base-cell-address="'TOT-VIAG-M-CHE'.B40"/>
    </style:style>
    <style:style style:name="ce56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B40"/>
      <style:map style:condition="cell-content-is-between(0.1,0.05)" style:apply-style-name="Sem_20_título2" style:base-cell-address="'TOT-VIAG-M-CHE'.B40"/>
      <style:map style:condition="cell-content-is-between(0.05,0.01)" style:apply-style-name="Sem_20_título3" style:base-cell-address="'TOT-VIAG-M-CHE'.B40"/>
      <style:map style:condition="cell-content-is-between(0.01,0.001)" style:apply-style-name="Sem_20_título4" style:base-cell-address="'TOT-VIAG-M-CHE'.B40"/>
    </style:style>
    <style:style style:name="ce56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B42"/>
      <style:map style:condition="cell-content-is-between(0.1,0.05)" style:apply-style-name="Sem_20_título2" style:base-cell-address="'TOT-VIAG-M-CHE'.B42"/>
      <style:map style:condition="cell-content-is-between(0.05,0.01)" style:apply-style-name="Sem_20_título3" style:base-cell-address="'TOT-VIAG-M-CHE'.B42"/>
      <style:map style:condition="cell-content-is-between(0.01,0.001)" style:apply-style-name="Sem_20_título4" style:base-cell-address="'TOT-VIAG-M-CHE'.B42"/>
    </style:style>
    <style:style style:name="ce56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B44"/>
      <style:map style:condition="cell-content-is-between(0.1,0.05)" style:apply-style-name="Sem_20_título2" style:base-cell-address="'TOT-VIAG-M-CHE'.B44"/>
      <style:map style:condition="cell-content-is-between(0.05,0.01)" style:apply-style-name="Sem_20_título3" style:base-cell-address="'TOT-VIAG-M-CHE'.B44"/>
      <style:map style:condition="cell-content-is-between(0.01,0.001)" style:apply-style-name="Sem_20_título4" style:base-cell-address="'TOT-VIAG-M-CHE'.B44"/>
    </style:style>
    <style:style style:name="ce56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B45"/>
      <style:map style:condition="cell-content-is-between(0.1,0.05)" style:apply-style-name="Sem_20_título2" style:base-cell-address="'TOT-VIAG-M-CHE'.B45"/>
      <style:map style:condition="cell-content-is-between(0.05,0.01)" style:apply-style-name="Sem_20_título3" style:base-cell-address="'TOT-VIAG-M-CHE'.B45"/>
      <style:map style:condition="cell-content-is-between(0.01,0.001)" style:apply-style-name="Sem_20_título4" style:base-cell-address="'TOT-VIAG-M-CHE'.B45"/>
    </style:style>
    <style:style style:name="ce56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B45"/>
      <style:map style:condition="cell-content-is-between(0.1,0.05)" style:apply-style-name="Sem_20_título2" style:base-cell-address="'TOT-VIAG-M-CHE'.B45"/>
      <style:map style:condition="cell-content-is-between(0.05,0.01)" style:apply-style-name="Sem_20_título3" style:base-cell-address="'TOT-VIAG-M-CHE'.B45"/>
      <style:map style:condition="cell-content-is-between(0.01,0.001)" style:apply-style-name="Sem_20_título4" style:base-cell-address="'TOT-VIAG-M-CHE'.B45"/>
    </style:style>
    <style:style style:name="ce56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B47"/>
      <style:map style:condition="cell-content-is-between(0.1,0.05)" style:apply-style-name="Sem_20_título2" style:base-cell-address="'TOT-VIAG-M-CHE'.B47"/>
      <style:map style:condition="cell-content-is-between(0.05,0.01)" style:apply-style-name="Sem_20_título3" style:base-cell-address="'TOT-VIAG-M-CHE'.B47"/>
      <style:map style:condition="cell-content-is-between(0.01,0.001)" style:apply-style-name="Sem_20_título4" style:base-cell-address="'TOT-VIAG-M-CHE'.B47"/>
    </style:style>
    <style:style style:name="ce57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B49"/>
      <style:map style:condition="cell-content-is-between(0.1,0.05)" style:apply-style-name="Sem_20_título2" style:base-cell-address="'TOT-VIAG-M-CHE'.B49"/>
      <style:map style:condition="cell-content-is-between(0.05,0.01)" style:apply-style-name="Sem_20_título3" style:base-cell-address="'TOT-VIAG-M-CHE'.B49"/>
      <style:map style:condition="cell-content-is-between(0.01,0.001)" style:apply-style-name="Sem_20_título4" style:base-cell-address="'TOT-VIAG-M-CHE'.B49"/>
    </style:style>
    <style:style style:name="ce57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B50"/>
      <style:map style:condition="cell-content-is-between(0.1,0.05)" style:apply-style-name="Sem_20_título2" style:base-cell-address="'TOT-VIAG-M-CHE'.B50"/>
      <style:map style:condition="cell-content-is-between(0.05,0.01)" style:apply-style-name="Sem_20_título3" style:base-cell-address="'TOT-VIAG-M-CHE'.B50"/>
      <style:map style:condition="cell-content-is-between(0.01,0.001)" style:apply-style-name="Sem_20_título4" style:base-cell-address="'TOT-VIAG-M-CHE'.B50"/>
    </style:style>
    <style:style style:name="ce57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 style:font-name="Liberation Sans" style:font-name-asian="Droid Sans Fallback" style:font-name-complex="FreeSans"/>
      <style:map style:condition="cell-content-is-between(0.1,1)" style:apply-style-name="Sem_20_título1" style:base-cell-address="'TOT-VIAG-M-CHE'.B50"/>
      <style:map style:condition="cell-content-is-between(0.1,0.05)" style:apply-style-name="Sem_20_título2" style:base-cell-address="'TOT-VIAG-M-CHE'.B50"/>
      <style:map style:condition="cell-content-is-between(0.05,0.01)" style:apply-style-name="Sem_20_título3" style:base-cell-address="'TOT-VIAG-M-CHE'.B50"/>
      <style:map style:condition="cell-content-is-between(0.01,0.001)" style:apply-style-name="Sem_20_título4" style:base-cell-address="'TOT-VIAG-M-CHE'.B50"/>
    </style:style>
    <style:style style:name="ce57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B52"/>
      <style:map style:condition="cell-content-is-between(0.1,0.05)" style:apply-style-name="Sem_20_título2" style:base-cell-address="'TOT-VIAG-M-CHE'.B52"/>
      <style:map style:condition="cell-content-is-between(0.05,0.01)" style:apply-style-name="Sem_20_título3" style:base-cell-address="'TOT-VIAG-M-CHE'.B52"/>
      <style:map style:condition="cell-content-is-between(0.01,0.001)" style:apply-style-name="Sem_20_título4" style:base-cell-address="'TOT-VIAG-M-CHE'.B52"/>
    </style:style>
    <style:style style:name="ce57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B54"/>
      <style:map style:condition="cell-content-is-between(0.1,0.05)" style:apply-style-name="Sem_20_título2" style:base-cell-address="'TOT-VIAG-M-CHE'.B54"/>
      <style:map style:condition="cell-content-is-between(0.05,0.01)" style:apply-style-name="Sem_20_título3" style:base-cell-address="'TOT-VIAG-M-CHE'.B54"/>
      <style:map style:condition="cell-content-is-between(0.01,0.001)" style:apply-style-name="Sem_20_título4" style:base-cell-address="'TOT-VIAG-M-CHE'.B54"/>
    </style:style>
    <style:style style:name="ce57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B55"/>
      <style:map style:condition="cell-content-is-between(0.1,0.05)" style:apply-style-name="Sem_20_título2" style:base-cell-address="'TOT-VIAG-M-CHE'.B55"/>
      <style:map style:condition="cell-content-is-between(0.05,0.01)" style:apply-style-name="Sem_20_título3" style:base-cell-address="'TOT-VIAG-M-CHE'.B55"/>
      <style:map style:condition="cell-content-is-between(0.01,0.001)" style:apply-style-name="Sem_20_título4" style:base-cell-address="'TOT-VIAG-M-CHE'.B55"/>
    </style:style>
    <style:style style:name="ce57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 style:font-name="Liberation Sans" style:font-name-asian="Droid Sans Fallback" style:font-name-complex="FreeSans"/>
      <style:map style:condition="cell-content-is-between(0.1,1)" style:apply-style-name="Sem_20_título1" style:base-cell-address="'TOT-VIAG-M-CHE'.B56"/>
      <style:map style:condition="cell-content-is-between(0.1,0.05)" style:apply-style-name="Sem_20_título2" style:base-cell-address="'TOT-VIAG-M-CHE'.B56"/>
      <style:map style:condition="cell-content-is-between(0.05,0.01)" style:apply-style-name="Sem_20_título3" style:base-cell-address="'TOT-VIAG-M-CHE'.B56"/>
      <style:map style:condition="cell-content-is-between(0.01,0.001)" style:apply-style-name="Sem_20_título4" style:base-cell-address="'TOT-VIAG-M-CHE'.B56"/>
    </style:style>
    <style:style style:name="ce57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B57"/>
      <style:map style:condition="cell-content-is-between(0.1,0.05)" style:apply-style-name="Sem_20_título2" style:base-cell-address="'TOT-VIAG-M-CHE'.B57"/>
      <style:map style:condition="cell-content-is-between(0.05,0.01)" style:apply-style-name="Sem_20_título3" style:base-cell-address="'TOT-VIAG-M-CHE'.B57"/>
      <style:map style:condition="cell-content-is-between(0.01,0.001)" style:apply-style-name="Sem_20_título4" style:base-cell-address="'TOT-VIAG-M-CHE'.B57"/>
    </style:style>
    <style:style style:name="ce57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B59"/>
      <style:map style:condition="cell-content-is-between(0.1,0.05)" style:apply-style-name="Sem_20_título2" style:base-cell-address="'TOT-VIAG-M-CHE'.B59"/>
      <style:map style:condition="cell-content-is-between(0.05,0.01)" style:apply-style-name="Sem_20_título3" style:base-cell-address="'TOT-VIAG-M-CHE'.B59"/>
      <style:map style:condition="cell-content-is-between(0.01,0.001)" style:apply-style-name="Sem_20_título4" style:base-cell-address="'TOT-VIAG-M-CHE'.B59"/>
    </style:style>
    <style:style style:name="ce57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B60"/>
      <style:map style:condition="cell-content-is-between(0.1,0.05)" style:apply-style-name="Sem_20_título2" style:base-cell-address="'TOT-VIAG-M-CHE'.B60"/>
      <style:map style:condition="cell-content-is-between(0.05,0.01)" style:apply-style-name="Sem_20_título3" style:base-cell-address="'TOT-VIAG-M-CHE'.B60"/>
      <style:map style:condition="cell-content-is-between(0.01,0.001)" style:apply-style-name="Sem_20_título4" style:base-cell-address="'TOT-VIAG-M-CHE'.B60"/>
    </style:style>
    <style:style style:name="ce58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B60"/>
      <style:map style:condition="cell-content-is-between(0.1,0.05)" style:apply-style-name="Sem_20_título2" style:base-cell-address="'TOT-VIAG-M-CHE'.B60"/>
      <style:map style:condition="cell-content-is-between(0.05,0.01)" style:apply-style-name="Sem_20_título3" style:base-cell-address="'TOT-VIAG-M-CHE'.B60"/>
      <style:map style:condition="cell-content-is-between(0.01,0.001)" style:apply-style-name="Sem_20_título4" style:base-cell-address="'TOT-VIAG-M-CHE'.B60"/>
    </style:style>
    <style:style style:name="ce58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B62"/>
      <style:map style:condition="cell-content-is-between(0.1,0.05)" style:apply-style-name="Sem_20_título2" style:base-cell-address="'TOT-VIAG-M-CHE'.B62"/>
      <style:map style:condition="cell-content-is-between(0.05,0.01)" style:apply-style-name="Sem_20_título3" style:base-cell-address="'TOT-VIAG-M-CHE'.B62"/>
      <style:map style:condition="cell-content-is-between(0.01,0.001)" style:apply-style-name="Sem_20_título4" style:base-cell-address="'TOT-VIAG-M-CHE'.B62"/>
    </style:style>
    <style:style style:name="ce58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B64"/>
      <style:map style:condition="cell-content-is-between(0.1,0.05)" style:apply-style-name="Sem_20_título2" style:base-cell-address="'TOT-VIAG-M-CHE'.B64"/>
      <style:map style:condition="cell-content-is-between(0.05,0.01)" style:apply-style-name="Sem_20_título3" style:base-cell-address="'TOT-VIAG-M-CHE'.B64"/>
      <style:map style:condition="cell-content-is-between(0.01,0.001)" style:apply-style-name="Sem_20_título4" style:base-cell-address="'TOT-VIAG-M-CHE'.B64"/>
    </style:style>
    <style:style style:name="ce58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E3"/>
      <style:map style:condition="cell-content-is-between(0.1,0.05)" style:apply-style-name="Sem_20_título2" style:base-cell-address="'TOT-VIAG-M-CHE'.E3"/>
      <style:map style:condition="cell-content-is-between(0.05,0.01)" style:apply-style-name="Sem_20_título3" style:base-cell-address="'TOT-VIAG-M-CHE'.E3"/>
      <style:map style:condition="cell-content-is-between(0.01,0.001)" style:apply-style-name="Sem_20_título4" style:base-cell-address="'TOT-VIAG-M-CHE'.E3"/>
    </style:style>
    <style:style style:name="ce58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3"/>
      <style:map style:condition="cell-content-is-between(0.1,0.05)" style:apply-style-name="Sem_20_título2" style:base-cell-address="'TOT-VIAG-M-CHE'.E3"/>
      <style:map style:condition="cell-content-is-between(0.05,0.01)" style:apply-style-name="Sem_20_título3" style:base-cell-address="'TOT-VIAG-M-CHE'.E3"/>
      <style:map style:condition="cell-content-is-between(0.01,0.001)" style:apply-style-name="Sem_20_título4" style:base-cell-address="'TOT-VIAG-M-CHE'.E3"/>
    </style:style>
    <style:style style:name="ce58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E5"/>
      <style:map style:condition="cell-content-is-between(0.1,0.05)" style:apply-style-name="Sem_20_título2" style:base-cell-address="'TOT-VIAG-M-CHE'.E5"/>
      <style:map style:condition="cell-content-is-between(0.05,0.01)" style:apply-style-name="Sem_20_título3" style:base-cell-address="'TOT-VIAG-M-CHE'.E5"/>
      <style:map style:condition="cell-content-is-between(0.01,0.001)" style:apply-style-name="Sem_20_título4" style:base-cell-address="'TOT-VIAG-M-CHE'.E5"/>
    </style:style>
    <style:style style:name="ce58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5"/>
      <style:map style:condition="cell-content-is-between(0.1,0.05)" style:apply-style-name="Sem_20_título2" style:base-cell-address="'TOT-VIAG-M-CHE'.E5"/>
      <style:map style:condition="cell-content-is-between(0.05,0.01)" style:apply-style-name="Sem_20_título3" style:base-cell-address="'TOT-VIAG-M-CHE'.E5"/>
      <style:map style:condition="cell-content-is-between(0.01,0.001)" style:apply-style-name="Sem_20_título4" style:base-cell-address="'TOT-VIAG-M-CHE'.E5"/>
    </style:style>
    <style:style style:name="ce58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E7"/>
      <style:map style:condition="cell-content-is-between(0.1,0.05)" style:apply-style-name="Sem_20_título2" style:base-cell-address="'TOT-VIAG-M-CHE'.E7"/>
      <style:map style:condition="cell-content-is-between(0.05,0.01)" style:apply-style-name="Sem_20_título3" style:base-cell-address="'TOT-VIAG-M-CHE'.E7"/>
      <style:map style:condition="cell-content-is-between(0.01,0.001)" style:apply-style-name="Sem_20_título4" style:base-cell-address="'TOT-VIAG-M-CHE'.E7"/>
    </style:style>
    <style:style style:name="ce58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E8"/>
      <style:map style:condition="cell-content-is-between(0.1,0.05)" style:apply-style-name="Sem_20_título2" style:base-cell-address="'TOT-VIAG-M-CHE'.E8"/>
      <style:map style:condition="cell-content-is-between(0.05,0.01)" style:apply-style-name="Sem_20_título3" style:base-cell-address="'TOT-VIAG-M-CHE'.E8"/>
      <style:map style:condition="cell-content-is-between(0.01,0.001)" style:apply-style-name="Sem_20_título4" style:base-cell-address="'TOT-VIAG-M-CHE'.E8"/>
    </style:style>
    <style:style style:name="ce58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8"/>
      <style:map style:condition="cell-content-is-between(0.1,0.05)" style:apply-style-name="Sem_20_título2" style:base-cell-address="'TOT-VIAG-M-CHE'.E8"/>
      <style:map style:condition="cell-content-is-between(0.05,0.01)" style:apply-style-name="Sem_20_título3" style:base-cell-address="'TOT-VIAG-M-CHE'.E8"/>
      <style:map style:condition="cell-content-is-between(0.01,0.001)" style:apply-style-name="Sem_20_título4" style:base-cell-address="'TOT-VIAG-M-CHE'.E8"/>
    </style:style>
    <style:style style:name="ce59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E10"/>
      <style:map style:condition="cell-content-is-between(0.1,0.05)" style:apply-style-name="Sem_20_título2" style:base-cell-address="'TOT-VIAG-M-CHE'.E10"/>
      <style:map style:condition="cell-content-is-between(0.05,0.01)" style:apply-style-name="Sem_20_título3" style:base-cell-address="'TOT-VIAG-M-CHE'.E10"/>
      <style:map style:condition="cell-content-is-between(0.01,0.001)" style:apply-style-name="Sem_20_título4" style:base-cell-address="'TOT-VIAG-M-CHE'.E10"/>
    </style:style>
    <style:style style:name="ce59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10"/>
      <style:map style:condition="cell-content-is-between(0.1,0.05)" style:apply-style-name="Sem_20_título2" style:base-cell-address="'TOT-VIAG-M-CHE'.E10"/>
      <style:map style:condition="cell-content-is-between(0.05,0.01)" style:apply-style-name="Sem_20_título3" style:base-cell-address="'TOT-VIAG-M-CHE'.E10"/>
      <style:map style:condition="cell-content-is-between(0.01,0.001)" style:apply-style-name="Sem_20_título4" style:base-cell-address="'TOT-VIAG-M-CHE'.E10"/>
    </style:style>
    <style:style style:name="ce59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E12"/>
      <style:map style:condition="cell-content-is-between(0.1,0.05)" style:apply-style-name="Sem_20_título2" style:base-cell-address="'TOT-VIAG-M-CHE'.E12"/>
      <style:map style:condition="cell-content-is-between(0.05,0.01)" style:apply-style-name="Sem_20_título3" style:base-cell-address="'TOT-VIAG-M-CHE'.E12"/>
      <style:map style:condition="cell-content-is-between(0.01,0.001)" style:apply-style-name="Sem_20_título4" style:base-cell-address="'TOT-VIAG-M-CHE'.E12"/>
    </style:style>
    <style:style style:name="ce59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E13"/>
      <style:map style:condition="cell-content-is-between(0.1,0.05)" style:apply-style-name="Sem_20_título2" style:base-cell-address="'TOT-VIAG-M-CHE'.E13"/>
      <style:map style:condition="cell-content-is-between(0.05,0.01)" style:apply-style-name="Sem_20_título3" style:base-cell-address="'TOT-VIAG-M-CHE'.E13"/>
      <style:map style:condition="cell-content-is-between(0.01,0.001)" style:apply-style-name="Sem_20_título4" style:base-cell-address="'TOT-VIAG-M-CHE'.E13"/>
    </style:style>
    <style:style style:name="ce59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13"/>
      <style:map style:condition="cell-content-is-between(0.1,0.05)" style:apply-style-name="Sem_20_título2" style:base-cell-address="'TOT-VIAG-M-CHE'.E13"/>
      <style:map style:condition="cell-content-is-between(0.05,0.01)" style:apply-style-name="Sem_20_título3" style:base-cell-address="'TOT-VIAG-M-CHE'.E13"/>
      <style:map style:condition="cell-content-is-between(0.01,0.001)" style:apply-style-name="Sem_20_título4" style:base-cell-address="'TOT-VIAG-M-CHE'.E13"/>
    </style:style>
    <style:style style:name="ce59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E15"/>
      <style:map style:condition="cell-content-is-between(0.1,0.05)" style:apply-style-name="Sem_20_título2" style:base-cell-address="'TOT-VIAG-M-CHE'.E15"/>
      <style:map style:condition="cell-content-is-between(0.05,0.01)" style:apply-style-name="Sem_20_título3" style:base-cell-address="'TOT-VIAG-M-CHE'.E15"/>
      <style:map style:condition="cell-content-is-between(0.01,0.001)" style:apply-style-name="Sem_20_título4" style:base-cell-address="'TOT-VIAG-M-CHE'.E15"/>
    </style:style>
    <style:style style:name="ce59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15"/>
      <style:map style:condition="cell-content-is-between(0.1,0.05)" style:apply-style-name="Sem_20_título2" style:base-cell-address="'TOT-VIAG-M-CHE'.E15"/>
      <style:map style:condition="cell-content-is-between(0.05,0.01)" style:apply-style-name="Sem_20_título3" style:base-cell-address="'TOT-VIAG-M-CHE'.E15"/>
      <style:map style:condition="cell-content-is-between(0.01,0.001)" style:apply-style-name="Sem_20_título4" style:base-cell-address="'TOT-VIAG-M-CHE'.E15"/>
    </style:style>
    <style:style style:name="ce59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E17"/>
      <style:map style:condition="cell-content-is-between(0.1,0.05)" style:apply-style-name="Sem_20_título2" style:base-cell-address="'TOT-VIAG-M-CHE'.E17"/>
      <style:map style:condition="cell-content-is-between(0.05,0.01)" style:apply-style-name="Sem_20_título3" style:base-cell-address="'TOT-VIAG-M-CHE'.E17"/>
      <style:map style:condition="cell-content-is-between(0.01,0.001)" style:apply-style-name="Sem_20_título4" style:base-cell-address="'TOT-VIAG-M-CHE'.E17"/>
    </style:style>
    <style:style style:name="ce59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E18"/>
      <style:map style:condition="cell-content-is-between(0.1,0.05)" style:apply-style-name="Sem_20_título2" style:base-cell-address="'TOT-VIAG-M-CHE'.E18"/>
      <style:map style:condition="cell-content-is-between(0.05,0.01)" style:apply-style-name="Sem_20_título3" style:base-cell-address="'TOT-VIAG-M-CHE'.E18"/>
      <style:map style:condition="cell-content-is-between(0.01,0.001)" style:apply-style-name="Sem_20_título4" style:base-cell-address="'TOT-VIAG-M-CHE'.E18"/>
    </style:style>
    <style:style style:name="ce59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18"/>
      <style:map style:condition="cell-content-is-between(0.1,0.05)" style:apply-style-name="Sem_20_título2" style:base-cell-address="'TOT-VIAG-M-CHE'.E18"/>
      <style:map style:condition="cell-content-is-between(0.05,0.01)" style:apply-style-name="Sem_20_título3" style:base-cell-address="'TOT-VIAG-M-CHE'.E18"/>
      <style:map style:condition="cell-content-is-between(0.01,0.001)" style:apply-style-name="Sem_20_título4" style:base-cell-address="'TOT-VIAG-M-CHE'.E18"/>
    </style:style>
    <style:style style:name="ce60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20"/>
      <style:map style:condition="cell-content-is-between(0.1,0.05)" style:apply-style-name="Sem_20_título2" style:base-cell-address="'TOT-VIAG-M-CHE'.E20"/>
      <style:map style:condition="cell-content-is-between(0.05,0.01)" style:apply-style-name="Sem_20_título3" style:base-cell-address="'TOT-VIAG-M-CHE'.E20"/>
      <style:map style:condition="cell-content-is-between(0.01,0.001)" style:apply-style-name="Sem_20_título4" style:base-cell-address="'TOT-VIAG-M-CHE'.E20"/>
    </style:style>
    <style:style style:name="ce60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22"/>
      <style:map style:condition="cell-content-is-between(0.1,0.05)" style:apply-style-name="Sem_20_título2" style:base-cell-address="'TOT-VIAG-M-CHE'.E22"/>
      <style:map style:condition="cell-content-is-between(0.05,0.01)" style:apply-style-name="Sem_20_título3" style:base-cell-address="'TOT-VIAG-M-CHE'.E22"/>
      <style:map style:condition="cell-content-is-between(0.01,0.001)" style:apply-style-name="Sem_20_título4" style:base-cell-address="'TOT-VIAG-M-CHE'.E22"/>
    </style:style>
    <style:style style:name="ce60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E23"/>
      <style:map style:condition="cell-content-is-between(0.1,0.05)" style:apply-style-name="Sem_20_título2" style:base-cell-address="'TOT-VIAG-M-CHE'.E23"/>
      <style:map style:condition="cell-content-is-between(0.05,0.01)" style:apply-style-name="Sem_20_título3" style:base-cell-address="'TOT-VIAG-M-CHE'.E23"/>
      <style:map style:condition="cell-content-is-between(0.01,0.001)" style:apply-style-name="Sem_20_título4" style:base-cell-address="'TOT-VIAG-M-CHE'.E23"/>
    </style:style>
    <style:style style:name="ce60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23"/>
      <style:map style:condition="cell-content-is-between(0.1,0.05)" style:apply-style-name="Sem_20_título2" style:base-cell-address="'TOT-VIAG-M-CHE'.E23"/>
      <style:map style:condition="cell-content-is-between(0.05,0.01)" style:apply-style-name="Sem_20_título3" style:base-cell-address="'TOT-VIAG-M-CHE'.E23"/>
      <style:map style:condition="cell-content-is-between(0.01,0.001)" style:apply-style-name="Sem_20_título4" style:base-cell-address="'TOT-VIAG-M-CHE'.E23"/>
    </style:style>
    <style:style style:name="ce60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25"/>
      <style:map style:condition="cell-content-is-between(0.1,0.05)" style:apply-style-name="Sem_20_título2" style:base-cell-address="'TOT-VIAG-M-CHE'.E25"/>
      <style:map style:condition="cell-content-is-between(0.05,0.01)" style:apply-style-name="Sem_20_título3" style:base-cell-address="'TOT-VIAG-M-CHE'.E25"/>
      <style:map style:condition="cell-content-is-between(0.01,0.001)" style:apply-style-name="Sem_20_título4" style:base-cell-address="'TOT-VIAG-M-CHE'.E25"/>
    </style:style>
    <style:style style:name="ce60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27"/>
      <style:map style:condition="cell-content-is-between(0.1,0.05)" style:apply-style-name="Sem_20_título2" style:base-cell-address="'TOT-VIAG-M-CHE'.E27"/>
      <style:map style:condition="cell-content-is-between(0.05,0.01)" style:apply-style-name="Sem_20_título3" style:base-cell-address="'TOT-VIAG-M-CHE'.E27"/>
      <style:map style:condition="cell-content-is-between(0.01,0.001)" style:apply-style-name="Sem_20_título4" style:base-cell-address="'TOT-VIAG-M-CHE'.E27"/>
    </style:style>
    <style:style style:name="ce60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E28"/>
      <style:map style:condition="cell-content-is-between(0.1,0.05)" style:apply-style-name="Sem_20_título2" style:base-cell-address="'TOT-VIAG-M-CHE'.E28"/>
      <style:map style:condition="cell-content-is-between(0.05,0.01)" style:apply-style-name="Sem_20_título3" style:base-cell-address="'TOT-VIAG-M-CHE'.E28"/>
      <style:map style:condition="cell-content-is-between(0.01,0.001)" style:apply-style-name="Sem_20_título4" style:base-cell-address="'TOT-VIAG-M-CHE'.E28"/>
    </style:style>
    <style:style style:name="ce60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28"/>
      <style:map style:condition="cell-content-is-between(0.1,0.05)" style:apply-style-name="Sem_20_título2" style:base-cell-address="'TOT-VIAG-M-CHE'.E28"/>
      <style:map style:condition="cell-content-is-between(0.05,0.01)" style:apply-style-name="Sem_20_título3" style:base-cell-address="'TOT-VIAG-M-CHE'.E28"/>
      <style:map style:condition="cell-content-is-between(0.01,0.001)" style:apply-style-name="Sem_20_título4" style:base-cell-address="'TOT-VIAG-M-CHE'.E28"/>
    </style:style>
    <style:style style:name="ce60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30"/>
      <style:map style:condition="cell-content-is-between(0.1,0.05)" style:apply-style-name="Sem_20_título2" style:base-cell-address="'TOT-VIAG-M-CHE'.E30"/>
      <style:map style:condition="cell-content-is-between(0.05,0.01)" style:apply-style-name="Sem_20_título3" style:base-cell-address="'TOT-VIAG-M-CHE'.E30"/>
      <style:map style:condition="cell-content-is-between(0.01,0.001)" style:apply-style-name="Sem_20_título4" style:base-cell-address="'TOT-VIAG-M-CHE'.E30"/>
    </style:style>
    <style:style style:name="ce60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32"/>
      <style:map style:condition="cell-content-is-between(0.1,0.05)" style:apply-style-name="Sem_20_título2" style:base-cell-address="'TOT-VIAG-M-CHE'.E32"/>
      <style:map style:condition="cell-content-is-between(0.05,0.01)" style:apply-style-name="Sem_20_título3" style:base-cell-address="'TOT-VIAG-M-CHE'.E32"/>
      <style:map style:condition="cell-content-is-between(0.01,0.001)" style:apply-style-name="Sem_20_título4" style:base-cell-address="'TOT-VIAG-M-CHE'.E32"/>
    </style:style>
    <style:style style:name="ce61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E35"/>
      <style:map style:condition="cell-content-is-between(0.1,0.05)" style:apply-style-name="Sem_20_título2" style:base-cell-address="'TOT-VIAG-M-CHE'.E35"/>
      <style:map style:condition="cell-content-is-between(0.05,0.01)" style:apply-style-name="Sem_20_título3" style:base-cell-address="'TOT-VIAG-M-CHE'.E35"/>
      <style:map style:condition="cell-content-is-between(0.01,0.001)" style:apply-style-name="Sem_20_título4" style:base-cell-address="'TOT-VIAG-M-CHE'.E35"/>
    </style:style>
    <style:style style:name="ce61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35"/>
      <style:map style:condition="cell-content-is-between(0.1,0.05)" style:apply-style-name="Sem_20_título2" style:base-cell-address="'TOT-VIAG-M-CHE'.E35"/>
      <style:map style:condition="cell-content-is-between(0.05,0.01)" style:apply-style-name="Sem_20_título3" style:base-cell-address="'TOT-VIAG-M-CHE'.E35"/>
      <style:map style:condition="cell-content-is-between(0.01,0.001)" style:apply-style-name="Sem_20_título4" style:base-cell-address="'TOT-VIAG-M-CHE'.E35"/>
    </style:style>
    <style:style style:name="ce61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37"/>
      <style:map style:condition="cell-content-is-between(0.1,0.05)" style:apply-style-name="Sem_20_título2" style:base-cell-address="'TOT-VIAG-M-CHE'.E37"/>
      <style:map style:condition="cell-content-is-between(0.05,0.01)" style:apply-style-name="Sem_20_título3" style:base-cell-address="'TOT-VIAG-M-CHE'.E37"/>
      <style:map style:condition="cell-content-is-between(0.01,0.001)" style:apply-style-name="Sem_20_título4" style:base-cell-address="'TOT-VIAG-M-CHE'.E37"/>
    </style:style>
    <style:style style:name="ce61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39"/>
      <style:map style:condition="cell-content-is-between(0.1,0.05)" style:apply-style-name="Sem_20_título2" style:base-cell-address="'TOT-VIAG-M-CHE'.E39"/>
      <style:map style:condition="cell-content-is-between(0.05,0.01)" style:apply-style-name="Sem_20_título3" style:base-cell-address="'TOT-VIAG-M-CHE'.E39"/>
      <style:map style:condition="cell-content-is-between(0.01,0.001)" style:apply-style-name="Sem_20_título4" style:base-cell-address="'TOT-VIAG-M-CHE'.E39"/>
    </style:style>
    <style:style style:name="ce61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E40"/>
      <style:map style:condition="cell-content-is-between(0.1,0.05)" style:apply-style-name="Sem_20_título2" style:base-cell-address="'TOT-VIAG-M-CHE'.E40"/>
      <style:map style:condition="cell-content-is-between(0.05,0.01)" style:apply-style-name="Sem_20_título3" style:base-cell-address="'TOT-VIAG-M-CHE'.E40"/>
      <style:map style:condition="cell-content-is-between(0.01,0.001)" style:apply-style-name="Sem_20_título4" style:base-cell-address="'TOT-VIAG-M-CHE'.E40"/>
    </style:style>
    <style:style style:name="ce61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40"/>
      <style:map style:condition="cell-content-is-between(0.1,0.05)" style:apply-style-name="Sem_20_título2" style:base-cell-address="'TOT-VIAG-M-CHE'.E40"/>
      <style:map style:condition="cell-content-is-between(0.05,0.01)" style:apply-style-name="Sem_20_título3" style:base-cell-address="'TOT-VIAG-M-CHE'.E40"/>
      <style:map style:condition="cell-content-is-between(0.01,0.001)" style:apply-style-name="Sem_20_título4" style:base-cell-address="'TOT-VIAG-M-CHE'.E40"/>
    </style:style>
    <style:style style:name="ce61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42"/>
      <style:map style:condition="cell-content-is-between(0.1,0.05)" style:apply-style-name="Sem_20_título2" style:base-cell-address="'TOT-VIAG-M-CHE'.E42"/>
      <style:map style:condition="cell-content-is-between(0.05,0.01)" style:apply-style-name="Sem_20_título3" style:base-cell-address="'TOT-VIAG-M-CHE'.E42"/>
      <style:map style:condition="cell-content-is-between(0.01,0.001)" style:apply-style-name="Sem_20_título4" style:base-cell-address="'TOT-VIAG-M-CHE'.E42"/>
    </style:style>
    <style:style style:name="ce61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44"/>
      <style:map style:condition="cell-content-is-between(0.1,0.05)" style:apply-style-name="Sem_20_título2" style:base-cell-address="'TOT-VIAG-M-CHE'.E44"/>
      <style:map style:condition="cell-content-is-between(0.05,0.01)" style:apply-style-name="Sem_20_título3" style:base-cell-address="'TOT-VIAG-M-CHE'.E44"/>
      <style:map style:condition="cell-content-is-between(0.01,0.001)" style:apply-style-name="Sem_20_título4" style:base-cell-address="'TOT-VIAG-M-CHE'.E44"/>
    </style:style>
    <style:style style:name="ce61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E45"/>
      <style:map style:condition="cell-content-is-between(0.1,0.05)" style:apply-style-name="Sem_20_título2" style:base-cell-address="'TOT-VIAG-M-CHE'.E45"/>
      <style:map style:condition="cell-content-is-between(0.05,0.01)" style:apply-style-name="Sem_20_título3" style:base-cell-address="'TOT-VIAG-M-CHE'.E45"/>
      <style:map style:condition="cell-content-is-between(0.01,0.001)" style:apply-style-name="Sem_20_título4" style:base-cell-address="'TOT-VIAG-M-CHE'.E45"/>
    </style:style>
    <style:style style:name="ce61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45"/>
      <style:map style:condition="cell-content-is-between(0.1,0.05)" style:apply-style-name="Sem_20_título2" style:base-cell-address="'TOT-VIAG-M-CHE'.E45"/>
      <style:map style:condition="cell-content-is-between(0.05,0.01)" style:apply-style-name="Sem_20_título3" style:base-cell-address="'TOT-VIAG-M-CHE'.E45"/>
      <style:map style:condition="cell-content-is-between(0.01,0.001)" style:apply-style-name="Sem_20_título4" style:base-cell-address="'TOT-VIAG-M-CHE'.E45"/>
    </style:style>
    <style:style style:name="ce62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47"/>
      <style:map style:condition="cell-content-is-between(0.1,0.05)" style:apply-style-name="Sem_20_título2" style:base-cell-address="'TOT-VIAG-M-CHE'.E47"/>
      <style:map style:condition="cell-content-is-between(0.05,0.01)" style:apply-style-name="Sem_20_título3" style:base-cell-address="'TOT-VIAG-M-CHE'.E47"/>
      <style:map style:condition="cell-content-is-between(0.01,0.001)" style:apply-style-name="Sem_20_título4" style:base-cell-address="'TOT-VIAG-M-CHE'.E47"/>
    </style:style>
    <style:style style:name="ce62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49"/>
      <style:map style:condition="cell-content-is-between(0.1,0.05)" style:apply-style-name="Sem_20_título2" style:base-cell-address="'TOT-VIAG-M-CHE'.E49"/>
      <style:map style:condition="cell-content-is-between(0.05,0.01)" style:apply-style-name="Sem_20_título3" style:base-cell-address="'TOT-VIAG-M-CHE'.E49"/>
      <style:map style:condition="cell-content-is-between(0.01,0.001)" style:apply-style-name="Sem_20_título4" style:base-cell-address="'TOT-VIAG-M-CHE'.E49"/>
    </style:style>
    <style:style style:name="ce62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E50"/>
      <style:map style:condition="cell-content-is-between(0.1,0.05)" style:apply-style-name="Sem_20_título2" style:base-cell-address="'TOT-VIAG-M-CHE'.E50"/>
      <style:map style:condition="cell-content-is-between(0.05,0.01)" style:apply-style-name="Sem_20_título3" style:base-cell-address="'TOT-VIAG-M-CHE'.E50"/>
      <style:map style:condition="cell-content-is-between(0.01,0.001)" style:apply-style-name="Sem_20_título4" style:base-cell-address="'TOT-VIAG-M-CHE'.E50"/>
    </style:style>
    <style:style style:name="ce62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50"/>
      <style:map style:condition="cell-content-is-between(0.1,0.05)" style:apply-style-name="Sem_20_título2" style:base-cell-address="'TOT-VIAG-M-CHE'.E50"/>
      <style:map style:condition="cell-content-is-between(0.05,0.01)" style:apply-style-name="Sem_20_título3" style:base-cell-address="'TOT-VIAG-M-CHE'.E50"/>
      <style:map style:condition="cell-content-is-between(0.01,0.001)" style:apply-style-name="Sem_20_título4" style:base-cell-address="'TOT-VIAG-M-CHE'.E50"/>
    </style:style>
    <style:style style:name="ce62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52"/>
      <style:map style:condition="cell-content-is-between(0.1,0.05)" style:apply-style-name="Sem_20_título2" style:base-cell-address="'TOT-VIAG-M-CHE'.E52"/>
      <style:map style:condition="cell-content-is-between(0.05,0.01)" style:apply-style-name="Sem_20_título3" style:base-cell-address="'TOT-VIAG-M-CHE'.E52"/>
      <style:map style:condition="cell-content-is-between(0.01,0.001)" style:apply-style-name="Sem_20_título4" style:base-cell-address="'TOT-VIAG-M-CHE'.E52"/>
    </style:style>
    <style:style style:name="ce62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54"/>
      <style:map style:condition="cell-content-is-between(0.1,0.05)" style:apply-style-name="Sem_20_título2" style:base-cell-address="'TOT-VIAG-M-CHE'.E54"/>
      <style:map style:condition="cell-content-is-between(0.05,0.01)" style:apply-style-name="Sem_20_título3" style:base-cell-address="'TOT-VIAG-M-CHE'.E54"/>
      <style:map style:condition="cell-content-is-between(0.01,0.001)" style:apply-style-name="Sem_20_título4" style:base-cell-address="'TOT-VIAG-M-CHE'.E54"/>
    </style:style>
    <style:style style:name="ce62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E55"/>
      <style:map style:condition="cell-content-is-between(0.1,0.05)" style:apply-style-name="Sem_20_título2" style:base-cell-address="'TOT-VIAG-M-CHE'.E55"/>
      <style:map style:condition="cell-content-is-between(0.05,0.01)" style:apply-style-name="Sem_20_título3" style:base-cell-address="'TOT-VIAG-M-CHE'.E55"/>
      <style:map style:condition="cell-content-is-between(0.01,0.001)" style:apply-style-name="Sem_20_título4" style:base-cell-address="'TOT-VIAG-M-CHE'.E55"/>
    </style:style>
    <style:style style:name="ce62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55"/>
      <style:map style:condition="cell-content-is-between(0.1,0.05)" style:apply-style-name="Sem_20_título2" style:base-cell-address="'TOT-VIAG-M-CHE'.E55"/>
      <style:map style:condition="cell-content-is-between(0.05,0.01)" style:apply-style-name="Sem_20_título3" style:base-cell-address="'TOT-VIAG-M-CHE'.E55"/>
      <style:map style:condition="cell-content-is-between(0.01,0.001)" style:apply-style-name="Sem_20_título4" style:base-cell-address="'TOT-VIAG-M-CHE'.E55"/>
    </style:style>
    <style:style style:name="ce62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57"/>
      <style:map style:condition="cell-content-is-between(0.1,0.05)" style:apply-style-name="Sem_20_título2" style:base-cell-address="'TOT-VIAG-M-CHE'.E57"/>
      <style:map style:condition="cell-content-is-between(0.05,0.01)" style:apply-style-name="Sem_20_título3" style:base-cell-address="'TOT-VIAG-M-CHE'.E57"/>
      <style:map style:condition="cell-content-is-between(0.01,0.001)" style:apply-style-name="Sem_20_título4" style:base-cell-address="'TOT-VIAG-M-CHE'.E57"/>
    </style:style>
    <style:style style:name="ce62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59"/>
      <style:map style:condition="cell-content-is-between(0.1,0.05)" style:apply-style-name="Sem_20_título2" style:base-cell-address="'TOT-VIAG-M-CHE'.E59"/>
      <style:map style:condition="cell-content-is-between(0.05,0.01)" style:apply-style-name="Sem_20_título3" style:base-cell-address="'TOT-VIAG-M-CHE'.E59"/>
      <style:map style:condition="cell-content-is-between(0.01,0.001)" style:apply-style-name="Sem_20_título4" style:base-cell-address="'TOT-VIAG-M-CHE'.E59"/>
    </style:style>
    <style:style style:name="ce63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E60"/>
      <style:map style:condition="cell-content-is-between(0.1,0.05)" style:apply-style-name="Sem_20_título2" style:base-cell-address="'TOT-VIAG-M-CHE'.E60"/>
      <style:map style:condition="cell-content-is-between(0.05,0.01)" style:apply-style-name="Sem_20_título3" style:base-cell-address="'TOT-VIAG-M-CHE'.E60"/>
      <style:map style:condition="cell-content-is-between(0.01,0.001)" style:apply-style-name="Sem_20_título4" style:base-cell-address="'TOT-VIAG-M-CHE'.E60"/>
    </style:style>
    <style:style style:name="ce63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60"/>
      <style:map style:condition="cell-content-is-between(0.1,0.05)" style:apply-style-name="Sem_20_título2" style:base-cell-address="'TOT-VIAG-M-CHE'.E60"/>
      <style:map style:condition="cell-content-is-between(0.05,0.01)" style:apply-style-name="Sem_20_título3" style:base-cell-address="'TOT-VIAG-M-CHE'.E60"/>
      <style:map style:condition="cell-content-is-between(0.01,0.001)" style:apply-style-name="Sem_20_título4" style:base-cell-address="'TOT-VIAG-M-CHE'.E60"/>
    </style:style>
    <style:style style:name="ce63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62"/>
      <style:map style:condition="cell-content-is-between(0.1,0.05)" style:apply-style-name="Sem_20_título2" style:base-cell-address="'TOT-VIAG-M-CHE'.E62"/>
      <style:map style:condition="cell-content-is-between(0.05,0.01)" style:apply-style-name="Sem_20_título3" style:base-cell-address="'TOT-VIAG-M-CHE'.E62"/>
      <style:map style:condition="cell-content-is-between(0.01,0.001)" style:apply-style-name="Sem_20_título4" style:base-cell-address="'TOT-VIAG-M-CHE'.E62"/>
    </style:style>
    <style:style style:name="ce63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E64"/>
      <style:map style:condition="cell-content-is-between(0.1,0.05)" style:apply-style-name="Sem_20_título2" style:base-cell-address="'TOT-VIAG-M-CHE'.E64"/>
      <style:map style:condition="cell-content-is-between(0.05,0.01)" style:apply-style-name="Sem_20_título3" style:base-cell-address="'TOT-VIAG-M-CHE'.E64"/>
      <style:map style:condition="cell-content-is-between(0.01,0.001)" style:apply-style-name="Sem_20_título4" style:base-cell-address="'TOT-VIAG-M-CHE'.E64"/>
    </style:style>
    <style:style style:name="ce63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G3"/>
      <style:map style:condition="cell-content-is-between(0.1,0.05)" style:apply-style-name="Sem_20_título2" style:base-cell-address="'TOT-VIAG-M-CHE'.G3"/>
      <style:map style:condition="cell-content-is-between(0.05,0.01)" style:apply-style-name="Sem_20_título3" style:base-cell-address="'TOT-VIAG-M-CHE'.G3"/>
      <style:map style:condition="cell-content-is-between(0.01,0.001)" style:apply-style-name="Sem_20_título4" style:base-cell-address="'TOT-VIAG-M-CHE'.G3"/>
    </style:style>
    <style:style style:name="ce63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G3"/>
      <style:map style:condition="cell-content-is-between(0.1,0.05)" style:apply-style-name="Sem_20_título2" style:base-cell-address="'TOT-VIAG-M-CHE'.G3"/>
      <style:map style:condition="cell-content-is-between(0.05,0.01)" style:apply-style-name="Sem_20_título3" style:base-cell-address="'TOT-VIAG-M-CHE'.G3"/>
      <style:map style:condition="cell-content-is-between(0.01,0.001)" style:apply-style-name="Sem_20_título4" style:base-cell-address="'TOT-VIAG-M-CHE'.G3"/>
    </style:style>
    <style:style style:name="ce636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G8"/>
      <style:map style:condition="cell-content-is-between(0.1,0.05)" style:apply-style-name="Sem_20_título2" style:base-cell-address="'TOT-VIAG-M-CHE'.G8"/>
      <style:map style:condition="cell-content-is-between(0.05,0.01)" style:apply-style-name="Sem_20_título3" style:base-cell-address="'TOT-VIAG-M-CHE'.G8"/>
      <style:map style:condition="cell-content-is-between(0.01,0.001)" style:apply-style-name="Sem_20_título4" style:base-cell-address="'TOT-VIAG-M-CHE'.G8"/>
    </style:style>
    <style:style style:name="ce63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G8"/>
      <style:map style:condition="cell-content-is-between(0.1,0.05)" style:apply-style-name="Sem_20_título2" style:base-cell-address="'TOT-VIAG-M-CHE'.G8"/>
      <style:map style:condition="cell-content-is-between(0.05,0.01)" style:apply-style-name="Sem_20_título3" style:base-cell-address="'TOT-VIAG-M-CHE'.G8"/>
      <style:map style:condition="cell-content-is-between(0.01,0.001)" style:apply-style-name="Sem_20_título4" style:base-cell-address="'TOT-VIAG-M-CHE'.G8"/>
    </style:style>
    <style:style style:name="ce63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G35"/>
      <style:map style:condition="cell-content-is-between(0.1,0.05)" style:apply-style-name="Sem_20_título2" style:base-cell-address="'TOT-VIAG-M-CHE'.G35"/>
      <style:map style:condition="cell-content-is-between(0.05,0.01)" style:apply-style-name="Sem_20_título3" style:base-cell-address="'TOT-VIAG-M-CHE'.G35"/>
      <style:map style:condition="cell-content-is-between(0.01,0.001)" style:apply-style-name="Sem_20_título4" style:base-cell-address="'TOT-VIAG-M-CHE'.G35"/>
    </style:style>
    <style:style style:name="ce63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G35"/>
      <style:map style:condition="cell-content-is-between(0.1,0.05)" style:apply-style-name="Sem_20_título2" style:base-cell-address="'TOT-VIAG-M-CHE'.G35"/>
      <style:map style:condition="cell-content-is-between(0.05,0.01)" style:apply-style-name="Sem_20_título3" style:base-cell-address="'TOT-VIAG-M-CHE'.G35"/>
      <style:map style:condition="cell-content-is-between(0.01,0.001)" style:apply-style-name="Sem_20_título4" style:base-cell-address="'TOT-VIAG-M-CHE'.G35"/>
    </style:style>
    <style:style style:name="ce64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G40"/>
      <style:map style:condition="cell-content-is-between(0.1,0.05)" style:apply-style-name="Sem_20_título2" style:base-cell-address="'TOT-VIAG-M-CHE'.G40"/>
      <style:map style:condition="cell-content-is-between(0.05,0.01)" style:apply-style-name="Sem_20_título3" style:base-cell-address="'TOT-VIAG-M-CHE'.G40"/>
      <style:map style:condition="cell-content-is-between(0.01,0.001)" style:apply-style-name="Sem_20_título4" style:base-cell-address="'TOT-VIAG-M-CHE'.G40"/>
    </style:style>
    <style:style style:name="ce64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G40"/>
      <style:map style:condition="cell-content-is-between(0.1,0.05)" style:apply-style-name="Sem_20_título2" style:base-cell-address="'TOT-VIAG-M-CHE'.G40"/>
      <style:map style:condition="cell-content-is-between(0.05,0.01)" style:apply-style-name="Sem_20_título3" style:base-cell-address="'TOT-VIAG-M-CHE'.G40"/>
      <style:map style:condition="cell-content-is-between(0.01,0.001)" style:apply-style-name="Sem_20_título4" style:base-cell-address="'TOT-VIAG-M-CHE'.G40"/>
    </style:style>
    <style:style style:name="ce64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G45"/>
      <style:map style:condition="cell-content-is-between(0.1,0.05)" style:apply-style-name="Sem_20_título2" style:base-cell-address="'TOT-VIAG-M-CHE'.G45"/>
      <style:map style:condition="cell-content-is-between(0.05,0.01)" style:apply-style-name="Sem_20_título3" style:base-cell-address="'TOT-VIAG-M-CHE'.G45"/>
      <style:map style:condition="cell-content-is-between(0.01,0.001)" style:apply-style-name="Sem_20_título4" style:base-cell-address="'TOT-VIAG-M-CHE'.G45"/>
    </style:style>
    <style:style style:name="ce64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G45"/>
      <style:map style:condition="cell-content-is-between(0.1,0.05)" style:apply-style-name="Sem_20_título2" style:base-cell-address="'TOT-VIAG-M-CHE'.G45"/>
      <style:map style:condition="cell-content-is-between(0.05,0.01)" style:apply-style-name="Sem_20_título3" style:base-cell-address="'TOT-VIAG-M-CHE'.G45"/>
      <style:map style:condition="cell-content-is-between(0.01,0.001)" style:apply-style-name="Sem_20_título4" style:base-cell-address="'TOT-VIAG-M-CHE'.G45"/>
    </style:style>
    <style:style style:name="ce644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H46"/>
      <style:map style:condition="cell-content-is-between(0.1,0.05)" style:apply-style-name="Sem_20_título2" style:base-cell-address="'TOT-VIAG-M-CHE'.H46"/>
      <style:map style:condition="cell-content-is-between(0.05,0.01)" style:apply-style-name="Sem_20_título3" style:base-cell-address="'TOT-VIAG-M-CHE'.H46"/>
      <style:map style:condition="cell-content-is-between(0.01,0.001)" style:apply-style-name="Sem_20_título4" style:base-cell-address="'TOT-VIAG-M-CHE'.H46"/>
    </style:style>
    <style:style style:name="ce645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/>
    </style:style>
    <style:style style:name="ce646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I3"/>
      <style:map style:condition="cell-content-is-between(0.1,0.05)" style:apply-style-name="Sem_20_título2" style:base-cell-address="'TOT-VIAG-M-CHE'.I3"/>
      <style:map style:condition="cell-content-is-between(0.05,0.01)" style:apply-style-name="Sem_20_título3" style:base-cell-address="'TOT-VIAG-M-CHE'.I3"/>
      <style:map style:condition="cell-content-is-between(0.01,0.001)" style:apply-style-name="Sem_20_título4" style:base-cell-address="'TOT-VIAG-M-CHE'.I3"/>
    </style:style>
    <style:style style:name="ce64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I8"/>
      <style:map style:condition="cell-content-is-between(0.1,0.05)" style:apply-style-name="Sem_20_título2" style:base-cell-address="'TOT-VIAG-M-CHE'.I8"/>
      <style:map style:condition="cell-content-is-between(0.05,0.01)" style:apply-style-name="Sem_20_título3" style:base-cell-address="'TOT-VIAG-M-CHE'.I8"/>
      <style:map style:condition="cell-content-is-between(0.01,0.001)" style:apply-style-name="Sem_20_título4" style:base-cell-address="'TOT-VIAG-M-CHE'.I8"/>
    </style:style>
    <style:style style:name="ce64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I8"/>
      <style:map style:condition="cell-content-is-between(0.1,0.05)" style:apply-style-name="Sem_20_título2" style:base-cell-address="'TOT-VIAG-M-CHE'.I8"/>
      <style:map style:condition="cell-content-is-between(0.05,0.01)" style:apply-style-name="Sem_20_título3" style:base-cell-address="'TOT-VIAG-M-CHE'.I8"/>
      <style:map style:condition="cell-content-is-between(0.01,0.001)" style:apply-style-name="Sem_20_título4" style:base-cell-address="'TOT-VIAG-M-CHE'.I8"/>
    </style:style>
    <style:style style:name="ce64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I13"/>
      <style:map style:condition="cell-content-is-between(0.1,0.05)" style:apply-style-name="Sem_20_título2" style:base-cell-address="'TOT-VIAG-M-CHE'.I13"/>
      <style:map style:condition="cell-content-is-between(0.05,0.01)" style:apply-style-name="Sem_20_título3" style:base-cell-address="'TOT-VIAG-M-CHE'.I13"/>
      <style:map style:condition="cell-content-is-between(0.01,0.001)" style:apply-style-name="Sem_20_título4" style:base-cell-address="'TOT-VIAG-M-CHE'.I13"/>
    </style:style>
    <style:style style:name="ce65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I13"/>
      <style:map style:condition="cell-content-is-between(0.1,0.05)" style:apply-style-name="Sem_20_título2" style:base-cell-address="'TOT-VIAG-M-CHE'.I13"/>
      <style:map style:condition="cell-content-is-between(0.05,0.01)" style:apply-style-name="Sem_20_título3" style:base-cell-address="'TOT-VIAG-M-CHE'.I13"/>
      <style:map style:condition="cell-content-is-between(0.01,0.001)" style:apply-style-name="Sem_20_título4" style:base-cell-address="'TOT-VIAG-M-CHE'.I13"/>
    </style:style>
    <style:style style:name="ce65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I35"/>
      <style:map style:condition="cell-content-is-between(0.1,0.05)" style:apply-style-name="Sem_20_título2" style:base-cell-address="'TOT-VIAG-M-CHE'.I35"/>
      <style:map style:condition="cell-content-is-between(0.05,0.01)" style:apply-style-name="Sem_20_título3" style:base-cell-address="'TOT-VIAG-M-CHE'.I35"/>
      <style:map style:condition="cell-content-is-between(0.01,0.001)" style:apply-style-name="Sem_20_título4" style:base-cell-address="'TOT-VIAG-M-CHE'.I35"/>
    </style:style>
    <style:style style:name="ce65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I35"/>
      <style:map style:condition="cell-content-is-between(0.1,0.05)" style:apply-style-name="Sem_20_título2" style:base-cell-address="'TOT-VIAG-M-CHE'.I35"/>
      <style:map style:condition="cell-content-is-between(0.05,0.01)" style:apply-style-name="Sem_20_título3" style:base-cell-address="'TOT-VIAG-M-CHE'.I35"/>
      <style:map style:condition="cell-content-is-between(0.01,0.001)" style:apply-style-name="Sem_20_título4" style:base-cell-address="'TOT-VIAG-M-CHE'.I35"/>
    </style:style>
    <style:style style:name="ce65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I40"/>
      <style:map style:condition="cell-content-is-between(0.1,0.05)" style:apply-style-name="Sem_20_título2" style:base-cell-address="'TOT-VIAG-M-CHE'.I40"/>
      <style:map style:condition="cell-content-is-between(0.05,0.01)" style:apply-style-name="Sem_20_título3" style:base-cell-address="'TOT-VIAG-M-CHE'.I40"/>
      <style:map style:condition="cell-content-is-between(0.01,0.001)" style:apply-style-name="Sem_20_título4" style:base-cell-address="'TOT-VIAG-M-CHE'.I40"/>
    </style:style>
    <style:style style:name="ce65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I40"/>
      <style:map style:condition="cell-content-is-between(0.1,0.05)" style:apply-style-name="Sem_20_título2" style:base-cell-address="'TOT-VIAG-M-CHE'.I40"/>
      <style:map style:condition="cell-content-is-between(0.05,0.01)" style:apply-style-name="Sem_20_título3" style:base-cell-address="'TOT-VIAG-M-CHE'.I40"/>
      <style:map style:condition="cell-content-is-between(0.01,0.001)" style:apply-style-name="Sem_20_título4" style:base-cell-address="'TOT-VIAG-M-CHE'.I40"/>
    </style:style>
    <style:style style:name="ce65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I45"/>
      <style:map style:condition="cell-content-is-between(0.1,0.05)" style:apply-style-name="Sem_20_título2" style:base-cell-address="'TOT-VIAG-M-CHE'.I45"/>
      <style:map style:condition="cell-content-is-between(0.05,0.01)" style:apply-style-name="Sem_20_título3" style:base-cell-address="'TOT-VIAG-M-CHE'.I45"/>
      <style:map style:condition="cell-content-is-between(0.01,0.001)" style:apply-style-name="Sem_20_título4" style:base-cell-address="'TOT-VIAG-M-CHE'.I45"/>
    </style:style>
    <style:style style:name="ce65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I45"/>
      <style:map style:condition="cell-content-is-between(0.1,0.05)" style:apply-style-name="Sem_20_título2" style:base-cell-address="'TOT-VIAG-M-CHE'.I45"/>
      <style:map style:condition="cell-content-is-between(0.05,0.01)" style:apply-style-name="Sem_20_título3" style:base-cell-address="'TOT-VIAG-M-CHE'.I45"/>
      <style:map style:condition="cell-content-is-between(0.01,0.001)" style:apply-style-name="Sem_20_título4" style:base-cell-address="'TOT-VIAG-M-CHE'.I45"/>
    </style:style>
    <style:style style:name="ce65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K3"/>
      <style:map style:condition="cell-content-is-between(0.1,0.05)" style:apply-style-name="Sem_20_título2" style:base-cell-address="'TOT-VIAG-M-CHE'.K3"/>
      <style:map style:condition="cell-content-is-between(0.05,0.01)" style:apply-style-name="Sem_20_título3" style:base-cell-address="'TOT-VIAG-M-CHE'.K3"/>
      <style:map style:condition="cell-content-is-between(0.01,0.001)" style:apply-style-name="Sem_20_título4" style:base-cell-address="'TOT-VIAG-M-CHE'.K3"/>
    </style:style>
    <style:style style:name="ce65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K3"/>
      <style:map style:condition="cell-content-is-between(0.1,0.05)" style:apply-style-name="Sem_20_título2" style:base-cell-address="'TOT-VIAG-M-CHE'.K3"/>
      <style:map style:condition="cell-content-is-between(0.05,0.01)" style:apply-style-name="Sem_20_título3" style:base-cell-address="'TOT-VIAG-M-CHE'.K3"/>
      <style:map style:condition="cell-content-is-between(0.01,0.001)" style:apply-style-name="Sem_20_título4" style:base-cell-address="'TOT-VIAG-M-CHE'.K3"/>
    </style:style>
    <style:style style:name="ce65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K13"/>
      <style:map style:condition="cell-content-is-between(0.1,0.05)" style:apply-style-name="Sem_20_título2" style:base-cell-address="'TOT-VIAG-M-CHE'.K13"/>
      <style:map style:condition="cell-content-is-between(0.05,0.01)" style:apply-style-name="Sem_20_título3" style:base-cell-address="'TOT-VIAG-M-CHE'.K13"/>
      <style:map style:condition="cell-content-is-between(0.01,0.001)" style:apply-style-name="Sem_20_título4" style:base-cell-address="'TOT-VIAG-M-CHE'.K13"/>
    </style:style>
    <style:style style:name="ce66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K13"/>
      <style:map style:condition="cell-content-is-between(0.1,0.05)" style:apply-style-name="Sem_20_título2" style:base-cell-address="'TOT-VIAG-M-CHE'.K13"/>
      <style:map style:condition="cell-content-is-between(0.05,0.01)" style:apply-style-name="Sem_20_título3" style:base-cell-address="'TOT-VIAG-M-CHE'.K13"/>
      <style:map style:condition="cell-content-is-between(0.01,0.001)" style:apply-style-name="Sem_20_título4" style:base-cell-address="'TOT-VIAG-M-CHE'.K13"/>
    </style:style>
    <style:style style:name="ce66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K40"/>
      <style:map style:condition="cell-content-is-between(0.1,0.05)" style:apply-style-name="Sem_20_título2" style:base-cell-address="'TOT-VIAG-M-CHE'.K40"/>
      <style:map style:condition="cell-content-is-between(0.05,0.01)" style:apply-style-name="Sem_20_título3" style:base-cell-address="'TOT-VIAG-M-CHE'.K40"/>
      <style:map style:condition="cell-content-is-between(0.01,0.001)" style:apply-style-name="Sem_20_título4" style:base-cell-address="'TOT-VIAG-M-CHE'.K40"/>
    </style:style>
    <style:style style:name="ce66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K40"/>
      <style:map style:condition="cell-content-is-between(0.1,0.05)" style:apply-style-name="Sem_20_título2" style:base-cell-address="'TOT-VIAG-M-CHE'.K40"/>
      <style:map style:condition="cell-content-is-between(0.05,0.01)" style:apply-style-name="Sem_20_título3" style:base-cell-address="'TOT-VIAG-M-CHE'.K40"/>
      <style:map style:condition="cell-content-is-between(0.01,0.001)" style:apply-style-name="Sem_20_título4" style:base-cell-address="'TOT-VIAG-M-CHE'.K40"/>
    </style:style>
    <style:style style:name="ce66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K44"/>
      <style:map style:condition="cell-content-is-between(0.1,0.05)" style:apply-style-name="Sem_20_título2" style:base-cell-address="'TOT-VIAG-M-CHE'.K44"/>
      <style:map style:condition="cell-content-is-between(0.05,0.01)" style:apply-style-name="Sem_20_título3" style:base-cell-address="'TOT-VIAG-M-CHE'.K44"/>
      <style:map style:condition="cell-content-is-between(0.01,0.001)" style:apply-style-name="Sem_20_título4" style:base-cell-address="'TOT-VIAG-M-CHE'.K44"/>
    </style:style>
    <style:style style:name="ce66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K44"/>
      <style:map style:condition="cell-content-is-between(0.1,0.05)" style:apply-style-name="Sem_20_título2" style:base-cell-address="'TOT-VIAG-M-CHE'.K44"/>
      <style:map style:condition="cell-content-is-between(0.05,0.01)" style:apply-style-name="Sem_20_título3" style:base-cell-address="'TOT-VIAG-M-CHE'.K44"/>
      <style:map style:condition="cell-content-is-between(0.01,0.001)" style:apply-style-name="Sem_20_título4" style:base-cell-address="'TOT-VIAG-M-CHE'.K44"/>
    </style:style>
    <style:style style:name="ce66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K48"/>
      <style:map style:condition="cell-content-is-between(0.1,0.05)" style:apply-style-name="Sem_20_título2" style:base-cell-address="'TOT-VIAG-M-CHE'.K48"/>
      <style:map style:condition="cell-content-is-between(0.05,0.01)" style:apply-style-name="Sem_20_título3" style:base-cell-address="'TOT-VIAG-M-CHE'.K48"/>
      <style:map style:condition="cell-content-is-between(0.01,0.001)" style:apply-style-name="Sem_20_título4" style:base-cell-address="'TOT-VIAG-M-CHE'.K48"/>
    </style:style>
    <style:style style:name="ce66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K48"/>
      <style:map style:condition="cell-content-is-between(0.1,0.05)" style:apply-style-name="Sem_20_título2" style:base-cell-address="'TOT-VIAG-M-CHE'.K48"/>
      <style:map style:condition="cell-content-is-between(0.05,0.01)" style:apply-style-name="Sem_20_título3" style:base-cell-address="'TOT-VIAG-M-CHE'.K48"/>
      <style:map style:condition="cell-content-is-between(0.01,0.001)" style:apply-style-name="Sem_20_título4" style:base-cell-address="'TOT-VIAG-M-CHE'.K48"/>
    </style:style>
    <style:style style:name="ce66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K60"/>
      <style:map style:condition="cell-content-is-between(0.1,0.05)" style:apply-style-name="Sem_20_título2" style:base-cell-address="'TOT-VIAG-M-CHE'.K60"/>
      <style:map style:condition="cell-content-is-between(0.05,0.01)" style:apply-style-name="Sem_20_título3" style:base-cell-address="'TOT-VIAG-M-CHE'.K60"/>
      <style:map style:condition="cell-content-is-between(0.01,0.001)" style:apply-style-name="Sem_20_título4" style:base-cell-address="'TOT-VIAG-M-CHE'.K60"/>
    </style:style>
    <style:style style:name="ce66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K60"/>
      <style:map style:condition="cell-content-is-between(0.1,0.05)" style:apply-style-name="Sem_20_título2" style:base-cell-address="'TOT-VIAG-M-CHE'.K60"/>
      <style:map style:condition="cell-content-is-between(0.05,0.01)" style:apply-style-name="Sem_20_título3" style:base-cell-address="'TOT-VIAG-M-CHE'.K60"/>
      <style:map style:condition="cell-content-is-between(0.01,0.001)" style:apply-style-name="Sem_20_título4" style:base-cell-address="'TOT-VIAG-M-CHE'.K60"/>
    </style:style>
    <style:style style:name="ce66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  <style:text-properties fo:color="#004586"/>
      <style:map style:condition="cell-content-is-between(0.1,1)" style:apply-style-name="Sem_20_título1" style:base-cell-address="'TOT-VIAG-M-CHE'.M3"/>
      <style:map style:condition="cell-content-is-between(0.1,0.05)" style:apply-style-name="Sem_20_título2" style:base-cell-address="'TOT-VIAG-M-CHE'.M3"/>
      <style:map style:condition="cell-content-is-between(0.05,0.01)" style:apply-style-name="Sem_20_título3" style:base-cell-address="'TOT-VIAG-M-CHE'.M3"/>
      <style:map style:condition="cell-content-is-between(0.01,0.001)" style:apply-style-name="Sem_20_título4" style:base-cell-address="'TOT-VIAG-M-CHE'.M3"/>
    </style:style>
    <style:style style:name="ce67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  <style:text-properties style:use-window-font-color="true"/>
      <style:map style:condition="cell-content-is-between(0.1,1)" style:apply-style-name="Sem_20_título1" style:base-cell-address="'TOT-VIAG-M-CHE'.M3"/>
      <style:map style:condition="cell-content-is-between(0.1,0.05)" style:apply-style-name="Sem_20_título2" style:base-cell-address="'TOT-VIAG-M-CHE'.M3"/>
      <style:map style:condition="cell-content-is-between(0.05,0.01)" style:apply-style-name="Sem_20_título3" style:base-cell-address="'TOT-VIAG-M-CHE'.M3"/>
      <style:map style:condition="cell-content-is-between(0.01,0.001)" style:apply-style-name="Sem_20_título4" style:base-cell-address="'TOT-VIAG-M-CHE'.M3"/>
    </style:style>
    <style:style style:name="ce67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M18"/>
      <style:map style:condition="cell-content-is-between(0.1,0.05)" style:apply-style-name="Sem_20_título2" style:base-cell-address="'TOT-VIAG-M-CHE'.M18"/>
      <style:map style:condition="cell-content-is-between(0.05,0.01)" style:apply-style-name="Sem_20_título3" style:base-cell-address="'TOT-VIAG-M-CHE'.M18"/>
      <style:map style:condition="cell-content-is-between(0.01,0.001)" style:apply-style-name="Sem_20_título4" style:base-cell-address="'TOT-VIAG-M-CHE'.M18"/>
    </style:style>
    <style:style style:name="ce67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M18"/>
      <style:map style:condition="cell-content-is-between(0.1,0.05)" style:apply-style-name="Sem_20_título2" style:base-cell-address="'TOT-VIAG-M-CHE'.M18"/>
      <style:map style:condition="cell-content-is-between(0.05,0.01)" style:apply-style-name="Sem_20_título3" style:base-cell-address="'TOT-VIAG-M-CHE'.M18"/>
      <style:map style:condition="cell-content-is-between(0.01,0.001)" style:apply-style-name="Sem_20_título4" style:base-cell-address="'TOT-VIAG-M-CHE'.M18"/>
    </style:style>
    <style:style style:name="ce67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M45"/>
      <style:map style:condition="cell-content-is-between(0.1,0.05)" style:apply-style-name="Sem_20_título2" style:base-cell-address="'TOT-VIAG-M-CHE'.M45"/>
      <style:map style:condition="cell-content-is-between(0.05,0.01)" style:apply-style-name="Sem_20_título3" style:base-cell-address="'TOT-VIAG-M-CHE'.M45"/>
      <style:map style:condition="cell-content-is-between(0.01,0.001)" style:apply-style-name="Sem_20_título4" style:base-cell-address="'TOT-VIAG-M-CHE'.M45"/>
    </style:style>
    <style:style style:name="ce67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M45"/>
      <style:map style:condition="cell-content-is-between(0.1,0.05)" style:apply-style-name="Sem_20_título2" style:base-cell-address="'TOT-VIAG-M-CHE'.M45"/>
      <style:map style:condition="cell-content-is-between(0.05,0.01)" style:apply-style-name="Sem_20_título3" style:base-cell-address="'TOT-VIAG-M-CHE'.M45"/>
      <style:map style:condition="cell-content-is-between(0.01,0.001)" style:apply-style-name="Sem_20_título4" style:base-cell-address="'TOT-VIAG-M-CHE'.M45"/>
    </style:style>
    <style:style style:name="ce67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O23"/>
      <style:map style:condition="cell-content-is-between(0.1,0.05)" style:apply-style-name="Sem_20_título2" style:base-cell-address="'TOT-VIAG-M-CHE'.O23"/>
      <style:map style:condition="cell-content-is-between(0.05,0.01)" style:apply-style-name="Sem_20_título3" style:base-cell-address="'TOT-VIAG-M-CHE'.O23"/>
      <style:map style:condition="cell-content-is-between(0.01,0.001)" style:apply-style-name="Sem_20_título4" style:base-cell-address="'TOT-VIAG-M-CHE'.O23"/>
    </style:style>
    <style:style style:name="ce67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O23"/>
      <style:map style:condition="cell-content-is-between(0.1,0.05)" style:apply-style-name="Sem_20_título2" style:base-cell-address="'TOT-VIAG-M-CHE'.O23"/>
      <style:map style:condition="cell-content-is-between(0.05,0.01)" style:apply-style-name="Sem_20_título3" style:base-cell-address="'TOT-VIAG-M-CHE'.O23"/>
      <style:map style:condition="cell-content-is-between(0.01,0.001)" style:apply-style-name="Sem_20_título4" style:base-cell-address="'TOT-VIAG-M-CHE'.O23"/>
    </style:style>
    <style:style style:name="ce67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O50"/>
      <style:map style:condition="cell-content-is-between(0.1,0.05)" style:apply-style-name="Sem_20_título2" style:base-cell-address="'TOT-VIAG-M-CHE'.O50"/>
      <style:map style:condition="cell-content-is-between(0.05,0.01)" style:apply-style-name="Sem_20_título3" style:base-cell-address="'TOT-VIAG-M-CHE'.O50"/>
      <style:map style:condition="cell-content-is-between(0.01,0.001)" style:apply-style-name="Sem_20_título4" style:base-cell-address="'TOT-VIAG-M-CHE'.O50"/>
    </style:style>
    <style:style style:name="ce67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O50"/>
      <style:map style:condition="cell-content-is-between(0.1,0.05)" style:apply-style-name="Sem_20_título2" style:base-cell-address="'TOT-VIAG-M-CHE'.O50"/>
      <style:map style:condition="cell-content-is-between(0.05,0.01)" style:apply-style-name="Sem_20_título3" style:base-cell-address="'TOT-VIAG-M-CHE'.O50"/>
      <style:map style:condition="cell-content-is-between(0.01,0.001)" style:apply-style-name="Sem_20_título4" style:base-cell-address="'TOT-VIAG-M-CHE'.O50"/>
    </style:style>
    <style:style style:name="ce67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O52"/>
      <style:map style:condition="cell-content-is-between(0.1,0.05)" style:apply-style-name="Sem_20_título2" style:base-cell-address="'TOT-VIAG-M-CHE'.O52"/>
      <style:map style:condition="cell-content-is-between(0.05,0.01)" style:apply-style-name="Sem_20_título3" style:base-cell-address="'TOT-VIAG-M-CHE'.O52"/>
      <style:map style:condition="cell-content-is-between(0.01,0.001)" style:apply-style-name="Sem_20_título4" style:base-cell-address="'TOT-VIAG-M-CHE'.O52"/>
    </style:style>
    <style:style style:name="ce68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O55"/>
      <style:map style:condition="cell-content-is-between(0.1,0.05)" style:apply-style-name="Sem_20_título2" style:base-cell-address="'TOT-VIAG-M-CHE'.O55"/>
      <style:map style:condition="cell-content-is-between(0.05,0.01)" style:apply-style-name="Sem_20_título3" style:base-cell-address="'TOT-VIAG-M-CHE'.O55"/>
      <style:map style:condition="cell-content-is-between(0.01,0.001)" style:apply-style-name="Sem_20_título4" style:base-cell-address="'TOT-VIAG-M-CHE'.O55"/>
    </style:style>
    <style:style style:name="ce68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O55"/>
      <style:map style:condition="cell-content-is-between(0.1,0.05)" style:apply-style-name="Sem_20_título2" style:base-cell-address="'TOT-VIAG-M-CHE'.O55"/>
      <style:map style:condition="cell-content-is-between(0.05,0.01)" style:apply-style-name="Sem_20_título3" style:base-cell-address="'TOT-VIAG-M-CHE'.O55"/>
      <style:map style:condition="cell-content-is-between(0.01,0.001)" style:apply-style-name="Sem_20_título4" style:base-cell-address="'TOT-VIAG-M-CHE'.O55"/>
    </style:style>
    <style:style style:name="ce682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O57"/>
      <style:map style:condition="cell-content-is-between(0.1,0.05)" style:apply-style-name="Sem_20_título2" style:base-cell-address="'TOT-VIAG-M-CHE'.O57"/>
      <style:map style:condition="cell-content-is-between(0.05,0.01)" style:apply-style-name="Sem_20_título3" style:base-cell-address="'TOT-VIAG-M-CHE'.O57"/>
      <style:map style:condition="cell-content-is-between(0.01,0.001)" style:apply-style-name="Sem_20_título4" style:base-cell-address="'TOT-VIAG-M-CHE'.O57"/>
    </style:style>
    <style:style style:name="ce683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Q28"/>
      <style:map style:condition="cell-content-is-between(0.1,0.05)" style:apply-style-name="Sem_20_título2" style:base-cell-address="'TOT-VIAG-M-CHE'.Q28"/>
      <style:map style:condition="cell-content-is-between(0.05,0.01)" style:apply-style-name="Sem_20_título3" style:base-cell-address="'TOT-VIAG-M-CHE'.Q28"/>
      <style:map style:condition="cell-content-is-between(0.01,0.001)" style:apply-style-name="Sem_20_título4" style:base-cell-address="'TOT-VIAG-M-CHE'.Q28"/>
    </style:style>
    <style:style style:name="ce684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Q28"/>
      <style:map style:condition="cell-content-is-between(0.1,0.05)" style:apply-style-name="Sem_20_título2" style:base-cell-address="'TOT-VIAG-M-CHE'.Q28"/>
      <style:map style:condition="cell-content-is-between(0.05,0.01)" style:apply-style-name="Sem_20_título3" style:base-cell-address="'TOT-VIAG-M-CHE'.Q28"/>
      <style:map style:condition="cell-content-is-between(0.01,0.001)" style:apply-style-name="Sem_20_título4" style:base-cell-address="'TOT-VIAG-M-CHE'.Q28"/>
    </style:style>
    <style:style style:name="ce68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Q50"/>
      <style:map style:condition="cell-content-is-between(0.1,0.05)" style:apply-style-name="Sem_20_título2" style:base-cell-address="'TOT-VIAG-M-CHE'.Q50"/>
      <style:map style:condition="cell-content-is-between(0.05,0.01)" style:apply-style-name="Sem_20_título3" style:base-cell-address="'TOT-VIAG-M-CHE'.Q50"/>
      <style:map style:condition="cell-content-is-between(0.01,0.001)" style:apply-style-name="Sem_20_título4" style:base-cell-address="'TOT-VIAG-M-CHE'.Q50"/>
    </style:style>
    <style:style style:name="ce68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Q51"/>
      <style:map style:condition="cell-content-is-between(0.1,0.05)" style:apply-style-name="Sem_20_título2" style:base-cell-address="'TOT-VIAG-M-CHE'.Q51"/>
      <style:map style:condition="cell-content-is-between(0.05,0.01)" style:apply-style-name="Sem_20_título3" style:base-cell-address="'TOT-VIAG-M-CHE'.Q51"/>
      <style:map style:condition="cell-content-is-between(0.01,0.001)" style:apply-style-name="Sem_20_título4" style:base-cell-address="'TOT-VIAG-M-CHE'.Q51"/>
    </style:style>
    <style:style style:name="ce68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Q50"/>
      <style:map style:condition="cell-content-is-between(0.1,0.05)" style:apply-style-name="Sem_20_título2" style:base-cell-address="'TOT-VIAG-M-CHE'.Q50"/>
      <style:map style:condition="cell-content-is-between(0.05,0.01)" style:apply-style-name="Sem_20_título3" style:base-cell-address="'TOT-VIAG-M-CHE'.Q50"/>
      <style:map style:condition="cell-content-is-between(0.01,0.001)" style:apply-style-name="Sem_20_título4" style:base-cell-address="'TOT-VIAG-M-CHE'.Q50"/>
    </style:style>
    <style:style style:name="ce688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Q55"/>
      <style:map style:condition="cell-content-is-between(0.1,0.05)" style:apply-style-name="Sem_20_título2" style:base-cell-address="'TOT-VIAG-M-CHE'.Q55"/>
      <style:map style:condition="cell-content-is-between(0.05,0.01)" style:apply-style-name="Sem_20_título3" style:base-cell-address="'TOT-VIAG-M-CHE'.Q55"/>
      <style:map style:condition="cell-content-is-between(0.01,0.001)" style:apply-style-name="Sem_20_título4" style:base-cell-address="'TOT-VIAG-M-CHE'.Q55"/>
    </style:style>
    <style:style style:name="ce689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Q56"/>
      <style:map style:condition="cell-content-is-between(0.1,0.05)" style:apply-style-name="Sem_20_título2" style:base-cell-address="'TOT-VIAG-M-CHE'.Q56"/>
      <style:map style:condition="cell-content-is-between(0.05,0.01)" style:apply-style-name="Sem_20_título3" style:base-cell-address="'TOT-VIAG-M-CHE'.Q56"/>
      <style:map style:condition="cell-content-is-between(0.01,0.001)" style:apply-style-name="Sem_20_título4" style:base-cell-address="'TOT-VIAG-M-CHE'.Q56"/>
    </style:style>
    <style:style style:name="ce690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Q55"/>
      <style:map style:condition="cell-content-is-between(0.1,0.05)" style:apply-style-name="Sem_20_título2" style:base-cell-address="'TOT-VIAG-M-CHE'.Q55"/>
      <style:map style:condition="cell-content-is-between(0.05,0.01)" style:apply-style-name="Sem_20_título3" style:base-cell-address="'TOT-VIAG-M-CHE'.Q55"/>
      <style:map style:condition="cell-content-is-between(0.01,0.001)" style:apply-style-name="Sem_20_título4" style:base-cell-address="'TOT-VIAG-M-CHE'.Q55"/>
    </style:style>
    <style:style style:name="ce691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Q60"/>
      <style:map style:condition="cell-content-is-between(0.1,0.05)" style:apply-style-name="Sem_20_título2" style:base-cell-address="'TOT-VIAG-M-CHE'.Q60"/>
      <style:map style:condition="cell-content-is-between(0.05,0.01)" style:apply-style-name="Sem_20_título3" style:base-cell-address="'TOT-VIAG-M-CHE'.Q60"/>
      <style:map style:condition="cell-content-is-between(0.01,0.001)" style:apply-style-name="Sem_20_título4" style:base-cell-address="'TOT-VIAG-M-CHE'.Q60"/>
    </style:style>
    <style:style style:name="ce692" style:family="table-cell" style:parent-style-name="Default" style:data-style-name="N2"/>
    <style:style style:name="ce69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004586"/>
      <style:map style:condition="cell-content-is-between(0.1,1)" style:apply-style-name="Sem_20_título1" style:base-cell-address="'TOT-VIAG-M-CHE'.S3"/>
      <style:map style:condition="cell-content-is-between(0.05,0.1)" style:apply-style-name="Sem_20_título2" style:base-cell-address="'TOT-VIAG-M-CHE'.S3"/>
      <style:map style:condition="cell-content-is-between(0.01,0.05)" style:apply-style-name="Sem_20_título3" style:base-cell-address="'TOT-VIAG-M-CHE'.S3"/>
      <style:map style:condition="cell-content-is-between(0.001,0.01)" style:apply-style-name="Sem_20_título4" style:base-cell-address="'TOT-VIAG-M-CHE'.S3"/>
    </style:style>
    <style:style style:name="ce69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use-window-font-color="true"/>
      <style:map style:condition="cell-content-is-between(0.1,1)" style:apply-style-name="Sem_20_título1" style:base-cell-address="'TOT-VIAG-M-CHE'.S3"/>
      <style:map style:condition="cell-content-is-between(0.05,0.1)" style:apply-style-name="Sem_20_título2" style:base-cell-address="'TOT-VIAG-M-CHE'.S3"/>
      <style:map style:condition="cell-content-is-between(0.01,0.05)" style:apply-style-name="Sem_20_título3" style:base-cell-address="'TOT-VIAG-M-CHE'.S3"/>
      <style:map style:condition="cell-content-is-between(0.001,0.01)" style:apply-style-name="Sem_20_título4" style:base-cell-address="'TOT-VIAG-M-CHE'.S3"/>
    </style:style>
    <style:style style:name="ce695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color="#004586"/>
      <style:map style:condition="cell-content-is-between(0.1,1)" style:apply-style-name="Sem_20_título1" style:base-cell-address="'TOT-VIAG-M-CHE'.S60"/>
      <style:map style:condition="cell-content-is-between(0.1,0.05)" style:apply-style-name="Sem_20_título2" style:base-cell-address="'TOT-VIAG-M-CHE'.S60"/>
      <style:map style:condition="cell-content-is-between(0.05,0.01)" style:apply-style-name="Sem_20_título3" style:base-cell-address="'TOT-VIAG-M-CHE'.S60"/>
      <style:map style:condition="cell-content-is-between(0.01,0.001)" style:apply-style-name="Sem_20_título4" style:base-cell-address="'TOT-VIAG-M-CHE'.S60"/>
    </style:style>
    <style:style style:name="ce696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S61"/>
      <style:map style:condition="cell-content-is-between(0.1,0.05)" style:apply-style-name="Sem_20_título2" style:base-cell-address="'TOT-VIAG-M-CHE'.S61"/>
      <style:map style:condition="cell-content-is-between(0.05,0.01)" style:apply-style-name="Sem_20_título3" style:base-cell-address="'TOT-VIAG-M-CHE'.S61"/>
      <style:map style:condition="cell-content-is-between(0.01,0.001)" style:apply-style-name="Sem_20_título4" style:base-cell-address="'TOT-VIAG-M-CHE'.S61"/>
    </style:style>
    <style:style style:name="ce697" style:family="table-cell" style:parent-style-name="Default" style:data-style-name="N6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/>
      <style:map style:condition="cell-content-is-between(0.1,1)" style:apply-style-name="Sem_20_título1" style:base-cell-address="'TOT-VIAG-M-CHE'.S60"/>
      <style:map style:condition="cell-content-is-between(0.1,0.05)" style:apply-style-name="Sem_20_título2" style:base-cell-address="'TOT-VIAG-M-CHE'.S60"/>
      <style:map style:condition="cell-content-is-between(0.05,0.01)" style:apply-style-name="Sem_20_título3" style:base-cell-address="'TOT-VIAG-M-CHE'.S60"/>
      <style:map style:condition="cell-content-is-between(0.01,0.001)" style:apply-style-name="Sem_20_título4" style:base-cell-address="'TOT-VIAG-M-CHE'.S60"/>
    </style:style>
    <style:style style:name="ce698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0.06pt solid #000000" style:vertical-align="middle"/>
      <style:paragraph-properties fo:margin-left="0cm"/>
    </style:style>
    <style:style style:name="ce69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M-CON'.B3"/>
      <style:map style:condition="cell-content-is-between(0.1,0.05)" style:apply-style-name="Sem_20_título2" style:base-cell-address="'TOT-VIAG-M-CON'.B3"/>
      <style:map style:condition="cell-content-is-between(0.05,0.01)" style:apply-style-name="Sem_20_título3" style:base-cell-address="'TOT-VIAG-M-CON'.B3"/>
      <style:map style:condition="cell-content-is-between(0.01,0.001)" style:apply-style-name="Sem_20_título4" style:base-cell-address="'TOT-VIAG-M-CON'.B3"/>
    </style:style>
    <style:style style:name="ce70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M-CON'.B14"/>
      <style:map style:condition="cell-content-is-between(0.1,0.05)" style:apply-style-name="Sem_20_título2" style:base-cell-address="'TOT-VIAG-M-CON'.B14"/>
      <style:map style:condition="cell-content-is-between(0.05,0.01)" style:apply-style-name="Sem_20_título3" style:base-cell-address="'TOT-VIAG-M-CON'.B14"/>
      <style:map style:condition="cell-content-is-between(0.01,0.001)" style:apply-style-name="Sem_20_título4" style:base-cell-address="'TOT-VIAG-M-CON'.B14"/>
    </style:style>
    <style:style style:name="ce70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  <style:map style:condition="cell-content-is-between(0.1,1)" style:apply-style-name="Sem_20_título1" style:base-cell-address="'TOT-VIAG-M-CON'.B3"/>
      <style:map style:condition="cell-content-is-between(0.1,0.05)" style:apply-style-name="Sem_20_título2" style:base-cell-address="'TOT-VIAG-M-CON'.B3"/>
      <style:map style:condition="cell-content-is-between(0.05,0.01)" style:apply-style-name="Sem_20_título3" style:base-cell-address="'TOT-VIAG-M-CON'.B3"/>
      <style:map style:condition="cell-content-is-between(0.01,0.001)" style:apply-style-name="Sem_20_título4" style:base-cell-address="'TOT-VIAG-M-CON'.B3"/>
    </style:style>
    <style:style style:name="ce70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  <style:map style:condition="cell-content-is-between(0.1,1)" style:apply-style-name="Sem_20_título1" style:base-cell-address="'TOT-VIAG-M-CON'.B14"/>
      <style:map style:condition="cell-content-is-between(0.1,0.05)" style:apply-style-name="Sem_20_título2" style:base-cell-address="'TOT-VIAG-M-CON'.B14"/>
      <style:map style:condition="cell-content-is-between(0.05,0.01)" style:apply-style-name="Sem_20_título3" style:base-cell-address="'TOT-VIAG-M-CON'.B14"/>
      <style:map style:condition="cell-content-is-between(0.01,0.001)" style:apply-style-name="Sem_20_título4" style:base-cell-address="'TOT-VIAG-M-CON'.B14"/>
    </style:style>
    <style:style style:name="ce70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map style:condition="cell-content-is-between(0.1,1)" style:apply-style-name="Sem_20_título1" style:base-cell-address="'TOT-VIAG-M-CON'.S3"/>
      <style:map style:condition="cell-content-is-between(0.05,0.1)" style:apply-style-name="Sem_20_título2" style:base-cell-address="'TOT-VIAG-M-CON'.S3"/>
      <style:map style:condition="cell-content-is-between(0.01,0.05)" style:apply-style-name="Sem_20_título3" style:base-cell-address="'TOT-VIAG-M-CON'.S3"/>
      <style:map style:condition="cell-content-is-between(0.001,0.01)" style:apply-style-name="Sem_20_título4" style:base-cell-address="'TOT-VIAG-M-CON'.S3"/>
    </style:style>
    <style:style style:name="ce70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M-CON'.S14"/>
      <style:map style:condition="cell-content-is-between(0.1,0.05)" style:apply-style-name="Sem_20_título2" style:base-cell-address="'TOT-VIAG-M-CON'.S14"/>
      <style:map style:condition="cell-content-is-between(0.05,0.01)" style:apply-style-name="Sem_20_título3" style:base-cell-address="'TOT-VIAG-M-CON'.S14"/>
      <style:map style:condition="cell-content-is-between(0.01,0.001)" style:apply-style-name="Sem_20_título4" style:base-cell-address="'TOT-VIAG-M-CON'.S14"/>
    </style:style>
    <style:style style:name="ce70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B3"/>
      <style:map style:condition="cell-content-is-between(0.1,0.05)" style:apply-style-name="Sem_20_título2" style:base-cell-address="'TOT-VIAG-H-CHE'.B3"/>
      <style:map style:condition="cell-content-is-between(0.05,0.01)" style:apply-style-name="Sem_20_título3" style:base-cell-address="'TOT-VIAG-H-CHE'.B3"/>
      <style:map style:condition="cell-content-is-between(0.01,0.001)" style:apply-style-name="Sem_20_título4" style:base-cell-address="'TOT-VIAG-H-CHE'.B3"/>
    </style:style>
    <style:style style:name="ce706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B5"/>
      <style:map style:condition="cell-content-is-between(0.1,0.05)" style:apply-style-name="Sem_20_título2" style:base-cell-address="'TOT-VIAG-H-CHE'.B5"/>
      <style:map style:condition="cell-content-is-between(0.05,0.01)" style:apply-style-name="Sem_20_título3" style:base-cell-address="'TOT-VIAG-H-CHE'.B5"/>
      <style:map style:condition="cell-content-is-between(0.01,0.001)" style:apply-style-name="Sem_20_título4" style:base-cell-address="'TOT-VIAG-H-CHE'.B5"/>
    </style:style>
    <style:style style:name="ce70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B7"/>
      <style:map style:condition="cell-content-is-between(0.1,0.05)" style:apply-style-name="Sem_20_título2" style:base-cell-address="'TOT-VIAG-H-CHE'.B7"/>
      <style:map style:condition="cell-content-is-between(0.05,0.01)" style:apply-style-name="Sem_20_título3" style:base-cell-address="'TOT-VIAG-H-CHE'.B7"/>
      <style:map style:condition="cell-content-is-between(0.01,0.001)" style:apply-style-name="Sem_20_título4" style:base-cell-address="'TOT-VIAG-H-CHE'.B7"/>
    </style:style>
    <style:style style:name="ce70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B8"/>
      <style:map style:condition="cell-content-is-between(0.1,0.05)" style:apply-style-name="Sem_20_título2" style:base-cell-address="'TOT-VIAG-H-CHE'.B8"/>
      <style:map style:condition="cell-content-is-between(0.05,0.01)" style:apply-style-name="Sem_20_título3" style:base-cell-address="'TOT-VIAG-H-CHE'.B8"/>
      <style:map style:condition="cell-content-is-between(0.01,0.001)" style:apply-style-name="Sem_20_título4" style:base-cell-address="'TOT-VIAG-H-CHE'.B8"/>
    </style:style>
    <style:style style:name="ce70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B9"/>
      <style:map style:condition="cell-content-is-between(0.1,0.05)" style:apply-style-name="Sem_20_título2" style:base-cell-address="'TOT-VIAG-H-CHE'.B9"/>
      <style:map style:condition="cell-content-is-between(0.05,0.01)" style:apply-style-name="Sem_20_título3" style:base-cell-address="'TOT-VIAG-H-CHE'.B9"/>
      <style:map style:condition="cell-content-is-between(0.01,0.001)" style:apply-style-name="Sem_20_título4" style:base-cell-address="'TOT-VIAG-H-CHE'.B9"/>
    </style:style>
    <style:style style:name="ce71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B10"/>
      <style:map style:condition="cell-content-is-between(0.1,0.05)" style:apply-style-name="Sem_20_título2" style:base-cell-address="'TOT-VIAG-H-CHE'.B10"/>
      <style:map style:condition="cell-content-is-between(0.05,0.01)" style:apply-style-name="Sem_20_título3" style:base-cell-address="'TOT-VIAG-H-CHE'.B10"/>
      <style:map style:condition="cell-content-is-between(0.01,0.001)" style:apply-style-name="Sem_20_título4" style:base-cell-address="'TOT-VIAG-H-CHE'.B10"/>
    </style:style>
    <style:style style:name="ce71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B11"/>
      <style:map style:condition="cell-content-is-between(0.1,0.05)" style:apply-style-name="Sem_20_título2" style:base-cell-address="'TOT-VIAG-H-CHE'.B11"/>
      <style:map style:condition="cell-content-is-between(0.05,0.01)" style:apply-style-name="Sem_20_título3" style:base-cell-address="'TOT-VIAG-H-CHE'.B11"/>
      <style:map style:condition="cell-content-is-between(0.01,0.001)" style:apply-style-name="Sem_20_título4" style:base-cell-address="'TOT-VIAG-H-CHE'.B11"/>
    </style:style>
    <style:style style:name="ce71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B12"/>
      <style:map style:condition="cell-content-is-between(0.1,0.05)" style:apply-style-name="Sem_20_título2" style:base-cell-address="'TOT-VIAG-H-CHE'.B12"/>
      <style:map style:condition="cell-content-is-between(0.05,0.01)" style:apply-style-name="Sem_20_título3" style:base-cell-address="'TOT-VIAG-H-CHE'.B12"/>
      <style:map style:condition="cell-content-is-between(0.01,0.001)" style:apply-style-name="Sem_20_título4" style:base-cell-address="'TOT-VIAG-H-CHE'.B12"/>
    </style:style>
    <style:style style:name="ce71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B13"/>
      <style:map style:condition="cell-content-is-between(0.1,0.05)" style:apply-style-name="Sem_20_título2" style:base-cell-address="'TOT-VIAG-H-CHE'.B13"/>
      <style:map style:condition="cell-content-is-between(0.05,0.01)" style:apply-style-name="Sem_20_título3" style:base-cell-address="'TOT-VIAG-H-CHE'.B13"/>
      <style:map style:condition="cell-content-is-between(0.01,0.001)" style:apply-style-name="Sem_20_título4" style:base-cell-address="'TOT-VIAG-H-CHE'.B13"/>
    </style:style>
    <style:style style:name="ce71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B14"/>
      <style:map style:condition="cell-content-is-between(0.1,0.05)" style:apply-style-name="Sem_20_título2" style:base-cell-address="'TOT-VIAG-H-CHE'.B14"/>
      <style:map style:condition="cell-content-is-between(0.05,0.01)" style:apply-style-name="Sem_20_título3" style:base-cell-address="'TOT-VIAG-H-CHE'.B14"/>
      <style:map style:condition="cell-content-is-between(0.01,0.001)" style:apply-style-name="Sem_20_título4" style:base-cell-address="'TOT-VIAG-H-CHE'.B14"/>
    </style:style>
    <style:style style:name="ce71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E4"/>
      <style:map style:condition="cell-content-is-between(0.1,0.05)" style:apply-style-name="Sem_20_título2" style:base-cell-address="'TOT-VIAG-H-CHE'.E4"/>
      <style:map style:condition="cell-content-is-between(0.05,0.01)" style:apply-style-name="Sem_20_título3" style:base-cell-address="'TOT-VIAG-H-CHE'.E4"/>
      <style:map style:condition="cell-content-is-between(0.01,0.001)" style:apply-style-name="Sem_20_título4" style:base-cell-address="'TOT-VIAG-H-CHE'.E4"/>
    </style:style>
    <style:style style:name="ce716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E5"/>
      <style:map style:condition="cell-content-is-between(0.1,0.05)" style:apply-style-name="Sem_20_título2" style:base-cell-address="'TOT-VIAG-H-CHE'.E5"/>
      <style:map style:condition="cell-content-is-between(0.05,0.01)" style:apply-style-name="Sem_20_título3" style:base-cell-address="'TOT-VIAG-H-CHE'.E5"/>
      <style:map style:condition="cell-content-is-between(0.01,0.001)" style:apply-style-name="Sem_20_título4" style:base-cell-address="'TOT-VIAG-H-CHE'.E5"/>
    </style:style>
    <style:style style:name="ce71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E6"/>
      <style:map style:condition="cell-content-is-between(0.1,0.05)" style:apply-style-name="Sem_20_título2" style:base-cell-address="'TOT-VIAG-H-CHE'.E6"/>
      <style:map style:condition="cell-content-is-between(0.05,0.01)" style:apply-style-name="Sem_20_título3" style:base-cell-address="'TOT-VIAG-H-CHE'.E6"/>
      <style:map style:condition="cell-content-is-between(0.01,0.001)" style:apply-style-name="Sem_20_título4" style:base-cell-address="'TOT-VIAG-H-CHE'.E6"/>
    </style:style>
    <style:style style:name="ce71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E7"/>
      <style:map style:condition="cell-content-is-between(0.1,0.05)" style:apply-style-name="Sem_20_título2" style:base-cell-address="'TOT-VIAG-H-CHE'.E7"/>
      <style:map style:condition="cell-content-is-between(0.05,0.01)" style:apply-style-name="Sem_20_título3" style:base-cell-address="'TOT-VIAG-H-CHE'.E7"/>
      <style:map style:condition="cell-content-is-between(0.01,0.001)" style:apply-style-name="Sem_20_título4" style:base-cell-address="'TOT-VIAG-H-CHE'.E7"/>
    </style:style>
    <style:style style:name="ce71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E8"/>
      <style:map style:condition="cell-content-is-between(0.1,0.05)" style:apply-style-name="Sem_20_título2" style:base-cell-address="'TOT-VIAG-H-CHE'.E8"/>
      <style:map style:condition="cell-content-is-between(0.05,0.01)" style:apply-style-name="Sem_20_título3" style:base-cell-address="'TOT-VIAG-H-CHE'.E8"/>
      <style:map style:condition="cell-content-is-between(0.01,0.001)" style:apply-style-name="Sem_20_título4" style:base-cell-address="'TOT-VIAG-H-CHE'.E8"/>
    </style:style>
    <style:style style:name="ce72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E9"/>
      <style:map style:condition="cell-content-is-between(0.1,0.05)" style:apply-style-name="Sem_20_título2" style:base-cell-address="'TOT-VIAG-H-CHE'.E9"/>
      <style:map style:condition="cell-content-is-between(0.05,0.01)" style:apply-style-name="Sem_20_título3" style:base-cell-address="'TOT-VIAG-H-CHE'.E9"/>
      <style:map style:condition="cell-content-is-between(0.01,0.001)" style:apply-style-name="Sem_20_título4" style:base-cell-address="'TOT-VIAG-H-CHE'.E9"/>
    </style:style>
    <style:style style:name="ce72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E10"/>
      <style:map style:condition="cell-content-is-between(0.1,0.05)" style:apply-style-name="Sem_20_título2" style:base-cell-address="'TOT-VIAG-H-CHE'.E10"/>
      <style:map style:condition="cell-content-is-between(0.05,0.01)" style:apply-style-name="Sem_20_título3" style:base-cell-address="'TOT-VIAG-H-CHE'.E10"/>
      <style:map style:condition="cell-content-is-between(0.01,0.001)" style:apply-style-name="Sem_20_título4" style:base-cell-address="'TOT-VIAG-H-CHE'.E10"/>
    </style:style>
    <style:style style:name="ce72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E11"/>
      <style:map style:condition="cell-content-is-between(0.1,0.05)" style:apply-style-name="Sem_20_título2" style:base-cell-address="'TOT-VIAG-H-CHE'.E11"/>
      <style:map style:condition="cell-content-is-between(0.05,0.01)" style:apply-style-name="Sem_20_título3" style:base-cell-address="'TOT-VIAG-H-CHE'.E11"/>
      <style:map style:condition="cell-content-is-between(0.01,0.001)" style:apply-style-name="Sem_20_título4" style:base-cell-address="'TOT-VIAG-H-CHE'.E11"/>
    </style:style>
    <style:style style:name="ce72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E12"/>
      <style:map style:condition="cell-content-is-between(0.1,0.05)" style:apply-style-name="Sem_20_título2" style:base-cell-address="'TOT-VIAG-H-CHE'.E12"/>
      <style:map style:condition="cell-content-is-between(0.05,0.01)" style:apply-style-name="Sem_20_título3" style:base-cell-address="'TOT-VIAG-H-CHE'.E12"/>
      <style:map style:condition="cell-content-is-between(0.01,0.001)" style:apply-style-name="Sem_20_título4" style:base-cell-address="'TOT-VIAG-H-CHE'.E12"/>
    </style:style>
    <style:style style:name="ce72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E13"/>
      <style:map style:condition="cell-content-is-between(0.1,0.05)" style:apply-style-name="Sem_20_título2" style:base-cell-address="'TOT-VIAG-H-CHE'.E13"/>
      <style:map style:condition="cell-content-is-between(0.05,0.01)" style:apply-style-name="Sem_20_título3" style:base-cell-address="'TOT-VIAG-H-CHE'.E13"/>
      <style:map style:condition="cell-content-is-between(0.01,0.001)" style:apply-style-name="Sem_20_título4" style:base-cell-address="'TOT-VIAG-H-CHE'.E13"/>
    </style:style>
    <style:style style:name="ce72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E14"/>
      <style:map style:condition="cell-content-is-between(0.1,0.05)" style:apply-style-name="Sem_20_título2" style:base-cell-address="'TOT-VIAG-H-CHE'.E14"/>
      <style:map style:condition="cell-content-is-between(0.05,0.01)" style:apply-style-name="Sem_20_título3" style:base-cell-address="'TOT-VIAG-H-CHE'.E14"/>
      <style:map style:condition="cell-content-is-between(0.01,0.001)" style:apply-style-name="Sem_20_título4" style:base-cell-address="'TOT-VIAG-H-CHE'.E14"/>
    </style:style>
    <style:style style:name="ce726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  <style:map style:condition="cell-content-is-between(0.1,1)" style:apply-style-name="Sem_20_título1" style:base-cell-address="'TOT-VIAG-H-CHE'.B3"/>
      <style:map style:condition="cell-content-is-between(0.1,0.05)" style:apply-style-name="Sem_20_título2" style:base-cell-address="'TOT-VIAG-H-CHE'.B3"/>
      <style:map style:condition="cell-content-is-between(0.05,0.01)" style:apply-style-name="Sem_20_título3" style:base-cell-address="'TOT-VIAG-H-CHE'.B3"/>
      <style:map style:condition="cell-content-is-between(0.01,0.001)" style:apply-style-name="Sem_20_título4" style:base-cell-address="'TOT-VIAG-H-CHE'.B3"/>
    </style:style>
    <style:style style:name="ce72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G9"/>
      <style:map style:condition="cell-content-is-between(0.1,0.05)" style:apply-style-name="Sem_20_título2" style:base-cell-address="'TOT-VIAG-H-CHE'.G9"/>
      <style:map style:condition="cell-content-is-between(0.05,0.01)" style:apply-style-name="Sem_20_título3" style:base-cell-address="'TOT-VIAG-H-CHE'.G9"/>
      <style:map style:condition="cell-content-is-between(0.01,0.001)" style:apply-style-name="Sem_20_título4" style:base-cell-address="'TOT-VIAG-H-CHE'.G9"/>
    </style:style>
    <style:style style:name="ce72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G10"/>
      <style:map style:condition="cell-content-is-between(0.1,0.05)" style:apply-style-name="Sem_20_título2" style:base-cell-address="'TOT-VIAG-H-CHE'.G10"/>
      <style:map style:condition="cell-content-is-between(0.05,0.01)" style:apply-style-name="Sem_20_título3" style:base-cell-address="'TOT-VIAG-H-CHE'.G10"/>
      <style:map style:condition="cell-content-is-between(0.01,0.001)" style:apply-style-name="Sem_20_título4" style:base-cell-address="'TOT-VIAG-H-CHE'.G10"/>
    </style:style>
    <style:style style:name="ce72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G11"/>
      <style:map style:condition="cell-content-is-between(0.1,0.05)" style:apply-style-name="Sem_20_título2" style:base-cell-address="'TOT-VIAG-H-CHE'.G11"/>
      <style:map style:condition="cell-content-is-between(0.05,0.01)" style:apply-style-name="Sem_20_título3" style:base-cell-address="'TOT-VIAG-H-CHE'.G11"/>
      <style:map style:condition="cell-content-is-between(0.01,0.001)" style:apply-style-name="Sem_20_título4" style:base-cell-address="'TOT-VIAG-H-CHE'.G11"/>
    </style:style>
    <style:style style:name="ce73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I4"/>
      <style:map style:condition="cell-content-is-between(0.1,0.05)" style:apply-style-name="Sem_20_título2" style:base-cell-address="'TOT-VIAG-H-CHE'.I4"/>
      <style:map style:condition="cell-content-is-between(0.05,0.01)" style:apply-style-name="Sem_20_título3" style:base-cell-address="'TOT-VIAG-H-CHE'.I4"/>
      <style:map style:condition="cell-content-is-between(0.01,0.001)" style:apply-style-name="Sem_20_título4" style:base-cell-address="'TOT-VIAG-H-CHE'.I4"/>
    </style:style>
    <style:style style:name="ce73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I9"/>
      <style:map style:condition="cell-content-is-between(0.1,0.05)" style:apply-style-name="Sem_20_título2" style:base-cell-address="'TOT-VIAG-H-CHE'.I9"/>
      <style:map style:condition="cell-content-is-between(0.05,0.01)" style:apply-style-name="Sem_20_título3" style:base-cell-address="'TOT-VIAG-H-CHE'.I9"/>
      <style:map style:condition="cell-content-is-between(0.01,0.001)" style:apply-style-name="Sem_20_título4" style:base-cell-address="'TOT-VIAG-H-CHE'.I9"/>
    </style:style>
    <style:style style:name="ce73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I10"/>
      <style:map style:condition="cell-content-is-between(0.1,0.05)" style:apply-style-name="Sem_20_título2" style:base-cell-address="'TOT-VIAG-H-CHE'.I10"/>
      <style:map style:condition="cell-content-is-between(0.05,0.01)" style:apply-style-name="Sem_20_título3" style:base-cell-address="'TOT-VIAG-H-CHE'.I10"/>
      <style:map style:condition="cell-content-is-between(0.01,0.001)" style:apply-style-name="Sem_20_título4" style:base-cell-address="'TOT-VIAG-H-CHE'.I10"/>
    </style:style>
    <style:style style:name="ce73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I11"/>
      <style:map style:condition="cell-content-is-between(0.1,0.05)" style:apply-style-name="Sem_20_título2" style:base-cell-address="'TOT-VIAG-H-CHE'.I11"/>
      <style:map style:condition="cell-content-is-between(0.05,0.01)" style:apply-style-name="Sem_20_título3" style:base-cell-address="'TOT-VIAG-H-CHE'.I11"/>
      <style:map style:condition="cell-content-is-between(0.01,0.001)" style:apply-style-name="Sem_20_título4" style:base-cell-address="'TOT-VIAG-H-CHE'.I11"/>
    </style:style>
    <style:style style:name="ce73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K5"/>
      <style:map style:condition="cell-content-is-between(0.1,0.05)" style:apply-style-name="Sem_20_título2" style:base-cell-address="'TOT-VIAG-H-CHE'.K5"/>
      <style:map style:condition="cell-content-is-between(0.05,0.01)" style:apply-style-name="Sem_20_título3" style:base-cell-address="'TOT-VIAG-H-CHE'.K5"/>
      <style:map style:condition="cell-content-is-between(0.01,0.001)" style:apply-style-name="Sem_20_título4" style:base-cell-address="'TOT-VIAG-H-CHE'.K5"/>
    </style:style>
    <style:style style:name="ce73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O7"/>
      <style:map style:condition="cell-content-is-between(0.1,0.05)" style:apply-style-name="Sem_20_título2" style:base-cell-address="'TOT-VIAG-H-CHE'.O7"/>
      <style:map style:condition="cell-content-is-between(0.05,0.01)" style:apply-style-name="Sem_20_título3" style:base-cell-address="'TOT-VIAG-H-CHE'.O7"/>
      <style:map style:condition="cell-content-is-between(0.01,0.001)" style:apply-style-name="Sem_20_título4" style:base-cell-address="'TOT-VIAG-H-CHE'.O7"/>
    </style:style>
    <style:style style:name="ce736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O12"/>
      <style:map style:condition="cell-content-is-between(0.1,0.05)" style:apply-style-name="Sem_20_título2" style:base-cell-address="'TOT-VIAG-H-CHE'.O12"/>
      <style:map style:condition="cell-content-is-between(0.05,0.01)" style:apply-style-name="Sem_20_título3" style:base-cell-address="'TOT-VIAG-H-CHE'.O12"/>
      <style:map style:condition="cell-content-is-between(0.01,0.001)" style:apply-style-name="Sem_20_título4" style:base-cell-address="'TOT-VIAG-H-CHE'.O12"/>
    </style:style>
    <style:style style:name="ce73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O13"/>
      <style:map style:condition="cell-content-is-between(0.1,0.05)" style:apply-style-name="Sem_20_título2" style:base-cell-address="'TOT-VIAG-H-CHE'.O13"/>
      <style:map style:condition="cell-content-is-between(0.05,0.01)" style:apply-style-name="Sem_20_título3" style:base-cell-address="'TOT-VIAG-H-CHE'.O13"/>
      <style:map style:condition="cell-content-is-between(0.01,0.001)" style:apply-style-name="Sem_20_título4" style:base-cell-address="'TOT-VIAG-H-CHE'.O13"/>
    </style:style>
    <style:style style:name="ce73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Q8"/>
      <style:map style:condition="cell-content-is-between(0.1,0.05)" style:apply-style-name="Sem_20_título2" style:base-cell-address="'TOT-VIAG-H-CHE'.Q8"/>
      <style:map style:condition="cell-content-is-between(0.05,0.01)" style:apply-style-name="Sem_20_título3" style:base-cell-address="'TOT-VIAG-H-CHE'.Q8"/>
      <style:map style:condition="cell-content-is-between(0.01,0.001)" style:apply-style-name="Sem_20_título4" style:base-cell-address="'TOT-VIAG-H-CHE'.Q8"/>
    </style:style>
    <style:style style:name="ce73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Q12"/>
      <style:map style:condition="cell-content-is-between(0.1,0.05)" style:apply-style-name="Sem_20_título2" style:base-cell-address="'TOT-VIAG-H-CHE'.Q12"/>
      <style:map style:condition="cell-content-is-between(0.05,0.01)" style:apply-style-name="Sem_20_título3" style:base-cell-address="'TOT-VIAG-H-CHE'.Q12"/>
      <style:map style:condition="cell-content-is-between(0.01,0.001)" style:apply-style-name="Sem_20_título4" style:base-cell-address="'TOT-VIAG-H-CHE'.Q12"/>
    </style:style>
    <style:style style:name="ce74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  <style:map style:condition="cell-content-is-between(0.1,1)" style:apply-style-name="Sem_20_título1" style:base-cell-address="'TOT-VIAG-H-CHE'.S3"/>
      <style:map style:condition="cell-content-is-between(0.1,0.05)" style:apply-style-name="Sem_20_título2" style:base-cell-address="'TOT-VIAG-H-CHE'.S3"/>
      <style:map style:condition="cell-content-is-between(0.05,0.01)" style:apply-style-name="Sem_20_título3" style:base-cell-address="'TOT-VIAG-H-CHE'.S3"/>
      <style:map style:condition="cell-content-is-between(0.01,0.001)" style:apply-style-name="Sem_20_título4" style:base-cell-address="'TOT-VIAG-H-CHE'.S3"/>
    </style:style>
    <style:style style:name="ce74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HE'.S14"/>
      <style:map style:condition="cell-content-is-between(0.1,0.05)" style:apply-style-name="Sem_20_título2" style:base-cell-address="'TOT-VIAG-H-CHE'.S14"/>
      <style:map style:condition="cell-content-is-between(0.05,0.01)" style:apply-style-name="Sem_20_título3" style:base-cell-address="'TOT-VIAG-H-CHE'.S14"/>
      <style:map style:condition="cell-content-is-between(0.01,0.001)" style:apply-style-name="Sem_20_título4" style:base-cell-address="'TOT-VIAG-H-CHE'.S14"/>
    </style:style>
    <style:style style:name="ce74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ON'.B3"/>
      <style:map style:condition="cell-content-is-between(0.05,0.1)" style:apply-style-name="Sem_20_título2" style:base-cell-address="'TOT-VIAG-H-CON'.B3"/>
      <style:map style:condition="cell-content-is-between(0.01,0.05)" style:apply-style-name="Sem_20_título3" style:base-cell-address="'TOT-VIAG-H-CON'.B3"/>
      <style:map style:condition="cell-content-is-between(0.001,0.01)" style:apply-style-name="Sem_20_título4" style:base-cell-address="'TOT-VIAG-H-CON'.B3"/>
    </style:style>
    <style:style style:name="ce743" style:family="table-cell" style:parent-style-name="Default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ON'.B3"/>
      <style:map style:condition="cell-content-is-between(0.05,0.1)" style:apply-style-name="Sem_20_título2" style:base-cell-address="'TOT-VIAG-H-CON'.B3"/>
      <style:map style:condition="cell-content-is-between(0.01,0.05)" style:apply-style-name="Sem_20_título3" style:base-cell-address="'TOT-VIAG-H-CON'.B3"/>
      <style:map style:condition="cell-content-is-between(0.001,0.01)" style:apply-style-name="Sem_20_título4" style:base-cell-address="'TOT-VIAG-H-CON'.B3"/>
    </style:style>
    <style:style style:name="ce744" style:family="table-cell" style:parent-style-name="Default">
      <style:table-cell-properties fo:border-bottom="0.06pt solid #000000" fo:background-color="#ffff66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ON'.B3"/>
      <style:map style:condition="cell-content-is-between(0.05,0.1)" style:apply-style-name="Sem_20_título2" style:base-cell-address="'TOT-VIAG-H-CON'.B3"/>
      <style:map style:condition="cell-content-is-between(0.01,0.05)" style:apply-style-name="Sem_20_título3" style:base-cell-address="'TOT-VIAG-H-CON'.B3"/>
      <style:map style:condition="cell-content-is-between(0.001,0.01)" style:apply-style-name="Sem_20_título4" style:base-cell-address="'TOT-VIAG-H-CON'.B3"/>
    </style:style>
    <style:style style:name="ce7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ON'.B14"/>
      <style:map style:condition="cell-content-is-between(0.05,0.1)" style:apply-style-name="Sem_20_título2" style:base-cell-address="'TOT-VIAG-H-CON'.B14"/>
      <style:map style:condition="cell-content-is-between(0.01,0.05)" style:apply-style-name="Sem_20_título3" style:base-cell-address="'TOT-VIAG-H-CON'.B14"/>
      <style:map style:condition="cell-content-is-between(0.001,0.01)" style:apply-style-name="Sem_20_título4" style:base-cell-address="'TOT-VIAG-H-CON'.B14"/>
    </style:style>
    <style:style style:name="ce746" style:family="table-cell" style:parent-style-name="Default" style:data-style-name="N108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74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map style:condition="cell-content-is-between(0.1,1)" style:apply-style-name="Sem_20_título1" style:base-cell-address="'TOT-VIAG-H-CON'.B3"/>
      <style:map style:condition="cell-content-is-between(0.05,0.1)" style:apply-style-name="Sem_20_título2" style:base-cell-address="'TOT-VIAG-H-CON'.B3"/>
      <style:map style:condition="cell-content-is-between(0.01,0.05)" style:apply-style-name="Sem_20_título3" style:base-cell-address="'TOT-VIAG-H-CON'.B3"/>
      <style:map style:condition="cell-content-is-between(0.001,0.01)" style:apply-style-name="Sem_20_título4" style:base-cell-address="'TOT-VIAG-H-CON'.B3"/>
    </style:style>
    <style:style style:name="ce74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map style:condition="cell-content-is-between(0.1,1)" style:apply-style-name="Sem_20_título1" style:base-cell-address="'TOT-VIAG-H-CON'.B14"/>
      <style:map style:condition="cell-content-is-between(0.05,0.1)" style:apply-style-name="Sem_20_título2" style:base-cell-address="'TOT-VIAG-H-CON'.B14"/>
      <style:map style:condition="cell-content-is-between(0.01,0.05)" style:apply-style-name="Sem_20_título3" style:base-cell-address="'TOT-VIAG-H-CON'.B14"/>
      <style:map style:condition="cell-content-is-between(0.001,0.01)" style:apply-style-name="Sem_20_título4" style:base-cell-address="'TOT-VIAG-H-CON'.B14"/>
    </style:style>
    <style:style style:name="ce749" style:family="table-cell" style:parent-style-name="Default">
      <style:table-cell-properties fo:border-bottom="0.06pt solid #000000" fo:background-color="#ffff99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ON'.B3"/>
      <style:map style:condition="cell-content-is-between(0.05,0.1)" style:apply-style-name="Sem_20_título2" style:base-cell-address="'TOT-VIAG-H-CON'.B3"/>
      <style:map style:condition="cell-content-is-between(0.01,0.05)" style:apply-style-name="Sem_20_título3" style:base-cell-address="'TOT-VIAG-H-CON'.B3"/>
      <style:map style:condition="cell-content-is-between(0.001,0.01)" style:apply-style-name="Sem_20_título4" style:base-cell-address="'TOT-VIAG-H-CON'.B3"/>
    </style:style>
    <style:style style:name="ce750" style:family="table-cell" style:parent-style-name="Default">
      <style:table-cell-properties fo:border-bottom="0.06pt solid #000000" fo:background-color="#ffff99" style:text-align-source="fix" style:repeat-content="false" fo:wrap-option="wrap" fo:border-left="none" fo:border-right="none" fo:border-top="0.06pt solid #000000" style:vertical-align="middle"/>
      <style:paragraph-properties fo:text-align="center"/>
      <style:map style:condition="cell-content-is-between(0.1,1)" style:apply-style-name="Sem_20_título1" style:base-cell-address="'TOT-VIAG-H-CON'.B3"/>
      <style:map style:condition="cell-content-is-between(0.05,0.1)" style:apply-style-name="Sem_20_título2" style:base-cell-address="'TOT-VIAG-H-CON'.B3"/>
      <style:map style:condition="cell-content-is-between(0.01,0.05)" style:apply-style-name="Sem_20_título3" style:base-cell-address="'TOT-VIAG-H-CON'.B3"/>
      <style:map style:condition="cell-content-is-between(0.001,0.01)" style:apply-style-name="Sem_20_título4" style:base-cell-address="'TOT-VIAG-H-CON'.B3"/>
    </style:style>
    <style:style style:name="ce751" style:family="table-cell" style:parent-style-name="Default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middle"/>
      <style:paragraph-properties fo:text-align="center"/>
      <style:map style:condition="cell-content-is-between(0.1,1)" style:apply-style-name="Sem_20_título1" style:base-cell-address="'TOT-VIAG-H-CON'.B3"/>
      <style:map style:condition="cell-content-is-between(0.05,0.1)" style:apply-style-name="Sem_20_título2" style:base-cell-address="'TOT-VIAG-H-CON'.B3"/>
      <style:map style:condition="cell-content-is-between(0.01,0.05)" style:apply-style-name="Sem_20_título3" style:base-cell-address="'TOT-VIAG-H-CON'.B3"/>
      <style:map style:condition="cell-content-is-between(0.001,0.01)" style:apply-style-name="Sem_20_título4" style:base-cell-address="'TOT-VIAG-H-CON'.B3"/>
    </style:style>
    <style:style style:name="ce752" style:family="table-cell" style:parent-style-name="Default">
      <style:table-cell-properties fo:border-bottom="0.06pt solid #000000" fo:background-color="#ffff66" style:text-align-source="fix" style:repeat-content="false" fo:wrap-option="wrap" fo:border-left="none" fo:border-right="none" fo:border-top="0.06pt solid #000000" style:vertical-align="middle"/>
      <style:paragraph-properties fo:text-align="center"/>
      <style:map style:condition="cell-content-is-between(0.1,1)" style:apply-style-name="Sem_20_título1" style:base-cell-address="'TOT-VIAG-H-CON'.B3"/>
      <style:map style:condition="cell-content-is-between(0.05,0.1)" style:apply-style-name="Sem_20_título2" style:base-cell-address="'TOT-VIAG-H-CON'.B3"/>
      <style:map style:condition="cell-content-is-between(0.01,0.05)" style:apply-style-name="Sem_20_título3" style:base-cell-address="'TOT-VIAG-H-CON'.B3"/>
      <style:map style:condition="cell-content-is-between(0.001,0.01)" style:apply-style-name="Sem_20_título4" style:base-cell-address="'TOT-VIAG-H-CON'.B3"/>
    </style:style>
    <style:style style:name="ce75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map style:condition="cell-content-is-between(0.1,1)" style:apply-style-name="Sem_20_título1" style:base-cell-address="'TOT-VIAG-H-CON'.Q14"/>
      <style:map style:condition="cell-content-is-between(0.05,0.1)" style:apply-style-name="Sem_20_título2" style:base-cell-address="'TOT-VIAG-H-CON'.Q14"/>
      <style:map style:condition="cell-content-is-between(0.01,0.05)" style:apply-style-name="Sem_20_título3" style:base-cell-address="'TOT-VIAG-H-CON'.Q14"/>
      <style:map style:condition="cell-content-is-between(0.001,0.01)" style:apply-style-name="Sem_20_título4" style:base-cell-address="'TOT-VIAG-H-CON'.Q14"/>
    </style:style>
    <style:style style:name="ce75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map style:condition="cell-content-is-between(0.1,1)" style:apply-style-name="Sem_20_título1" style:base-cell-address="'TOT-VIAG-H-CON'.S3"/>
      <style:map style:condition="cell-content-is-between(0.05,0.1)" style:apply-style-name="Sem_20_título2" style:base-cell-address="'TOT-VIAG-H-CON'.S3"/>
      <style:map style:condition="cell-content-is-between(0.01,0.05)" style:apply-style-name="Sem_20_título3" style:base-cell-address="'TOT-VIAG-H-CON'.S3"/>
      <style:map style:condition="cell-content-is-between(0.001,0.01)" style:apply-style-name="Sem_20_título4" style:base-cell-address="'TOT-VIAG-H-CON'.S3"/>
    </style:style>
    <style:style style:name="ce75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map style:condition="cell-content-is-between(0.1,1)" style:apply-style-name="Sem_20_título1" style:base-cell-address="'TOT-VIAG-H-CON'.S14"/>
      <style:map style:condition="cell-content-is-between(0.05,0.1)" style:apply-style-name="Sem_20_título2" style:base-cell-address="'TOT-VIAG-H-CON'.S14"/>
      <style:map style:condition="cell-content-is-between(0.01,0.05)" style:apply-style-name="Sem_20_título3" style:base-cell-address="'TOT-VIAG-H-CON'.S14"/>
      <style:map style:condition="cell-content-is-between(0.001,0.01)" style:apply-style-name="Sem_20_título4" style:base-cell-address="'TOT-VIAG-H-CON'.S14"/>
    </style:style>
    <style:style style:name="ce756" style:family="table-cell" style:parent-style-name="Default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middle"/>
      <style:paragraph-properties fo:text-align="center"/>
      <style:map style:condition="cell-content-is-between(1,0.1)" style:apply-style-name="Sem_20_título1" style:base-cell-address="'QT-AUTO-M-CHE'.B3"/>
      <style:map style:condition="cell-content-is-between(0.05,0.1)" style:apply-style-name="Sem_20_título2" style:base-cell-address="'QT-AUTO-M-CHE'.B3"/>
      <style:map style:condition="cell-content-is-between(0.01,0.05)" style:apply-style-name="Sem_20_título3" style:base-cell-address="'QT-AUTO-M-CHE'.B3"/>
      <style:map style:condition="cell-content-is-between(0.001,0.01)" style:apply-style-name="Sem_20_título4" style:base-cell-address="'QT-AUTO-M-CHE'.B3"/>
    </style:style>
    <style:style style:name="ce757" style:family="table-cell" style:parent-style-name="Default">
      <style:table-cell-properties fo:border-bottom="0.06pt solid #000000" fo:background-color="#ffff99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map style:condition="cell-content-is-between(1,0.1)" style:apply-style-name="Sem_20_título1" style:base-cell-address="'QT-AUTO-M-CHE'.B3"/>
      <style:map style:condition="cell-content-is-between(0.05,0.1)" style:apply-style-name="Sem_20_título2" style:base-cell-address="'QT-AUTO-M-CHE'.B3"/>
      <style:map style:condition="cell-content-is-between(0.01,0.05)" style:apply-style-name="Sem_20_título3" style:base-cell-address="'QT-AUTO-M-CHE'.B3"/>
      <style:map style:condition="cell-content-is-between(0.001,0.01)" style:apply-style-name="Sem_20_título4" style:base-cell-address="'QT-AUTO-M-CHE'.B3"/>
    </style:style>
    <style:style style:name="ce758" style:family="table-cell" style:parent-style-name="Default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map style:condition="cell-content-is-between(1,0.1)" style:apply-style-name="Sem_20_título1" style:base-cell-address="'QT-AUTO-M-CHE'.B3"/>
      <style:map style:condition="cell-content-is-between(0.05,0.1)" style:apply-style-name="Sem_20_título2" style:base-cell-address="'QT-AUTO-M-CHE'.B3"/>
      <style:map style:condition="cell-content-is-between(0.01,0.05)" style:apply-style-name="Sem_20_título3" style:base-cell-address="'QT-AUTO-M-CHE'.B3"/>
      <style:map style:condition="cell-content-is-between(0.001,0.01)" style:apply-style-name="Sem_20_título4" style:base-cell-address="'QT-AUTO-M-CHE'.B3"/>
    </style:style>
    <style:style style:name="ce75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map style:condition="cell-content-is-between(1,0.1)" style:apply-style-name="Sem_20_título1" style:base-cell-address="'QT-AUTO-M-CHE'.B3"/>
      <style:map style:condition="cell-content-is-between(0.05,0.1)" style:apply-style-name="Sem_20_título2" style:base-cell-address="'QT-AUTO-M-CHE'.B3"/>
      <style:map style:condition="cell-content-is-between(0.01,0.05)" style:apply-style-name="Sem_20_título3" style:base-cell-address="'QT-AUTO-M-CHE'.B3"/>
      <style:map style:condition="cell-content-is-between(0.001,0.01)" style:apply-style-name="Sem_20_título4" style:base-cell-address="'QT-AUTO-M-CHE'.B3"/>
    </style:style>
    <style:style style:name="ce760" style:family="table-cell" style:parent-style-name="Default">
      <style:table-cell-properties fo:border-bottom="0.06pt solid #000000" fo:background-color="#ffff66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map style:condition="cell-content-is-between(1,0.1)" style:apply-style-name="Sem_20_título1" style:base-cell-address="'QT-AUTO-M-CHE'.B3"/>
      <style:map style:condition="cell-content-is-between(0.05,0.1)" style:apply-style-name="Sem_20_título2" style:base-cell-address="'QT-AUTO-M-CHE'.B3"/>
      <style:map style:condition="cell-content-is-between(0.01,0.05)" style:apply-style-name="Sem_20_título3" style:base-cell-address="'QT-AUTO-M-CHE'.B3"/>
      <style:map style:condition="cell-content-is-between(0.001,0.01)" style:apply-style-name="Sem_20_título4" style:base-cell-address="'QT-AUTO-M-CHE'.B3"/>
    </style:style>
    <style:style style:name="ce7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map style:condition="cell-content-is-between(1,0.1)" style:apply-style-name="Sem_20_título1" style:base-cell-address="'QT-AUTO-M-CHE'.B14"/>
      <style:map style:condition="cell-content-is-between(0.05,0.1)" style:apply-style-name="Sem_20_título2" style:base-cell-address="'QT-AUTO-M-CHE'.B14"/>
      <style:map style:condition="cell-content-is-between(0.01,0.05)" style:apply-style-name="Sem_20_título3" style:base-cell-address="'QT-AUTO-M-CHE'.B14"/>
      <style:map style:condition="cell-content-is-between(0.001,0.01)" style:apply-style-name="Sem_20_título4" style:base-cell-address="'QT-AUTO-M-CHE'.B14"/>
    </style:style>
    <style:style style:name="ce76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map style:condition="cell-content-is-between(1,0.1)" style:apply-style-name="Sem_20_título1" style:base-cell-address="'QT-AUTO-M-CHE'.E14"/>
      <style:map style:condition="cell-content-is-between(0.05,0.1)" style:apply-style-name="Sem_20_título2" style:base-cell-address="'QT-AUTO-M-CHE'.E14"/>
      <style:map style:condition="cell-content-is-between(0.01,0.05)" style:apply-style-name="Sem_20_título3" style:base-cell-address="'QT-AUTO-M-CHE'.E14"/>
      <style:map style:condition="cell-content-is-between(0.001,0.01)" style:apply-style-name="Sem_20_título4" style:base-cell-address="'QT-AUTO-M-CHE'.E14"/>
    </style:style>
    <style:style style:name="ce76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map style:condition="cell-content-is-between(1,0.1)" style:apply-style-name="Sem_20_título1" style:base-cell-address="'QT-AUTO-M-CHE'.B3"/>
      <style:map style:condition="cell-content-is-between(0.05,0.1)" style:apply-style-name="Sem_20_título2" style:base-cell-address="'QT-AUTO-M-CHE'.B3"/>
      <style:map style:condition="cell-content-is-between(0.01,0.05)" style:apply-style-name="Sem_20_título3" style:base-cell-address="'QT-AUTO-M-CHE'.B3"/>
      <style:map style:condition="cell-content-is-between(0.001,0.01)" style:apply-style-name="Sem_20_título4" style:base-cell-address="'QT-AUTO-M-CHE'.B3"/>
    </style:style>
    <style:style style:name="ce764" style:family="table-cell" style:parent-style-name="Default">
      <style:table-cell-properties fo:border-bottom="0.06pt solid #000000" fo:background-color="#ffff99" style:text-align-source="fix" style:repeat-content="false" fo:wrap-option="wrap" fo:border-left="none" fo:border-right="none" fo:border-top="0.06pt solid #000000" style:vertical-align="middle"/>
      <style:paragraph-properties fo:text-align="center"/>
      <style:map style:condition="cell-content-is-between(1,0.1)" style:apply-style-name="Sem_20_título1" style:base-cell-address="'QT-AUTO-M-CHE'.B3"/>
      <style:map style:condition="cell-content-is-between(0.05,0.1)" style:apply-style-name="Sem_20_título2" style:base-cell-address="'QT-AUTO-M-CHE'.B3"/>
      <style:map style:condition="cell-content-is-between(0.01,0.05)" style:apply-style-name="Sem_20_título3" style:base-cell-address="'QT-AUTO-M-CHE'.B3"/>
      <style:map style:condition="cell-content-is-between(0.001,0.01)" style:apply-style-name="Sem_20_título4" style:base-cell-address="'QT-AUTO-M-CHE'.B3"/>
    </style:style>
    <style:style style:name="ce765" style:family="table-cell" style:parent-style-name="Default">
      <style:table-cell-properties fo:border-bottom="0.06pt solid #000000" fo:background-color="#ffff66" style:text-align-source="fix" style:repeat-content="false" fo:wrap-option="wrap" fo:border-left="none" fo:border-right="none" fo:border-top="0.06pt solid #000000" style:vertical-align="middle"/>
      <style:paragraph-properties fo:text-align="center"/>
      <style:map style:condition="cell-content-is-between(1,0.1)" style:apply-style-name="Sem_20_título1" style:base-cell-address="'QT-AUTO-M-CHE'.B3"/>
      <style:map style:condition="cell-content-is-between(0.05,0.1)" style:apply-style-name="Sem_20_título2" style:base-cell-address="'QT-AUTO-M-CHE'.B3"/>
      <style:map style:condition="cell-content-is-between(0.01,0.05)" style:apply-style-name="Sem_20_título3" style:base-cell-address="'QT-AUTO-M-CHE'.B3"/>
      <style:map style:condition="cell-content-is-between(0.001,0.01)" style:apply-style-name="Sem_20_título4" style:base-cell-address="'QT-AUTO-M-CHE'.B3"/>
    </style:style>
    <style:style style:name="ce76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map style:condition="cell-content-is-between(0.1,1)" style:apply-style-name="Sem_20_título1" style:base-cell-address="'QT-AUTO-M-CHE'.S3"/>
      <style:map style:condition="cell-content-is-between(0.05,0.1)" style:apply-style-name="Sem_20_título2" style:base-cell-address="'QT-AUTO-M-CHE'.S3"/>
      <style:map style:condition="cell-content-is-between(0.01,0.05)" style:apply-style-name="Sem_20_título3" style:base-cell-address="'QT-AUTO-M-CHE'.S3"/>
      <style:map style:condition="cell-content-is-between(0.001,0.01)" style:apply-style-name="Sem_20_título4" style:base-cell-address="'QT-AUTO-M-CHE'.S3"/>
    </style:style>
    <style:style style:name="ce76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map style:condition="cell-content-is-between(1,0.1)" style:apply-style-name="Sem_20_título1" style:base-cell-address="'QT-AUTO-M-CHE'.S14"/>
      <style:map style:condition="cell-content-is-between(0.05,0.1)" style:apply-style-name="Sem_20_título2" style:base-cell-address="'QT-AUTO-M-CHE'.S14"/>
      <style:map style:condition="cell-content-is-between(0.01,0.05)" style:apply-style-name="Sem_20_título3" style:base-cell-address="'QT-AUTO-M-CHE'.S14"/>
      <style:map style:condition="cell-content-is-between(0.001,0.01)" style:apply-style-name="Sem_20_título4" style:base-cell-address="'QT-AUTO-M-CHE'.S14"/>
    </style:style>
  </office:automatic-styles>
  <office:body>
    <office:spreadsheet>
      <table:table table:name="QT-AUTO-M-CHE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100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Variável dependente (Y)</text:p>
          </table:table-cell>
          <table:table-cell table:style-name="ce1" office:value-type="string" calcext:value-type="string" table:number-columns-spanned="1" table:number-rows-spanned="2">
            <text:p>Sig. F</text:p>
          </table:table-cell>
          <table:table-cell table:style-name="ce1" office:value-type="string" calcext:value-type="string" table:number-columns-spanned="1" table:number-rows-spanned="2">
            <text:p>R² ajustado</text:p>
          </table:table-cell>
          <table:table-cell table:style-name="ce1" office:value-type="string" calcext:value-type="string" table:number-columns-spanned="2" table:number-rows-spanned="1">
            <text:p>intercept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até 4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5 e 9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10 e 14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15 e 19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idoso entre 60 e 70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idoso com mais de 70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automóvel</text:p>
          </table:table-cell>
          <table:covered-table-cell table:style-name="ce1"/>
          <table:table-cell table:style-name="ce57" table:number-columns-repeated="1003"/>
          <table:table-cell table:number-columns-repeated="2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57" table:number-columns-repeated="1003"/>
          <table:table-cell table:number-columns-repeated="2"/>
        </table:table-row>
        <table:table-row table:style-name="ro3">
          <table:table-cell table:style-name="ce2" office:value-type="string" calcext:value-type="string">
            <text:p>Quantidade de automóveis de mulheres, chefe de família</text:p>
          </table:table-cell>
          <table:table-cell table:style-name="ce8" table:formula="of:=2.2/1E+016" office:value-type="float" office:value="2.2E-016" calcext:value-type="float">
            <text:p>2,2E-016</text:p>
          </table:table-cell>
          <table:table-cell table:style-name="ce23" office:value-type="float" office:value="0.002706" calcext:value-type="float">
            <text:p>0,003</text:p>
          </table:table-cell>
          <table:table-cell table:style-name="ce27" office:value-type="float" office:value="0.459087" calcext:value-type="float">
            <text:p>0,459087</text:p>
          </table:table-cell>
          <table:table-cell table:style-name="ce29" table:formula="of:=2/1E+016" office:value-type="float" office:value="2E-016" calcext:value-type="float">
            <text:p>2E-016</text:p>
          </table:table-cell>
          <table:table-cell table:style-name="ce41" office:value-type="float" office:value="-0.116091" calcext:value-type="float">
            <text:p>-0,116091</text:p>
          </table:table-cell>
          <table:table-cell table:style-name="ce44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Quantidade de automóveis de mulheres, chefe de família</text:p>
          </table:table-cell>
          <table:table-cell table:style-name="ce9" table:formula="of:=2.2/1E+016" office:value-type="float" office:value="2.2E-016" calcext:value-type="float">
            <text:p>2,2E-016</text:p>
          </table:table-cell>
          <table:table-cell table:style-name="ce23" office:value-type="float" office:value="0.0055286" calcext:value-type="float">
            <text:p>0,006</text:p>
          </table:table-cell>
          <table:table-cell table:style-name="ce27" office:value-type="float" office:value="0.467329" calcext:value-type="float">
            <text:p>0,467329</text:p>
          </table:table-cell>
          <table:table-cell table:style-name="ce30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float" office:value="-0.145033" calcext:value-type="float">
            <text:p>-0,145033</text:p>
          </table:table-cell>
          <table:table-cell table:style-name="ce47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Quantidade de automóveis de mulheres, chefe de família</text:p>
          </table:table-cell>
          <table:table-cell table:style-name="ce10" table:formula="of:=2.2/1E+016" office:value-type="float" office:value="2.2E-016" calcext:value-type="float">
            <text:p>2,2E-016</text:p>
          </table:table-cell>
          <table:table-cell table:style-name="ce23" office:value-type="float" office:value="0.003663" calcext:value-type="float">
            <text:p>0,004</text:p>
          </table:table-cell>
          <table:table-cell table:style-name="ce27" office:value-type="float" office:value="0.466045" calcext:value-type="float">
            <text:p>0,466045</text:p>
          </table:table-cell>
          <table:table-cell table:style-name="ce31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float" office:value="-0.111538" calcext:value-type="float">
            <text:p>-0,111538</text:p>
          </table:table-cell>
          <table:table-cell table:style-name="ce48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Quantidade de automóveis de mulheres, chefe de família</text:p>
          </table:table-cell>
          <table:table-cell table:style-name="ce11" office:value-type="float" office:value="0.00000004092" calcext:value-type="float">
            <text:p>4,09E-008</text:p>
          </table:table-cell>
          <table:table-cell table:style-name="ce23" office:value-type="float" office:value="0.00116" calcext:value-type="float">
            <text:p>0,001</text:p>
          </table:table-cell>
          <table:table-cell table:style-name="ce27" office:value-type="float" office:value="0.458539" calcext:value-type="float">
            <text:p>0,458539</text:p>
          </table:table-cell>
          <table:table-cell table:style-name="ce32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float" office:value="-0.059648" calcext:value-type="float">
            <text:p>-0,059648</text:p>
          </table:table-cell>
          <table:table-cell table:style-name="ce51" office:value-type="float" office:value="0.0000000409" calcext:value-type="float">
            <text:p>4,09E-008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Quantidade de automóveis de mulheres, chefe de família</text:p>
          </table:table-cell>
          <table:table-cell table:style-name="ce11" office:value-type="float" office:value="0.0000000001616" calcext:value-type="float">
            <text:p>1,62E-010</text:p>
          </table:table-cell>
          <table:table-cell table:style-name="ce23" office:value-type="float" office:value="0.00159" calcext:value-type="float">
            <text:p>0,002</text:p>
          </table:table-cell>
          <table:table-cell table:style-name="ce27" office:value-type="float" office:value="0.431009" calcext:value-type="float">
            <text:p>0,431009</text:p>
          </table:table-cell>
          <table:table-cell table:style-name="ce33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float" office:value="0.070226" calcext:value-type="float">
            <text:p>0,070226</text:p>
          </table:table-cell>
          <table:table-cell table:style-name="ce11" office:value-type="float" office:value="0.000000000162" calcext:value-type="float">
            <text:p>1,62E-010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Quantidade de automóveis de mulheres, chefe de família</text:p>
          </table:table-cell>
          <table:table-cell table:style-name="ce12" office:value-type="float" office:value="0.0008782" calcext:value-type="float">
            <text:p>0,0008782</text:p>
          </table:table-cell>
          <table:table-cell table:style-name="ce23" office:value-type="float" office:value="0.0004016" calcext:value-type="float">
            <text:p>0,000</text:p>
          </table:table-cell>
          <table:table-cell table:style-name="ce27" office:value-type="float" office:value="0.45356" calcext:value-type="float">
            <text:p>0,45356</text:p>
          </table:table-cell>
          <table:table-cell table:style-name="ce34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float" office:value="-0.03621" calcext:value-type="float">
            <text:p>-0,03621</text:p>
          </table:table-cell>
          <table:table-cell table:style-name="ce12" office:value-type="float" office:value="0.000878" calcext:value-type="float">
            <text:p>0,000878</text:p>
          </table:table-cell>
          <table:table-cell table:style-name="ce53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Quantidade de automóveis de mulheres, chefe de família</text:p>
          </table:table-cell>
          <table:table-cell table:style-name="ce13" table:formula="of:=2.2/1E+016" office:value-type="float" office:value="2.2E-016" calcext:value-type="float">
            <text:p>2,2E-016</text:p>
          </table:table-cell>
          <table:table-cell table:style-name="ce23" office:value-type="float" office:value="0.006542" calcext:value-type="float">
            <text:p>0,007</text:p>
          </table:table-cell>
          <table:table-cell table:style-name="ce27" office:value-type="float" office:value="0.47419" calcext:value-type="float">
            <text:p>0,47419</text:p>
          </table:table-cell>
          <table:table-cell table:style-name="ce35" table:formula="of:=2/1E+016" office:value-type="float" office:value="2E-016" calcext:value-type="float">
            <text:p>2E-016</text:p>
          </table:table-cell>
          <table:table-cell table:style-name="ce41" office:value-type="float" office:value="-0.08213" calcext:value-type="float">
            <text:p>-0,08213</text:p>
          </table:table-cell>
          <table:table-cell table:style-name="ce11" office:value-type="float" office:value="0.0000000109" calcext:value-type="float">
            <text:p>1,09E-008</text:p>
          </table:table-cell>
          <table:table-cell table:style-name="ce41" office:value-type="float" office:value="-0.12742" calcext:value-type="float">
            <text:p>-0,12742</text:p>
          </table:table-cell>
          <table:table-cell table:style-name="ce12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Quantidade de automóveis de mulheres, chefe de família</text:p>
          </table:table-cell>
          <table:table-cell table:style-name="ce14" table:formula="of:=2.2/1E+016" office:value-type="float" office:value="2.2E-016" calcext:value-type="float">
            <text:p>2,2E-016</text:p>
          </table:table-cell>
          <table:table-cell table:style-name="ce23" office:value-type="float" office:value="0.008359" calcext:value-type="float">
            <text:p>0,008</text:p>
          </table:table-cell>
          <table:table-cell table:style-name="ce27" office:value-type="float" office:value="0.485537" calcext:value-type="float">
            <text:p>0,485537</text:p>
          </table:table-cell>
          <table:table-cell table:style-name="ce36" table:formula="of:=2/1E+016" office:value-type="float" office:value="2E-016" calcext:value-type="float">
            <text:p>2E-016</text:p>
          </table:table-cell>
          <table:table-cell table:style-name="ce41" office:value-type="float" office:value="-0.077865" calcext:value-type="float">
            <text:p>-0,077865</text:p>
          </table:table-cell>
          <table:table-cell table:style-name="ce11" office:value-type="float" office:value="0.0000000596" calcext:value-type="float">
            <text:p>5,96E-008</text:p>
          </table:table-cell>
          <table:table-cell table:style-name="ce41" office:value-type="float" office:value="-0.107093" calcext:value-type="float">
            <text:p>-0,107093</text:p>
          </table:table-cell>
          <table:table-cell table:style-name="ce11" office:value-type="float" office:value="5.36E-016" calcext:value-type="float">
            <text:p>5,36E-016</text:p>
          </table:table-cell>
          <table:table-cell table:style-name="ce41" office:value-type="float" office:value="-0.081436" calcext:value-type="float">
            <text:p>-0,081436</text:p>
          </table:table-cell>
          <table:table-cell table:style-name="ce49" office:value-type="float" office:value="0.00000000000751" calcext:value-type="float">
            <text:p>7,51E-012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Quantidade de automóveis de mulheres, chefe de família</text:p>
          </table:table-cell>
          <table:table-cell table:style-name="ce15" table:formula="of:=2.2/1E+016" office:value-type="float" office:value="2.2E-016" calcext:value-type="float">
            <text:p>2,2E-016</text:p>
          </table:table-cell>
          <table:table-cell table:style-name="ce23" office:value-type="float" office:value="0.00867" calcext:value-type="float">
            <text:p>0,009</text:p>
          </table:table-cell>
          <table:table-cell table:style-name="ce27" office:value-type="float" office:value="0.490999" calcext:value-type="float">
            <text:p>0,490999</text:p>
          </table:table-cell>
          <table:table-cell table:style-name="ce37" table:formula="of:=2/1E+016" office:value-type="float" office:value="2E-016" calcext:value-type="float">
            <text:p>2E-016</text:p>
          </table:table-cell>
          <table:table-cell table:style-name="ce41" office:value-type="float" office:value="-0.076025" calcext:value-type="float">
            <text:p>-0,076025</text:p>
          </table:table-cell>
          <table:table-cell table:style-name="ce11" office:value-type="float" office:value="0.000000124" calcext:value-type="float">
            <text:p>1,24E-007</text:p>
          </table:table-cell>
          <table:table-cell table:style-name="ce41" office:value-type="float" office:value="-0.10669" calcext:value-type="float">
            <text:p>-0,10669</text:p>
          </table:table-cell>
          <table:table-cell table:style-name="ce11" office:value-type="float" office:value="6.83E-016" calcext:value-type="float">
            <text:p>6,83E-016</text:p>
          </table:table-cell>
          <table:table-cell table:style-name="ce41" office:value-type="float" office:value="-0.07367" calcext:value-type="float">
            <text:p>-0,07367</text:p>
          </table:table-cell>
          <table:table-cell table:style-name="ce50" office:value-type="float" office:value="0.00000000143" calcext:value-type="float">
            <text:p>1,43E-009</text:p>
          </table:table-cell>
          <table:table-cell table:style-name="ce41" office:value-type="float" office:value="-0.033163" calcext:value-type="float">
            <text:p>-0,033163</text:p>
          </table:table-cell>
          <table:table-cell table:style-name="ce45" office:value-type="float" office:value="0.00289" calcext:value-type="float">
            <text:p>0,00289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Quantidade de automóveis de mulheres, chefe de família</text:p>
          </table:table-cell>
          <table:table-cell table:style-name="ce16" office:value-type="string" calcext:value-type="string">
            <text:p>4,076e-11</text:p>
            <text:p/>
          </table:table-cell>
          <table:table-cell table:style-name="ce23" office:value-type="float" office:value="0.001828" calcext:value-type="float">
            <text:p>0,002</text:p>
          </table:table-cell>
          <table:table-cell table:style-name="ce27" office:value-type="float" office:value="0.43787" calcext:value-type="float">
            <text:p>0,43787</text:p>
          </table:table-cell>
          <table:table-cell table:style-name="ce38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27" office:value-type="float" office:value="0.06704" calcext:value-type="float">
            <text:p>0,06704</text:p>
          </table:table-cell>
          <table:table-cell table:style-name="ce11" office:value-type="float" office:value="0.00000000132" calcext:value-type="float">
            <text:p>1,32E-009</text:p>
          </table:table-cell>
          <table:table-cell table:style-name="ce41" office:value-type="float" office:value="-0.02867" calcext:value-type="float">
            <text:p>-0,02867</text:p>
          </table:table-cell>
          <table:table-cell table:style-name="ce12" office:value-type="float" office:value="0.00881" calcext:value-type="float">
            <text:p>0,00881</text:p>
          </table:table-cell>
          <table:table-cell table:style-name="ce53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Quantidade de automóveis de mulheres, chefe de família, com menos de 60 anos</text:p>
          </table:table-cell>
          <table:table-cell table:style-name="ce17" table:formula="of:=2.2/1E+016" office:value-type="float" office:value="2.2E-016" calcext:value-type="float">
            <text:p>2,2E-016</text:p>
          </table:table-cell>
          <table:table-cell table:style-name="ce23" office:value-type="float" office:value="0.005657" calcext:value-type="float">
            <text:p>0,006</text:p>
          </table:table-cell>
          <table:table-cell table:style-name="ce27" office:value-type="float" office:value="0.444527" calcext:value-type="float">
            <text:p>0,444527</text:p>
          </table:table-cell>
          <table:table-cell table:style-name="ce39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1" office:value-type="float" office:value="0.14604" calcext:value-type="float">
            <text:p>0,14604</text:p>
          </table:table-cell>
          <table:table-cell table:style-name="ce50" office:value-type="float" office:value="0.0000000574" calcext:value-type="float">
            <text:p>5,74E-008</text:p>
          </table:table-cell>
          <table:table-cell table:style-name="ce41" office:value-type="float" office:value="0.183234" calcext:value-type="float">
            <text:p>0,183234</text:p>
          </table:table-cell>
          <table:table-cell table:style-name="ce52" table:formula="of:=2/1E+016" office:value-type="float" office:value="2E-016" calcext:value-type="float">
            <text:p>2E-016</text:p>
          </table:table-cell>
          <table:table-cell table:style-name="ce53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Quantidade de automóveis de mulheres, chefe de família</text:p>
          </table:table-cell>
          <table:table-cell table:style-name="ce18" table:formula="of:=2.2/1E+016" office:value-type="float" office:value="2.2E-016" calcext:value-type="float">
            <text:p>2,2E-016</text:p>
          </table:table-cell>
          <table:table-cell table:style-name="ce24" office:value-type="float" office:value="0.7545" calcext:value-type="float">
            <text:p>0,755</text:p>
          </table:table-cell>
          <table:table-cell table:style-name="ce28" office:value-type="float" office:value="-0.00000000000001956" calcext:value-type="float">
            <text:p>-1,96E-014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number-columns-repeated="6" table:style-name="ce42" office:value-type="string" calcext:value-type="string">
            <text:p>-</text:p>
          </table:table-cell>
          <table:table-cell table:style-name="ce54" office:value-type="float" office:value="1.295" calcext:value-type="float">
            <text:p>1,30E+000</text:p>
          </table:table-cell>
          <table:table-cell table:style-name="ce56" table:formula="of:=2/1E+016" office:value-type="float" office:value="2E-016" calcext:value-type="float">
            <text:p>2E-016</text:p>
          </table:table-cell>
          <table:table-cell table:style-name="ce58" table:number-columns-repeated="1005"/>
        </table:table-row>
        <table:table-row table:style-name="ro2">
          <table:table-cell table:style-name="ce4" table:number-columns-repeated="2"/>
          <table:table-cell table:style-name="ce25"/>
          <table:table-cell table:style-name="ce4" table:number-columns-repeated="2"/>
          <table:table-cell table:style-name="ce43" table:number-columns-repeated="12"/>
          <table:table-cell table:number-columns-repeated="1007"/>
        </table:table-row>
        <table:table-row table:style-name="ro2">
          <table:table-cell table:style-name="ce5" office:value-type="string" calcext:value-type="string">
            <text:p>LEGENDA:</text:p>
          </table:table-cell>
          <table:table-cell table:style-name="ce19"/>
          <table:table-cell table:style-name="ce26" office:value-type="string" calcext:value-type="string">
            <text:p>p-valores entre 0,1 e 1</text:p>
          </table:table-cell>
          <table:table-cell table:style-name="ce4" table:number-columns-repeated="2"/>
          <table:table-cell table:style-name="ce43" table:number-columns-repeated="12"/>
          <table:table-cell table:number-columns-repeated="1007"/>
        </table:table-row>
        <table:table-row table:style-name="ro2">
          <table:table-cell table:style-name="ce6" office:value-type="string" calcext:value-type="string">
            <text:p>significância</text:p>
          </table:table-cell>
          <table:table-cell table:style-name="ce20"/>
          <table:table-cell table:style-name="ce26" office:value-type="string" calcext:value-type="string">
            <text:p>p-valores entre 0,05 e 0,1</text:p>
          </table:table-cell>
          <table:table-cell table:style-name="ce4" table:number-columns-repeated="2"/>
          <table:table-cell table:style-name="ce43" table:number-columns-repeated="12"/>
          <table:table-cell table:number-columns-repeated="1007"/>
        </table:table-row>
        <table:table-row table:style-name="ro2">
          <table:table-cell table:style-name="ce4"/>
          <table:table-cell table:style-name="ce21"/>
          <table:table-cell table:style-name="ce26" office:value-type="string" calcext:value-type="string">
            <text:p>p-valores entre 0,001 e 0,05</text:p>
          </table:table-cell>
          <table:table-cell table:style-name="ce4" table:number-columns-repeated="2"/>
          <table:table-cell table:style-name="ce43" table:number-columns-repeated="12"/>
          <table:table-cell table:number-columns-repeated="1007"/>
        </table:table-row>
        <table:table-row table:style-name="ro2">
          <table:table-cell table:style-name="ce4"/>
          <table:table-cell table:style-name="ce22"/>
          <table:table-cell table:style-name="ce26" office:value-type="string" calcext:value-type="string">
            <text:p>p-valores menores que 0,001</text:p>
          </table:table-cell>
          <table:table-cell table:style-name="ce4" table:number-columns-repeated="2"/>
          <table:table-cell table:style-name="ce43" table:number-columns-repeated="12"/>
          <table:table-cell table:number-columns-repeated="1007"/>
        </table:table-row>
        <table:table-row table:style-name="ro2" table:number-rows-repeated="2">
          <table:table-cell table:style-name="ce4" table:number-columns-repeated="2"/>
          <table:table-cell table:style-name="ce25"/>
          <table:table-cell table:style-name="ce4" table:number-columns-repeated="2"/>
          <table:table-cell table:style-name="ce43" table:number-columns-repeated="12"/>
          <table:table-cell table:number-columns-repeated="1007"/>
        </table:table-row>
        <table:table-row table:style-name="ro2" table:number-rows-repeated="12">
          <table:table-cell table:style-name="ce4" table:number-columns-repeated="5"/>
          <table:table-cell table:style-name="ce43" table:number-columns-repeated="12"/>
          <table:table-cell table:number-columns-repeated="1007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QT-AUTO-M-CHE'.G4:'QT-AUTO-M-CHE'.G13 'QT-AUTO-M-CHE'.I5:'QT-AUTO-M-CHE'.I13 'QT-AUTO-M-CHE'.K11:'QT-AUTO-M-CHE'.K13 'QT-AUTO-M-CHE'.M7:'QT-AUTO-M-CHE'.M13 'QT-AUTO-M-CHE'.O3:'QT-AUTO-M-CHE'.O13 'QT-AUTO-M-CHE'.Q3:'QT-AUTO-M-CHE'.Q12 'QT-AUTO-M-CHE'.I3:'QT-AUTO-M-CHE'.I3 'QT-AUTO-M-CHE'.K3:'QT-AUTO-M-CHE'.K4 'QT-AUTO-M-CHE'.M3:'QT-AUTO-M-CHE'.M5 'QT-AUTO-M-CHE'.B6:'QT-AUTO-M-CHE'.B8 'QT-AUTO-M-CHE'.K6:'QT-AUTO-M-CHE'.K9">
            <calcext:condition calcext:apply-style-name="Sem título1" calcext:value="between(0.1,1)" calcext:base-cell-address="'QT-AUTO-M-CHE'.B3"/>
            <calcext:condition calcext:apply-style-name="Sem título2" calcext:value="between(0.1,0.05)" calcext:base-cell-address="'QT-AUTO-M-CHE'.B3"/>
            <calcext:condition calcext:apply-style-name="Sem título3" calcext:value="between(0.05,0.01)" calcext:base-cell-address="'QT-AUTO-M-CHE'.B3"/>
            <calcext:condition calcext:apply-style-name="Sem título4" calcext:value="between(0.01,0.001)" calcext:base-cell-address="'QT-AUTO-M-CHE'.B3"/>
          </calcext:conditional-format>
          <calcext:conditional-format calcext:target-range-address="'QT-AUTO-M-CHE'.S3:'QT-AUTO-M-CHE'.S13">
            <calcext:condition calcext:apply-style-name="Sem título1" calcext:value="between(0.1,1)" calcext:base-cell-address="'QT-AUTO-M-CHE'.S3"/>
            <calcext:condition calcext:apply-style-name="Sem título2" calcext:value="between(0.05,0.1)" calcext:base-cell-address="'QT-AUTO-M-CHE'.S3"/>
            <calcext:condition calcext:apply-style-name="Sem título3" calcext:value="between(0.01,0.05)" calcext:base-cell-address="'QT-AUTO-M-CHE'.S3"/>
            <calcext:condition calcext:apply-style-name="Sem título4" calcext:value="between(0.001,0.01)" calcext:base-cell-address="'QT-AUTO-M-CHE'.S3"/>
          </calcext:conditional-format>
          <calcext:conditional-format calcext:target-range-address="'QT-AUTO-M-CHE'.E14:'QT-AUTO-M-CHE'.E14 'QT-AUTO-M-CHE'.G14:'QT-AUTO-M-CHE'.G14 'QT-AUTO-M-CHE'.I14:'QT-AUTO-M-CHE'.I14 'QT-AUTO-M-CHE'.K14:'QT-AUTO-M-CHE'.K14">
            <calcext:condition calcext:apply-style-name="Sem título1" calcext:value="between(0.1,1)" calcext:base-cell-address="'QT-AUTO-M-CHE'.E14"/>
            <calcext:condition calcext:apply-style-name="Sem título2" calcext:value="between(0.1,0.05)" calcext:base-cell-address="'QT-AUTO-M-CHE'.E14"/>
            <calcext:condition calcext:apply-style-name="Sem título3" calcext:value="between(0.05,0.01)" calcext:base-cell-address="'QT-AUTO-M-CHE'.E14"/>
            <calcext:condition calcext:apply-style-name="Sem título4" calcext:value="between(0.01,0.001)" calcext:base-cell-address="'QT-AUTO-M-CHE'.E14"/>
          </calcext:conditional-format>
          <calcext:conditional-format calcext:target-range-address="'QT-AUTO-M-CHE'.S14:'QT-AUTO-M-CHE'.S14">
            <calcext:condition calcext:apply-style-name="Sem título1" calcext:value="between(0.1,1)" calcext:base-cell-address="'QT-AUTO-M-CHE'.S14"/>
            <calcext:condition calcext:apply-style-name="Sem título2" calcext:value="between(0.1,0.05)" calcext:base-cell-address="'QT-AUTO-M-CHE'.S14"/>
            <calcext:condition calcext:apply-style-name="Sem título3" calcext:value="between(0.05,0.01)" calcext:base-cell-address="'QT-AUTO-M-CHE'.S14"/>
            <calcext:condition calcext:apply-style-name="Sem título4" calcext:value="between(0.01,0.001)" calcext:base-cell-address="'QT-AUTO-M-CHE'.S14"/>
          </calcext:conditional-format>
          <calcext:conditional-format calcext:target-range-address="'QT-AUTO-M-CHE'.B3:'QT-AUTO-M-CHE'.B3">
            <calcext:condition calcext:apply-style-name="Sem título1" calcext:value="between(0.1,1)" calcext:base-cell-address="'QT-AUTO-M-CHE'.B3"/>
            <calcext:condition calcext:apply-style-name="Sem título2" calcext:value="between(0.1,0.05)" calcext:base-cell-address="'QT-AUTO-M-CHE'.B3"/>
            <calcext:condition calcext:apply-style-name="Sem título3" calcext:value="between(0.05,0.01)" calcext:base-cell-address="'QT-AUTO-M-CHE'.B3"/>
            <calcext:condition calcext:apply-style-name="Sem título4" calcext:value="between(0.01,0.001)" calcext:base-cell-address="'QT-AUTO-M-CHE'.B3"/>
          </calcext:conditional-format>
          <calcext:conditional-format calcext:target-range-address="'QT-AUTO-M-CHE'.E3:'QT-AUTO-M-CHE'.E3">
            <calcext:condition calcext:apply-style-name="Sem título1" calcext:value="between(0.1,1)" calcext:base-cell-address="'QT-AUTO-M-CHE'.E3"/>
            <calcext:condition calcext:apply-style-name="Sem título2" calcext:value="between(0.1,0.05)" calcext:base-cell-address="'QT-AUTO-M-CHE'.E3"/>
            <calcext:condition calcext:apply-style-name="Sem título3" calcext:value="between(0.05,0.01)" calcext:base-cell-address="'QT-AUTO-M-CHE'.E3"/>
            <calcext:condition calcext:apply-style-name="Sem título4" calcext:value="between(0.01,0.001)" calcext:base-cell-address="'QT-AUTO-M-CHE'.E3"/>
          </calcext:conditional-format>
          <calcext:conditional-format calcext:target-range-address="'QT-AUTO-M-CHE'.G3:'QT-AUTO-M-CHE'.G3">
            <calcext:condition calcext:apply-style-name="Sem título1" calcext:value="between(0.1,1)" calcext:base-cell-address="'QT-AUTO-M-CHE'.G3"/>
            <calcext:condition calcext:apply-style-name="Sem título2" calcext:value="between(0.1,0.05)" calcext:base-cell-address="'QT-AUTO-M-CHE'.G3"/>
            <calcext:condition calcext:apply-style-name="Sem título3" calcext:value="between(0.05,0.01)" calcext:base-cell-address="'QT-AUTO-M-CHE'.G3"/>
            <calcext:condition calcext:apply-style-name="Sem título4" calcext:value="between(0.01,0.001)" calcext:base-cell-address="'QT-AUTO-M-CHE'.G3"/>
          </calcext:conditional-format>
          <calcext:conditional-format calcext:target-range-address="'QT-AUTO-M-CHE'.B4:'QT-AUTO-M-CHE'.B4">
            <calcext:condition calcext:apply-style-name="Sem título1" calcext:value="between(0.1,1)" calcext:base-cell-address="'QT-AUTO-M-CHE'.B4"/>
            <calcext:condition calcext:apply-style-name="Sem título2" calcext:value="between(0.1,0.05)" calcext:base-cell-address="'QT-AUTO-M-CHE'.B4"/>
            <calcext:condition calcext:apply-style-name="Sem título3" calcext:value="between(0.05,0.01)" calcext:base-cell-address="'QT-AUTO-M-CHE'.B4"/>
            <calcext:condition calcext:apply-style-name="Sem título4" calcext:value="between(0.01,0.001)" calcext:base-cell-address="'QT-AUTO-M-CHE'.B4"/>
          </calcext:conditional-format>
          <calcext:conditional-format calcext:target-range-address="'QT-AUTO-M-CHE'.E4:'QT-AUTO-M-CHE'.E4">
            <calcext:condition calcext:apply-style-name="Sem título1" calcext:value="between(0.1,1)" calcext:base-cell-address="'QT-AUTO-M-CHE'.E4"/>
            <calcext:condition calcext:apply-style-name="Sem título2" calcext:value="between(0.1,0.05)" calcext:base-cell-address="'QT-AUTO-M-CHE'.E4"/>
            <calcext:condition calcext:apply-style-name="Sem título3" calcext:value="between(0.05,0.01)" calcext:base-cell-address="'QT-AUTO-M-CHE'.E4"/>
            <calcext:condition calcext:apply-style-name="Sem título4" calcext:value="between(0.01,0.001)" calcext:base-cell-address="'QT-AUTO-M-CHE'.E4"/>
          </calcext:conditional-format>
          <calcext:conditional-format calcext:target-range-address="'QT-AUTO-M-CHE'.I4:'QT-AUTO-M-CHE'.I4">
            <calcext:condition calcext:apply-style-name="Sem título1" calcext:value="between(0.1,1)" calcext:base-cell-address="'QT-AUTO-M-CHE'.I4"/>
            <calcext:condition calcext:apply-style-name="Sem título2" calcext:value="between(0.1,0.05)" calcext:base-cell-address="'QT-AUTO-M-CHE'.I4"/>
            <calcext:condition calcext:apply-style-name="Sem título3" calcext:value="between(0.05,0.01)" calcext:base-cell-address="'QT-AUTO-M-CHE'.I4"/>
            <calcext:condition calcext:apply-style-name="Sem título4" calcext:value="between(0.01,0.001)" calcext:base-cell-address="'QT-AUTO-M-CHE'.I4"/>
          </calcext:conditional-format>
          <calcext:conditional-format calcext:target-range-address="'QT-AUTO-M-CHE'.E5:'QT-AUTO-M-CHE'.E5">
            <calcext:condition calcext:apply-style-name="Sem título1" calcext:value="between(0.1,1)" calcext:base-cell-address="'QT-AUTO-M-CHE'.E5"/>
            <calcext:condition calcext:apply-style-name="Sem título2" calcext:value="between(0.1,0.05)" calcext:base-cell-address="'QT-AUTO-M-CHE'.E5"/>
            <calcext:condition calcext:apply-style-name="Sem título3" calcext:value="between(0.05,0.01)" calcext:base-cell-address="'QT-AUTO-M-CHE'.E5"/>
            <calcext:condition calcext:apply-style-name="Sem título4" calcext:value="between(0.01,0.001)" calcext:base-cell-address="'QT-AUTO-M-CHE'.E5"/>
          </calcext:conditional-format>
          <calcext:conditional-format calcext:target-range-address="'QT-AUTO-M-CHE'.K5:'QT-AUTO-M-CHE'.K5">
            <calcext:condition calcext:apply-style-name="Sem título1" calcext:value="between(0.1,1)" calcext:base-cell-address="'QT-AUTO-M-CHE'.K5"/>
            <calcext:condition calcext:apply-style-name="Sem título2" calcext:value="between(0.1,0.05)" calcext:base-cell-address="'QT-AUTO-M-CHE'.K5"/>
            <calcext:condition calcext:apply-style-name="Sem título3" calcext:value="between(0.05,0.01)" calcext:base-cell-address="'QT-AUTO-M-CHE'.K5"/>
            <calcext:condition calcext:apply-style-name="Sem título4" calcext:value="between(0.01,0.001)" calcext:base-cell-address="'QT-AUTO-M-CHE'.K5"/>
          </calcext:conditional-format>
          <calcext:conditional-format calcext:target-range-address="'QT-AUTO-M-CHE'.B5:'QT-AUTO-M-CHE'.B5">
            <calcext:condition calcext:apply-style-name="Sem título1" calcext:value="between(0.1,1)" calcext:base-cell-address="'QT-AUTO-M-CHE'.B5"/>
            <calcext:condition calcext:apply-style-name="Sem título2" calcext:value="between(0.1,0.05)" calcext:base-cell-address="'QT-AUTO-M-CHE'.B5"/>
            <calcext:condition calcext:apply-style-name="Sem título3" calcext:value="between(0.05,0.01)" calcext:base-cell-address="'QT-AUTO-M-CHE'.B5"/>
            <calcext:condition calcext:apply-style-name="Sem título4" calcext:value="between(0.01,0.001)" calcext:base-cell-address="'QT-AUTO-M-CHE'.B5"/>
          </calcext:conditional-format>
          <calcext:conditional-format calcext:target-range-address="'QT-AUTO-M-CHE'.E6:'QT-AUTO-M-CHE'.E6">
            <calcext:condition calcext:apply-style-name="Sem título1" calcext:value="between(0.1,1)" calcext:base-cell-address="'QT-AUTO-M-CHE'.E6"/>
            <calcext:condition calcext:apply-style-name="Sem título2" calcext:value="between(0.1,0.05)" calcext:base-cell-address="'QT-AUTO-M-CHE'.E6"/>
            <calcext:condition calcext:apply-style-name="Sem título3" calcext:value="between(0.05,0.01)" calcext:base-cell-address="'QT-AUTO-M-CHE'.E6"/>
            <calcext:condition calcext:apply-style-name="Sem título4" calcext:value="between(0.01,0.001)" calcext:base-cell-address="'QT-AUTO-M-CHE'.E6"/>
          </calcext:conditional-format>
          <calcext:conditional-format calcext:target-range-address="'QT-AUTO-M-CHE'.M6:'QT-AUTO-M-CHE'.M6">
            <calcext:condition calcext:apply-style-name="Sem título1" calcext:value="between(0.1,1)" calcext:base-cell-address="'QT-AUTO-M-CHE'.M6"/>
            <calcext:condition calcext:apply-style-name="Sem título2" calcext:value="between(0.1,0.05)" calcext:base-cell-address="'QT-AUTO-M-CHE'.M6"/>
            <calcext:condition calcext:apply-style-name="Sem título3" calcext:value="between(0.05,0.01)" calcext:base-cell-address="'QT-AUTO-M-CHE'.M6"/>
            <calcext:condition calcext:apply-style-name="Sem título4" calcext:value="between(0.01,0.001)" calcext:base-cell-address="'QT-AUTO-M-CHE'.M6"/>
          </calcext:conditional-format>
          <calcext:conditional-format calcext:target-range-address="'QT-AUTO-M-CHE'.E7:'QT-AUTO-M-CHE'.E7">
            <calcext:condition calcext:apply-style-name="Sem título1" calcext:value="between(0.1,1)" calcext:base-cell-address="'QT-AUTO-M-CHE'.E7"/>
            <calcext:condition calcext:apply-style-name="Sem título2" calcext:value="between(0.1,0.05)" calcext:base-cell-address="'QT-AUTO-M-CHE'.E7"/>
            <calcext:condition calcext:apply-style-name="Sem título3" calcext:value="between(0.05,0.01)" calcext:base-cell-address="'QT-AUTO-M-CHE'.E7"/>
            <calcext:condition calcext:apply-style-name="Sem título4" calcext:value="between(0.01,0.001)" calcext:base-cell-address="'QT-AUTO-M-CHE'.E7"/>
          </calcext:conditional-format>
          <calcext:conditional-format calcext:target-range-address="'QT-AUTO-M-CHE'.E8:'QT-AUTO-M-CHE'.E8">
            <calcext:condition calcext:apply-style-name="Sem título1" calcext:value="between(0.1,1)" calcext:base-cell-address="'QT-AUTO-M-CHE'.E8"/>
            <calcext:condition calcext:apply-style-name="Sem título2" calcext:value="between(0.1,0.05)" calcext:base-cell-address="'QT-AUTO-M-CHE'.E8"/>
            <calcext:condition calcext:apply-style-name="Sem título3" calcext:value="between(0.05,0.01)" calcext:base-cell-address="'QT-AUTO-M-CHE'.E8"/>
            <calcext:condition calcext:apply-style-name="Sem título4" calcext:value="between(0.01,0.001)" calcext:base-cell-address="'QT-AUTO-M-CHE'.E8"/>
          </calcext:conditional-format>
          <calcext:conditional-format calcext:target-range-address="'QT-AUTO-M-CHE'.B9:'QT-AUTO-M-CHE'.B9">
            <calcext:condition calcext:apply-style-name="Sem título1" calcext:value="between(0.1,1)" calcext:base-cell-address="'QT-AUTO-M-CHE'.B9"/>
            <calcext:condition calcext:apply-style-name="Sem título2" calcext:value="between(0.1,0.05)" calcext:base-cell-address="'QT-AUTO-M-CHE'.B9"/>
            <calcext:condition calcext:apply-style-name="Sem título3" calcext:value="between(0.05,0.01)" calcext:base-cell-address="'QT-AUTO-M-CHE'.B9"/>
            <calcext:condition calcext:apply-style-name="Sem título4" calcext:value="between(0.01,0.001)" calcext:base-cell-address="'QT-AUTO-M-CHE'.B9"/>
          </calcext:conditional-format>
          <calcext:conditional-format calcext:target-range-address="'QT-AUTO-M-CHE'.E9:'QT-AUTO-M-CHE'.E9">
            <calcext:condition calcext:apply-style-name="Sem título1" calcext:value="between(0.1,1)" calcext:base-cell-address="'QT-AUTO-M-CHE'.E9"/>
            <calcext:condition calcext:apply-style-name="Sem título2" calcext:value="between(0.1,0.05)" calcext:base-cell-address="'QT-AUTO-M-CHE'.E9"/>
            <calcext:condition calcext:apply-style-name="Sem título3" calcext:value="between(0.05,0.01)" calcext:base-cell-address="'QT-AUTO-M-CHE'.E9"/>
            <calcext:condition calcext:apply-style-name="Sem título4" calcext:value="between(0.01,0.001)" calcext:base-cell-address="'QT-AUTO-M-CHE'.E9"/>
          </calcext:conditional-format>
          <calcext:conditional-format calcext:target-range-address="'QT-AUTO-M-CHE'.B10:'QT-AUTO-M-CHE'.B10">
            <calcext:condition calcext:apply-style-name="Sem título1" calcext:value="between(0.1,1)" calcext:base-cell-address="'QT-AUTO-M-CHE'.B10"/>
            <calcext:condition calcext:apply-style-name="Sem título2" calcext:value="between(0.1,0.05)" calcext:base-cell-address="'QT-AUTO-M-CHE'.B10"/>
            <calcext:condition calcext:apply-style-name="Sem título3" calcext:value="between(0.05,0.01)" calcext:base-cell-address="'QT-AUTO-M-CHE'.B10"/>
            <calcext:condition calcext:apply-style-name="Sem título4" calcext:value="between(0.01,0.001)" calcext:base-cell-address="'QT-AUTO-M-CHE'.B10"/>
          </calcext:conditional-format>
          <calcext:conditional-format calcext:target-range-address="'QT-AUTO-M-CHE'.E10:'QT-AUTO-M-CHE'.E10">
            <calcext:condition calcext:apply-style-name="Sem título1" calcext:value="between(0.1,1)" calcext:base-cell-address="'QT-AUTO-M-CHE'.E10"/>
            <calcext:condition calcext:apply-style-name="Sem título2" calcext:value="between(0.1,0.05)" calcext:base-cell-address="'QT-AUTO-M-CHE'.E10"/>
            <calcext:condition calcext:apply-style-name="Sem título3" calcext:value="between(0.05,0.01)" calcext:base-cell-address="'QT-AUTO-M-CHE'.E10"/>
            <calcext:condition calcext:apply-style-name="Sem título4" calcext:value="between(0.01,0.001)" calcext:base-cell-address="'QT-AUTO-M-CHE'.E10"/>
          </calcext:conditional-format>
          <calcext:conditional-format calcext:target-range-address="'QT-AUTO-M-CHE'.K10:'QT-AUTO-M-CHE'.K10">
            <calcext:condition calcext:apply-style-name="Sem título1" calcext:value="between(0.1,1)" calcext:base-cell-address="'QT-AUTO-M-CHE'.K10"/>
            <calcext:condition calcext:apply-style-name="Sem título2" calcext:value="between(0.1,0.05)" calcext:base-cell-address="'QT-AUTO-M-CHE'.K10"/>
            <calcext:condition calcext:apply-style-name="Sem título3" calcext:value="between(0.05,0.01)" calcext:base-cell-address="'QT-AUTO-M-CHE'.K10"/>
            <calcext:condition calcext:apply-style-name="Sem título4" calcext:value="between(0.01,0.001)" calcext:base-cell-address="'QT-AUTO-M-CHE'.K10"/>
          </calcext:conditional-format>
          <calcext:conditional-format calcext:target-range-address="'QT-AUTO-M-CHE'.E11:'QT-AUTO-M-CHE'.E11">
            <calcext:condition calcext:apply-style-name="Sem título1" calcext:value="between(0.1,1)" calcext:base-cell-address="'QT-AUTO-M-CHE'.E11"/>
            <calcext:condition calcext:apply-style-name="Sem título2" calcext:value="between(0.1,0.05)" calcext:base-cell-address="'QT-AUTO-M-CHE'.E11"/>
            <calcext:condition calcext:apply-style-name="Sem título3" calcext:value="between(0.05,0.01)" calcext:base-cell-address="'QT-AUTO-M-CHE'.E11"/>
            <calcext:condition calcext:apply-style-name="Sem título4" calcext:value="between(0.01,0.001)" calcext:base-cell-address="'QT-AUTO-M-CHE'.E11"/>
          </calcext:conditional-format>
          <calcext:conditional-format calcext:target-range-address="'QT-AUTO-M-CHE'.B11:'QT-AUTO-M-CHE'.B11">
            <calcext:condition calcext:apply-style-name="Sem título1" calcext:value="between(0.1,1)" calcext:base-cell-address="'QT-AUTO-M-CHE'.B11"/>
            <calcext:condition calcext:apply-style-name="Sem título2" calcext:value="between(0.1,0.05)" calcext:base-cell-address="'QT-AUTO-M-CHE'.B11"/>
            <calcext:condition calcext:apply-style-name="Sem título3" calcext:value="between(0.05,0.01)" calcext:base-cell-address="'QT-AUTO-M-CHE'.B11"/>
            <calcext:condition calcext:apply-style-name="Sem título4" calcext:value="between(0.01,0.001)" calcext:base-cell-address="'QT-AUTO-M-CHE'.B11"/>
          </calcext:conditional-format>
          <calcext:conditional-format calcext:target-range-address="'QT-AUTO-M-CHE'.B12:'QT-AUTO-M-CHE'.B12">
            <calcext:condition calcext:apply-style-name="Sem título1" calcext:value="between(0.1,1)" calcext:base-cell-address="'QT-AUTO-M-CHE'.B12"/>
            <calcext:condition calcext:apply-style-name="Sem título2" calcext:value="between(0.1,0.05)" calcext:base-cell-address="'QT-AUTO-M-CHE'.B12"/>
            <calcext:condition calcext:apply-style-name="Sem título3" calcext:value="between(0.05,0.01)" calcext:base-cell-address="'QT-AUTO-M-CHE'.B12"/>
            <calcext:condition calcext:apply-style-name="Sem título4" calcext:value="between(0.01,0.001)" calcext:base-cell-address="'QT-AUTO-M-CHE'.B12"/>
          </calcext:conditional-format>
          <calcext:conditional-format calcext:target-range-address="'QT-AUTO-M-CHE'.E12:'QT-AUTO-M-CHE'.E12">
            <calcext:condition calcext:apply-style-name="Sem título1" calcext:value="between(0.1,1)" calcext:base-cell-address="'QT-AUTO-M-CHE'.E12"/>
            <calcext:condition calcext:apply-style-name="Sem título2" calcext:value="between(0.1,0.05)" calcext:base-cell-address="'QT-AUTO-M-CHE'.E12"/>
            <calcext:condition calcext:apply-style-name="Sem título3" calcext:value="between(0.05,0.01)" calcext:base-cell-address="'QT-AUTO-M-CHE'.E12"/>
            <calcext:condition calcext:apply-style-name="Sem título4" calcext:value="between(0.01,0.001)" calcext:base-cell-address="'QT-AUTO-M-CHE'.E12"/>
          </calcext:conditional-format>
          <calcext:conditional-format calcext:target-range-address="'QT-AUTO-M-CHE'.B13:'QT-AUTO-M-CHE'.B13">
            <calcext:condition calcext:apply-style-name="Sem título1" calcext:value="between(0.1,1)" calcext:base-cell-address="'QT-AUTO-M-CHE'.B13"/>
            <calcext:condition calcext:apply-style-name="Sem título2" calcext:value="between(0.1,0.05)" calcext:base-cell-address="'QT-AUTO-M-CHE'.B13"/>
            <calcext:condition calcext:apply-style-name="Sem título3" calcext:value="between(0.05,0.01)" calcext:base-cell-address="'QT-AUTO-M-CHE'.B13"/>
            <calcext:condition calcext:apply-style-name="Sem título4" calcext:value="between(0.01,0.001)" calcext:base-cell-address="'QT-AUTO-M-CHE'.B13"/>
          </calcext:conditional-format>
          <calcext:conditional-format calcext:target-range-address="'QT-AUTO-M-CHE'.E13:'QT-AUTO-M-CHE'.E13">
            <calcext:condition calcext:apply-style-name="Sem título1" calcext:value="between(0.1,1)" calcext:base-cell-address="'QT-AUTO-M-CHE'.E13"/>
            <calcext:condition calcext:apply-style-name="Sem título2" calcext:value="between(0.1,0.05)" calcext:base-cell-address="'QT-AUTO-M-CHE'.E13"/>
            <calcext:condition calcext:apply-style-name="Sem título3" calcext:value="between(0.05,0.01)" calcext:base-cell-address="'QT-AUTO-M-CHE'.E13"/>
            <calcext:condition calcext:apply-style-name="Sem título4" calcext:value="between(0.01,0.001)" calcext:base-cell-address="'QT-AUTO-M-CHE'.E13"/>
          </calcext:conditional-format>
          <calcext:conditional-format calcext:target-range-address="'QT-AUTO-M-CHE'.Q13:'QT-AUTO-M-CHE'.Q13">
            <calcext:condition calcext:apply-style-name="Sem título1" calcext:value="between(0.1,1)" calcext:base-cell-address="'QT-AUTO-M-CHE'.Q13"/>
            <calcext:condition calcext:apply-style-name="Sem título2" calcext:value="between(0.1,0.05)" calcext:base-cell-address="'QT-AUTO-M-CHE'.Q13"/>
            <calcext:condition calcext:apply-style-name="Sem título3" calcext:value="between(0.05,0.01)" calcext:base-cell-address="'QT-AUTO-M-CHE'.Q13"/>
            <calcext:condition calcext:apply-style-name="Sem título4" calcext:value="between(0.01,0.001)" calcext:base-cell-address="'QT-AUTO-M-CHE'.Q13"/>
          </calcext:conditional-format>
          <calcext:conditional-format calcext:target-range-address="'QT-AUTO-M-CHE'.B14:'QT-AUTO-M-CHE'.B14">
            <calcext:condition calcext:apply-style-name="Sem título1" calcext:value="between(0.1,1)" calcext:base-cell-address="'QT-AUTO-M-CHE'.B14"/>
            <calcext:condition calcext:apply-style-name="Sem título2" calcext:value="between(0.1,0.05)" calcext:base-cell-address="'QT-AUTO-M-CHE'.B14"/>
            <calcext:condition calcext:apply-style-name="Sem título3" calcext:value="between(0.05,0.01)" calcext:base-cell-address="'QT-AUTO-M-CHE'.B14"/>
            <calcext:condition calcext:apply-style-name="Sem título4" calcext:value="between(0.01,0.001)" calcext:base-cell-address="'QT-AUTO-M-CHE'.B14"/>
          </calcext:conditional-format>
        </calcext:conditional-formats>
      </table:table>
      <table:table table:name="DURACAO-M-CHE" table:style-name="ta1">
        <office:forms form:automatic-focus="false" form:apply-design-mode="false"/>
        <table:table-column table:style-name="co1" table:default-cell-style-name="ce64"/>
        <table:table-column table:style-name="co3" table:number-columns-repeated="2" table:default-cell-style-name="ce7"/>
        <table:table-column table:style-name="co4" table:default-cell-style-name="ce7"/>
        <table:table-column table:style-name="co10" table:default-cell-style-name="ce7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ce230"/>
        <table:table-column table:style-name="co6" table:number-columns-repeated="1004" table:default-cell-style-name="Default"/>
        <table:table-row table:style-name="ro1">
          <table:table-cell table:style-name="ce59" office:value-type="string" calcext:value-type="string" table:number-columns-spanned="1" table:number-rows-spanned="2">
            <text:p>Variável dependente (Y)</text:p>
          </table:table-cell>
          <table:table-cell table:style-name="ce1" office:value-type="string" calcext:value-type="string" table:number-columns-spanned="1" table:number-rows-spanned="2">
            <text:p>Sig. F</text:p>
          </table:table-cell>
          <table:table-cell table:style-name="ce1" office:value-type="string" calcext:value-type="string" table:number-columns-spanned="1" table:number-rows-spanned="2">
            <text:p>R² ajustado</text:p>
          </table:table-cell>
          <table:table-cell table:style-name="ce1" office:value-type="string" calcext:value-type="string" table:number-columns-spanned="2" table:number-rows-spanned="1">
            <text:p>intercept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até 4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5 e 9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10 e 14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15 e 19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idoso entre 60 e 70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idoso com mais de 70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automóvel</text:p>
          </table:table-cell>
          <table:covered-table-cell table:style-name="ce1"/>
          <table:table-cell table:style-name="ce227"/>
          <table:table-cell table:style-name="ce57" table:number-columns-repeated="1002"/>
          <table:table-cell table:number-columns-repeated="2"/>
        </table:table-row>
        <table:table-row table:style-name="ro2">
          <table:covered-table-cell table:style-name="ce59"/>
          <table:covered-table-cell table:number-columns-repeated="2" table:style-name="ce1"/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227"/>
          <table:table-cell table:style-name="ce57" table:number-columns-repeated="1002"/>
          <table:table-cell table:number-columns-repeated="2"/>
        </table:table-row>
        <table:table-row table:style-name="ro5">
          <table:table-cell table:style-name="ce60" office:value-type="string" calcext:value-type="string" table:number-columns-spanned="1" table:number-rows-spanned="5">
            <text:p>Duração das viagens de mulheres, chefe de família</text:p>
          </table:table-cell>
          <table:table-cell table:style-name="ce65" office:value-type="float" office:value="0.0001188" calcext:value-type="float">
            <text:p>1,19E-004</text:p>
          </table:table-cell>
          <table:table-cell table:style-name="ce125" office:value-type="float" office:value="0.0005506" calcext:value-type="float">
            <text:p>0,0006</text:p>
          </table:table-cell>
          <table:table-cell table:style-name="ce127" office:value-type="float" office:value="24.4435" calcext:value-type="float">
            <text:p>24,44</text:p>
          </table:table-cell>
          <table:table-cell table:style-name="ce132" table:formula="of:=2/1E+016" office:value-type="float" office:value="2E-016" calcext:value-type="float">
            <text:p>2,00E-016</text:p>
          </table:table-cell>
          <table:table-cell table:style-name="ce127" office:value-type="float" office:value="2.4941" calcext:value-type="float">
            <text:p>2,49</text:p>
          </table:table-cell>
          <table:table-cell table:style-name="ce170" office:value-type="float" office:value="0.000119" calcext:value-type="float">
            <text:p>1,19E-004</text:p>
          </table:table-cell>
          <table:table-cell table:style-name="ce125" office:value-type="string" calcext:value-type="string">
            <text:p>-</text:p>
          </table:table-cell>
          <table:table-cell table:style-name="ce182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94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203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203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203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223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66" office:value-type="float" office:value="0.004793" calcext:value-type="float" table:number-columns-spanned="1" table:number-rows-spanned="4">
            <text:p>4,79E-003</text:p>
          </table:table-cell>
          <table:table-cell table:style-name="ce126" office:value-type="float" office:value="0.0004369" calcext:value-type="float" table:number-columns-spanned="1" table:number-rows-spanned="4">
            <text:p>0,0004</text:p>
          </table:table-cell>
          <table:table-cell table:style-name="ce128" office:value-type="float" office:value="24.44349" calcext:value-type="float" table:number-columns-spanned="1" table:number-rows-spanned="4">
            <text:p>24,44</text:p>
          </table:table-cell>
          <table:table-cell table:style-name="ce133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129" office:value-type="float" office:value="2.63632" calcext:value-type="float">
            <text:p>2,64</text:p>
          </table:table-cell>
          <table:table-cell table:style-name="ce171" office:value-type="float" office:value="0.1" calcext:value-type="float">
            <text:p>1,00E-001</text:p>
          </table:table-cell>
          <table:table-cell table:style-name="ce126" office:value-type="string" calcext:value-type="string">
            <text:p>-</text:p>
          </table:table-cell>
          <table:table-cell table:style-name="ce183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95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67"/>
          <table:covered-table-cell table:style-name="ce126"/>
          <table:covered-table-cell table:style-name="ce129"/>
          <table:covered-table-cell table:style-name="ce134"/>
          <table:table-cell table:style-name="ce129" office:value-type="float" office:value="0.04724" calcext:value-type="float">
            <text:p>0,05</text:p>
          </table:table-cell>
          <table:table-cell table:style-name="ce171" office:value-type="float" office:value="0.981" calcext:value-type="float">
            <text:p>9,81E-001</text:p>
          </table:table-cell>
          <table:table-cell table:style-name="ce126" office:value-type="string" calcext:value-type="string">
            <text:p>-</text:p>
          </table:table-cell>
          <table:table-cell table:style-name="ce183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95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68"/>
          <table:covered-table-cell table:style-name="ce126"/>
          <table:covered-table-cell table:style-name="ce129"/>
          <table:covered-table-cell table:style-name="ce134"/>
          <table:table-cell table:style-name="ce129" office:value-type="float" office:value="-0.50565" calcext:value-type="float">
            <text:p>-0,51</text:p>
          </table:table-cell>
          <table:table-cell table:style-name="ce171" office:value-type="float" office:value="0.796" calcext:value-type="float">
            <text:p>7,96E-001</text:p>
          </table:table-cell>
          <table:table-cell table:style-name="ce126" office:value-type="string" calcext:value-type="string">
            <text:p>-</text:p>
          </table:table-cell>
          <table:table-cell table:style-name="ce183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95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69"/>
          <table:covered-table-cell table:style-name="ce126"/>
          <table:covered-table-cell table:style-name="ce129"/>
          <table:covered-table-cell table:style-name="ce134"/>
          <table:table-cell table:style-name="ce129" office:value-type="float" office:value="-0.0219" calcext:value-type="float">
            <text:p>-0,02</text:p>
          </table:table-cell>
          <table:table-cell table:style-name="ce171" office:value-type="float" office:value="0.991" calcext:value-type="float">
            <text:p>9,91E-001</text:p>
          </table:table-cell>
          <table:table-cell table:style-name="ce126" office:value-type="string" calcext:value-type="string">
            <text:p>-</text:p>
          </table:table-cell>
          <table:table-cell table:style-name="ce183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95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mulheres, chefe de família</text:p>
          </table:table-cell>
          <table:table-cell table:style-name="ce70" office:value-type="float" office:value="0.0000001035" calcext:value-type="float">
            <text:p>1,035E-007</text:p>
          </table:table-cell>
          <table:table-cell table:style-name="ce125" office:value-type="float" office:value="0.001624" calcext:value-type="float">
            <text:p>0,0016</text:p>
          </table:table-cell>
          <table:table-cell table:style-name="ce127" office:value-type="float" office:value="24.1709" calcext:value-type="float">
            <text:p>24,17</text:p>
          </table:table-cell>
          <table:table-cell table:style-name="ce135" table:formula="of:=2/1E+016" office:value-type="float" office:value="2E-016" calcext:value-type="float">
            <text:p>2,00E-016</text:p>
          </table:table-cell>
          <table:table-cell table:style-name="ce125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style-name="ce127" office:value-type="float" office:value="3.7551" calcext:value-type="float">
            <text:p>3,76</text:p>
          </table:table-cell>
          <table:table-cell table:style-name="ce184" office:value-type="float" office:value="0.000000000104" calcext:value-type="float">
            <text:p>1,04E-010</text:p>
          </table:table-cell>
          <table:table-cell table:style-name="ce168" office:value-type="string" calcext:value-type="string">
            <text:p>-</text:p>
          </table:table-cell>
          <table:table-cell table:style-name="ce194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203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203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203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223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71" office:value-type="float" office:value="0.000000006831" calcext:value-type="float" table:number-columns-spanned="1" table:number-rows-spanned="4">
            <text:p>6,83E-009</text:p>
          </table:table-cell>
          <table:table-cell table:style-name="ce126" office:value-type="float" office:value="0.001589" calcext:value-type="float" table:number-columns-spanned="1" table:number-rows-spanned="4">
            <text:p>0,0016</text:p>
          </table:table-cell>
          <table:table-cell table:style-name="ce128" office:value-type="float" office:value="24.17095" calcext:value-type="float" table:number-columns-spanned="1" table:number-rows-spanned="4">
            <text:p>24,17</text:p>
          </table:table-cell>
          <table:table-cell table:style-name="ce136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126" office:value-type="string" calcext:value-type="string">
            <text:p>-</text:p>
          </table:table-cell>
          <table:table-cell table:style-name="ce173" office:value-type="string" calcext:value-type="string">
            <text:p>-</text:p>
          </table:table-cell>
          <table:table-cell table:style-name="ce129" office:value-type="float" office:value="4.52263" calcext:value-type="float">
            <text:p>4,52</text:p>
          </table:table-cell>
          <table:table-cell table:style-name="ce185" office:value-type="float" office:value="0.00148" calcext:value-type="float">
            <text:p>1,48E-003</text:p>
          </table:table-cell>
          <table:table-cell table:style-name="ce169" office:value-type="string" calcext:value-type="string">
            <text:p>-</text:p>
          </table:table-cell>
          <table:table-cell table:style-name="ce195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72"/>
          <table:covered-table-cell table:style-name="ce126"/>
          <table:covered-table-cell table:style-name="ce129"/>
          <table:covered-table-cell table:style-name="ce137"/>
          <table:table-cell table:style-name="ce126" office:value-type="string" calcext:value-type="string">
            <text:p>-</text:p>
          </table:table-cell>
          <table:table-cell table:style-name="ce173" office:value-type="string" calcext:value-type="string">
            <text:p>-</text:p>
          </table:table-cell>
          <table:table-cell table:style-name="ce129" office:value-type="float" office:value="-1.99765" calcext:value-type="float">
            <text:p>-2,00</text:p>
          </table:table-cell>
          <table:table-cell table:style-name="ce185" office:value-type="float" office:value="0.25835" calcext:value-type="float">
            <text:p>2,58E-001</text:p>
          </table:table-cell>
          <table:table-cell table:style-name="ce169" office:value-type="string" calcext:value-type="string">
            <text:p>-</text:p>
          </table:table-cell>
          <table:table-cell table:style-name="ce195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73"/>
          <table:covered-table-cell table:style-name="ce126"/>
          <table:covered-table-cell table:style-name="ce129"/>
          <table:covered-table-cell table:style-name="ce137"/>
          <table:table-cell table:style-name="ce126" office:value-type="string" calcext:value-type="string">
            <text:p>-</text:p>
          </table:table-cell>
          <table:table-cell table:style-name="ce173" office:value-type="string" calcext:value-type="string">
            <text:p>-</text:p>
          </table:table-cell>
          <table:table-cell table:style-name="ce129" office:value-type="float" office:value="-0.02624" calcext:value-type="float">
            <text:p>-0,03</text:p>
          </table:table-cell>
          <table:table-cell table:style-name="ce185" office:value-type="float" office:value="0.98804" calcext:value-type="float">
            <text:p>9,88E-001</text:p>
          </table:table-cell>
          <table:table-cell table:style-name="ce169" office:value-type="string" calcext:value-type="string">
            <text:p>-</text:p>
          </table:table-cell>
          <table:table-cell table:style-name="ce195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74"/>
          <table:covered-table-cell table:style-name="ce126"/>
          <table:covered-table-cell table:style-name="ce129"/>
          <table:covered-table-cell table:style-name="ce137"/>
          <table:table-cell table:style-name="ce126" office:value-type="string" calcext:value-type="string">
            <text:p>-</text:p>
          </table:table-cell>
          <table:table-cell table:style-name="ce173" office:value-type="string" calcext:value-type="string">
            <text:p>-</text:p>
          </table:table-cell>
          <table:table-cell table:style-name="ce129" office:value-type="float" office:value="-0.7678" calcext:value-type="float">
            <text:p>-0,77</text:p>
          </table:table-cell>
          <table:table-cell table:style-name="ce185" office:value-type="float" office:value="0.64707" calcext:value-type="float">
            <text:p>6,47E-001</text:p>
          </table:table-cell>
          <table:table-cell table:style-name="ce169" office:value-type="string" calcext:value-type="string">
            <text:p>-</text:p>
          </table:table-cell>
          <table:table-cell table:style-name="ce195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mulheres, chefe de família</text:p>
          </table:table-cell>
          <table:table-cell table:style-name="ce75" office:value-type="float" office:value="0.00000000005347" calcext:value-type="float">
            <text:p>5,347E-011</text:p>
          </table:table-cell>
          <table:table-cell table:style-name="ce125" office:value-type="float" office:value="0.002215" calcext:value-type="float">
            <text:p>0,0022</text:p>
          </table:table-cell>
          <table:table-cell table:style-name="ce127" office:value-type="float" office:value="23.9952" calcext:value-type="float">
            <text:p>24,00</text:p>
          </table:table-cell>
          <table:table-cell table:style-name="ce138" table:formula="of:=2/1E+016" office:value-type="float" office:value="2E-016" calcext:value-type="float">
            <text:p>2,00E-016</text:p>
          </table:table-cell>
          <table:table-cell table:style-name="ce125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style-name="ce125" office:value-type="string" calcext:value-type="string">
            <text:p>-</text:p>
          </table:table-cell>
          <table:table-cell table:style-name="ce186" office:value-type="string" calcext:value-type="string">
            <text:p>-</text:p>
          </table:table-cell>
          <table:table-cell table:style-name="ce127" office:value-type="float" office:value="4.0321" calcext:value-type="float">
            <text:p>4,03</text:p>
          </table:table-cell>
          <table:table-cell table:style-name="ce196" office:value-type="float" office:value="0.0000000000000535" calcext:value-type="float">
            <text:p>5,35E-014</text:p>
          </table:table-cell>
          <table:table-cell table:style-name="ce168" office:value-type="string" calcext:value-type="string">
            <text:p>-</text:p>
          </table:table-cell>
          <table:table-cell table:style-name="ce203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203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203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223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76" office:value-type="float" office:value="0.0000000000003861" calcext:value-type="float" table:number-columns-spanned="1" table:number-rows-spanned="4">
            <text:p>3,86E-013</text:p>
          </table:table-cell>
          <table:table-cell table:style-name="ce126" office:value-type="float" office:value="0.002396" calcext:value-type="float" table:number-columns-spanned="1" table:number-rows-spanned="4">
            <text:p>0,0024</text:p>
          </table:table-cell>
          <table:table-cell table:style-name="ce130" office:value-type="float" office:value="23.9952" calcext:value-type="float" table:number-columns-spanned="1" table:number-rows-spanned="4">
            <text:p>24,00</text:p>
          </table:table-cell>
          <table:table-cell table:style-name="ce139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126" office:value-type="string" calcext:value-type="string">
            <text:p>-</text:p>
          </table:table-cell>
          <table:table-cell table:style-name="ce173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87" office:value-type="string" calcext:value-type="string">
            <text:p>-</text:p>
          </table:table-cell>
          <table:table-cell table:style-name="ce129" office:value-type="float" office:value="1.839" calcext:value-type="float">
            <text:p>1,84</text:p>
          </table:table-cell>
          <table:table-cell table:style-name="ce197" office:value-type="float" office:value="0.1177" calcext:value-type="float">
            <text:p>1,18E-001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77"/>
          <table:covered-table-cell table:style-name="ce126"/>
          <table:covered-table-cell table:style-name="ce129"/>
          <table:covered-table-cell table:style-name="ce140"/>
          <table:table-cell table:style-name="ce126" office:value-type="string" calcext:value-type="string">
            <text:p>-</text:p>
          </table:table-cell>
          <table:table-cell table:style-name="ce173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87" office:value-type="string" calcext:value-type="string">
            <text:p>-</text:p>
          </table:table-cell>
          <table:table-cell table:style-name="ce129" office:value-type="float" office:value="2.1978" calcext:value-type="float">
            <text:p>2,20</text:p>
          </table:table-cell>
          <table:table-cell table:style-name="ce197" office:value-type="float" office:value="0.1562" calcext:value-type="float">
            <text:p>1,56E-001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78"/>
          <table:covered-table-cell table:style-name="ce126"/>
          <table:covered-table-cell table:style-name="ce129"/>
          <table:covered-table-cell table:style-name="ce140"/>
          <table:table-cell table:style-name="ce126" office:value-type="string" calcext:value-type="string">
            <text:p>-</text:p>
          </table:table-cell>
          <table:table-cell table:style-name="ce173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87" office:value-type="string" calcext:value-type="string">
            <text:p>-</text:p>
          </table:table-cell>
          <table:table-cell table:style-name="ce129" office:value-type="float" office:value="4.0129" calcext:value-type="float">
            <text:p>4,01</text:p>
          </table:table-cell>
          <table:table-cell table:style-name="ce197" office:value-type="float" office:value="0.0068" calcext:value-type="float">
            <text:p>6,80E-003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79"/>
          <table:covered-table-cell table:style-name="ce126"/>
          <table:covered-table-cell table:style-name="ce129"/>
          <table:covered-table-cell table:style-name="ce140"/>
          <table:table-cell table:style-name="ce126" office:value-type="string" calcext:value-type="string">
            <text:p>-</text:p>
          </table:table-cell>
          <table:table-cell table:style-name="ce173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87" office:value-type="string" calcext:value-type="string">
            <text:p>-</text:p>
          </table:table-cell>
          <table:table-cell table:style-name="ce129" office:value-type="float" office:value="1.8794" calcext:value-type="float">
            <text:p>1,88</text:p>
          </table:table-cell>
          <table:table-cell table:style-name="ce197" office:value-type="float" office:value="0.187" calcext:value-type="float">
            <text:p>1,87E-001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mulheres, chefe de família</text:p>
          </table:table-cell>
          <table:table-cell table:style-name="ce80" office:value-type="float" office:value="0.0000001764" calcext:value-type="float">
            <text:p>1,76E-007</text:p>
          </table:table-cell>
          <table:table-cell table:style-name="ce125" office:value-type="float" office:value="0.001582" calcext:value-type="float">
            <text:p>0,0016</text:p>
          </table:table-cell>
          <table:table-cell table:style-name="ce127" office:value-type="float" office:value="24.0386" calcext:value-type="float">
            <text:p>24,04</text:p>
          </table:table-cell>
          <table:table-cell table:style-name="ce141" table:formula="of:=2/1E+016" office:value-type="float" office:value="2E-016" calcext:value-type="float">
            <text:p>2,00E-016</text:p>
          </table:table-cell>
          <table:table-cell table:style-name="ce125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style-name="ce125" office:value-type="string" calcext:value-type="string">
            <text:p>-</text:p>
          </table:table-cell>
          <table:table-cell table:style-name="ce186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27" office:value-type="float" office:value="3.213" calcext:value-type="float">
            <text:p>3,21</text:p>
          </table:table-cell>
          <table:table-cell table:style-name="ce205" office:value-type="float" office:value="0.000000000176" calcext:value-type="float">
            <text:p>1,76E-010</text:p>
          </table:table-cell>
          <table:table-cell table:style-name="ce168" office:value-type="string" calcext:value-type="string">
            <text:p>-</text:p>
          </table:table-cell>
          <table:table-cell table:style-name="ce203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203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223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81" office:value-type="float" office:value="0.0000000004839" calcext:value-type="float" table:number-columns-spanned="1" table:number-rows-spanned="4">
            <text:p>4,84E-010</text:p>
          </table:table-cell>
          <table:table-cell table:style-name="ce126" office:value-type="float" office:value="0.001809" calcext:value-type="float" table:number-columns-spanned="1" table:number-rows-spanned="4">
            <text:p>0,0018</text:p>
          </table:table-cell>
          <table:table-cell table:style-name="ce129" office:value-type="float" office:value="24.0386" calcext:value-type="float" table:number-columns-spanned="1" table:number-rows-spanned="4">
            <text:p>24,04</text:p>
          </table:table-cell>
          <table:table-cell table:style-name="ce142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126" office:value-type="string" calcext:value-type="string">
            <text:p>-</text:p>
          </table:table-cell>
          <table:table-cell table:style-name="ce173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87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0.7866" calcext:value-type="float">
            <text:p>0,79</text:p>
          </table:table-cell>
          <table:table-cell table:style-name="ce206" office:value-type="float" office:value="0.44713" calcext:value-type="float">
            <text:p>4,47E-001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82"/>
          <table:covered-table-cell table:style-name="ce126"/>
          <table:covered-table-cell table:style-name="ce129"/>
          <table:covered-table-cell table:style-name="ce143"/>
          <table:table-cell table:style-name="ce126" office:value-type="string" calcext:value-type="string">
            <text:p>-</text:p>
          </table:table-cell>
          <table:table-cell table:style-name="ce173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87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2.186" calcext:value-type="float">
            <text:p>2,19</text:p>
          </table:table-cell>
          <table:table-cell table:style-name="ce206" office:value-type="float" office:value="0.11603" calcext:value-type="float">
            <text:p>1,16E-001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83"/>
          <table:covered-table-cell table:style-name="ce126"/>
          <table:covered-table-cell table:style-name="ce129"/>
          <table:covered-table-cell table:style-name="ce143"/>
          <table:table-cell table:style-name="ce126" office:value-type="string" calcext:value-type="string">
            <text:p>-</text:p>
          </table:table-cell>
          <table:table-cell table:style-name="ce173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87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3.7508" calcext:value-type="float">
            <text:p>3,75</text:p>
          </table:table-cell>
          <table:table-cell table:style-name="ce206" office:value-type="float" office:value="0.00472" calcext:value-type="float">
            <text:p>4,72E-003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84"/>
          <table:covered-table-cell table:style-name="ce126"/>
          <table:covered-table-cell table:style-name="ce129"/>
          <table:covered-table-cell table:style-name="ce143"/>
          <table:table-cell table:style-name="ce126" office:value-type="string" calcext:value-type="string">
            <text:p>-</text:p>
          </table:table-cell>
          <table:table-cell table:style-name="ce173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87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2.9664" calcext:value-type="float">
            <text:p>2,97</text:p>
          </table:table-cell>
          <table:table-cell table:style-name="ce206" office:value-type="float" office:value="0.02028" calcext:value-type="float">
            <text:p>2,03E-002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mulheres, chefe de família</text:p>
          </table:table-cell>
          <table:table-cell table:style-name="ce85" office:value-type="float" office:value="2.2E-016" calcext:value-type="float">
            <text:p>2,20E-016</text:p>
          </table:table-cell>
          <table:table-cell table:style-name="ce125" office:value-type="float" office:value="0.006591" calcext:value-type="float">
            <text:p>0,0066</text:p>
          </table:table-cell>
          <table:table-cell table:style-name="ce127" office:value-type="float" office:value="26.1135" calcext:value-type="float">
            <text:p>26,11</text:p>
          </table:table-cell>
          <table:table-cell table:style-name="ce144" table:formula="of:=2/1E+016" office:value-type="float" office:value="2E-016" calcext:value-type="float">
            <text:p>2,00E-016</text:p>
          </table:table-cell>
          <table:table-cell table:style-name="ce125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style-name="ce125" office:value-type="string" calcext:value-type="string">
            <text:p>-</text:p>
          </table:table-cell>
          <table:table-cell table:style-name="ce186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27" office:value-type="float" office:value="-6.5619" calcext:value-type="float">
            <text:p>-6,56</text:p>
          </table:table-cell>
          <table:table-cell table:style-name="ce209" table:formula="of:=2/1E+016" office:value-type="float" office:value="2E-016" calcext:value-type="float">
            <text:p>2,00E-016</text:p>
          </table:table-cell>
          <table:table-cell table:style-name="ce168" office:value-type="string" calcext:value-type="string">
            <text:p>-</text:p>
          </table:table-cell>
          <table:table-cell table:style-name="ce203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223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86" office:value-type="float" office:value="2.2E-016" calcext:value-type="float" table:number-columns-spanned="1" table:number-rows-spanned="4">
            <text:p>2,20E-016</text:p>
          </table:table-cell>
          <table:table-cell table:style-name="ce126" office:value-type="float" office:value="0.006853" calcext:value-type="float" table:number-columns-spanned="1" table:number-rows-spanned="4">
            <text:p>0,0069</text:p>
          </table:table-cell>
          <table:table-cell table:style-name="ce129" office:value-type="float" office:value="26.1135" calcext:value-type="float" table:number-columns-spanned="1" table:number-rows-spanned="4">
            <text:p>26,11</text:p>
          </table:table-cell>
          <table:table-cell table:style-name="ce145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126" office:value-type="string" calcext:value-type="string">
            <text:p>-</text:p>
          </table:table-cell>
          <table:table-cell table:style-name="ce173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87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-8.5309" calcext:value-type="float">
            <text:p>-8,53</text:p>
          </table:table-cell>
          <table:table-cell table:style-name="ce210" office:value-type="float" office:value="0.0000000000246" calcext:value-type="float">
            <text:p>2,46E-011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87"/>
          <table:covered-table-cell table:style-name="ce126"/>
          <table:covered-table-cell table:style-name="ce129"/>
          <table:covered-table-cell table:style-name="ce146"/>
          <table:table-cell table:style-name="ce126" office:value-type="string" calcext:value-type="string">
            <text:p>-</text:p>
          </table:table-cell>
          <table:table-cell table:style-name="ce173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87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0.4921" calcext:value-type="float">
            <text:p>0,49</text:p>
          </table:table-cell>
          <table:table-cell table:style-name="ce210" office:value-type="float" office:value="0.7634" calcext:value-type="float">
            <text:p>7,63E-001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88"/>
          <table:covered-table-cell table:style-name="ce126"/>
          <table:covered-table-cell table:style-name="ce129"/>
          <table:covered-table-cell table:style-name="ce146"/>
          <table:table-cell table:style-name="ce126" office:value-type="string" calcext:value-type="string">
            <text:p>-</text:p>
          </table:table-cell>
          <table:table-cell table:style-name="ce173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87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2.1077" calcext:value-type="float">
            <text:p>2,11</text:p>
          </table:table-cell>
          <table:table-cell table:style-name="ce210" office:value-type="float" office:value="0.1826" calcext:value-type="float">
            <text:p>1,83E-001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89"/>
          <table:covered-table-cell table:style-name="ce126"/>
          <table:covered-table-cell table:style-name="ce129"/>
          <table:covered-table-cell table:style-name="ce146"/>
          <table:table-cell table:style-name="ce126" office:value-type="string" calcext:value-type="string">
            <text:p>-</text:p>
          </table:table-cell>
          <table:table-cell table:style-name="ce173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87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3.0386" calcext:value-type="float">
            <text:p>3,04</text:p>
          </table:table-cell>
          <table:table-cell table:style-name="ce210" office:value-type="float" office:value="0.0323" calcext:value-type="float">
            <text:p>3,23E-002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mulheres, chefe de família</text:p>
          </table:table-cell>
          <table:table-cell table:style-name="ce90" office:value-type="float" office:value="2.2E-016" calcext:value-type="float">
            <text:p>2,20E-016</text:p>
          </table:table-cell>
          <table:table-cell table:style-name="ce125" office:value-type="float" office:value="0.02023" calcext:value-type="float">
            <text:p>0,0202</text:p>
          </table:table-cell>
          <table:table-cell table:style-name="ce127" office:value-type="float" office:value="27.1802" calcext:value-type="float">
            <text:p>27,18</text:p>
          </table:table-cell>
          <table:table-cell table:style-name="ce147" table:formula="of:=2/1E+016" office:value-type="float" office:value="2E-016" calcext:value-type="float">
            <text:p>2,00E-016</text:p>
          </table:table-cell>
          <table:table-cell table:style-name="ce125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style-name="ce125" office:value-type="string" calcext:value-type="string">
            <text:p>-</text:p>
          </table:table-cell>
          <table:table-cell table:style-name="ce186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27" office:value-type="float" office:value="-11.3668" calcext:value-type="float">
            <text:p>-11,37</text:p>
          </table:table-cell>
          <table:table-cell table:style-name="ce215" table:formula="of:=2/1E+016" office:value-type="float" office:value="2E-016" calcext:value-type="float">
            <text:p>2,00E-016</text:p>
          </table:table-cell>
          <table:table-cell table:style-name="ce221" office:value-type="string" calcext:value-type="string">
            <text:p>-</text:p>
          </table:table-cell>
          <table:table-cell table:style-name="ce223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91" office:value-type="float" office:value="2.2E-016" calcext:value-type="float" table:number-columns-spanned="1" table:number-rows-spanned="4">
            <text:p>2,20E-016</text:p>
          </table:table-cell>
          <table:table-cell table:style-name="ce126" office:value-type="float" office:value="0.02016" calcext:value-type="float" table:number-columns-spanned="1" table:number-rows-spanned="4">
            <text:p>0,0202</text:p>
          </table:table-cell>
          <table:table-cell table:style-name="ce129" office:value-type="float" office:value="27.18021" calcext:value-type="float" table:number-columns-spanned="1" table:number-rows-spanned="4">
            <text:p>27,18</text:p>
          </table:table-cell>
          <table:table-cell table:style-name="ce148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126" office:value-type="string" calcext:value-type="string">
            <text:p>-</text:p>
          </table:table-cell>
          <table:table-cell table:style-name="ce173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87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-11.26052" calcext:value-type="float">
            <text:p>-11,26</text:p>
          </table:table-cell>
          <table:table-cell table:style-name="ce216" office:value-type="float" office:value="5.27E-015" calcext:value-type="float">
            <text:p>5,27E-015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92"/>
          <table:covered-table-cell table:style-name="ce126"/>
          <table:covered-table-cell table:style-name="ce129"/>
          <table:covered-table-cell table:style-name="ce149"/>
          <table:table-cell table:style-name="ce126" office:value-type="string" calcext:value-type="string">
            <text:p>-</text:p>
          </table:table-cell>
          <table:table-cell table:style-name="ce173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87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-1.15825" calcext:value-type="float">
            <text:p>-1,16</text:p>
          </table:table-cell>
          <table:table-cell table:style-name="ce216" office:value-type="float" office:value="0.523" calcext:value-type="float">
            <text:p>5,23E-001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93"/>
          <table:covered-table-cell table:style-name="ce126"/>
          <table:covered-table-cell table:style-name="ce129"/>
          <table:covered-table-cell table:style-name="ce149"/>
          <table:table-cell table:style-name="ce126" office:value-type="string" calcext:value-type="string">
            <text:p>-</text:p>
          </table:table-cell>
          <table:table-cell table:style-name="ce173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87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0.10658" calcext:value-type="float">
            <text:p>0,11</text:p>
          </table:table-cell>
          <table:table-cell table:style-name="ce216" office:value-type="float" office:value="0.95" calcext:value-type="float">
            <text:p>9,50E-001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94"/>
          <table:covered-table-cell table:style-name="ce126"/>
          <table:covered-table-cell table:style-name="ce129"/>
          <table:covered-table-cell table:style-name="ce149"/>
          <table:table-cell table:style-name="ce126" office:value-type="string" calcext:value-type="string">
            <text:p>-</text:p>
          </table:table-cell>
          <table:table-cell table:style-name="ce173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187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0.09168" calcext:value-type="float">
            <text:p>0,09</text:p>
          </table:table-cell>
          <table:table-cell table:style-name="ce216" office:value-type="float" office:value="0.953" calcext:value-type="float">
            <text:p>9,53E-001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6">
          <table:table-cell table:style-name="ce59" office:value-type="string" calcext:value-type="string" table:number-columns-spanned="1" table:number-rows-spanned="2">
            <text:p>Variável dependente (Y)</text:p>
          </table:table-cell>
          <table:table-cell table:style-name="ce1" office:value-type="string" calcext:value-type="string" table:number-columns-spanned="1" table:number-rows-spanned="2">
            <text:p>Sig. F</text:p>
          </table:table-cell>
          <table:table-cell table:style-name="ce1" office:value-type="string" calcext:value-type="string" table:number-columns-spanned="1" table:number-rows-spanned="2">
            <text:p>R² ajustado</text:p>
          </table:table-cell>
          <table:table-cell table:style-name="ce1" office:value-type="string" calcext:value-type="string" table:number-columns-spanned="2" table:number-rows-spanned="1">
            <text:p>intercept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até 4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5 e 9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10 e 14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15 e 19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idoso entre 60 e 70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idoso com mais de 70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automóvel</text:p>
          </table:table-cell>
          <table:covered-table-cell table:style-name="ce1"/>
          <table:table-cell table:style-name="ce227"/>
          <table:table-cell table:style-name="ce57" table:number-columns-repeated="1002"/>
          <table:table-cell table:number-columns-repeated="2"/>
        </table:table-row>
        <table:table-row table:style-name="ro2">
          <table:covered-table-cell table:style-name="ce59"/>
          <table:covered-table-cell table:number-columns-repeated="2" table:style-name="ce1"/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227"/>
          <table:table-cell table:style-name="ce57" table:number-columns-repeated="1002"/>
          <table:table-cell table:number-columns-repeated="2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mulheres, chefe de família</text:p>
          </table:table-cell>
          <table:table-cell table:style-name="ce95" table:formula="of:=5.118/100000000000" office:value-type="float" office:value="0.00000000005118" calcext:value-type="float">
            <text:p>5,12E-011</text:p>
          </table:table-cell>
          <table:table-cell table:style-name="ce125" office:value-type="float" office:value="0.001809" calcext:value-type="float">
            <text:p>0,0018</text:p>
          </table:table-cell>
          <table:table-cell table:style-name="ce127" office:value-type="float" office:value="24.0387" calcext:value-type="float">
            <text:p>24,04</text:p>
          </table:table-cell>
          <table:table-cell table:style-name="ce150" table:formula="of:=2/1E+016" office:value-type="float" office:value="2E-016" calcext:value-type="float">
            <text:p>2,00E-016</text:p>
          </table:table-cell>
          <table:table-cell table:style-name="ce127" office:value-type="float" office:value="1.5836" calcext:value-type="float">
            <text:p>1,58</text:p>
          </table:table-cell>
          <table:table-cell table:style-name="ce174" office:value-type="float" office:value="0.0176" calcext:value-type="float">
            <text:p>1,76E-002</text:p>
          </table:table-cell>
          <table:table-cell table:style-name="ce127" office:value-type="float" office:value="3.4155" calcext:value-type="float">
            <text:p>3,42</text:p>
          </table:table-cell>
          <table:table-cell table:style-name="ce188" office:value-type="float" office:value="0.0000000114" calcext:value-type="float">
            <text:p>1,14E-008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203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223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96" office:value-type="string" calcext:value-type="string" table:number-columns-spanned="1" table:number-rows-spanned="4">
            <text:p>3,704E-08</text:p>
            <text:p/>
          </table:table-cell>
          <table:table-cell table:style-name="ce126" office:value-type="float" office:value="0.001683" calcext:value-type="float" table:number-columns-spanned="1" table:number-rows-spanned="4">
            <text:p>0,0017</text:p>
          </table:table-cell>
          <table:table-cell table:style-name="ce128" office:value-type="float" office:value="24.0387" calcext:value-type="float" table:number-columns-spanned="1" table:number-rows-spanned="4">
            <text:p>24,04</text:p>
          </table:table-cell>
          <table:table-cell table:style-name="ce151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129" office:value-type="float" office:value="1.1427" calcext:value-type="float">
            <text:p>1,14</text:p>
          </table:table-cell>
          <table:table-cell table:style-name="ce175" office:value-type="float" office:value="0.5102" calcext:value-type="float">
            <text:p>5,10E-001</text:p>
          </table:table-cell>
          <table:table-cell table:style-name="ce129" office:value-type="float" office:value="4.2565" calcext:value-type="float">
            <text:p>4,26</text:p>
          </table:table-cell>
          <table:table-cell table:style-name="ce189" office:value-type="float" office:value="0.00567" calcext:value-type="float">
            <text:p>5,67E-003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97"/>
          <table:covered-table-cell table:style-name="ce126"/>
          <table:covered-table-cell table:style-name="ce129"/>
          <table:covered-table-cell table:style-name="ce152"/>
          <table:table-cell table:style-name="ce129" office:value-type="float" office:value="1.0647" calcext:value-type="float">
            <text:p>1,06</text:p>
          </table:table-cell>
          <table:table-cell table:style-name="ce175" office:value-type="float" office:value="0.6296" calcext:value-type="float">
            <text:p>6,30E-001</text:p>
          </table:table-cell>
          <table:table-cell table:style-name="ce129" office:value-type="float" office:value="-2.3177" calcext:value-type="float">
            <text:p>-2,32</text:p>
          </table:table-cell>
          <table:table-cell table:style-name="ce189" office:value-type="float" office:value="0.22736" calcext:value-type="float">
            <text:p>2,27E-001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98"/>
          <table:covered-table-cell table:style-name="ce126"/>
          <table:covered-table-cell table:style-name="ce129"/>
          <table:covered-table-cell table:style-name="ce152"/>
          <table:table-cell table:style-name="ce129" office:value-type="float" office:value="-0.2706" calcext:value-type="float">
            <text:p>-0,27</text:p>
          </table:table-cell>
          <table:table-cell table:style-name="ce175" office:value-type="float" office:value="0.898" calcext:value-type="float">
            <text:p>8,98E-001</text:p>
          </table:table-cell>
          <table:table-cell table:style-name="ce129" office:value-type="float" office:value="0.0891" calcext:value-type="float">
            <text:p>0,09</text:p>
          </table:table-cell>
          <table:table-cell table:style-name="ce189" office:value-type="float" office:value="0.96244" calcext:value-type="float">
            <text:p>9,62E-001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99"/>
          <table:covered-table-cell table:style-name="ce126"/>
          <table:covered-table-cell table:style-name="ce129"/>
          <table:covered-table-cell table:style-name="ce152"/>
          <table:table-cell table:style-name="ce129" office:value-type="float" office:value="0.8062" calcext:value-type="float">
            <text:p>0,81</text:p>
          </table:table-cell>
          <table:table-cell table:style-name="ce175" office:value-type="float" office:value="0.69363" calcext:value-type="float">
            <text:p>6,94E-001</text:p>
          </table:table-cell>
          <table:table-cell table:style-name="ce129" office:value-type="float" office:value="-0.8292" calcext:value-type="float">
            <text:p>-0,83</text:p>
          </table:table-cell>
          <table:table-cell table:style-name="ce189" office:value-type="float" office:value="0.64513" calcext:value-type="float">
            <text:p>6,45E-001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mulheres, chefe de família</text:p>
          </table:table-cell>
          <table:table-cell table:style-name="ce100" office:value-type="float" office:value="2.2E-016" calcext:value-type="float">
            <text:p>2,2E-016</text:p>
          </table:table-cell>
          <table:table-cell table:style-name="ce125" office:value-type="float" office:value="0.003228" calcext:value-type="float">
            <text:p>0,0032</text:p>
          </table:table-cell>
          <table:table-cell table:style-name="ce127" office:value-type="float" office:value="23.5726" calcext:value-type="float">
            <text:p>23,57</text:p>
          </table:table-cell>
          <table:table-cell table:style-name="ce153" table:formula="of:=2/1E+016" office:value-type="float" office:value="2E-016" calcext:value-type="float">
            <text:p>2,00E-016</text:p>
          </table:table-cell>
          <table:table-cell table:style-name="ce127" office:value-type="float" office:value="1.4086" calcext:value-type="float">
            <text:p>1,41</text:p>
          </table:table-cell>
          <table:table-cell table:style-name="ce176" office:value-type="float" office:value="0.0347" calcext:value-type="float">
            <text:p>3,47E-002</text:p>
          </table:table-cell>
          <table:table-cell table:style-name="ce127" office:value-type="float" office:value="2.5806" calcext:value-type="float">
            <text:p>2,58</text:p>
          </table:table-cell>
          <table:table-cell table:style-name="ce190" office:value-type="float" office:value="0.000026" calcext:value-type="float">
            <text:p>2,60E-005</text:p>
          </table:table-cell>
          <table:table-cell table:style-name="ce127" office:value-type="float" office:value="3.3448" calcext:value-type="float">
            <text:p>3,34</text:p>
          </table:table-cell>
          <table:table-cell table:style-name="ce198" office:value-type="float" office:value="0.00000000139" calcext:value-type="float">
            <text:p>1,39E-009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203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223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101" office:value-type="string" calcext:value-type="string" table:number-columns-spanned="1" table:number-rows-spanned="4">
            <text:p>2,936E-15</text:p>
            <text:p/>
          </table:table-cell>
          <table:table-cell table:style-name="ce126" office:value-type="float" office:value="0.003357" calcext:value-type="float" table:number-columns-spanned="1" table:number-rows-spanned="4">
            <text:p>0,0034</text:p>
          </table:table-cell>
          <table:table-cell table:style-name="ce131" office:value-type="string" calcext:value-type="string" table:number-columns-spanned="1" table:number-rows-spanned="4">
            <text:p><text:s/>23.5740</text:p>
          </table:table-cell>
          <table:table-cell table:style-name="ce154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129" office:value-type="float" office:value="1.3978" calcext:value-type="float">
            <text:p>1,40</text:p>
          </table:table-cell>
          <table:table-cell table:style-name="ce177" office:value-type="float" office:value="0.4219" calcext:value-type="float">
            <text:p>4,22E-001</text:p>
          </table:table-cell>
          <table:table-cell table:style-name="ce129" office:value-type="float" office:value="4.4224" calcext:value-type="float">
            <text:p>4,42</text:p>
          </table:table-cell>
          <table:table-cell table:style-name="ce191" office:value-type="float" office:value="0.00769" calcext:value-type="float">
            <text:p>7,69E-003</text:p>
          </table:table-cell>
          <table:table-cell table:style-name="ce129" office:value-type="float" office:value="0.3878" calcext:value-type="float">
            <text:p>0,39</text:p>
          </table:table-cell>
          <table:table-cell table:style-name="ce199" office:value-type="float" office:value="0.7664" calcext:value-type="float">
            <text:p>7,66E-001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203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223" office:value-type="string" calcext:value-type="string">
            <text:p>-</text:p>
          </table:table-cell>
          <table:table-cell office:value-type="float" office:value="1977" calcext:value-type="float">
            <text:p>1977</text:p>
          </table:table-cell>
          <table:table-cell table:number-columns-repeated="1004"/>
        </table:table-row>
        <table:table-row table:style-name="ro2">
          <table:covered-table-cell table:style-name="ce60"/>
          <table:covered-table-cell table:style-name="ce102"/>
          <table:covered-table-cell table:style-name="ce126"/>
          <table:covered-table-cell table:style-name="ce129"/>
          <table:covered-table-cell table:style-name="ce155"/>
          <table:table-cell table:style-name="ce129" office:value-type="float" office:value="0.6809" calcext:value-type="float">
            <text:p>0,68</text:p>
          </table:table-cell>
          <table:table-cell table:style-name="ce177" office:value-type="float" office:value="0.75863" calcext:value-type="float">
            <text:p>7,59E-001</text:p>
          </table:table-cell>
          <table:table-cell table:style-name="ce129" office:value-type="float" office:value="-3.5816" calcext:value-type="float">
            <text:p>-3,58</text:p>
          </table:table-cell>
          <table:table-cell table:style-name="ce191" office:value-type="float" office:value="0.08405" calcext:value-type="float">
            <text:p>8,41E-002</text:p>
          </table:table-cell>
          <table:table-cell table:style-name="ce129" office:value-type="float" office:value="3.3217" calcext:value-type="float">
            <text:p>3,32</text:p>
          </table:table-cell>
          <table:table-cell table:style-name="ce199" office:value-type="float" office:value="0.05439" calcext:value-type="float">
            <text:p>5,44E-002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103"/>
          <table:covered-table-cell table:style-name="ce126"/>
          <table:covered-table-cell table:style-name="ce129"/>
          <table:covered-table-cell table:style-name="ce155"/>
          <table:table-cell table:style-name="ce129" office:value-type="float" office:value="-1.0881" calcext:value-type="float">
            <text:p>-1,09</text:p>
          </table:table-cell>
          <table:table-cell table:style-name="ce177" office:value-type="float" office:value="0.60819" calcext:value-type="float">
            <text:p>6,08E-001</text:p>
          </table:table-cell>
          <table:table-cell table:style-name="ce129" office:value-type="float" office:value="-1.5597" calcext:value-type="float">
            <text:p>-1,56</text:p>
          </table:table-cell>
          <table:table-cell table:style-name="ce191" office:value-type="float" office:value="0.44171" calcext:value-type="float">
            <text:p>4,42E-001</text:p>
          </table:table-cell>
          <table:table-cell table:style-name="ce129" office:value-type="float" office:value="4.9027" calcext:value-type="float">
            <text:p>4,90</text:p>
          </table:table-cell>
          <table:table-cell table:style-name="ce199" office:value-type="float" office:value="0.00279" calcext:value-type="float">
            <text:p>2,79E-003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104"/>
          <table:covered-table-cell table:style-name="ce126"/>
          <table:covered-table-cell table:style-name="ce129"/>
          <table:covered-table-cell table:style-name="ce155"/>
          <table:table-cell table:style-name="ce129" office:value-type="float" office:value="0.4271" calcext:value-type="float">
            <text:p>0,43</text:p>
          </table:table-cell>
          <table:table-cell table:style-name="ce177" office:value-type="float" office:value="0.83542" calcext:value-type="float">
            <text:p>8,35E-001</text:p>
          </table:table-cell>
          <table:table-cell table:style-name="ce129" office:value-type="float" office:value="-1.5038" calcext:value-type="float">
            <text:p>-1,50</text:p>
          </table:table-cell>
          <table:table-cell table:style-name="ce191" office:value-type="float" office:value="0.4354" calcext:value-type="float">
            <text:p>4,35E-001</text:p>
          </table:table-cell>
          <table:table-cell table:style-name="ce129" office:value-type="float" office:value="2.6752" calcext:value-type="float">
            <text:p>2,68</text:p>
          </table:table-cell>
          <table:table-cell table:style-name="ce199" office:value-type="float" office:value="0.08739" calcext:value-type="float">
            <text:p>8,74E-002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mulheres, chefe de família</text:p>
          </table:table-cell>
          <table:table-cell table:style-name="ce105" office:value-type="float" office:value="2.2E-016" calcext:value-type="float">
            <text:p>2,2E-016</text:p>
          </table:table-cell>
          <table:table-cell table:style-name="ce125" office:value-type="float" office:value="0.004038" calcext:value-type="float">
            <text:p>0,0040</text:p>
          </table:table-cell>
          <table:table-cell table:style-name="ce127" office:value-type="float" office:value="23.1789" calcext:value-type="float">
            <text:p>23,18</text:p>
          </table:table-cell>
          <table:table-cell table:style-name="ce156" table:formula="of:=2/1E+016" office:value-type="float" office:value="2E-016" calcext:value-type="float">
            <text:p>2,00E-016</text:p>
          </table:table-cell>
          <table:table-cell table:style-name="ce127" office:value-type="float" office:value="1.276" calcext:value-type="float">
            <text:p>1,28</text:p>
          </table:table-cell>
          <table:table-cell table:style-name="ce178" office:value-type="float" office:value="0.0559" calcext:value-type="float">
            <text:p>5,59E-002</text:p>
          </table:table-cell>
          <table:table-cell table:style-name="ce127" office:value-type="float" office:value="2.5516" calcext:value-type="float">
            <text:p>2,55</text:p>
          </table:table-cell>
          <table:table-cell table:style-name="ce192" office:value-type="float" office:value="0.0000318" calcext:value-type="float">
            <text:p>3,18E-005</text:p>
          </table:table-cell>
          <table:table-cell table:style-name="ce127" office:value-type="float" office:value="2.7851" calcext:value-type="float">
            <text:p>2,79</text:p>
          </table:table-cell>
          <table:table-cell table:style-name="ce200" office:value-type="float" office:value="0.000000829" calcext:value-type="float">
            <text:p>8,29E-007</text:p>
          </table:table-cell>
          <table:table-cell table:style-name="ce127" office:value-type="float" office:value="2.3899" calcext:value-type="float">
            <text:p>2,39</text:p>
          </table:table-cell>
          <table:table-cell table:style-name="ce207" office:value-type="float" office:value="0.00000377" calcext:value-type="float">
            <text:p>3,77E-006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203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223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106" office:value-type="float" office:value="2.2E-016" calcext:value-type="float" table:number-columns-spanned="1" table:number-rows-spanned="4">
            <text:p>2,20E-016</text:p>
          </table:table-cell>
          <table:table-cell table:style-name="ce126" office:value-type="float" office:value="0.004304" calcext:value-type="float" table:number-columns-spanned="1" table:number-rows-spanned="4">
            <text:p>0,0043</text:p>
          </table:table-cell>
          <table:table-cell table:style-name="ce130" office:value-type="float" office:value="23.1665" calcext:value-type="float" table:number-columns-spanned="1" table:number-rows-spanned="4">
            <text:p>23,17</text:p>
          </table:table-cell>
          <table:table-cell table:style-name="ce157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129" office:value-type="float" office:value="1.5784" calcext:value-type="float">
            <text:p>1,58</text:p>
          </table:table-cell>
          <table:table-cell table:style-name="ce179" office:value-type="float" office:value="0.36627" calcext:value-type="float">
            <text:p>3,66E-001</text:p>
          </table:table-cell>
          <table:table-cell table:style-name="ce129" office:value-type="float" office:value="4.5658" calcext:value-type="float">
            <text:p>4,57</text:p>
          </table:table-cell>
          <table:table-cell table:style-name="ce193" office:value-type="float" office:value="0.00594" calcext:value-type="float">
            <text:p>5,94E-003</text:p>
          </table:table-cell>
          <table:table-cell table:style-name="ce129" office:value-type="float" office:value="0.5391" calcext:value-type="float">
            <text:p>0,54</text:p>
          </table:table-cell>
          <table:table-cell table:style-name="ce201" office:value-type="float" office:value="0.70361" calcext:value-type="float">
            <text:p>7,04E-001</text:p>
          </table:table-cell>
          <table:table-cell table:style-name="ce129" office:value-type="float" office:value="0.3126" calcext:value-type="float">
            <text:p>0,31</text:p>
          </table:table-cell>
          <table:table-cell table:style-name="ce208" office:value-type="float" office:value="0.7891" calcext:value-type="float">
            <text:p>7,89E-001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107"/>
          <table:covered-table-cell table:style-name="ce126"/>
          <table:covered-table-cell table:style-name="ce129"/>
          <table:covered-table-cell table:style-name="ce158"/>
          <table:table-cell table:style-name="ce129" office:value-type="float" office:value="0.384" calcext:value-type="float">
            <text:p>0,38</text:p>
          </table:table-cell>
          <table:table-cell table:style-name="ce179" office:value-type="float" office:value="0.86318" calcext:value-type="float">
            <text:p>8,63E-001</text:p>
          </table:table-cell>
          <table:table-cell table:style-name="ce129" office:value-type="float" office:value="-3.7118" calcext:value-type="float">
            <text:p>-3,71</text:p>
          </table:table-cell>
          <table:table-cell table:style-name="ce193" office:value-type="float" office:value="0.07373" calcext:value-type="float">
            <text:p>7,37E-002</text:p>
          </table:table-cell>
          <table:table-cell table:style-name="ce129" office:value-type="float" office:value="2.6986" calcext:value-type="float">
            <text:p>2,70</text:p>
          </table:table-cell>
          <table:table-cell table:style-name="ce201" office:value-type="float" office:value="0.14596" calcext:value-type="float">
            <text:p>1,46E-001</text:p>
          </table:table-cell>
          <table:table-cell table:style-name="ce129" office:value-type="float" office:value="1.8099" calcext:value-type="float">
            <text:p>1,81</text:p>
          </table:table-cell>
          <table:table-cell table:style-name="ce208" office:value-type="float" office:value="0.24749" calcext:value-type="float">
            <text:p>2,47E-001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108"/>
          <table:covered-table-cell table:style-name="ce126"/>
          <table:covered-table-cell table:style-name="ce129"/>
          <table:covered-table-cell table:style-name="ce158"/>
          <table:table-cell table:style-name="ce129" office:value-type="float" office:value="-1.6561" calcext:value-type="float">
            <text:p>-1,66</text:p>
          </table:table-cell>
          <table:table-cell table:style-name="ce179" office:value-type="float" office:value="0.43844" calcext:value-type="float">
            <text:p>4,38E-001</text:p>
          </table:table-cell>
          <table:table-cell table:style-name="ce129" office:value-type="float" office:value="-1.8647" calcext:value-type="float">
            <text:p>-1,86</text:p>
          </table:table-cell>
          <table:table-cell table:style-name="ce193" office:value-type="float" office:value="0.35852" calcext:value-type="float">
            <text:p>3,59E-001</text:p>
          </table:table-cell>
          <table:table-cell table:style-name="ce129" office:value-type="float" office:value="3.9091" calcext:value-type="float">
            <text:p>3,91</text:p>
          </table:table-cell>
          <table:table-cell table:style-name="ce201" office:value-type="float" office:value="0.02726" calcext:value-type="float">
            <text:p>2,73E-002</text:p>
          </table:table-cell>
          <table:table-cell table:style-name="ce129" office:value-type="float" office:value="2.8245" calcext:value-type="float">
            <text:p>2,82</text:p>
          </table:table-cell>
          <table:table-cell table:style-name="ce208" office:value-type="float" office:value="0.06078" calcext:value-type="float">
            <text:p>6,08E-002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109"/>
          <table:covered-table-cell table:style-name="ce126"/>
          <table:covered-table-cell table:style-name="ce129"/>
          <table:covered-table-cell table:style-name="ce158"/>
          <table:table-cell table:style-name="ce129" office:value-type="float" office:value="0.1565" calcext:value-type="float">
            <text:p>0,16</text:p>
          </table:table-cell>
          <table:table-cell table:style-name="ce179" office:value-type="float" office:value="0.93956" calcext:value-type="float">
            <text:p>9,40E-001</text:p>
          </table:table-cell>
          <table:table-cell table:style-name="ce129" office:value-type="float" office:value="-1.7085" calcext:value-type="float">
            <text:p>-1,71</text:p>
          </table:table-cell>
          <table:table-cell table:style-name="ce193" office:value-type="float" office:value="0.37599" calcext:value-type="float">
            <text:p>3,76E-001</text:p>
          </table:table-cell>
          <table:table-cell table:style-name="ce129" office:value-type="float" office:value="1.9184" calcext:value-type="float">
            <text:p>1,92</text:p>
          </table:table-cell>
          <table:table-cell table:style-name="ce201" office:value-type="float" office:value="0.2539" calcext:value-type="float">
            <text:p>2,54E-001</text:p>
          </table:table-cell>
          <table:table-cell table:style-name="ce129" office:value-type="float" office:value="2.9994" calcext:value-type="float">
            <text:p>3,00</text:p>
          </table:table-cell>
          <table:table-cell table:style-name="ce208" office:value-type="float" office:value="0.03479" calcext:value-type="float">
            <text:p>3,48E-002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204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mulheres, chefe de família</text:p>
          </table:table-cell>
          <table:table-cell table:style-name="ce110" office:value-type="float" office:value="2.2E-016" calcext:value-type="float">
            <text:p>2,20E-016</text:p>
          </table:table-cell>
          <table:table-cell table:style-name="ce125" office:value-type="float" office:value="0.02988" calcext:value-type="float">
            <text:p>0,0299</text:p>
          </table:table-cell>
          <table:table-cell table:style-name="ce127" office:value-type="float" office:value="29.0486" calcext:value-type="float">
            <text:p>29,05</text:p>
          </table:table-cell>
          <table:table-cell table:style-name="ce159" table:formula="of:=2/1E+016" office:value-type="float" office:value="2E-016" calcext:value-type="float">
            <text:p>2,00E-016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27" office:value-type="float" office:value="-7.9827" calcext:value-type="float">
            <text:p>-7,98</text:p>
          </table:table-cell>
          <table:table-cell table:style-name="ce211" table:formula="of:=2/1E+016" office:value-type="float" office:value="2E-016" calcext:value-type="float">
            <text:p>2,00E-016</text:p>
          </table:table-cell>
          <table:table-cell table:style-name="ce127" office:value-type="float" office:value="-12.2647" calcext:value-type="float">
            <text:p>-12,26</text:p>
          </table:table-cell>
          <table:table-cell table:style-name="ce217" table:formula="of:=2/1E+016" office:value-type="float" office:value="2E-016" calcext:value-type="float">
            <text:p>2,00E-016</text:p>
          </table:table-cell>
          <table:table-cell table:style-name="ce221" office:value-type="string" calcext:value-type="string">
            <text:p>-</text:p>
          </table:table-cell>
          <table:table-cell table:style-name="ce223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111" office:value-type="float" office:value="2.2E-016" calcext:value-type="float" table:number-columns-spanned="1" table:number-rows-spanned="4">
            <text:p>2,20E-016</text:p>
          </table:table-cell>
          <table:table-cell table:style-name="ce126" office:value-type="float" office:value="0.03015" calcext:value-type="float" table:number-columns-spanned="1" table:number-rows-spanned="4">
            <text:p>0,0302</text:p>
          </table:table-cell>
          <table:table-cell table:style-name="ce129" office:value-type="float" office:value="29.0616" calcext:value-type="float" table:number-columns-spanned="1" table:number-rows-spanned="4">
            <text:p>29,06</text:p>
          </table:table-cell>
          <table:table-cell table:style-name="ce160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-10.6076" calcext:value-type="float">
            <text:p>-10,61</text:p>
          </table:table-cell>
          <table:table-cell table:style-name="ce212" office:value-type="float" office:value="2E-016" calcext:value-type="float">
            <text:p>2,00E-016</text:p>
          </table:table-cell>
          <table:table-cell table:style-name="ce129" office:value-type="float" office:value="-12.0061" calcext:value-type="float">
            <text:p>-12,01</text:p>
          </table:table-cell>
          <table:table-cell table:style-name="ce218" office:value-type="float" office:value="2E-016" calcext:value-type="float">
            <text:p>2,00E-016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112"/>
          <table:covered-table-cell table:style-name="ce126"/>
          <table:covered-table-cell table:style-name="ce129"/>
          <table:covered-table-cell table:style-name="ce161"/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1.015" calcext:value-type="float">
            <text:p>1,02</text:p>
          </table:table-cell>
          <table:table-cell table:style-name="ce212" office:value-type="float" office:value="0.53213" calcext:value-type="float">
            <text:p>5,32E-001</text:p>
          </table:table-cell>
          <table:table-cell table:style-name="ce129" office:value-type="float" office:value="-1.0921" calcext:value-type="float">
            <text:p>-1,09</text:p>
          </table:table-cell>
          <table:table-cell table:style-name="ce218" office:value-type="float" office:value="0.54709" calcext:value-type="float">
            <text:p>5,47E-001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113"/>
          <table:covered-table-cell table:style-name="ce126"/>
          <table:covered-table-cell table:style-name="ce129"/>
          <table:covered-table-cell table:style-name="ce161"/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2.3984" calcext:value-type="float">
            <text:p>2,40</text:p>
          </table:table-cell>
          <table:table-cell table:style-name="ce212" office:value-type="float" office:value="0.12666" calcext:value-type="float">
            <text:p>1,27E-001</text:p>
          </table:table-cell>
          <table:table-cell table:style-name="ce129" office:value-type="float" office:value="-0.2385" calcext:value-type="float">
            <text:p>-0,24</text:p>
          </table:table-cell>
          <table:table-cell table:style-name="ce218" office:value-type="float" office:value="0.88932" calcext:value-type="float">
            <text:p>8,89E-001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114"/>
          <table:covered-table-cell table:style-name="ce126"/>
          <table:covered-table-cell table:style-name="ce129"/>
          <table:covered-table-cell table:style-name="ce161"/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4.089" calcext:value-type="float">
            <text:p>4,09</text:p>
          </table:table-cell>
          <table:table-cell table:style-name="ce212" office:value-type="float" office:value="0.00377" calcext:value-type="float">
            <text:p>3,77E-003</text:p>
          </table:table-cell>
          <table:table-cell table:style-name="ce129" office:value-type="float" office:value="-0.1768" calcext:value-type="float">
            <text:p>-0,18</text:p>
          </table:table-cell>
          <table:table-cell table:style-name="ce218" office:value-type="float" office:value="0.90882" calcext:value-type="float">
            <text:p>9,09E-001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mulheres, chefe de família com menos de 60 anos</text:p>
          </table:table-cell>
          <table:table-cell table:style-name="ce115" office:value-type="float" office:value="0.18" calcext:value-type="float">
            <text:p>1,80E-001</text:p>
          </table:table-cell>
          <table:table-cell table:style-name="ce125" office:value-type="float" office:value="0.00008474" calcext:value-type="float">
            <text:p>0,0001</text:p>
          </table:table-cell>
          <table:table-cell table:style-name="ce127" office:value-type="float" office:value="29.3956" calcext:value-type="float">
            <text:p>29,40</text:p>
          </table:table-cell>
          <table:table-cell table:style-name="ce162" table:formula="of:=2/1E+016" office:value-type="float" office:value="2E-016" calcext:value-type="float">
            <text:p>2,00E-016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27" office:value-type="float" office:value="1.6826" calcext:value-type="float">
            <text:p>1,68</text:p>
          </table:table-cell>
          <table:table-cell table:style-name="ce213" office:value-type="float" office:value="0.195" calcext:value-type="float">
            <text:p>1,95E-001</text:p>
          </table:table-cell>
          <table:table-cell table:style-name="ce127" office:value-type="float" office:value="-1.4146" calcext:value-type="float">
            <text:p>-1,41</text:p>
          </table:table-cell>
          <table:table-cell table:style-name="ce219" office:value-type="float" office:value="0.186" calcext:value-type="float">
            <text:p>1,86E-001</text:p>
          </table:table-cell>
          <table:table-cell table:style-name="ce221" office:value-type="string" calcext:value-type="string">
            <text:p>-</text:p>
          </table:table-cell>
          <table:table-cell table:style-name="ce223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116" office:value-type="float" office:value="0.3232" calcext:value-type="float" table:number-columns-spanned="1" table:number-rows-spanned="4">
            <text:p>3,23E-001</text:p>
          </table:table-cell>
          <table:table-cell table:style-name="ce126" office:value-type="float" office:value="0.00007299" calcext:value-type="float" table:number-columns-spanned="1" table:number-rows-spanned="4">
            <text:p>0,0001</text:p>
          </table:table-cell>
          <table:table-cell table:style-name="ce129" office:value-type="float" office:value="29.3956" calcext:value-type="float" table:number-columns-spanned="1" table:number-rows-spanned="4">
            <text:p>29,40</text:p>
          </table:table-cell>
          <table:table-cell table:style-name="ce163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-1.3111" calcext:value-type="float">
            <text:p>-1,31</text:p>
          </table:table-cell>
          <table:table-cell table:style-name="ce214" office:value-type="float" office:value="0.6455" calcext:value-type="float">
            <text:p>6,46E-001</text:p>
          </table:table-cell>
          <table:table-cell table:style-name="ce129" office:value-type="float" office:value="-0.3516" calcext:value-type="float">
            <text:p>-0,35</text:p>
          </table:table-cell>
          <table:table-cell table:style-name="ce220" office:value-type="float" office:value="0.8907" calcext:value-type="float">
            <text:p>8,91E-001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77" calcext:value-type="float">
            <text:p>1977</text:p>
          </table:table-cell>
          <table:table-cell table:number-columns-repeated="1004"/>
        </table:table-row>
        <table:table-row table:style-name="ro2">
          <table:covered-table-cell table:style-name="ce60"/>
          <table:covered-table-cell table:style-name="ce117"/>
          <table:covered-table-cell table:style-name="ce126"/>
          <table:covered-table-cell table:style-name="ce129"/>
          <table:covered-table-cell table:style-name="ce164"/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4.4852" calcext:value-type="float">
            <text:p>4,49</text:p>
          </table:table-cell>
          <table:table-cell table:style-name="ce214" office:value-type="float" office:value="0.2639" calcext:value-type="float">
            <text:p>2,64E-001</text:p>
          </table:table-cell>
          <table:table-cell table:style-name="ce129" office:value-type="float" office:value="-1.2119" calcext:value-type="float">
            <text:p>-1,21</text:p>
          </table:table-cell>
          <table:table-cell table:style-name="ce220" office:value-type="float" office:value="0.7217" calcext:value-type="float">
            <text:p>7,22E-001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number-columns-repeated="1004"/>
        </table:table-row>
        <table:table-row table:style-name="ro2">
          <table:covered-table-cell table:style-name="ce60"/>
          <table:covered-table-cell table:style-name="ce118"/>
          <table:covered-table-cell table:style-name="ce126"/>
          <table:covered-table-cell table:style-name="ce129"/>
          <table:covered-table-cell table:style-name="ce164"/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8.2356" calcext:value-type="float">
            <text:p>8,24</text:p>
          </table:table-cell>
          <table:table-cell table:style-name="ce214" office:value-type="float" office:value="0.0411" calcext:value-type="float">
            <text:p>4,11E-002</text:p>
          </table:table-cell>
          <table:table-cell table:style-name="ce129" office:value-type="float" office:value="-1.9514" calcext:value-type="float">
            <text:p>-1,95</text:p>
          </table:table-cell>
          <table:table-cell table:style-name="ce220" office:value-type="float" office:value="0.5625" calcext:value-type="float">
            <text:p>5,63E-001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1997" calcext:value-type="float">
            <text:p>1997</text:p>
          </table:table-cell>
          <table:table-cell table:number-columns-repeated="1004"/>
        </table:table-row>
        <table:table-row table:style-name="ro2">
          <table:covered-table-cell table:style-name="ce60"/>
          <table:covered-table-cell table:style-name="ce119"/>
          <table:covered-table-cell table:style-name="ce126"/>
          <table:covered-table-cell table:style-name="ce129"/>
          <table:covered-table-cell table:style-name="ce164"/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1.1692" calcext:value-type="float">
            <text:p>1,17</text:p>
          </table:table-cell>
          <table:table-cell table:style-name="ce214" office:value-type="float" office:value="0.7364" calcext:value-type="float">
            <text:p>7,36E-001</text:p>
          </table:table-cell>
          <table:table-cell table:style-name="ce129" office:value-type="float" office:value="-0.9317" calcext:value-type="float">
            <text:p>-0,93</text:p>
          </table:table-cell>
          <table:table-cell table:style-name="ce220" office:value-type="float" office:value="0.7577" calcext:value-type="float">
            <text:p>7,58E-001</text:p>
          </table:table-cell>
          <table:table-cell table:style-name="ce222" office:value-type="string" calcext:value-type="string">
            <text:p>-</text:p>
          </table:table-cell>
          <table:table-cell table:style-name="ce224" office:value-type="string" calcext:value-type="string">
            <text:p>-</text:p>
          </table:table-cell>
          <table:table-cell table:style-name="ce229" office:value-type="float" office:value="2007" calcext:value-type="float">
            <text:p>2007</text:p>
          </table:table-cell>
          <table:table-cell table:number-columns-repeated="1004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mulheres, chefe de família</text:p>
          </table:table-cell>
          <table:table-cell table:style-name="ce120" office:value-type="float" office:value="2.2E-016" calcext:value-type="float">
            <text:p>2,20E-016</text:p>
          </table:table-cell>
          <table:table-cell table:style-name="ce125" office:value-type="float" office:value="0.003093" calcext:value-type="float">
            <text:p>0,0031</text:p>
          </table:table-cell>
          <table:table-cell table:style-name="ce127" office:value-type="float" office:value="26.062" calcext:value-type="float">
            <text:p>26,06</text:p>
          </table:table-cell>
          <table:table-cell table:style-name="ce165" table:formula="of:=2/1E+016" office:value-type="float" office:value="2E-016" calcext:value-type="float">
            <text:p>2,00E-016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number-columns-repeated="2" table:style-name="ce168" office:value-type="string" calcext:value-type="string">
            <text:p>-</text:p>
          </table:table-cell>
          <table:table-cell table:style-name="ce127" office:value-type="float" office:value="-3.8655" calcext:value-type="float">
            <text:p>-3,87</text:p>
          </table:table-cell>
          <table:table-cell table:style-name="ce225" table:formula="of:=2/1E+016" office:value-type="float" office:value="2E-016" calcext:value-type="float">
            <text:p>2,00E-016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121" office:value-type="float" office:value="2.2E-016" calcext:value-type="float" table:number-columns-spanned="1" table:number-rows-spanned="4">
            <text:p>2,20E-016</text:p>
          </table:table-cell>
          <table:table-cell table:style-name="ce126" office:value-type="float" office:value="0.003899" calcext:value-type="float" table:number-columns-spanned="1" table:number-rows-spanned="4">
            <text:p>0,0039</text:p>
          </table:table-cell>
          <table:table-cell table:style-name="ce129" office:value-type="float" office:value="26.06201" calcext:value-type="float" table:number-columns-spanned="1" table:number-rows-spanned="4">
            <text:p>26,06</text:p>
          </table:table-cell>
          <table:table-cell table:style-name="ce166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202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number-columns-repeated="2" table:style-name="ce168" office:value-type="string" calcext:value-type="string">
            <text:p>-</text:p>
          </table:table-cell>
          <table:table-cell table:style-name="ce129" office:value-type="float" office:value="-6.8922" calcext:value-type="float">
            <text:p>-6,89</text:p>
          </table:table-cell>
          <table:table-cell table:style-name="ce226" office:value-type="float" office:value="0.00000000231" calcext:value-type="float">
            <text:p>2,31E-009</text:p>
          </table:table-cell>
          <table:table-cell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122"/>
          <table:covered-table-cell table:style-name="ce126"/>
          <table:covered-table-cell table:style-name="ce129"/>
          <table:covered-table-cell table:style-name="ce167"/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202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number-columns-repeated="2" table:style-name="ce168" office:value-type="string" calcext:value-type="string">
            <text:p>-</text:p>
          </table:table-cell>
          <table:table-cell table:style-name="ce129" office:value-type="float" office:value="-0.03766" calcext:value-type="float">
            <text:p>-0,04</text:p>
          </table:table-cell>
          <table:table-cell table:style-name="ce226" office:value-type="float" office:value="0.979595" calcext:value-type="float">
            <text:p>9,80E-001</text:p>
          </table:table-cell>
          <table:table-cell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123"/>
          <table:covered-table-cell table:style-name="ce126"/>
          <table:covered-table-cell table:style-name="ce129"/>
          <table:covered-table-cell table:style-name="ce167"/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202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number-columns-repeated="2" table:style-name="ce168" office:value-type="string" calcext:value-type="string">
            <text:p>-</text:p>
          </table:table-cell>
          <table:table-cell table:style-name="ce129" office:value-type="float" office:value="3.66257" calcext:value-type="float">
            <text:p>3,66</text:p>
          </table:table-cell>
          <table:table-cell table:style-name="ce226" office:value-type="float" office:value="0.007502" calcext:value-type="float">
            <text:p>7,50E-003</text:p>
          </table:table-cell>
          <table:table-cell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124"/>
          <table:covered-table-cell table:style-name="ce126"/>
          <table:covered-table-cell table:style-name="ce129"/>
          <table:covered-table-cell table:style-name="ce167"/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202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number-columns-repeated="2" table:style-name="ce168" office:value-type="string" calcext:value-type="string">
            <text:p>-</text:p>
          </table:table-cell>
          <table:table-cell table:style-name="ce129" office:value-type="float" office:value="4.07848" calcext:value-type="float">
            <text:p>4,08</text:p>
          </table:table-cell>
          <table:table-cell table:style-name="ce226" office:value-type="float" office:value="0.000823" calcext:value-type="float">
            <text:p>8,23E-004</text:p>
          </table:table-cell>
          <table:table-cell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61"/>
          <table:table-cell table:style-name="ce4"/>
          <table:table-cell table:style-name="ce25"/>
          <table:table-cell table:style-name="ce4" table:number-columns-repeated="2"/>
          <table:table-cell table:style-name="ce43" table:number-columns-repeated="12"/>
          <table:table-cell table:number-columns-repeated="2"/>
          <table:table-cell table:style-name="Default"/>
          <table:table-cell table:number-columns-repeated="1004"/>
        </table:table-row>
        <table:table-row table:style-name="ro2">
          <table:table-cell table:style-name="ce62" office:value-type="string" calcext:value-type="string">
            <text:p>LEGENDA:</text:p>
          </table:table-cell>
          <table:table-cell table:style-name="ce19"/>
          <table:table-cell table:style-name="ce26" office:value-type="string" calcext:value-type="string">
            <text:p>p-valores entre 0,1 e 1</text:p>
          </table:table-cell>
          <table:table-cell table:style-name="ce4" table:number-columns-repeated="2"/>
          <table:table-cell table:style-name="ce43" table:number-columns-repeated="12"/>
          <table:table-cell table:number-columns-repeated="2"/>
          <table:table-cell table:style-name="Default"/>
          <table:table-cell table:number-columns-repeated="1004"/>
        </table:table-row>
        <table:table-row table:style-name="ro2">
          <table:table-cell table:style-name="ce63" office:value-type="string" calcext:value-type="string">
            <text:p>significância</text:p>
          </table:table-cell>
          <table:table-cell table:style-name="ce20"/>
          <table:table-cell table:style-name="ce26" office:value-type="string" calcext:value-type="string">
            <text:p>p-valores entre 0,05 e 0,1</text:p>
          </table:table-cell>
          <table:table-cell table:style-name="ce4" table:number-columns-repeated="2"/>
          <table:table-cell table:style-name="ce43" table:number-columns-repeated="12"/>
          <table:table-cell table:number-columns-repeated="1007"/>
        </table:table-row>
        <table:table-row table:style-name="ro2">
          <table:table-cell table:style-name="ce61"/>
          <table:table-cell table:style-name="ce21"/>
          <table:table-cell table:style-name="ce26" office:value-type="string" calcext:value-type="string">
            <text:p>p-valores entre 0,001 e 0,05</text:p>
          </table:table-cell>
          <table:table-cell table:style-name="ce4" table:number-columns-repeated="2"/>
          <table:table-cell table:style-name="ce43" table:number-columns-repeated="12"/>
          <table:table-cell table:number-columns-repeated="1007"/>
        </table:table-row>
        <table:table-row table:style-name="ro2">
          <table:table-cell table:style-name="ce61"/>
          <table:table-cell table:style-name="ce22"/>
          <table:table-cell table:style-name="ce26" office:value-type="string" calcext:value-type="string">
            <text:p>p-valores menores que 0,001</text:p>
          </table:table-cell>
          <table:table-cell table:style-name="ce4" table:number-columns-repeated="2"/>
          <table:table-cell table:style-name="ce43" table:number-columns-repeated="12"/>
          <table:table-cell table:number-columns-repeated="1007"/>
        </table:table-row>
        <table:table-row table:style-name="ro2" table:number-rows-repeated="2">
          <table:table-cell table:style-name="ce61"/>
          <table:table-cell table:style-name="ce4"/>
          <table:table-cell table:style-name="ce25"/>
          <table:table-cell table:style-name="ce4" table:number-columns-repeated="2"/>
          <table:table-cell table:style-name="ce43" table:number-columns-repeated="12"/>
          <table:table-cell table:number-columns-repeated="1007"/>
        </table:table-row>
        <table:table-row table:style-name="ro2" table:number-rows-repeated="12">
          <table:table-cell table:style-name="ce61"/>
          <table:table-cell table:style-name="ce4" table:number-columns-repeated="4"/>
          <table:table-cell table:style-name="ce43" table:number-columns-repeated="12"/>
          <table:table-cell table:number-columns-repeated="1007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DURACAO-M-CHE'.M3:'DURACAO-M-CHE'.M17 'DURACAO-M-CHE'.O3:'DURACAO-M-CHE'.O22 'DURACAO-M-CHE'.Q3:'DURACAO-M-CHE'.Q27 'DURACAO-M-CHE'.Q35:'DURACAO-M-CHE'.Q49">
            <calcext:condition calcext:apply-style-name="Sem título1" calcext:value="between(0.1,1)" calcext:base-cell-address="'DURACAO-M-CON'.M3"/>
            <calcext:condition calcext:apply-style-name="Sem título2" calcext:value="between(0.1,0.05)" calcext:base-cell-address="'DURACAO-M-CON'.M3"/>
            <calcext:condition calcext:apply-style-name="Sem título3" calcext:value="between(0.05,0.01)" calcext:base-cell-address="'DURACAO-M-CON'.M3"/>
            <calcext:condition calcext:apply-style-name="Sem título4" calcext:value="between(0.01,0.001)" calcext:base-cell-address="'DURACAO-M-CON'.M3"/>
          </calcext:conditional-format>
          <calcext:conditional-format calcext:target-range-address="'DURACAO-M-CHE'.S3:'DURACAO-M-CHE'.S32 'DURACAO-M-CHE'.S35:'DURACAO-M-CHE'.S59">
            <calcext:condition calcext:apply-style-name="Sem título1" calcext:value="between(0.1,1)" calcext:base-cell-address="'DURACAO-M-CON'.S3"/>
            <calcext:condition calcext:apply-style-name="Sem título2" calcext:value="between(0.05,0.1)" calcext:base-cell-address="'DURACAO-M-CON'.S3"/>
            <calcext:condition calcext:apply-style-name="Sem título3" calcext:value="between(0.01,0.05)" calcext:base-cell-address="'DURACAO-M-CON'.S3"/>
            <calcext:condition calcext:apply-style-name="Sem título4" calcext:value="between(0.001,0.01)" calcext:base-cell-address="'DURACAO-M-CON'.S3"/>
          </calcext:conditional-format>
          <calcext:conditional-format calcext:target-range-address="'DURACAO-M-CHE'.B8:'DURACAO-M-CHE'.B8">
            <calcext:condition calcext:apply-style-name="Sem título1" calcext:value="between(0.1,1)" calcext:base-cell-address="'DURACAO-M-CON'.B8"/>
            <calcext:condition calcext:apply-style-name="Sem título2" calcext:value="between(0.1,0.05)" calcext:base-cell-address="'DURACAO-M-CON'.B8"/>
            <calcext:condition calcext:apply-style-name="Sem título3" calcext:value="between(0.05,0.01)" calcext:base-cell-address="'DURACAO-M-CON'.B8"/>
            <calcext:condition calcext:apply-style-name="Sem título4" calcext:value="between(0.01,0.001)" calcext:base-cell-address="'DURACAO-M-CON'.B8"/>
          </calcext:conditional-format>
          <calcext:conditional-format calcext:target-range-address="'DURACAO-M-CHE'.B13:'DURACAO-M-CHE'.B13">
            <calcext:condition calcext:apply-style-name="Sem título1" calcext:value="between(0.1,1)" calcext:base-cell-address="'DURACAO-M-CON'.B13"/>
            <calcext:condition calcext:apply-style-name="Sem título2" calcext:value="between(0.1,0.05)" calcext:base-cell-address="'DURACAO-M-CON'.B13"/>
            <calcext:condition calcext:apply-style-name="Sem título3" calcext:value="between(0.05,0.01)" calcext:base-cell-address="'DURACAO-M-CON'.B13"/>
            <calcext:condition calcext:apply-style-name="Sem título4" calcext:value="between(0.01,0.001)" calcext:base-cell-address="'DURACAO-M-CON'.B13"/>
          </calcext:conditional-format>
          <calcext:conditional-format calcext:target-range-address="'DURACAO-M-CHE'.B18:'DURACAO-M-CHE'.B18">
            <calcext:condition calcext:apply-style-name="Sem título1" calcext:value="between(0.1,1)" calcext:base-cell-address="'DURACAO-M-CON'.B18"/>
            <calcext:condition calcext:apply-style-name="Sem título2" calcext:value="between(0.1,0.05)" calcext:base-cell-address="'DURACAO-M-CON'.B18"/>
            <calcext:condition calcext:apply-style-name="Sem título3" calcext:value="between(0.05,0.01)" calcext:base-cell-address="'DURACAO-M-CON'.B18"/>
            <calcext:condition calcext:apply-style-name="Sem título4" calcext:value="between(0.01,0.001)" calcext:base-cell-address="'DURACAO-M-CON'.B18"/>
          </calcext:conditional-format>
          <calcext:conditional-format calcext:target-range-address="'DURACAO-M-CHE'.B23:'DURACAO-M-CHE'.B23">
            <calcext:condition calcext:apply-style-name="Sem título1" calcext:value="between(0.1,1)" calcext:base-cell-address="'DURACAO-M-CON'.B23"/>
            <calcext:condition calcext:apply-style-name="Sem título2" calcext:value="between(0.1,0.05)" calcext:base-cell-address="'DURACAO-M-CON'.B23"/>
            <calcext:condition calcext:apply-style-name="Sem título3" calcext:value="between(0.05,0.01)" calcext:base-cell-address="'DURACAO-M-CON'.B23"/>
            <calcext:condition calcext:apply-style-name="Sem título4" calcext:value="between(0.01,0.001)" calcext:base-cell-address="'DURACAO-M-CON'.B23"/>
          </calcext:conditional-format>
          <calcext:conditional-format calcext:target-range-address="'DURACAO-M-CHE'.I3:'DURACAO-M-CHE'.I7">
            <calcext:condition calcext:apply-style-name="Sem título1" calcext:value="between(0.1,1)" calcext:base-cell-address="'DURACAO-M-CON'.I3"/>
            <calcext:condition calcext:apply-style-name="Sem título2" calcext:value="between(0.1,0.05)" calcext:base-cell-address="'DURACAO-M-CON'.I3"/>
            <calcext:condition calcext:apply-style-name="Sem título3" calcext:value="between(0.05,0.01)" calcext:base-cell-address="'DURACAO-M-CON'.I3"/>
            <calcext:condition calcext:apply-style-name="Sem título4" calcext:value="between(0.01,0.001)" calcext:base-cell-address="'DURACAO-M-CON'.I3"/>
          </calcext:conditional-format>
          <calcext:conditional-format calcext:target-range-address="'DURACAO-M-CHE'.K3:'DURACAO-M-CHE'.K12">
            <calcext:condition calcext:apply-style-name="Sem título1" calcext:value="between(0.1,1)" calcext:base-cell-address="'DURACAO-M-CON'.K3"/>
            <calcext:condition calcext:apply-style-name="Sem título2" calcext:value="between(0.1,0.05)" calcext:base-cell-address="'DURACAO-M-CON'.K3"/>
            <calcext:condition calcext:apply-style-name="Sem título3" calcext:value="between(0.05,0.01)" calcext:base-cell-address="'DURACAO-M-CON'.K3"/>
            <calcext:condition calcext:apply-style-name="Sem título4" calcext:value="between(0.01,0.001)" calcext:base-cell-address="'DURACAO-M-CON'.K3"/>
          </calcext:conditional-format>
          <calcext:conditional-format calcext:target-range-address="'DURACAO-M-CHE'.B28:'DURACAO-M-CHE'.B28">
            <calcext:condition calcext:apply-style-name="Sem título1" calcext:value="between(0.1,1)" calcext:base-cell-address="'DURACAO-M-CON'.B28"/>
            <calcext:condition calcext:apply-style-name="Sem título2" calcext:value="between(0.1,0.05)" calcext:base-cell-address="'DURACAO-M-CON'.B28"/>
            <calcext:condition calcext:apply-style-name="Sem título3" calcext:value="between(0.05,0.01)" calcext:base-cell-address="'DURACAO-M-CON'.B28"/>
            <calcext:condition calcext:apply-style-name="Sem título4" calcext:value="between(0.01,0.001)" calcext:base-cell-address="'DURACAO-M-CON'.B28"/>
          </calcext:conditional-format>
          <calcext:conditional-format calcext:target-range-address="'DURACAO-M-CHE'.K57:'DURACAO-M-CHE'.K64">
            <calcext:condition calcext:apply-style-name="Sem título1" calcext:value="between(0.1,1)" calcext:base-cell-address="'DURACAO-M-CON'.K57"/>
            <calcext:condition calcext:apply-style-name="Sem título2" calcext:value="between(0.1,0.05)" calcext:base-cell-address="'DURACAO-M-CON'.K57"/>
            <calcext:condition calcext:apply-style-name="Sem título3" calcext:value="between(0.05,0.01)" calcext:base-cell-address="'DURACAO-M-CON'.K57"/>
            <calcext:condition calcext:apply-style-name="Sem título4" calcext:value="between(0.01,0.001)" calcext:base-cell-address="'DURACAO-M-CON'.K57"/>
          </calcext:conditional-format>
          <calcext:conditional-format calcext:target-range-address="'DURACAO-M-CHE'.G8:'DURACAO-M-CHE'.G32">
            <calcext:condition calcext:apply-style-name="Sem título1" calcext:value="between(0.1,1)" calcext:base-cell-address="'DURACAO-M-CON'.G8"/>
            <calcext:condition calcext:apply-style-name="Sem título2" calcext:value="between(0.1,0.05)" calcext:base-cell-address="'DURACAO-M-CON'.G8"/>
            <calcext:condition calcext:apply-style-name="Sem título3" calcext:value="between(0.05,0.01)" calcext:base-cell-address="'DURACAO-M-CON'.G8"/>
            <calcext:condition calcext:apply-style-name="Sem título4" calcext:value="between(0.01,0.001)" calcext:base-cell-address="'DURACAO-M-CON'.G8"/>
          </calcext:conditional-format>
          <calcext:conditional-format calcext:target-range-address="'DURACAO-M-CHE'.I13:'DURACAO-M-CHE'.I32">
            <calcext:condition calcext:apply-style-name="Sem título1" calcext:value="between(0.1,1)" calcext:base-cell-address="'DURACAO-M-CON'.I13"/>
            <calcext:condition calcext:apply-style-name="Sem título2" calcext:value="between(0.1,0.05)" calcext:base-cell-address="'DURACAO-M-CON'.I13"/>
            <calcext:condition calcext:apply-style-name="Sem título3" calcext:value="between(0.05,0.01)" calcext:base-cell-address="'DURACAO-M-CON'.I13"/>
            <calcext:condition calcext:apply-style-name="Sem título4" calcext:value="between(0.01,0.001)" calcext:base-cell-address="'DURACAO-M-CON'.I13"/>
          </calcext:conditional-format>
          <calcext:conditional-format calcext:target-range-address="'DURACAO-M-CHE'.E5:'DURACAO-M-CHE'.E7">
            <calcext:condition calcext:apply-style-name="Sem título1" calcext:value="between(0.1,1)" calcext:base-cell-address="'DURACAO-M-CON'.E5"/>
            <calcext:condition calcext:apply-style-name="Sem título2" calcext:value="between(0.1,0.05)" calcext:base-cell-address="'DURACAO-M-CON'.E5"/>
            <calcext:condition calcext:apply-style-name="Sem título3" calcext:value="between(0.05,0.01)" calcext:base-cell-address="'DURACAO-M-CON'.E5"/>
            <calcext:condition calcext:apply-style-name="Sem título4" calcext:value="between(0.01,0.001)" calcext:base-cell-address="'DURACAO-M-CON'.E5"/>
          </calcext:conditional-format>
          <calcext:conditional-format calcext:target-range-address="'DURACAO-M-CHE'.E4:'DURACAO-M-CHE'.E4">
            <calcext:condition calcext:apply-style-name="Sem título1" calcext:value="between(0.1,1)" calcext:base-cell-address="'DURACAO-M-CON'.E4"/>
            <calcext:condition calcext:apply-style-name="Sem título2" calcext:value="between(0.1,0.05)" calcext:base-cell-address="'DURACAO-M-CON'.E4"/>
            <calcext:condition calcext:apply-style-name="Sem título3" calcext:value="between(0.05,0.01)" calcext:base-cell-address="'DURACAO-M-CON'.E4"/>
            <calcext:condition calcext:apply-style-name="Sem título4" calcext:value="between(0.01,0.001)" calcext:base-cell-address="'DURACAO-M-CON'.E4"/>
          </calcext:conditional-format>
          <calcext:conditional-format calcext:target-range-address="'DURACAO-M-CHE'.E3:'DURACAO-M-CHE'.E3">
            <calcext:condition calcext:apply-style-name="Sem título1" calcext:value="between(0.1,1)" calcext:base-cell-address="'DURACAO-M-CON'.E3"/>
            <calcext:condition calcext:apply-style-name="Sem título2" calcext:value="between(0.1,0.05)" calcext:base-cell-address="'DURACAO-M-CON'.E3"/>
            <calcext:condition calcext:apply-style-name="Sem título3" calcext:value="between(0.05,0.01)" calcext:base-cell-address="'DURACAO-M-CON'.E3"/>
            <calcext:condition calcext:apply-style-name="Sem título4" calcext:value="between(0.01,0.001)" calcext:base-cell-address="'DURACAO-M-CON'.E3"/>
          </calcext:conditional-format>
          <calcext:conditional-format calcext:target-range-address="'DURACAO-M-CHE'.E15:'DURACAO-M-CHE'.E17">
            <calcext:condition calcext:apply-style-name="Sem título1" calcext:value="between(0.1,1)" calcext:base-cell-address="'DURACAO-M-CON'.E15"/>
            <calcext:condition calcext:apply-style-name="Sem título2" calcext:value="between(0.1,0.05)" calcext:base-cell-address="'DURACAO-M-CON'.E15"/>
            <calcext:condition calcext:apply-style-name="Sem título3" calcext:value="between(0.05,0.01)" calcext:base-cell-address="'DURACAO-M-CON'.E15"/>
            <calcext:condition calcext:apply-style-name="Sem título4" calcext:value="between(0.01,0.001)" calcext:base-cell-address="'DURACAO-M-CON'.E15"/>
          </calcext:conditional-format>
          <calcext:conditional-format calcext:target-range-address="'DURACAO-M-CHE'.E14:'DURACAO-M-CHE'.E14">
            <calcext:condition calcext:apply-style-name="Sem título1" calcext:value="between(0.1,1)" calcext:base-cell-address="'DURACAO-M-CON'.E14"/>
            <calcext:condition calcext:apply-style-name="Sem título2" calcext:value="between(0.1,0.05)" calcext:base-cell-address="'DURACAO-M-CON'.E14"/>
            <calcext:condition calcext:apply-style-name="Sem título3" calcext:value="between(0.05,0.01)" calcext:base-cell-address="'DURACAO-M-CON'.E14"/>
            <calcext:condition calcext:apply-style-name="Sem título4" calcext:value="between(0.01,0.001)" calcext:base-cell-address="'DURACAO-M-CON'.E14"/>
          </calcext:conditional-format>
          <calcext:conditional-format calcext:target-range-address="'DURACAO-M-CHE'.E13:'DURACAO-M-CHE'.E13">
            <calcext:condition calcext:apply-style-name="Sem título1" calcext:value="between(0.1,1)" calcext:base-cell-address="'DURACAO-M-CON'.E13"/>
            <calcext:condition calcext:apply-style-name="Sem título2" calcext:value="between(0.1,0.05)" calcext:base-cell-address="'DURACAO-M-CON'.E13"/>
            <calcext:condition calcext:apply-style-name="Sem título3" calcext:value="between(0.05,0.01)" calcext:base-cell-address="'DURACAO-M-CON'.E13"/>
            <calcext:condition calcext:apply-style-name="Sem título4" calcext:value="between(0.01,0.001)" calcext:base-cell-address="'DURACAO-M-CON'.E13"/>
          </calcext:conditional-format>
          <calcext:conditional-format calcext:target-range-address="'DURACAO-M-CHE'.E20:'DURACAO-M-CHE'.E22">
            <calcext:condition calcext:apply-style-name="Sem título1" calcext:value="between(0.1,1)" calcext:base-cell-address="'DURACAO-M-CON'.E20"/>
            <calcext:condition calcext:apply-style-name="Sem título2" calcext:value="between(0.1,0.05)" calcext:base-cell-address="'DURACAO-M-CON'.E20"/>
            <calcext:condition calcext:apply-style-name="Sem título3" calcext:value="between(0.05,0.01)" calcext:base-cell-address="'DURACAO-M-CON'.E20"/>
            <calcext:condition calcext:apply-style-name="Sem título4" calcext:value="between(0.01,0.001)" calcext:base-cell-address="'DURACAO-M-CON'.E20"/>
          </calcext:conditional-format>
          <calcext:conditional-format calcext:target-range-address="'DURACAO-M-CHE'.E19:'DURACAO-M-CHE'.E19">
            <calcext:condition calcext:apply-style-name="Sem título1" calcext:value="between(0.1,1)" calcext:base-cell-address="'DURACAO-M-CON'.E19"/>
            <calcext:condition calcext:apply-style-name="Sem título2" calcext:value="between(0.1,0.05)" calcext:base-cell-address="'DURACAO-M-CON'.E19"/>
            <calcext:condition calcext:apply-style-name="Sem título3" calcext:value="between(0.05,0.01)" calcext:base-cell-address="'DURACAO-M-CON'.E19"/>
            <calcext:condition calcext:apply-style-name="Sem título4" calcext:value="between(0.01,0.001)" calcext:base-cell-address="'DURACAO-M-CON'.E19"/>
          </calcext:conditional-format>
          <calcext:conditional-format calcext:target-range-address="'DURACAO-M-CHE'.E18:'DURACAO-M-CHE'.E18">
            <calcext:condition calcext:apply-style-name="Sem título1" calcext:value="between(0.1,1)" calcext:base-cell-address="'DURACAO-M-CON'.E18"/>
            <calcext:condition calcext:apply-style-name="Sem título2" calcext:value="between(0.1,0.05)" calcext:base-cell-address="'DURACAO-M-CON'.E18"/>
            <calcext:condition calcext:apply-style-name="Sem título3" calcext:value="between(0.05,0.01)" calcext:base-cell-address="'DURACAO-M-CON'.E18"/>
            <calcext:condition calcext:apply-style-name="Sem título4" calcext:value="between(0.01,0.001)" calcext:base-cell-address="'DURACAO-M-CON'.E18"/>
          </calcext:conditional-format>
          <calcext:conditional-format calcext:target-range-address="'DURACAO-M-CHE'.E25:'DURACAO-M-CHE'.E27">
            <calcext:condition calcext:apply-style-name="Sem título1" calcext:value="between(0.1,1)" calcext:base-cell-address="'DURACAO-M-CON'.E25"/>
            <calcext:condition calcext:apply-style-name="Sem título2" calcext:value="between(0.1,0.05)" calcext:base-cell-address="'DURACAO-M-CON'.E25"/>
            <calcext:condition calcext:apply-style-name="Sem título3" calcext:value="between(0.05,0.01)" calcext:base-cell-address="'DURACAO-M-CON'.E25"/>
            <calcext:condition calcext:apply-style-name="Sem título4" calcext:value="between(0.01,0.001)" calcext:base-cell-address="'DURACAO-M-CON'.E25"/>
          </calcext:conditional-format>
          <calcext:conditional-format calcext:target-range-address="'DURACAO-M-CHE'.E24:'DURACAO-M-CHE'.E24">
            <calcext:condition calcext:apply-style-name="Sem título1" calcext:value="between(0.1,1)" calcext:base-cell-address="'DURACAO-M-CON'.E24"/>
            <calcext:condition calcext:apply-style-name="Sem título2" calcext:value="between(0.1,0.05)" calcext:base-cell-address="'DURACAO-M-CON'.E24"/>
            <calcext:condition calcext:apply-style-name="Sem título3" calcext:value="between(0.05,0.01)" calcext:base-cell-address="'DURACAO-M-CON'.E24"/>
            <calcext:condition calcext:apply-style-name="Sem título4" calcext:value="between(0.01,0.001)" calcext:base-cell-address="'DURACAO-M-CON'.E24"/>
          </calcext:conditional-format>
          <calcext:conditional-format calcext:target-range-address="'DURACAO-M-CHE'.E23:'DURACAO-M-CHE'.E23">
            <calcext:condition calcext:apply-style-name="Sem título1" calcext:value="between(0.1,1)" calcext:base-cell-address="'DURACAO-M-CON'.E23"/>
            <calcext:condition calcext:apply-style-name="Sem título2" calcext:value="between(0.1,0.05)" calcext:base-cell-address="'DURACAO-M-CON'.E23"/>
            <calcext:condition calcext:apply-style-name="Sem título3" calcext:value="between(0.05,0.01)" calcext:base-cell-address="'DURACAO-M-CON'.E23"/>
            <calcext:condition calcext:apply-style-name="Sem título4" calcext:value="between(0.01,0.001)" calcext:base-cell-address="'DURACAO-M-CON'.E23"/>
          </calcext:conditional-format>
          <calcext:conditional-format calcext:target-range-address="'DURACAO-M-CHE'.E30:'DURACAO-M-CHE'.E32">
            <calcext:condition calcext:apply-style-name="Sem título1" calcext:value="between(0.1,1)" calcext:base-cell-address="'DURACAO-M-CON'.E30"/>
            <calcext:condition calcext:apply-style-name="Sem título2" calcext:value="between(0.1,0.05)" calcext:base-cell-address="'DURACAO-M-CON'.E30"/>
            <calcext:condition calcext:apply-style-name="Sem título3" calcext:value="between(0.05,0.01)" calcext:base-cell-address="'DURACAO-M-CON'.E30"/>
            <calcext:condition calcext:apply-style-name="Sem título4" calcext:value="between(0.01,0.001)" calcext:base-cell-address="'DURACAO-M-CON'.E30"/>
          </calcext:conditional-format>
          <calcext:conditional-format calcext:target-range-address="'DURACAO-M-CHE'.E29:'DURACAO-M-CHE'.E29">
            <calcext:condition calcext:apply-style-name="Sem título1" calcext:value="between(0.1,1)" calcext:base-cell-address="'DURACAO-M-CON'.E29"/>
            <calcext:condition calcext:apply-style-name="Sem título2" calcext:value="between(0.1,0.05)" calcext:base-cell-address="'DURACAO-M-CON'.E29"/>
            <calcext:condition calcext:apply-style-name="Sem título3" calcext:value="between(0.05,0.01)" calcext:base-cell-address="'DURACAO-M-CON'.E29"/>
            <calcext:condition calcext:apply-style-name="Sem título4" calcext:value="between(0.01,0.001)" calcext:base-cell-address="'DURACAO-M-CON'.E29"/>
          </calcext:conditional-format>
          <calcext:conditional-format calcext:target-range-address="'DURACAO-M-CHE'.E28:'DURACAO-M-CHE'.E28">
            <calcext:condition calcext:apply-style-name="Sem título1" calcext:value="between(0.1,1)" calcext:base-cell-address="'DURACAO-M-CON'.E28"/>
            <calcext:condition calcext:apply-style-name="Sem título2" calcext:value="between(0.1,0.05)" calcext:base-cell-address="'DURACAO-M-CON'.E28"/>
            <calcext:condition calcext:apply-style-name="Sem título3" calcext:value="between(0.05,0.01)" calcext:base-cell-address="'DURACAO-M-CON'.E28"/>
            <calcext:condition calcext:apply-style-name="Sem título4" calcext:value="between(0.01,0.001)" calcext:base-cell-address="'DURACAO-M-CON'.E28"/>
          </calcext:conditional-format>
          <calcext:conditional-format calcext:target-range-address="'DURACAO-M-CHE'.B4:'DURACAO-M-CHE'.B4">
            <calcext:condition calcext:apply-style-name="Sem título1" calcext:value="between(0.1,1)" calcext:base-cell-address="'DURACAO-M-CON'.B4"/>
            <calcext:condition calcext:apply-style-name="Sem título2" calcext:value="between(0.1,0.05)" calcext:base-cell-address="'DURACAO-M-CON'.B4"/>
            <calcext:condition calcext:apply-style-name="Sem título3" calcext:value="between(0.05,0.01)" calcext:base-cell-address="'DURACAO-M-CON'.B4"/>
            <calcext:condition calcext:apply-style-name="Sem título4" calcext:value="between(0.01,0.001)" calcext:base-cell-address="'DURACAO-M-CON'.B4"/>
          </calcext:conditional-format>
          <calcext:conditional-format calcext:target-range-address="'DURACAO-M-CHE'.B4:'DURACAO-M-CHE'.B4">
            <calcext:condition calcext:apply-style-name="Sem título1" calcext:value="between(0.1,1)" calcext:base-cell-address="'DURACAO-M-CON'.B4"/>
            <calcext:condition calcext:apply-style-name="Sem título2" calcext:value="between(0.1,0.05)" calcext:base-cell-address="'DURACAO-M-CON'.B4"/>
            <calcext:condition calcext:apply-style-name="Sem título3" calcext:value="between(0.05,0.01)" calcext:base-cell-address="'DURACAO-M-CON'.B4"/>
            <calcext:condition calcext:apply-style-name="Sem título4" calcext:value="between(0.01,0.001)" calcext:base-cell-address="'DURACAO-M-CON'.B4"/>
          </calcext:conditional-format>
          <calcext:conditional-format calcext:target-range-address="'DURACAO-M-CHE'.B3:'DURACAO-M-CHE'.B3">
            <calcext:condition calcext:apply-style-name="Sem título1" calcext:value="between(0.1,1)" calcext:base-cell-address="'DURACAO-M-CON'.B3"/>
            <calcext:condition calcext:apply-style-name="Sem título2" calcext:value="between(0.1,0.05)" calcext:base-cell-address="'DURACAO-M-CON'.B3"/>
            <calcext:condition calcext:apply-style-name="Sem título3" calcext:value="between(0.05,0.01)" calcext:base-cell-address="'DURACAO-M-CON'.B3"/>
            <calcext:condition calcext:apply-style-name="Sem título4" calcext:value="between(0.01,0.001)" calcext:base-cell-address="'DURACAO-M-CON'.B3"/>
          </calcext:conditional-format>
          <calcext:conditional-format calcext:target-range-address="'DURACAO-M-CHE'.B6:'DURACAO-M-CHE'.B6">
            <calcext:condition calcext:apply-style-name="Sem título1" calcext:value="between(0.1,1)" calcext:base-cell-address="'DURACAO-M-CON'.B6"/>
            <calcext:condition calcext:apply-style-name="Sem título2" calcext:value="between(0.1,0.05)" calcext:base-cell-address="'DURACAO-M-CON'.B6"/>
            <calcext:condition calcext:apply-style-name="Sem título3" calcext:value="between(0.05,0.01)" calcext:base-cell-address="'DURACAO-M-CON'.B6"/>
            <calcext:condition calcext:apply-style-name="Sem título4" calcext:value="between(0.01,0.001)" calcext:base-cell-address="'DURACAO-M-CON'.B6"/>
          </calcext:conditional-format>
          <calcext:conditional-format calcext:target-range-address="'DURACAO-M-CHE'.B6:'DURACAO-M-CHE'.B6">
            <calcext:condition calcext:apply-style-name="Sem título1" calcext:value="between(0.1,1)" calcext:base-cell-address="'DURACAO-M-CON'.B6"/>
            <calcext:condition calcext:apply-style-name="Sem título2" calcext:value="between(0.1,0.05)" calcext:base-cell-address="'DURACAO-M-CON'.B6"/>
            <calcext:condition calcext:apply-style-name="Sem título3" calcext:value="between(0.05,0.01)" calcext:base-cell-address="'DURACAO-M-CON'.B6"/>
            <calcext:condition calcext:apply-style-name="Sem título4" calcext:value="between(0.01,0.001)" calcext:base-cell-address="'DURACAO-M-CON'.B6"/>
          </calcext:conditional-format>
          <calcext:conditional-format calcext:target-range-address="'DURACAO-M-CHE'.B5:'DURACAO-M-CHE'.B5">
            <calcext:condition calcext:apply-style-name="Sem título1" calcext:value="between(0.1,1)" calcext:base-cell-address="'DURACAO-M-CON'.B5"/>
            <calcext:condition calcext:apply-style-name="Sem título2" calcext:value="between(0.1,0.05)" calcext:base-cell-address="'DURACAO-M-CON'.B5"/>
            <calcext:condition calcext:apply-style-name="Sem título3" calcext:value="between(0.05,0.01)" calcext:base-cell-address="'DURACAO-M-CON'.B5"/>
            <calcext:condition calcext:apply-style-name="Sem título4" calcext:value="between(0.01,0.001)" calcext:base-cell-address="'DURACAO-M-CON'.B5"/>
          </calcext:conditional-format>
          <calcext:conditional-format calcext:target-range-address="'DURACAO-M-CHE'.B7:'DURACAO-M-CHE'.B7">
            <calcext:condition calcext:apply-style-name="Sem título1" calcext:value="between(0.1,1)" calcext:base-cell-address="'DURACAO-M-CON'.B7"/>
            <calcext:condition calcext:apply-style-name="Sem título2" calcext:value="between(0.1,0.05)" calcext:base-cell-address="'DURACAO-M-CON'.B7"/>
            <calcext:condition calcext:apply-style-name="Sem título3" calcext:value="between(0.05,0.01)" calcext:base-cell-address="'DURACAO-M-CON'.B7"/>
            <calcext:condition calcext:apply-style-name="Sem título4" calcext:value="between(0.01,0.001)" calcext:base-cell-address="'DURACAO-M-CON'.B7"/>
          </calcext:conditional-format>
          <calcext:conditional-format calcext:target-range-address="'DURACAO-M-CHE'.B9:'DURACAO-M-CHE'.B9">
            <calcext:condition calcext:apply-style-name="Sem título1" calcext:value="between(0.1,1)" calcext:base-cell-address="'DURACAO-M-CON'.B9"/>
            <calcext:condition calcext:apply-style-name="Sem título2" calcext:value="between(0.1,0.05)" calcext:base-cell-address="'DURACAO-M-CON'.B9"/>
            <calcext:condition calcext:apply-style-name="Sem título3" calcext:value="between(0.05,0.01)" calcext:base-cell-address="'DURACAO-M-CON'.B9"/>
            <calcext:condition calcext:apply-style-name="Sem título4" calcext:value="between(0.01,0.001)" calcext:base-cell-address="'DURACAO-M-CON'.B9"/>
          </calcext:conditional-format>
          <calcext:conditional-format calcext:target-range-address="'DURACAO-M-CHE'.B9:'DURACAO-M-CHE'.B9">
            <calcext:condition calcext:apply-style-name="Sem título1" calcext:value="between(0.1,1)" calcext:base-cell-address="'DURACAO-M-CON'.B9"/>
            <calcext:condition calcext:apply-style-name="Sem título2" calcext:value="between(0.1,0.05)" calcext:base-cell-address="'DURACAO-M-CON'.B9"/>
            <calcext:condition calcext:apply-style-name="Sem título3" calcext:value="between(0.05,0.01)" calcext:base-cell-address="'DURACAO-M-CON'.B9"/>
            <calcext:condition calcext:apply-style-name="Sem título4" calcext:value="between(0.01,0.001)" calcext:base-cell-address="'DURACAO-M-CON'.B9"/>
          </calcext:conditional-format>
          <calcext:conditional-format calcext:target-range-address="'DURACAO-M-CHE'.B11:'DURACAO-M-CHE'.B11">
            <calcext:condition calcext:apply-style-name="Sem título1" calcext:value="between(0.1,1)" calcext:base-cell-address="'DURACAO-M-CON'.B11"/>
            <calcext:condition calcext:apply-style-name="Sem título2" calcext:value="between(0.1,0.05)" calcext:base-cell-address="'DURACAO-M-CON'.B11"/>
            <calcext:condition calcext:apply-style-name="Sem título3" calcext:value="between(0.05,0.01)" calcext:base-cell-address="'DURACAO-M-CON'.B11"/>
            <calcext:condition calcext:apply-style-name="Sem título4" calcext:value="between(0.01,0.001)" calcext:base-cell-address="'DURACAO-M-CON'.B11"/>
          </calcext:conditional-format>
          <calcext:conditional-format calcext:target-range-address="'DURACAO-M-CHE'.B11:'DURACAO-M-CHE'.B11">
            <calcext:condition calcext:apply-style-name="Sem título1" calcext:value="between(0.1,1)" calcext:base-cell-address="'DURACAO-M-CON'.B11"/>
            <calcext:condition calcext:apply-style-name="Sem título2" calcext:value="between(0.1,0.05)" calcext:base-cell-address="'DURACAO-M-CON'.B11"/>
            <calcext:condition calcext:apply-style-name="Sem título3" calcext:value="between(0.05,0.01)" calcext:base-cell-address="'DURACAO-M-CON'.B11"/>
            <calcext:condition calcext:apply-style-name="Sem título4" calcext:value="between(0.01,0.001)" calcext:base-cell-address="'DURACAO-M-CON'.B11"/>
          </calcext:conditional-format>
          <calcext:conditional-format calcext:target-range-address="'DURACAO-M-CHE'.B10:'DURACAO-M-CHE'.B10">
            <calcext:condition calcext:apply-style-name="Sem título1" calcext:value="between(0.1,1)" calcext:base-cell-address="'DURACAO-M-CON'.B10"/>
            <calcext:condition calcext:apply-style-name="Sem título2" calcext:value="between(0.1,0.05)" calcext:base-cell-address="'DURACAO-M-CON'.B10"/>
            <calcext:condition calcext:apply-style-name="Sem título3" calcext:value="between(0.05,0.01)" calcext:base-cell-address="'DURACAO-M-CON'.B10"/>
            <calcext:condition calcext:apply-style-name="Sem título4" calcext:value="between(0.01,0.001)" calcext:base-cell-address="'DURACAO-M-CON'.B10"/>
          </calcext:conditional-format>
          <calcext:conditional-format calcext:target-range-address="'DURACAO-M-CHE'.B12:'DURACAO-M-CHE'.B12">
            <calcext:condition calcext:apply-style-name="Sem título1" calcext:value="between(0.1,1)" calcext:base-cell-address="'DURACAO-M-CON'.B12"/>
            <calcext:condition calcext:apply-style-name="Sem título2" calcext:value="between(0.1,0.05)" calcext:base-cell-address="'DURACAO-M-CON'.B12"/>
            <calcext:condition calcext:apply-style-name="Sem título3" calcext:value="between(0.05,0.01)" calcext:base-cell-address="'DURACAO-M-CON'.B12"/>
            <calcext:condition calcext:apply-style-name="Sem título4" calcext:value="between(0.01,0.001)" calcext:base-cell-address="'DURACAO-M-CON'.B12"/>
          </calcext:conditional-format>
          <calcext:conditional-format calcext:target-range-address="'DURACAO-M-CHE'.B14:'DURACAO-M-CHE'.B14">
            <calcext:condition calcext:apply-style-name="Sem título1" calcext:value="between(0.1,1)" calcext:base-cell-address="'DURACAO-M-CON'.B14"/>
            <calcext:condition calcext:apply-style-name="Sem título2" calcext:value="between(0.1,0.05)" calcext:base-cell-address="'DURACAO-M-CON'.B14"/>
            <calcext:condition calcext:apply-style-name="Sem título3" calcext:value="between(0.05,0.01)" calcext:base-cell-address="'DURACAO-M-CON'.B14"/>
            <calcext:condition calcext:apply-style-name="Sem título4" calcext:value="between(0.01,0.001)" calcext:base-cell-address="'DURACAO-M-CON'.B14"/>
          </calcext:conditional-format>
          <calcext:conditional-format calcext:target-range-address="'DURACAO-M-CHE'.B14:'DURACAO-M-CHE'.B14">
            <calcext:condition calcext:apply-style-name="Sem título1" calcext:value="between(0.1,1)" calcext:base-cell-address="'DURACAO-M-CON'.B14"/>
            <calcext:condition calcext:apply-style-name="Sem título2" calcext:value="between(0.1,0.05)" calcext:base-cell-address="'DURACAO-M-CON'.B14"/>
            <calcext:condition calcext:apply-style-name="Sem título3" calcext:value="between(0.05,0.01)" calcext:base-cell-address="'DURACAO-M-CON'.B14"/>
            <calcext:condition calcext:apply-style-name="Sem título4" calcext:value="between(0.01,0.001)" calcext:base-cell-address="'DURACAO-M-CON'.B14"/>
          </calcext:conditional-format>
          <calcext:conditional-format calcext:target-range-address="'DURACAO-M-CHE'.B16:'DURACAO-M-CHE'.B16">
            <calcext:condition calcext:apply-style-name="Sem título1" calcext:value="between(0.1,1)" calcext:base-cell-address="'DURACAO-M-CON'.B16"/>
            <calcext:condition calcext:apply-style-name="Sem título2" calcext:value="between(0.1,0.05)" calcext:base-cell-address="'DURACAO-M-CON'.B16"/>
            <calcext:condition calcext:apply-style-name="Sem título3" calcext:value="between(0.05,0.01)" calcext:base-cell-address="'DURACAO-M-CON'.B16"/>
            <calcext:condition calcext:apply-style-name="Sem título4" calcext:value="between(0.01,0.001)" calcext:base-cell-address="'DURACAO-M-CON'.B16"/>
          </calcext:conditional-format>
          <calcext:conditional-format calcext:target-range-address="'DURACAO-M-CHE'.B16:'DURACAO-M-CHE'.B16">
            <calcext:condition calcext:apply-style-name="Sem título1" calcext:value="between(0.1,1)" calcext:base-cell-address="'DURACAO-M-CON'.B16"/>
            <calcext:condition calcext:apply-style-name="Sem título2" calcext:value="between(0.1,0.05)" calcext:base-cell-address="'DURACAO-M-CON'.B16"/>
            <calcext:condition calcext:apply-style-name="Sem título3" calcext:value="between(0.05,0.01)" calcext:base-cell-address="'DURACAO-M-CON'.B16"/>
            <calcext:condition calcext:apply-style-name="Sem título4" calcext:value="between(0.01,0.001)" calcext:base-cell-address="'DURACAO-M-CON'.B16"/>
          </calcext:conditional-format>
          <calcext:conditional-format calcext:target-range-address="'DURACAO-M-CHE'.B15:'DURACAO-M-CHE'.B15">
            <calcext:condition calcext:apply-style-name="Sem título1" calcext:value="between(0.1,1)" calcext:base-cell-address="'DURACAO-M-CON'.B15"/>
            <calcext:condition calcext:apply-style-name="Sem título2" calcext:value="between(0.1,0.05)" calcext:base-cell-address="'DURACAO-M-CON'.B15"/>
            <calcext:condition calcext:apply-style-name="Sem título3" calcext:value="between(0.05,0.01)" calcext:base-cell-address="'DURACAO-M-CON'.B15"/>
            <calcext:condition calcext:apply-style-name="Sem título4" calcext:value="between(0.01,0.001)" calcext:base-cell-address="'DURACAO-M-CON'.B15"/>
          </calcext:conditional-format>
          <calcext:conditional-format calcext:target-range-address="'DURACAO-M-CHE'.B17:'DURACAO-M-CHE'.B17">
            <calcext:condition calcext:apply-style-name="Sem título1" calcext:value="between(0.1,1)" calcext:base-cell-address="'DURACAO-M-CON'.B17"/>
            <calcext:condition calcext:apply-style-name="Sem título2" calcext:value="between(0.1,0.05)" calcext:base-cell-address="'DURACAO-M-CON'.B17"/>
            <calcext:condition calcext:apply-style-name="Sem título3" calcext:value="between(0.05,0.01)" calcext:base-cell-address="'DURACAO-M-CON'.B17"/>
            <calcext:condition calcext:apply-style-name="Sem título4" calcext:value="between(0.01,0.001)" calcext:base-cell-address="'DURACAO-M-CON'.B17"/>
          </calcext:conditional-format>
          <calcext:conditional-format calcext:target-range-address="'DURACAO-M-CHE'.B19:'DURACAO-M-CHE'.B19">
            <calcext:condition calcext:apply-style-name="Sem título1" calcext:value="between(0.1,1)" calcext:base-cell-address="'DURACAO-M-CON'.B19"/>
            <calcext:condition calcext:apply-style-name="Sem título2" calcext:value="between(0.1,0.05)" calcext:base-cell-address="'DURACAO-M-CON'.B19"/>
            <calcext:condition calcext:apply-style-name="Sem título3" calcext:value="between(0.05,0.01)" calcext:base-cell-address="'DURACAO-M-CON'.B19"/>
            <calcext:condition calcext:apply-style-name="Sem título4" calcext:value="between(0.01,0.001)" calcext:base-cell-address="'DURACAO-M-CON'.B19"/>
          </calcext:conditional-format>
          <calcext:conditional-format calcext:target-range-address="'DURACAO-M-CHE'.B19:'DURACAO-M-CHE'.B19">
            <calcext:condition calcext:apply-style-name="Sem título1" calcext:value="between(0.1,1)" calcext:base-cell-address="'DURACAO-M-CON'.B19"/>
            <calcext:condition calcext:apply-style-name="Sem título2" calcext:value="between(0.1,0.05)" calcext:base-cell-address="'DURACAO-M-CON'.B19"/>
            <calcext:condition calcext:apply-style-name="Sem título3" calcext:value="between(0.05,0.01)" calcext:base-cell-address="'DURACAO-M-CON'.B19"/>
            <calcext:condition calcext:apply-style-name="Sem título4" calcext:value="between(0.01,0.001)" calcext:base-cell-address="'DURACAO-M-CON'.B19"/>
          </calcext:conditional-format>
          <calcext:conditional-format calcext:target-range-address="'DURACAO-M-CHE'.B21:'DURACAO-M-CHE'.B21">
            <calcext:condition calcext:apply-style-name="Sem título1" calcext:value="between(0.1,1)" calcext:base-cell-address="'DURACAO-M-CON'.B21"/>
            <calcext:condition calcext:apply-style-name="Sem título2" calcext:value="between(0.1,0.05)" calcext:base-cell-address="'DURACAO-M-CON'.B21"/>
            <calcext:condition calcext:apply-style-name="Sem título3" calcext:value="between(0.05,0.01)" calcext:base-cell-address="'DURACAO-M-CON'.B21"/>
            <calcext:condition calcext:apply-style-name="Sem título4" calcext:value="between(0.01,0.001)" calcext:base-cell-address="'DURACAO-M-CON'.B21"/>
          </calcext:conditional-format>
          <calcext:conditional-format calcext:target-range-address="'DURACAO-M-CHE'.B21:'DURACAO-M-CHE'.B21">
            <calcext:condition calcext:apply-style-name="Sem título1" calcext:value="between(0.1,1)" calcext:base-cell-address="'DURACAO-M-CON'.B21"/>
            <calcext:condition calcext:apply-style-name="Sem título2" calcext:value="between(0.1,0.05)" calcext:base-cell-address="'DURACAO-M-CON'.B21"/>
            <calcext:condition calcext:apply-style-name="Sem título3" calcext:value="between(0.05,0.01)" calcext:base-cell-address="'DURACAO-M-CON'.B21"/>
            <calcext:condition calcext:apply-style-name="Sem título4" calcext:value="between(0.01,0.001)" calcext:base-cell-address="'DURACAO-M-CON'.B21"/>
          </calcext:conditional-format>
          <calcext:conditional-format calcext:target-range-address="'DURACAO-M-CHE'.B20:'DURACAO-M-CHE'.B20">
            <calcext:condition calcext:apply-style-name="Sem título1" calcext:value="between(0.1,1)" calcext:base-cell-address="'DURACAO-M-CON'.B20"/>
            <calcext:condition calcext:apply-style-name="Sem título2" calcext:value="between(0.1,0.05)" calcext:base-cell-address="'DURACAO-M-CON'.B20"/>
            <calcext:condition calcext:apply-style-name="Sem título3" calcext:value="between(0.05,0.01)" calcext:base-cell-address="'DURACAO-M-CON'.B20"/>
            <calcext:condition calcext:apply-style-name="Sem título4" calcext:value="between(0.01,0.001)" calcext:base-cell-address="'DURACAO-M-CON'.B20"/>
          </calcext:conditional-format>
          <calcext:conditional-format calcext:target-range-address="'DURACAO-M-CHE'.B22:'DURACAO-M-CHE'.B22">
            <calcext:condition calcext:apply-style-name="Sem título1" calcext:value="between(0.1,1)" calcext:base-cell-address="'DURACAO-M-CON'.B22"/>
            <calcext:condition calcext:apply-style-name="Sem título2" calcext:value="between(0.1,0.05)" calcext:base-cell-address="'DURACAO-M-CON'.B22"/>
            <calcext:condition calcext:apply-style-name="Sem título3" calcext:value="between(0.05,0.01)" calcext:base-cell-address="'DURACAO-M-CON'.B22"/>
            <calcext:condition calcext:apply-style-name="Sem título4" calcext:value="between(0.01,0.001)" calcext:base-cell-address="'DURACAO-M-CON'.B22"/>
          </calcext:conditional-format>
          <calcext:conditional-format calcext:target-range-address="'DURACAO-M-CHE'.B24:'DURACAO-M-CHE'.B24">
            <calcext:condition calcext:apply-style-name="Sem título1" calcext:value="between(0.1,1)" calcext:base-cell-address="'DURACAO-M-CON'.B24"/>
            <calcext:condition calcext:apply-style-name="Sem título2" calcext:value="between(0.1,0.05)" calcext:base-cell-address="'DURACAO-M-CON'.B24"/>
            <calcext:condition calcext:apply-style-name="Sem título3" calcext:value="between(0.05,0.01)" calcext:base-cell-address="'DURACAO-M-CON'.B24"/>
            <calcext:condition calcext:apply-style-name="Sem título4" calcext:value="between(0.01,0.001)" calcext:base-cell-address="'DURACAO-M-CON'.B24"/>
          </calcext:conditional-format>
          <calcext:conditional-format calcext:target-range-address="'DURACAO-M-CHE'.B24:'DURACAO-M-CHE'.B24">
            <calcext:condition calcext:apply-style-name="Sem título1" calcext:value="between(0.1,1)" calcext:base-cell-address="'DURACAO-M-CON'.B24"/>
            <calcext:condition calcext:apply-style-name="Sem título2" calcext:value="between(0.1,0.05)" calcext:base-cell-address="'DURACAO-M-CON'.B24"/>
            <calcext:condition calcext:apply-style-name="Sem título3" calcext:value="between(0.05,0.01)" calcext:base-cell-address="'DURACAO-M-CON'.B24"/>
            <calcext:condition calcext:apply-style-name="Sem título4" calcext:value="between(0.01,0.001)" calcext:base-cell-address="'DURACAO-M-CON'.B24"/>
          </calcext:conditional-format>
          <calcext:conditional-format calcext:target-range-address="'DURACAO-M-CHE'.B26:'DURACAO-M-CHE'.B26">
            <calcext:condition calcext:apply-style-name="Sem título1" calcext:value="between(0.1,1)" calcext:base-cell-address="'DURACAO-M-CON'.B26"/>
            <calcext:condition calcext:apply-style-name="Sem título2" calcext:value="between(0.1,0.05)" calcext:base-cell-address="'DURACAO-M-CON'.B26"/>
            <calcext:condition calcext:apply-style-name="Sem título3" calcext:value="between(0.05,0.01)" calcext:base-cell-address="'DURACAO-M-CON'.B26"/>
            <calcext:condition calcext:apply-style-name="Sem título4" calcext:value="between(0.01,0.001)" calcext:base-cell-address="'DURACAO-M-CON'.B26"/>
          </calcext:conditional-format>
          <calcext:conditional-format calcext:target-range-address="'DURACAO-M-CHE'.B26:'DURACAO-M-CHE'.B26">
            <calcext:condition calcext:apply-style-name="Sem título1" calcext:value="between(0.1,1)" calcext:base-cell-address="'DURACAO-M-CON'.B26"/>
            <calcext:condition calcext:apply-style-name="Sem título2" calcext:value="between(0.1,0.05)" calcext:base-cell-address="'DURACAO-M-CON'.B26"/>
            <calcext:condition calcext:apply-style-name="Sem título3" calcext:value="between(0.05,0.01)" calcext:base-cell-address="'DURACAO-M-CON'.B26"/>
            <calcext:condition calcext:apply-style-name="Sem título4" calcext:value="between(0.01,0.001)" calcext:base-cell-address="'DURACAO-M-CON'.B26"/>
          </calcext:conditional-format>
          <calcext:conditional-format calcext:target-range-address="'DURACAO-M-CHE'.B25:'DURACAO-M-CHE'.B25">
            <calcext:condition calcext:apply-style-name="Sem título1" calcext:value="between(0.1,1)" calcext:base-cell-address="'DURACAO-M-CON'.B25"/>
            <calcext:condition calcext:apply-style-name="Sem título2" calcext:value="between(0.1,0.05)" calcext:base-cell-address="'DURACAO-M-CON'.B25"/>
            <calcext:condition calcext:apply-style-name="Sem título3" calcext:value="between(0.05,0.01)" calcext:base-cell-address="'DURACAO-M-CON'.B25"/>
            <calcext:condition calcext:apply-style-name="Sem título4" calcext:value="between(0.01,0.001)" calcext:base-cell-address="'DURACAO-M-CON'.B25"/>
          </calcext:conditional-format>
          <calcext:conditional-format calcext:target-range-address="'DURACAO-M-CHE'.B27:'DURACAO-M-CHE'.B27">
            <calcext:condition calcext:apply-style-name="Sem título1" calcext:value="between(0.1,1)" calcext:base-cell-address="'DURACAO-M-CON'.B27"/>
            <calcext:condition calcext:apply-style-name="Sem título2" calcext:value="between(0.1,0.05)" calcext:base-cell-address="'DURACAO-M-CON'.B27"/>
            <calcext:condition calcext:apply-style-name="Sem título3" calcext:value="between(0.05,0.01)" calcext:base-cell-address="'DURACAO-M-CON'.B27"/>
            <calcext:condition calcext:apply-style-name="Sem título4" calcext:value="between(0.01,0.001)" calcext:base-cell-address="'DURACAO-M-CON'.B27"/>
          </calcext:conditional-format>
          <calcext:conditional-format calcext:target-range-address="'DURACAO-M-CHE'.B31:'DURACAO-M-CHE'.B31">
            <calcext:condition calcext:apply-style-name="Sem título1" calcext:value="between(0.1,1)" calcext:base-cell-address="'DURACAO-M-CON'.B31"/>
            <calcext:condition calcext:apply-style-name="Sem título2" calcext:value="between(0.1,0.05)" calcext:base-cell-address="'DURACAO-M-CON'.B31"/>
            <calcext:condition calcext:apply-style-name="Sem título3" calcext:value="between(0.05,0.01)" calcext:base-cell-address="'DURACAO-M-CON'.B31"/>
            <calcext:condition calcext:apply-style-name="Sem título4" calcext:value="between(0.01,0.001)" calcext:base-cell-address="'DURACAO-M-CON'.B31"/>
          </calcext:conditional-format>
          <calcext:conditional-format calcext:target-range-address="'DURACAO-M-CHE'.B31:'DURACAO-M-CHE'.B31">
            <calcext:condition calcext:apply-style-name="Sem título1" calcext:value="between(0.1,1)" calcext:base-cell-address="'DURACAO-M-CON'.B31"/>
            <calcext:condition calcext:apply-style-name="Sem título2" calcext:value="between(0.1,0.05)" calcext:base-cell-address="'DURACAO-M-CON'.B31"/>
            <calcext:condition calcext:apply-style-name="Sem título3" calcext:value="between(0.05,0.01)" calcext:base-cell-address="'DURACAO-M-CON'.B31"/>
            <calcext:condition calcext:apply-style-name="Sem título4" calcext:value="between(0.01,0.001)" calcext:base-cell-address="'DURACAO-M-CON'.B31"/>
          </calcext:conditional-format>
          <calcext:conditional-format calcext:target-range-address="'DURACAO-M-CHE'.B30:'DURACAO-M-CHE'.B30">
            <calcext:condition calcext:apply-style-name="Sem título1" calcext:value="between(0.1,1)" calcext:base-cell-address="'DURACAO-M-CON'.B30"/>
            <calcext:condition calcext:apply-style-name="Sem título2" calcext:value="between(0.1,0.05)" calcext:base-cell-address="'DURACAO-M-CON'.B30"/>
            <calcext:condition calcext:apply-style-name="Sem título3" calcext:value="between(0.05,0.01)" calcext:base-cell-address="'DURACAO-M-CON'.B30"/>
            <calcext:condition calcext:apply-style-name="Sem título4" calcext:value="between(0.01,0.001)" calcext:base-cell-address="'DURACAO-M-CON'.B30"/>
          </calcext:conditional-format>
          <calcext:conditional-format calcext:target-range-address="'DURACAO-M-CHE'.B32:'DURACAO-M-CHE'.B32">
            <calcext:condition calcext:apply-style-name="Sem título1" calcext:value="between(0.1,1)" calcext:base-cell-address="'DURACAO-M-CON'.B32"/>
            <calcext:condition calcext:apply-style-name="Sem título2" calcext:value="between(0.1,0.05)" calcext:base-cell-address="'DURACAO-M-CON'.B32"/>
            <calcext:condition calcext:apply-style-name="Sem título3" calcext:value="between(0.05,0.01)" calcext:base-cell-address="'DURACAO-M-CON'.B32"/>
            <calcext:condition calcext:apply-style-name="Sem título4" calcext:value="between(0.01,0.001)" calcext:base-cell-address="'DURACAO-M-CON'.B32"/>
          </calcext:conditional-format>
          <calcext:conditional-format calcext:target-range-address="'DURACAO-M-CHE'.G4:'DURACAO-M-CHE'.G7">
            <calcext:condition calcext:apply-style-name="Sem título1" calcext:value="between(0.1,1)" calcext:base-cell-address="'DURACAO-M-CON'.G4"/>
            <calcext:condition calcext:apply-style-name="Sem título2" calcext:value="between(0.1,0.05)" calcext:base-cell-address="'DURACAO-M-CON'.G4"/>
            <calcext:condition calcext:apply-style-name="Sem título3" calcext:value="between(0.05,0.01)" calcext:base-cell-address="'DURACAO-M-CON'.G4"/>
            <calcext:condition calcext:apply-style-name="Sem título4" calcext:value="between(0.01,0.001)" calcext:base-cell-address="'DURACAO-M-CON'.G4"/>
          </calcext:conditional-format>
          <calcext:conditional-format calcext:target-range-address="'DURACAO-M-CHE'.G4:'DURACAO-M-CHE'.G7">
            <calcext:condition calcext:apply-style-name="Sem título1" calcext:value="between(0.1,1)" calcext:base-cell-address="'DURACAO-M-CON'.G4"/>
            <calcext:condition calcext:apply-style-name="Sem título2" calcext:value="between(0.1,0.05)" calcext:base-cell-address="'DURACAO-M-CON'.G4"/>
            <calcext:condition calcext:apply-style-name="Sem título3" calcext:value="between(0.05,0.01)" calcext:base-cell-address="'DURACAO-M-CON'.G4"/>
            <calcext:condition calcext:apply-style-name="Sem título4" calcext:value="between(0.01,0.001)" calcext:base-cell-address="'DURACAO-M-CON'.G4"/>
          </calcext:conditional-format>
          <calcext:conditional-format calcext:target-range-address="'DURACAO-M-CHE'.G3:'DURACAO-M-CHE'.G3">
            <calcext:condition calcext:apply-style-name="Sem título1" calcext:value="between(0.1,1)" calcext:base-cell-address="'DURACAO-M-CON'.G3"/>
            <calcext:condition calcext:apply-style-name="Sem título2" calcext:value="between(0.1,0.05)" calcext:base-cell-address="'DURACAO-M-CON'.G3"/>
            <calcext:condition calcext:apply-style-name="Sem título3" calcext:value="between(0.05,0.01)" calcext:base-cell-address="'DURACAO-M-CON'.G3"/>
            <calcext:condition calcext:apply-style-name="Sem título4" calcext:value="between(0.01,0.001)" calcext:base-cell-address="'DURACAO-M-CON'.G3"/>
          </calcext:conditional-format>
          <calcext:conditional-format calcext:target-range-address="'DURACAO-M-CHE'.E10:'DURACAO-M-CHE'.E12">
            <calcext:condition calcext:apply-style-name="Sem título1" calcext:value="between(0.1,1)" calcext:base-cell-address="'DURACAO-M-CON'.E10"/>
            <calcext:condition calcext:apply-style-name="Sem título2" calcext:value="between(0.1,0.05)" calcext:base-cell-address="'DURACAO-M-CON'.E10"/>
            <calcext:condition calcext:apply-style-name="Sem título3" calcext:value="between(0.05,0.01)" calcext:base-cell-address="'DURACAO-M-CON'.E10"/>
            <calcext:condition calcext:apply-style-name="Sem título4" calcext:value="between(0.01,0.001)" calcext:base-cell-address="'DURACAO-M-CON'.E10"/>
          </calcext:conditional-format>
          <calcext:conditional-format calcext:target-range-address="'DURACAO-M-CHE'.E9:'DURACAO-M-CHE'.E9">
            <calcext:condition calcext:apply-style-name="Sem título1" calcext:value="between(0.1,1)" calcext:base-cell-address="'DURACAO-M-CON'.E9"/>
            <calcext:condition calcext:apply-style-name="Sem título2" calcext:value="between(0.1,0.05)" calcext:base-cell-address="'DURACAO-M-CON'.E9"/>
            <calcext:condition calcext:apply-style-name="Sem título3" calcext:value="between(0.05,0.01)" calcext:base-cell-address="'DURACAO-M-CON'.E9"/>
            <calcext:condition calcext:apply-style-name="Sem título4" calcext:value="between(0.01,0.001)" calcext:base-cell-address="'DURACAO-M-CON'.E9"/>
          </calcext:conditional-format>
          <calcext:conditional-format calcext:target-range-address="'DURACAO-M-CHE'.E8:'DURACAO-M-CHE'.E8">
            <calcext:condition calcext:apply-style-name="Sem título1" calcext:value="between(0.1,1)" calcext:base-cell-address="'DURACAO-M-CON'.E8"/>
            <calcext:condition calcext:apply-style-name="Sem título2" calcext:value="between(0.1,0.05)" calcext:base-cell-address="'DURACAO-M-CON'.E8"/>
            <calcext:condition calcext:apply-style-name="Sem título3" calcext:value="between(0.05,0.01)" calcext:base-cell-address="'DURACAO-M-CON'.E8"/>
            <calcext:condition calcext:apply-style-name="Sem título4" calcext:value="between(0.01,0.001)" calcext:base-cell-address="'DURACAO-M-CON'.E8"/>
          </calcext:conditional-format>
          <calcext:conditional-format calcext:target-range-address="'DURACAO-M-CHE'.I9:'DURACAO-M-CHE'.I12">
            <calcext:condition calcext:apply-style-name="Sem título1" calcext:value="between(0.1,1)" calcext:base-cell-address="'DURACAO-M-CON'.I9"/>
            <calcext:condition calcext:apply-style-name="Sem título2" calcext:value="between(0.1,0.05)" calcext:base-cell-address="'DURACAO-M-CON'.I9"/>
            <calcext:condition calcext:apply-style-name="Sem título3" calcext:value="between(0.05,0.01)" calcext:base-cell-address="'DURACAO-M-CON'.I9"/>
            <calcext:condition calcext:apply-style-name="Sem título4" calcext:value="between(0.01,0.001)" calcext:base-cell-address="'DURACAO-M-CON'.I9"/>
          </calcext:conditional-format>
          <calcext:conditional-format calcext:target-range-address="'DURACAO-M-CHE'.I9:'DURACAO-M-CHE'.I12">
            <calcext:condition calcext:apply-style-name="Sem título1" calcext:value="between(0.1,1)" calcext:base-cell-address="'DURACAO-M-CON'.I9"/>
            <calcext:condition calcext:apply-style-name="Sem título2" calcext:value="between(0.1,0.05)" calcext:base-cell-address="'DURACAO-M-CON'.I9"/>
            <calcext:condition calcext:apply-style-name="Sem título3" calcext:value="between(0.05,0.01)" calcext:base-cell-address="'DURACAO-M-CON'.I9"/>
            <calcext:condition calcext:apply-style-name="Sem título4" calcext:value="between(0.01,0.001)" calcext:base-cell-address="'DURACAO-M-CON'.I9"/>
          </calcext:conditional-format>
          <calcext:conditional-format calcext:target-range-address="'DURACAO-M-CHE'.I8:'DURACAO-M-CHE'.I8">
            <calcext:condition calcext:apply-style-name="Sem título1" calcext:value="between(0.1,1)" calcext:base-cell-address="'DURACAO-M-CON'.I8"/>
            <calcext:condition calcext:apply-style-name="Sem título2" calcext:value="between(0.1,0.05)" calcext:base-cell-address="'DURACAO-M-CON'.I8"/>
            <calcext:condition calcext:apply-style-name="Sem título3" calcext:value="between(0.05,0.01)" calcext:base-cell-address="'DURACAO-M-CON'.I8"/>
            <calcext:condition calcext:apply-style-name="Sem título4" calcext:value="between(0.01,0.001)" calcext:base-cell-address="'DURACAO-M-CON'.I8"/>
          </calcext:conditional-format>
          <calcext:conditional-format calcext:target-range-address="'DURACAO-M-CHE'.K14:'DURACAO-M-CHE'.K17">
            <calcext:condition calcext:apply-style-name="Sem título1" calcext:value="between(0.1,1)" calcext:base-cell-address="'DURACAO-M-CON'.K14"/>
            <calcext:condition calcext:apply-style-name="Sem título2" calcext:value="between(0.1,0.05)" calcext:base-cell-address="'DURACAO-M-CON'.K14"/>
            <calcext:condition calcext:apply-style-name="Sem título3" calcext:value="between(0.05,0.01)" calcext:base-cell-address="'DURACAO-M-CON'.K14"/>
            <calcext:condition calcext:apply-style-name="Sem título4" calcext:value="between(0.01,0.001)" calcext:base-cell-address="'DURACAO-M-CON'.K14"/>
          </calcext:conditional-format>
          <calcext:conditional-format calcext:target-range-address="'DURACAO-M-CHE'.K14:'DURACAO-M-CHE'.K17">
            <calcext:condition calcext:apply-style-name="Sem título1" calcext:value="between(0.1,1)" calcext:base-cell-address="'DURACAO-M-CON'.K14"/>
            <calcext:condition calcext:apply-style-name="Sem título2" calcext:value="between(0.1,0.05)" calcext:base-cell-address="'DURACAO-M-CON'.K14"/>
            <calcext:condition calcext:apply-style-name="Sem título3" calcext:value="between(0.05,0.01)" calcext:base-cell-address="'DURACAO-M-CON'.K14"/>
            <calcext:condition calcext:apply-style-name="Sem título4" calcext:value="between(0.01,0.001)" calcext:base-cell-address="'DURACAO-M-CON'.K14"/>
          </calcext:conditional-format>
          <calcext:conditional-format calcext:target-range-address="'DURACAO-M-CHE'.K13:'DURACAO-M-CHE'.K13">
            <calcext:condition calcext:apply-style-name="Sem título1" calcext:value="between(0.1,1)" calcext:base-cell-address="'DURACAO-M-CON'.K13"/>
            <calcext:condition calcext:apply-style-name="Sem título2" calcext:value="between(0.1,0.05)" calcext:base-cell-address="'DURACAO-M-CON'.K13"/>
            <calcext:condition calcext:apply-style-name="Sem título3" calcext:value="between(0.05,0.01)" calcext:base-cell-address="'DURACAO-M-CON'.K13"/>
            <calcext:condition calcext:apply-style-name="Sem título4" calcext:value="between(0.01,0.001)" calcext:base-cell-address="'DURACAO-M-CON'.K13"/>
          </calcext:conditional-format>
          <calcext:conditional-format calcext:target-range-address="'DURACAO-M-CHE'.M19:'DURACAO-M-CHE'.M22">
            <calcext:condition calcext:apply-style-name="Sem título1" calcext:value="between(0.1,1)" calcext:base-cell-address="'DURACAO-M-CON'.M19"/>
            <calcext:condition calcext:apply-style-name="Sem título2" calcext:value="between(0.1,0.05)" calcext:base-cell-address="'DURACAO-M-CON'.M19"/>
            <calcext:condition calcext:apply-style-name="Sem título3" calcext:value="between(0.05,0.01)" calcext:base-cell-address="'DURACAO-M-CON'.M19"/>
            <calcext:condition calcext:apply-style-name="Sem título4" calcext:value="between(0.01,0.001)" calcext:base-cell-address="'DURACAO-M-CON'.M19"/>
          </calcext:conditional-format>
          <calcext:conditional-format calcext:target-range-address="'DURACAO-M-CHE'.M19:'DURACAO-M-CHE'.M22">
            <calcext:condition calcext:apply-style-name="Sem título1" calcext:value="between(0.1,1)" calcext:base-cell-address="'DURACAO-M-CON'.M19"/>
            <calcext:condition calcext:apply-style-name="Sem título2" calcext:value="between(0.1,0.05)" calcext:base-cell-address="'DURACAO-M-CON'.M19"/>
            <calcext:condition calcext:apply-style-name="Sem título3" calcext:value="between(0.05,0.01)" calcext:base-cell-address="'DURACAO-M-CON'.M19"/>
            <calcext:condition calcext:apply-style-name="Sem título4" calcext:value="between(0.01,0.001)" calcext:base-cell-address="'DURACAO-M-CON'.M19"/>
          </calcext:conditional-format>
          <calcext:conditional-format calcext:target-range-address="'DURACAO-M-CHE'.M18:'DURACAO-M-CHE'.M18">
            <calcext:condition calcext:apply-style-name="Sem título1" calcext:value="between(0.1,1)" calcext:base-cell-address="'DURACAO-M-CON'.M18"/>
            <calcext:condition calcext:apply-style-name="Sem título2" calcext:value="between(0.1,0.05)" calcext:base-cell-address="'DURACAO-M-CON'.M18"/>
            <calcext:condition calcext:apply-style-name="Sem título3" calcext:value="between(0.05,0.01)" calcext:base-cell-address="'DURACAO-M-CON'.M18"/>
            <calcext:condition calcext:apply-style-name="Sem título4" calcext:value="between(0.01,0.001)" calcext:base-cell-address="'DURACAO-M-CON'.M18"/>
          </calcext:conditional-format>
          <calcext:conditional-format calcext:target-range-address="'DURACAO-M-CHE'.O24:'DURACAO-M-CHE'.O27">
            <calcext:condition calcext:apply-style-name="Sem título1" calcext:value="between(0.1,1)" calcext:base-cell-address="'DURACAO-M-CON'.O24"/>
            <calcext:condition calcext:apply-style-name="Sem título2" calcext:value="between(0.1,0.05)" calcext:base-cell-address="'DURACAO-M-CON'.O24"/>
            <calcext:condition calcext:apply-style-name="Sem título3" calcext:value="between(0.05,0.01)" calcext:base-cell-address="'DURACAO-M-CON'.O24"/>
            <calcext:condition calcext:apply-style-name="Sem título4" calcext:value="between(0.01,0.001)" calcext:base-cell-address="'DURACAO-M-CON'.O24"/>
          </calcext:conditional-format>
          <calcext:conditional-format calcext:target-range-address="'DURACAO-M-CHE'.O24:'DURACAO-M-CHE'.O27">
            <calcext:condition calcext:apply-style-name="Sem título1" calcext:value="between(0.1,1)" calcext:base-cell-address="'DURACAO-M-CON'.O24"/>
            <calcext:condition calcext:apply-style-name="Sem título2" calcext:value="between(0.1,0.05)" calcext:base-cell-address="'DURACAO-M-CON'.O24"/>
            <calcext:condition calcext:apply-style-name="Sem título3" calcext:value="between(0.05,0.01)" calcext:base-cell-address="'DURACAO-M-CON'.O24"/>
            <calcext:condition calcext:apply-style-name="Sem título4" calcext:value="between(0.01,0.001)" calcext:base-cell-address="'DURACAO-M-CON'.O24"/>
          </calcext:conditional-format>
          <calcext:conditional-format calcext:target-range-address="'DURACAO-M-CHE'.O23:'DURACAO-M-CHE'.O23">
            <calcext:condition calcext:apply-style-name="Sem título1" calcext:value="between(0.1,1)" calcext:base-cell-address="'DURACAO-M-CON'.O23"/>
            <calcext:condition calcext:apply-style-name="Sem título2" calcext:value="between(0.1,0.05)" calcext:base-cell-address="'DURACAO-M-CON'.O23"/>
            <calcext:condition calcext:apply-style-name="Sem título3" calcext:value="between(0.05,0.01)" calcext:base-cell-address="'DURACAO-M-CON'.O23"/>
            <calcext:condition calcext:apply-style-name="Sem título4" calcext:value="between(0.01,0.001)" calcext:base-cell-address="'DURACAO-M-CON'.O23"/>
          </calcext:conditional-format>
          <calcext:conditional-format calcext:target-range-address="'DURACAO-M-CHE'.B29:'DURACAO-M-CHE'.B29">
            <calcext:condition calcext:apply-style-name="Sem título1" calcext:value="between(0.1,1)" calcext:base-cell-address="'DURACAO-M-CON'.B29"/>
            <calcext:condition calcext:apply-style-name="Sem título2" calcext:value="between(0.1,0.05)" calcext:base-cell-address="'DURACAO-M-CON'.B29"/>
            <calcext:condition calcext:apply-style-name="Sem título3" calcext:value="between(0.05,0.01)" calcext:base-cell-address="'DURACAO-M-CON'.B29"/>
            <calcext:condition calcext:apply-style-name="Sem título4" calcext:value="between(0.01,0.001)" calcext:base-cell-address="'DURACAO-M-CON'.B29"/>
          </calcext:conditional-format>
          <calcext:conditional-format calcext:target-range-address="'DURACAO-M-CHE'.B29:'DURACAO-M-CHE'.B29">
            <calcext:condition calcext:apply-style-name="Sem título1" calcext:value="between(0.1,1)" calcext:base-cell-address="'DURACAO-M-CON'.B29"/>
            <calcext:condition calcext:apply-style-name="Sem título2" calcext:value="between(0.1,0.05)" calcext:base-cell-address="'DURACAO-M-CON'.B29"/>
            <calcext:condition calcext:apply-style-name="Sem título3" calcext:value="between(0.05,0.01)" calcext:base-cell-address="'DURACAO-M-CON'.B29"/>
            <calcext:condition calcext:apply-style-name="Sem título4" calcext:value="between(0.01,0.001)" calcext:base-cell-address="'DURACAO-M-CON'.B29"/>
          </calcext:conditional-format>
          <calcext:conditional-format calcext:target-range-address="'DURACAO-M-CHE'.Q29:'DURACAO-M-CHE'.Q32">
            <calcext:condition calcext:apply-style-name="Sem título1" calcext:value="between(0.1,1)" calcext:base-cell-address="'DURACAO-M-CON'.Q29"/>
            <calcext:condition calcext:apply-style-name="Sem título2" calcext:value="between(0.1,0.05)" calcext:base-cell-address="'DURACAO-M-CON'.Q29"/>
            <calcext:condition calcext:apply-style-name="Sem título3" calcext:value="between(0.05,0.01)" calcext:base-cell-address="'DURACAO-M-CON'.Q29"/>
            <calcext:condition calcext:apply-style-name="Sem título4" calcext:value="between(0.01,0.001)" calcext:base-cell-address="'DURACAO-M-CON'.Q29"/>
          </calcext:conditional-format>
          <calcext:conditional-format calcext:target-range-address="'DURACAO-M-CHE'.Q29:'DURACAO-M-CHE'.Q32">
            <calcext:condition calcext:apply-style-name="Sem título1" calcext:value="between(0.1,1)" calcext:base-cell-address="'DURACAO-M-CON'.Q29"/>
            <calcext:condition calcext:apply-style-name="Sem título2" calcext:value="between(0.1,0.05)" calcext:base-cell-address="'DURACAO-M-CON'.Q29"/>
            <calcext:condition calcext:apply-style-name="Sem título3" calcext:value="between(0.05,0.01)" calcext:base-cell-address="'DURACAO-M-CON'.Q29"/>
            <calcext:condition calcext:apply-style-name="Sem título4" calcext:value="between(0.01,0.001)" calcext:base-cell-address="'DURACAO-M-CON'.Q29"/>
          </calcext:conditional-format>
          <calcext:conditional-format calcext:target-range-address="'DURACAO-M-CHE'.Q28:'DURACAO-M-CHE'.Q28">
            <calcext:condition calcext:apply-style-name="Sem título1" calcext:value="between(0.1,1)" calcext:base-cell-address="'DURACAO-M-CON'.Q28"/>
            <calcext:condition calcext:apply-style-name="Sem título2" calcext:value="between(0.1,0.05)" calcext:base-cell-address="'DURACAO-M-CON'.Q28"/>
            <calcext:condition calcext:apply-style-name="Sem título3" calcext:value="between(0.05,0.01)" calcext:base-cell-address="'DURACAO-M-CON'.Q28"/>
            <calcext:condition calcext:apply-style-name="Sem título4" calcext:value="between(0.01,0.001)" calcext:base-cell-address="'DURACAO-M-CON'.Q28"/>
          </calcext:conditional-format>
          <calcext:conditional-format calcext:target-range-address="'DURACAO-M-CHE'.B40:'DURACAO-M-CHE'.B40">
            <calcext:condition calcext:apply-style-name="Sem título1" calcext:value="between(0.1,1)" calcext:base-cell-address="'DURACAO-M-CON'.B40"/>
            <calcext:condition calcext:apply-style-name="Sem título2" calcext:value="between(0.1,0.05)" calcext:base-cell-address="'DURACAO-M-CON'.B40"/>
            <calcext:condition calcext:apply-style-name="Sem título3" calcext:value="between(0.05,0.01)" calcext:base-cell-address="'DURACAO-M-CON'.B40"/>
            <calcext:condition calcext:apply-style-name="Sem título4" calcext:value="between(0.01,0.001)" calcext:base-cell-address="'DURACAO-M-CON'.B40"/>
          </calcext:conditional-format>
          <calcext:conditional-format calcext:target-range-address="'DURACAO-M-CHE'.B45:'DURACAO-M-CHE'.B45">
            <calcext:condition calcext:apply-style-name="Sem título1" calcext:value="between(0.1,1)" calcext:base-cell-address="'DURACAO-M-CON'.B45"/>
            <calcext:condition calcext:apply-style-name="Sem título2" calcext:value="between(0.1,0.05)" calcext:base-cell-address="'DURACAO-M-CON'.B45"/>
            <calcext:condition calcext:apply-style-name="Sem título3" calcext:value="between(0.05,0.01)" calcext:base-cell-address="'DURACAO-M-CON'.B45"/>
            <calcext:condition calcext:apply-style-name="Sem título4" calcext:value="between(0.01,0.001)" calcext:base-cell-address="'DURACAO-M-CON'.B45"/>
          </calcext:conditional-format>
          <calcext:conditional-format calcext:target-range-address="'DURACAO-M-CHE'.B50:'DURACAO-M-CHE'.B50">
            <calcext:condition calcext:apply-style-name="Sem título1" calcext:value="between(0.1,1)" calcext:base-cell-address="'DURACAO-M-CON'.B50"/>
            <calcext:condition calcext:apply-style-name="Sem título2" calcext:value="between(0.1,0.05)" calcext:base-cell-address="'DURACAO-M-CON'.B50"/>
            <calcext:condition calcext:apply-style-name="Sem título3" calcext:value="between(0.05,0.01)" calcext:base-cell-address="'DURACAO-M-CON'.B50"/>
            <calcext:condition calcext:apply-style-name="Sem título4" calcext:value="between(0.01,0.001)" calcext:base-cell-address="'DURACAO-M-CON'.B50"/>
          </calcext:conditional-format>
          <calcext:conditional-format calcext:target-range-address="'DURACAO-M-CHE'.B55:'DURACAO-M-CHE'.B55">
            <calcext:condition calcext:apply-style-name="Sem título1" calcext:value="between(0.1,1)" calcext:base-cell-address="'DURACAO-M-CON'.B55"/>
            <calcext:condition calcext:apply-style-name="Sem título2" calcext:value="between(0.1,0.05)" calcext:base-cell-address="'DURACAO-M-CON'.B55"/>
            <calcext:condition calcext:apply-style-name="Sem título3" calcext:value="between(0.05,0.01)" calcext:base-cell-address="'DURACAO-M-CON'.B55"/>
            <calcext:condition calcext:apply-style-name="Sem título4" calcext:value="between(0.01,0.001)" calcext:base-cell-address="'DURACAO-M-CON'.B55"/>
          </calcext:conditional-format>
          <calcext:conditional-format calcext:target-range-address="'DURACAO-M-CHE'.B60:'DURACAO-M-CHE'.B60">
            <calcext:condition calcext:apply-style-name="Sem título1" calcext:value="between(0.1,1)" calcext:base-cell-address="'DURACAO-M-CON'.B60"/>
            <calcext:condition calcext:apply-style-name="Sem título2" calcext:value="between(0.1,0.05)" calcext:base-cell-address="'DURACAO-M-CON'.B60"/>
            <calcext:condition calcext:apply-style-name="Sem título3" calcext:value="between(0.05,0.01)" calcext:base-cell-address="'DURACAO-M-CON'.B60"/>
            <calcext:condition calcext:apply-style-name="Sem título4" calcext:value="between(0.01,0.001)" calcext:base-cell-address="'DURACAO-M-CON'.B60"/>
          </calcext:conditional-format>
          <calcext:conditional-format calcext:target-range-address="'DURACAO-M-CHE'.E37:'DURACAO-M-CHE'.E39">
            <calcext:condition calcext:apply-style-name="Sem título1" calcext:value="between(0.1,1)" calcext:base-cell-address="'DURACAO-M-CON'.E37"/>
            <calcext:condition calcext:apply-style-name="Sem título2" calcext:value="between(0.1,0.05)" calcext:base-cell-address="'DURACAO-M-CON'.E37"/>
            <calcext:condition calcext:apply-style-name="Sem título3" calcext:value="between(0.05,0.01)" calcext:base-cell-address="'DURACAO-M-CON'.E37"/>
            <calcext:condition calcext:apply-style-name="Sem título4" calcext:value="between(0.01,0.001)" calcext:base-cell-address="'DURACAO-M-CON'.E37"/>
          </calcext:conditional-format>
          <calcext:conditional-format calcext:target-range-address="'DURACAO-M-CHE'.E36:'DURACAO-M-CHE'.E36">
            <calcext:condition calcext:apply-style-name="Sem título1" calcext:value="between(0.1,1)" calcext:base-cell-address="'DURACAO-M-CON'.E36"/>
            <calcext:condition calcext:apply-style-name="Sem título2" calcext:value="between(0.1,0.05)" calcext:base-cell-address="'DURACAO-M-CON'.E36"/>
            <calcext:condition calcext:apply-style-name="Sem título3" calcext:value="between(0.05,0.01)" calcext:base-cell-address="'DURACAO-M-CON'.E36"/>
            <calcext:condition calcext:apply-style-name="Sem título4" calcext:value="between(0.01,0.001)" calcext:base-cell-address="'DURACAO-M-CON'.E36"/>
          </calcext:conditional-format>
          <calcext:conditional-format calcext:target-range-address="'DURACAO-M-CHE'.E35:'DURACAO-M-CHE'.E35">
            <calcext:condition calcext:apply-style-name="Sem título1" calcext:value="between(0.1,1)" calcext:base-cell-address="'DURACAO-M-CON'.E35"/>
            <calcext:condition calcext:apply-style-name="Sem título2" calcext:value="between(0.1,0.05)" calcext:base-cell-address="'DURACAO-M-CON'.E35"/>
            <calcext:condition calcext:apply-style-name="Sem título3" calcext:value="between(0.05,0.01)" calcext:base-cell-address="'DURACAO-M-CON'.E35"/>
            <calcext:condition calcext:apply-style-name="Sem título4" calcext:value="between(0.01,0.001)" calcext:base-cell-address="'DURACAO-M-CON'.E35"/>
          </calcext:conditional-format>
          <calcext:conditional-format calcext:target-range-address="'DURACAO-M-CHE'.E47:'DURACAO-M-CHE'.E49">
            <calcext:condition calcext:apply-style-name="Sem título1" calcext:value="between(0.1,1)" calcext:base-cell-address="'DURACAO-M-CON'.E47"/>
            <calcext:condition calcext:apply-style-name="Sem título2" calcext:value="between(0.1,0.05)" calcext:base-cell-address="'DURACAO-M-CON'.E47"/>
            <calcext:condition calcext:apply-style-name="Sem título3" calcext:value="between(0.05,0.01)" calcext:base-cell-address="'DURACAO-M-CON'.E47"/>
            <calcext:condition calcext:apply-style-name="Sem título4" calcext:value="between(0.01,0.001)" calcext:base-cell-address="'DURACAO-M-CON'.E47"/>
          </calcext:conditional-format>
          <calcext:conditional-format calcext:target-range-address="'DURACAO-M-CHE'.E46:'DURACAO-M-CHE'.E46">
            <calcext:condition calcext:apply-style-name="Sem título1" calcext:value="between(0.1,1)" calcext:base-cell-address="'DURACAO-M-CON'.E46"/>
            <calcext:condition calcext:apply-style-name="Sem título2" calcext:value="between(0.1,0.05)" calcext:base-cell-address="'DURACAO-M-CON'.E46"/>
            <calcext:condition calcext:apply-style-name="Sem título3" calcext:value="between(0.05,0.01)" calcext:base-cell-address="'DURACAO-M-CON'.E46"/>
            <calcext:condition calcext:apply-style-name="Sem título4" calcext:value="between(0.01,0.001)" calcext:base-cell-address="'DURACAO-M-CON'.E46"/>
          </calcext:conditional-format>
          <calcext:conditional-format calcext:target-range-address="'DURACAO-M-CHE'.E45:'DURACAO-M-CHE'.E45">
            <calcext:condition calcext:apply-style-name="Sem título1" calcext:value="between(0.1,1)" calcext:base-cell-address="'DURACAO-M-CON'.E45"/>
            <calcext:condition calcext:apply-style-name="Sem título2" calcext:value="between(0.1,0.05)" calcext:base-cell-address="'DURACAO-M-CON'.E45"/>
            <calcext:condition calcext:apply-style-name="Sem título3" calcext:value="between(0.05,0.01)" calcext:base-cell-address="'DURACAO-M-CON'.E45"/>
            <calcext:condition calcext:apply-style-name="Sem título4" calcext:value="between(0.01,0.001)" calcext:base-cell-address="'DURACAO-M-CON'.E45"/>
          </calcext:conditional-format>
          <calcext:conditional-format calcext:target-range-address="'DURACAO-M-CHE'.E52:'DURACAO-M-CHE'.E54">
            <calcext:condition calcext:apply-style-name="Sem título1" calcext:value="between(0.1,1)" calcext:base-cell-address="'DURACAO-M-CON'.E52"/>
            <calcext:condition calcext:apply-style-name="Sem título2" calcext:value="between(0.1,0.05)" calcext:base-cell-address="'DURACAO-M-CON'.E52"/>
            <calcext:condition calcext:apply-style-name="Sem título3" calcext:value="between(0.05,0.01)" calcext:base-cell-address="'DURACAO-M-CON'.E52"/>
            <calcext:condition calcext:apply-style-name="Sem título4" calcext:value="between(0.01,0.001)" calcext:base-cell-address="'DURACAO-M-CON'.E52"/>
          </calcext:conditional-format>
          <calcext:conditional-format calcext:target-range-address="'DURACAO-M-CHE'.E51:'DURACAO-M-CHE'.E51">
            <calcext:condition calcext:apply-style-name="Sem título1" calcext:value="between(0.1,1)" calcext:base-cell-address="'DURACAO-M-CON'.E51"/>
            <calcext:condition calcext:apply-style-name="Sem título2" calcext:value="between(0.1,0.05)" calcext:base-cell-address="'DURACAO-M-CON'.E51"/>
            <calcext:condition calcext:apply-style-name="Sem título3" calcext:value="between(0.05,0.01)" calcext:base-cell-address="'DURACAO-M-CON'.E51"/>
            <calcext:condition calcext:apply-style-name="Sem título4" calcext:value="between(0.01,0.001)" calcext:base-cell-address="'DURACAO-M-CON'.E51"/>
          </calcext:conditional-format>
          <calcext:conditional-format calcext:target-range-address="'DURACAO-M-CHE'.E50:'DURACAO-M-CHE'.E50">
            <calcext:condition calcext:apply-style-name="Sem título1" calcext:value="between(0.1,1)" calcext:base-cell-address="'DURACAO-M-CON'.E50"/>
            <calcext:condition calcext:apply-style-name="Sem título2" calcext:value="between(0.1,0.05)" calcext:base-cell-address="'DURACAO-M-CON'.E50"/>
            <calcext:condition calcext:apply-style-name="Sem título3" calcext:value="between(0.05,0.01)" calcext:base-cell-address="'DURACAO-M-CON'.E50"/>
            <calcext:condition calcext:apply-style-name="Sem título4" calcext:value="between(0.01,0.001)" calcext:base-cell-address="'DURACAO-M-CON'.E50"/>
          </calcext:conditional-format>
          <calcext:conditional-format calcext:target-range-address="'DURACAO-M-CHE'.E57:'DURACAO-M-CHE'.E59">
            <calcext:condition calcext:apply-style-name="Sem título1" calcext:value="between(0.1,1)" calcext:base-cell-address="'DURACAO-M-CON'.E57"/>
            <calcext:condition calcext:apply-style-name="Sem título2" calcext:value="between(0.1,0.05)" calcext:base-cell-address="'DURACAO-M-CON'.E57"/>
            <calcext:condition calcext:apply-style-name="Sem título3" calcext:value="between(0.05,0.01)" calcext:base-cell-address="'DURACAO-M-CON'.E57"/>
            <calcext:condition calcext:apply-style-name="Sem título4" calcext:value="between(0.01,0.001)" calcext:base-cell-address="'DURACAO-M-CON'.E57"/>
          </calcext:conditional-format>
          <calcext:conditional-format calcext:target-range-address="'DURACAO-M-CHE'.E56:'DURACAO-M-CHE'.E56">
            <calcext:condition calcext:apply-style-name="Sem título1" calcext:value="between(0.1,1)" calcext:base-cell-address="'DURACAO-M-CON'.E56"/>
            <calcext:condition calcext:apply-style-name="Sem título2" calcext:value="between(0.1,0.05)" calcext:base-cell-address="'DURACAO-M-CON'.E56"/>
            <calcext:condition calcext:apply-style-name="Sem título3" calcext:value="between(0.05,0.01)" calcext:base-cell-address="'DURACAO-M-CON'.E56"/>
            <calcext:condition calcext:apply-style-name="Sem título4" calcext:value="between(0.01,0.001)" calcext:base-cell-address="'DURACAO-M-CON'.E56"/>
          </calcext:conditional-format>
          <calcext:conditional-format calcext:target-range-address="'DURACAO-M-CHE'.E55:'DURACAO-M-CHE'.E55">
            <calcext:condition calcext:apply-style-name="Sem título1" calcext:value="between(0.1,1)" calcext:base-cell-address="'DURACAO-M-CON'.E55"/>
            <calcext:condition calcext:apply-style-name="Sem título2" calcext:value="between(0.1,0.05)" calcext:base-cell-address="'DURACAO-M-CON'.E55"/>
            <calcext:condition calcext:apply-style-name="Sem título3" calcext:value="between(0.05,0.01)" calcext:base-cell-address="'DURACAO-M-CON'.E55"/>
            <calcext:condition calcext:apply-style-name="Sem título4" calcext:value="between(0.01,0.001)" calcext:base-cell-address="'DURACAO-M-CON'.E55"/>
          </calcext:conditional-format>
          <calcext:conditional-format calcext:target-range-address="'DURACAO-M-CHE'.E62:'DURACAO-M-CHE'.E64">
            <calcext:condition calcext:apply-style-name="Sem título1" calcext:value="between(0.1,1)" calcext:base-cell-address="'DURACAO-M-CON'.E62"/>
            <calcext:condition calcext:apply-style-name="Sem título2" calcext:value="between(0.1,0.05)" calcext:base-cell-address="'DURACAO-M-CON'.E62"/>
            <calcext:condition calcext:apply-style-name="Sem título3" calcext:value="between(0.05,0.01)" calcext:base-cell-address="'DURACAO-M-CON'.E62"/>
            <calcext:condition calcext:apply-style-name="Sem título4" calcext:value="between(0.01,0.001)" calcext:base-cell-address="'DURACAO-M-CON'.E62"/>
          </calcext:conditional-format>
          <calcext:conditional-format calcext:target-range-address="'DURACAO-M-CHE'.E61:'DURACAO-M-CHE'.E61">
            <calcext:condition calcext:apply-style-name="Sem título1" calcext:value="between(0.1,1)" calcext:base-cell-address="'DURACAO-M-CON'.E61"/>
            <calcext:condition calcext:apply-style-name="Sem título2" calcext:value="between(0.1,0.05)" calcext:base-cell-address="'DURACAO-M-CON'.E61"/>
            <calcext:condition calcext:apply-style-name="Sem título3" calcext:value="between(0.05,0.01)" calcext:base-cell-address="'DURACAO-M-CON'.E61"/>
            <calcext:condition calcext:apply-style-name="Sem título4" calcext:value="between(0.01,0.001)" calcext:base-cell-address="'DURACAO-M-CON'.E61"/>
          </calcext:conditional-format>
          <calcext:conditional-format calcext:target-range-address="'DURACAO-M-CHE'.E60:'DURACAO-M-CHE'.E60">
            <calcext:condition calcext:apply-style-name="Sem título1" calcext:value="between(0.1,1)" calcext:base-cell-address="'DURACAO-M-CON'.E60"/>
            <calcext:condition calcext:apply-style-name="Sem título2" calcext:value="between(0.1,0.05)" calcext:base-cell-address="'DURACAO-M-CON'.E60"/>
            <calcext:condition calcext:apply-style-name="Sem título3" calcext:value="between(0.05,0.01)" calcext:base-cell-address="'DURACAO-M-CON'.E60"/>
            <calcext:condition calcext:apply-style-name="Sem título4" calcext:value="between(0.01,0.001)" calcext:base-cell-address="'DURACAO-M-CON'.E60"/>
          </calcext:conditional-format>
          <calcext:conditional-format calcext:target-range-address="'DURACAO-M-CHE'.B35:'DURACAO-M-CHE'.B35">
            <calcext:condition calcext:apply-style-name="Sem título1" calcext:value="between(0.1,1)" calcext:base-cell-address="'DURACAO-M-CON'.B35"/>
            <calcext:condition calcext:apply-style-name="Sem título2" calcext:value="between(0.1,0.05)" calcext:base-cell-address="'DURACAO-M-CON'.B35"/>
            <calcext:condition calcext:apply-style-name="Sem título3" calcext:value="between(0.05,0.01)" calcext:base-cell-address="'DURACAO-M-CON'.B35"/>
            <calcext:condition calcext:apply-style-name="Sem título4" calcext:value="between(0.01,0.001)" calcext:base-cell-address="'DURACAO-M-CON'.B35"/>
          </calcext:conditional-format>
          <calcext:conditional-format calcext:target-range-address="'DURACAO-M-CHE'.B38:'DURACAO-M-CHE'.B38">
            <calcext:condition calcext:apply-style-name="Sem título1" calcext:value="between(0.1,1)" calcext:base-cell-address="'DURACAO-M-CON'.B38"/>
            <calcext:condition calcext:apply-style-name="Sem título2" calcext:value="between(0.1,0.05)" calcext:base-cell-address="'DURACAO-M-CON'.B38"/>
            <calcext:condition calcext:apply-style-name="Sem título3" calcext:value="between(0.05,0.01)" calcext:base-cell-address="'DURACAO-M-CON'.B38"/>
            <calcext:condition calcext:apply-style-name="Sem título4" calcext:value="between(0.01,0.001)" calcext:base-cell-address="'DURACAO-M-CON'.B38"/>
          </calcext:conditional-format>
          <calcext:conditional-format calcext:target-range-address="'DURACAO-M-CHE'.B38:'DURACAO-M-CHE'.B38">
            <calcext:condition calcext:apply-style-name="Sem título1" calcext:value="between(0.1,1)" calcext:base-cell-address="'DURACAO-M-CON'.B38"/>
            <calcext:condition calcext:apply-style-name="Sem título2" calcext:value="between(0.1,0.05)" calcext:base-cell-address="'DURACAO-M-CON'.B38"/>
            <calcext:condition calcext:apply-style-name="Sem título3" calcext:value="between(0.05,0.01)" calcext:base-cell-address="'DURACAO-M-CON'.B38"/>
            <calcext:condition calcext:apply-style-name="Sem título4" calcext:value="between(0.01,0.001)" calcext:base-cell-address="'DURACAO-M-CON'.B38"/>
          </calcext:conditional-format>
          <calcext:conditional-format calcext:target-range-address="'DURACAO-M-CHE'.B37:'DURACAO-M-CHE'.B37">
            <calcext:condition calcext:apply-style-name="Sem título1" calcext:value="between(0.1,1)" calcext:base-cell-address="'DURACAO-M-CON'.B37"/>
            <calcext:condition calcext:apply-style-name="Sem título2" calcext:value="between(0.1,0.05)" calcext:base-cell-address="'DURACAO-M-CON'.B37"/>
            <calcext:condition calcext:apply-style-name="Sem título3" calcext:value="between(0.05,0.01)" calcext:base-cell-address="'DURACAO-M-CON'.B37"/>
            <calcext:condition calcext:apply-style-name="Sem título4" calcext:value="between(0.01,0.001)" calcext:base-cell-address="'DURACAO-M-CON'.B37"/>
          </calcext:conditional-format>
          <calcext:conditional-format calcext:target-range-address="'DURACAO-M-CHE'.B39:'DURACAO-M-CHE'.B39">
            <calcext:condition calcext:apply-style-name="Sem título1" calcext:value="between(0.1,1)" calcext:base-cell-address="'DURACAO-M-CON'.B39"/>
            <calcext:condition calcext:apply-style-name="Sem título2" calcext:value="between(0.1,0.05)" calcext:base-cell-address="'DURACAO-M-CON'.B39"/>
            <calcext:condition calcext:apply-style-name="Sem título3" calcext:value="between(0.05,0.01)" calcext:base-cell-address="'DURACAO-M-CON'.B39"/>
            <calcext:condition calcext:apply-style-name="Sem título4" calcext:value="between(0.01,0.001)" calcext:base-cell-address="'DURACAO-M-CON'.B39"/>
          </calcext:conditional-format>
          <calcext:conditional-format calcext:target-range-address="'DURACAO-M-CHE'.B41:'DURACAO-M-CHE'.B41">
            <calcext:condition calcext:apply-style-name="Sem título1" calcext:value="between(0.1,1)" calcext:base-cell-address="'DURACAO-M-CON'.B41"/>
            <calcext:condition calcext:apply-style-name="Sem título2" calcext:value="between(0.1,0.05)" calcext:base-cell-address="'DURACAO-M-CON'.B41"/>
            <calcext:condition calcext:apply-style-name="Sem título3" calcext:value="between(0.05,0.01)" calcext:base-cell-address="'DURACAO-M-CON'.B41"/>
            <calcext:condition calcext:apply-style-name="Sem título4" calcext:value="between(0.01,0.001)" calcext:base-cell-address="'DURACAO-M-CON'.B41"/>
          </calcext:conditional-format>
          <calcext:conditional-format calcext:target-range-address="'DURACAO-M-CHE'.B41:'DURACAO-M-CHE'.B41">
            <calcext:condition calcext:apply-style-name="Sem título1" calcext:value="between(0.1,1)" calcext:base-cell-address="'DURACAO-M-CON'.B41"/>
            <calcext:condition calcext:apply-style-name="Sem título2" calcext:value="between(0.1,0.05)" calcext:base-cell-address="'DURACAO-M-CON'.B41"/>
            <calcext:condition calcext:apply-style-name="Sem título3" calcext:value="between(0.05,0.01)" calcext:base-cell-address="'DURACAO-M-CON'.B41"/>
            <calcext:condition calcext:apply-style-name="Sem título4" calcext:value="between(0.01,0.001)" calcext:base-cell-address="'DURACAO-M-CON'.B41"/>
          </calcext:conditional-format>
          <calcext:conditional-format calcext:target-range-address="'DURACAO-M-CHE'.B43:'DURACAO-M-CHE'.B43">
            <calcext:condition calcext:apply-style-name="Sem título1" calcext:value="between(0.1,1)" calcext:base-cell-address="'DURACAO-M-CON'.B43"/>
            <calcext:condition calcext:apply-style-name="Sem título2" calcext:value="between(0.1,0.05)" calcext:base-cell-address="'DURACAO-M-CON'.B43"/>
            <calcext:condition calcext:apply-style-name="Sem título3" calcext:value="between(0.05,0.01)" calcext:base-cell-address="'DURACAO-M-CON'.B43"/>
            <calcext:condition calcext:apply-style-name="Sem título4" calcext:value="between(0.01,0.001)" calcext:base-cell-address="'DURACAO-M-CON'.B43"/>
          </calcext:conditional-format>
          <calcext:conditional-format calcext:target-range-address="'DURACAO-M-CHE'.B43:'DURACAO-M-CHE'.B43">
            <calcext:condition calcext:apply-style-name="Sem título1" calcext:value="between(0.1,1)" calcext:base-cell-address="'DURACAO-M-CON'.B43"/>
            <calcext:condition calcext:apply-style-name="Sem título2" calcext:value="between(0.1,0.05)" calcext:base-cell-address="'DURACAO-M-CON'.B43"/>
            <calcext:condition calcext:apply-style-name="Sem título3" calcext:value="between(0.05,0.01)" calcext:base-cell-address="'DURACAO-M-CON'.B43"/>
            <calcext:condition calcext:apply-style-name="Sem título4" calcext:value="between(0.01,0.001)" calcext:base-cell-address="'DURACAO-M-CON'.B43"/>
          </calcext:conditional-format>
          <calcext:conditional-format calcext:target-range-address="'DURACAO-M-CHE'.B42:'DURACAO-M-CHE'.B42">
            <calcext:condition calcext:apply-style-name="Sem título1" calcext:value="between(0.1,1)" calcext:base-cell-address="'DURACAO-M-CON'.B42"/>
            <calcext:condition calcext:apply-style-name="Sem título2" calcext:value="between(0.1,0.05)" calcext:base-cell-address="'DURACAO-M-CON'.B42"/>
            <calcext:condition calcext:apply-style-name="Sem título3" calcext:value="between(0.05,0.01)" calcext:base-cell-address="'DURACAO-M-CON'.B42"/>
            <calcext:condition calcext:apply-style-name="Sem título4" calcext:value="between(0.01,0.001)" calcext:base-cell-address="'DURACAO-M-CON'.B42"/>
          </calcext:conditional-format>
          <calcext:conditional-format calcext:target-range-address="'DURACAO-M-CHE'.B44:'DURACAO-M-CHE'.B44">
            <calcext:condition calcext:apply-style-name="Sem título1" calcext:value="between(0.1,1)" calcext:base-cell-address="'DURACAO-M-CON'.B44"/>
            <calcext:condition calcext:apply-style-name="Sem título2" calcext:value="between(0.1,0.05)" calcext:base-cell-address="'DURACAO-M-CON'.B44"/>
            <calcext:condition calcext:apply-style-name="Sem título3" calcext:value="between(0.05,0.01)" calcext:base-cell-address="'DURACAO-M-CON'.B44"/>
            <calcext:condition calcext:apply-style-name="Sem título4" calcext:value="between(0.01,0.001)" calcext:base-cell-address="'DURACAO-M-CON'.B44"/>
          </calcext:conditional-format>
          <calcext:conditional-format calcext:target-range-address="'DURACAO-M-CHE'.B48:'DURACAO-M-CHE'.B48">
            <calcext:condition calcext:apply-style-name="Sem título1" calcext:value="between(0.1,1)" calcext:base-cell-address="'DURACAO-M-CON'.B48"/>
            <calcext:condition calcext:apply-style-name="Sem título2" calcext:value="between(0.1,0.05)" calcext:base-cell-address="'DURACAO-M-CON'.B48"/>
            <calcext:condition calcext:apply-style-name="Sem título3" calcext:value="between(0.05,0.01)" calcext:base-cell-address="'DURACAO-M-CON'.B48"/>
            <calcext:condition calcext:apply-style-name="Sem título4" calcext:value="between(0.01,0.001)" calcext:base-cell-address="'DURACAO-M-CON'.B48"/>
          </calcext:conditional-format>
          <calcext:conditional-format calcext:target-range-address="'DURACAO-M-CHE'.B48:'DURACAO-M-CHE'.B48">
            <calcext:condition calcext:apply-style-name="Sem título1" calcext:value="between(0.1,1)" calcext:base-cell-address="'DURACAO-M-CON'.B48"/>
            <calcext:condition calcext:apply-style-name="Sem título2" calcext:value="between(0.1,0.05)" calcext:base-cell-address="'DURACAO-M-CON'.B48"/>
            <calcext:condition calcext:apply-style-name="Sem título3" calcext:value="between(0.05,0.01)" calcext:base-cell-address="'DURACAO-M-CON'.B48"/>
            <calcext:condition calcext:apply-style-name="Sem título4" calcext:value="between(0.01,0.001)" calcext:base-cell-address="'DURACAO-M-CON'.B48"/>
          </calcext:conditional-format>
          <calcext:conditional-format calcext:target-range-address="'DURACAO-M-CHE'.B47:'DURACAO-M-CHE'.B47">
            <calcext:condition calcext:apply-style-name="Sem título1" calcext:value="between(0.1,1)" calcext:base-cell-address="'DURACAO-M-CON'.B47"/>
            <calcext:condition calcext:apply-style-name="Sem título2" calcext:value="between(0.1,0.05)" calcext:base-cell-address="'DURACAO-M-CON'.B47"/>
            <calcext:condition calcext:apply-style-name="Sem título3" calcext:value="between(0.05,0.01)" calcext:base-cell-address="'DURACAO-M-CON'.B47"/>
            <calcext:condition calcext:apply-style-name="Sem título4" calcext:value="between(0.01,0.001)" calcext:base-cell-address="'DURACAO-M-CON'.B47"/>
          </calcext:conditional-format>
          <calcext:conditional-format calcext:target-range-address="'DURACAO-M-CHE'.B49:'DURACAO-M-CHE'.B49">
            <calcext:condition calcext:apply-style-name="Sem título1" calcext:value="between(0.1,1)" calcext:base-cell-address="'DURACAO-M-CON'.B49"/>
            <calcext:condition calcext:apply-style-name="Sem título2" calcext:value="between(0.1,0.05)" calcext:base-cell-address="'DURACAO-M-CON'.B49"/>
            <calcext:condition calcext:apply-style-name="Sem título3" calcext:value="between(0.05,0.01)" calcext:base-cell-address="'DURACAO-M-CON'.B49"/>
            <calcext:condition calcext:apply-style-name="Sem título4" calcext:value="between(0.01,0.001)" calcext:base-cell-address="'DURACAO-M-CON'.B49"/>
          </calcext:conditional-format>
          <calcext:conditional-format calcext:target-range-address="'DURACAO-M-CHE'.B53:'DURACAO-M-CHE'.B53">
            <calcext:condition calcext:apply-style-name="Sem título1" calcext:value="between(0.1,1)" calcext:base-cell-address="'DURACAO-M-CON'.B53"/>
            <calcext:condition calcext:apply-style-name="Sem título2" calcext:value="between(0.1,0.05)" calcext:base-cell-address="'DURACAO-M-CON'.B53"/>
            <calcext:condition calcext:apply-style-name="Sem título3" calcext:value="between(0.05,0.01)" calcext:base-cell-address="'DURACAO-M-CON'.B53"/>
            <calcext:condition calcext:apply-style-name="Sem título4" calcext:value="between(0.01,0.001)" calcext:base-cell-address="'DURACAO-M-CON'.B53"/>
          </calcext:conditional-format>
          <calcext:conditional-format calcext:target-range-address="'DURACAO-M-CHE'.B53:'DURACAO-M-CHE'.B53">
            <calcext:condition calcext:apply-style-name="Sem título1" calcext:value="between(0.1,1)" calcext:base-cell-address="'DURACAO-M-CON'.B53"/>
            <calcext:condition calcext:apply-style-name="Sem título2" calcext:value="between(0.1,0.05)" calcext:base-cell-address="'DURACAO-M-CON'.B53"/>
            <calcext:condition calcext:apply-style-name="Sem título3" calcext:value="between(0.05,0.01)" calcext:base-cell-address="'DURACAO-M-CON'.B53"/>
            <calcext:condition calcext:apply-style-name="Sem título4" calcext:value="between(0.01,0.001)" calcext:base-cell-address="'DURACAO-M-CON'.B53"/>
          </calcext:conditional-format>
          <calcext:conditional-format calcext:target-range-address="'DURACAO-M-CHE'.B52:'DURACAO-M-CHE'.B52">
            <calcext:condition calcext:apply-style-name="Sem título1" calcext:value="between(0.1,1)" calcext:base-cell-address="'DURACAO-M-CON'.B52"/>
            <calcext:condition calcext:apply-style-name="Sem título2" calcext:value="between(0.1,0.05)" calcext:base-cell-address="'DURACAO-M-CON'.B52"/>
            <calcext:condition calcext:apply-style-name="Sem título3" calcext:value="between(0.05,0.01)" calcext:base-cell-address="'DURACAO-M-CON'.B52"/>
            <calcext:condition calcext:apply-style-name="Sem título4" calcext:value="between(0.01,0.001)" calcext:base-cell-address="'DURACAO-M-CON'.B52"/>
          </calcext:conditional-format>
          <calcext:conditional-format calcext:target-range-address="'DURACAO-M-CHE'.B54:'DURACAO-M-CHE'.B54">
            <calcext:condition calcext:apply-style-name="Sem título1" calcext:value="between(0.1,1)" calcext:base-cell-address="'DURACAO-M-CON'.B54"/>
            <calcext:condition calcext:apply-style-name="Sem título2" calcext:value="between(0.1,0.05)" calcext:base-cell-address="'DURACAO-M-CON'.B54"/>
            <calcext:condition calcext:apply-style-name="Sem título3" calcext:value="between(0.05,0.01)" calcext:base-cell-address="'DURACAO-M-CON'.B54"/>
            <calcext:condition calcext:apply-style-name="Sem título4" calcext:value="between(0.01,0.001)" calcext:base-cell-address="'DURACAO-M-CON'.B54"/>
          </calcext:conditional-format>
          <calcext:conditional-format calcext:target-range-address="'DURACAO-M-CHE'.B56:'DURACAO-M-CHE'.B56">
            <calcext:condition calcext:apply-style-name="Sem título1" calcext:value="between(0.1,1)" calcext:base-cell-address="'DURACAO-M-CON'.B56"/>
            <calcext:condition calcext:apply-style-name="Sem título2" calcext:value="between(0.1,0.05)" calcext:base-cell-address="'DURACAO-M-CON'.B56"/>
            <calcext:condition calcext:apply-style-name="Sem título3" calcext:value="between(0.05,0.01)" calcext:base-cell-address="'DURACAO-M-CON'.B56"/>
            <calcext:condition calcext:apply-style-name="Sem título4" calcext:value="between(0.01,0.001)" calcext:base-cell-address="'DURACAO-M-CON'.B56"/>
          </calcext:conditional-format>
          <calcext:conditional-format calcext:target-range-address="'DURACAO-M-CHE'.B56:'DURACAO-M-CHE'.B56">
            <calcext:condition calcext:apply-style-name="Sem título1" calcext:value="between(0.1,1)" calcext:base-cell-address="'DURACAO-M-CON'.B56"/>
            <calcext:condition calcext:apply-style-name="Sem título2" calcext:value="between(0.1,0.05)" calcext:base-cell-address="'DURACAO-M-CON'.B56"/>
            <calcext:condition calcext:apply-style-name="Sem título3" calcext:value="between(0.05,0.01)" calcext:base-cell-address="'DURACAO-M-CON'.B56"/>
            <calcext:condition calcext:apply-style-name="Sem título4" calcext:value="between(0.01,0.001)" calcext:base-cell-address="'DURACAO-M-CON'.B56"/>
          </calcext:conditional-format>
          <calcext:conditional-format calcext:target-range-address="'DURACAO-M-CHE'.B58:'DURACAO-M-CHE'.B58">
            <calcext:condition calcext:apply-style-name="Sem título1" calcext:value="between(0.1,1)" calcext:base-cell-address="'DURACAO-M-CON'.B58"/>
            <calcext:condition calcext:apply-style-name="Sem título2" calcext:value="between(0.1,0.05)" calcext:base-cell-address="'DURACAO-M-CON'.B58"/>
            <calcext:condition calcext:apply-style-name="Sem título3" calcext:value="between(0.05,0.01)" calcext:base-cell-address="'DURACAO-M-CON'.B58"/>
            <calcext:condition calcext:apply-style-name="Sem título4" calcext:value="between(0.01,0.001)" calcext:base-cell-address="'DURACAO-M-CON'.B58"/>
          </calcext:conditional-format>
          <calcext:conditional-format calcext:target-range-address="'DURACAO-M-CHE'.B58:'DURACAO-M-CHE'.B58">
            <calcext:condition calcext:apply-style-name="Sem título1" calcext:value="between(0.1,1)" calcext:base-cell-address="'DURACAO-M-CON'.B58"/>
            <calcext:condition calcext:apply-style-name="Sem título2" calcext:value="between(0.1,0.05)" calcext:base-cell-address="'DURACAO-M-CON'.B58"/>
            <calcext:condition calcext:apply-style-name="Sem título3" calcext:value="between(0.05,0.01)" calcext:base-cell-address="'DURACAO-M-CON'.B58"/>
            <calcext:condition calcext:apply-style-name="Sem título4" calcext:value="between(0.01,0.001)" calcext:base-cell-address="'DURACAO-M-CON'.B58"/>
          </calcext:conditional-format>
          <calcext:conditional-format calcext:target-range-address="'DURACAO-M-CHE'.B57:'DURACAO-M-CHE'.B57">
            <calcext:condition calcext:apply-style-name="Sem título1" calcext:value="between(0.1,1)" calcext:base-cell-address="'DURACAO-M-CON'.B57"/>
            <calcext:condition calcext:apply-style-name="Sem título2" calcext:value="between(0.1,0.05)" calcext:base-cell-address="'DURACAO-M-CON'.B57"/>
            <calcext:condition calcext:apply-style-name="Sem título3" calcext:value="between(0.05,0.01)" calcext:base-cell-address="'DURACAO-M-CON'.B57"/>
            <calcext:condition calcext:apply-style-name="Sem título4" calcext:value="between(0.01,0.001)" calcext:base-cell-address="'DURACAO-M-CON'.B57"/>
          </calcext:conditional-format>
          <calcext:conditional-format calcext:target-range-address="'DURACAO-M-CHE'.B59:'DURACAO-M-CHE'.B59">
            <calcext:condition calcext:apply-style-name="Sem título1" calcext:value="between(0.1,1)" calcext:base-cell-address="'DURACAO-M-CON'.B59"/>
            <calcext:condition calcext:apply-style-name="Sem título2" calcext:value="between(0.1,0.05)" calcext:base-cell-address="'DURACAO-M-CON'.B59"/>
            <calcext:condition calcext:apply-style-name="Sem título3" calcext:value="between(0.05,0.01)" calcext:base-cell-address="'DURACAO-M-CON'.B59"/>
            <calcext:condition calcext:apply-style-name="Sem título4" calcext:value="between(0.01,0.001)" calcext:base-cell-address="'DURACAO-M-CON'.B59"/>
          </calcext:conditional-format>
          <calcext:conditional-format calcext:target-range-address="'DURACAO-M-CHE'.B63:'DURACAO-M-CHE'.B63">
            <calcext:condition calcext:apply-style-name="Sem título1" calcext:value="between(0.1,1)" calcext:base-cell-address="'DURACAO-M-CON'.B63"/>
            <calcext:condition calcext:apply-style-name="Sem título2" calcext:value="between(0.1,0.05)" calcext:base-cell-address="'DURACAO-M-CON'.B63"/>
            <calcext:condition calcext:apply-style-name="Sem título3" calcext:value="between(0.05,0.01)" calcext:base-cell-address="'DURACAO-M-CON'.B63"/>
            <calcext:condition calcext:apply-style-name="Sem título4" calcext:value="between(0.01,0.001)" calcext:base-cell-address="'DURACAO-M-CON'.B63"/>
          </calcext:conditional-format>
          <calcext:conditional-format calcext:target-range-address="'DURACAO-M-CHE'.B63:'DURACAO-M-CHE'.B63">
            <calcext:condition calcext:apply-style-name="Sem título1" calcext:value="between(0.1,1)" calcext:base-cell-address="'DURACAO-M-CON'.B63"/>
            <calcext:condition calcext:apply-style-name="Sem título2" calcext:value="between(0.1,0.05)" calcext:base-cell-address="'DURACAO-M-CON'.B63"/>
            <calcext:condition calcext:apply-style-name="Sem título3" calcext:value="between(0.05,0.01)" calcext:base-cell-address="'DURACAO-M-CON'.B63"/>
            <calcext:condition calcext:apply-style-name="Sem título4" calcext:value="between(0.01,0.001)" calcext:base-cell-address="'DURACAO-M-CON'.B63"/>
          </calcext:conditional-format>
          <calcext:conditional-format calcext:target-range-address="'DURACAO-M-CHE'.B62:'DURACAO-M-CHE'.B62">
            <calcext:condition calcext:apply-style-name="Sem título1" calcext:value="between(0.1,1)" calcext:base-cell-address="'DURACAO-M-CON'.B62"/>
            <calcext:condition calcext:apply-style-name="Sem título2" calcext:value="between(0.1,0.05)" calcext:base-cell-address="'DURACAO-M-CON'.B62"/>
            <calcext:condition calcext:apply-style-name="Sem título3" calcext:value="between(0.05,0.01)" calcext:base-cell-address="'DURACAO-M-CON'.B62"/>
            <calcext:condition calcext:apply-style-name="Sem título4" calcext:value="between(0.01,0.001)" calcext:base-cell-address="'DURACAO-M-CON'.B62"/>
          </calcext:conditional-format>
          <calcext:conditional-format calcext:target-range-address="'DURACAO-M-CHE'.B64:'DURACAO-M-CHE'.B64">
            <calcext:condition calcext:apply-style-name="Sem título1" calcext:value="between(0.1,1)" calcext:base-cell-address="'DURACAO-M-CON'.B64"/>
            <calcext:condition calcext:apply-style-name="Sem título2" calcext:value="between(0.1,0.05)" calcext:base-cell-address="'DURACAO-M-CON'.B64"/>
            <calcext:condition calcext:apply-style-name="Sem título3" calcext:value="between(0.05,0.01)" calcext:base-cell-address="'DURACAO-M-CON'.B64"/>
            <calcext:condition calcext:apply-style-name="Sem título4" calcext:value="between(0.01,0.001)" calcext:base-cell-address="'DURACAO-M-CON'.B64"/>
          </calcext:conditional-format>
          <calcext:conditional-format calcext:target-range-address="'DURACAO-M-CHE'.E42:'DURACAO-M-CHE'.E44">
            <calcext:condition calcext:apply-style-name="Sem título1" calcext:value="between(0.1,1)" calcext:base-cell-address="'DURACAO-M-CON'.E42"/>
            <calcext:condition calcext:apply-style-name="Sem título2" calcext:value="between(0.1,0.05)" calcext:base-cell-address="'DURACAO-M-CON'.E42"/>
            <calcext:condition calcext:apply-style-name="Sem título3" calcext:value="between(0.05,0.01)" calcext:base-cell-address="'DURACAO-M-CON'.E42"/>
            <calcext:condition calcext:apply-style-name="Sem título4" calcext:value="between(0.01,0.001)" calcext:base-cell-address="'DURACAO-M-CON'.E42"/>
          </calcext:conditional-format>
          <calcext:conditional-format calcext:target-range-address="'DURACAO-M-CHE'.E41:'DURACAO-M-CHE'.E41">
            <calcext:condition calcext:apply-style-name="Sem título1" calcext:value="between(0.1,1)" calcext:base-cell-address="'DURACAO-M-CON'.E41"/>
            <calcext:condition calcext:apply-style-name="Sem título2" calcext:value="between(0.1,0.05)" calcext:base-cell-address="'DURACAO-M-CON'.E41"/>
            <calcext:condition calcext:apply-style-name="Sem título3" calcext:value="between(0.05,0.01)" calcext:base-cell-address="'DURACAO-M-CON'.E41"/>
            <calcext:condition calcext:apply-style-name="Sem título4" calcext:value="between(0.01,0.001)" calcext:base-cell-address="'DURACAO-M-CON'.E41"/>
          </calcext:conditional-format>
          <calcext:conditional-format calcext:target-range-address="'DURACAO-M-CHE'.E40:'DURACAO-M-CHE'.E40">
            <calcext:condition calcext:apply-style-name="Sem título1" calcext:value="between(0.1,1)" calcext:base-cell-address="'DURACAO-M-CON'.E40"/>
            <calcext:condition calcext:apply-style-name="Sem título2" calcext:value="between(0.1,0.05)" calcext:base-cell-address="'DURACAO-M-CON'.E40"/>
            <calcext:condition calcext:apply-style-name="Sem título3" calcext:value="between(0.05,0.01)" calcext:base-cell-address="'DURACAO-M-CON'.E40"/>
            <calcext:condition calcext:apply-style-name="Sem título4" calcext:value="between(0.01,0.001)" calcext:base-cell-address="'DURACAO-M-CON'.E40"/>
          </calcext:conditional-format>
          <calcext:conditional-format calcext:target-range-address="'DURACAO-M-CHE'.B36:'DURACAO-M-CHE'.B36">
            <calcext:condition calcext:apply-style-name="Sem título1" calcext:value="between(0.1,1)" calcext:base-cell-address="'DURACAO-M-CON'.B36"/>
            <calcext:condition calcext:apply-style-name="Sem título2" calcext:value="between(0.1,0.05)" calcext:base-cell-address="'DURACAO-M-CON'.B36"/>
            <calcext:condition calcext:apply-style-name="Sem título3" calcext:value="between(0.05,0.01)" calcext:base-cell-address="'DURACAO-M-CON'.B36"/>
            <calcext:condition calcext:apply-style-name="Sem título4" calcext:value="between(0.01,0.001)" calcext:base-cell-address="'DURACAO-M-CON'.B36"/>
          </calcext:conditional-format>
          <calcext:conditional-format calcext:target-range-address="'DURACAO-M-CHE'.B36:'DURACAO-M-CHE'.B36">
            <calcext:condition calcext:apply-style-name="Sem título1" calcext:value="between(0.1,1)" calcext:base-cell-address="'DURACAO-M-CON'.B36"/>
            <calcext:condition calcext:apply-style-name="Sem título2" calcext:value="between(0.1,0.05)" calcext:base-cell-address="'DURACAO-M-CON'.B36"/>
            <calcext:condition calcext:apply-style-name="Sem título3" calcext:value="between(0.05,0.01)" calcext:base-cell-address="'DURACAO-M-CON'.B36"/>
            <calcext:condition calcext:apply-style-name="Sem título4" calcext:value="between(0.01,0.001)" calcext:base-cell-address="'DURACAO-M-CON'.B36"/>
          </calcext:conditional-format>
          <calcext:conditional-format calcext:target-range-address="'DURACAO-M-CHE'.G36:'DURACAO-M-CHE'.G39">
            <calcext:condition calcext:apply-style-name="Sem título1" calcext:value="between(0.1,1)" calcext:base-cell-address="'DURACAO-M-CON'.G36"/>
            <calcext:condition calcext:apply-style-name="Sem título2" calcext:value="between(0.1,0.05)" calcext:base-cell-address="'DURACAO-M-CON'.G36"/>
            <calcext:condition calcext:apply-style-name="Sem título3" calcext:value="between(0.05,0.01)" calcext:base-cell-address="'DURACAO-M-CON'.G36"/>
            <calcext:condition calcext:apply-style-name="Sem título4" calcext:value="between(0.01,0.001)" calcext:base-cell-address="'DURACAO-M-CON'.G36"/>
          </calcext:conditional-format>
          <calcext:conditional-format calcext:target-range-address="'DURACAO-M-CHE'.G36:'DURACAO-M-CHE'.G39">
            <calcext:condition calcext:apply-style-name="Sem título1" calcext:value="between(0.1,1)" calcext:base-cell-address="'DURACAO-M-CON'.G36"/>
            <calcext:condition calcext:apply-style-name="Sem título2" calcext:value="between(0.1,0.05)" calcext:base-cell-address="'DURACAO-M-CON'.G36"/>
            <calcext:condition calcext:apply-style-name="Sem título3" calcext:value="between(0.05,0.01)" calcext:base-cell-address="'DURACAO-M-CON'.G36"/>
            <calcext:condition calcext:apply-style-name="Sem título4" calcext:value="between(0.01,0.001)" calcext:base-cell-address="'DURACAO-M-CON'.G36"/>
          </calcext:conditional-format>
          <calcext:conditional-format calcext:target-range-address="'DURACAO-M-CHE'.G35:'DURACAO-M-CHE'.G35">
            <calcext:condition calcext:apply-style-name="Sem título1" calcext:value="between(0.1,1)" calcext:base-cell-address="'DURACAO-M-CON'.G35"/>
            <calcext:condition calcext:apply-style-name="Sem título2" calcext:value="between(0.1,0.05)" calcext:base-cell-address="'DURACAO-M-CON'.G35"/>
            <calcext:condition calcext:apply-style-name="Sem título3" calcext:value="between(0.05,0.01)" calcext:base-cell-address="'DURACAO-M-CON'.G35"/>
            <calcext:condition calcext:apply-style-name="Sem título4" calcext:value="between(0.01,0.001)" calcext:base-cell-address="'DURACAO-M-CON'.G35"/>
          </calcext:conditional-format>
          <calcext:conditional-format calcext:target-range-address="'DURACAO-M-CHE'.G41:'DURACAO-M-CHE'.G44">
            <calcext:condition calcext:apply-style-name="Sem título1" calcext:value="between(0.1,1)" calcext:base-cell-address="'DURACAO-M-CON'.G41"/>
            <calcext:condition calcext:apply-style-name="Sem título2" calcext:value="between(0.1,0.05)" calcext:base-cell-address="'DURACAO-M-CON'.G41"/>
            <calcext:condition calcext:apply-style-name="Sem título3" calcext:value="between(0.05,0.01)" calcext:base-cell-address="'DURACAO-M-CON'.G41"/>
            <calcext:condition calcext:apply-style-name="Sem título4" calcext:value="between(0.01,0.001)" calcext:base-cell-address="'DURACAO-M-CON'.G41"/>
          </calcext:conditional-format>
          <calcext:conditional-format calcext:target-range-address="'DURACAO-M-CHE'.G41:'DURACAO-M-CHE'.G44">
            <calcext:condition calcext:apply-style-name="Sem título1" calcext:value="between(0.1,1)" calcext:base-cell-address="'DURACAO-M-CON'.G41"/>
            <calcext:condition calcext:apply-style-name="Sem título2" calcext:value="between(0.1,0.05)" calcext:base-cell-address="'DURACAO-M-CON'.G41"/>
            <calcext:condition calcext:apply-style-name="Sem título3" calcext:value="between(0.05,0.01)" calcext:base-cell-address="'DURACAO-M-CON'.G41"/>
            <calcext:condition calcext:apply-style-name="Sem título4" calcext:value="between(0.01,0.001)" calcext:base-cell-address="'DURACAO-M-CON'.G41"/>
          </calcext:conditional-format>
          <calcext:conditional-format calcext:target-range-address="'DURACAO-M-CHE'.G40:'DURACAO-M-CHE'.G40">
            <calcext:condition calcext:apply-style-name="Sem título1" calcext:value="between(0.1,1)" calcext:base-cell-address="'DURACAO-M-CON'.G40"/>
            <calcext:condition calcext:apply-style-name="Sem título2" calcext:value="between(0.1,0.05)" calcext:base-cell-address="'DURACAO-M-CON'.G40"/>
            <calcext:condition calcext:apply-style-name="Sem título3" calcext:value="between(0.05,0.01)" calcext:base-cell-address="'DURACAO-M-CON'.G40"/>
            <calcext:condition calcext:apply-style-name="Sem título4" calcext:value="between(0.01,0.001)" calcext:base-cell-address="'DURACAO-M-CON'.G40"/>
          </calcext:conditional-format>
          <calcext:conditional-format calcext:target-range-address="'DURACAO-M-CHE'.I36:'DURACAO-M-CHE'.I39">
            <calcext:condition calcext:apply-style-name="Sem título1" calcext:value="between(0.1,1)" calcext:base-cell-address="'DURACAO-M-CON'.I36"/>
            <calcext:condition calcext:apply-style-name="Sem título2" calcext:value="between(0.1,0.05)" calcext:base-cell-address="'DURACAO-M-CON'.I36"/>
            <calcext:condition calcext:apply-style-name="Sem título3" calcext:value="between(0.05,0.01)" calcext:base-cell-address="'DURACAO-M-CON'.I36"/>
            <calcext:condition calcext:apply-style-name="Sem título4" calcext:value="between(0.01,0.001)" calcext:base-cell-address="'DURACAO-M-CON'.I36"/>
          </calcext:conditional-format>
          <calcext:conditional-format calcext:target-range-address="'DURACAO-M-CHE'.I36:'DURACAO-M-CHE'.I39">
            <calcext:condition calcext:apply-style-name="Sem título1" calcext:value="between(0.1,1)" calcext:base-cell-address="'DURACAO-M-CON'.I36"/>
            <calcext:condition calcext:apply-style-name="Sem título2" calcext:value="between(0.1,0.05)" calcext:base-cell-address="'DURACAO-M-CON'.I36"/>
            <calcext:condition calcext:apply-style-name="Sem título3" calcext:value="between(0.05,0.01)" calcext:base-cell-address="'DURACAO-M-CON'.I36"/>
            <calcext:condition calcext:apply-style-name="Sem título4" calcext:value="between(0.01,0.001)" calcext:base-cell-address="'DURACAO-M-CON'.I36"/>
          </calcext:conditional-format>
          <calcext:conditional-format calcext:target-range-address="'DURACAO-M-CHE'.I35:'DURACAO-M-CHE'.I35">
            <calcext:condition calcext:apply-style-name="Sem título1" calcext:value="between(0.1,1)" calcext:base-cell-address="'DURACAO-M-CON'.I35"/>
            <calcext:condition calcext:apply-style-name="Sem título2" calcext:value="between(0.1,0.05)" calcext:base-cell-address="'DURACAO-M-CON'.I35"/>
            <calcext:condition calcext:apply-style-name="Sem título3" calcext:value="between(0.05,0.01)" calcext:base-cell-address="'DURACAO-M-CON'.I35"/>
            <calcext:condition calcext:apply-style-name="Sem título4" calcext:value="between(0.01,0.001)" calcext:base-cell-address="'DURACAO-M-CON'.I35"/>
          </calcext:conditional-format>
          <calcext:conditional-format calcext:target-range-address="'DURACAO-M-CHE'.I41:'DURACAO-M-CHE'.I44">
            <calcext:condition calcext:apply-style-name="Sem título1" calcext:value="between(0.1,1)" calcext:base-cell-address="'DURACAO-M-CON'.I41"/>
            <calcext:condition calcext:apply-style-name="Sem título2" calcext:value="between(0.1,0.05)" calcext:base-cell-address="'DURACAO-M-CON'.I41"/>
            <calcext:condition calcext:apply-style-name="Sem título3" calcext:value="between(0.05,0.01)" calcext:base-cell-address="'DURACAO-M-CON'.I41"/>
            <calcext:condition calcext:apply-style-name="Sem título4" calcext:value="between(0.01,0.001)" calcext:base-cell-address="'DURACAO-M-CON'.I41"/>
          </calcext:conditional-format>
          <calcext:conditional-format calcext:target-range-address="'DURACAO-M-CHE'.I41:'DURACAO-M-CHE'.I44">
            <calcext:condition calcext:apply-style-name="Sem título1" calcext:value="between(0.1,1)" calcext:base-cell-address="'DURACAO-M-CON'.I41"/>
            <calcext:condition calcext:apply-style-name="Sem título2" calcext:value="between(0.1,0.05)" calcext:base-cell-address="'DURACAO-M-CON'.I41"/>
            <calcext:condition calcext:apply-style-name="Sem título3" calcext:value="between(0.05,0.01)" calcext:base-cell-address="'DURACAO-M-CON'.I41"/>
            <calcext:condition calcext:apply-style-name="Sem título4" calcext:value="between(0.01,0.001)" calcext:base-cell-address="'DURACAO-M-CON'.I41"/>
          </calcext:conditional-format>
          <calcext:conditional-format calcext:target-range-address="'DURACAO-M-CHE'.I40:'DURACAO-M-CHE'.I40">
            <calcext:condition calcext:apply-style-name="Sem título1" calcext:value="between(0.1,1)" calcext:base-cell-address="'DURACAO-M-CON'.I40"/>
            <calcext:condition calcext:apply-style-name="Sem título2" calcext:value="between(0.1,0.05)" calcext:base-cell-address="'DURACAO-M-CON'.I40"/>
            <calcext:condition calcext:apply-style-name="Sem título3" calcext:value="between(0.05,0.01)" calcext:base-cell-address="'DURACAO-M-CON'.I40"/>
            <calcext:condition calcext:apply-style-name="Sem título4" calcext:value="between(0.01,0.001)" calcext:base-cell-address="'DURACAO-M-CON'.I40"/>
          </calcext:conditional-format>
          <calcext:conditional-format calcext:target-range-address="'DURACAO-M-CHE'.K41:'DURACAO-M-CHE'.K44">
            <calcext:condition calcext:apply-style-name="Sem título1" calcext:value="between(0.1,1)" calcext:base-cell-address="'DURACAO-M-CON'.K41"/>
            <calcext:condition calcext:apply-style-name="Sem título2" calcext:value="between(0.1,0.05)" calcext:base-cell-address="'DURACAO-M-CON'.K41"/>
            <calcext:condition calcext:apply-style-name="Sem título3" calcext:value="between(0.05,0.01)" calcext:base-cell-address="'DURACAO-M-CON'.K41"/>
            <calcext:condition calcext:apply-style-name="Sem título4" calcext:value="between(0.01,0.001)" calcext:base-cell-address="'DURACAO-M-CON'.K41"/>
          </calcext:conditional-format>
          <calcext:conditional-format calcext:target-range-address="'DURACAO-M-CHE'.K41:'DURACAO-M-CHE'.K44">
            <calcext:condition calcext:apply-style-name="Sem título1" calcext:value="between(0.1,1)" calcext:base-cell-address="'DURACAO-M-CON'.K41"/>
            <calcext:condition calcext:apply-style-name="Sem título2" calcext:value="between(0.1,0.05)" calcext:base-cell-address="'DURACAO-M-CON'.K41"/>
            <calcext:condition calcext:apply-style-name="Sem título3" calcext:value="between(0.05,0.01)" calcext:base-cell-address="'DURACAO-M-CON'.K41"/>
            <calcext:condition calcext:apply-style-name="Sem título4" calcext:value="between(0.01,0.001)" calcext:base-cell-address="'DURACAO-M-CON'.K41"/>
          </calcext:conditional-format>
          <calcext:conditional-format calcext:target-range-address="'DURACAO-M-CHE'.K40:'DURACAO-M-CHE'.K40">
            <calcext:condition calcext:apply-style-name="Sem título1" calcext:value="between(0.1,1)" calcext:base-cell-address="'DURACAO-M-CON'.K40"/>
            <calcext:condition calcext:apply-style-name="Sem título2" calcext:value="between(0.1,0.05)" calcext:base-cell-address="'DURACAO-M-CON'.K40"/>
            <calcext:condition calcext:apply-style-name="Sem título3" calcext:value="between(0.05,0.01)" calcext:base-cell-address="'DURACAO-M-CON'.K40"/>
            <calcext:condition calcext:apply-style-name="Sem título4" calcext:value="between(0.01,0.001)" calcext:base-cell-address="'DURACAO-M-CON'.K40"/>
          </calcext:conditional-format>
          <calcext:conditional-format calcext:target-range-address="'DURACAO-M-CHE'.B46:'DURACAO-M-CHE'.B46">
            <calcext:condition calcext:apply-style-name="Sem título1" calcext:value="between(0.1,1)" calcext:base-cell-address="'DURACAO-M-CON'.B46"/>
            <calcext:condition calcext:apply-style-name="Sem título2" calcext:value="between(0.1,0.05)" calcext:base-cell-address="'DURACAO-M-CON'.B46"/>
            <calcext:condition calcext:apply-style-name="Sem título3" calcext:value="between(0.05,0.01)" calcext:base-cell-address="'DURACAO-M-CON'.B46"/>
            <calcext:condition calcext:apply-style-name="Sem título4" calcext:value="between(0.01,0.001)" calcext:base-cell-address="'DURACAO-M-CON'.B46"/>
          </calcext:conditional-format>
          <calcext:conditional-format calcext:target-range-address="'DURACAO-M-CHE'.B46:'DURACAO-M-CHE'.B46">
            <calcext:condition calcext:apply-style-name="Sem título1" calcext:value="between(0.1,1)" calcext:base-cell-address="'DURACAO-M-CON'.B46"/>
            <calcext:condition calcext:apply-style-name="Sem título2" calcext:value="between(0.1,0.05)" calcext:base-cell-address="'DURACAO-M-CON'.B46"/>
            <calcext:condition calcext:apply-style-name="Sem título3" calcext:value="between(0.05,0.01)" calcext:base-cell-address="'DURACAO-M-CON'.B46"/>
            <calcext:condition calcext:apply-style-name="Sem título4" calcext:value="between(0.01,0.001)" calcext:base-cell-address="'DURACAO-M-CON'.B46"/>
          </calcext:conditional-format>
          <calcext:conditional-format calcext:target-range-address="'DURACAO-M-CHE'.G46:'DURACAO-M-CHE'.G49">
            <calcext:condition calcext:apply-style-name="Sem título1" calcext:value="between(0.1,1)" calcext:base-cell-address="'DURACAO-M-CON'.G46"/>
            <calcext:condition calcext:apply-style-name="Sem título2" calcext:value="between(0.1,0.05)" calcext:base-cell-address="'DURACAO-M-CON'.G46"/>
            <calcext:condition calcext:apply-style-name="Sem título3" calcext:value="between(0.05,0.01)" calcext:base-cell-address="'DURACAO-M-CON'.G46"/>
            <calcext:condition calcext:apply-style-name="Sem título4" calcext:value="between(0.01,0.001)" calcext:base-cell-address="'DURACAO-M-CON'.G46"/>
          </calcext:conditional-format>
          <calcext:conditional-format calcext:target-range-address="'DURACAO-M-CHE'.G46:'DURACAO-M-CHE'.G49">
            <calcext:condition calcext:apply-style-name="Sem título1" calcext:value="between(0.1,1)" calcext:base-cell-address="'DURACAO-M-CON'.G46"/>
            <calcext:condition calcext:apply-style-name="Sem título2" calcext:value="between(0.1,0.05)" calcext:base-cell-address="'DURACAO-M-CON'.G46"/>
            <calcext:condition calcext:apply-style-name="Sem título3" calcext:value="between(0.05,0.01)" calcext:base-cell-address="'DURACAO-M-CON'.G46"/>
            <calcext:condition calcext:apply-style-name="Sem título4" calcext:value="between(0.01,0.001)" calcext:base-cell-address="'DURACAO-M-CON'.G46"/>
          </calcext:conditional-format>
          <calcext:conditional-format calcext:target-range-address="'DURACAO-M-CHE'.G45:'DURACAO-M-CHE'.G45">
            <calcext:condition calcext:apply-style-name="Sem título1" calcext:value="between(0.1,1)" calcext:base-cell-address="'DURACAO-M-CON'.G45"/>
            <calcext:condition calcext:apply-style-name="Sem título2" calcext:value="between(0.1,0.05)" calcext:base-cell-address="'DURACAO-M-CON'.G45"/>
            <calcext:condition calcext:apply-style-name="Sem título3" calcext:value="between(0.05,0.01)" calcext:base-cell-address="'DURACAO-M-CON'.G45"/>
            <calcext:condition calcext:apply-style-name="Sem título4" calcext:value="between(0.01,0.001)" calcext:base-cell-address="'DURACAO-M-CON'.G45"/>
          </calcext:conditional-format>
          <calcext:conditional-format calcext:target-range-address="'DURACAO-M-CHE'.I46:'DURACAO-M-CHE'.I49">
            <calcext:condition calcext:apply-style-name="Sem título1" calcext:value="between(0.1,1)" calcext:base-cell-address="'DURACAO-M-CON'.I46"/>
            <calcext:condition calcext:apply-style-name="Sem título2" calcext:value="between(0.1,0.05)" calcext:base-cell-address="'DURACAO-M-CON'.I46"/>
            <calcext:condition calcext:apply-style-name="Sem título3" calcext:value="between(0.05,0.01)" calcext:base-cell-address="'DURACAO-M-CON'.I46"/>
            <calcext:condition calcext:apply-style-name="Sem título4" calcext:value="between(0.01,0.001)" calcext:base-cell-address="'DURACAO-M-CON'.I46"/>
          </calcext:conditional-format>
          <calcext:conditional-format calcext:target-range-address="'DURACAO-M-CHE'.I46:'DURACAO-M-CHE'.I49">
            <calcext:condition calcext:apply-style-name="Sem título1" calcext:value="between(0.1,1)" calcext:base-cell-address="'DURACAO-M-CON'.I46"/>
            <calcext:condition calcext:apply-style-name="Sem título2" calcext:value="between(0.1,0.05)" calcext:base-cell-address="'DURACAO-M-CON'.I46"/>
            <calcext:condition calcext:apply-style-name="Sem título3" calcext:value="between(0.05,0.01)" calcext:base-cell-address="'DURACAO-M-CON'.I46"/>
            <calcext:condition calcext:apply-style-name="Sem título4" calcext:value="between(0.01,0.001)" calcext:base-cell-address="'DURACAO-M-CON'.I46"/>
          </calcext:conditional-format>
          <calcext:conditional-format calcext:target-range-address="'DURACAO-M-CHE'.I45:'DURACAO-M-CHE'.I45">
            <calcext:condition calcext:apply-style-name="Sem título1" calcext:value="between(0.1,1)" calcext:base-cell-address="'DURACAO-M-CON'.I45"/>
            <calcext:condition calcext:apply-style-name="Sem título2" calcext:value="between(0.1,0.05)" calcext:base-cell-address="'DURACAO-M-CON'.I45"/>
            <calcext:condition calcext:apply-style-name="Sem título3" calcext:value="between(0.05,0.01)" calcext:base-cell-address="'DURACAO-M-CON'.I45"/>
            <calcext:condition calcext:apply-style-name="Sem título4" calcext:value="between(0.01,0.001)" calcext:base-cell-address="'DURACAO-M-CON'.I45"/>
          </calcext:conditional-format>
          <calcext:conditional-format calcext:target-range-address="'DURACAO-M-CHE'.K46:'DURACAO-M-CHE'.K49">
            <calcext:condition calcext:apply-style-name="Sem título1" calcext:value="between(0.1,1)" calcext:base-cell-address="'DURACAO-M-CON'.K46"/>
            <calcext:condition calcext:apply-style-name="Sem título2" calcext:value="between(0.1,0.05)" calcext:base-cell-address="'DURACAO-M-CON'.K46"/>
            <calcext:condition calcext:apply-style-name="Sem título3" calcext:value="between(0.05,0.01)" calcext:base-cell-address="'DURACAO-M-CON'.K46"/>
            <calcext:condition calcext:apply-style-name="Sem título4" calcext:value="between(0.01,0.001)" calcext:base-cell-address="'DURACAO-M-CON'.K46"/>
          </calcext:conditional-format>
          <calcext:conditional-format calcext:target-range-address="'DURACAO-M-CHE'.K46:'DURACAO-M-CHE'.K49">
            <calcext:condition calcext:apply-style-name="Sem título1" calcext:value="between(0.1,1)" calcext:base-cell-address="'DURACAO-M-CON'.K46"/>
            <calcext:condition calcext:apply-style-name="Sem título2" calcext:value="between(0.1,0.05)" calcext:base-cell-address="'DURACAO-M-CON'.K46"/>
            <calcext:condition calcext:apply-style-name="Sem título3" calcext:value="between(0.05,0.01)" calcext:base-cell-address="'DURACAO-M-CON'.K46"/>
            <calcext:condition calcext:apply-style-name="Sem título4" calcext:value="between(0.01,0.001)" calcext:base-cell-address="'DURACAO-M-CON'.K46"/>
          </calcext:conditional-format>
          <calcext:conditional-format calcext:target-range-address="'DURACAO-M-CHE'.K45:'DURACAO-M-CHE'.K45">
            <calcext:condition calcext:apply-style-name="Sem título1" calcext:value="between(0.1,1)" calcext:base-cell-address="'DURACAO-M-CON'.K45"/>
            <calcext:condition calcext:apply-style-name="Sem título2" calcext:value="between(0.1,0.05)" calcext:base-cell-address="'DURACAO-M-CON'.K45"/>
            <calcext:condition calcext:apply-style-name="Sem título3" calcext:value="between(0.05,0.01)" calcext:base-cell-address="'DURACAO-M-CON'.K45"/>
            <calcext:condition calcext:apply-style-name="Sem título4" calcext:value="between(0.01,0.001)" calcext:base-cell-address="'DURACAO-M-CON'.K45"/>
          </calcext:conditional-format>
          <calcext:conditional-format calcext:target-range-address="'DURACAO-M-CHE'.M46:'DURACAO-M-CHE'.M49">
            <calcext:condition calcext:apply-style-name="Sem título1" calcext:value="between(0.1,1)" calcext:base-cell-address="'DURACAO-M-CON'.M46"/>
            <calcext:condition calcext:apply-style-name="Sem título2" calcext:value="between(0.1,0.05)" calcext:base-cell-address="'DURACAO-M-CON'.M46"/>
            <calcext:condition calcext:apply-style-name="Sem título3" calcext:value="between(0.05,0.01)" calcext:base-cell-address="'DURACAO-M-CON'.M46"/>
            <calcext:condition calcext:apply-style-name="Sem título4" calcext:value="between(0.01,0.001)" calcext:base-cell-address="'DURACAO-M-CON'.M46"/>
          </calcext:conditional-format>
          <calcext:conditional-format calcext:target-range-address="'DURACAO-M-CHE'.M46:'DURACAO-M-CHE'.M49">
            <calcext:condition calcext:apply-style-name="Sem título1" calcext:value="between(0.1,1)" calcext:base-cell-address="'DURACAO-M-CON'.M46"/>
            <calcext:condition calcext:apply-style-name="Sem título2" calcext:value="between(0.1,0.05)" calcext:base-cell-address="'DURACAO-M-CON'.M46"/>
            <calcext:condition calcext:apply-style-name="Sem título3" calcext:value="between(0.05,0.01)" calcext:base-cell-address="'DURACAO-M-CON'.M46"/>
            <calcext:condition calcext:apply-style-name="Sem título4" calcext:value="between(0.01,0.001)" calcext:base-cell-address="'DURACAO-M-CON'.M46"/>
          </calcext:conditional-format>
          <calcext:conditional-format calcext:target-range-address="'DURACAO-M-CHE'.M45:'DURACAO-M-CHE'.M45">
            <calcext:condition calcext:apply-style-name="Sem título1" calcext:value="between(0.1,1)" calcext:base-cell-address="'DURACAO-M-CON'.M45"/>
            <calcext:condition calcext:apply-style-name="Sem título2" calcext:value="between(0.1,0.05)" calcext:base-cell-address="'DURACAO-M-CON'.M45"/>
            <calcext:condition calcext:apply-style-name="Sem título3" calcext:value="between(0.05,0.01)" calcext:base-cell-address="'DURACAO-M-CON'.M45"/>
            <calcext:condition calcext:apply-style-name="Sem título4" calcext:value="between(0.01,0.001)" calcext:base-cell-address="'DURACAO-M-CON'.M45"/>
          </calcext:conditional-format>
          <calcext:conditional-format calcext:target-range-address="'DURACAO-M-CHE'.B51:'DURACAO-M-CHE'.B51">
            <calcext:condition calcext:apply-style-name="Sem título1" calcext:value="between(0.1,1)" calcext:base-cell-address="'DURACAO-M-CON'.B51"/>
            <calcext:condition calcext:apply-style-name="Sem título2" calcext:value="between(0.1,0.05)" calcext:base-cell-address="'DURACAO-M-CON'.B51"/>
            <calcext:condition calcext:apply-style-name="Sem título3" calcext:value="between(0.05,0.01)" calcext:base-cell-address="'DURACAO-M-CON'.B51"/>
            <calcext:condition calcext:apply-style-name="Sem título4" calcext:value="between(0.01,0.001)" calcext:base-cell-address="'DURACAO-M-CON'.B51"/>
          </calcext:conditional-format>
          <calcext:conditional-format calcext:target-range-address="'DURACAO-M-CHE'.B51:'DURACAO-M-CHE'.B51">
            <calcext:condition calcext:apply-style-name="Sem título1" calcext:value="between(0.1,1)" calcext:base-cell-address="'DURACAO-M-CON'.B51"/>
            <calcext:condition calcext:apply-style-name="Sem título2" calcext:value="between(0.1,0.05)" calcext:base-cell-address="'DURACAO-M-CON'.B51"/>
            <calcext:condition calcext:apply-style-name="Sem título3" calcext:value="between(0.05,0.01)" calcext:base-cell-address="'DURACAO-M-CON'.B51"/>
            <calcext:condition calcext:apply-style-name="Sem título4" calcext:value="between(0.01,0.001)" calcext:base-cell-address="'DURACAO-M-CON'.B51"/>
          </calcext:conditional-format>
          <calcext:conditional-format calcext:target-range-address="'DURACAO-M-CHE'.O51:'DURACAO-M-CHE'.O54">
            <calcext:condition calcext:apply-style-name="Sem título1" calcext:value="between(0.1,1)" calcext:base-cell-address="'DURACAO-M-CON'.O51"/>
            <calcext:condition calcext:apply-style-name="Sem título2" calcext:value="between(0.1,0.05)" calcext:base-cell-address="'DURACAO-M-CON'.O51"/>
            <calcext:condition calcext:apply-style-name="Sem título3" calcext:value="between(0.05,0.01)" calcext:base-cell-address="'DURACAO-M-CON'.O51"/>
            <calcext:condition calcext:apply-style-name="Sem título4" calcext:value="between(0.01,0.001)" calcext:base-cell-address="'DURACAO-M-CON'.O51"/>
          </calcext:conditional-format>
          <calcext:conditional-format calcext:target-range-address="'DURACAO-M-CHE'.O51:'DURACAO-M-CHE'.O54">
            <calcext:condition calcext:apply-style-name="Sem título1" calcext:value="between(0.1,1)" calcext:base-cell-address="'DURACAO-M-CON'.O51"/>
            <calcext:condition calcext:apply-style-name="Sem título2" calcext:value="between(0.1,0.05)" calcext:base-cell-address="'DURACAO-M-CON'.O51"/>
            <calcext:condition calcext:apply-style-name="Sem título3" calcext:value="between(0.05,0.01)" calcext:base-cell-address="'DURACAO-M-CON'.O51"/>
            <calcext:condition calcext:apply-style-name="Sem título4" calcext:value="between(0.01,0.001)" calcext:base-cell-address="'DURACAO-M-CON'.O51"/>
          </calcext:conditional-format>
          <calcext:conditional-format calcext:target-range-address="'DURACAO-M-CHE'.O50:'DURACAO-M-CHE'.O50">
            <calcext:condition calcext:apply-style-name="Sem título1" calcext:value="between(0.1,1)" calcext:base-cell-address="'DURACAO-M-CON'.O50"/>
            <calcext:condition calcext:apply-style-name="Sem título2" calcext:value="between(0.1,0.05)" calcext:base-cell-address="'DURACAO-M-CON'.O50"/>
            <calcext:condition calcext:apply-style-name="Sem título3" calcext:value="between(0.05,0.01)" calcext:base-cell-address="'DURACAO-M-CON'.O50"/>
            <calcext:condition calcext:apply-style-name="Sem título4" calcext:value="between(0.01,0.001)" calcext:base-cell-address="'DURACAO-M-CON'.O50"/>
          </calcext:conditional-format>
          <calcext:conditional-format calcext:target-range-address="'DURACAO-M-CHE'.Q51:'DURACAO-M-CHE'.Q54">
            <calcext:condition calcext:apply-style-name="Sem título1" calcext:value="between(0.1,1)" calcext:base-cell-address="'DURACAO-M-CON'.Q51"/>
            <calcext:condition calcext:apply-style-name="Sem título2" calcext:value="between(0.1,0.05)" calcext:base-cell-address="'DURACAO-M-CON'.Q51"/>
            <calcext:condition calcext:apply-style-name="Sem título3" calcext:value="between(0.05,0.01)" calcext:base-cell-address="'DURACAO-M-CON'.Q51"/>
            <calcext:condition calcext:apply-style-name="Sem título4" calcext:value="between(0.01,0.001)" calcext:base-cell-address="'DURACAO-M-CON'.Q51"/>
          </calcext:conditional-format>
          <calcext:conditional-format calcext:target-range-address="'DURACAO-M-CHE'.Q51:'DURACAO-M-CHE'.Q54">
            <calcext:condition calcext:apply-style-name="Sem título1" calcext:value="between(0.1,1)" calcext:base-cell-address="'DURACAO-M-CON'.Q51"/>
            <calcext:condition calcext:apply-style-name="Sem título2" calcext:value="between(0.1,0.05)" calcext:base-cell-address="'DURACAO-M-CON'.Q51"/>
            <calcext:condition calcext:apply-style-name="Sem título3" calcext:value="between(0.05,0.01)" calcext:base-cell-address="'DURACAO-M-CON'.Q51"/>
            <calcext:condition calcext:apply-style-name="Sem título4" calcext:value="between(0.01,0.001)" calcext:base-cell-address="'DURACAO-M-CON'.Q51"/>
          </calcext:conditional-format>
          <calcext:conditional-format calcext:target-range-address="'DURACAO-M-CHE'.Q50:'DURACAO-M-CHE'.Q50">
            <calcext:condition calcext:apply-style-name="Sem título1" calcext:value="between(0.1,1)" calcext:base-cell-address="'DURACAO-M-CON'.Q50"/>
            <calcext:condition calcext:apply-style-name="Sem título2" calcext:value="between(0.1,0.05)" calcext:base-cell-address="'DURACAO-M-CON'.Q50"/>
            <calcext:condition calcext:apply-style-name="Sem título3" calcext:value="between(0.05,0.01)" calcext:base-cell-address="'DURACAO-M-CON'.Q50"/>
            <calcext:condition calcext:apply-style-name="Sem título4" calcext:value="between(0.01,0.001)" calcext:base-cell-address="'DURACAO-M-CON'.Q50"/>
          </calcext:conditional-format>
          <calcext:conditional-format calcext:target-range-address="'DURACAO-M-CHE'.O56:'DURACAO-M-CHE'.O59">
            <calcext:condition calcext:apply-style-name="Sem título1" calcext:value="between(0.1,1)" calcext:base-cell-address="'DURACAO-M-CON'.O56"/>
            <calcext:condition calcext:apply-style-name="Sem título2" calcext:value="between(0.1,0.05)" calcext:base-cell-address="'DURACAO-M-CON'.O56"/>
            <calcext:condition calcext:apply-style-name="Sem título3" calcext:value="between(0.05,0.01)" calcext:base-cell-address="'DURACAO-M-CON'.O56"/>
            <calcext:condition calcext:apply-style-name="Sem título4" calcext:value="between(0.01,0.001)" calcext:base-cell-address="'DURACAO-M-CON'.O56"/>
          </calcext:conditional-format>
          <calcext:conditional-format calcext:target-range-address="'DURACAO-M-CHE'.O56:'DURACAO-M-CHE'.O59">
            <calcext:condition calcext:apply-style-name="Sem título1" calcext:value="between(0.1,1)" calcext:base-cell-address="'DURACAO-M-CON'.O56"/>
            <calcext:condition calcext:apply-style-name="Sem título2" calcext:value="between(0.1,0.05)" calcext:base-cell-address="'DURACAO-M-CON'.O56"/>
            <calcext:condition calcext:apply-style-name="Sem título3" calcext:value="between(0.05,0.01)" calcext:base-cell-address="'DURACAO-M-CON'.O56"/>
            <calcext:condition calcext:apply-style-name="Sem título4" calcext:value="between(0.01,0.001)" calcext:base-cell-address="'DURACAO-M-CON'.O56"/>
          </calcext:conditional-format>
          <calcext:conditional-format calcext:target-range-address="'DURACAO-M-CHE'.O55:'DURACAO-M-CHE'.O55">
            <calcext:condition calcext:apply-style-name="Sem título1" calcext:value="between(0.1,1)" calcext:base-cell-address="'DURACAO-M-CON'.O55"/>
            <calcext:condition calcext:apply-style-name="Sem título2" calcext:value="between(0.1,0.05)" calcext:base-cell-address="'DURACAO-M-CON'.O55"/>
            <calcext:condition calcext:apply-style-name="Sem título3" calcext:value="between(0.05,0.01)" calcext:base-cell-address="'DURACAO-M-CON'.O55"/>
            <calcext:condition calcext:apply-style-name="Sem título4" calcext:value="between(0.01,0.001)" calcext:base-cell-address="'DURACAO-M-CON'.O55"/>
          </calcext:conditional-format>
          <calcext:conditional-format calcext:target-range-address="'DURACAO-M-CHE'.Q56:'DURACAO-M-CHE'.Q59">
            <calcext:condition calcext:apply-style-name="Sem título1" calcext:value="between(0.1,1)" calcext:base-cell-address="'DURACAO-M-CON'.Q56"/>
            <calcext:condition calcext:apply-style-name="Sem título2" calcext:value="between(0.1,0.05)" calcext:base-cell-address="'DURACAO-M-CON'.Q56"/>
            <calcext:condition calcext:apply-style-name="Sem título3" calcext:value="between(0.05,0.01)" calcext:base-cell-address="'DURACAO-M-CON'.Q56"/>
            <calcext:condition calcext:apply-style-name="Sem título4" calcext:value="between(0.01,0.001)" calcext:base-cell-address="'DURACAO-M-CON'.Q56"/>
          </calcext:conditional-format>
          <calcext:conditional-format calcext:target-range-address="'DURACAO-M-CHE'.Q56:'DURACAO-M-CHE'.Q59">
            <calcext:condition calcext:apply-style-name="Sem título1" calcext:value="between(0.1,1)" calcext:base-cell-address="'DURACAO-M-CON'.Q56"/>
            <calcext:condition calcext:apply-style-name="Sem título2" calcext:value="between(0.1,0.05)" calcext:base-cell-address="'DURACAO-M-CON'.Q56"/>
            <calcext:condition calcext:apply-style-name="Sem título3" calcext:value="between(0.05,0.01)" calcext:base-cell-address="'DURACAO-M-CON'.Q56"/>
            <calcext:condition calcext:apply-style-name="Sem título4" calcext:value="between(0.01,0.001)" calcext:base-cell-address="'DURACAO-M-CON'.Q56"/>
          </calcext:conditional-format>
          <calcext:conditional-format calcext:target-range-address="'DURACAO-M-CHE'.Q55:'DURACAO-M-CHE'.Q55">
            <calcext:condition calcext:apply-style-name="Sem título1" calcext:value="between(0.1,1)" calcext:base-cell-address="'DURACAO-M-CON'.Q55"/>
            <calcext:condition calcext:apply-style-name="Sem título2" calcext:value="between(0.1,0.05)" calcext:base-cell-address="'DURACAO-M-CON'.Q55"/>
            <calcext:condition calcext:apply-style-name="Sem título3" calcext:value="between(0.05,0.01)" calcext:base-cell-address="'DURACAO-M-CON'.Q55"/>
            <calcext:condition calcext:apply-style-name="Sem título4" calcext:value="between(0.01,0.001)" calcext:base-cell-address="'DURACAO-M-CON'.Q55"/>
          </calcext:conditional-format>
          <calcext:conditional-format calcext:target-range-address="'DURACAO-M-CHE'.B61:'DURACAO-M-CHE'.B61">
            <calcext:condition calcext:apply-style-name="Sem título1" calcext:value="between(0.1,1)" calcext:base-cell-address="'DURACAO-M-CON'.B61"/>
            <calcext:condition calcext:apply-style-name="Sem título2" calcext:value="between(0.1,0.05)" calcext:base-cell-address="'DURACAO-M-CON'.B61"/>
            <calcext:condition calcext:apply-style-name="Sem título3" calcext:value="between(0.05,0.01)" calcext:base-cell-address="'DURACAO-M-CON'.B61"/>
            <calcext:condition calcext:apply-style-name="Sem título4" calcext:value="between(0.01,0.001)" calcext:base-cell-address="'DURACAO-M-CON'.B61"/>
          </calcext:conditional-format>
          <calcext:conditional-format calcext:target-range-address="'DURACAO-M-CHE'.B61:'DURACAO-M-CHE'.B61">
            <calcext:condition calcext:apply-style-name="Sem título1" calcext:value="between(0.1,1)" calcext:base-cell-address="'DURACAO-M-CON'.B61"/>
            <calcext:condition calcext:apply-style-name="Sem título2" calcext:value="between(0.1,0.05)" calcext:base-cell-address="'DURACAO-M-CON'.B61"/>
            <calcext:condition calcext:apply-style-name="Sem título3" calcext:value="between(0.05,0.01)" calcext:base-cell-address="'DURACAO-M-CON'.B61"/>
            <calcext:condition calcext:apply-style-name="Sem título4" calcext:value="between(0.01,0.001)" calcext:base-cell-address="'DURACAO-M-CON'.B61"/>
          </calcext:conditional-format>
          <calcext:conditional-format calcext:target-range-address="'DURACAO-M-CHE'.S61:'DURACAO-M-CHE'.S64">
            <calcext:condition calcext:apply-style-name="Sem título1" calcext:value="between(0.1,1)" calcext:base-cell-address="'DURACAO-M-CON'.M46"/>
            <calcext:condition calcext:apply-style-name="Sem título2" calcext:value="between(0.1,0.05)" calcext:base-cell-address="'DURACAO-M-CON'.M46"/>
            <calcext:condition calcext:apply-style-name="Sem título3" calcext:value="between(0.05,0.01)" calcext:base-cell-address="'DURACAO-M-CON'.M46"/>
            <calcext:condition calcext:apply-style-name="Sem título4" calcext:value="between(0.01,0.001)" calcext:base-cell-address="'DURACAO-M-CON'.M46"/>
          </calcext:conditional-format>
          <calcext:conditional-format calcext:target-range-address="'DURACAO-M-CHE'.S61:'DURACAO-M-CHE'.S64">
            <calcext:condition calcext:apply-style-name="Sem título1" calcext:value="between(0.1,1)" calcext:base-cell-address="'DURACAO-M-CON'.M46"/>
            <calcext:condition calcext:apply-style-name="Sem título2" calcext:value="between(0.1,0.05)" calcext:base-cell-address="'DURACAO-M-CON'.M46"/>
            <calcext:condition calcext:apply-style-name="Sem título3" calcext:value="between(0.05,0.01)" calcext:base-cell-address="'DURACAO-M-CON'.M46"/>
            <calcext:condition calcext:apply-style-name="Sem título4" calcext:value="between(0.01,0.001)" calcext:base-cell-address="'DURACAO-M-CON'.M46"/>
          </calcext:conditional-format>
          <calcext:conditional-format calcext:target-range-address="'DURACAO-M-CHE'.S60:'DURACAO-M-CHE'.S60">
            <calcext:condition calcext:apply-style-name="Sem título1" calcext:value="between(0.1,1)" calcext:base-cell-address="'DURACAO-M-CON'.M45"/>
            <calcext:condition calcext:apply-style-name="Sem título2" calcext:value="between(0.1,0.05)" calcext:base-cell-address="'DURACAO-M-CON'.M45"/>
            <calcext:condition calcext:apply-style-name="Sem título3" calcext:value="between(0.05,0.01)" calcext:base-cell-address="'DURACAO-M-CON'.M45"/>
            <calcext:condition calcext:apply-style-name="Sem título4" calcext:value="between(0.01,0.001)" calcext:base-cell-address="'DURACAO-M-CON'.M45"/>
          </calcext:conditional-format>
        </calcext:conditional-formats>
      </table:table>
      <table:table table:name="DURACAO-M-CON" table:style-name="ta1">
        <office:forms form:automatic-focus="false" form:apply-design-mode="false"/>
        <table:table-column table:style-name="co1" table:default-cell-style-name="ce64"/>
        <table:table-column table:style-name="co14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ce230"/>
        <table:table-column table:style-name="co6" table:number-columns-repeated="1004" table:default-cell-style-name="Default"/>
        <table:table-row table:style-name="ro1">
          <table:table-cell table:style-name="ce59" office:value-type="string" calcext:value-type="string" table:number-columns-spanned="1" table:number-rows-spanned="2">
            <text:p>Variável dependente (Y)</text:p>
          </table:table-cell>
          <table:table-cell table:style-name="ce1" office:value-type="string" calcext:value-type="string" table:number-columns-spanned="1" table:number-rows-spanned="2">
            <text:p>Sig. F</text:p>
          </table:table-cell>
          <table:table-cell table:style-name="ce1" office:value-type="string" calcext:value-type="string" table:number-columns-spanned="1" table:number-rows-spanned="2">
            <text:p>R² ajustado</text:p>
          </table:table-cell>
          <table:table-cell table:style-name="ce1" office:value-type="string" calcext:value-type="string" table:number-columns-spanned="2" table:number-rows-spanned="1">
            <text:p>intercept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até 4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5 e 9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10 e 14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15 e 19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idoso entre 60 e 70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idoso com mais de 70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automóvel</text:p>
          </table:table-cell>
          <table:covered-table-cell table:style-name="ce1"/>
          <table:table-cell table:style-name="ce227"/>
          <table:table-cell table:style-name="ce57" table:number-columns-repeated="1002"/>
          <table:table-cell table:number-columns-repeated="2"/>
        </table:table-row>
        <table:table-row table:style-name="ro2">
          <table:covered-table-cell table:style-name="ce59"/>
          <table:covered-table-cell table:number-columns-repeated="2" table:style-name="ce1"/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227"/>
          <table:table-cell table:style-name="ce57" table:number-columns-repeated="1002"/>
          <table:table-cell table:number-columns-repeated="2"/>
        </table:table-row>
        <table:table-row table:style-name="ro5">
          <table:table-cell table:style-name="ce60" office:value-type="string" calcext:value-type="string" table:number-columns-spanned="1" table:number-rows-spanned="5">
            <text:p>Duração das viagens de mulheres, cônjuge</text:p>
          </table:table-cell>
          <table:table-cell table:style-name="ce233" office:value-type="float" office:value="2.2E-016" calcext:value-type="float">
            <text:p>2,20E-016</text:p>
          </table:table-cell>
          <table:table-cell table:style-name="ce125" office:value-type="float" office:value="0.001177" calcext:value-type="float">
            <text:p>0,0012</text:p>
          </table:table-cell>
          <table:table-cell table:style-name="ce127" office:value-type="float" office:value="18.2464" calcext:value-type="float">
            <text:p>18,25</text:p>
          </table:table-cell>
          <table:table-cell table:style-name="ce276" table:formula="of:=2/1E+016" office:value-type="float" office:value="2E-016" calcext:value-type="float">
            <text:p>2,00E-016</text:p>
          </table:table-cell>
          <table:table-cell table:style-name="ce127" office:value-type="float" office:value="-2.1751" calcext:value-type="float">
            <text:p>-2,18</text:p>
          </table:table-cell>
          <table:table-cell table:style-name="ce314" table:formula="of:=2/1E+016" office:value-type="float" office:value="2E-016" calcext:value-type="float">
            <text:p>2,00E-016</text:p>
          </table:table-cell>
          <table:table-cell table:style-name="ce125" office:value-type="string" calcext:value-type="string">
            <text:p>-</text:p>
          </table:table-cell>
          <table:table-cell table:style-name="ce328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344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358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358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358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234" office:value-type="float" office:value="2.2E-016" calcext:value-type="float" table:number-columns-spanned="1" table:number-rows-spanned="4">
            <text:p>2,20E-016</text:p>
          </table:table-cell>
          <table:table-cell table:style-name="ce126" office:value-type="float" office:value="0.003864" calcext:value-type="float" table:number-columns-spanned="1" table:number-rows-spanned="4">
            <text:p>0,0039</text:p>
          </table:table-cell>
          <table:table-cell table:style-name="ce129" office:value-type="float" office:value="18.2464" calcext:value-type="float" table:number-columns-spanned="1" table:number-rows-spanned="4">
            <text:p>18,25</text:p>
          </table:table-cell>
          <table:table-cell table:style-name="ce277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129" office:value-type="float" office:value="-4.6864" calcext:value-type="float">
            <text:p>-4,69</text:p>
          </table:table-cell>
          <table:table-cell table:style-name="ce315" table:formula="of:=2/1E+016" office:value-type="float" office:value="2E-016" calcext:value-type="float">
            <text:p>2,00E-016</text:p>
          </table:table-cell>
          <table:table-cell table:style-name="ce126" office:value-type="string" calcext:value-type="string">
            <text:p>-</text:p>
          </table:table-cell>
          <table:table-cell table:style-name="ce329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45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35"/>
          <table:covered-table-cell table:style-name="ce126"/>
          <table:covered-table-cell table:style-name="ce129"/>
          <table:covered-table-cell table:style-name="ce278"/>
          <table:table-cell table:style-name="ce129" office:value-type="float" office:value="1.4588" calcext:value-type="float">
            <text:p>1,46</text:p>
          </table:table-cell>
          <table:table-cell table:style-name="ce315" office:value-type="float" office:value="0.00188" calcext:value-type="float">
            <text:p>1,88E-003</text:p>
          </table:table-cell>
          <table:table-cell table:style-name="ce126" office:value-type="string" calcext:value-type="string">
            <text:p>-</text:p>
          </table:table-cell>
          <table:table-cell table:style-name="ce329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45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36"/>
          <table:covered-table-cell table:style-name="ce126"/>
          <table:covered-table-cell table:style-name="ce129"/>
          <table:covered-table-cell table:style-name="ce278"/>
          <table:table-cell table:style-name="ce129" office:value-type="float" office:value="4.3352" calcext:value-type="float">
            <text:p>4,34</text:p>
          </table:table-cell>
          <table:table-cell table:style-name="ce315" table:formula="of:=2/1E+016" office:value-type="float" office:value="2E-016" calcext:value-type="float">
            <text:p>2,00E-016</text:p>
          </table:table-cell>
          <table:table-cell table:style-name="ce126" office:value-type="string" calcext:value-type="string">
            <text:p>-</text:p>
          </table:table-cell>
          <table:table-cell table:style-name="ce329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45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37"/>
          <table:covered-table-cell table:style-name="ce126"/>
          <table:covered-table-cell table:style-name="ce129"/>
          <table:covered-table-cell table:style-name="ce278"/>
          <table:table-cell table:style-name="ce129" office:value-type="float" office:value="8.6022" calcext:value-type="float">
            <text:p>8,60</text:p>
          </table:table-cell>
          <table:table-cell table:style-name="ce315" table:formula="of:=2/1E+016" office:value-type="float" office:value="2E-016" calcext:value-type="float">
            <text:p>2,00E-016</text:p>
          </table:table-cell>
          <table:table-cell table:style-name="ce126" office:value-type="string" calcext:value-type="string">
            <text:p>-</text:p>
          </table:table-cell>
          <table:table-cell table:style-name="ce329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45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mulheres, cônjuge</text:p>
          </table:table-cell>
          <table:table-cell table:style-name="ce238" office:value-type="float" office:value="0.0008146" calcext:value-type="float">
            <text:p>8,15E-004</text:p>
          </table:table-cell>
          <table:table-cell table:style-name="ce125" office:value-type="float" office:value="0.0001325" calcext:value-type="float">
            <text:p>0,0001</text:p>
          </table:table-cell>
          <table:table-cell table:style-name="ce127" office:value-type="float" office:value="17.3599" calcext:value-type="float">
            <text:p>17,36</text:p>
          </table:table-cell>
          <table:table-cell table:style-name="ce279" table:formula="of:=2/1E+016" office:value-type="float" office:value="2E-016" calcext:value-type="float">
            <text:p>2,00E-016</text:p>
          </table:table-cell>
          <table:table-cell table:style-name="ce125" office:value-type="string" calcext:value-type="string">
            <text:p>-</text:p>
          </table:table-cell>
          <table:table-cell table:style-name="ce316" office:value-type="string" calcext:value-type="string">
            <text:p>-</text:p>
          </table:table-cell>
          <table:table-cell table:style-name="ce127" office:value-type="float" office:value="0.76" calcext:value-type="float">
            <text:p>0,76</text:p>
          </table:table-cell>
          <table:table-cell table:style-name="ce330" office:value-type="float" office:value="0.000815" calcext:value-type="float">
            <text:p>8,15E-004</text:p>
          </table:table-cell>
          <table:table-cell table:style-name="ce168" office:value-type="string" calcext:value-type="string">
            <text:p>-</text:p>
          </table:table-cell>
          <table:table-cell table:style-name="ce346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36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37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358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239" office:value-type="float" office:value="2.2E-016" calcext:value-type="float" table:number-columns-spanned="1" table:number-rows-spanned="4">
            <text:p>2,20E-016</text:p>
          </table:table-cell>
          <table:table-cell table:style-name="ce126" office:value-type="float" office:value="0.003918" calcext:value-type="float" table:number-columns-spanned="1" table:number-rows-spanned="4">
            <text:p>0,0039</text:p>
          </table:table-cell>
          <table:table-cell table:style-name="ce129" office:value-type="float" office:value="17.3599" calcext:value-type="float" table:number-columns-spanned="1" table:number-rows-spanned="4">
            <text:p>17,36</text:p>
          </table:table-cell>
          <table:table-cell table:style-name="ce280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126" office:value-type="string" calcext:value-type="string">
            <text:p>-</text:p>
          </table:table-cell>
          <table:table-cell table:style-name="ce317" office:value-type="string" calcext:value-type="string">
            <text:p>-</text:p>
          </table:table-cell>
          <table:table-cell table:style-name="ce129" office:value-type="float" office:value="-2.0107" calcext:value-type="float">
            <text:p>-2,01</text:p>
          </table:table-cell>
          <table:table-cell table:style-name="ce331" office:value-type="float" office:value="0.000000101" calcext:value-type="float">
            <text:p>1,01E-007</text:p>
          </table:table-cell>
          <table:table-cell table:style-name="ce169" office:value-type="string" calcext:value-type="string">
            <text:p>-</text:p>
          </table:table-cell>
          <table:table-cell table:style-name="ce347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6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7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40"/>
          <table:covered-table-cell table:style-name="ce126"/>
          <table:covered-table-cell table:style-name="ce129"/>
          <table:covered-table-cell table:style-name="ce281"/>
          <table:table-cell table:style-name="ce126" office:value-type="string" calcext:value-type="string">
            <text:p>-</text:p>
          </table:table-cell>
          <table:table-cell table:style-name="ce317" office:value-type="string" calcext:value-type="string">
            <text:p>-</text:p>
          </table:table-cell>
          <table:table-cell table:style-name="ce129" office:value-type="float" office:value="1.0635" calcext:value-type="float">
            <text:p>1,06</text:p>
          </table:table-cell>
          <table:table-cell table:style-name="ce331" office:value-type="float" office:value="0.0267" calcext:value-type="float">
            <text:p>2,67E-002</text:p>
          </table:table-cell>
          <table:table-cell table:style-name="ce169" office:value-type="string" calcext:value-type="string">
            <text:p>-</text:p>
          </table:table-cell>
          <table:table-cell table:style-name="ce347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6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7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41"/>
          <table:covered-table-cell table:style-name="ce126"/>
          <table:covered-table-cell table:style-name="ce129"/>
          <table:covered-table-cell table:style-name="ce281"/>
          <table:table-cell table:style-name="ce126" office:value-type="string" calcext:value-type="string">
            <text:p>-</text:p>
          </table:table-cell>
          <table:table-cell table:style-name="ce317" office:value-type="string" calcext:value-type="string">
            <text:p>-</text:p>
          </table:table-cell>
          <table:table-cell table:style-name="ce129" office:value-type="float" office:value="4.5843" calcext:value-type="float">
            <text:p>4,58</text:p>
          </table:table-cell>
          <table:table-cell table:style-name="ce332" table:formula="of:=2/1E+016" office:value-type="float" office:value="2E-016" calcext:value-type="float">
            <text:p>2,00E-016</text:p>
          </table:table-cell>
          <table:table-cell table:style-name="ce169" office:value-type="string" calcext:value-type="string">
            <text:p>-</text:p>
          </table:table-cell>
          <table:table-cell table:style-name="ce347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6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7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41"/>
          <table:covered-table-cell table:style-name="ce126"/>
          <table:covered-table-cell table:style-name="ce129"/>
          <table:covered-table-cell table:style-name="ce281"/>
          <table:table-cell table:style-name="ce126" office:value-type="string" calcext:value-type="string">
            <text:p>-</text:p>
          </table:table-cell>
          <table:table-cell table:style-name="ce317" office:value-type="string" calcext:value-type="string">
            <text:p>-</text:p>
          </table:table-cell>
          <table:table-cell table:style-name="ce129" office:value-type="float" office:value="9.8405" calcext:value-type="float">
            <text:p>9,84</text:p>
          </table:table-cell>
          <table:table-cell table:style-name="ce332" table:formula="of:=2/1E+016" office:value-type="float" office:value="2E-016" calcext:value-type="float">
            <text:p>2,00E-016</text:p>
          </table:table-cell>
          <table:table-cell table:style-name="ce169" office:value-type="string" calcext:value-type="string">
            <text:p>-</text:p>
          </table:table-cell>
          <table:table-cell table:style-name="ce348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6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7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mulheres, cônjuge</text:p>
          </table:table-cell>
          <table:table-cell table:style-name="ce242" office:value-type="float" office:value="0.00000001442" calcext:value-type="float">
            <text:p>1,44E-008</text:p>
          </table:table-cell>
          <table:table-cell table:style-name="ce125" office:value-type="float" office:value="0.000404" calcext:value-type="float">
            <text:p>0,0004</text:p>
          </table:table-cell>
          <table:table-cell table:style-name="ce127" office:value-type="float" office:value="17.2195" calcext:value-type="float">
            <text:p>17,22</text:p>
          </table:table-cell>
          <table:table-cell table:style-name="ce282" table:formula="of:=2/1E+016" office:value-type="float" office:value="2E-016" calcext:value-type="float">
            <text:p>2,00E-016</text:p>
          </table:table-cell>
          <table:table-cell table:style-name="ce125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127" office:value-type="string" calcext:value-type="string">
            <text:p>-</text:p>
          </table:table-cell>
          <table:table-cell table:style-name="ce333" office:value-type="string" calcext:value-type="string">
            <text:p>-</text:p>
          </table:table-cell>
          <table:table-cell table:style-name="ce312" office:value-type="float" office:value="1.3137" calcext:value-type="float">
            <text:p>1,31</text:p>
          </table:table-cell>
          <table:table-cell table:style-name="ce349" office:value-type="float" office:value="0.0000000144" calcext:value-type="float">
            <text:p>1,44E-008</text:p>
          </table:table-cell>
          <table:table-cell table:style-name="ce168" office:value-type="string" calcext:value-type="string">
            <text:p>-</text:p>
          </table:table-cell>
          <table:table-cell table:style-name="ce362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372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358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243" office:value-type="float" office:value="2.2E-016" calcext:value-type="float" table:number-columns-spanned="1" table:number-rows-spanned="4">
            <text:p>2,20E-016</text:p>
          </table:table-cell>
          <table:table-cell table:style-name="ce126" office:value-type="float" office:value="0.003801" calcext:value-type="float" table:number-columns-spanned="1" table:number-rows-spanned="4">
            <text:p>0,0038</text:p>
          </table:table-cell>
          <table:table-cell table:style-name="ce129" office:value-type="float" office:value="17.2195" calcext:value-type="float" table:number-columns-spanned="1" table:number-rows-spanned="4">
            <text:p>17,22</text:p>
          </table:table-cell>
          <table:table-cell table:style-name="ce283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126" office:value-type="string" calcext:value-type="string">
            <text:p>-</text:p>
          </table:table-cell>
          <table:table-cell table:style-name="ce317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334" office:value-type="string" calcext:value-type="string">
            <text:p>-</text:p>
          </table:table-cell>
          <table:table-cell table:style-name="ce313" office:value-type="float" office:value="-1.7178" calcext:value-type="float">
            <text:p>-1,72</text:p>
          </table:table-cell>
          <table:table-cell table:style-name="ce350" office:value-type="float" office:value="0.00000696" calcext:value-type="float">
            <text:p>6,96E-006</text:p>
          </table:table-cell>
          <table:table-cell table:style-name="ce169" office:value-type="string" calcext:value-type="string">
            <text:p>-</text:p>
          </table:table-cell>
          <table:table-cell table:style-name="ce363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73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44"/>
          <table:covered-table-cell table:style-name="ce126"/>
          <table:covered-table-cell table:style-name="ce129"/>
          <table:covered-table-cell table:style-name="ce284"/>
          <table:table-cell table:style-name="ce126" office:value-type="string" calcext:value-type="string">
            <text:p>-</text:p>
          </table:table-cell>
          <table:table-cell table:style-name="ce317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334" office:value-type="string" calcext:value-type="string">
            <text:p>-</text:p>
          </table:table-cell>
          <table:table-cell table:style-name="ce313" office:value-type="float" office:value="1.3701" calcext:value-type="float">
            <text:p>1,37</text:p>
          </table:table-cell>
          <table:table-cell table:style-name="ce350" office:value-type="float" office:value="0.00747" calcext:value-type="float">
            <text:p>7,47E-003</text:p>
          </table:table-cell>
          <table:table-cell table:style-name="ce169" office:value-type="string" calcext:value-type="string">
            <text:p>-</text:p>
          </table:table-cell>
          <table:table-cell table:style-name="ce363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73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44"/>
          <table:covered-table-cell table:style-name="ce126"/>
          <table:covered-table-cell table:style-name="ce129"/>
          <table:covered-table-cell table:style-name="ce284"/>
          <table:table-cell table:style-name="ce126" office:value-type="string" calcext:value-type="string">
            <text:p>-</text:p>
          </table:table-cell>
          <table:table-cell table:style-name="ce317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334" office:value-type="string" calcext:value-type="string">
            <text:p>-</text:p>
          </table:table-cell>
          <table:table-cell table:style-name="ce313" office:value-type="float" office:value="4.6422" calcext:value-type="float">
            <text:p>4,64</text:p>
          </table:table-cell>
          <table:table-cell table:style-name="ce351" table:formula="of:=2/1E+016" office:value-type="float" office:value="2E-016" calcext:value-type="float">
            <text:p>2,00E-016</text:p>
          </table:table-cell>
          <table:table-cell table:style-name="ce169" office:value-type="string" calcext:value-type="string">
            <text:p>-</text:p>
          </table:table-cell>
          <table:table-cell table:style-name="ce363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73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44"/>
          <table:covered-table-cell table:style-name="ce126"/>
          <table:covered-table-cell table:style-name="ce129"/>
          <table:covered-table-cell table:style-name="ce284"/>
          <table:table-cell table:style-name="ce126" office:value-type="string" calcext:value-type="string">
            <text:p>-</text:p>
          </table:table-cell>
          <table:table-cell table:style-name="ce317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334" office:value-type="string" calcext:value-type="string">
            <text:p>-</text:p>
          </table:table-cell>
          <table:table-cell table:style-name="ce313" office:value-type="float" office:value="9.3617" calcext:value-type="float">
            <text:p>9,36</text:p>
          </table:table-cell>
          <table:table-cell table:style-name="ce351" table:formula="of:=2/1E+016" office:value-type="float" office:value="2E-016" calcext:value-type="float">
            <text:p>2,00E-016</text:p>
          </table:table-cell>
          <table:table-cell table:style-name="ce313" office:value-type="string" calcext:value-type="string">
            <text:p>-</text:p>
          </table:table-cell>
          <table:table-cell table:style-name="ce363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73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mulheres, cônjuge</text:p>
          </table:table-cell>
          <table:table-cell table:style-name="ce245" office:value-type="float" office:value="0.05776" calcext:value-type="float">
            <text:p>5,78E-002</text:p>
          </table:table-cell>
          <table:table-cell table:style-name="ce125" office:value-type="float" office:value="0.00003375" calcext:value-type="float">
            <text:p>0,0000</text:p>
          </table:table-cell>
          <table:table-cell table:style-name="ce127" office:value-type="float" office:value="17.4766" calcext:value-type="float">
            <text:p>17,48</text:p>
          </table:table-cell>
          <table:table-cell table:style-name="ce285" table:formula="of:=2/1E+016" office:value-type="float" office:value="2E-016" calcext:value-type="float">
            <text:p>2,00E-016</text:p>
          </table:table-cell>
          <table:table-cell table:style-name="ce125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125" office:value-type="string" calcext:value-type="string">
            <text:p>-</text:p>
          </table:table-cell>
          <table:table-cell table:style-name="ce333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float" office:value="0.4589" calcext:value-type="float">
            <text:p>0,46</text:p>
          </table:table-cell>
          <table:table-cell table:style-name="ce364" office:value-type="float" office:value="0.0578" calcext:value-type="float">
            <text:p>5,78E-002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358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246" office:value-type="float" office:value="2.2E-016" calcext:value-type="float" table:number-columns-spanned="1" table:number-rows-spanned="4">
            <text:p>2,20E-016</text:p>
          </table:table-cell>
          <table:table-cell table:style-name="ce126" office:value-type="float" office:value="0.003149" calcext:value-type="float" table:number-columns-spanned="1" table:number-rows-spanned="4">
            <text:p>0,0031</text:p>
          </table:table-cell>
          <table:table-cell table:style-name="ce129" office:value-type="float" office:value="17.4766" calcext:value-type="float" table:number-columns-spanned="1" table:number-rows-spanned="4">
            <text:p>17,48</text:p>
          </table:table-cell>
          <table:table-cell table:style-name="ce286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126" office:value-type="string" calcext:value-type="string">
            <text:p>-</text:p>
          </table:table-cell>
          <table:table-cell table:style-name="ce317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33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float" office:value="-2.6255" calcext:value-type="float">
            <text:p>-2,63</text:p>
          </table:table-cell>
          <table:table-cell table:style-name="ce365" office:value-type="float" office:value="0.000000000082" calcext:value-type="float">
            <text:p>8,20E-011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47"/>
          <table:covered-table-cell table:style-name="ce126"/>
          <table:covered-table-cell table:style-name="ce129"/>
          <table:covered-table-cell table:style-name="ce287"/>
          <table:table-cell table:style-name="ce126" office:value-type="string" calcext:value-type="string">
            <text:p>-</text:p>
          </table:table-cell>
          <table:table-cell table:style-name="ce317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33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float" office:value="1.1758" calcext:value-type="float">
            <text:p>1,18</text:p>
          </table:table-cell>
          <table:table-cell table:style-name="ce365" office:value-type="float" office:value="0.0377" calcext:value-type="float">
            <text:p>3,77E-002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47"/>
          <table:covered-table-cell table:style-name="ce126"/>
          <table:covered-table-cell table:style-name="ce129"/>
          <table:covered-table-cell table:style-name="ce287"/>
          <table:table-cell table:style-name="ce126" office:value-type="string" calcext:value-type="string">
            <text:p>-</text:p>
          </table:table-cell>
          <table:table-cell table:style-name="ce317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33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float" office:value="4.3016" calcext:value-type="float">
            <text:p>4,30</text:p>
          </table:table-cell>
          <table:table-cell table:style-name="ce366" office:value-type="float" office:value="8.45E-015" calcext:value-type="float">
            <text:p>8,45E-015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47"/>
          <table:covered-table-cell table:style-name="ce126"/>
          <table:covered-table-cell table:style-name="ce129"/>
          <table:covered-table-cell table:style-name="ce287"/>
          <table:table-cell table:style-name="ce126" office:value-type="string" calcext:value-type="string">
            <text:p>-</text:p>
          </table:table-cell>
          <table:table-cell table:style-name="ce317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33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float" office:value="9.2613" calcext:value-type="float">
            <text:p>9,26</text:p>
          </table:table-cell>
          <table:table-cell table:style-name="ce366" office:value-type="float" office:value="2E-016" calcext:value-type="float">
            <text:p>2,00E-016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mulheres, cônjuge</text:p>
          </table:table-cell>
          <table:table-cell table:style-name="ce248" office:value-type="float" office:value="2.2E-016" calcext:value-type="float">
            <text:p>2,20E-016</text:p>
          </table:table-cell>
          <table:table-cell table:style-name="ce125" office:value-type="float" office:value="0.002696" calcext:value-type="float">
            <text:p>0,0027</text:p>
          </table:table-cell>
          <table:table-cell table:style-name="ce127" office:value-type="float" office:value="18.2534" calcext:value-type="float">
            <text:p>18,25</text:p>
          </table:table-cell>
          <table:table-cell table:style-name="ce288" table:formula="of:=2/1E+016" office:value-type="float" office:value="2E-016" calcext:value-type="float">
            <text:p>2,00E-016</text:p>
          </table:table-cell>
          <table:table-cell table:style-name="ce125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125" office:value-type="string" calcext:value-type="string">
            <text:p>-</text:p>
          </table:table-cell>
          <table:table-cell table:style-name="ce333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float" office:value="-4.1365" calcext:value-type="float">
            <text:p>-4,14</text:p>
          </table:table-cell>
          <table:table-cell table:style-name="ce374" table:formula="of:=2/1E+016" office:value-type="float" office:value="2E-016" calcext:value-type="float">
            <text:p>2,00E-016</text:p>
          </table:table-cell>
          <table:table-cell table:style-name="ce168" office:value-type="string" calcext:value-type="string">
            <text:p>-</text:p>
          </table:table-cell>
          <table:table-cell table:style-name="ce358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249" office:value-type="float" office:value="2.2E-016" calcext:value-type="float" table:number-columns-spanned="1" table:number-rows-spanned="4">
            <text:p>2,20E-016</text:p>
          </table:table-cell>
          <table:table-cell table:style-name="ce126" office:value-type="float" office:value="0.003327" calcext:value-type="float" table:number-columns-spanned="1" table:number-rows-spanned="4">
            <text:p>0,0033</text:p>
          </table:table-cell>
          <table:table-cell table:style-name="ce129" office:value-type="float" office:value="18.2534" calcext:value-type="float" table:number-columns-spanned="1" table:number-rows-spanned="4">
            <text:p>18,25</text:p>
          </table:table-cell>
          <table:table-cell table:style-name="ce289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126" office:value-type="string" calcext:value-type="string">
            <text:p>-</text:p>
          </table:table-cell>
          <table:table-cell table:style-name="ce317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33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float" office:value="-5.607" calcext:value-type="float">
            <text:p>-5,61</text:p>
          </table:table-cell>
          <table:table-cell table:style-name="ce375" office:value-type="float" office:value="2E-016" calcext:value-type="float">
            <text:p>2,00E-016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50"/>
          <table:covered-table-cell table:style-name="ce126"/>
          <table:covered-table-cell table:style-name="ce129"/>
          <table:covered-table-cell table:style-name="ce290"/>
          <table:table-cell table:style-name="ce126" office:value-type="string" calcext:value-type="string">
            <text:p>-</text:p>
          </table:table-cell>
          <table:table-cell table:style-name="ce317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33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float" office:value="-0.1388" calcext:value-type="float">
            <text:p>-0,14</text:p>
          </table:table-cell>
          <table:table-cell table:style-name="ce375" office:value-type="float" office:value="0.855" calcext:value-type="float">
            <text:p>8,55E-001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50"/>
          <table:covered-table-cell table:style-name="ce126"/>
          <table:covered-table-cell table:style-name="ce129"/>
          <table:covered-table-cell table:style-name="ce290"/>
          <table:table-cell table:style-name="ce126" office:value-type="string" calcext:value-type="string">
            <text:p>-</text:p>
          </table:table-cell>
          <table:table-cell table:style-name="ce317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33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float" office:value="1.1596" calcext:value-type="float">
            <text:p>1,16</text:p>
          </table:table-cell>
          <table:table-cell table:style-name="ce376" office:value-type="float" office:value="0.135" calcext:value-type="float">
            <text:p>1,35E-001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50"/>
          <table:covered-table-cell table:style-name="ce126"/>
          <table:covered-table-cell table:style-name="ce129"/>
          <table:covered-table-cell table:style-name="ce290"/>
          <table:table-cell table:style-name="ce126" office:value-type="string" calcext:value-type="string">
            <text:p>-</text:p>
          </table:table-cell>
          <table:table-cell table:style-name="ce317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33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float" office:value="4.3803" calcext:value-type="float">
            <text:p>4,38</text:p>
          </table:table-cell>
          <table:table-cell table:style-name="ce376" office:value-type="float" office:value="0.00000000387" calcext:value-type="float">
            <text:p>3,87E-009</text:p>
          </table:table-cell>
          <table:table-cell table:style-name="ce313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mulheres, cônjuge</text:p>
          </table:table-cell>
          <table:table-cell table:style-name="ce251" office:value-type="float" office:value="2.2E-016" calcext:value-type="float">
            <text:p>2,20E-016</text:p>
          </table:table-cell>
          <table:table-cell table:style-name="ce125" office:value-type="float" office:value="0.003261" calcext:value-type="float">
            <text:p>0,0033</text:p>
          </table:table-cell>
          <table:table-cell table:style-name="ce127" office:value-type="float" office:value="18.1484" calcext:value-type="float">
            <text:p>18,15</text:p>
          </table:table-cell>
          <table:table-cell table:style-name="ce291" table:formula="of:=2/1E+016" office:value-type="float" office:value="2E-016" calcext:value-type="float">
            <text:p>2,00E-016</text:p>
          </table:table-cell>
          <table:table-cell table:style-name="ce125" office:value-type="string" calcext:value-type="string">
            <text:p>-</text:p>
          </table:table-cell>
          <table:table-cell table:style-name="ce318" office:value-type="string" calcext:value-type="string">
            <text:p>-</text:p>
          </table:table-cell>
          <table:table-cell table:style-name="ce125" office:value-type="string" calcext:value-type="string">
            <text:p>-</text:p>
          </table:table-cell>
          <table:table-cell table:style-name="ce333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27" office:value-type="float" office:value="-5.5724" calcext:value-type="float">
            <text:p>-5,57</text:p>
          </table:table-cell>
          <table:table-cell table:style-name="ce383" table:formula="of:=2/1E+016" office:value-type="float" office:value="2E-016" calcext:value-type="float">
            <text:p>2,00E-016</text:p>
          </table:table-cell>
          <table:table-cell table:style-name="ce221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252" office:value-type="float" office:value="2.2E-016" calcext:value-type="float" table:number-columns-spanned="1" table:number-rows-spanned="4">
            <text:p>2,20E-016</text:p>
          </table:table-cell>
          <table:table-cell table:style-name="ce126" office:value-type="float" office:value="0.003457" calcext:value-type="float" table:number-columns-spanned="1" table:number-rows-spanned="4">
            <text:p>0,0035</text:p>
          </table:table-cell>
          <table:table-cell table:style-name="ce129" office:value-type="float" office:value="18.1484" calcext:value-type="float" table:number-columns-spanned="1" table:number-rows-spanned="4">
            <text:p>18,15</text:p>
          </table:table-cell>
          <table:table-cell table:style-name="ce292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126" office:value-type="string" calcext:value-type="string">
            <text:p>-</text:p>
          </table:table-cell>
          <table:table-cell table:style-name="ce317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33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-5.4822" calcext:value-type="float">
            <text:p>-5,48</text:p>
          </table:table-cell>
          <table:table-cell table:style-name="ce384" office:value-type="float" office:value="0.00000000000043" calcext:value-type="float">
            <text:p>4,30E-013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53"/>
          <table:covered-table-cell table:style-name="ce126"/>
          <table:covered-table-cell table:style-name="ce129"/>
          <table:covered-table-cell table:style-name="ce293"/>
          <table:table-cell table:style-name="ce126" office:value-type="string" calcext:value-type="string">
            <text:p>-</text:p>
          </table:table-cell>
          <table:table-cell table:style-name="ce317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33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-2.1881" calcext:value-type="float">
            <text:p>-2,19</text:p>
          </table:table-cell>
          <table:table-cell table:style-name="ce384" office:value-type="float" office:value="0.031" calcext:value-type="float">
            <text:p>3,10E-002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53"/>
          <table:covered-table-cell table:style-name="ce126"/>
          <table:covered-table-cell table:style-name="ce129"/>
          <table:covered-table-cell table:style-name="ce293"/>
          <table:table-cell table:style-name="ce126" office:value-type="string" calcext:value-type="string">
            <text:p>-</text:p>
          </table:table-cell>
          <table:table-cell table:style-name="ce317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33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-0.4696" calcext:value-type="float">
            <text:p>-0,47</text:p>
          </table:table-cell>
          <table:table-cell table:style-name="ce385" office:value-type="float" office:value="0.6469" calcext:value-type="float">
            <text:p>6,47E-001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53"/>
          <table:covered-table-cell table:style-name="ce126"/>
          <table:covered-table-cell table:style-name="ce129"/>
          <table:covered-table-cell table:style-name="ce293"/>
          <table:table-cell table:style-name="ce126" office:value-type="string" calcext:value-type="string">
            <text:p>-</text:p>
          </table:table-cell>
          <table:table-cell table:style-name="ce317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style-name="ce334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1.5693" calcext:value-type="float">
            <text:p>1,57</text:p>
          </table:table-cell>
          <table:table-cell table:style-name="ce385" office:value-type="float" office:value="0.0955" calcext:value-type="float">
            <text:p>9,55E-002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6">
          <table:table-cell table:style-name="ce59" office:value-type="string" calcext:value-type="string" table:number-columns-spanned="1" table:number-rows-spanned="2">
            <text:p>Variável dependente (Y)</text:p>
          </table:table-cell>
          <table:table-cell table:style-name="ce1" office:value-type="string" calcext:value-type="string" table:number-columns-spanned="1" table:number-rows-spanned="2">
            <text:p>Sig. F</text:p>
          </table:table-cell>
          <table:table-cell table:style-name="ce1" office:value-type="string" calcext:value-type="string" table:number-columns-spanned="1" table:number-rows-spanned="2">
            <text:p>R² ajustado</text:p>
          </table:table-cell>
          <table:table-cell table:style-name="ce1" office:value-type="string" calcext:value-type="string" table:number-columns-spanned="2" table:number-rows-spanned="1">
            <text:p>intercept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até 4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5 e 9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10 e 14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15 e 19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idoso entre 60 e 70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idoso com mais de 70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automóvel</text:p>
          </table:table-cell>
          <table:covered-table-cell table:style-name="ce1"/>
          <table:table-cell table:style-name="ce227"/>
          <table:table-cell table:style-name="ce57" table:number-columns-repeated="1002"/>
          <table:table-cell table:number-columns-repeated="2"/>
        </table:table-row>
        <table:table-row table:style-name="ro2">
          <table:covered-table-cell table:style-name="ce59"/>
          <table:covered-table-cell table:number-columns-repeated="2" table:style-name="ce1"/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227"/>
          <table:table-cell table:style-name="ce57" table:number-columns-repeated="1002"/>
          <table:table-cell table:number-columns-repeated="2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mulheres, cônjuge</text:p>
          </table:table-cell>
          <table:table-cell table:style-name="ce254" office:value-type="float" office:value="2.2E-016" calcext:value-type="float">
            <text:p>2,20E-016</text:p>
          </table:table-cell>
          <table:table-cell table:style-name="ce125" office:value-type="float" office:value="0.001508" calcext:value-type="float">
            <text:p>0,0015</text:p>
          </table:table-cell>
          <table:table-cell table:style-name="ce272" office:value-type="float" office:value="17.9511" calcext:value-type="float">
            <text:p>17,951</text:p>
          </table:table-cell>
          <table:table-cell table:style-name="ce294" table:formula="of:=2/1E+016" office:value-type="float" office:value="2E-016" calcext:value-type="float">
            <text:p>2,00E-016</text:p>
          </table:table-cell>
          <table:table-cell table:style-name="ce312" office:value-type="float" office:value="-2.3892" calcext:value-type="float">
            <text:p>-2,39</text:p>
          </table:table-cell>
          <table:table-cell table:style-name="ce319" table:formula="of:=2/1E+016" office:value-type="float" office:value="2E-016" calcext:value-type="float">
            <text:p>2,00E-016</text:p>
          </table:table-cell>
          <table:table-cell table:style-name="ce312" office:value-type="float" office:value="1.1895" calcext:value-type="float">
            <text:p>1,19</text:p>
          </table:table-cell>
          <table:table-cell table:style-name="ce335" office:value-type="float" office:value="0.000000251" calcext:value-type="float">
            <text:p>2,51E-007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358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255" office:value-type="float" office:value="2.2E-016" calcext:value-type="float" table:number-columns-spanned="1" table:number-rows-spanned="4">
            <text:p>2,20E-016</text:p>
          </table:table-cell>
          <table:table-cell table:style-name="ce126" office:value-type="float" office:value="0.006121" calcext:value-type="float" table:number-columns-spanned="1" table:number-rows-spanned="4">
            <text:p>0,0061</text:p>
          </table:table-cell>
          <table:table-cell table:style-name="ce273" office:value-type="float" office:value="17.858" calcext:value-type="float" table:number-columns-spanned="1" table:number-rows-spanned="4">
            <text:p>17,858</text:p>
          </table:table-cell>
          <table:table-cell table:style-name="ce295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313" office:value-type="float" office:value="-4.0615" calcext:value-type="float">
            <text:p>-4,06</text:p>
          </table:table-cell>
          <table:table-cell table:style-name="ce320" office:value-type="float" office:value="2E-016" calcext:value-type="float">
            <text:p>2,00E-016</text:p>
          </table:table-cell>
          <table:table-cell table:style-name="ce313" office:value-type="float" office:value="-0.5435" calcext:value-type="float">
            <text:p>-0,54</text:p>
          </table:table-cell>
          <table:table-cell table:style-name="ce336" office:value-type="float" office:value="0.1855" calcext:value-type="float">
            <text:p>1,86E-001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56"/>
          <table:covered-table-cell table:style-name="ce126"/>
          <table:covered-table-cell table:style-name="ce273"/>
          <table:covered-table-cell table:style-name="ce296"/>
          <table:table-cell table:style-name="ce313" office:value-type="float" office:value="1.295" calcext:value-type="float">
            <text:p>1,30</text:p>
          </table:table-cell>
          <table:table-cell table:style-name="ce320" office:value-type="float" office:value="0.0145" calcext:value-type="float">
            <text:p>1,45E-002</text:p>
          </table:table-cell>
          <table:table-cell table:style-name="ce313" office:value-type="float" office:value="0.3918" calcext:value-type="float">
            <text:p>0,39</text:p>
          </table:table-cell>
          <table:table-cell table:style-name="ce336" office:value-type="float" office:value="0.4696" calcext:value-type="float">
            <text:p>4,70E-001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56"/>
          <table:covered-table-cell table:style-name="ce126"/>
          <table:covered-table-cell table:style-name="ce273"/>
          <table:covered-table-cell table:style-name="ce296"/>
          <table:table-cell table:style-name="ce313" office:value-type="float" office:value="3.1042" calcext:value-type="float">
            <text:p>3,10</text:p>
          </table:table-cell>
          <table:table-cell table:style-name="ce321" office:value-type="float" office:value="0.0000000695" calcext:value-type="float">
            <text:p>6,95E-008</text:p>
          </table:table-cell>
          <table:table-cell table:style-name="ce313" office:value-type="float" office:value="2.9877" calcext:value-type="float">
            <text:p>2,99</text:p>
          </table:table-cell>
          <table:table-cell table:style-name="ce337" office:value-type="float" office:value="0.000000273" calcext:value-type="float">
            <text:p>2,73E-007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56"/>
          <table:covered-table-cell table:style-name="ce126"/>
          <table:covered-table-cell table:style-name="ce273"/>
          <table:covered-table-cell table:style-name="ce296"/>
          <table:table-cell table:style-name="ce313" office:value-type="float" office:value="6.307" calcext:value-type="float">
            <text:p>6,31</text:p>
          </table:table-cell>
          <table:table-cell table:style-name="ce321" office:value-type="float" office:value="2E-016" calcext:value-type="float">
            <text:p>2,00E-016</text:p>
          </table:table-cell>
          <table:table-cell table:style-name="ce313" office:value-type="float" office:value="7.2531" calcext:value-type="float">
            <text:p>7,25</text:p>
          </table:table-cell>
          <table:table-cell table:style-name="ce337" office:value-type="float" office:value="2E-016" calcext:value-type="float">
            <text:p>2,00E-016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mulheres, cônjuge</text:p>
          </table:table-cell>
          <table:table-cell table:style-name="ce257" office:value-type="float" office:value="2.2E-016" calcext:value-type="float">
            <text:p>2,20E-016</text:p>
          </table:table-cell>
          <table:table-cell table:style-name="ce125" office:value-type="float" office:value="0.001695" calcext:value-type="float">
            <text:p>0,0017</text:p>
          </table:table-cell>
          <table:table-cell table:style-name="ce272" office:value-type="float" office:value="17.719" calcext:value-type="float">
            <text:p>17,719</text:p>
          </table:table-cell>
          <table:table-cell table:style-name="ce297" table:formula="of:=2/1E+016" office:value-type="float" office:value="2E-016" calcext:value-type="float">
            <text:p>2,00E-016</text:p>
          </table:table-cell>
          <table:table-cell table:style-name="ce312" office:value-type="float" office:value="-2.284" calcext:value-type="float">
            <text:p>-2,28</text:p>
          </table:table-cell>
          <table:table-cell table:style-name="ce322" table:formula="of:=2/1E+016" office:value-type="float" office:value="2E-016" calcext:value-type="float">
            <text:p>2,00E-016</text:p>
          </table:table-cell>
          <table:table-cell table:style-name="ce312" office:value-type="float" office:value="0.981" calcext:value-type="float">
            <text:p>0,98</text:p>
          </table:table-cell>
          <table:table-cell table:style-name="ce338" office:value-type="float" office:value="0.0000339" calcext:value-type="float">
            <text:p>3,39E-005</text:p>
          </table:table-cell>
          <table:table-cell table:style-name="ce312" office:value-type="float" office:value="0.9343" calcext:value-type="float">
            <text:p>0,93</text:p>
          </table:table-cell>
          <table:table-cell table:style-name="ce352" office:value-type="float" office:value="0.0000885" calcext:value-type="float">
            <text:p>8,85E-005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358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258" office:value-type="float" office:value="2.2E-016" calcext:value-type="float" table:number-columns-spanned="1" table:number-rows-spanned="4">
            <text:p>2,20E-016</text:p>
          </table:table-cell>
          <table:table-cell table:style-name="ce126" office:value-type="float" office:value="0.007653" calcext:value-type="float" table:number-columns-spanned="1" table:number-rows-spanned="4">
            <text:p>0,0077</text:p>
          </table:table-cell>
          <table:table-cell table:style-name="ce274" office:value-type="float" office:value="17.53384" calcext:value-type="float" table:number-columns-spanned="1" table:number-rows-spanned="4">
            <text:p>17,534</text:p>
          </table:table-cell>
          <table:table-cell table:style-name="ce298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313" office:value-type="float" office:value="-3.78116" calcext:value-type="float">
            <text:p>-3,78</text:p>
          </table:table-cell>
          <table:table-cell table:style-name="ce323" office:value-type="float" office:value="2E-016" calcext:value-type="float">
            <text:p>2,00E-016</text:p>
          </table:table-cell>
          <table:table-cell table:style-name="ce313" office:value-type="float" office:value="0.14347" calcext:value-type="float">
            <text:p>0,14</text:p>
          </table:table-cell>
          <table:table-cell table:style-name="ce339" office:value-type="float" office:value="0.74844" calcext:value-type="float">
            <text:p>7,48E-001</text:p>
          </table:table-cell>
          <table:table-cell table:style-name="ce313" office:value-type="float" office:value="-1.02752" calcext:value-type="float">
            <text:p>-1,03</text:p>
          </table:table-cell>
          <table:table-cell table:style-name="ce353" office:value-type="float" office:value="0.01581" calcext:value-type="float">
            <text:p>1,58E-002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59"/>
          <table:covered-table-cell table:style-name="ce126"/>
          <table:covered-table-cell table:style-name="ce273"/>
          <table:covered-table-cell table:style-name="ce299"/>
          <table:table-cell table:style-name="ce313" office:value-type="float" office:value="1.23151" calcext:value-type="float">
            <text:p>1,23</text:p>
          </table:table-cell>
          <table:table-cell table:style-name="ce323" office:value-type="float" office:value="0.02015" calcext:value-type="float">
            <text:p>2,02E-002</text:p>
          </table:table-cell>
          <table:table-cell table:style-name="ce313" office:value-type="float" office:value="-0.08118" calcext:value-type="float">
            <text:p>-0,08</text:p>
          </table:table-cell>
          <table:table-cell table:style-name="ce339" office:value-type="float" office:value="0.8921" calcext:value-type="float">
            <text:p>8,92E-001</text:p>
          </table:table-cell>
          <table:table-cell table:style-name="ce313" office:value-type="float" office:value="1.04847" calcext:value-type="float">
            <text:p>1,05</text:p>
          </table:table-cell>
          <table:table-cell table:style-name="ce353" office:value-type="float" office:value="0.07294" calcext:value-type="float">
            <text:p>7,29E-002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59"/>
          <table:covered-table-cell table:style-name="ce126"/>
          <table:covered-table-cell table:style-name="ce273"/>
          <table:covered-table-cell table:style-name="ce299"/>
          <table:table-cell table:style-name="ce313" office:value-type="float" office:value="2.88528" calcext:value-type="float">
            <text:p>2,89</text:p>
          </table:table-cell>
          <table:table-cell table:style-name="ce324" office:value-type="float" office:value="0.000000561" calcext:value-type="float">
            <text:p>5,61E-007</text:p>
          </table:table-cell>
          <table:table-cell table:style-name="ce313" office:value-type="float" office:value="1.77499" calcext:value-type="float">
            <text:p>1,77</text:p>
          </table:table-cell>
          <table:table-cell table:style-name="ce340" office:value-type="float" office:value="0.00491" calcext:value-type="float">
            <text:p>4,91E-003</text:p>
          </table:table-cell>
          <table:table-cell table:style-name="ce313" office:value-type="float" office:value="3.07569" calcext:value-type="float">
            <text:p>3,08</text:p>
          </table:table-cell>
          <table:table-cell table:style-name="ce354" office:value-type="float" office:value="0.000000174" calcext:value-type="float">
            <text:p>1,74E-007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59"/>
          <table:covered-table-cell table:style-name="ce126"/>
          <table:covered-table-cell table:style-name="ce273"/>
          <table:covered-table-cell table:style-name="ce299"/>
          <table:table-cell table:style-name="ce313" office:value-type="float" office:value="5.71842" calcext:value-type="float">
            <text:p>5,72</text:p>
          </table:table-cell>
          <table:table-cell table:style-name="ce324" office:value-type="float" office:value="2E-016" calcext:value-type="float">
            <text:p>2,00E-016</text:p>
          </table:table-cell>
          <table:table-cell table:style-name="ce313" office:value-type="float" office:value="5.20462" calcext:value-type="float">
            <text:p>5,20</text:p>
          </table:table-cell>
          <table:table-cell table:style-name="ce340" office:value-type="float" office:value="0.000000000000498" calcext:value-type="float">
            <text:p>4,98E-013</text:p>
          </table:table-cell>
          <table:table-cell table:style-name="ce313" office:value-type="float" office:value="6.34077" calcext:value-type="float">
            <text:p>6,34</text:p>
          </table:table-cell>
          <table:table-cell table:style-name="ce354" office:value-type="float" office:value="2E-016" calcext:value-type="float">
            <text:p>2,00E-016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mulheres, cônjuge</text:p>
          </table:table-cell>
          <table:table-cell table:style-name="ce260" office:value-type="float" office:value="2.2E-016" calcext:value-type="float">
            <text:p>2,20E-016</text:p>
          </table:table-cell>
          <table:table-cell table:style-name="ce125" office:value-type="float" office:value="0.001685" calcext:value-type="float">
            <text:p>0,0017</text:p>
          </table:table-cell>
          <table:table-cell table:style-name="ce272" office:value-type="float" office:value="17.7495" calcext:value-type="float">
            <text:p>17,750</text:p>
          </table:table-cell>
          <table:table-cell table:style-name="ce300" table:formula="of:=2/1E+016" office:value-type="float" office:value="2E-016" calcext:value-type="float">
            <text:p>2,00E-016</text:p>
          </table:table-cell>
          <table:table-cell table:style-name="ce312" office:value-type="float" office:value="-2.2999" calcext:value-type="float">
            <text:p>-2,30</text:p>
          </table:table-cell>
          <table:table-cell table:style-name="ce325" table:formula="of:=2/1E+016" office:value-type="float" office:value="2E-016" calcext:value-type="float">
            <text:p>2,00E-016</text:p>
          </table:table-cell>
          <table:table-cell table:style-name="ce312" office:value-type="float" office:value="0.9715" calcext:value-type="float">
            <text:p>0,97</text:p>
          </table:table-cell>
          <table:table-cell table:style-name="ce341" office:value-type="float" office:value="0.0000428" calcext:value-type="float">
            <text:p>4,28E-005</text:p>
          </table:table-cell>
          <table:table-cell table:style-name="ce312" office:value-type="float" office:value="0.9629" calcext:value-type="float">
            <text:p>0,96</text:p>
          </table:table-cell>
          <table:table-cell table:style-name="ce355" office:value-type="float" office:value="0.0000861" calcext:value-type="float">
            <text:p>8,61E-005</text:p>
          </table:table-cell>
          <table:table-cell table:style-name="ce312" office:value-type="float" office:value="-0.125" calcext:value-type="float">
            <text:p>-0,13</text:p>
          </table:table-cell>
          <table:table-cell table:style-name="ce367" office:value-type="float" office:value="0.62" calcext:value-type="float">
            <text:p>6,20E-001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358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261" office:value-type="float" office:value="2.2E-016" calcext:value-type="float" table:number-columns-spanned="1" table:number-rows-spanned="4">
            <text:p>2,20E-016</text:p>
          </table:table-cell>
          <table:table-cell table:style-name="ce126" office:value-type="float" office:value="0.008776" calcext:value-type="float" table:number-columns-spanned="1" table:number-rows-spanned="4">
            <text:p>0,0088</text:p>
          </table:table-cell>
          <table:table-cell table:style-name="ce274" office:value-type="float" office:value="17.45601" calcext:value-type="float" table:number-columns-spanned="1" table:number-rows-spanned="4">
            <text:p>17,456</text:p>
          </table:table-cell>
          <table:table-cell table:style-name="ce301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313" office:value-type="float" office:value="-3.66668" calcext:value-type="float">
            <text:p>-3,67</text:p>
          </table:table-cell>
          <table:table-cell table:style-name="ce326" office:value-type="float" office:value="2E-016" calcext:value-type="float">
            <text:p>2,00E-016</text:p>
          </table:table-cell>
          <table:table-cell table:style-name="ce313" office:value-type="float" office:value="0.20479" calcext:value-type="float">
            <text:p>0,20</text:p>
          </table:table-cell>
          <table:table-cell table:style-name="ce342" office:value-type="float" office:value="0.647253" calcext:value-type="float">
            <text:p>6,47E-001</text:p>
          </table:table-cell>
          <table:table-cell table:style-name="ce313" office:value-type="float" office:value="-0.14243" calcext:value-type="float">
            <text:p>-0,14</text:p>
          </table:table-cell>
          <table:table-cell table:style-name="ce356" office:value-type="float" office:value="0.759096" calcext:value-type="float">
            <text:p>7,59E-001</text:p>
          </table:table-cell>
          <table:table-cell table:style-name="ce313" office:value-type="float" office:value="-1.86443" calcext:value-type="float">
            <text:p>-1,86</text:p>
          </table:table-cell>
          <table:table-cell table:style-name="ce368" office:value-type="float" office:value="0.0000395" calcext:value-type="float">
            <text:p>3,95E-005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62"/>
          <table:covered-table-cell table:style-name="ce126"/>
          <table:covered-table-cell table:style-name="ce273"/>
          <table:covered-table-cell table:style-name="ce302"/>
          <table:table-cell table:style-name="ce313" office:value-type="float" office:value="1.2024" calcext:value-type="float">
            <text:p>1,20</text:p>
          </table:table-cell>
          <table:table-cell table:style-name="ce326" office:value-type="float" office:value="0.023302" calcext:value-type="float">
            <text:p>2,33E-002</text:p>
          </table:table-cell>
          <table:table-cell table:style-name="ce313" office:value-type="float" office:value="-0.06941" calcext:value-type="float">
            <text:p>-0,07</text:p>
          </table:table-cell>
          <table:table-cell table:style-name="ce342" office:value-type="float" office:value="0.907643" calcext:value-type="float">
            <text:p>9,08E-001</text:p>
          </table:table-cell>
          <table:table-cell table:style-name="ce313" office:value-type="float" office:value="0.63811" calcext:value-type="float">
            <text:p>0,64</text:p>
          </table:table-cell>
          <table:table-cell table:style-name="ce356" office:value-type="float" office:value="0.317154" calcext:value-type="float">
            <text:p>3,17E-001</text:p>
          </table:table-cell>
          <table:table-cell table:style-name="ce313" office:value-type="float" office:value="0.63738" calcext:value-type="float">
            <text:p>0,64</text:p>
          </table:table-cell>
          <table:table-cell table:style-name="ce368" office:value-type="float" office:value="0.317676" calcext:value-type="float">
            <text:p>3,18E-001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62"/>
          <table:covered-table-cell table:style-name="ce126"/>
          <table:covered-table-cell table:style-name="ce273"/>
          <table:covered-table-cell table:style-name="ce302"/>
          <table:table-cell table:style-name="ce313" office:value-type="float" office:value="2.79424" calcext:value-type="float">
            <text:p>2,79</text:p>
          </table:table-cell>
          <table:table-cell table:style-name="ce327" office:value-type="float" office:value="0.00000127" calcext:value-type="float">
            <text:p>1,27E-006</text:p>
          </table:table-cell>
          <table:table-cell table:style-name="ce313" office:value-type="float" office:value="1.73648" calcext:value-type="float">
            <text:p>1,74</text:p>
          </table:table-cell>
          <table:table-cell table:style-name="ce343" office:value-type="float" office:value="0.005914" calcext:value-type="float">
            <text:p>5,91E-003</text:p>
          </table:table-cell>
          <table:table-cell table:style-name="ce313" office:value-type="float" office:value="2.02633" calcext:value-type="float">
            <text:p>2,03</text:p>
          </table:table-cell>
          <table:table-cell table:style-name="ce357" office:value-type="float" office:value="0.001714" calcext:value-type="float">
            <text:p>1,71E-003</text:p>
          </table:table-cell>
          <table:table-cell table:style-name="ce313" office:value-type="float" office:value="2.40305" calcext:value-type="float">
            <text:p>2,40</text:p>
          </table:table-cell>
          <table:table-cell table:style-name="ce369" office:value-type="float" office:value="0.000128" calcext:value-type="float">
            <text:p>1,28E-004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62"/>
          <table:covered-table-cell table:style-name="ce126"/>
          <table:covered-table-cell table:style-name="ce273"/>
          <table:covered-table-cell table:style-name="ce302"/>
          <table:table-cell table:style-name="ce313" office:value-type="float" office:value="5.52677" calcext:value-type="float">
            <text:p>5,53</text:p>
          </table:table-cell>
          <table:table-cell table:style-name="ce327" office:value-type="float" office:value="9.37E-016" calcext:value-type="float">
            <text:p>9,37E-016</text:p>
          </table:table-cell>
          <table:table-cell table:style-name="ce313" office:value-type="float" office:value="4.88346" calcext:value-type="float">
            <text:p>4,88</text:p>
          </table:table-cell>
          <table:table-cell table:style-name="ce343" office:value-type="float" office:value="0.0000000000124" calcext:value-type="float">
            <text:p>1,24E-011</text:p>
          </table:table-cell>
          <table:table-cell table:style-name="ce313" office:value-type="float" office:value="4.24369" calcext:value-type="float">
            <text:p>4,24</text:p>
          </table:table-cell>
          <table:table-cell table:style-name="ce357" office:value-type="float" office:value="0.00000000463" calcext:value-type="float">
            <text:p>4,63E-009</text:p>
          </table:table-cell>
          <table:table-cell table:style-name="ce313" office:value-type="float" office:value="6.1791" calcext:value-type="float">
            <text:p>6,18</text:p>
          </table:table-cell>
          <table:table-cell table:style-name="ce369" office:value-type="float" office:value="2E-016" calcext:value-type="float">
            <text:p>2,00E-016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59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mulheres, cônjuge</text:p>
          </table:table-cell>
          <table:table-cell table:style-name="ce263" office:value-type="float" office:value="2.2E-016" calcext:value-type="float">
            <text:p>2,20E-016</text:p>
          </table:table-cell>
          <table:table-cell table:style-name="ce125" office:value-type="float" office:value="0.005045" calcext:value-type="float">
            <text:p>0,0050</text:p>
          </table:table-cell>
          <table:table-cell table:style-name="ce272" office:value-type="float" office:value="18.6144" calcext:value-type="float">
            <text:p>18,614</text:p>
          </table:table-cell>
          <table:table-cell table:style-name="ce303" table:formula="of:=2/1E+016" office:value-type="float" office:value="2E-016" calcext:value-type="float">
            <text:p>2,00E-016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float" office:value="-3.4254" calcext:value-type="float">
            <text:p>-3,43</text:p>
          </table:table-cell>
          <table:table-cell table:style-name="ce377" table:formula="of:=2/1E+016" office:value-type="float" office:value="2E-016" calcext:value-type="float">
            <text:p>2,00E-016</text:p>
          </table:table-cell>
          <table:table-cell table:style-name="ce312" office:value-type="float" office:value="-4.8183" calcext:value-type="float">
            <text:p>-4,82</text:p>
          </table:table-cell>
          <table:table-cell table:style-name="ce386" table:formula="of:=2/1E+016" office:value-type="float" office:value="2E-016" calcext:value-type="float">
            <text:p>2,00E-016</text:p>
          </table:table-cell>
          <table:table-cell table:style-name="ce221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264" office:value-type="float" office:value="2.2E-016" calcext:value-type="float" table:number-columns-spanned="1" table:number-rows-spanned="4">
            <text:p>2,20E-016</text:p>
          </table:table-cell>
          <table:table-cell table:style-name="ce126" office:value-type="float" office:value="0.005814" calcext:value-type="float" table:number-columns-spanned="1" table:number-rows-spanned="4">
            <text:p>0,0058</text:p>
          </table:table-cell>
          <table:table-cell table:style-name="ce274" office:value-type="float" office:value="18.62069" calcext:value-type="float" table:number-columns-spanned="1" table:number-rows-spanned="4">
            <text:p>18,621</text:p>
          </table:table-cell>
          <table:table-cell table:style-name="ce304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float" office:value="-5.1854" calcext:value-type="float">
            <text:p>-5,19</text:p>
          </table:table-cell>
          <table:table-cell table:style-name="ce378" office:value-type="float" office:value="2E-016" calcext:value-type="float">
            <text:p>2,00E-016</text:p>
          </table:table-cell>
          <table:table-cell table:style-name="ce313" office:value-type="float" office:value="-4.24802" calcext:value-type="float">
            <text:p>-4,25</text:p>
          </table:table-cell>
          <table:table-cell table:style-name="ce387" office:value-type="float" office:value="0.0000000431" calcext:value-type="float">
            <text:p>4,31E-008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65"/>
          <table:covered-table-cell table:style-name="ce126"/>
          <table:covered-table-cell table:style-name="ce273"/>
          <table:covered-table-cell table:style-name="ce305"/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float" office:value="0.42512" calcext:value-type="float">
            <text:p>0,43</text:p>
          </table:table-cell>
          <table:table-cell table:style-name="ce378" office:value-type="float" office:value="0.588" calcext:value-type="float">
            <text:p>5,88E-001</text:p>
          </table:table-cell>
          <table:table-cell table:style-name="ce313" office:value-type="float" office:value="-2.10943" calcext:value-type="float">
            <text:p>-2,11</text:p>
          </table:table-cell>
          <table:table-cell table:style-name="ce387" office:value-type="float" office:value="0.0445" calcext:value-type="float">
            <text:p>4,45E-002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65"/>
          <table:covered-table-cell table:style-name="ce126"/>
          <table:covered-table-cell table:style-name="ce273"/>
          <table:covered-table-cell table:style-name="ce305"/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float" office:value="1.47836" calcext:value-type="float">
            <text:p>1,48</text:p>
          </table:table-cell>
          <table:table-cell table:style-name="ce379" office:value-type="float" office:value="0.0655" calcext:value-type="float">
            <text:p>6,55E-002</text:p>
          </table:table-cell>
          <table:table-cell table:style-name="ce313" office:value-type="float" office:value="-0.81422" calcext:value-type="float">
            <text:p>-0,81</text:p>
          </table:table-cell>
          <table:table-cell table:style-name="ce388" office:value-type="float" office:value="0.443" calcext:value-type="float">
            <text:p>4,43E-001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65"/>
          <table:covered-table-cell table:style-name="ce126"/>
          <table:covered-table-cell table:style-name="ce273"/>
          <table:covered-table-cell table:style-name="ce305"/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float" office:value="4.70364" calcext:value-type="float">
            <text:p>4,70</text:p>
          </table:table-cell>
          <table:table-cell table:style-name="ce379" office:value-type="float" office:value="0.00000000114" calcext:value-type="float">
            <text:p>1,14E-009</text:p>
          </table:table-cell>
          <table:table-cell table:style-name="ce313" office:value-type="float" office:value="0.03219" calcext:value-type="float">
            <text:p>0,03</text:p>
          </table:table-cell>
          <table:table-cell table:style-name="ce388" office:value-type="float" office:value="0.9737" calcext:value-type="float">
            <text:p>9,74E-001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mulheres, cônjuge c/ menos de 60 anos</text:p>
          </table:table-cell>
          <table:table-cell table:style-name="ce266" office:value-type="float" office:value="0.000002774" calcext:value-type="float">
            <text:p>2,77E-006</text:p>
          </table:table-cell>
          <table:table-cell table:style-name="ce125" office:value-type="float" office:value="0.0003457" calcext:value-type="float">
            <text:p>0,0003</text:p>
          </table:table-cell>
          <table:table-cell table:style-name="ce272" office:value-type="float" office:value="18.6807" calcext:value-type="float">
            <text:p>18,681</text:p>
          </table:table-cell>
          <table:table-cell table:style-name="ce306" table:formula="of:=2/1E+016" office:value-type="float" office:value="2E-016" calcext:value-type="float">
            <text:p>2,00E-016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float" office:value="-1.9473" calcext:value-type="float">
            <text:p>-1,95</text:p>
          </table:table-cell>
          <table:table-cell table:style-name="ce380" office:value-type="float" office:value="0.00000168" calcext:value-type="float">
            <text:p>1,68E-006</text:p>
          </table:table-cell>
          <table:table-cell table:style-name="ce312" office:value-type="float" office:value="-0.8457" calcext:value-type="float">
            <text:p>-0,85</text:p>
          </table:table-cell>
          <table:table-cell table:style-name="ce389" office:value-type="float" office:value="0.134" calcext:value-type="float">
            <text:p>1,34E-001</text:p>
          </table:table-cell>
          <table:table-cell table:style-name="ce221" office:value-type="string" calcext:value-type="string">
            <text:p>-</text:p>
          </table:table-cell>
          <table:table-cell table:style-name="ce392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267" office:value-type="float" office:value="2.2E-016" calcext:value-type="float" table:number-columns-spanned="1" table:number-rows-spanned="4">
            <text:p>2,20E-016</text:p>
          </table:table-cell>
          <table:table-cell table:style-name="ce126" office:value-type="float" office:value="0.001219" calcext:value-type="float" table:number-columns-spanned="1" table:number-rows-spanned="4">
            <text:p>0,0012</text:p>
          </table:table-cell>
          <table:table-cell table:style-name="ce275" office:value-type="float" office:value="18.6807" calcext:value-type="float" table:number-columns-spanned="1" table:number-rows-spanned="4">
            <text:p>18,681</text:p>
          </table:table-cell>
          <table:table-cell table:style-name="ce307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float" office:value="-3.5116" calcext:value-type="float">
            <text:p>-3,51</text:p>
          </table:table-cell>
          <table:table-cell table:style-name="ce381" office:value-type="float" office:value="0.00000259" calcext:value-type="float">
            <text:p>2,59E-006</text:p>
          </table:table-cell>
          <table:table-cell table:style-name="ce313" office:value-type="float" office:value="-2.118" calcext:value-type="float">
            <text:p>-2,12</text:p>
          </table:table-cell>
          <table:table-cell table:style-name="ce390" office:value-type="float" office:value="0.0368" calcext:value-type="float">
            <text:p>3,68E-002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68"/>
          <table:covered-table-cell table:style-name="ce126"/>
          <table:covered-table-cell table:style-name="ce273"/>
          <table:covered-table-cell table:style-name="ce308"/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float" office:value="0.1556" calcext:value-type="float">
            <text:p>0,16</text:p>
          </table:table-cell>
          <table:table-cell table:style-name="ce381" office:value-type="float" office:value="0.8826" calcext:value-type="float">
            <text:p>8,83E-001</text:p>
          </table:table-cell>
          <table:table-cell table:style-name="ce313" office:value-type="float" office:value="-1.7147" calcext:value-type="float">
            <text:p>-1,71</text:p>
          </table:table-cell>
          <table:table-cell table:style-name="ce390" office:value-type="float" office:value="0.2387" calcext:value-type="float">
            <text:p>2,39E-001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68"/>
          <table:covered-table-cell table:style-name="ce126"/>
          <table:covered-table-cell table:style-name="ce273"/>
          <table:covered-table-cell table:style-name="ce308"/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float" office:value="1.6027" calcext:value-type="float">
            <text:p>1,60</text:p>
          </table:table-cell>
          <table:table-cell table:style-name="ce382" office:value-type="float" office:value="0.1482" calcext:value-type="float">
            <text:p>1,48E-001</text:p>
          </table:table-cell>
          <table:table-cell table:style-name="ce313" office:value-type="float" office:value="1.3328" calcext:value-type="float">
            <text:p>1,33</text:p>
          </table:table-cell>
          <table:table-cell table:style-name="ce391" office:value-type="float" office:value="0.393" calcext:value-type="float">
            <text:p>3,93E-001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68"/>
          <table:covered-table-cell table:style-name="ce126"/>
          <table:covered-table-cell table:style-name="ce273"/>
          <table:covered-table-cell table:style-name="ce308"/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float" office:value="5.0725" calcext:value-type="float">
            <text:p>5,07</text:p>
          </table:table-cell>
          <table:table-cell table:style-name="ce382" office:value-type="float" office:value="0.00000403" calcext:value-type="float">
            <text:p>4,03E-006</text:p>
          </table:table-cell>
          <table:table-cell table:style-name="ce313" office:value-type="float" office:value="7.3189" calcext:value-type="float">
            <text:p>7,32</text:p>
          </table:table-cell>
          <table:table-cell table:style-name="ce391" office:value-type="float" office:value="0.00000451" calcext:value-type="float">
            <text:p>4,51E-006</text:p>
          </table:table-cell>
          <table:table-cell table:style-name="ce222" office:value-type="string" calcext:value-type="string">
            <text:p>-</text:p>
          </table:table-cell>
          <table:table-cell table:style-name="ce393"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mulheres, cônjuge</text:p>
          </table:table-cell>
          <table:table-cell table:style-name="ce269" office:value-type="float" office:value="2.677E-015" calcext:value-type="float">
            <text:p>2,68E-015</text:p>
          </table:table-cell>
          <table:table-cell table:style-name="ce125" office:value-type="float" office:value="0.0007978" calcext:value-type="float">
            <text:p>0,0008</text:p>
          </table:table-cell>
          <table:table-cell table:style-name="ce272" office:value-type="float" office:value="18.514" calcext:value-type="float">
            <text:p>18,514</text:p>
          </table:table-cell>
          <table:table-cell table:style-name="ce309" table:formula="of:=2/1E+016" office:value-type="float" office:value="2E-016" calcext:value-type="float">
            <text:p>2,00E-016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number-columns-repeated="2" table:style-name="ce168" office:value-type="string" calcext:value-type="string">
            <text:p>-</text:p>
          </table:table-cell>
          <table:table-cell table:style-name="ce312" office:value-type="float" office:value="-1.6594" calcext:value-type="float">
            <text:p>-1,66</text:p>
          </table:table-cell>
          <table:table-cell table:style-name="ce394" office:value-type="float" office:value="2.68E-015" calcext:value-type="float">
            <text:p>2,68E-015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270" office:value-type="float" office:value="2.2E-016" calcext:value-type="float" table:number-columns-spanned="1" table:number-rows-spanned="4">
            <text:p>2,20E-016</text:p>
          </table:table-cell>
          <table:table-cell table:style-name="ce126" office:value-type="float" office:value="0.008055" calcext:value-type="float" table:number-columns-spanned="1" table:number-rows-spanned="4">
            <text:p>0,0081</text:p>
          </table:table-cell>
          <table:table-cell table:style-name="ce274" office:value-type="float" office:value="18.514" calcext:value-type="float" table:number-columns-spanned="1" table:number-rows-spanned="4">
            <text:p>18,514</text:p>
          </table:table-cell>
          <table:table-cell table:style-name="ce310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number-columns-repeated="2" table:style-name="ce168" office:value-type="string" calcext:value-type="string">
            <text:p>-</text:p>
          </table:table-cell>
          <table:table-cell table:style-name="ce313" office:value-type="float" office:value="-4.6349" calcext:value-type="float">
            <text:p>-4,63</text:p>
          </table:table-cell>
          <table:table-cell table:style-name="ce395" office:value-type="float" office:value="2E-016" calcext:value-type="float">
            <text:p>2,00E-016</text:p>
          </table:table-cell>
          <table:table-cell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71"/>
          <table:covered-table-cell table:style-name="ce126"/>
          <table:covered-table-cell table:style-name="ce273"/>
          <table:covered-table-cell table:style-name="ce311"/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number-columns-repeated="2" table:style-name="ce168" office:value-type="string" calcext:value-type="string">
            <text:p>-</text:p>
          </table:table-cell>
          <table:table-cell table:style-name="ce313" office:value-type="float" office:value="0.2032" calcext:value-type="float">
            <text:p>0,20</text:p>
          </table:table-cell>
          <table:table-cell table:style-name="ce395" office:value-type="float" office:value="0.606" calcext:value-type="float">
            <text:p>6,06E-001</text:p>
          </table:table-cell>
          <table:table-cell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71"/>
          <table:covered-table-cell table:style-name="ce126"/>
          <table:covered-table-cell table:style-name="ce273"/>
          <table:covered-table-cell table:style-name="ce311"/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number-columns-repeated="2" table:style-name="ce168" office:value-type="string" calcext:value-type="string">
            <text:p>-</text:p>
          </table:table-cell>
          <table:table-cell table:style-name="ce313" office:value-type="float" office:value="3.5297" calcext:value-type="float">
            <text:p>3,53</text:p>
          </table:table-cell>
          <table:table-cell table:style-name="ce396" office:value-type="float" office:value="2E-016" calcext:value-type="float">
            <text:p>2,00E-016</text:p>
          </table:table-cell>
          <table:table-cell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271"/>
          <table:covered-table-cell table:style-name="ce126"/>
          <table:covered-table-cell table:style-name="ce273"/>
          <table:covered-table-cell table:style-name="ce311"/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number-columns-repeated="2" table:style-name="ce168" office:value-type="string" calcext:value-type="string">
            <text:p>-</text:p>
          </table:table-cell>
          <table:table-cell table:style-name="ce313" office:value-type="float" office:value="8.1876" calcext:value-type="float">
            <text:p>8,19</text:p>
          </table:table-cell>
          <table:table-cell table:style-name="ce396" office:value-type="float" office:value="2E-016" calcext:value-type="float">
            <text:p>2,00E-016</text:p>
          </table:table-cell>
          <table:table-cell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61"/>
          <table:table-cell table:style-name="ce4"/>
          <table:table-cell table:style-name="ce25"/>
          <table:table-cell table:style-name="ce4" table:number-columns-repeated="2"/>
          <table:table-cell table:style-name="ce43" table:number-columns-repeated="12"/>
          <table:table-cell table:number-columns-repeated="2"/>
          <table:table-cell table:style-name="Default"/>
          <table:table-cell table:number-columns-repeated="1004"/>
        </table:table-row>
        <table:table-row table:style-name="ro2">
          <table:table-cell table:style-name="ce62" office:value-type="string" calcext:value-type="string">
            <text:p>LEGENDA:</text:p>
          </table:table-cell>
          <table:table-cell table:style-name="ce19"/>
          <table:table-cell table:style-name="ce26" office:value-type="string" calcext:value-type="string">
            <text:p>p-valores entre 0,1 e 1</text:p>
          </table:table-cell>
          <table:table-cell table:style-name="ce4" table:number-columns-repeated="2"/>
          <table:table-cell table:style-name="ce43" table:number-columns-repeated="12"/>
          <table:table-cell table:number-columns-repeated="2"/>
          <table:table-cell table:style-name="Default"/>
          <table:table-cell table:number-columns-repeated="1004"/>
        </table:table-row>
        <table:table-row table:style-name="ro2">
          <table:table-cell table:style-name="ce63" office:value-type="string" calcext:value-type="string">
            <text:p>significância</text:p>
          </table:table-cell>
          <table:table-cell table:style-name="ce20"/>
          <table:table-cell table:style-name="ce26" office:value-type="string" calcext:value-type="string">
            <text:p>p-valores entre 0,05 e 0,1</text:p>
          </table:table-cell>
          <table:table-cell table:style-name="ce4" table:number-columns-repeated="2"/>
          <table:table-cell table:style-name="ce43" table:number-columns-repeated="12"/>
          <table:table-cell table:number-columns-repeated="1007"/>
        </table:table-row>
        <table:table-row table:style-name="ro2">
          <table:table-cell table:style-name="ce61"/>
          <table:table-cell table:style-name="ce21"/>
          <table:table-cell table:style-name="ce26" office:value-type="string" calcext:value-type="string">
            <text:p>p-valores entre 0,001 e 0,05</text:p>
          </table:table-cell>
          <table:table-cell table:style-name="ce4" table:number-columns-repeated="2"/>
          <table:table-cell table:style-name="ce43" table:number-columns-repeated="12"/>
          <table:table-cell table:number-columns-repeated="1007"/>
        </table:table-row>
        <table:table-row table:style-name="ro2">
          <table:table-cell table:style-name="ce61"/>
          <table:table-cell table:style-name="ce22"/>
          <table:table-cell table:style-name="ce26" office:value-type="string" calcext:value-type="string">
            <text:p>p-valores menores que 0,001</text:p>
          </table:table-cell>
          <table:table-cell table:style-name="ce4" table:number-columns-repeated="2"/>
          <table:table-cell table:style-name="ce43" table:number-columns-repeated="12"/>
          <table:table-cell table:number-columns-repeated="1007"/>
        </table:table-row>
        <table:table-row table:style-name="ro2" table:number-rows-repeated="2">
          <table:table-cell table:style-name="ce61"/>
          <table:table-cell table:style-name="ce4"/>
          <table:table-cell table:style-name="ce25"/>
          <table:table-cell table:style-name="ce4" table:number-columns-repeated="2"/>
          <table:table-cell table:style-name="ce43" table:number-columns-repeated="12"/>
          <table:table-cell table:number-columns-repeated="1007"/>
        </table:table-row>
        <table:table-row table:style-name="ro2" table:number-rows-repeated="12">
          <table:table-cell table:style-name="ce61"/>
          <table:table-cell table:style-name="ce4" table:number-columns-repeated="4"/>
          <table:table-cell table:style-name="ce43" table:number-columns-repeated="12"/>
          <table:table-cell table:number-columns-repeated="1007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DURACAO-M-CON'.Q35:'DURACAO-M-CON'.Q49 'DURACAO-M-CON'.M3:'DURACAO-M-CON'.M7 'DURACAO-M-CON'.O3:'DURACAO-M-CON'.O7 'DURACAO-M-CON'.Q3:'DURACAO-M-CON'.Q27">
            <calcext:condition calcext:apply-style-name="Sem título1" calcext:value="between(0.1,1)" calcext:base-cell-address="'DURACAO-H-CHE'.M3"/>
            <calcext:condition calcext:apply-style-name="Sem título2" calcext:value="between(0.1,0.05)" calcext:base-cell-address="'DURACAO-H-CHE'.M3"/>
            <calcext:condition calcext:apply-style-name="Sem título3" calcext:value="between(0.05,0.01)" calcext:base-cell-address="'DURACAO-H-CHE'.M3"/>
            <calcext:condition calcext:apply-style-name="Sem título4" calcext:value="between(0.01,0.001)" calcext:base-cell-address="'DURACAO-H-CHE'.M3"/>
          </calcext:conditional-format>
          <calcext:conditional-format calcext:target-range-address="'DURACAO-M-CON'.S35:'DURACAO-M-CON'.S59 'DURACAO-M-CON'.S3:'DURACAO-M-CON'.S32">
            <calcext:condition calcext:apply-style-name="Sem título1" calcext:value="between(0.1,1)" calcext:base-cell-address="'DURACAO-H-CHE'.S3"/>
            <calcext:condition calcext:apply-style-name="Sem título2" calcext:value="between(0.05,0.1)" calcext:base-cell-address="'DURACAO-H-CHE'.S3"/>
            <calcext:condition calcext:apply-style-name="Sem título3" calcext:value="between(0.01,0.05)" calcext:base-cell-address="'DURACAO-H-CHE'.S3"/>
            <calcext:condition calcext:apply-style-name="Sem título4" calcext:value="between(0.001,0.01)" calcext:base-cell-address="'DURACAO-H-CHE'.S3"/>
          </calcext:conditional-format>
          <calcext:conditional-format calcext:target-range-address="'DURACAO-M-CON'.B15:'DURACAO-M-CON'.B17 'DURACAO-M-CON'.B13:'DURACAO-M-CON'.B13">
            <calcext:condition calcext:apply-style-name="Sem título1" calcext:value="between(0.1,1)" calcext:base-cell-address="'DURACAO-H-CHE'.B13"/>
            <calcext:condition calcext:apply-style-name="Sem título2" calcext:value="between(0.1,0.05)" calcext:base-cell-address="'DURACAO-H-CHE'.B13"/>
            <calcext:condition calcext:apply-style-name="Sem título3" calcext:value="between(0.05,0.01)" calcext:base-cell-address="'DURACAO-H-CHE'.B13"/>
            <calcext:condition calcext:apply-style-name="Sem título4" calcext:value="between(0.01,0.001)" calcext:base-cell-address="'DURACAO-H-CHE'.B13"/>
          </calcext:conditional-format>
          <calcext:conditional-format calcext:target-range-address="'DURACAO-M-CON'.B20:'DURACAO-M-CON'.B22 'DURACAO-M-CON'.B18:'DURACAO-M-CON'.B18">
            <calcext:condition calcext:apply-style-name="Sem título1" calcext:value="between(0.1,1)" calcext:base-cell-address="'DURACAO-H-CHE'.B18"/>
            <calcext:condition calcext:apply-style-name="Sem título2" calcext:value="between(0.1,0.05)" calcext:base-cell-address="'DURACAO-H-CHE'.B18"/>
            <calcext:condition calcext:apply-style-name="Sem título3" calcext:value="between(0.05,0.01)" calcext:base-cell-address="'DURACAO-H-CHE'.B18"/>
            <calcext:condition calcext:apply-style-name="Sem título4" calcext:value="between(0.01,0.001)" calcext:base-cell-address="'DURACAO-H-CHE'.B18"/>
          </calcext:conditional-format>
          <calcext:conditional-format calcext:target-range-address="'DURACAO-M-CON'.I3:'DURACAO-M-CON'.I7">
            <calcext:condition calcext:apply-style-name="Sem título1" calcext:value="between(0.1,1)" calcext:base-cell-address="'DURACAO-H-CHE'.I3"/>
            <calcext:condition calcext:apply-style-name="Sem título2" calcext:value="between(0.1,0.05)" calcext:base-cell-address="'DURACAO-H-CHE'.I3"/>
            <calcext:condition calcext:apply-style-name="Sem título3" calcext:value="between(0.05,0.01)" calcext:base-cell-address="'DURACAO-H-CHE'.I3"/>
            <calcext:condition calcext:apply-style-name="Sem título4" calcext:value="between(0.01,0.001)" calcext:base-cell-address="'DURACAO-H-CHE'.I3"/>
          </calcext:conditional-format>
          <calcext:conditional-format calcext:target-range-address="'DURACAO-M-CON'.K3:'DURACAO-M-CON'.K7">
            <calcext:condition calcext:apply-style-name="Sem título1" calcext:value="between(0.1,1)" calcext:base-cell-address="'DURACAO-H-CHE'.K3"/>
            <calcext:condition calcext:apply-style-name="Sem título2" calcext:value="between(0.1,0.05)" calcext:base-cell-address="'DURACAO-H-CHE'.K3"/>
            <calcext:condition calcext:apply-style-name="Sem título3" calcext:value="between(0.05,0.01)" calcext:base-cell-address="'DURACAO-H-CHE'.K3"/>
            <calcext:condition calcext:apply-style-name="Sem título4" calcext:value="between(0.01,0.001)" calcext:base-cell-address="'DURACAO-H-CHE'.K3"/>
          </calcext:conditional-format>
          <calcext:conditional-format calcext:target-range-address="'DURACAO-M-CON'.K8:'DURACAO-M-CON'.K11">
            <calcext:condition calcext:apply-style-name="Sem título1" calcext:value="between(0.1,1)" calcext:base-cell-address="'DURACAO-H-CHE'.K8"/>
            <calcext:condition calcext:apply-style-name="Sem título2" calcext:value="between(0.1,0.05)" calcext:base-cell-address="'DURACAO-H-CHE'.K8"/>
            <calcext:condition calcext:apply-style-name="Sem título3" calcext:value="between(0.05,0.01)" calcext:base-cell-address="'DURACAO-H-CHE'.K8"/>
            <calcext:condition calcext:apply-style-name="Sem título4" calcext:value="between(0.01,0.001)" calcext:base-cell-address="'DURACAO-H-CHE'.K8"/>
          </calcext:conditional-format>
          <calcext:conditional-format calcext:target-range-address="'DURACAO-M-CON'.O8:'DURACAO-M-CON'.O12">
            <calcext:condition calcext:apply-style-name="Sem título1" calcext:value="between(0.1,1)" calcext:base-cell-address="'DURACAO-H-CHE'.O8"/>
            <calcext:condition calcext:apply-style-name="Sem título2" calcext:value="between(0.1,0.05)" calcext:base-cell-address="'DURACAO-H-CHE'.O8"/>
            <calcext:condition calcext:apply-style-name="Sem título3" calcext:value="between(0.05,0.01)" calcext:base-cell-address="'DURACAO-H-CHE'.O8"/>
            <calcext:condition calcext:apply-style-name="Sem título4" calcext:value="between(0.01,0.001)" calcext:base-cell-address="'DURACAO-H-CHE'.O8"/>
          </calcext:conditional-format>
          <calcext:conditional-format calcext:target-range-address="'DURACAO-M-CON'.O13:'DURACAO-M-CON'.O17">
            <calcext:condition calcext:apply-style-name="Sem título1" calcext:value="between(0.1,1)" calcext:base-cell-address="'DURACAO-H-CHE'.O13"/>
            <calcext:condition calcext:apply-style-name="Sem título2" calcext:value="between(0.1,0.05)" calcext:base-cell-address="'DURACAO-H-CHE'.O13"/>
            <calcext:condition calcext:apply-style-name="Sem título3" calcext:value="between(0.05,0.01)" calcext:base-cell-address="'DURACAO-H-CHE'.O13"/>
            <calcext:condition calcext:apply-style-name="Sem título4" calcext:value="between(0.01,0.001)" calcext:base-cell-address="'DURACAO-H-CHE'.O13"/>
          </calcext:conditional-format>
          <calcext:conditional-format calcext:target-range-address="'DURACAO-M-CON'.G4:'DURACAO-M-CON'.G32">
            <calcext:condition calcext:apply-style-name="Sem título1" calcext:value="between(0.1,1)" calcext:base-cell-address="'DURACAO-H-CHE'.G4"/>
            <calcext:condition calcext:apply-style-name="Sem título2" calcext:value="between(0.1,0.05)" calcext:base-cell-address="'DURACAO-H-CHE'.G4"/>
            <calcext:condition calcext:apply-style-name="Sem título3" calcext:value="between(0.05,0.01)" calcext:base-cell-address="'DURACAO-H-CHE'.G4"/>
            <calcext:condition calcext:apply-style-name="Sem título4" calcext:value="between(0.01,0.001)" calcext:base-cell-address="'DURACAO-H-CHE'.G4"/>
          </calcext:conditional-format>
          <calcext:conditional-format calcext:target-range-address="'DURACAO-M-CON'.I13:'DURACAO-M-CON'.I32">
            <calcext:condition calcext:apply-style-name="Sem título1" calcext:value="between(0.1,1)" calcext:base-cell-address="'DURACAO-H-CHE'.I13"/>
            <calcext:condition calcext:apply-style-name="Sem título2" calcext:value="between(0.1,0.05)" calcext:base-cell-address="'DURACAO-H-CHE'.I13"/>
            <calcext:condition calcext:apply-style-name="Sem título3" calcext:value="between(0.05,0.01)" calcext:base-cell-address="'DURACAO-H-CHE'.I13"/>
            <calcext:condition calcext:apply-style-name="Sem título4" calcext:value="between(0.01,0.001)" calcext:base-cell-address="'DURACAO-H-CHE'.I13"/>
          </calcext:conditional-format>
          <calcext:conditional-format calcext:target-range-address="'DURACAO-M-CON'.M8:'DURACAO-M-CON'.M12">
            <calcext:condition calcext:apply-style-name="Sem título1" calcext:value="between(0.1,1)" calcext:base-cell-address="'DURACAO-H-CHE'.M8"/>
            <calcext:condition calcext:apply-style-name="Sem título2" calcext:value="between(0.1,0.05)" calcext:base-cell-address="'DURACAO-H-CHE'.M8"/>
            <calcext:condition calcext:apply-style-name="Sem título3" calcext:value="between(0.05,0.01)" calcext:base-cell-address="'DURACAO-H-CHE'.M8"/>
            <calcext:condition calcext:apply-style-name="Sem título4" calcext:value="between(0.01,0.001)" calcext:base-cell-address="'DURACAO-H-CHE'.M8"/>
          </calcext:conditional-format>
          <calcext:conditional-format calcext:target-range-address="'DURACAO-M-CON'.M13:'DURACAO-M-CON'.M17">
            <calcext:condition calcext:apply-style-name="Sem título1" calcext:value="between(0.1,1)" calcext:base-cell-address="'DURACAO-H-CHE'.M13"/>
            <calcext:condition calcext:apply-style-name="Sem título2" calcext:value="between(0.1,0.05)" calcext:base-cell-address="'DURACAO-H-CHE'.M13"/>
            <calcext:condition calcext:apply-style-name="Sem título3" calcext:value="between(0.05,0.01)" calcext:base-cell-address="'DURACAO-H-CHE'.M13"/>
            <calcext:condition calcext:apply-style-name="Sem título4" calcext:value="between(0.01,0.001)" calcext:base-cell-address="'DURACAO-H-CHE'.M13"/>
          </calcext:conditional-format>
          <calcext:conditional-format calcext:target-range-address="'DURACAO-M-CON'.B62:'DURACAO-M-CON'.B64 'DURACAO-M-CON'.B60:'DURACAO-M-CON'.B60">
            <calcext:condition calcext:apply-style-name="Sem título1" calcext:value="between(0.1,1)" calcext:base-cell-address="'DURACAO-H-CHE'.B60"/>
            <calcext:condition calcext:apply-style-name="Sem título2" calcext:value="between(0.1,0.05)" calcext:base-cell-address="'DURACAO-H-CHE'.B60"/>
            <calcext:condition calcext:apply-style-name="Sem título3" calcext:value="between(0.05,0.01)" calcext:base-cell-address="'DURACAO-H-CHE'.B60"/>
            <calcext:condition calcext:apply-style-name="Sem título4" calcext:value="between(0.01,0.001)" calcext:base-cell-address="'DURACAO-H-CHE'.B60"/>
          </calcext:conditional-format>
          <calcext:conditional-format calcext:target-range-address="'DURACAO-M-CON'.B25:'DURACAO-M-CON'.B27 'DURACAO-M-CON'.B23:'DURACAO-M-CON'.B23">
            <calcext:condition calcext:apply-style-name="Sem título1" calcext:value="between(0.1,1)" calcext:base-cell-address="'DURACAO-H-CHE'.B23"/>
            <calcext:condition calcext:apply-style-name="Sem título2" calcext:value="between(0.1,0.05)" calcext:base-cell-address="'DURACAO-H-CHE'.B23"/>
            <calcext:condition calcext:apply-style-name="Sem título3" calcext:value="between(0.05,0.01)" calcext:base-cell-address="'DURACAO-H-CHE'.B23"/>
            <calcext:condition calcext:apply-style-name="Sem título4" calcext:value="between(0.01,0.001)" calcext:base-cell-address="'DURACAO-H-CHE'.B23"/>
          </calcext:conditional-format>
          <calcext:conditional-format calcext:target-range-address="'DURACAO-M-CON'.B30:'DURACAO-M-CON'.B32 'DURACAO-M-CON'.B28:'DURACAO-M-CON'.B28">
            <calcext:condition calcext:apply-style-name="Sem título1" calcext:value="between(0.1,1)" calcext:base-cell-address="'DURACAO-H-CHE'.B28"/>
            <calcext:condition calcext:apply-style-name="Sem título2" calcext:value="between(0.1,0.05)" calcext:base-cell-address="'DURACAO-H-CHE'.B28"/>
            <calcext:condition calcext:apply-style-name="Sem título3" calcext:value="between(0.05,0.01)" calcext:base-cell-address="'DURACAO-H-CHE'.B28"/>
            <calcext:condition calcext:apply-style-name="Sem título4" calcext:value="between(0.01,0.001)" calcext:base-cell-address="'DURACAO-H-CHE'.B28"/>
          </calcext:conditional-format>
          <calcext:conditional-format calcext:target-range-address="'DURACAO-M-CON'.B37:'DURACAO-M-CON'.B39 'DURACAO-M-CON'.B35:'DURACAO-M-CON'.B35">
            <calcext:condition calcext:apply-style-name="Sem título1" calcext:value="between(0.1,1)" calcext:base-cell-address="'DURACAO-H-CHE'.B35"/>
            <calcext:condition calcext:apply-style-name="Sem título2" calcext:value="between(0.1,0.05)" calcext:base-cell-address="'DURACAO-H-CHE'.B35"/>
            <calcext:condition calcext:apply-style-name="Sem título3" calcext:value="between(0.05,0.01)" calcext:base-cell-address="'DURACAO-H-CHE'.B35"/>
            <calcext:condition calcext:apply-style-name="Sem título4" calcext:value="between(0.01,0.001)" calcext:base-cell-address="'DURACAO-H-CHE'.B35"/>
          </calcext:conditional-format>
          <calcext:conditional-format calcext:target-range-address="'DURACAO-M-CON'.B42:'DURACAO-M-CON'.B44 'DURACAO-M-CON'.B40:'DURACAO-M-CON'.B40">
            <calcext:condition calcext:apply-style-name="Sem título1" calcext:value="between(0.1,1)" calcext:base-cell-address="'DURACAO-H-CHE'.B40"/>
            <calcext:condition calcext:apply-style-name="Sem título2" calcext:value="between(0.1,0.05)" calcext:base-cell-address="'DURACAO-H-CHE'.B40"/>
            <calcext:condition calcext:apply-style-name="Sem título3" calcext:value="between(0.05,0.01)" calcext:base-cell-address="'DURACAO-H-CHE'.B40"/>
            <calcext:condition calcext:apply-style-name="Sem título4" calcext:value="between(0.01,0.001)" calcext:base-cell-address="'DURACAO-H-CHE'.B40"/>
          </calcext:conditional-format>
          <calcext:conditional-format calcext:target-range-address="'DURACAO-M-CON'.B47:'DURACAO-M-CON'.B49 'DURACAO-M-CON'.B45:'DURACAO-M-CON'.B45">
            <calcext:condition calcext:apply-style-name="Sem título1" calcext:value="between(0.1,1)" calcext:base-cell-address="'DURACAO-H-CHE'.B45"/>
            <calcext:condition calcext:apply-style-name="Sem título2" calcext:value="between(0.1,0.05)" calcext:base-cell-address="'DURACAO-H-CHE'.B45"/>
            <calcext:condition calcext:apply-style-name="Sem título3" calcext:value="between(0.05,0.01)" calcext:base-cell-address="'DURACAO-H-CHE'.B45"/>
            <calcext:condition calcext:apply-style-name="Sem título4" calcext:value="between(0.01,0.001)" calcext:base-cell-address="'DURACAO-H-CHE'.B45"/>
          </calcext:conditional-format>
          <calcext:conditional-format calcext:target-range-address="'DURACAO-M-CON'.B52:'DURACAO-M-CON'.B54 'DURACAO-M-CON'.B50:'DURACAO-M-CON'.B50">
            <calcext:condition calcext:apply-style-name="Sem título1" calcext:value="between(0.1,1)" calcext:base-cell-address="'DURACAO-H-CHE'.B50"/>
            <calcext:condition calcext:apply-style-name="Sem título2" calcext:value="between(0.1,0.05)" calcext:base-cell-address="'DURACAO-H-CHE'.B50"/>
            <calcext:condition calcext:apply-style-name="Sem título3" calcext:value="between(0.05,0.01)" calcext:base-cell-address="'DURACAO-H-CHE'.B50"/>
            <calcext:condition calcext:apply-style-name="Sem título4" calcext:value="between(0.01,0.001)" calcext:base-cell-address="'DURACAO-H-CHE'.B50"/>
          </calcext:conditional-format>
          <calcext:conditional-format calcext:target-range-address="'DURACAO-M-CON'.E5:'DURACAO-M-CON'.E7">
            <calcext:condition calcext:apply-style-name="Sem título1" calcext:value="between(0.1,1)" calcext:base-cell-address="'DURACAO-H-CHE'.E5"/>
            <calcext:condition calcext:apply-style-name="Sem título2" calcext:value="between(0.1,0.05)" calcext:base-cell-address="'DURACAO-H-CHE'.E5"/>
            <calcext:condition calcext:apply-style-name="Sem título3" calcext:value="between(0.05,0.01)" calcext:base-cell-address="'DURACAO-H-CHE'.E5"/>
            <calcext:condition calcext:apply-style-name="Sem título4" calcext:value="between(0.01,0.001)" calcext:base-cell-address="'DURACAO-H-CHE'.E5"/>
          </calcext:conditional-format>
          <calcext:conditional-format calcext:target-range-address="'DURACAO-M-CON'.E4:'DURACAO-M-CON'.E4">
            <calcext:condition calcext:apply-style-name="Sem título1" calcext:value="between(0.1,1)" calcext:base-cell-address="'DURACAO-H-CHE'.E4"/>
            <calcext:condition calcext:apply-style-name="Sem título2" calcext:value="between(0.1,0.05)" calcext:base-cell-address="'DURACAO-H-CHE'.E4"/>
            <calcext:condition calcext:apply-style-name="Sem título3" calcext:value="between(0.05,0.01)" calcext:base-cell-address="'DURACAO-H-CHE'.E4"/>
            <calcext:condition calcext:apply-style-name="Sem título4" calcext:value="between(0.01,0.001)" calcext:base-cell-address="'DURACAO-H-CHE'.E4"/>
          </calcext:conditional-format>
          <calcext:conditional-format calcext:target-range-address="'DURACAO-M-CON'.E3:'DURACAO-M-CON'.E3">
            <calcext:condition calcext:apply-style-name="Sem título1" calcext:value="between(0.1,1)" calcext:base-cell-address="'DURACAO-H-CHE'.E3"/>
            <calcext:condition calcext:apply-style-name="Sem título2" calcext:value="between(0.1,0.05)" calcext:base-cell-address="'DURACAO-H-CHE'.E3"/>
            <calcext:condition calcext:apply-style-name="Sem título3" calcext:value="between(0.05,0.01)" calcext:base-cell-address="'DURACAO-H-CHE'.E3"/>
            <calcext:condition calcext:apply-style-name="Sem título4" calcext:value="between(0.01,0.001)" calcext:base-cell-address="'DURACAO-H-CHE'.E3"/>
          </calcext:conditional-format>
          <calcext:conditional-format calcext:target-range-address="'DURACAO-M-CON'.G4:'DURACAO-M-CON'.G7">
            <calcext:condition calcext:apply-style-name="Sem título1" calcext:value="between(0.1,1)" calcext:base-cell-address="'DURACAO-H-CHE'.G4"/>
            <calcext:condition calcext:apply-style-name="Sem título2" calcext:value="between(0.1,0.05)" calcext:base-cell-address="'DURACAO-H-CHE'.G4"/>
            <calcext:condition calcext:apply-style-name="Sem título3" calcext:value="between(0.05,0.01)" calcext:base-cell-address="'DURACAO-H-CHE'.G4"/>
            <calcext:condition calcext:apply-style-name="Sem título4" calcext:value="between(0.01,0.001)" calcext:base-cell-address="'DURACAO-H-CHE'.G4"/>
          </calcext:conditional-format>
          <calcext:conditional-format calcext:target-range-address="'DURACAO-M-CON'.G3:'DURACAO-M-CON'.G3">
            <calcext:condition calcext:apply-style-name="Sem título1" calcext:value="between(0.1,1)" calcext:base-cell-address="'DURACAO-H-CHE'.G3"/>
            <calcext:condition calcext:apply-style-name="Sem título2" calcext:value="between(0.1,0.05)" calcext:base-cell-address="'DURACAO-H-CHE'.G3"/>
            <calcext:condition calcext:apply-style-name="Sem título3" calcext:value="between(0.05,0.01)" calcext:base-cell-address="'DURACAO-H-CHE'.G3"/>
            <calcext:condition calcext:apply-style-name="Sem título4" calcext:value="between(0.01,0.001)" calcext:base-cell-address="'DURACAO-H-CHE'.G3"/>
          </calcext:conditional-format>
          <calcext:conditional-format calcext:target-range-address="'DURACAO-M-CON'.G8:'DURACAO-M-CON'.G8">
            <calcext:condition calcext:apply-style-name="Sem título1" calcext:value="between(0.1,1)" calcext:base-cell-address="'DURACAO-H-CHE'.G8"/>
            <calcext:condition calcext:apply-style-name="Sem título2" calcext:value="between(0.1,0.05)" calcext:base-cell-address="'DURACAO-H-CHE'.G8"/>
            <calcext:condition calcext:apply-style-name="Sem título3" calcext:value="between(0.05,0.01)" calcext:base-cell-address="'DURACAO-H-CHE'.G8"/>
            <calcext:condition calcext:apply-style-name="Sem título4" calcext:value="between(0.01,0.001)" calcext:base-cell-address="'DURACAO-H-CHE'.G8"/>
          </calcext:conditional-format>
          <calcext:conditional-format calcext:target-range-address="'DURACAO-M-CON'.B4:'DURACAO-M-CON'.B4">
            <calcext:condition calcext:apply-style-name="Sem título1" calcext:value="between(0.1,1)" calcext:base-cell-address="'DURACAO-H-CHE'.B4"/>
            <calcext:condition calcext:apply-style-name="Sem título2" calcext:value="between(0.1,0.05)" calcext:base-cell-address="'DURACAO-H-CHE'.B4"/>
            <calcext:condition calcext:apply-style-name="Sem título3" calcext:value="between(0.05,0.01)" calcext:base-cell-address="'DURACAO-H-CHE'.B4"/>
            <calcext:condition calcext:apply-style-name="Sem título4" calcext:value="between(0.01,0.001)" calcext:base-cell-address="'DURACAO-H-CHE'.B4"/>
          </calcext:conditional-format>
          <calcext:conditional-format calcext:target-range-address="'DURACAO-M-CON'.B4:'DURACAO-M-CON'.B4">
            <calcext:condition calcext:apply-style-name="Sem título1" calcext:value="between(0.1,1)" calcext:base-cell-address="'DURACAO-H-CHE'.B4"/>
            <calcext:condition calcext:apply-style-name="Sem título2" calcext:value="between(0.1,0.05)" calcext:base-cell-address="'DURACAO-H-CHE'.B4"/>
            <calcext:condition calcext:apply-style-name="Sem título3" calcext:value="between(0.05,0.01)" calcext:base-cell-address="'DURACAO-H-CHE'.B4"/>
            <calcext:condition calcext:apply-style-name="Sem título4" calcext:value="between(0.01,0.001)" calcext:base-cell-address="'DURACAO-H-CHE'.B4"/>
          </calcext:conditional-format>
          <calcext:conditional-format calcext:target-range-address="'DURACAO-M-CON'.B3:'DURACAO-M-CON'.B3">
            <calcext:condition calcext:apply-style-name="Sem título1" calcext:value="between(0.1,1)" calcext:base-cell-address="'DURACAO-H-CHE'.B3"/>
            <calcext:condition calcext:apply-style-name="Sem título2" calcext:value="between(0.1,0.05)" calcext:base-cell-address="'DURACAO-H-CHE'.B3"/>
            <calcext:condition calcext:apply-style-name="Sem título3" calcext:value="between(0.05,0.01)" calcext:base-cell-address="'DURACAO-H-CHE'.B3"/>
            <calcext:condition calcext:apply-style-name="Sem título4" calcext:value="between(0.01,0.001)" calcext:base-cell-address="'DURACAO-H-CHE'.B3"/>
          </calcext:conditional-format>
          <calcext:conditional-format calcext:target-range-address="'DURACAO-M-CON'.B6:'DURACAO-M-CON'.B6">
            <calcext:condition calcext:apply-style-name="Sem título1" calcext:value="between(0.1,1)" calcext:base-cell-address="'DURACAO-H-CHE'.B6"/>
            <calcext:condition calcext:apply-style-name="Sem título2" calcext:value="between(0.1,0.05)" calcext:base-cell-address="'DURACAO-H-CHE'.B6"/>
            <calcext:condition calcext:apply-style-name="Sem título3" calcext:value="between(0.05,0.01)" calcext:base-cell-address="'DURACAO-H-CHE'.B6"/>
            <calcext:condition calcext:apply-style-name="Sem título4" calcext:value="between(0.01,0.001)" calcext:base-cell-address="'DURACAO-H-CHE'.B6"/>
          </calcext:conditional-format>
          <calcext:conditional-format calcext:target-range-address="'DURACAO-M-CON'.B6:'DURACAO-M-CON'.B6">
            <calcext:condition calcext:apply-style-name="Sem título1" calcext:value="between(0.1,1)" calcext:base-cell-address="'DURACAO-H-CHE'.B6"/>
            <calcext:condition calcext:apply-style-name="Sem título2" calcext:value="between(0.1,0.05)" calcext:base-cell-address="'DURACAO-H-CHE'.B6"/>
            <calcext:condition calcext:apply-style-name="Sem título3" calcext:value="between(0.05,0.01)" calcext:base-cell-address="'DURACAO-H-CHE'.B6"/>
            <calcext:condition calcext:apply-style-name="Sem título4" calcext:value="between(0.01,0.001)" calcext:base-cell-address="'DURACAO-H-CHE'.B6"/>
          </calcext:conditional-format>
          <calcext:conditional-format calcext:target-range-address="'DURACAO-M-CON'.B5:'DURACAO-M-CON'.B5">
            <calcext:condition calcext:apply-style-name="Sem título1" calcext:value="between(0.1,1)" calcext:base-cell-address="'DURACAO-H-CHE'.B5"/>
            <calcext:condition calcext:apply-style-name="Sem título2" calcext:value="between(0.1,0.05)" calcext:base-cell-address="'DURACAO-H-CHE'.B5"/>
            <calcext:condition calcext:apply-style-name="Sem título3" calcext:value="between(0.05,0.01)" calcext:base-cell-address="'DURACAO-H-CHE'.B5"/>
            <calcext:condition calcext:apply-style-name="Sem título4" calcext:value="between(0.01,0.001)" calcext:base-cell-address="'DURACAO-H-CHE'.B5"/>
          </calcext:conditional-format>
          <calcext:conditional-format calcext:target-range-address="'DURACAO-M-CON'.B7:'DURACAO-M-CON'.B7">
            <calcext:condition calcext:apply-style-name="Sem título1" calcext:value="between(0.1,1)" calcext:base-cell-address="'DURACAO-H-CHE'.B7"/>
            <calcext:condition calcext:apply-style-name="Sem título2" calcext:value="between(0.1,0.05)" calcext:base-cell-address="'DURACAO-H-CHE'.B7"/>
            <calcext:condition calcext:apply-style-name="Sem título3" calcext:value="between(0.05,0.01)" calcext:base-cell-address="'DURACAO-H-CHE'.B7"/>
            <calcext:condition calcext:apply-style-name="Sem título4" calcext:value="between(0.01,0.001)" calcext:base-cell-address="'DURACAO-H-CHE'.B7"/>
          </calcext:conditional-format>
          <calcext:conditional-format calcext:target-range-address="'DURACAO-M-CON'.B10:'DURACAO-M-CON'.B12">
            <calcext:condition calcext:apply-style-name="Sem título1" calcext:value="between(0.1,1)" calcext:base-cell-address="'DURACAO-H-CHE'.B10"/>
            <calcext:condition calcext:apply-style-name="Sem título2" calcext:value="between(0.1,0.05)" calcext:base-cell-address="'DURACAO-H-CHE'.B10"/>
            <calcext:condition calcext:apply-style-name="Sem título3" calcext:value="between(0.05,0.01)" calcext:base-cell-address="'DURACAO-H-CHE'.B10"/>
            <calcext:condition calcext:apply-style-name="Sem título4" calcext:value="between(0.01,0.001)" calcext:base-cell-address="'DURACAO-H-CHE'.B10"/>
          </calcext:conditional-format>
          <calcext:conditional-format calcext:target-range-address="'DURACAO-M-CON'.B8:'DURACAO-M-CON'.B8">
            <calcext:condition calcext:apply-style-name="Sem título1" calcext:value="between(0.1,1)" calcext:base-cell-address="'DURACAO-H-CHE'.B8"/>
            <calcext:condition calcext:apply-style-name="Sem título2" calcext:value="between(0.1,0.05)" calcext:base-cell-address="'DURACAO-H-CHE'.B8"/>
            <calcext:condition calcext:apply-style-name="Sem título3" calcext:value="between(0.05,0.01)" calcext:base-cell-address="'DURACAO-H-CHE'.B8"/>
            <calcext:condition calcext:apply-style-name="Sem título4" calcext:value="between(0.01,0.001)" calcext:base-cell-address="'DURACAO-H-CHE'.B8"/>
          </calcext:conditional-format>
          <calcext:conditional-format calcext:target-range-address="'DURACAO-M-CON'.B10:'DURACAO-M-CON'.B10">
            <calcext:condition calcext:apply-style-name="Sem título1" calcext:value="between(0.1,1)" calcext:base-cell-address="'DURACAO-H-CHE'.B10"/>
            <calcext:condition calcext:apply-style-name="Sem título2" calcext:value="between(0.1,0.05)" calcext:base-cell-address="'DURACAO-H-CHE'.B10"/>
            <calcext:condition calcext:apply-style-name="Sem título3" calcext:value="between(0.05,0.01)" calcext:base-cell-address="'DURACAO-H-CHE'.B10"/>
            <calcext:condition calcext:apply-style-name="Sem título4" calcext:value="between(0.01,0.001)" calcext:base-cell-address="'DURACAO-H-CHE'.B10"/>
          </calcext:conditional-format>
          <calcext:conditional-format calcext:target-range-address="'DURACAO-M-CON'.B9:'DURACAO-M-CON'.B9">
            <calcext:condition calcext:apply-style-name="Sem título1" calcext:value="between(0.1,1)" calcext:base-cell-address="'DURACAO-H-CHE'.B9"/>
            <calcext:condition calcext:apply-style-name="Sem título2" calcext:value="between(0.1,0.05)" calcext:base-cell-address="'DURACAO-H-CHE'.B9"/>
            <calcext:condition calcext:apply-style-name="Sem título3" calcext:value="between(0.05,0.01)" calcext:base-cell-address="'DURACAO-H-CHE'.B9"/>
            <calcext:condition calcext:apply-style-name="Sem título4" calcext:value="between(0.01,0.001)" calcext:base-cell-address="'DURACAO-H-CHE'.B9"/>
          </calcext:conditional-format>
          <calcext:conditional-format calcext:target-range-address="'DURACAO-M-CON'.B9:'DURACAO-M-CON'.B9">
            <calcext:condition calcext:apply-style-name="Sem título1" calcext:value="between(0.1,1)" calcext:base-cell-address="'DURACAO-H-CHE'.B9"/>
            <calcext:condition calcext:apply-style-name="Sem título2" calcext:value="between(0.1,0.05)" calcext:base-cell-address="'DURACAO-H-CHE'.B9"/>
            <calcext:condition calcext:apply-style-name="Sem título3" calcext:value="between(0.05,0.01)" calcext:base-cell-address="'DURACAO-H-CHE'.B9"/>
            <calcext:condition calcext:apply-style-name="Sem título4" calcext:value="between(0.01,0.001)" calcext:base-cell-address="'DURACAO-H-CHE'.B9"/>
          </calcext:conditional-format>
          <calcext:conditional-format calcext:target-range-address="'DURACAO-M-CON'.E10:'DURACAO-M-CON'.E12">
            <calcext:condition calcext:apply-style-name="Sem título1" calcext:value="between(0.1,1)" calcext:base-cell-address="'DURACAO-H-CHE'.E10"/>
            <calcext:condition calcext:apply-style-name="Sem título2" calcext:value="between(0.1,0.05)" calcext:base-cell-address="'DURACAO-H-CHE'.E10"/>
            <calcext:condition calcext:apply-style-name="Sem título3" calcext:value="between(0.05,0.01)" calcext:base-cell-address="'DURACAO-H-CHE'.E10"/>
            <calcext:condition calcext:apply-style-name="Sem título4" calcext:value="between(0.01,0.001)" calcext:base-cell-address="'DURACAO-H-CHE'.E10"/>
          </calcext:conditional-format>
          <calcext:conditional-format calcext:target-range-address="'DURACAO-M-CON'.E9:'DURACAO-M-CON'.E9">
            <calcext:condition calcext:apply-style-name="Sem título1" calcext:value="between(0.1,1)" calcext:base-cell-address="'DURACAO-H-CHE'.E9"/>
            <calcext:condition calcext:apply-style-name="Sem título2" calcext:value="between(0.1,0.05)" calcext:base-cell-address="'DURACAO-H-CHE'.E9"/>
            <calcext:condition calcext:apply-style-name="Sem título3" calcext:value="between(0.05,0.01)" calcext:base-cell-address="'DURACAO-H-CHE'.E9"/>
            <calcext:condition calcext:apply-style-name="Sem título4" calcext:value="between(0.01,0.001)" calcext:base-cell-address="'DURACAO-H-CHE'.E9"/>
          </calcext:conditional-format>
          <calcext:conditional-format calcext:target-range-address="'DURACAO-M-CON'.E8:'DURACAO-M-CON'.E8">
            <calcext:condition calcext:apply-style-name="Sem título1" calcext:value="between(0.1,1)" calcext:base-cell-address="'DURACAO-H-CHE'.E8"/>
            <calcext:condition calcext:apply-style-name="Sem título2" calcext:value="between(0.1,0.05)" calcext:base-cell-address="'DURACAO-H-CHE'.E8"/>
            <calcext:condition calcext:apply-style-name="Sem título3" calcext:value="between(0.05,0.01)" calcext:base-cell-address="'DURACAO-H-CHE'.E8"/>
            <calcext:condition calcext:apply-style-name="Sem título4" calcext:value="between(0.01,0.001)" calcext:base-cell-address="'DURACAO-H-CHE'.E8"/>
          </calcext:conditional-format>
          <calcext:conditional-format calcext:target-range-address="'DURACAO-M-CON'.E15:'DURACAO-M-CON'.E17">
            <calcext:condition calcext:apply-style-name="Sem título1" calcext:value="between(0.1,1)" calcext:base-cell-address="'DURACAO-H-CHE'.E15"/>
            <calcext:condition calcext:apply-style-name="Sem título2" calcext:value="between(0.1,0.05)" calcext:base-cell-address="'DURACAO-H-CHE'.E15"/>
            <calcext:condition calcext:apply-style-name="Sem título3" calcext:value="between(0.05,0.01)" calcext:base-cell-address="'DURACAO-H-CHE'.E15"/>
            <calcext:condition calcext:apply-style-name="Sem título4" calcext:value="between(0.01,0.001)" calcext:base-cell-address="'DURACAO-H-CHE'.E15"/>
          </calcext:conditional-format>
          <calcext:conditional-format calcext:target-range-address="'DURACAO-M-CON'.E14:'DURACAO-M-CON'.E14">
            <calcext:condition calcext:apply-style-name="Sem título1" calcext:value="between(0.1,1)" calcext:base-cell-address="'DURACAO-H-CHE'.E14"/>
            <calcext:condition calcext:apply-style-name="Sem título2" calcext:value="between(0.1,0.05)" calcext:base-cell-address="'DURACAO-H-CHE'.E14"/>
            <calcext:condition calcext:apply-style-name="Sem título3" calcext:value="between(0.05,0.01)" calcext:base-cell-address="'DURACAO-H-CHE'.E14"/>
            <calcext:condition calcext:apply-style-name="Sem título4" calcext:value="between(0.01,0.001)" calcext:base-cell-address="'DURACAO-H-CHE'.E14"/>
          </calcext:conditional-format>
          <calcext:conditional-format calcext:target-range-address="'DURACAO-M-CON'.E13:'DURACAO-M-CON'.E13">
            <calcext:condition calcext:apply-style-name="Sem título1" calcext:value="between(0.1,1)" calcext:base-cell-address="'DURACAO-H-CHE'.E13"/>
            <calcext:condition calcext:apply-style-name="Sem título2" calcext:value="between(0.1,0.05)" calcext:base-cell-address="'DURACAO-H-CHE'.E13"/>
            <calcext:condition calcext:apply-style-name="Sem título3" calcext:value="between(0.05,0.01)" calcext:base-cell-address="'DURACAO-H-CHE'.E13"/>
            <calcext:condition calcext:apply-style-name="Sem título4" calcext:value="between(0.01,0.001)" calcext:base-cell-address="'DURACAO-H-CHE'.E13"/>
          </calcext:conditional-format>
          <calcext:conditional-format calcext:target-range-address="'DURACAO-M-CON'.E20:'DURACAO-M-CON'.E22">
            <calcext:condition calcext:apply-style-name="Sem título1" calcext:value="between(0.1,1)" calcext:base-cell-address="'DURACAO-H-CHE'.E20"/>
            <calcext:condition calcext:apply-style-name="Sem título2" calcext:value="between(0.1,0.05)" calcext:base-cell-address="'DURACAO-H-CHE'.E20"/>
            <calcext:condition calcext:apply-style-name="Sem título3" calcext:value="between(0.05,0.01)" calcext:base-cell-address="'DURACAO-H-CHE'.E20"/>
            <calcext:condition calcext:apply-style-name="Sem título4" calcext:value="between(0.01,0.001)" calcext:base-cell-address="'DURACAO-H-CHE'.E20"/>
          </calcext:conditional-format>
          <calcext:conditional-format calcext:target-range-address="'DURACAO-M-CON'.E19:'DURACAO-M-CON'.E19">
            <calcext:condition calcext:apply-style-name="Sem título1" calcext:value="between(0.1,1)" calcext:base-cell-address="'DURACAO-H-CHE'.E19"/>
            <calcext:condition calcext:apply-style-name="Sem título2" calcext:value="between(0.1,0.05)" calcext:base-cell-address="'DURACAO-H-CHE'.E19"/>
            <calcext:condition calcext:apply-style-name="Sem título3" calcext:value="between(0.05,0.01)" calcext:base-cell-address="'DURACAO-H-CHE'.E19"/>
            <calcext:condition calcext:apply-style-name="Sem título4" calcext:value="between(0.01,0.001)" calcext:base-cell-address="'DURACAO-H-CHE'.E19"/>
          </calcext:conditional-format>
          <calcext:conditional-format calcext:target-range-address="'DURACAO-M-CON'.E18:'DURACAO-M-CON'.E18">
            <calcext:condition calcext:apply-style-name="Sem título1" calcext:value="between(0.1,1)" calcext:base-cell-address="'DURACAO-H-CHE'.E18"/>
            <calcext:condition calcext:apply-style-name="Sem título2" calcext:value="between(0.1,0.05)" calcext:base-cell-address="'DURACAO-H-CHE'.E18"/>
            <calcext:condition calcext:apply-style-name="Sem título3" calcext:value="between(0.05,0.01)" calcext:base-cell-address="'DURACAO-H-CHE'.E18"/>
            <calcext:condition calcext:apply-style-name="Sem título4" calcext:value="between(0.01,0.001)" calcext:base-cell-address="'DURACAO-H-CHE'.E18"/>
          </calcext:conditional-format>
          <calcext:conditional-format calcext:target-range-address="'DURACAO-M-CON'.E25:'DURACAO-M-CON'.E27">
            <calcext:condition calcext:apply-style-name="Sem título1" calcext:value="between(0.1,1)" calcext:base-cell-address="'DURACAO-H-CHE'.E25"/>
            <calcext:condition calcext:apply-style-name="Sem título2" calcext:value="between(0.1,0.05)" calcext:base-cell-address="'DURACAO-H-CHE'.E25"/>
            <calcext:condition calcext:apply-style-name="Sem título3" calcext:value="between(0.05,0.01)" calcext:base-cell-address="'DURACAO-H-CHE'.E25"/>
            <calcext:condition calcext:apply-style-name="Sem título4" calcext:value="between(0.01,0.001)" calcext:base-cell-address="'DURACAO-H-CHE'.E25"/>
          </calcext:conditional-format>
          <calcext:conditional-format calcext:target-range-address="'DURACAO-M-CON'.E24:'DURACAO-M-CON'.E24">
            <calcext:condition calcext:apply-style-name="Sem título1" calcext:value="between(0.1,1)" calcext:base-cell-address="'DURACAO-H-CHE'.E24"/>
            <calcext:condition calcext:apply-style-name="Sem título2" calcext:value="between(0.1,0.05)" calcext:base-cell-address="'DURACAO-H-CHE'.E24"/>
            <calcext:condition calcext:apply-style-name="Sem título3" calcext:value="between(0.05,0.01)" calcext:base-cell-address="'DURACAO-H-CHE'.E24"/>
            <calcext:condition calcext:apply-style-name="Sem título4" calcext:value="between(0.01,0.001)" calcext:base-cell-address="'DURACAO-H-CHE'.E24"/>
          </calcext:conditional-format>
          <calcext:conditional-format calcext:target-range-address="'DURACAO-M-CON'.E23:'DURACAO-M-CON'.E23">
            <calcext:condition calcext:apply-style-name="Sem título1" calcext:value="between(0.1,1)" calcext:base-cell-address="'DURACAO-H-CHE'.E23"/>
            <calcext:condition calcext:apply-style-name="Sem título2" calcext:value="between(0.1,0.05)" calcext:base-cell-address="'DURACAO-H-CHE'.E23"/>
            <calcext:condition calcext:apply-style-name="Sem título3" calcext:value="between(0.05,0.01)" calcext:base-cell-address="'DURACAO-H-CHE'.E23"/>
            <calcext:condition calcext:apply-style-name="Sem título4" calcext:value="between(0.01,0.001)" calcext:base-cell-address="'DURACAO-H-CHE'.E23"/>
          </calcext:conditional-format>
          <calcext:conditional-format calcext:target-range-address="'DURACAO-M-CON'.E30:'DURACAO-M-CON'.E32">
            <calcext:condition calcext:apply-style-name="Sem título1" calcext:value="between(0.1,1)" calcext:base-cell-address="'DURACAO-H-CHE'.E30"/>
            <calcext:condition calcext:apply-style-name="Sem título2" calcext:value="between(0.1,0.05)" calcext:base-cell-address="'DURACAO-H-CHE'.E30"/>
            <calcext:condition calcext:apply-style-name="Sem título3" calcext:value="between(0.05,0.01)" calcext:base-cell-address="'DURACAO-H-CHE'.E30"/>
            <calcext:condition calcext:apply-style-name="Sem título4" calcext:value="between(0.01,0.001)" calcext:base-cell-address="'DURACAO-H-CHE'.E30"/>
          </calcext:conditional-format>
          <calcext:conditional-format calcext:target-range-address="'DURACAO-M-CON'.E29:'DURACAO-M-CON'.E29">
            <calcext:condition calcext:apply-style-name="Sem título1" calcext:value="between(0.1,1)" calcext:base-cell-address="'DURACAO-H-CHE'.E29"/>
            <calcext:condition calcext:apply-style-name="Sem título2" calcext:value="between(0.1,0.05)" calcext:base-cell-address="'DURACAO-H-CHE'.E29"/>
            <calcext:condition calcext:apply-style-name="Sem título3" calcext:value="between(0.05,0.01)" calcext:base-cell-address="'DURACAO-H-CHE'.E29"/>
            <calcext:condition calcext:apply-style-name="Sem título4" calcext:value="between(0.01,0.001)" calcext:base-cell-address="'DURACAO-H-CHE'.E29"/>
          </calcext:conditional-format>
          <calcext:conditional-format calcext:target-range-address="'DURACAO-M-CON'.E28:'DURACAO-M-CON'.E28">
            <calcext:condition calcext:apply-style-name="Sem título1" calcext:value="between(0.1,1)" calcext:base-cell-address="'DURACAO-H-CHE'.E28"/>
            <calcext:condition calcext:apply-style-name="Sem título2" calcext:value="between(0.1,0.05)" calcext:base-cell-address="'DURACAO-H-CHE'.E28"/>
            <calcext:condition calcext:apply-style-name="Sem título3" calcext:value="between(0.05,0.01)" calcext:base-cell-address="'DURACAO-H-CHE'.E28"/>
            <calcext:condition calcext:apply-style-name="Sem título4" calcext:value="between(0.01,0.001)" calcext:base-cell-address="'DURACAO-H-CHE'.E28"/>
          </calcext:conditional-format>
          <calcext:conditional-format calcext:target-range-address="'DURACAO-M-CON'.E37:'DURACAO-M-CON'.E39">
            <calcext:condition calcext:apply-style-name="Sem título1" calcext:value="between(0.1,1)" calcext:base-cell-address="'DURACAO-H-CHE'.E37"/>
            <calcext:condition calcext:apply-style-name="Sem título2" calcext:value="between(0.1,0.05)" calcext:base-cell-address="'DURACAO-H-CHE'.E37"/>
            <calcext:condition calcext:apply-style-name="Sem título3" calcext:value="between(0.05,0.01)" calcext:base-cell-address="'DURACAO-H-CHE'.E37"/>
            <calcext:condition calcext:apply-style-name="Sem título4" calcext:value="between(0.01,0.001)" calcext:base-cell-address="'DURACAO-H-CHE'.E37"/>
          </calcext:conditional-format>
          <calcext:conditional-format calcext:target-range-address="'DURACAO-M-CON'.E36:'DURACAO-M-CON'.E36">
            <calcext:condition calcext:apply-style-name="Sem título1" calcext:value="between(0.1,1)" calcext:base-cell-address="'DURACAO-H-CHE'.E36"/>
            <calcext:condition calcext:apply-style-name="Sem título2" calcext:value="between(0.1,0.05)" calcext:base-cell-address="'DURACAO-H-CHE'.E36"/>
            <calcext:condition calcext:apply-style-name="Sem título3" calcext:value="between(0.05,0.01)" calcext:base-cell-address="'DURACAO-H-CHE'.E36"/>
            <calcext:condition calcext:apply-style-name="Sem título4" calcext:value="between(0.01,0.001)" calcext:base-cell-address="'DURACAO-H-CHE'.E36"/>
          </calcext:conditional-format>
          <calcext:conditional-format calcext:target-range-address="'DURACAO-M-CON'.E35:'DURACAO-M-CON'.E35">
            <calcext:condition calcext:apply-style-name="Sem título1" calcext:value="between(0.1,1)" calcext:base-cell-address="'DURACAO-H-CHE'.E35"/>
            <calcext:condition calcext:apply-style-name="Sem título2" calcext:value="between(0.1,0.05)" calcext:base-cell-address="'DURACAO-H-CHE'.E35"/>
            <calcext:condition calcext:apply-style-name="Sem título3" calcext:value="between(0.05,0.01)" calcext:base-cell-address="'DURACAO-H-CHE'.E35"/>
            <calcext:condition calcext:apply-style-name="Sem título4" calcext:value="between(0.01,0.001)" calcext:base-cell-address="'DURACAO-H-CHE'.E35"/>
          </calcext:conditional-format>
          <calcext:conditional-format calcext:target-range-address="'DURACAO-M-CON'.E42:'DURACAO-M-CON'.E44">
            <calcext:condition calcext:apply-style-name="Sem título1" calcext:value="between(0.1,1)" calcext:base-cell-address="'DURACAO-H-CHE'.E42"/>
            <calcext:condition calcext:apply-style-name="Sem título2" calcext:value="between(0.1,0.05)" calcext:base-cell-address="'DURACAO-H-CHE'.E42"/>
            <calcext:condition calcext:apply-style-name="Sem título3" calcext:value="between(0.05,0.01)" calcext:base-cell-address="'DURACAO-H-CHE'.E42"/>
            <calcext:condition calcext:apply-style-name="Sem título4" calcext:value="between(0.01,0.001)" calcext:base-cell-address="'DURACAO-H-CHE'.E42"/>
          </calcext:conditional-format>
          <calcext:conditional-format calcext:target-range-address="'DURACAO-M-CON'.E41:'DURACAO-M-CON'.E41">
            <calcext:condition calcext:apply-style-name="Sem título1" calcext:value="between(0.1,1)" calcext:base-cell-address="'DURACAO-H-CHE'.E41"/>
            <calcext:condition calcext:apply-style-name="Sem título2" calcext:value="between(0.1,0.05)" calcext:base-cell-address="'DURACAO-H-CHE'.E41"/>
            <calcext:condition calcext:apply-style-name="Sem título3" calcext:value="between(0.05,0.01)" calcext:base-cell-address="'DURACAO-H-CHE'.E41"/>
            <calcext:condition calcext:apply-style-name="Sem título4" calcext:value="between(0.01,0.001)" calcext:base-cell-address="'DURACAO-H-CHE'.E41"/>
          </calcext:conditional-format>
          <calcext:conditional-format calcext:target-range-address="'DURACAO-M-CON'.E40:'DURACAO-M-CON'.E40">
            <calcext:condition calcext:apply-style-name="Sem título1" calcext:value="between(0.1,1)" calcext:base-cell-address="'DURACAO-H-CHE'.E40"/>
            <calcext:condition calcext:apply-style-name="Sem título2" calcext:value="between(0.1,0.05)" calcext:base-cell-address="'DURACAO-H-CHE'.E40"/>
            <calcext:condition calcext:apply-style-name="Sem título3" calcext:value="between(0.05,0.01)" calcext:base-cell-address="'DURACAO-H-CHE'.E40"/>
            <calcext:condition calcext:apply-style-name="Sem título4" calcext:value="between(0.01,0.001)" calcext:base-cell-address="'DURACAO-H-CHE'.E40"/>
          </calcext:conditional-format>
          <calcext:conditional-format calcext:target-range-address="'DURACAO-M-CON'.E47:'DURACAO-M-CON'.E49">
            <calcext:condition calcext:apply-style-name="Sem título1" calcext:value="between(0.1,1)" calcext:base-cell-address="'DURACAO-H-CHE'.E47"/>
            <calcext:condition calcext:apply-style-name="Sem título2" calcext:value="between(0.1,0.05)" calcext:base-cell-address="'DURACAO-H-CHE'.E47"/>
            <calcext:condition calcext:apply-style-name="Sem título3" calcext:value="between(0.05,0.01)" calcext:base-cell-address="'DURACAO-H-CHE'.E47"/>
            <calcext:condition calcext:apply-style-name="Sem título4" calcext:value="between(0.01,0.001)" calcext:base-cell-address="'DURACAO-H-CHE'.E47"/>
          </calcext:conditional-format>
          <calcext:conditional-format calcext:target-range-address="'DURACAO-M-CON'.E46:'DURACAO-M-CON'.E46">
            <calcext:condition calcext:apply-style-name="Sem título1" calcext:value="between(0.1,1)" calcext:base-cell-address="'DURACAO-H-CHE'.E46"/>
            <calcext:condition calcext:apply-style-name="Sem título2" calcext:value="between(0.1,0.05)" calcext:base-cell-address="'DURACAO-H-CHE'.E46"/>
            <calcext:condition calcext:apply-style-name="Sem título3" calcext:value="between(0.05,0.01)" calcext:base-cell-address="'DURACAO-H-CHE'.E46"/>
            <calcext:condition calcext:apply-style-name="Sem título4" calcext:value="between(0.01,0.001)" calcext:base-cell-address="'DURACAO-H-CHE'.E46"/>
          </calcext:conditional-format>
          <calcext:conditional-format calcext:target-range-address="'DURACAO-M-CON'.E45:'DURACAO-M-CON'.E45">
            <calcext:condition calcext:apply-style-name="Sem título1" calcext:value="between(0.1,1)" calcext:base-cell-address="'DURACAO-H-CHE'.E45"/>
            <calcext:condition calcext:apply-style-name="Sem título2" calcext:value="between(0.1,0.05)" calcext:base-cell-address="'DURACAO-H-CHE'.E45"/>
            <calcext:condition calcext:apply-style-name="Sem título3" calcext:value="between(0.05,0.01)" calcext:base-cell-address="'DURACAO-H-CHE'.E45"/>
            <calcext:condition calcext:apply-style-name="Sem título4" calcext:value="between(0.01,0.001)" calcext:base-cell-address="'DURACAO-H-CHE'.E45"/>
          </calcext:conditional-format>
          <calcext:conditional-format calcext:target-range-address="'DURACAO-M-CON'.E52:'DURACAO-M-CON'.E54">
            <calcext:condition calcext:apply-style-name="Sem título1" calcext:value="between(0.1,1)" calcext:base-cell-address="'DURACAO-H-CHE'.E52"/>
            <calcext:condition calcext:apply-style-name="Sem título2" calcext:value="between(0.1,0.05)" calcext:base-cell-address="'DURACAO-H-CHE'.E52"/>
            <calcext:condition calcext:apply-style-name="Sem título3" calcext:value="between(0.05,0.01)" calcext:base-cell-address="'DURACAO-H-CHE'.E52"/>
            <calcext:condition calcext:apply-style-name="Sem título4" calcext:value="between(0.01,0.001)" calcext:base-cell-address="'DURACAO-H-CHE'.E52"/>
          </calcext:conditional-format>
          <calcext:conditional-format calcext:target-range-address="'DURACAO-M-CON'.E51:'DURACAO-M-CON'.E51">
            <calcext:condition calcext:apply-style-name="Sem título1" calcext:value="between(0.1,1)" calcext:base-cell-address="'DURACAO-H-CHE'.E51"/>
            <calcext:condition calcext:apply-style-name="Sem título2" calcext:value="between(0.1,0.05)" calcext:base-cell-address="'DURACAO-H-CHE'.E51"/>
            <calcext:condition calcext:apply-style-name="Sem título3" calcext:value="between(0.05,0.01)" calcext:base-cell-address="'DURACAO-H-CHE'.E51"/>
            <calcext:condition calcext:apply-style-name="Sem título4" calcext:value="between(0.01,0.001)" calcext:base-cell-address="'DURACAO-H-CHE'.E51"/>
          </calcext:conditional-format>
          <calcext:conditional-format calcext:target-range-address="'DURACAO-M-CON'.E50:'DURACAO-M-CON'.E50">
            <calcext:condition calcext:apply-style-name="Sem título1" calcext:value="between(0.1,1)" calcext:base-cell-address="'DURACAO-H-CHE'.E50"/>
            <calcext:condition calcext:apply-style-name="Sem título2" calcext:value="between(0.1,0.05)" calcext:base-cell-address="'DURACAO-H-CHE'.E50"/>
            <calcext:condition calcext:apply-style-name="Sem título3" calcext:value="between(0.05,0.01)" calcext:base-cell-address="'DURACAO-H-CHE'.E50"/>
            <calcext:condition calcext:apply-style-name="Sem título4" calcext:value="between(0.01,0.001)" calcext:base-cell-address="'DURACAO-H-CHE'.E50"/>
          </calcext:conditional-format>
          <calcext:conditional-format calcext:target-range-address="'DURACAO-M-CON'.E57:'DURACAO-M-CON'.E59">
            <calcext:condition calcext:apply-style-name="Sem título1" calcext:value="between(0.1,1)" calcext:base-cell-address="'DURACAO-H-CHE'.E57"/>
            <calcext:condition calcext:apply-style-name="Sem título2" calcext:value="between(0.1,0.05)" calcext:base-cell-address="'DURACAO-H-CHE'.E57"/>
            <calcext:condition calcext:apply-style-name="Sem título3" calcext:value="between(0.05,0.01)" calcext:base-cell-address="'DURACAO-H-CHE'.E57"/>
            <calcext:condition calcext:apply-style-name="Sem título4" calcext:value="between(0.01,0.001)" calcext:base-cell-address="'DURACAO-H-CHE'.E57"/>
          </calcext:conditional-format>
          <calcext:conditional-format calcext:target-range-address="'DURACAO-M-CON'.E56:'DURACAO-M-CON'.E56">
            <calcext:condition calcext:apply-style-name="Sem título1" calcext:value="between(0.1,1)" calcext:base-cell-address="'DURACAO-H-CHE'.E56"/>
            <calcext:condition calcext:apply-style-name="Sem título2" calcext:value="between(0.1,0.05)" calcext:base-cell-address="'DURACAO-H-CHE'.E56"/>
            <calcext:condition calcext:apply-style-name="Sem título3" calcext:value="between(0.05,0.01)" calcext:base-cell-address="'DURACAO-H-CHE'.E56"/>
            <calcext:condition calcext:apply-style-name="Sem título4" calcext:value="between(0.01,0.001)" calcext:base-cell-address="'DURACAO-H-CHE'.E56"/>
          </calcext:conditional-format>
          <calcext:conditional-format calcext:target-range-address="'DURACAO-M-CON'.E55:'DURACAO-M-CON'.E55">
            <calcext:condition calcext:apply-style-name="Sem título1" calcext:value="between(0.1,1)" calcext:base-cell-address="'DURACAO-H-CHE'.E55"/>
            <calcext:condition calcext:apply-style-name="Sem título2" calcext:value="between(0.1,0.05)" calcext:base-cell-address="'DURACAO-H-CHE'.E55"/>
            <calcext:condition calcext:apply-style-name="Sem título3" calcext:value="between(0.05,0.01)" calcext:base-cell-address="'DURACAO-H-CHE'.E55"/>
            <calcext:condition calcext:apply-style-name="Sem título4" calcext:value="between(0.01,0.001)" calcext:base-cell-address="'DURACAO-H-CHE'.E55"/>
          </calcext:conditional-format>
          <calcext:conditional-format calcext:target-range-address="'DURACAO-M-CON'.E62:'DURACAO-M-CON'.E64">
            <calcext:condition calcext:apply-style-name="Sem título1" calcext:value="between(0.1,1)" calcext:base-cell-address="'DURACAO-H-CHE'.E62"/>
            <calcext:condition calcext:apply-style-name="Sem título2" calcext:value="between(0.1,0.05)" calcext:base-cell-address="'DURACAO-H-CHE'.E62"/>
            <calcext:condition calcext:apply-style-name="Sem título3" calcext:value="between(0.05,0.01)" calcext:base-cell-address="'DURACAO-H-CHE'.E62"/>
            <calcext:condition calcext:apply-style-name="Sem título4" calcext:value="between(0.01,0.001)" calcext:base-cell-address="'DURACAO-H-CHE'.E62"/>
          </calcext:conditional-format>
          <calcext:conditional-format calcext:target-range-address="'DURACAO-M-CON'.E61:'DURACAO-M-CON'.E61">
            <calcext:condition calcext:apply-style-name="Sem título1" calcext:value="between(0.1,1)" calcext:base-cell-address="'DURACAO-H-CHE'.E61"/>
            <calcext:condition calcext:apply-style-name="Sem título2" calcext:value="between(0.1,0.05)" calcext:base-cell-address="'DURACAO-H-CHE'.E61"/>
            <calcext:condition calcext:apply-style-name="Sem título3" calcext:value="between(0.05,0.01)" calcext:base-cell-address="'DURACAO-H-CHE'.E61"/>
            <calcext:condition calcext:apply-style-name="Sem título4" calcext:value="between(0.01,0.001)" calcext:base-cell-address="'DURACAO-H-CHE'.E61"/>
          </calcext:conditional-format>
          <calcext:conditional-format calcext:target-range-address="'DURACAO-M-CON'.E60:'DURACAO-M-CON'.E60">
            <calcext:condition calcext:apply-style-name="Sem título1" calcext:value="between(0.1,1)" calcext:base-cell-address="'DURACAO-H-CHE'.E60"/>
            <calcext:condition calcext:apply-style-name="Sem título2" calcext:value="between(0.1,0.05)" calcext:base-cell-address="'DURACAO-H-CHE'.E60"/>
            <calcext:condition calcext:apply-style-name="Sem título3" calcext:value="between(0.05,0.01)" calcext:base-cell-address="'DURACAO-H-CHE'.E60"/>
            <calcext:condition calcext:apply-style-name="Sem título4" calcext:value="between(0.01,0.001)" calcext:base-cell-address="'DURACAO-H-CHE'.E60"/>
          </calcext:conditional-format>
          <calcext:conditional-format calcext:target-range-address="'DURACAO-M-CON'.I9:'DURACAO-M-CON'.I10">
            <calcext:condition calcext:apply-style-name="Sem título1" calcext:value="between(0.1,1)" calcext:base-cell-address="'DURACAO-H-CHE'.I9"/>
            <calcext:condition calcext:apply-style-name="Sem título2" calcext:value="between(0.1,0.05)" calcext:base-cell-address="'DURACAO-H-CHE'.I9"/>
            <calcext:condition calcext:apply-style-name="Sem título3" calcext:value="between(0.05,0.01)" calcext:base-cell-address="'DURACAO-H-CHE'.I9"/>
            <calcext:condition calcext:apply-style-name="Sem título4" calcext:value="between(0.01,0.001)" calcext:base-cell-address="'DURACAO-H-CHE'.I9"/>
          </calcext:conditional-format>
          <calcext:conditional-format calcext:target-range-address="'DURACAO-M-CON'.I9:'DURACAO-M-CON'.I10">
            <calcext:condition calcext:apply-style-name="Sem título1" calcext:value="between(0.1,1)" calcext:base-cell-address="'DURACAO-H-CHE'.I9"/>
            <calcext:condition calcext:apply-style-name="Sem título2" calcext:value="between(0.1,0.05)" calcext:base-cell-address="'DURACAO-H-CHE'.I9"/>
            <calcext:condition calcext:apply-style-name="Sem título3" calcext:value="between(0.05,0.01)" calcext:base-cell-address="'DURACAO-H-CHE'.I9"/>
            <calcext:condition calcext:apply-style-name="Sem título4" calcext:value="between(0.01,0.001)" calcext:base-cell-address="'DURACAO-H-CHE'.I9"/>
          </calcext:conditional-format>
          <calcext:conditional-format calcext:target-range-address="'DURACAO-M-CON'.I8:'DURACAO-M-CON'.I8">
            <calcext:condition calcext:apply-style-name="Sem título1" calcext:value="between(0.1,1)" calcext:base-cell-address="'DURACAO-H-CHE'.I8"/>
            <calcext:condition calcext:apply-style-name="Sem título2" calcext:value="between(0.1,0.05)" calcext:base-cell-address="'DURACAO-H-CHE'.I8"/>
            <calcext:condition calcext:apply-style-name="Sem título3" calcext:value="between(0.05,0.01)" calcext:base-cell-address="'DURACAO-H-CHE'.I8"/>
            <calcext:condition calcext:apply-style-name="Sem título4" calcext:value="between(0.01,0.001)" calcext:base-cell-address="'DURACAO-H-CHE'.I8"/>
          </calcext:conditional-format>
          <calcext:conditional-format calcext:target-range-address="'DURACAO-M-CON'.B14:'DURACAO-M-CON'.B14">
            <calcext:condition calcext:apply-style-name="Sem título1" calcext:value="between(0.1,1)" calcext:base-cell-address="'DURACAO-H-CHE'.B14"/>
            <calcext:condition calcext:apply-style-name="Sem título2" calcext:value="between(0.1,0.05)" calcext:base-cell-address="'DURACAO-H-CHE'.B14"/>
            <calcext:condition calcext:apply-style-name="Sem título3" calcext:value="between(0.05,0.01)" calcext:base-cell-address="'DURACAO-H-CHE'.B14"/>
            <calcext:condition calcext:apply-style-name="Sem título4" calcext:value="between(0.01,0.001)" calcext:base-cell-address="'DURACAO-H-CHE'.B14"/>
          </calcext:conditional-format>
          <calcext:conditional-format calcext:target-range-address="'DURACAO-M-CON'.B14:'DURACAO-M-CON'.B14">
            <calcext:condition calcext:apply-style-name="Sem título1" calcext:value="between(0.1,1)" calcext:base-cell-address="'DURACAO-H-CHE'.B14"/>
            <calcext:condition calcext:apply-style-name="Sem título2" calcext:value="between(0.1,0.05)" calcext:base-cell-address="'DURACAO-H-CHE'.B14"/>
            <calcext:condition calcext:apply-style-name="Sem título3" calcext:value="between(0.05,0.01)" calcext:base-cell-address="'DURACAO-H-CHE'.B14"/>
            <calcext:condition calcext:apply-style-name="Sem título4" calcext:value="between(0.01,0.001)" calcext:base-cell-address="'DURACAO-H-CHE'.B14"/>
          </calcext:conditional-format>
          <calcext:conditional-format calcext:target-range-address="'DURACAO-M-CON'.I11:'DURACAO-M-CON'.I12">
            <calcext:condition calcext:apply-style-name="Sem título1" calcext:value="between(0.1,1)" calcext:base-cell-address="'DURACAO-H-CHE'.I11"/>
            <calcext:condition calcext:apply-style-name="Sem título2" calcext:value="between(0.1,0.05)" calcext:base-cell-address="'DURACAO-H-CHE'.I11"/>
            <calcext:condition calcext:apply-style-name="Sem título3" calcext:value="between(0.05,0.01)" calcext:base-cell-address="'DURACAO-H-CHE'.I11"/>
            <calcext:condition calcext:apply-style-name="Sem título4" calcext:value="between(0.01,0.001)" calcext:base-cell-address="'DURACAO-H-CHE'.I11"/>
          </calcext:conditional-format>
          <calcext:conditional-format calcext:target-range-address="'DURACAO-M-CON'.I11:'DURACAO-M-CON'.I12">
            <calcext:condition calcext:apply-style-name="Sem título1" calcext:value="between(0.1,1)" calcext:base-cell-address="'DURACAO-H-CHE'.I11"/>
            <calcext:condition calcext:apply-style-name="Sem título2" calcext:value="between(0.1,0.05)" calcext:base-cell-address="'DURACAO-H-CHE'.I11"/>
            <calcext:condition calcext:apply-style-name="Sem título3" calcext:value="between(0.05,0.01)" calcext:base-cell-address="'DURACAO-H-CHE'.I11"/>
            <calcext:condition calcext:apply-style-name="Sem título4" calcext:value="between(0.01,0.001)" calcext:base-cell-address="'DURACAO-H-CHE'.I11"/>
          </calcext:conditional-format>
          <calcext:conditional-format calcext:target-range-address="'DURACAO-M-CON'.K12:'DURACAO-M-CON'.K12">
            <calcext:condition calcext:apply-style-name="Sem título1" calcext:value="between(0.1,1)" calcext:base-cell-address="'DURACAO-H-CHE'.K12"/>
            <calcext:condition calcext:apply-style-name="Sem título2" calcext:value="between(0.1,0.05)" calcext:base-cell-address="'DURACAO-H-CHE'.K12"/>
            <calcext:condition calcext:apply-style-name="Sem título3" calcext:value="between(0.05,0.01)" calcext:base-cell-address="'DURACAO-H-CHE'.K12"/>
            <calcext:condition calcext:apply-style-name="Sem título4" calcext:value="between(0.01,0.001)" calcext:base-cell-address="'DURACAO-H-CHE'.K12"/>
          </calcext:conditional-format>
          <calcext:conditional-format calcext:target-range-address="'DURACAO-M-CON'.K14:'DURACAO-M-CON'.K15">
            <calcext:condition calcext:apply-style-name="Sem título1" calcext:value="between(0.1,1)" calcext:base-cell-address="'DURACAO-H-CHE'.K14"/>
            <calcext:condition calcext:apply-style-name="Sem título2" calcext:value="between(0.1,0.05)" calcext:base-cell-address="'DURACAO-H-CHE'.K14"/>
            <calcext:condition calcext:apply-style-name="Sem título3" calcext:value="between(0.05,0.01)" calcext:base-cell-address="'DURACAO-H-CHE'.K14"/>
            <calcext:condition calcext:apply-style-name="Sem título4" calcext:value="between(0.01,0.001)" calcext:base-cell-address="'DURACAO-H-CHE'.K14"/>
          </calcext:conditional-format>
          <calcext:conditional-format calcext:target-range-address="'DURACAO-M-CON'.K14:'DURACAO-M-CON'.K15">
            <calcext:condition calcext:apply-style-name="Sem título1" calcext:value="between(0.1,1)" calcext:base-cell-address="'DURACAO-H-CHE'.K14"/>
            <calcext:condition calcext:apply-style-name="Sem título2" calcext:value="between(0.1,0.05)" calcext:base-cell-address="'DURACAO-H-CHE'.K14"/>
            <calcext:condition calcext:apply-style-name="Sem título3" calcext:value="between(0.05,0.01)" calcext:base-cell-address="'DURACAO-H-CHE'.K14"/>
            <calcext:condition calcext:apply-style-name="Sem título4" calcext:value="between(0.01,0.001)" calcext:base-cell-address="'DURACAO-H-CHE'.K14"/>
          </calcext:conditional-format>
          <calcext:conditional-format calcext:target-range-address="'DURACAO-M-CON'.K13:'DURACAO-M-CON'.K13">
            <calcext:condition calcext:apply-style-name="Sem título1" calcext:value="between(0.1,1)" calcext:base-cell-address="'DURACAO-H-CHE'.K13"/>
            <calcext:condition calcext:apply-style-name="Sem título2" calcext:value="between(0.1,0.05)" calcext:base-cell-address="'DURACAO-H-CHE'.K13"/>
            <calcext:condition calcext:apply-style-name="Sem título3" calcext:value="between(0.05,0.01)" calcext:base-cell-address="'DURACAO-H-CHE'.K13"/>
            <calcext:condition calcext:apply-style-name="Sem título4" calcext:value="between(0.01,0.001)" calcext:base-cell-address="'DURACAO-H-CHE'.K13"/>
          </calcext:conditional-format>
          <calcext:conditional-format calcext:target-range-address="'DURACAO-M-CON'.K16:'DURACAO-M-CON'.K17">
            <calcext:condition calcext:apply-style-name="Sem título1" calcext:value="between(0.1,1)" calcext:base-cell-address="'DURACAO-H-CHE'.K16"/>
            <calcext:condition calcext:apply-style-name="Sem título2" calcext:value="between(0.1,0.05)" calcext:base-cell-address="'DURACAO-H-CHE'.K16"/>
            <calcext:condition calcext:apply-style-name="Sem título3" calcext:value="between(0.05,0.01)" calcext:base-cell-address="'DURACAO-H-CHE'.K16"/>
            <calcext:condition calcext:apply-style-name="Sem título4" calcext:value="between(0.01,0.001)" calcext:base-cell-address="'DURACAO-H-CHE'.K16"/>
          </calcext:conditional-format>
          <calcext:conditional-format calcext:target-range-address="'DURACAO-M-CON'.K16:'DURACAO-M-CON'.K17">
            <calcext:condition calcext:apply-style-name="Sem título1" calcext:value="between(0.1,1)" calcext:base-cell-address="'DURACAO-H-CHE'.K16"/>
            <calcext:condition calcext:apply-style-name="Sem título2" calcext:value="between(0.1,0.05)" calcext:base-cell-address="'DURACAO-H-CHE'.K16"/>
            <calcext:condition calcext:apply-style-name="Sem título3" calcext:value="between(0.05,0.01)" calcext:base-cell-address="'DURACAO-H-CHE'.K16"/>
            <calcext:condition calcext:apply-style-name="Sem título4" calcext:value="between(0.01,0.001)" calcext:base-cell-address="'DURACAO-H-CHE'.K16"/>
          </calcext:conditional-format>
          <calcext:conditional-format calcext:target-range-address="'DURACAO-M-CON'.B19:'DURACAO-M-CON'.B19">
            <calcext:condition calcext:apply-style-name="Sem título1" calcext:value="between(0.1,1)" calcext:base-cell-address="'DURACAO-H-CHE'.B19"/>
            <calcext:condition calcext:apply-style-name="Sem título2" calcext:value="between(0.1,0.05)" calcext:base-cell-address="'DURACAO-H-CHE'.B19"/>
            <calcext:condition calcext:apply-style-name="Sem título3" calcext:value="between(0.05,0.01)" calcext:base-cell-address="'DURACAO-H-CHE'.B19"/>
            <calcext:condition calcext:apply-style-name="Sem título4" calcext:value="between(0.01,0.001)" calcext:base-cell-address="'DURACAO-H-CHE'.B19"/>
          </calcext:conditional-format>
          <calcext:conditional-format calcext:target-range-address="'DURACAO-M-CON'.B19:'DURACAO-M-CON'.B19">
            <calcext:condition calcext:apply-style-name="Sem título1" calcext:value="between(0.1,1)" calcext:base-cell-address="'DURACAO-H-CHE'.B19"/>
            <calcext:condition calcext:apply-style-name="Sem título2" calcext:value="between(0.1,0.05)" calcext:base-cell-address="'DURACAO-H-CHE'.B19"/>
            <calcext:condition calcext:apply-style-name="Sem título3" calcext:value="between(0.05,0.01)" calcext:base-cell-address="'DURACAO-H-CHE'.B19"/>
            <calcext:condition calcext:apply-style-name="Sem título4" calcext:value="between(0.01,0.001)" calcext:base-cell-address="'DURACAO-H-CHE'.B19"/>
          </calcext:conditional-format>
          <calcext:conditional-format calcext:target-range-address="'DURACAO-M-CON'.M19:'DURACAO-M-CON'.M20">
            <calcext:condition calcext:apply-style-name="Sem título1" calcext:value="between(0.1,1)" calcext:base-cell-address="'DURACAO-H-CHE'.M19"/>
            <calcext:condition calcext:apply-style-name="Sem título2" calcext:value="between(0.1,0.05)" calcext:base-cell-address="'DURACAO-H-CHE'.M19"/>
            <calcext:condition calcext:apply-style-name="Sem título3" calcext:value="between(0.05,0.01)" calcext:base-cell-address="'DURACAO-H-CHE'.M19"/>
            <calcext:condition calcext:apply-style-name="Sem título4" calcext:value="between(0.01,0.001)" calcext:base-cell-address="'DURACAO-H-CHE'.M19"/>
          </calcext:conditional-format>
          <calcext:conditional-format calcext:target-range-address="'DURACAO-M-CON'.M19:'DURACAO-M-CON'.M20">
            <calcext:condition calcext:apply-style-name="Sem título1" calcext:value="between(0.1,1)" calcext:base-cell-address="'DURACAO-H-CHE'.M19"/>
            <calcext:condition calcext:apply-style-name="Sem título2" calcext:value="between(0.1,0.05)" calcext:base-cell-address="'DURACAO-H-CHE'.M19"/>
            <calcext:condition calcext:apply-style-name="Sem título3" calcext:value="between(0.05,0.01)" calcext:base-cell-address="'DURACAO-H-CHE'.M19"/>
            <calcext:condition calcext:apply-style-name="Sem título4" calcext:value="between(0.01,0.001)" calcext:base-cell-address="'DURACAO-H-CHE'.M19"/>
          </calcext:conditional-format>
          <calcext:conditional-format calcext:target-range-address="'DURACAO-M-CON'.M18:'DURACAO-M-CON'.M18">
            <calcext:condition calcext:apply-style-name="Sem título1" calcext:value="between(0.1,1)" calcext:base-cell-address="'DURACAO-H-CHE'.M18"/>
            <calcext:condition calcext:apply-style-name="Sem título2" calcext:value="between(0.1,0.05)" calcext:base-cell-address="'DURACAO-H-CHE'.M18"/>
            <calcext:condition calcext:apply-style-name="Sem título3" calcext:value="between(0.05,0.01)" calcext:base-cell-address="'DURACAO-H-CHE'.M18"/>
            <calcext:condition calcext:apply-style-name="Sem título4" calcext:value="between(0.01,0.001)" calcext:base-cell-address="'DURACAO-H-CHE'.M18"/>
          </calcext:conditional-format>
          <calcext:conditional-format calcext:target-range-address="'DURACAO-M-CON'.M21:'DURACAO-M-CON'.M22">
            <calcext:condition calcext:apply-style-name="Sem título1" calcext:value="between(0.1,1)" calcext:base-cell-address="'DURACAO-H-CHE'.M21"/>
            <calcext:condition calcext:apply-style-name="Sem título2" calcext:value="between(0.1,0.05)" calcext:base-cell-address="'DURACAO-H-CHE'.M21"/>
            <calcext:condition calcext:apply-style-name="Sem título3" calcext:value="between(0.05,0.01)" calcext:base-cell-address="'DURACAO-H-CHE'.M21"/>
            <calcext:condition calcext:apply-style-name="Sem título4" calcext:value="between(0.01,0.001)" calcext:base-cell-address="'DURACAO-H-CHE'.M21"/>
          </calcext:conditional-format>
          <calcext:conditional-format calcext:target-range-address="'DURACAO-M-CON'.M21:'DURACAO-M-CON'.M22">
            <calcext:condition calcext:apply-style-name="Sem título1" calcext:value="between(0.1,1)" calcext:base-cell-address="'DURACAO-H-CHE'.M21"/>
            <calcext:condition calcext:apply-style-name="Sem título2" calcext:value="between(0.1,0.05)" calcext:base-cell-address="'DURACAO-H-CHE'.M21"/>
            <calcext:condition calcext:apply-style-name="Sem título3" calcext:value="between(0.05,0.01)" calcext:base-cell-address="'DURACAO-H-CHE'.M21"/>
            <calcext:condition calcext:apply-style-name="Sem título4" calcext:value="between(0.01,0.001)" calcext:base-cell-address="'DURACAO-H-CHE'.M21"/>
          </calcext:conditional-format>
          <calcext:conditional-format calcext:target-range-address="'DURACAO-M-CON'.B24:'DURACAO-M-CON'.B24">
            <calcext:condition calcext:apply-style-name="Sem título1" calcext:value="between(0.1,1)" calcext:base-cell-address="'DURACAO-H-CHE'.B24"/>
            <calcext:condition calcext:apply-style-name="Sem título2" calcext:value="between(0.1,0.05)" calcext:base-cell-address="'DURACAO-H-CHE'.B24"/>
            <calcext:condition calcext:apply-style-name="Sem título3" calcext:value="between(0.05,0.01)" calcext:base-cell-address="'DURACAO-H-CHE'.B24"/>
            <calcext:condition calcext:apply-style-name="Sem título4" calcext:value="between(0.01,0.001)" calcext:base-cell-address="'DURACAO-H-CHE'.B24"/>
          </calcext:conditional-format>
          <calcext:conditional-format calcext:target-range-address="'DURACAO-M-CON'.B24:'DURACAO-M-CON'.B24">
            <calcext:condition calcext:apply-style-name="Sem título1" calcext:value="between(0.1,1)" calcext:base-cell-address="'DURACAO-H-CHE'.B24"/>
            <calcext:condition calcext:apply-style-name="Sem título2" calcext:value="between(0.1,0.05)" calcext:base-cell-address="'DURACAO-H-CHE'.B24"/>
            <calcext:condition calcext:apply-style-name="Sem título3" calcext:value="between(0.05,0.01)" calcext:base-cell-address="'DURACAO-H-CHE'.B24"/>
            <calcext:condition calcext:apply-style-name="Sem título4" calcext:value="between(0.01,0.001)" calcext:base-cell-address="'DURACAO-H-CHE'.B24"/>
          </calcext:conditional-format>
          <calcext:conditional-format calcext:target-range-address="'DURACAO-M-CON'.O24:'DURACAO-M-CON'.O25">
            <calcext:condition calcext:apply-style-name="Sem título1" calcext:value="between(0.1,1)" calcext:base-cell-address="'DURACAO-H-CHE'.O24"/>
            <calcext:condition calcext:apply-style-name="Sem título2" calcext:value="between(0.1,0.05)" calcext:base-cell-address="'DURACAO-H-CHE'.O24"/>
            <calcext:condition calcext:apply-style-name="Sem título3" calcext:value="between(0.05,0.01)" calcext:base-cell-address="'DURACAO-H-CHE'.O24"/>
            <calcext:condition calcext:apply-style-name="Sem título4" calcext:value="between(0.01,0.001)" calcext:base-cell-address="'DURACAO-H-CHE'.O24"/>
          </calcext:conditional-format>
          <calcext:conditional-format calcext:target-range-address="'DURACAO-M-CON'.O24:'DURACAO-M-CON'.O25">
            <calcext:condition calcext:apply-style-name="Sem título1" calcext:value="between(0.1,1)" calcext:base-cell-address="'DURACAO-H-CHE'.O24"/>
            <calcext:condition calcext:apply-style-name="Sem título2" calcext:value="between(0.1,0.05)" calcext:base-cell-address="'DURACAO-H-CHE'.O24"/>
            <calcext:condition calcext:apply-style-name="Sem título3" calcext:value="between(0.05,0.01)" calcext:base-cell-address="'DURACAO-H-CHE'.O24"/>
            <calcext:condition calcext:apply-style-name="Sem título4" calcext:value="between(0.01,0.001)" calcext:base-cell-address="'DURACAO-H-CHE'.O24"/>
          </calcext:conditional-format>
          <calcext:conditional-format calcext:target-range-address="'DURACAO-M-CON'.O23:'DURACAO-M-CON'.O23">
            <calcext:condition calcext:apply-style-name="Sem título1" calcext:value="between(0.1,1)" calcext:base-cell-address="'DURACAO-H-CHE'.O23"/>
            <calcext:condition calcext:apply-style-name="Sem título2" calcext:value="between(0.1,0.05)" calcext:base-cell-address="'DURACAO-H-CHE'.O23"/>
            <calcext:condition calcext:apply-style-name="Sem título3" calcext:value="between(0.05,0.01)" calcext:base-cell-address="'DURACAO-H-CHE'.O23"/>
            <calcext:condition calcext:apply-style-name="Sem título4" calcext:value="between(0.01,0.001)" calcext:base-cell-address="'DURACAO-H-CHE'.O23"/>
          </calcext:conditional-format>
          <calcext:conditional-format calcext:target-range-address="'DURACAO-M-CON'.O26:'DURACAO-M-CON'.O27">
            <calcext:condition calcext:apply-style-name="Sem título1" calcext:value="between(0.1,1)" calcext:base-cell-address="'DURACAO-H-CHE'.O26"/>
            <calcext:condition calcext:apply-style-name="Sem título2" calcext:value="between(0.1,0.05)" calcext:base-cell-address="'DURACAO-H-CHE'.O26"/>
            <calcext:condition calcext:apply-style-name="Sem título3" calcext:value="between(0.05,0.01)" calcext:base-cell-address="'DURACAO-H-CHE'.O26"/>
            <calcext:condition calcext:apply-style-name="Sem título4" calcext:value="between(0.01,0.001)" calcext:base-cell-address="'DURACAO-H-CHE'.O26"/>
          </calcext:conditional-format>
          <calcext:conditional-format calcext:target-range-address="'DURACAO-M-CON'.O26:'DURACAO-M-CON'.O27">
            <calcext:condition calcext:apply-style-name="Sem título1" calcext:value="between(0.1,1)" calcext:base-cell-address="'DURACAO-H-CHE'.O26"/>
            <calcext:condition calcext:apply-style-name="Sem título2" calcext:value="between(0.1,0.05)" calcext:base-cell-address="'DURACAO-H-CHE'.O26"/>
            <calcext:condition calcext:apply-style-name="Sem título3" calcext:value="between(0.05,0.01)" calcext:base-cell-address="'DURACAO-H-CHE'.O26"/>
            <calcext:condition calcext:apply-style-name="Sem título4" calcext:value="between(0.01,0.001)" calcext:base-cell-address="'DURACAO-H-CHE'.O26"/>
          </calcext:conditional-format>
          <calcext:conditional-format calcext:target-range-address="'DURACAO-M-CON'.B29:'DURACAO-M-CON'.B29">
            <calcext:condition calcext:apply-style-name="Sem título1" calcext:value="between(0.1,1)" calcext:base-cell-address="'DURACAO-H-CHE'.B29"/>
            <calcext:condition calcext:apply-style-name="Sem título2" calcext:value="between(0.1,0.05)" calcext:base-cell-address="'DURACAO-H-CHE'.B29"/>
            <calcext:condition calcext:apply-style-name="Sem título3" calcext:value="between(0.05,0.01)" calcext:base-cell-address="'DURACAO-H-CHE'.B29"/>
            <calcext:condition calcext:apply-style-name="Sem título4" calcext:value="between(0.01,0.001)" calcext:base-cell-address="'DURACAO-H-CHE'.B29"/>
          </calcext:conditional-format>
          <calcext:conditional-format calcext:target-range-address="'DURACAO-M-CON'.B29:'DURACAO-M-CON'.B29">
            <calcext:condition calcext:apply-style-name="Sem título1" calcext:value="between(0.1,1)" calcext:base-cell-address="'DURACAO-H-CHE'.B29"/>
            <calcext:condition calcext:apply-style-name="Sem título2" calcext:value="between(0.1,0.05)" calcext:base-cell-address="'DURACAO-H-CHE'.B29"/>
            <calcext:condition calcext:apply-style-name="Sem título3" calcext:value="between(0.05,0.01)" calcext:base-cell-address="'DURACAO-H-CHE'.B29"/>
            <calcext:condition calcext:apply-style-name="Sem título4" calcext:value="between(0.01,0.001)" calcext:base-cell-address="'DURACAO-H-CHE'.B29"/>
          </calcext:conditional-format>
          <calcext:conditional-format calcext:target-range-address="'DURACAO-M-CON'.Q29:'DURACAO-M-CON'.Q30">
            <calcext:condition calcext:apply-style-name="Sem título1" calcext:value="between(0.1,1)" calcext:base-cell-address="'DURACAO-H-CHE'.Q29"/>
            <calcext:condition calcext:apply-style-name="Sem título2" calcext:value="between(0.1,0.05)" calcext:base-cell-address="'DURACAO-H-CHE'.Q29"/>
            <calcext:condition calcext:apply-style-name="Sem título3" calcext:value="between(0.05,0.01)" calcext:base-cell-address="'DURACAO-H-CHE'.Q29"/>
            <calcext:condition calcext:apply-style-name="Sem título4" calcext:value="between(0.01,0.001)" calcext:base-cell-address="'DURACAO-H-CHE'.Q29"/>
          </calcext:conditional-format>
          <calcext:conditional-format calcext:target-range-address="'DURACAO-M-CON'.Q29:'DURACAO-M-CON'.Q30">
            <calcext:condition calcext:apply-style-name="Sem título1" calcext:value="between(0.1,1)" calcext:base-cell-address="'DURACAO-H-CHE'.Q29"/>
            <calcext:condition calcext:apply-style-name="Sem título2" calcext:value="between(0.1,0.05)" calcext:base-cell-address="'DURACAO-H-CHE'.Q29"/>
            <calcext:condition calcext:apply-style-name="Sem título3" calcext:value="between(0.05,0.01)" calcext:base-cell-address="'DURACAO-H-CHE'.Q29"/>
            <calcext:condition calcext:apply-style-name="Sem título4" calcext:value="between(0.01,0.001)" calcext:base-cell-address="'DURACAO-H-CHE'.Q29"/>
          </calcext:conditional-format>
          <calcext:conditional-format calcext:target-range-address="'DURACAO-M-CON'.Q28:'DURACAO-M-CON'.Q28">
            <calcext:condition calcext:apply-style-name="Sem título1" calcext:value="between(0.1,1)" calcext:base-cell-address="'DURACAO-H-CHE'.Q28"/>
            <calcext:condition calcext:apply-style-name="Sem título2" calcext:value="between(0.1,0.05)" calcext:base-cell-address="'DURACAO-H-CHE'.Q28"/>
            <calcext:condition calcext:apply-style-name="Sem título3" calcext:value="between(0.05,0.01)" calcext:base-cell-address="'DURACAO-H-CHE'.Q28"/>
            <calcext:condition calcext:apply-style-name="Sem título4" calcext:value="between(0.01,0.001)" calcext:base-cell-address="'DURACAO-H-CHE'.Q28"/>
          </calcext:conditional-format>
          <calcext:conditional-format calcext:target-range-address="'DURACAO-M-CON'.Q31:'DURACAO-M-CON'.Q32">
            <calcext:condition calcext:apply-style-name="Sem título1" calcext:value="between(0.1,1)" calcext:base-cell-address="'DURACAO-H-CHE'.Q31"/>
            <calcext:condition calcext:apply-style-name="Sem título2" calcext:value="between(0.1,0.05)" calcext:base-cell-address="'DURACAO-H-CHE'.Q31"/>
            <calcext:condition calcext:apply-style-name="Sem título3" calcext:value="between(0.05,0.01)" calcext:base-cell-address="'DURACAO-H-CHE'.Q31"/>
            <calcext:condition calcext:apply-style-name="Sem título4" calcext:value="between(0.01,0.001)" calcext:base-cell-address="'DURACAO-H-CHE'.Q31"/>
          </calcext:conditional-format>
          <calcext:conditional-format calcext:target-range-address="'DURACAO-M-CON'.Q31:'DURACAO-M-CON'.Q32">
            <calcext:condition calcext:apply-style-name="Sem título1" calcext:value="between(0.1,1)" calcext:base-cell-address="'DURACAO-H-CHE'.Q31"/>
            <calcext:condition calcext:apply-style-name="Sem título2" calcext:value="between(0.1,0.05)" calcext:base-cell-address="'DURACAO-H-CHE'.Q31"/>
            <calcext:condition calcext:apply-style-name="Sem título3" calcext:value="between(0.05,0.01)" calcext:base-cell-address="'DURACAO-H-CHE'.Q31"/>
            <calcext:condition calcext:apply-style-name="Sem título4" calcext:value="between(0.01,0.001)" calcext:base-cell-address="'DURACAO-H-CHE'.Q31"/>
          </calcext:conditional-format>
          <calcext:conditional-format calcext:target-range-address="'DURACAO-M-CON'.B36:'DURACAO-M-CON'.B36">
            <calcext:condition calcext:apply-style-name="Sem título1" calcext:value="between(0.1,1)" calcext:base-cell-address="'DURACAO-H-CHE'.B36"/>
            <calcext:condition calcext:apply-style-name="Sem título2" calcext:value="between(0.1,0.05)" calcext:base-cell-address="'DURACAO-H-CHE'.B36"/>
            <calcext:condition calcext:apply-style-name="Sem título3" calcext:value="between(0.05,0.01)" calcext:base-cell-address="'DURACAO-H-CHE'.B36"/>
            <calcext:condition calcext:apply-style-name="Sem título4" calcext:value="between(0.01,0.001)" calcext:base-cell-address="'DURACAO-H-CHE'.B36"/>
          </calcext:conditional-format>
          <calcext:conditional-format calcext:target-range-address="'DURACAO-M-CON'.B36:'DURACAO-M-CON'.B36">
            <calcext:condition calcext:apply-style-name="Sem título1" calcext:value="between(0.1,1)" calcext:base-cell-address="'DURACAO-H-CHE'.B36"/>
            <calcext:condition calcext:apply-style-name="Sem título2" calcext:value="between(0.1,0.05)" calcext:base-cell-address="'DURACAO-H-CHE'.B36"/>
            <calcext:condition calcext:apply-style-name="Sem título3" calcext:value="between(0.05,0.01)" calcext:base-cell-address="'DURACAO-H-CHE'.B36"/>
            <calcext:condition calcext:apply-style-name="Sem título4" calcext:value="between(0.01,0.001)" calcext:base-cell-address="'DURACAO-H-CHE'.B36"/>
          </calcext:conditional-format>
          <calcext:conditional-format calcext:target-range-address="'DURACAO-M-CON'.B41:'DURACAO-M-CON'.B41">
            <calcext:condition calcext:apply-style-name="Sem título1" calcext:value="between(0.1,1)" calcext:base-cell-address="'DURACAO-H-CHE'.B41"/>
            <calcext:condition calcext:apply-style-name="Sem título2" calcext:value="between(0.1,0.05)" calcext:base-cell-address="'DURACAO-H-CHE'.B41"/>
            <calcext:condition calcext:apply-style-name="Sem título3" calcext:value="between(0.05,0.01)" calcext:base-cell-address="'DURACAO-H-CHE'.B41"/>
            <calcext:condition calcext:apply-style-name="Sem título4" calcext:value="between(0.01,0.001)" calcext:base-cell-address="'DURACAO-H-CHE'.B41"/>
          </calcext:conditional-format>
          <calcext:conditional-format calcext:target-range-address="'DURACAO-M-CON'.B41:'DURACAO-M-CON'.B41">
            <calcext:condition calcext:apply-style-name="Sem título1" calcext:value="between(0.1,1)" calcext:base-cell-address="'DURACAO-H-CHE'.B41"/>
            <calcext:condition calcext:apply-style-name="Sem título2" calcext:value="between(0.1,0.05)" calcext:base-cell-address="'DURACAO-H-CHE'.B41"/>
            <calcext:condition calcext:apply-style-name="Sem título3" calcext:value="between(0.05,0.01)" calcext:base-cell-address="'DURACAO-H-CHE'.B41"/>
            <calcext:condition calcext:apply-style-name="Sem título4" calcext:value="between(0.01,0.001)" calcext:base-cell-address="'DURACAO-H-CHE'.B41"/>
          </calcext:conditional-format>
          <calcext:conditional-format calcext:target-range-address="'DURACAO-M-CON'.B46:'DURACAO-M-CON'.B46">
            <calcext:condition calcext:apply-style-name="Sem título1" calcext:value="between(0.1,1)" calcext:base-cell-address="'DURACAO-H-CHE'.B46"/>
            <calcext:condition calcext:apply-style-name="Sem título2" calcext:value="between(0.1,0.05)" calcext:base-cell-address="'DURACAO-H-CHE'.B46"/>
            <calcext:condition calcext:apply-style-name="Sem título3" calcext:value="between(0.05,0.01)" calcext:base-cell-address="'DURACAO-H-CHE'.B46"/>
            <calcext:condition calcext:apply-style-name="Sem título4" calcext:value="between(0.01,0.001)" calcext:base-cell-address="'DURACAO-H-CHE'.B46"/>
          </calcext:conditional-format>
          <calcext:conditional-format calcext:target-range-address="'DURACAO-M-CON'.B46:'DURACAO-M-CON'.B46">
            <calcext:condition calcext:apply-style-name="Sem título1" calcext:value="between(0.1,1)" calcext:base-cell-address="'DURACAO-H-CHE'.B46"/>
            <calcext:condition calcext:apply-style-name="Sem título2" calcext:value="between(0.1,0.05)" calcext:base-cell-address="'DURACAO-H-CHE'.B46"/>
            <calcext:condition calcext:apply-style-name="Sem título3" calcext:value="between(0.05,0.01)" calcext:base-cell-address="'DURACAO-H-CHE'.B46"/>
            <calcext:condition calcext:apply-style-name="Sem título4" calcext:value="between(0.01,0.001)" calcext:base-cell-address="'DURACAO-H-CHE'.B46"/>
          </calcext:conditional-format>
          <calcext:conditional-format calcext:target-range-address="'DURACAO-M-CON'.B51:'DURACAO-M-CON'.B51">
            <calcext:condition calcext:apply-style-name="Sem título1" calcext:value="between(0.1,1)" calcext:base-cell-address="'DURACAO-H-CHE'.B51"/>
            <calcext:condition calcext:apply-style-name="Sem título2" calcext:value="between(0.1,0.05)" calcext:base-cell-address="'DURACAO-H-CHE'.B51"/>
            <calcext:condition calcext:apply-style-name="Sem título3" calcext:value="between(0.05,0.01)" calcext:base-cell-address="'DURACAO-H-CHE'.B51"/>
            <calcext:condition calcext:apply-style-name="Sem título4" calcext:value="between(0.01,0.001)" calcext:base-cell-address="'DURACAO-H-CHE'.B51"/>
          </calcext:conditional-format>
          <calcext:conditional-format calcext:target-range-address="'DURACAO-M-CON'.B51:'DURACAO-M-CON'.B51">
            <calcext:condition calcext:apply-style-name="Sem título1" calcext:value="between(0.1,1)" calcext:base-cell-address="'DURACAO-H-CHE'.B51"/>
            <calcext:condition calcext:apply-style-name="Sem título2" calcext:value="between(0.1,0.05)" calcext:base-cell-address="'DURACAO-H-CHE'.B51"/>
            <calcext:condition calcext:apply-style-name="Sem título3" calcext:value="between(0.05,0.01)" calcext:base-cell-address="'DURACAO-H-CHE'.B51"/>
            <calcext:condition calcext:apply-style-name="Sem título4" calcext:value="between(0.01,0.001)" calcext:base-cell-address="'DURACAO-H-CHE'.B51"/>
          </calcext:conditional-format>
          <calcext:conditional-format calcext:target-range-address="'DURACAO-M-CON'.B56:'DURACAO-M-CON'.B56">
            <calcext:condition calcext:apply-style-name="Sem título1" calcext:value="between(0.1,1)" calcext:base-cell-address="'DURACAO-H-CHE'.B56"/>
            <calcext:condition calcext:apply-style-name="Sem título2" calcext:value="between(0.1,0.05)" calcext:base-cell-address="'DURACAO-H-CHE'.B56"/>
            <calcext:condition calcext:apply-style-name="Sem título3" calcext:value="between(0.05,0.01)" calcext:base-cell-address="'DURACAO-H-CHE'.B56"/>
            <calcext:condition calcext:apply-style-name="Sem título4" calcext:value="between(0.01,0.001)" calcext:base-cell-address="'DURACAO-H-CHE'.B56"/>
          </calcext:conditional-format>
          <calcext:conditional-format calcext:target-range-address="'DURACAO-M-CON'.B56:'DURACAO-M-CON'.B56">
            <calcext:condition calcext:apply-style-name="Sem título1" calcext:value="between(0.1,1)" calcext:base-cell-address="'DURACAO-H-CHE'.B56"/>
            <calcext:condition calcext:apply-style-name="Sem título2" calcext:value="between(0.1,0.05)" calcext:base-cell-address="'DURACAO-H-CHE'.B56"/>
            <calcext:condition calcext:apply-style-name="Sem título3" calcext:value="between(0.05,0.01)" calcext:base-cell-address="'DURACAO-H-CHE'.B56"/>
            <calcext:condition calcext:apply-style-name="Sem título4" calcext:value="between(0.01,0.001)" calcext:base-cell-address="'DURACAO-H-CHE'.B56"/>
          </calcext:conditional-format>
          <calcext:conditional-format calcext:target-range-address="'DURACAO-M-CON'.B61:'DURACAO-M-CON'.B61">
            <calcext:condition calcext:apply-style-name="Sem título1" calcext:value="between(0.1,1)" calcext:base-cell-address="'DURACAO-H-CHE'.B61"/>
            <calcext:condition calcext:apply-style-name="Sem título2" calcext:value="between(0.1,0.05)" calcext:base-cell-address="'DURACAO-H-CHE'.B61"/>
            <calcext:condition calcext:apply-style-name="Sem título3" calcext:value="between(0.05,0.01)" calcext:base-cell-address="'DURACAO-H-CHE'.B61"/>
            <calcext:condition calcext:apply-style-name="Sem título4" calcext:value="between(0.01,0.001)" calcext:base-cell-address="'DURACAO-H-CHE'.B61"/>
          </calcext:conditional-format>
          <calcext:conditional-format calcext:target-range-address="'DURACAO-M-CON'.B61:'DURACAO-M-CON'.B61">
            <calcext:condition calcext:apply-style-name="Sem título1" calcext:value="between(0.1,1)" calcext:base-cell-address="'DURACAO-H-CHE'.B61"/>
            <calcext:condition calcext:apply-style-name="Sem título2" calcext:value="between(0.1,0.05)" calcext:base-cell-address="'DURACAO-H-CHE'.B61"/>
            <calcext:condition calcext:apply-style-name="Sem título3" calcext:value="between(0.05,0.01)" calcext:base-cell-address="'DURACAO-H-CHE'.B61"/>
            <calcext:condition calcext:apply-style-name="Sem título4" calcext:value="between(0.01,0.001)" calcext:base-cell-address="'DURACAO-H-CHE'.B61"/>
          </calcext:conditional-format>
          <calcext:conditional-format calcext:target-range-address="'DURACAO-M-CON'.G36:'DURACAO-M-CON'.G37">
            <calcext:condition calcext:apply-style-name="Sem título1" calcext:value="between(0.1,1)" calcext:base-cell-address="'DURACAO-H-CHE'.G36"/>
            <calcext:condition calcext:apply-style-name="Sem título2" calcext:value="between(0.1,0.05)" calcext:base-cell-address="'DURACAO-H-CHE'.G36"/>
            <calcext:condition calcext:apply-style-name="Sem título3" calcext:value="between(0.05,0.01)" calcext:base-cell-address="'DURACAO-H-CHE'.G36"/>
            <calcext:condition calcext:apply-style-name="Sem título4" calcext:value="between(0.01,0.001)" calcext:base-cell-address="'DURACAO-H-CHE'.G36"/>
          </calcext:conditional-format>
          <calcext:conditional-format calcext:target-range-address="'DURACAO-M-CON'.G36:'DURACAO-M-CON'.G37">
            <calcext:condition calcext:apply-style-name="Sem título1" calcext:value="between(0.1,1)" calcext:base-cell-address="'DURACAO-H-CHE'.G36"/>
            <calcext:condition calcext:apply-style-name="Sem título2" calcext:value="between(0.1,0.05)" calcext:base-cell-address="'DURACAO-H-CHE'.G36"/>
            <calcext:condition calcext:apply-style-name="Sem título3" calcext:value="between(0.05,0.01)" calcext:base-cell-address="'DURACAO-H-CHE'.G36"/>
            <calcext:condition calcext:apply-style-name="Sem título4" calcext:value="between(0.01,0.001)" calcext:base-cell-address="'DURACAO-H-CHE'.G36"/>
          </calcext:conditional-format>
          <calcext:conditional-format calcext:target-range-address="'DURACAO-M-CON'.G35:'DURACAO-M-CON'.G35">
            <calcext:condition calcext:apply-style-name="Sem título1" calcext:value="between(0.1,1)" calcext:base-cell-address="'DURACAO-H-CHE'.G35"/>
            <calcext:condition calcext:apply-style-name="Sem título2" calcext:value="between(0.1,0.05)" calcext:base-cell-address="'DURACAO-H-CHE'.G35"/>
            <calcext:condition calcext:apply-style-name="Sem título3" calcext:value="between(0.05,0.01)" calcext:base-cell-address="'DURACAO-H-CHE'.G35"/>
            <calcext:condition calcext:apply-style-name="Sem título4" calcext:value="between(0.01,0.001)" calcext:base-cell-address="'DURACAO-H-CHE'.G35"/>
          </calcext:conditional-format>
          <calcext:conditional-format calcext:target-range-address="'DURACAO-M-CON'.G38:'DURACAO-M-CON'.G39">
            <calcext:condition calcext:apply-style-name="Sem título1" calcext:value="between(0.1,1)" calcext:base-cell-address="'DURACAO-H-CHE'.G38"/>
            <calcext:condition calcext:apply-style-name="Sem título2" calcext:value="between(0.1,0.05)" calcext:base-cell-address="'DURACAO-H-CHE'.G38"/>
            <calcext:condition calcext:apply-style-name="Sem título3" calcext:value="between(0.05,0.01)" calcext:base-cell-address="'DURACAO-H-CHE'.G38"/>
            <calcext:condition calcext:apply-style-name="Sem título4" calcext:value="between(0.01,0.001)" calcext:base-cell-address="'DURACAO-H-CHE'.G38"/>
          </calcext:conditional-format>
          <calcext:conditional-format calcext:target-range-address="'DURACAO-M-CON'.G38:'DURACAO-M-CON'.G39">
            <calcext:condition calcext:apply-style-name="Sem título1" calcext:value="between(0.1,1)" calcext:base-cell-address="'DURACAO-H-CHE'.G38"/>
            <calcext:condition calcext:apply-style-name="Sem título2" calcext:value="between(0.1,0.05)" calcext:base-cell-address="'DURACAO-H-CHE'.G38"/>
            <calcext:condition calcext:apply-style-name="Sem título3" calcext:value="between(0.05,0.01)" calcext:base-cell-address="'DURACAO-H-CHE'.G38"/>
            <calcext:condition calcext:apply-style-name="Sem título4" calcext:value="between(0.01,0.001)" calcext:base-cell-address="'DURACAO-H-CHE'.G38"/>
          </calcext:conditional-format>
          <calcext:conditional-format calcext:target-range-address="'DURACAO-M-CON'.I36:'DURACAO-M-CON'.I37">
            <calcext:condition calcext:apply-style-name="Sem título1" calcext:value="between(0.1,1)" calcext:base-cell-address="'DURACAO-H-CHE'.I36"/>
            <calcext:condition calcext:apply-style-name="Sem título2" calcext:value="between(0.1,0.05)" calcext:base-cell-address="'DURACAO-H-CHE'.I36"/>
            <calcext:condition calcext:apply-style-name="Sem título3" calcext:value="between(0.05,0.01)" calcext:base-cell-address="'DURACAO-H-CHE'.I36"/>
            <calcext:condition calcext:apply-style-name="Sem título4" calcext:value="between(0.01,0.001)" calcext:base-cell-address="'DURACAO-H-CHE'.I36"/>
          </calcext:conditional-format>
          <calcext:conditional-format calcext:target-range-address="'DURACAO-M-CON'.I36:'DURACAO-M-CON'.I37">
            <calcext:condition calcext:apply-style-name="Sem título1" calcext:value="between(0.1,1)" calcext:base-cell-address="'DURACAO-H-CHE'.I36"/>
            <calcext:condition calcext:apply-style-name="Sem título2" calcext:value="between(0.1,0.05)" calcext:base-cell-address="'DURACAO-H-CHE'.I36"/>
            <calcext:condition calcext:apply-style-name="Sem título3" calcext:value="between(0.05,0.01)" calcext:base-cell-address="'DURACAO-H-CHE'.I36"/>
            <calcext:condition calcext:apply-style-name="Sem título4" calcext:value="between(0.01,0.001)" calcext:base-cell-address="'DURACAO-H-CHE'.I36"/>
          </calcext:conditional-format>
          <calcext:conditional-format calcext:target-range-address="'DURACAO-M-CON'.I35:'DURACAO-M-CON'.I35">
            <calcext:condition calcext:apply-style-name="Sem título1" calcext:value="between(0.1,1)" calcext:base-cell-address="'DURACAO-H-CHE'.I35"/>
            <calcext:condition calcext:apply-style-name="Sem título2" calcext:value="between(0.1,0.05)" calcext:base-cell-address="'DURACAO-H-CHE'.I35"/>
            <calcext:condition calcext:apply-style-name="Sem título3" calcext:value="between(0.05,0.01)" calcext:base-cell-address="'DURACAO-H-CHE'.I35"/>
            <calcext:condition calcext:apply-style-name="Sem título4" calcext:value="between(0.01,0.001)" calcext:base-cell-address="'DURACAO-H-CHE'.I35"/>
          </calcext:conditional-format>
          <calcext:conditional-format calcext:target-range-address="'DURACAO-M-CON'.I38:'DURACAO-M-CON'.I39">
            <calcext:condition calcext:apply-style-name="Sem título1" calcext:value="between(0.1,1)" calcext:base-cell-address="'DURACAO-H-CHE'.I38"/>
            <calcext:condition calcext:apply-style-name="Sem título2" calcext:value="between(0.1,0.05)" calcext:base-cell-address="'DURACAO-H-CHE'.I38"/>
            <calcext:condition calcext:apply-style-name="Sem título3" calcext:value="between(0.05,0.01)" calcext:base-cell-address="'DURACAO-H-CHE'.I38"/>
            <calcext:condition calcext:apply-style-name="Sem título4" calcext:value="between(0.01,0.001)" calcext:base-cell-address="'DURACAO-H-CHE'.I38"/>
          </calcext:conditional-format>
          <calcext:conditional-format calcext:target-range-address="'DURACAO-M-CON'.I38:'DURACAO-M-CON'.I39">
            <calcext:condition calcext:apply-style-name="Sem título1" calcext:value="between(0.1,1)" calcext:base-cell-address="'DURACAO-H-CHE'.I38"/>
            <calcext:condition calcext:apply-style-name="Sem título2" calcext:value="between(0.1,0.05)" calcext:base-cell-address="'DURACAO-H-CHE'.I38"/>
            <calcext:condition calcext:apply-style-name="Sem título3" calcext:value="between(0.05,0.01)" calcext:base-cell-address="'DURACAO-H-CHE'.I38"/>
            <calcext:condition calcext:apply-style-name="Sem título4" calcext:value="between(0.01,0.001)" calcext:base-cell-address="'DURACAO-H-CHE'.I38"/>
          </calcext:conditional-format>
          <calcext:conditional-format calcext:target-range-address="'DURACAO-M-CON'.G41:'DURACAO-M-CON'.G42">
            <calcext:condition calcext:apply-style-name="Sem título1" calcext:value="between(0.1,1)" calcext:base-cell-address="'DURACAO-H-CHE'.G41"/>
            <calcext:condition calcext:apply-style-name="Sem título2" calcext:value="between(0.1,0.05)" calcext:base-cell-address="'DURACAO-H-CHE'.G41"/>
            <calcext:condition calcext:apply-style-name="Sem título3" calcext:value="between(0.05,0.01)" calcext:base-cell-address="'DURACAO-H-CHE'.G41"/>
            <calcext:condition calcext:apply-style-name="Sem título4" calcext:value="between(0.01,0.001)" calcext:base-cell-address="'DURACAO-H-CHE'.G41"/>
          </calcext:conditional-format>
          <calcext:conditional-format calcext:target-range-address="'DURACAO-M-CON'.G41:'DURACAO-M-CON'.G42">
            <calcext:condition calcext:apply-style-name="Sem título1" calcext:value="between(0.1,1)" calcext:base-cell-address="'DURACAO-H-CHE'.G41"/>
            <calcext:condition calcext:apply-style-name="Sem título2" calcext:value="between(0.1,0.05)" calcext:base-cell-address="'DURACAO-H-CHE'.G41"/>
            <calcext:condition calcext:apply-style-name="Sem título3" calcext:value="between(0.05,0.01)" calcext:base-cell-address="'DURACAO-H-CHE'.G41"/>
            <calcext:condition calcext:apply-style-name="Sem título4" calcext:value="between(0.01,0.001)" calcext:base-cell-address="'DURACAO-H-CHE'.G41"/>
          </calcext:conditional-format>
          <calcext:conditional-format calcext:target-range-address="'DURACAO-M-CON'.G40:'DURACAO-M-CON'.G40">
            <calcext:condition calcext:apply-style-name="Sem título1" calcext:value="between(0.1,1)" calcext:base-cell-address="'DURACAO-H-CHE'.G40"/>
            <calcext:condition calcext:apply-style-name="Sem título2" calcext:value="between(0.1,0.05)" calcext:base-cell-address="'DURACAO-H-CHE'.G40"/>
            <calcext:condition calcext:apply-style-name="Sem título3" calcext:value="between(0.05,0.01)" calcext:base-cell-address="'DURACAO-H-CHE'.G40"/>
            <calcext:condition calcext:apply-style-name="Sem título4" calcext:value="between(0.01,0.001)" calcext:base-cell-address="'DURACAO-H-CHE'.G40"/>
          </calcext:conditional-format>
          <calcext:conditional-format calcext:target-range-address="'DURACAO-M-CON'.G43:'DURACAO-M-CON'.G44">
            <calcext:condition calcext:apply-style-name="Sem título1" calcext:value="between(0.1,1)" calcext:base-cell-address="'DURACAO-H-CHE'.G43"/>
            <calcext:condition calcext:apply-style-name="Sem título2" calcext:value="between(0.1,0.05)" calcext:base-cell-address="'DURACAO-H-CHE'.G43"/>
            <calcext:condition calcext:apply-style-name="Sem título3" calcext:value="between(0.05,0.01)" calcext:base-cell-address="'DURACAO-H-CHE'.G43"/>
            <calcext:condition calcext:apply-style-name="Sem título4" calcext:value="between(0.01,0.001)" calcext:base-cell-address="'DURACAO-H-CHE'.G43"/>
          </calcext:conditional-format>
          <calcext:conditional-format calcext:target-range-address="'DURACAO-M-CON'.G43:'DURACAO-M-CON'.G44">
            <calcext:condition calcext:apply-style-name="Sem título1" calcext:value="between(0.1,1)" calcext:base-cell-address="'DURACAO-H-CHE'.G43"/>
            <calcext:condition calcext:apply-style-name="Sem título2" calcext:value="between(0.1,0.05)" calcext:base-cell-address="'DURACAO-H-CHE'.G43"/>
            <calcext:condition calcext:apply-style-name="Sem título3" calcext:value="between(0.05,0.01)" calcext:base-cell-address="'DURACAO-H-CHE'.G43"/>
            <calcext:condition calcext:apply-style-name="Sem título4" calcext:value="between(0.01,0.001)" calcext:base-cell-address="'DURACAO-H-CHE'.G43"/>
          </calcext:conditional-format>
          <calcext:conditional-format calcext:target-range-address="'DURACAO-M-CON'.I41:'DURACAO-M-CON'.I42">
            <calcext:condition calcext:apply-style-name="Sem título1" calcext:value="between(0.1,1)" calcext:base-cell-address="'DURACAO-H-CHE'.I41"/>
            <calcext:condition calcext:apply-style-name="Sem título2" calcext:value="between(0.1,0.05)" calcext:base-cell-address="'DURACAO-H-CHE'.I41"/>
            <calcext:condition calcext:apply-style-name="Sem título3" calcext:value="between(0.05,0.01)" calcext:base-cell-address="'DURACAO-H-CHE'.I41"/>
            <calcext:condition calcext:apply-style-name="Sem título4" calcext:value="between(0.01,0.001)" calcext:base-cell-address="'DURACAO-H-CHE'.I41"/>
          </calcext:conditional-format>
          <calcext:conditional-format calcext:target-range-address="'DURACAO-M-CON'.I41:'DURACAO-M-CON'.I42">
            <calcext:condition calcext:apply-style-name="Sem título1" calcext:value="between(0.1,1)" calcext:base-cell-address="'DURACAO-H-CHE'.I41"/>
            <calcext:condition calcext:apply-style-name="Sem título2" calcext:value="between(0.1,0.05)" calcext:base-cell-address="'DURACAO-H-CHE'.I41"/>
            <calcext:condition calcext:apply-style-name="Sem título3" calcext:value="between(0.05,0.01)" calcext:base-cell-address="'DURACAO-H-CHE'.I41"/>
            <calcext:condition calcext:apply-style-name="Sem título4" calcext:value="between(0.01,0.001)" calcext:base-cell-address="'DURACAO-H-CHE'.I41"/>
          </calcext:conditional-format>
          <calcext:conditional-format calcext:target-range-address="'DURACAO-M-CON'.I40:'DURACAO-M-CON'.I40">
            <calcext:condition calcext:apply-style-name="Sem título1" calcext:value="between(0.1,1)" calcext:base-cell-address="'DURACAO-H-CHE'.I40"/>
            <calcext:condition calcext:apply-style-name="Sem título2" calcext:value="between(0.1,0.05)" calcext:base-cell-address="'DURACAO-H-CHE'.I40"/>
            <calcext:condition calcext:apply-style-name="Sem título3" calcext:value="between(0.05,0.01)" calcext:base-cell-address="'DURACAO-H-CHE'.I40"/>
            <calcext:condition calcext:apply-style-name="Sem título4" calcext:value="between(0.01,0.001)" calcext:base-cell-address="'DURACAO-H-CHE'.I40"/>
          </calcext:conditional-format>
          <calcext:conditional-format calcext:target-range-address="'DURACAO-M-CON'.I43:'DURACAO-M-CON'.I44">
            <calcext:condition calcext:apply-style-name="Sem título1" calcext:value="between(0.1,1)" calcext:base-cell-address="'DURACAO-H-CHE'.I43"/>
            <calcext:condition calcext:apply-style-name="Sem título2" calcext:value="between(0.1,0.05)" calcext:base-cell-address="'DURACAO-H-CHE'.I43"/>
            <calcext:condition calcext:apply-style-name="Sem título3" calcext:value="between(0.05,0.01)" calcext:base-cell-address="'DURACAO-H-CHE'.I43"/>
            <calcext:condition calcext:apply-style-name="Sem título4" calcext:value="between(0.01,0.001)" calcext:base-cell-address="'DURACAO-H-CHE'.I43"/>
          </calcext:conditional-format>
          <calcext:conditional-format calcext:target-range-address="'DURACAO-M-CON'.I43:'DURACAO-M-CON'.I44">
            <calcext:condition calcext:apply-style-name="Sem título1" calcext:value="between(0.1,1)" calcext:base-cell-address="'DURACAO-H-CHE'.I43"/>
            <calcext:condition calcext:apply-style-name="Sem título2" calcext:value="between(0.1,0.05)" calcext:base-cell-address="'DURACAO-H-CHE'.I43"/>
            <calcext:condition calcext:apply-style-name="Sem título3" calcext:value="between(0.05,0.01)" calcext:base-cell-address="'DURACAO-H-CHE'.I43"/>
            <calcext:condition calcext:apply-style-name="Sem título4" calcext:value="between(0.01,0.001)" calcext:base-cell-address="'DURACAO-H-CHE'.I43"/>
          </calcext:conditional-format>
          <calcext:conditional-format calcext:target-range-address="'DURACAO-M-CON'.K41:'DURACAO-M-CON'.K42">
            <calcext:condition calcext:apply-style-name="Sem título1" calcext:value="between(0.1,1)" calcext:base-cell-address="'DURACAO-H-CHE'.K41"/>
            <calcext:condition calcext:apply-style-name="Sem título2" calcext:value="between(0.1,0.05)" calcext:base-cell-address="'DURACAO-H-CHE'.K41"/>
            <calcext:condition calcext:apply-style-name="Sem título3" calcext:value="between(0.05,0.01)" calcext:base-cell-address="'DURACAO-H-CHE'.K41"/>
            <calcext:condition calcext:apply-style-name="Sem título4" calcext:value="between(0.01,0.001)" calcext:base-cell-address="'DURACAO-H-CHE'.K41"/>
          </calcext:conditional-format>
          <calcext:conditional-format calcext:target-range-address="'DURACAO-M-CON'.K41:'DURACAO-M-CON'.K42">
            <calcext:condition calcext:apply-style-name="Sem título1" calcext:value="between(0.1,1)" calcext:base-cell-address="'DURACAO-H-CHE'.K41"/>
            <calcext:condition calcext:apply-style-name="Sem título2" calcext:value="between(0.1,0.05)" calcext:base-cell-address="'DURACAO-H-CHE'.K41"/>
            <calcext:condition calcext:apply-style-name="Sem título3" calcext:value="between(0.05,0.01)" calcext:base-cell-address="'DURACAO-H-CHE'.K41"/>
            <calcext:condition calcext:apply-style-name="Sem título4" calcext:value="between(0.01,0.001)" calcext:base-cell-address="'DURACAO-H-CHE'.K41"/>
          </calcext:conditional-format>
          <calcext:conditional-format calcext:target-range-address="'DURACAO-M-CON'.K40:'DURACAO-M-CON'.K40">
            <calcext:condition calcext:apply-style-name="Sem título1" calcext:value="between(0.1,1)" calcext:base-cell-address="'DURACAO-H-CHE'.K40"/>
            <calcext:condition calcext:apply-style-name="Sem título2" calcext:value="between(0.1,0.05)" calcext:base-cell-address="'DURACAO-H-CHE'.K40"/>
            <calcext:condition calcext:apply-style-name="Sem título3" calcext:value="between(0.05,0.01)" calcext:base-cell-address="'DURACAO-H-CHE'.K40"/>
            <calcext:condition calcext:apply-style-name="Sem título4" calcext:value="between(0.01,0.001)" calcext:base-cell-address="'DURACAO-H-CHE'.K40"/>
          </calcext:conditional-format>
          <calcext:conditional-format calcext:target-range-address="'DURACAO-M-CON'.K43:'DURACAO-M-CON'.K44">
            <calcext:condition calcext:apply-style-name="Sem título1" calcext:value="between(0.1,1)" calcext:base-cell-address="'DURACAO-H-CHE'.K43"/>
            <calcext:condition calcext:apply-style-name="Sem título2" calcext:value="between(0.1,0.05)" calcext:base-cell-address="'DURACAO-H-CHE'.K43"/>
            <calcext:condition calcext:apply-style-name="Sem título3" calcext:value="between(0.05,0.01)" calcext:base-cell-address="'DURACAO-H-CHE'.K43"/>
            <calcext:condition calcext:apply-style-name="Sem título4" calcext:value="between(0.01,0.001)" calcext:base-cell-address="'DURACAO-H-CHE'.K43"/>
          </calcext:conditional-format>
          <calcext:conditional-format calcext:target-range-address="'DURACAO-M-CON'.K43:'DURACAO-M-CON'.K44">
            <calcext:condition calcext:apply-style-name="Sem título1" calcext:value="between(0.1,1)" calcext:base-cell-address="'DURACAO-H-CHE'.K43"/>
            <calcext:condition calcext:apply-style-name="Sem título2" calcext:value="between(0.1,0.05)" calcext:base-cell-address="'DURACAO-H-CHE'.K43"/>
            <calcext:condition calcext:apply-style-name="Sem título3" calcext:value="between(0.05,0.01)" calcext:base-cell-address="'DURACAO-H-CHE'.K43"/>
            <calcext:condition calcext:apply-style-name="Sem título4" calcext:value="between(0.01,0.001)" calcext:base-cell-address="'DURACAO-H-CHE'.K43"/>
          </calcext:conditional-format>
          <calcext:conditional-format calcext:target-range-address="'DURACAO-M-CON'.G46:'DURACAO-M-CON'.G47">
            <calcext:condition calcext:apply-style-name="Sem título1" calcext:value="between(0.1,1)" calcext:base-cell-address="'DURACAO-H-CHE'.G46"/>
            <calcext:condition calcext:apply-style-name="Sem título2" calcext:value="between(0.1,0.05)" calcext:base-cell-address="'DURACAO-H-CHE'.G46"/>
            <calcext:condition calcext:apply-style-name="Sem título3" calcext:value="between(0.05,0.01)" calcext:base-cell-address="'DURACAO-H-CHE'.G46"/>
            <calcext:condition calcext:apply-style-name="Sem título4" calcext:value="between(0.01,0.001)" calcext:base-cell-address="'DURACAO-H-CHE'.G46"/>
          </calcext:conditional-format>
          <calcext:conditional-format calcext:target-range-address="'DURACAO-M-CON'.G46:'DURACAO-M-CON'.G47">
            <calcext:condition calcext:apply-style-name="Sem título1" calcext:value="between(0.1,1)" calcext:base-cell-address="'DURACAO-H-CHE'.G46"/>
            <calcext:condition calcext:apply-style-name="Sem título2" calcext:value="between(0.1,0.05)" calcext:base-cell-address="'DURACAO-H-CHE'.G46"/>
            <calcext:condition calcext:apply-style-name="Sem título3" calcext:value="between(0.05,0.01)" calcext:base-cell-address="'DURACAO-H-CHE'.G46"/>
            <calcext:condition calcext:apply-style-name="Sem título4" calcext:value="between(0.01,0.001)" calcext:base-cell-address="'DURACAO-H-CHE'.G46"/>
          </calcext:conditional-format>
          <calcext:conditional-format calcext:target-range-address="'DURACAO-M-CON'.G45:'DURACAO-M-CON'.G45">
            <calcext:condition calcext:apply-style-name="Sem título1" calcext:value="between(0.1,1)" calcext:base-cell-address="'DURACAO-H-CHE'.G45"/>
            <calcext:condition calcext:apply-style-name="Sem título2" calcext:value="between(0.1,0.05)" calcext:base-cell-address="'DURACAO-H-CHE'.G45"/>
            <calcext:condition calcext:apply-style-name="Sem título3" calcext:value="between(0.05,0.01)" calcext:base-cell-address="'DURACAO-H-CHE'.G45"/>
            <calcext:condition calcext:apply-style-name="Sem título4" calcext:value="between(0.01,0.001)" calcext:base-cell-address="'DURACAO-H-CHE'.G45"/>
          </calcext:conditional-format>
          <calcext:conditional-format calcext:target-range-address="'DURACAO-M-CON'.G48:'DURACAO-M-CON'.G49">
            <calcext:condition calcext:apply-style-name="Sem título1" calcext:value="between(0.1,1)" calcext:base-cell-address="'DURACAO-H-CHE'.G48"/>
            <calcext:condition calcext:apply-style-name="Sem título2" calcext:value="between(0.1,0.05)" calcext:base-cell-address="'DURACAO-H-CHE'.G48"/>
            <calcext:condition calcext:apply-style-name="Sem título3" calcext:value="between(0.05,0.01)" calcext:base-cell-address="'DURACAO-H-CHE'.G48"/>
            <calcext:condition calcext:apply-style-name="Sem título4" calcext:value="between(0.01,0.001)" calcext:base-cell-address="'DURACAO-H-CHE'.G48"/>
          </calcext:conditional-format>
          <calcext:conditional-format calcext:target-range-address="'DURACAO-M-CON'.G48:'DURACAO-M-CON'.G49">
            <calcext:condition calcext:apply-style-name="Sem título1" calcext:value="between(0.1,1)" calcext:base-cell-address="'DURACAO-H-CHE'.G48"/>
            <calcext:condition calcext:apply-style-name="Sem título2" calcext:value="between(0.1,0.05)" calcext:base-cell-address="'DURACAO-H-CHE'.G48"/>
            <calcext:condition calcext:apply-style-name="Sem título3" calcext:value="between(0.05,0.01)" calcext:base-cell-address="'DURACAO-H-CHE'.G48"/>
            <calcext:condition calcext:apply-style-name="Sem título4" calcext:value="between(0.01,0.001)" calcext:base-cell-address="'DURACAO-H-CHE'.G48"/>
          </calcext:conditional-format>
          <calcext:conditional-format calcext:target-range-address="'DURACAO-M-CON'.I46:'DURACAO-M-CON'.I47">
            <calcext:condition calcext:apply-style-name="Sem título1" calcext:value="between(0.1,1)" calcext:base-cell-address="'DURACAO-H-CHE'.I46"/>
            <calcext:condition calcext:apply-style-name="Sem título2" calcext:value="between(0.1,0.05)" calcext:base-cell-address="'DURACAO-H-CHE'.I46"/>
            <calcext:condition calcext:apply-style-name="Sem título3" calcext:value="between(0.05,0.01)" calcext:base-cell-address="'DURACAO-H-CHE'.I46"/>
            <calcext:condition calcext:apply-style-name="Sem título4" calcext:value="between(0.01,0.001)" calcext:base-cell-address="'DURACAO-H-CHE'.I46"/>
          </calcext:conditional-format>
          <calcext:conditional-format calcext:target-range-address="'DURACAO-M-CON'.I46:'DURACAO-M-CON'.I47">
            <calcext:condition calcext:apply-style-name="Sem título1" calcext:value="between(0.1,1)" calcext:base-cell-address="'DURACAO-H-CHE'.I46"/>
            <calcext:condition calcext:apply-style-name="Sem título2" calcext:value="between(0.1,0.05)" calcext:base-cell-address="'DURACAO-H-CHE'.I46"/>
            <calcext:condition calcext:apply-style-name="Sem título3" calcext:value="between(0.05,0.01)" calcext:base-cell-address="'DURACAO-H-CHE'.I46"/>
            <calcext:condition calcext:apply-style-name="Sem título4" calcext:value="between(0.01,0.001)" calcext:base-cell-address="'DURACAO-H-CHE'.I46"/>
          </calcext:conditional-format>
          <calcext:conditional-format calcext:target-range-address="'DURACAO-M-CON'.I45:'DURACAO-M-CON'.I45">
            <calcext:condition calcext:apply-style-name="Sem título1" calcext:value="between(0.1,1)" calcext:base-cell-address="'DURACAO-H-CHE'.I45"/>
            <calcext:condition calcext:apply-style-name="Sem título2" calcext:value="between(0.1,0.05)" calcext:base-cell-address="'DURACAO-H-CHE'.I45"/>
            <calcext:condition calcext:apply-style-name="Sem título3" calcext:value="between(0.05,0.01)" calcext:base-cell-address="'DURACAO-H-CHE'.I45"/>
            <calcext:condition calcext:apply-style-name="Sem título4" calcext:value="between(0.01,0.001)" calcext:base-cell-address="'DURACAO-H-CHE'.I45"/>
          </calcext:conditional-format>
          <calcext:conditional-format calcext:target-range-address="'DURACAO-M-CON'.I48:'DURACAO-M-CON'.I49">
            <calcext:condition calcext:apply-style-name="Sem título1" calcext:value="between(0.1,1)" calcext:base-cell-address="'DURACAO-H-CHE'.I48"/>
            <calcext:condition calcext:apply-style-name="Sem título2" calcext:value="between(0.1,0.05)" calcext:base-cell-address="'DURACAO-H-CHE'.I48"/>
            <calcext:condition calcext:apply-style-name="Sem título3" calcext:value="between(0.05,0.01)" calcext:base-cell-address="'DURACAO-H-CHE'.I48"/>
            <calcext:condition calcext:apply-style-name="Sem título4" calcext:value="between(0.01,0.001)" calcext:base-cell-address="'DURACAO-H-CHE'.I48"/>
          </calcext:conditional-format>
          <calcext:conditional-format calcext:target-range-address="'DURACAO-M-CON'.I48:'DURACAO-M-CON'.I49">
            <calcext:condition calcext:apply-style-name="Sem título1" calcext:value="between(0.1,1)" calcext:base-cell-address="'DURACAO-H-CHE'.I48"/>
            <calcext:condition calcext:apply-style-name="Sem título2" calcext:value="between(0.1,0.05)" calcext:base-cell-address="'DURACAO-H-CHE'.I48"/>
            <calcext:condition calcext:apply-style-name="Sem título3" calcext:value="between(0.05,0.01)" calcext:base-cell-address="'DURACAO-H-CHE'.I48"/>
            <calcext:condition calcext:apply-style-name="Sem título4" calcext:value="between(0.01,0.001)" calcext:base-cell-address="'DURACAO-H-CHE'.I48"/>
          </calcext:conditional-format>
          <calcext:conditional-format calcext:target-range-address="'DURACAO-M-CON'.K46:'DURACAO-M-CON'.K47">
            <calcext:condition calcext:apply-style-name="Sem título1" calcext:value="between(0.1,1)" calcext:base-cell-address="'DURACAO-H-CHE'.K46"/>
            <calcext:condition calcext:apply-style-name="Sem título2" calcext:value="between(0.1,0.05)" calcext:base-cell-address="'DURACAO-H-CHE'.K46"/>
            <calcext:condition calcext:apply-style-name="Sem título3" calcext:value="between(0.05,0.01)" calcext:base-cell-address="'DURACAO-H-CHE'.K46"/>
            <calcext:condition calcext:apply-style-name="Sem título4" calcext:value="between(0.01,0.001)" calcext:base-cell-address="'DURACAO-H-CHE'.K46"/>
          </calcext:conditional-format>
          <calcext:conditional-format calcext:target-range-address="'DURACAO-M-CON'.K46:'DURACAO-M-CON'.K47">
            <calcext:condition calcext:apply-style-name="Sem título1" calcext:value="between(0.1,1)" calcext:base-cell-address="'DURACAO-H-CHE'.K46"/>
            <calcext:condition calcext:apply-style-name="Sem título2" calcext:value="between(0.1,0.05)" calcext:base-cell-address="'DURACAO-H-CHE'.K46"/>
            <calcext:condition calcext:apply-style-name="Sem título3" calcext:value="between(0.05,0.01)" calcext:base-cell-address="'DURACAO-H-CHE'.K46"/>
            <calcext:condition calcext:apply-style-name="Sem título4" calcext:value="between(0.01,0.001)" calcext:base-cell-address="'DURACAO-H-CHE'.K46"/>
          </calcext:conditional-format>
          <calcext:conditional-format calcext:target-range-address="'DURACAO-M-CON'.K45:'DURACAO-M-CON'.K45">
            <calcext:condition calcext:apply-style-name="Sem título1" calcext:value="between(0.1,1)" calcext:base-cell-address="'DURACAO-H-CHE'.K45"/>
            <calcext:condition calcext:apply-style-name="Sem título2" calcext:value="between(0.1,0.05)" calcext:base-cell-address="'DURACAO-H-CHE'.K45"/>
            <calcext:condition calcext:apply-style-name="Sem título3" calcext:value="between(0.05,0.01)" calcext:base-cell-address="'DURACAO-H-CHE'.K45"/>
            <calcext:condition calcext:apply-style-name="Sem título4" calcext:value="between(0.01,0.001)" calcext:base-cell-address="'DURACAO-H-CHE'.K45"/>
          </calcext:conditional-format>
          <calcext:conditional-format calcext:target-range-address="'DURACAO-M-CON'.K48:'DURACAO-M-CON'.K49">
            <calcext:condition calcext:apply-style-name="Sem título1" calcext:value="between(0.1,1)" calcext:base-cell-address="'DURACAO-H-CHE'.K48"/>
            <calcext:condition calcext:apply-style-name="Sem título2" calcext:value="between(0.1,0.05)" calcext:base-cell-address="'DURACAO-H-CHE'.K48"/>
            <calcext:condition calcext:apply-style-name="Sem título3" calcext:value="between(0.05,0.01)" calcext:base-cell-address="'DURACAO-H-CHE'.K48"/>
            <calcext:condition calcext:apply-style-name="Sem título4" calcext:value="between(0.01,0.001)" calcext:base-cell-address="'DURACAO-H-CHE'.K48"/>
          </calcext:conditional-format>
          <calcext:conditional-format calcext:target-range-address="'DURACAO-M-CON'.K48:'DURACAO-M-CON'.K49">
            <calcext:condition calcext:apply-style-name="Sem título1" calcext:value="between(0.1,1)" calcext:base-cell-address="'DURACAO-H-CHE'.K48"/>
            <calcext:condition calcext:apply-style-name="Sem título2" calcext:value="between(0.1,0.05)" calcext:base-cell-address="'DURACAO-H-CHE'.K48"/>
            <calcext:condition calcext:apply-style-name="Sem título3" calcext:value="between(0.05,0.01)" calcext:base-cell-address="'DURACAO-H-CHE'.K48"/>
            <calcext:condition calcext:apply-style-name="Sem título4" calcext:value="between(0.01,0.001)" calcext:base-cell-address="'DURACAO-H-CHE'.K48"/>
          </calcext:conditional-format>
          <calcext:conditional-format calcext:target-range-address="'DURACAO-M-CON'.M46:'DURACAO-M-CON'.M47">
            <calcext:condition calcext:apply-style-name="Sem título1" calcext:value="between(0.1,1)" calcext:base-cell-address="'DURACAO-H-CHE'.M46"/>
            <calcext:condition calcext:apply-style-name="Sem título2" calcext:value="between(0.1,0.05)" calcext:base-cell-address="'DURACAO-H-CHE'.M46"/>
            <calcext:condition calcext:apply-style-name="Sem título3" calcext:value="between(0.05,0.01)" calcext:base-cell-address="'DURACAO-H-CHE'.M46"/>
            <calcext:condition calcext:apply-style-name="Sem título4" calcext:value="between(0.01,0.001)" calcext:base-cell-address="'DURACAO-H-CHE'.M46"/>
          </calcext:conditional-format>
          <calcext:conditional-format calcext:target-range-address="'DURACAO-M-CON'.M46:'DURACAO-M-CON'.M47">
            <calcext:condition calcext:apply-style-name="Sem título1" calcext:value="between(0.1,1)" calcext:base-cell-address="'DURACAO-H-CHE'.M46"/>
            <calcext:condition calcext:apply-style-name="Sem título2" calcext:value="between(0.1,0.05)" calcext:base-cell-address="'DURACAO-H-CHE'.M46"/>
            <calcext:condition calcext:apply-style-name="Sem título3" calcext:value="between(0.05,0.01)" calcext:base-cell-address="'DURACAO-H-CHE'.M46"/>
            <calcext:condition calcext:apply-style-name="Sem título4" calcext:value="between(0.01,0.001)" calcext:base-cell-address="'DURACAO-H-CHE'.M46"/>
          </calcext:conditional-format>
          <calcext:conditional-format calcext:target-range-address="'DURACAO-M-CON'.M45:'DURACAO-M-CON'.M45">
            <calcext:condition calcext:apply-style-name="Sem título1" calcext:value="between(0.1,1)" calcext:base-cell-address="'DURACAO-H-CHE'.M45"/>
            <calcext:condition calcext:apply-style-name="Sem título2" calcext:value="between(0.1,0.05)" calcext:base-cell-address="'DURACAO-H-CHE'.M45"/>
            <calcext:condition calcext:apply-style-name="Sem título3" calcext:value="between(0.05,0.01)" calcext:base-cell-address="'DURACAO-H-CHE'.M45"/>
            <calcext:condition calcext:apply-style-name="Sem título4" calcext:value="between(0.01,0.001)" calcext:base-cell-address="'DURACAO-H-CHE'.M45"/>
          </calcext:conditional-format>
          <calcext:conditional-format calcext:target-range-address="'DURACAO-M-CON'.M48:'DURACAO-M-CON'.M49">
            <calcext:condition calcext:apply-style-name="Sem título1" calcext:value="between(0.1,1)" calcext:base-cell-address="'DURACAO-H-CHE'.M48"/>
            <calcext:condition calcext:apply-style-name="Sem título2" calcext:value="between(0.1,0.05)" calcext:base-cell-address="'DURACAO-H-CHE'.M48"/>
            <calcext:condition calcext:apply-style-name="Sem título3" calcext:value="between(0.05,0.01)" calcext:base-cell-address="'DURACAO-H-CHE'.M48"/>
            <calcext:condition calcext:apply-style-name="Sem título4" calcext:value="between(0.01,0.001)" calcext:base-cell-address="'DURACAO-H-CHE'.M48"/>
          </calcext:conditional-format>
          <calcext:conditional-format calcext:target-range-address="'DURACAO-M-CON'.M48:'DURACAO-M-CON'.M49">
            <calcext:condition calcext:apply-style-name="Sem título1" calcext:value="between(0.1,1)" calcext:base-cell-address="'DURACAO-H-CHE'.M48"/>
            <calcext:condition calcext:apply-style-name="Sem título2" calcext:value="between(0.1,0.05)" calcext:base-cell-address="'DURACAO-H-CHE'.M48"/>
            <calcext:condition calcext:apply-style-name="Sem título3" calcext:value="between(0.05,0.01)" calcext:base-cell-address="'DURACAO-H-CHE'.M48"/>
            <calcext:condition calcext:apply-style-name="Sem título4" calcext:value="between(0.01,0.001)" calcext:base-cell-address="'DURACAO-H-CHE'.M48"/>
          </calcext:conditional-format>
          <calcext:conditional-format calcext:target-range-address="'DURACAO-M-CON'.O51:'DURACAO-M-CON'.O52">
            <calcext:condition calcext:apply-style-name="Sem título1" calcext:value="between(0.1,1)" calcext:base-cell-address="'DURACAO-H-CHE'.O51"/>
            <calcext:condition calcext:apply-style-name="Sem título2" calcext:value="between(0.1,0.05)" calcext:base-cell-address="'DURACAO-H-CHE'.O51"/>
            <calcext:condition calcext:apply-style-name="Sem título3" calcext:value="between(0.05,0.01)" calcext:base-cell-address="'DURACAO-H-CHE'.O51"/>
            <calcext:condition calcext:apply-style-name="Sem título4" calcext:value="between(0.01,0.001)" calcext:base-cell-address="'DURACAO-H-CHE'.O51"/>
          </calcext:conditional-format>
          <calcext:conditional-format calcext:target-range-address="'DURACAO-M-CON'.O51:'DURACAO-M-CON'.O52">
            <calcext:condition calcext:apply-style-name="Sem título1" calcext:value="between(0.1,1)" calcext:base-cell-address="'DURACAO-H-CHE'.O51"/>
            <calcext:condition calcext:apply-style-name="Sem título2" calcext:value="between(0.1,0.05)" calcext:base-cell-address="'DURACAO-H-CHE'.O51"/>
            <calcext:condition calcext:apply-style-name="Sem título3" calcext:value="between(0.05,0.01)" calcext:base-cell-address="'DURACAO-H-CHE'.O51"/>
            <calcext:condition calcext:apply-style-name="Sem título4" calcext:value="between(0.01,0.001)" calcext:base-cell-address="'DURACAO-H-CHE'.O51"/>
          </calcext:conditional-format>
          <calcext:conditional-format calcext:target-range-address="'DURACAO-M-CON'.O50:'DURACAO-M-CON'.O50">
            <calcext:condition calcext:apply-style-name="Sem título1" calcext:value="between(0.1,1)" calcext:base-cell-address="'DURACAO-H-CHE'.O50"/>
            <calcext:condition calcext:apply-style-name="Sem título2" calcext:value="between(0.1,0.05)" calcext:base-cell-address="'DURACAO-H-CHE'.O50"/>
            <calcext:condition calcext:apply-style-name="Sem título3" calcext:value="between(0.05,0.01)" calcext:base-cell-address="'DURACAO-H-CHE'.O50"/>
            <calcext:condition calcext:apply-style-name="Sem título4" calcext:value="between(0.01,0.001)" calcext:base-cell-address="'DURACAO-H-CHE'.O50"/>
          </calcext:conditional-format>
          <calcext:conditional-format calcext:target-range-address="'DURACAO-M-CON'.O53:'DURACAO-M-CON'.O54">
            <calcext:condition calcext:apply-style-name="Sem título1" calcext:value="between(0.1,1)" calcext:base-cell-address="'DURACAO-H-CHE'.O53"/>
            <calcext:condition calcext:apply-style-name="Sem título2" calcext:value="between(0.1,0.05)" calcext:base-cell-address="'DURACAO-H-CHE'.O53"/>
            <calcext:condition calcext:apply-style-name="Sem título3" calcext:value="between(0.05,0.01)" calcext:base-cell-address="'DURACAO-H-CHE'.O53"/>
            <calcext:condition calcext:apply-style-name="Sem título4" calcext:value="between(0.01,0.001)" calcext:base-cell-address="'DURACAO-H-CHE'.O53"/>
          </calcext:conditional-format>
          <calcext:conditional-format calcext:target-range-address="'DURACAO-M-CON'.O53:'DURACAO-M-CON'.O54">
            <calcext:condition calcext:apply-style-name="Sem título1" calcext:value="between(0.1,1)" calcext:base-cell-address="'DURACAO-H-CHE'.O53"/>
            <calcext:condition calcext:apply-style-name="Sem título2" calcext:value="between(0.1,0.05)" calcext:base-cell-address="'DURACAO-H-CHE'.O53"/>
            <calcext:condition calcext:apply-style-name="Sem título3" calcext:value="between(0.05,0.01)" calcext:base-cell-address="'DURACAO-H-CHE'.O53"/>
            <calcext:condition calcext:apply-style-name="Sem título4" calcext:value="between(0.01,0.001)" calcext:base-cell-address="'DURACAO-H-CHE'.O53"/>
          </calcext:conditional-format>
          <calcext:conditional-format calcext:target-range-address="'DURACAO-M-CON'.Q51:'DURACAO-M-CON'.Q52">
            <calcext:condition calcext:apply-style-name="Sem título1" calcext:value="between(0.1,1)" calcext:base-cell-address="'DURACAO-H-CHE'.Q51"/>
            <calcext:condition calcext:apply-style-name="Sem título2" calcext:value="between(0.1,0.05)" calcext:base-cell-address="'DURACAO-H-CHE'.Q51"/>
            <calcext:condition calcext:apply-style-name="Sem título3" calcext:value="between(0.05,0.01)" calcext:base-cell-address="'DURACAO-H-CHE'.Q51"/>
            <calcext:condition calcext:apply-style-name="Sem título4" calcext:value="between(0.01,0.001)" calcext:base-cell-address="'DURACAO-H-CHE'.Q51"/>
          </calcext:conditional-format>
          <calcext:conditional-format calcext:target-range-address="'DURACAO-M-CON'.Q51:'DURACAO-M-CON'.Q52">
            <calcext:condition calcext:apply-style-name="Sem título1" calcext:value="between(0.1,1)" calcext:base-cell-address="'DURACAO-H-CHE'.Q51"/>
            <calcext:condition calcext:apply-style-name="Sem título2" calcext:value="between(0.1,0.05)" calcext:base-cell-address="'DURACAO-H-CHE'.Q51"/>
            <calcext:condition calcext:apply-style-name="Sem título3" calcext:value="between(0.05,0.01)" calcext:base-cell-address="'DURACAO-H-CHE'.Q51"/>
            <calcext:condition calcext:apply-style-name="Sem título4" calcext:value="between(0.01,0.001)" calcext:base-cell-address="'DURACAO-H-CHE'.Q51"/>
          </calcext:conditional-format>
          <calcext:conditional-format calcext:target-range-address="'DURACAO-M-CON'.Q50:'DURACAO-M-CON'.Q50">
            <calcext:condition calcext:apply-style-name="Sem título1" calcext:value="between(0.1,1)" calcext:base-cell-address="'DURACAO-H-CHE'.Q50"/>
            <calcext:condition calcext:apply-style-name="Sem título2" calcext:value="between(0.1,0.05)" calcext:base-cell-address="'DURACAO-H-CHE'.Q50"/>
            <calcext:condition calcext:apply-style-name="Sem título3" calcext:value="between(0.05,0.01)" calcext:base-cell-address="'DURACAO-H-CHE'.Q50"/>
            <calcext:condition calcext:apply-style-name="Sem título4" calcext:value="between(0.01,0.001)" calcext:base-cell-address="'DURACAO-H-CHE'.Q50"/>
          </calcext:conditional-format>
          <calcext:conditional-format calcext:target-range-address="'DURACAO-M-CON'.Q53:'DURACAO-M-CON'.Q54">
            <calcext:condition calcext:apply-style-name="Sem título1" calcext:value="between(0.1,1)" calcext:base-cell-address="'DURACAO-H-CHE'.Q53"/>
            <calcext:condition calcext:apply-style-name="Sem título2" calcext:value="between(0.1,0.05)" calcext:base-cell-address="'DURACAO-H-CHE'.Q53"/>
            <calcext:condition calcext:apply-style-name="Sem título3" calcext:value="between(0.05,0.01)" calcext:base-cell-address="'DURACAO-H-CHE'.Q53"/>
            <calcext:condition calcext:apply-style-name="Sem título4" calcext:value="between(0.01,0.001)" calcext:base-cell-address="'DURACAO-H-CHE'.Q53"/>
          </calcext:conditional-format>
          <calcext:conditional-format calcext:target-range-address="'DURACAO-M-CON'.Q53:'DURACAO-M-CON'.Q54">
            <calcext:condition calcext:apply-style-name="Sem título1" calcext:value="between(0.1,1)" calcext:base-cell-address="'DURACAO-H-CHE'.Q53"/>
            <calcext:condition calcext:apply-style-name="Sem título2" calcext:value="between(0.1,0.05)" calcext:base-cell-address="'DURACAO-H-CHE'.Q53"/>
            <calcext:condition calcext:apply-style-name="Sem título3" calcext:value="between(0.05,0.01)" calcext:base-cell-address="'DURACAO-H-CHE'.Q53"/>
            <calcext:condition calcext:apply-style-name="Sem título4" calcext:value="between(0.01,0.001)" calcext:base-cell-address="'DURACAO-H-CHE'.Q53"/>
          </calcext:conditional-format>
          <calcext:conditional-format calcext:target-range-address="'DURACAO-M-CON'.O56:'DURACAO-M-CON'.O57">
            <calcext:condition calcext:apply-style-name="Sem título1" calcext:value="between(0.1,1)" calcext:base-cell-address="'DURACAO-H-CHE'.O56"/>
            <calcext:condition calcext:apply-style-name="Sem título2" calcext:value="between(0.1,0.05)" calcext:base-cell-address="'DURACAO-H-CHE'.O56"/>
            <calcext:condition calcext:apply-style-name="Sem título3" calcext:value="between(0.05,0.01)" calcext:base-cell-address="'DURACAO-H-CHE'.O56"/>
            <calcext:condition calcext:apply-style-name="Sem título4" calcext:value="between(0.01,0.001)" calcext:base-cell-address="'DURACAO-H-CHE'.O56"/>
          </calcext:conditional-format>
          <calcext:conditional-format calcext:target-range-address="'DURACAO-M-CON'.O56:'DURACAO-M-CON'.O57">
            <calcext:condition calcext:apply-style-name="Sem título1" calcext:value="between(0.1,1)" calcext:base-cell-address="'DURACAO-H-CHE'.O56"/>
            <calcext:condition calcext:apply-style-name="Sem título2" calcext:value="between(0.1,0.05)" calcext:base-cell-address="'DURACAO-H-CHE'.O56"/>
            <calcext:condition calcext:apply-style-name="Sem título3" calcext:value="between(0.05,0.01)" calcext:base-cell-address="'DURACAO-H-CHE'.O56"/>
            <calcext:condition calcext:apply-style-name="Sem título4" calcext:value="between(0.01,0.001)" calcext:base-cell-address="'DURACAO-H-CHE'.O56"/>
          </calcext:conditional-format>
          <calcext:conditional-format calcext:target-range-address="'DURACAO-M-CON'.O55:'DURACAO-M-CON'.O55">
            <calcext:condition calcext:apply-style-name="Sem título1" calcext:value="between(0.1,1)" calcext:base-cell-address="'DURACAO-H-CHE'.O55"/>
            <calcext:condition calcext:apply-style-name="Sem título2" calcext:value="between(0.1,0.05)" calcext:base-cell-address="'DURACAO-H-CHE'.O55"/>
            <calcext:condition calcext:apply-style-name="Sem título3" calcext:value="between(0.05,0.01)" calcext:base-cell-address="'DURACAO-H-CHE'.O55"/>
            <calcext:condition calcext:apply-style-name="Sem título4" calcext:value="between(0.01,0.001)" calcext:base-cell-address="'DURACAO-H-CHE'.O55"/>
          </calcext:conditional-format>
          <calcext:conditional-format calcext:target-range-address="'DURACAO-M-CON'.O58:'DURACAO-M-CON'.O59">
            <calcext:condition calcext:apply-style-name="Sem título1" calcext:value="between(0.1,1)" calcext:base-cell-address="'DURACAO-H-CHE'.O58"/>
            <calcext:condition calcext:apply-style-name="Sem título2" calcext:value="between(0.1,0.05)" calcext:base-cell-address="'DURACAO-H-CHE'.O58"/>
            <calcext:condition calcext:apply-style-name="Sem título3" calcext:value="between(0.05,0.01)" calcext:base-cell-address="'DURACAO-H-CHE'.O58"/>
            <calcext:condition calcext:apply-style-name="Sem título4" calcext:value="between(0.01,0.001)" calcext:base-cell-address="'DURACAO-H-CHE'.O58"/>
          </calcext:conditional-format>
          <calcext:conditional-format calcext:target-range-address="'DURACAO-M-CON'.O58:'DURACAO-M-CON'.O59">
            <calcext:condition calcext:apply-style-name="Sem título1" calcext:value="between(0.1,1)" calcext:base-cell-address="'DURACAO-H-CHE'.O58"/>
            <calcext:condition calcext:apply-style-name="Sem título2" calcext:value="between(0.1,0.05)" calcext:base-cell-address="'DURACAO-H-CHE'.O58"/>
            <calcext:condition calcext:apply-style-name="Sem título3" calcext:value="between(0.05,0.01)" calcext:base-cell-address="'DURACAO-H-CHE'.O58"/>
            <calcext:condition calcext:apply-style-name="Sem título4" calcext:value="between(0.01,0.001)" calcext:base-cell-address="'DURACAO-H-CHE'.O58"/>
          </calcext:conditional-format>
          <calcext:conditional-format calcext:target-range-address="'DURACAO-M-CON'.Q56:'DURACAO-M-CON'.Q57">
            <calcext:condition calcext:apply-style-name="Sem título1" calcext:value="between(0.1,1)" calcext:base-cell-address="'DURACAO-H-CHE'.Q56"/>
            <calcext:condition calcext:apply-style-name="Sem título2" calcext:value="between(0.1,0.05)" calcext:base-cell-address="'DURACAO-H-CHE'.Q56"/>
            <calcext:condition calcext:apply-style-name="Sem título3" calcext:value="between(0.05,0.01)" calcext:base-cell-address="'DURACAO-H-CHE'.Q56"/>
            <calcext:condition calcext:apply-style-name="Sem título4" calcext:value="between(0.01,0.001)" calcext:base-cell-address="'DURACAO-H-CHE'.Q56"/>
          </calcext:conditional-format>
          <calcext:conditional-format calcext:target-range-address="'DURACAO-M-CON'.Q56:'DURACAO-M-CON'.Q57">
            <calcext:condition calcext:apply-style-name="Sem título1" calcext:value="between(0.1,1)" calcext:base-cell-address="'DURACAO-H-CHE'.Q56"/>
            <calcext:condition calcext:apply-style-name="Sem título2" calcext:value="between(0.1,0.05)" calcext:base-cell-address="'DURACAO-H-CHE'.Q56"/>
            <calcext:condition calcext:apply-style-name="Sem título3" calcext:value="between(0.05,0.01)" calcext:base-cell-address="'DURACAO-H-CHE'.Q56"/>
            <calcext:condition calcext:apply-style-name="Sem título4" calcext:value="between(0.01,0.001)" calcext:base-cell-address="'DURACAO-H-CHE'.Q56"/>
          </calcext:conditional-format>
          <calcext:conditional-format calcext:target-range-address="'DURACAO-M-CON'.Q55:'DURACAO-M-CON'.Q55">
            <calcext:condition calcext:apply-style-name="Sem título1" calcext:value="between(0.1,1)" calcext:base-cell-address="'DURACAO-H-CHE'.Q55"/>
            <calcext:condition calcext:apply-style-name="Sem título2" calcext:value="between(0.1,0.05)" calcext:base-cell-address="'DURACAO-H-CHE'.Q55"/>
            <calcext:condition calcext:apply-style-name="Sem título3" calcext:value="between(0.05,0.01)" calcext:base-cell-address="'DURACAO-H-CHE'.Q55"/>
            <calcext:condition calcext:apply-style-name="Sem título4" calcext:value="between(0.01,0.001)" calcext:base-cell-address="'DURACAO-H-CHE'.Q55"/>
          </calcext:conditional-format>
          <calcext:conditional-format calcext:target-range-address="'DURACAO-M-CON'.Q58:'DURACAO-M-CON'.Q59">
            <calcext:condition calcext:apply-style-name="Sem título1" calcext:value="between(0.1,1)" calcext:base-cell-address="'DURACAO-H-CHE'.Q58"/>
            <calcext:condition calcext:apply-style-name="Sem título2" calcext:value="between(0.1,0.05)" calcext:base-cell-address="'DURACAO-H-CHE'.Q58"/>
            <calcext:condition calcext:apply-style-name="Sem título3" calcext:value="between(0.05,0.01)" calcext:base-cell-address="'DURACAO-H-CHE'.Q58"/>
            <calcext:condition calcext:apply-style-name="Sem título4" calcext:value="between(0.01,0.001)" calcext:base-cell-address="'DURACAO-H-CHE'.Q58"/>
          </calcext:conditional-format>
          <calcext:conditional-format calcext:target-range-address="'DURACAO-M-CON'.Q58:'DURACAO-M-CON'.Q59">
            <calcext:condition calcext:apply-style-name="Sem título1" calcext:value="between(0.1,1)" calcext:base-cell-address="'DURACAO-H-CHE'.Q58"/>
            <calcext:condition calcext:apply-style-name="Sem título2" calcext:value="between(0.1,0.05)" calcext:base-cell-address="'DURACAO-H-CHE'.Q58"/>
            <calcext:condition calcext:apply-style-name="Sem título3" calcext:value="between(0.05,0.01)" calcext:base-cell-address="'DURACAO-H-CHE'.Q58"/>
            <calcext:condition calcext:apply-style-name="Sem título4" calcext:value="between(0.01,0.001)" calcext:base-cell-address="'DURACAO-H-CHE'.Q58"/>
          </calcext:conditional-format>
          <calcext:conditional-format calcext:target-range-address="'DURACAO-M-CON'.S61:'DURACAO-M-CON'.S62">
            <calcext:condition calcext:apply-style-name="Sem título1" calcext:value="between(0.1,1)" calcext:base-cell-address="'DURACAO-H-CHE'.S61"/>
            <calcext:condition calcext:apply-style-name="Sem título2" calcext:value="between(0.1,0.05)" calcext:base-cell-address="'DURACAO-H-CHE'.S61"/>
            <calcext:condition calcext:apply-style-name="Sem título3" calcext:value="between(0.05,0.01)" calcext:base-cell-address="'DURACAO-H-CHE'.S61"/>
            <calcext:condition calcext:apply-style-name="Sem título4" calcext:value="between(0.01,0.001)" calcext:base-cell-address="'DURACAO-H-CHE'.S61"/>
          </calcext:conditional-format>
          <calcext:conditional-format calcext:target-range-address="'DURACAO-M-CON'.S61:'DURACAO-M-CON'.S62">
            <calcext:condition calcext:apply-style-name="Sem título1" calcext:value="between(0.1,1)" calcext:base-cell-address="'DURACAO-H-CHE'.S61"/>
            <calcext:condition calcext:apply-style-name="Sem título2" calcext:value="between(0.1,0.05)" calcext:base-cell-address="'DURACAO-H-CHE'.S61"/>
            <calcext:condition calcext:apply-style-name="Sem título3" calcext:value="between(0.05,0.01)" calcext:base-cell-address="'DURACAO-H-CHE'.S61"/>
            <calcext:condition calcext:apply-style-name="Sem título4" calcext:value="between(0.01,0.001)" calcext:base-cell-address="'DURACAO-H-CHE'.S61"/>
          </calcext:conditional-format>
          <calcext:conditional-format calcext:target-range-address="'DURACAO-M-CON'.S60:'DURACAO-M-CON'.S60">
            <calcext:condition calcext:apply-style-name="Sem título1" calcext:value="between(0.1,1)" calcext:base-cell-address="'DURACAO-H-CHE'.S60"/>
            <calcext:condition calcext:apply-style-name="Sem título2" calcext:value="between(0.1,0.05)" calcext:base-cell-address="'DURACAO-H-CHE'.S60"/>
            <calcext:condition calcext:apply-style-name="Sem título3" calcext:value="between(0.05,0.01)" calcext:base-cell-address="'DURACAO-H-CHE'.S60"/>
            <calcext:condition calcext:apply-style-name="Sem título4" calcext:value="between(0.01,0.001)" calcext:base-cell-address="'DURACAO-H-CHE'.S60"/>
          </calcext:conditional-format>
          <calcext:conditional-format calcext:target-range-address="'DURACAO-M-CON'.S63:'DURACAO-M-CON'.S64">
            <calcext:condition calcext:apply-style-name="Sem título1" calcext:value="between(0.1,1)" calcext:base-cell-address="'DURACAO-H-CHE'.S63"/>
            <calcext:condition calcext:apply-style-name="Sem título2" calcext:value="between(0.1,0.05)" calcext:base-cell-address="'DURACAO-H-CHE'.S63"/>
            <calcext:condition calcext:apply-style-name="Sem título3" calcext:value="between(0.05,0.01)" calcext:base-cell-address="'DURACAO-H-CHE'.S63"/>
            <calcext:condition calcext:apply-style-name="Sem título4" calcext:value="between(0.01,0.001)" calcext:base-cell-address="'DURACAO-H-CHE'.S63"/>
          </calcext:conditional-format>
          <calcext:conditional-format calcext:target-range-address="'DURACAO-M-CON'.S63:'DURACAO-M-CON'.S64">
            <calcext:condition calcext:apply-style-name="Sem título1" calcext:value="between(0.1,1)" calcext:base-cell-address="'DURACAO-H-CHE'.S63"/>
            <calcext:condition calcext:apply-style-name="Sem título2" calcext:value="between(0.1,0.05)" calcext:base-cell-address="'DURACAO-H-CHE'.S63"/>
            <calcext:condition calcext:apply-style-name="Sem título3" calcext:value="between(0.05,0.01)" calcext:base-cell-address="'DURACAO-H-CHE'.S63"/>
            <calcext:condition calcext:apply-style-name="Sem título4" calcext:value="between(0.01,0.001)" calcext:base-cell-address="'DURACAO-H-CHE'.S63"/>
          </calcext:conditional-format>
        </calcext:conditional-formats>
      </table:table>
      <table:table table:name="DURACAO-H-CHE" table:style-name="ta1">
        <office:forms form:automatic-focus="false" form:apply-design-mode="false"/>
        <table:table-column table:style-name="co15" table:default-cell-style-name="ce7"/>
        <table:table-column table:style-name="co2" table:default-cell-style-name="ce7"/>
        <table:table-column table:style-name="co3" table:default-cell-style-name="ce7"/>
        <table:table-column table:style-name="co16" table:default-cell-style-name="ce7"/>
        <table:table-column table:style-name="co12" table:default-cell-style-name="ce7"/>
        <table:table-column table:style-name="co1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ce230"/>
        <table:table-column table:style-name="co6" table:number-columns-repeated="100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Variável dependente (Y)</text:p>
          </table:table-cell>
          <table:table-cell table:style-name="ce1" office:value-type="string" calcext:value-type="string" table:number-columns-spanned="1" table:number-rows-spanned="2">
            <text:p>Sig. F</text:p>
          </table:table-cell>
          <table:table-cell table:style-name="ce1" office:value-type="string" calcext:value-type="string" table:number-columns-spanned="1" table:number-rows-spanned="2">
            <text:p>R² ajustado</text:p>
          </table:table-cell>
          <table:table-cell table:style-name="ce1" office:value-type="string" calcext:value-type="string" table:number-columns-spanned="2" table:number-rows-spanned="1">
            <text:p>intercept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até 4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5 e 9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10 e 14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15 e 19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idoso entre 60 e 70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idoso com mais de 70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automóvel</text:p>
          </table:table-cell>
          <table:covered-table-cell table:style-name="ce1"/>
          <table:table-cell table:style-name="ce227"/>
          <table:table-cell table:style-name="ce57" table:number-columns-repeated="1002"/>
          <table:table-cell table:number-columns-repeated="2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coef.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.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.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.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.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.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.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.</text:p>
          </table:table-cell>
          <table:table-cell table:style-name="ce1" office:value-type="string" calcext:value-type="string">
            <text:p>teste t</text:p>
          </table:table-cell>
          <table:table-cell table:style-name="ce227"/>
          <table:table-cell table:style-name="ce57" table:number-columns-repeated="1002"/>
          <table:table-cell table:number-columns-repeated="2"/>
        </table:table-row>
        <table:table-row table:style-name="ro7">
          <table:table-cell table:style-name="ce2" office:value-type="string" calcext:value-type="string" table:number-columns-spanned="1" table:number-rows-spanned="5">
            <text:p>Duração das viagens de homens, chefe de família</text:p>
          </table:table-cell>
          <table:table-cell table:style-name="ce397" office:value-type="float" office:value="2.2E-016" calcext:value-type="float">
            <text:p>2,20E-016</text:p>
          </table:table-cell>
          <table:table-cell table:style-name="ce125" office:value-type="float" office:value="0.009569" calcext:value-type="float">
            <text:p>0,0096</text:p>
          </table:table-cell>
          <table:table-cell table:style-name="ce127" office:value-type="float" office:value="30.8315" calcext:value-type="float">
            <text:p>30,83</text:p>
          </table:table-cell>
          <table:table-cell table:style-name="ce433" table:formula="of:=2/1E+016" office:value-type="float" office:value="2E-016" calcext:value-type="float">
            <text:p>2,00E-016</text:p>
          </table:table-cell>
          <table:table-cell table:style-name="ce127" office:value-type="float" office:value="7.9284" calcext:value-type="float">
            <text:p>7,93</text:p>
          </table:table-cell>
          <table:table-cell table:style-name="ce470" table:formula="of:=2/1E+016" office:value-type="float" office:value="2E-016" calcext:value-type="float">
            <text:p>2,00E-016</text:p>
          </table:table-cell>
          <table:table-cell table:style-name="ce125" office:value-type="string" calcext:value-type="string">
            <text:p>-</text:p>
          </table:table-cell>
          <table:table-cell table:style-name="ce4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492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502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502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502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528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number-columns-repeated="1004"/>
        </table:table-row>
        <table:table-row table:style-name="ro7">
          <table:covered-table-cell table:style-name="ce2"/>
          <table:table-cell table:style-name="ce398" office:value-type="float" office:value="2.2E-016" calcext:value-type="float" table:number-columns-spanned="1" table:number-rows-spanned="4">
            <text:p>2,20E-016</text:p>
          </table:table-cell>
          <table:table-cell table:style-name="ce431" office:value-type="float" office:value="0.01013" calcext:value-type="float" table:number-columns-spanned="1" table:number-rows-spanned="4">
            <text:p>0,0101</text:p>
          </table:table-cell>
          <table:table-cell table:style-name="ce432" office:value-type="float" office:value="30.8315" calcext:value-type="float" table:number-columns-spanned="1" table:number-rows-spanned="4">
            <text:p>30,83</text:p>
          </table:table-cell>
          <table:table-cell table:style-name="ce434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432" office:value-type="float" office:value="6.4916" calcext:value-type="float">
            <text:p>6,49</text:p>
          </table:table-cell>
          <table:table-cell table:style-name="ce471" table:formula="of:=2/1E+016" office:value-type="float" office:value="2E-016" calcext:value-type="float">
            <text:p>2,00E-016</text:p>
          </table:table-cell>
          <table:table-cell table:style-name="ce431" office:value-type="string" calcext:value-type="string">
            <text:p>-</text:p>
          </table:table-cell>
          <table:table-cell table:style-name="ce48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93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77" calcext:value-type="float">
            <text:p>197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399"/>
          <table:covered-table-cell table:style-name="ce431"/>
          <table:covered-table-cell table:style-name="ce432"/>
          <table:covered-table-cell table:style-name="ce435"/>
          <table:table-cell table:style-name="ce432" office:value-type="float" office:value="3.786" calcext:value-type="float">
            <text:p>3,79</text:p>
          </table:table-cell>
          <table:table-cell table:style-name="ce471" office:value-type="float" office:value="0.0000000000612" calcext:value-type="float">
            <text:p>6,12E-011</text:p>
          </table:table-cell>
          <table:table-cell table:style-name="ce432" office:value-type="string" calcext:value-type="string">
            <text:p>-</text:p>
          </table:table-cell>
          <table:table-cell table:style-name="ce48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93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87" calcext:value-type="float">
            <text:p>198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399"/>
          <table:covered-table-cell table:style-name="ce431"/>
          <table:covered-table-cell table:style-name="ce432"/>
          <table:covered-table-cell table:style-name="ce435"/>
          <table:table-cell table:style-name="ce432" office:value-type="float" office:value="0.3554" calcext:value-type="float">
            <text:p>0,36</text:p>
          </table:table-cell>
          <table:table-cell table:style-name="ce471" office:value-type="float" office:value="0.58" calcext:value-type="float">
            <text:p>5,80E-001</text:p>
          </table:table-cell>
          <table:table-cell table:style-name="ce432" office:value-type="string" calcext:value-type="string">
            <text:p>-</text:p>
          </table:table-cell>
          <table:table-cell table:style-name="ce48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93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97" calcext:value-type="float">
            <text:p>199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399"/>
          <table:covered-table-cell table:style-name="ce431"/>
          <table:covered-table-cell table:style-name="ce432"/>
          <table:covered-table-cell table:style-name="ce435"/>
          <table:table-cell table:style-name="ce432" office:value-type="float" office:value="0.6321" calcext:value-type="float">
            <text:p>0,63</text:p>
          </table:table-cell>
          <table:table-cell table:style-name="ce471" office:value-type="float" office:value="0.424" calcext:value-type="float">
            <text:p>4,24E-001</text:p>
          </table:table-cell>
          <table:table-cell table:style-name="ce432" office:value-type="string" calcext:value-type="string">
            <text:p>-</text:p>
          </table:table-cell>
          <table:table-cell table:style-name="ce48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493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1004"/>
        </table:table-row>
        <table:table-row table:style-name="ro7">
          <table:table-cell table:style-name="ce2" office:value-type="string" calcext:value-type="string" table:number-columns-spanned="1" table:number-rows-spanned="5">
            <text:p>Duração das viagens de homens, chefe de família</text:p>
          </table:table-cell>
          <table:table-cell table:style-name="ce400" office:value-type="float" office:value="2.2E-016" calcext:value-type="float">
            <text:p>2,20E-016</text:p>
          </table:table-cell>
          <table:table-cell table:style-name="ce125" office:value-type="float" office:value="0.006868" calcext:value-type="float">
            <text:p>0,0069</text:p>
          </table:table-cell>
          <table:table-cell table:style-name="ce127" office:value-type="float" office:value="31.1558" calcext:value-type="float">
            <text:p>31,16</text:p>
          </table:table-cell>
          <table:table-cell table:style-name="ce436" table:formula="of:=2/1E+016" office:value-type="float" office:value="2E-016" calcext:value-type="float">
            <text:p>2,00E-016</text:p>
          </table:table-cell>
          <table:table-cell table:style-name="ce127" office:value-type="string" calcext:value-type="string">
            <text:p>-</text:p>
          </table:table-cell>
          <table:table-cell table:style-name="ce472" office:value-type="string" calcext:value-type="string">
            <text:p>-</text:p>
          </table:table-cell>
          <table:table-cell table:style-name="ce127" office:value-type="float" office:value="6.7101" calcext:value-type="float">
            <text:p>6,71</text:p>
          </table:table-cell>
          <table:table-cell table:style-name="ce482" table:formula="of:=2/1E+016" office:value-type="float" office:value="2E-016" calcext:value-type="float">
            <text:p>2,00E-016</text:p>
          </table:table-cell>
          <table:table-cell table:style-name="ce168" office:value-type="string" calcext:value-type="string">
            <text:p>-</text:p>
          </table:table-cell>
          <table:table-cell table:style-name="ce494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504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512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502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528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number-columns-repeated="1004"/>
        </table:table-row>
        <table:table-row table:style-name="ro7">
          <table:covered-table-cell table:style-name="ce2"/>
          <table:table-cell table:style-name="ce401" office:value-type="float" office:value="2.2E-016" calcext:value-type="float" table:number-columns-spanned="1" table:number-rows-spanned="4">
            <text:p>2,20E-016</text:p>
          </table:table-cell>
          <table:table-cell table:style-name="ce431" office:value-type="float" office:value="0.007451" calcext:value-type="float" table:number-columns-spanned="1" table:number-rows-spanned="4">
            <text:p>0,0075</text:p>
          </table:table-cell>
          <table:table-cell table:style-name="ce432" office:value-type="float" office:value="31.1558" calcext:value-type="float" table:number-columns-spanned="1" table:number-rows-spanned="4">
            <text:p>31,16</text:p>
          </table:table-cell>
          <table:table-cell table:style-name="ce437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432" office:value-type="string" calcext:value-type="string">
            <text:p>-</text:p>
          </table:table-cell>
          <table:table-cell table:style-name="ce473" office:value-type="string" calcext:value-type="string">
            <text:p>-</text:p>
          </table:table-cell>
          <table:table-cell table:style-name="ce432" office:value-type="float" office:value="5.5412" calcext:value-type="float">
            <text:p>5,54</text:p>
          </table:table-cell>
          <table:table-cell table:style-name="ce483" table:formula="of:=2/1E+016" office:value-type="float" office:value="2E-016" calcext:value-type="float">
            <text:p>2,00E-016</text:p>
          </table:table-cell>
          <table:table-cell table:style-name="ce41" office:value-type="string" calcext:value-type="string">
            <text:p>-</text:p>
          </table:table-cell>
          <table:table-cell table:style-name="ce49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13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77" calcext:value-type="float">
            <text:p>197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402"/>
          <table:covered-table-cell table:style-name="ce431"/>
          <table:covered-table-cell table:style-name="ce432"/>
          <table:covered-table-cell table:style-name="ce438"/>
          <table:table-cell table:style-name="ce432" office:value-type="string" calcext:value-type="string">
            <text:p>-</text:p>
          </table:table-cell>
          <table:table-cell table:style-name="ce473" office:value-type="string" calcext:value-type="string">
            <text:p>-</text:p>
          </table:table-cell>
          <table:table-cell table:style-name="ce432" office:value-type="float" office:value="3.4538" calcext:value-type="float">
            <text:p>3,45</text:p>
          </table:table-cell>
          <table:table-cell table:style-name="ce483" office:value-type="float" office:value="0.00000000554" calcext:value-type="float">
            <text:p>5,54E-009</text:p>
          </table:table-cell>
          <table:table-cell table:style-name="ce469" office:value-type="string" calcext:value-type="string">
            <text:p>-</text:p>
          </table:table-cell>
          <table:table-cell table:style-name="ce49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13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87" calcext:value-type="float">
            <text:p>198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402"/>
          <table:covered-table-cell table:style-name="ce431"/>
          <table:covered-table-cell table:style-name="ce432"/>
          <table:covered-table-cell table:style-name="ce438"/>
          <table:table-cell table:style-name="ce432" office:value-type="string" calcext:value-type="string">
            <text:p>-</text:p>
          </table:table-cell>
          <table:table-cell table:style-name="ce473" office:value-type="string" calcext:value-type="string">
            <text:p>-</text:p>
          </table:table-cell>
          <table:table-cell table:style-name="ce432" office:value-type="float" office:value="-0.5759" calcext:value-type="float">
            <text:p>-0,58</text:p>
          </table:table-cell>
          <table:table-cell table:style-name="ce483" office:value-type="float" office:value="0.374" calcext:value-type="float">
            <text:p>3,74E-001</text:p>
          </table:table-cell>
          <table:table-cell table:style-name="ce469" office:value-type="string" calcext:value-type="string">
            <text:p>-</text:p>
          </table:table-cell>
          <table:table-cell table:style-name="ce49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13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97" calcext:value-type="float">
            <text:p>199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402"/>
          <table:covered-table-cell table:style-name="ce431"/>
          <table:covered-table-cell table:style-name="ce432"/>
          <table:covered-table-cell table:style-name="ce438"/>
          <table:table-cell table:style-name="ce432" office:value-type="string" calcext:value-type="string">
            <text:p>-</text:p>
          </table:table-cell>
          <table:table-cell table:style-name="ce473" office:value-type="string" calcext:value-type="string">
            <text:p>-</text:p>
          </table:table-cell>
          <table:table-cell table:style-name="ce432" office:value-type="float" office:value="0.8578" calcext:value-type="float">
            <text:p>0,86</text:p>
          </table:table-cell>
          <table:table-cell table:style-name="ce483" office:value-type="float" office:value="0.269" calcext:value-type="float">
            <text:p>2,69E-001</text:p>
          </table:table-cell>
          <table:table-cell table:style-name="ce469" office:value-type="string" calcext:value-type="string">
            <text:p>-</text:p>
          </table:table-cell>
          <table:table-cell table:style-name="ce49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13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1004"/>
        </table:table-row>
        <table:table-row table:style-name="ro7">
          <table:table-cell table:style-name="ce2" office:value-type="string" calcext:value-type="string" table:number-columns-spanned="1" table:number-rows-spanned="5">
            <text:p>Duração das viagens de homens, chefe de família</text:p>
          </table:table-cell>
          <table:table-cell table:style-name="ce403" office:value-type="float" office:value="2.2E-016" calcext:value-type="float">
            <text:p>2,20E-016</text:p>
          </table:table-cell>
          <table:table-cell table:style-name="ce125" office:value-type="float" office:value="0.002569" calcext:value-type="float">
            <text:p>0,0026</text:p>
          </table:table-cell>
          <table:table-cell table:style-name="ce127" office:value-type="float" office:value="31.9114" calcext:value-type="float">
            <text:p>31,91</text:p>
          </table:table-cell>
          <table:table-cell table:style-name="ce439" table:formula="of:=2/1E+016" office:value-type="float" office:value="2E-016" calcext:value-type="float">
            <text:p>2,00E-016</text:p>
          </table:table-cell>
          <table:table-cell table:style-name="ce127" office:value-type="string" calcext:value-type="string">
            <text:p>-</text:p>
          </table:table-cell>
          <table:table-cell table:style-name="ce472" office:value-type="string" calcext:value-type="string">
            <text:p>-</text:p>
          </table:table-cell>
          <table:table-cell table:style-name="ce127" office:value-type="string" calcext:value-type="string">
            <text:p>-</text:p>
          </table:table-cell>
          <table:table-cell table:style-name="ce484" office:value-type="string" calcext:value-type="string">
            <text:p>-</text:p>
          </table:table-cell>
          <table:table-cell table:style-name="ce312" office:value-type="float" office:value="4.1885" calcext:value-type="float">
            <text:p>4,19</text:p>
          </table:table-cell>
          <table:table-cell table:style-name="ce496" table:formula="of:=2/1E+016" office:value-type="float" office:value="2E-016" calcext:value-type="float">
            <text:p>2,00E-016</text:p>
          </table:table-cell>
          <table:table-cell table:style-name="ce168" office:value-type="string" calcext:value-type="string">
            <text:p>-</text:p>
          </table:table-cell>
          <table:table-cell table:style-name="ce506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514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502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528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number-columns-repeated="1004"/>
        </table:table-row>
        <table:table-row table:style-name="ro7">
          <table:covered-table-cell table:style-name="ce2"/>
          <table:table-cell table:style-name="ce404" office:value-type="float" office:value="2.2E-016" calcext:value-type="float" table:number-columns-spanned="1" table:number-rows-spanned="4">
            <text:p>2,20E-016</text:p>
          </table:table-cell>
          <table:table-cell table:style-name="ce431" office:value-type="float" office:value="0.003237" calcext:value-type="float" table:number-columns-spanned="1" table:number-rows-spanned="4">
            <text:p>0,0032</text:p>
          </table:table-cell>
          <table:table-cell table:style-name="ce432" office:value-type="float" office:value="31.9114" calcext:value-type="float" table:number-columns-spanned="1" table:number-rows-spanned="4">
            <text:p>31,91</text:p>
          </table:table-cell>
          <table:table-cell table:style-name="ce440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432" office:value-type="string" calcext:value-type="string">
            <text:p>-</text:p>
          </table:table-cell>
          <table:table-cell table:style-name="ce473" office:value-type="string" calcext:value-type="string">
            <text:p>-</text:p>
          </table:table-cell>
          <table:table-cell table:style-name="ce432" office:value-type="string" calcext:value-type="string">
            <text:p>-</text:p>
          </table:table-cell>
          <table:table-cell table:style-name="ce485" office:value-type="string" calcext:value-type="string">
            <text:p>-</text:p>
          </table:table-cell>
          <table:table-cell table:style-name="ce469" office:value-type="float" office:value="2.1175" calcext:value-type="float">
            <text:p>2,12</text:p>
          </table:table-cell>
          <table:table-cell table:style-name="ce497" office:value-type="float" office:value="0.00000596" calcext:value-type="float">
            <text:p>5,96E-006</text:p>
          </table:table-cell>
          <table:table-cell table:style-name="ce469" office:value-type="string" calcext:value-type="string">
            <text:p>-</text:p>
          </table:table-cell>
          <table:table-cell table:style-name="ce50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1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77" calcext:value-type="float">
            <text:p>197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405"/>
          <table:covered-table-cell table:style-name="ce431"/>
          <table:covered-table-cell table:style-name="ce432"/>
          <table:covered-table-cell table:style-name="ce441"/>
          <table:table-cell table:style-name="ce432" office:value-type="string" calcext:value-type="string">
            <text:p>-</text:p>
          </table:table-cell>
          <table:table-cell table:style-name="ce473" office:value-type="string" calcext:value-type="string">
            <text:p>-</text:p>
          </table:table-cell>
          <table:table-cell table:style-name="ce432" office:value-type="string" calcext:value-type="string">
            <text:p>-</text:p>
          </table:table-cell>
          <table:table-cell table:style-name="ce485" office:value-type="string" calcext:value-type="string">
            <text:p>-</text:p>
          </table:table-cell>
          <table:table-cell table:style-name="ce469" office:value-type="float" office:value="4.6596" calcext:value-type="float">
            <text:p>4,66</text:p>
          </table:table-cell>
          <table:table-cell table:style-name="ce497" office:value-type="float" office:value="0.000000000000135" calcext:value-type="float">
            <text:p>1,35E-013</text:p>
          </table:table-cell>
          <table:table-cell table:style-name="ce469" office:value-type="string" calcext:value-type="string">
            <text:p>-</text:p>
          </table:table-cell>
          <table:table-cell table:style-name="ce50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1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87" calcext:value-type="float">
            <text:p>198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405"/>
          <table:covered-table-cell table:style-name="ce431"/>
          <table:covered-table-cell table:style-name="ce432"/>
          <table:covered-table-cell table:style-name="ce441"/>
          <table:table-cell table:style-name="ce431" office:value-type="string" calcext:value-type="string">
            <text:p>-</text:p>
          </table:table-cell>
          <table:table-cell table:style-name="ce473" office:value-type="string" calcext:value-type="string">
            <text:p>-</text:p>
          </table:table-cell>
          <table:table-cell table:style-name="ce432" office:value-type="string" calcext:value-type="string">
            <text:p>-</text:p>
          </table:table-cell>
          <table:table-cell table:style-name="ce485" office:value-type="string" calcext:value-type="string">
            <text:p>-</text:p>
          </table:table-cell>
          <table:table-cell table:style-name="ce469" office:value-type="float" office:value="1.0848" calcext:value-type="float">
            <text:p>1,08</text:p>
          </table:table-cell>
          <table:table-cell table:style-name="ce497" office:value-type="float" office:value="0.093256" calcext:value-type="float">
            <text:p>9,33E-002</text:p>
          </table:table-cell>
          <table:table-cell table:style-name="ce469" office:value-type="string" calcext:value-type="string">
            <text:p>-</text:p>
          </table:table-cell>
          <table:table-cell table:style-name="ce50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1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97" calcext:value-type="float">
            <text:p>199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405"/>
          <table:covered-table-cell table:style-name="ce431"/>
          <table:covered-table-cell table:style-name="ce432"/>
          <table:covered-table-cell table:style-name="ce441"/>
          <table:table-cell table:style-name="ce431" office:value-type="string" calcext:value-type="string">
            <text:p>-</text:p>
          </table:table-cell>
          <table:table-cell table:style-name="ce473" office:value-type="string" calcext:value-type="string">
            <text:p>-</text:p>
          </table:table-cell>
          <table:table-cell table:style-name="ce432" office:value-type="string" calcext:value-type="string">
            <text:p>-</text:p>
          </table:table-cell>
          <table:table-cell table:style-name="ce485" office:value-type="string" calcext:value-type="string">
            <text:p>-</text:p>
          </table:table-cell>
          <table:table-cell table:style-name="ce469" office:value-type="float" office:value="2.7709" calcext:value-type="float">
            <text:p>2,77</text:p>
          </table:table-cell>
          <table:table-cell table:style-name="ce497" office:value-type="float" office:value="0.000277" calcext:value-type="float">
            <text:p>2,77E-004</text:p>
          </table:table-cell>
          <table:table-cell table:style-name="ce469" office:value-type="string" calcext:value-type="string">
            <text:p>-</text:p>
          </table:table-cell>
          <table:table-cell table:style-name="ce50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1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1004"/>
        </table:table-row>
        <table:table-row table:style-name="ro7">
          <table:table-cell table:style-name="ce2" office:value-type="string" calcext:value-type="string" table:number-columns-spanned="1" table:number-rows-spanned="5">
            <text:p>Duração das viagens de homens, chefe de família</text:p>
          </table:table-cell>
          <table:table-cell table:style-name="ce406" office:value-type="float" office:value="0.0009237" calcext:value-type="float">
            <text:p>9,24E-004</text:p>
          </table:table-cell>
          <table:table-cell table:style-name="ce125" office:value-type="float" office:value="0.0001148" calcext:value-type="float">
            <text:p>0,0001</text:p>
          </table:table-cell>
          <table:table-cell table:style-name="ce127" office:value-type="float" office:value="32.7676" calcext:value-type="float">
            <text:p>32,77</text:p>
          </table:table-cell>
          <table:table-cell table:style-name="ce442" table:formula="of:=2/1E+016" office:value-type="float" office:value="2E-016" calcext:value-type="float">
            <text:p>2,00E-016</text:p>
          </table:table-cell>
          <table:table-cell table:style-name="ce125" office:value-type="string" calcext:value-type="string">
            <text:p>-</text:p>
          </table:table-cell>
          <table:table-cell table:style-name="ce472" office:value-type="string" calcext:value-type="string">
            <text:p>-</text:p>
          </table:table-cell>
          <table:table-cell table:style-name="ce127" office:value-type="string" calcext:value-type="string">
            <text:p>-</text:p>
          </table:table-cell>
          <table:table-cell table:style-name="ce484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float" office:value="0.9589" calcext:value-type="float">
            <text:p>0,96</text:p>
          </table:table-cell>
          <table:table-cell table:style-name="ce508" office:value-type="float" office:value="0.000924" calcext:value-type="float">
            <text:p>9,24E-004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502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528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number-columns-repeated="1004"/>
        </table:table-row>
        <table:table-row table:style-name="ro7">
          <table:covered-table-cell table:style-name="ce2"/>
          <table:table-cell table:style-name="ce407" office:value-type="float" office:value="0.00000001119" calcext:value-type="float" table:number-columns-spanned="1" table:number-rows-spanned="4">
            <text:p>1,12E-008</text:p>
          </table:table-cell>
          <table:table-cell table:style-name="ce431" office:value-type="float" office:value="0.0006122" calcext:value-type="float" table:number-columns-spanned="1" table:number-rows-spanned="4">
            <text:p>0,0006</text:p>
          </table:table-cell>
          <table:table-cell table:style-name="ce432" office:value-type="float" office:value="32.7676" calcext:value-type="float" table:number-columns-spanned="1" table:number-rows-spanned="4">
            <text:p>32,77</text:p>
          </table:table-cell>
          <table:table-cell table:style-name="ce443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431" office:value-type="string" calcext:value-type="string">
            <text:p>-</text:p>
          </table:table-cell>
          <table:table-cell table:style-name="ce473" office:value-type="string" calcext:value-type="string">
            <text:p>-</text:p>
          </table:table-cell>
          <table:table-cell table:style-name="ce432" office:value-type="string" calcext:value-type="string">
            <text:p>-</text:p>
          </table:table-cell>
          <table:table-cell table:style-name="ce485" office:value-type="string" calcext:value-type="string">
            <text:p>-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float" office:value="-1.4219" calcext:value-type="float">
            <text:p>-1,42</text:p>
          </table:table-cell>
          <table:table-cell table:style-name="ce509" office:value-type="float" office:value="0.003604" calcext:value-type="float">
            <text:p>3,60E-003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77" calcext:value-type="float">
            <text:p>197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408"/>
          <table:covered-table-cell table:style-name="ce431"/>
          <table:covered-table-cell table:style-name="ce432"/>
          <table:covered-table-cell table:style-name="ce444"/>
          <table:table-cell table:style-name="ce431" office:value-type="string" calcext:value-type="string">
            <text:p>-</text:p>
          </table:table-cell>
          <table:table-cell table:style-name="ce473" office:value-type="string" calcext:value-type="string">
            <text:p>-</text:p>
          </table:table-cell>
          <table:table-cell table:style-name="ce432" office:value-type="string" calcext:value-type="string">
            <text:p>-</text:p>
          </table:table-cell>
          <table:table-cell table:style-name="ce485" office:value-type="string" calcext:value-type="string">
            <text:p>-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float" office:value="3.8116" calcext:value-type="float">
            <text:p>3,81</text:p>
          </table:table-cell>
          <table:table-cell table:style-name="ce509" office:value-type="float" office:value="0.0000000274" calcext:value-type="float">
            <text:p>2,74E-008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87" calcext:value-type="float">
            <text:p>198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408"/>
          <table:covered-table-cell table:style-name="ce431"/>
          <table:covered-table-cell table:style-name="ce432"/>
          <table:covered-table-cell table:style-name="ce444"/>
          <table:table-cell table:style-name="ce431" office:value-type="string" calcext:value-type="string">
            <text:p>-</text:p>
          </table:table-cell>
          <table:table-cell table:style-name="ce473" office:value-type="string" calcext:value-type="string">
            <text:p>-</text:p>
          </table:table-cell>
          <table:table-cell table:style-name="ce432" office:value-type="string" calcext:value-type="string">
            <text:p>-</text:p>
          </table:table-cell>
          <table:table-cell table:style-name="ce485" office:value-type="string" calcext:value-type="string">
            <text:p>-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float" office:value="2.2497" calcext:value-type="float">
            <text:p>2,25</text:p>
          </table:table-cell>
          <table:table-cell table:style-name="ce509" office:value-type="float" office:value="0.000806" calcext:value-type="float">
            <text:p>8,06E-004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97" calcext:value-type="float">
            <text:p>199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408"/>
          <table:covered-table-cell table:style-name="ce431"/>
          <table:covered-table-cell table:style-name="ce432"/>
          <table:covered-table-cell table:style-name="ce444"/>
          <table:table-cell table:style-name="ce431" office:value-type="string" calcext:value-type="string">
            <text:p>-</text:p>
          </table:table-cell>
          <table:table-cell table:style-name="ce473" office:value-type="string" calcext:value-type="string">
            <text:p>-</text:p>
          </table:table-cell>
          <table:table-cell table:style-name="ce432" office:value-type="string" calcext:value-type="string">
            <text:p>-</text:p>
          </table:table-cell>
          <table:table-cell table:style-name="ce485" office:value-type="string" calcext:value-type="string">
            <text:p>-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float" office:value="4.4995" calcext:value-type="float">
            <text:p>4,50</text:p>
          </table:table-cell>
          <table:table-cell table:style-name="ce509" office:value-type="float" office:value="0.00000000449" calcext:value-type="float">
            <text:p>4,49E-009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1004"/>
        </table:table-row>
        <table:table-row table:style-name="ro7">
          <table:table-cell table:style-name="ce2" office:value-type="string" calcext:value-type="string" table:number-columns-spanned="1" table:number-rows-spanned="5">
            <text:p>Duração das viagens de homens, chefe de família</text:p>
          </table:table-cell>
          <table:table-cell table:style-name="ce409" office:value-type="float" office:value="2.2E-016" calcext:value-type="float">
            <text:p>2,20E-016</text:p>
          </table:table-cell>
          <table:table-cell table:style-name="ce125" office:value-type="float" office:value="0.01294" calcext:value-type="float">
            <text:p>0,0129</text:p>
          </table:table-cell>
          <table:table-cell table:style-name="ce127" office:value-type="float" office:value="34.7722" calcext:value-type="float">
            <text:p>34,77</text:p>
          </table:table-cell>
          <table:table-cell table:style-name="ce445" table:formula="of:=2/1E+016" office:value-type="float" office:value="2E-016" calcext:value-type="float">
            <text:p>2,00E-016</text:p>
          </table:table-cell>
          <table:table-cell table:style-name="ce125" office:value-type="string" calcext:value-type="string">
            <text:p>-</text:p>
          </table:table-cell>
          <table:table-cell table:style-name="ce472" office:value-type="string" calcext:value-type="string">
            <text:p>-</text:p>
          </table:table-cell>
          <table:table-cell table:style-name="ce127" office:value-type="string" calcext:value-type="string">
            <text:p>-</text:p>
          </table:table-cell>
          <table:table-cell table:style-name="ce484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float" office:value="-11.234" calcext:value-type="float">
            <text:p>-11,23</text:p>
          </table:table-cell>
          <table:table-cell table:style-name="ce516" table:formula="of:=2/1E+016" office:value-type="float" office:value="2E-016" calcext:value-type="float">
            <text:p>2,00E-016</text:p>
          </table:table-cell>
          <table:table-cell table:style-name="ce168" office:value-type="string" calcext:value-type="string">
            <text:p>-</text:p>
          </table:table-cell>
          <table:table-cell table:style-name="ce502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528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number-columns-repeated="1004"/>
        </table:table-row>
        <table:table-row table:style-name="ro7">
          <table:covered-table-cell table:style-name="ce2"/>
          <table:table-cell table:style-name="ce410" office:value-type="float" office:value="2.2E-016" calcext:value-type="float" table:number-columns-spanned="1" table:number-rows-spanned="4">
            <text:p>2,20E-016</text:p>
          </table:table-cell>
          <table:table-cell table:style-name="ce431" office:value-type="float" office:value="0.01318" calcext:value-type="float" table:number-columns-spanned="1" table:number-rows-spanned="4">
            <text:p>0,0132</text:p>
          </table:table-cell>
          <table:table-cell table:style-name="ce432" office:value-type="float" office:value="34.7722" calcext:value-type="float" table:number-columns-spanned="1" table:number-rows-spanned="4">
            <text:p>34,77</text:p>
          </table:table-cell>
          <table:table-cell table:style-name="ce446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431" office:value-type="string" calcext:value-type="string">
            <text:p>-</text:p>
          </table:table-cell>
          <table:table-cell table:style-name="ce473" office:value-type="string" calcext:value-type="string">
            <text:p>-</text:p>
          </table:table-cell>
          <table:table-cell table:style-name="ce432" office:value-type="string" calcext:value-type="string">
            <text:p>-</text:p>
          </table:table-cell>
          <table:table-cell table:style-name="ce485" office:value-type="string" calcext:value-type="string">
            <text:p>-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float" office:value="-9.6945" calcext:value-type="float">
            <text:p>-9,69</text:p>
          </table:table-cell>
          <table:table-cell table:style-name="ce517" table:formula="of:=2/1E+016" office:value-type="float" office:value="2E-016" calcext:value-type="float">
            <text:p>2,00E-016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77" calcext:value-type="float">
            <text:p>197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411"/>
          <table:covered-table-cell table:style-name="ce431"/>
          <table:covered-table-cell table:style-name="ce432"/>
          <table:covered-table-cell table:style-name="ce447"/>
          <table:table-cell table:style-name="ce431" office:value-type="string" calcext:value-type="string">
            <text:p>-</text:p>
          </table:table-cell>
          <table:table-cell table:style-name="ce473" office:value-type="string" calcext:value-type="string">
            <text:p>-</text:p>
          </table:table-cell>
          <table:table-cell table:style-name="ce432" office:value-type="string" calcext:value-type="string">
            <text:p>-</text:p>
          </table:table-cell>
          <table:table-cell table:style-name="ce485" office:value-type="string" calcext:value-type="string">
            <text:p>-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float" office:value="-1.4093" calcext:value-type="float">
            <text:p>-1,41</text:p>
          </table:table-cell>
          <table:table-cell table:style-name="ce517" office:value-type="float" office:value="0.114" calcext:value-type="float">
            <text:p>1,14E-001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87" calcext:value-type="float">
            <text:p>198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411"/>
          <table:covered-table-cell table:style-name="ce431"/>
          <table:covered-table-cell table:style-name="ce432"/>
          <table:covered-table-cell table:style-name="ce447"/>
          <table:table-cell table:style-name="ce431" office:value-type="string" calcext:value-type="string">
            <text:p>-</text:p>
          </table:table-cell>
          <table:table-cell table:style-name="ce473" office:value-type="string" calcext:value-type="string">
            <text:p>-</text:p>
          </table:table-cell>
          <table:table-cell table:style-name="ce431" office:value-type="string" calcext:value-type="string">
            <text:p>-</text:p>
          </table:table-cell>
          <table:table-cell table:style-name="ce48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float" office:value="-4.0838" calcext:value-type="float">
            <text:p>-4,08</text:p>
          </table:table-cell>
          <table:table-cell table:style-name="ce517" office:value-type="float" office:value="0.00000599" calcext:value-type="float">
            <text:p>5,99E-006</text:p>
          </table:table-cell>
          <table:table-cell table:style-name="ce469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97" calcext:value-type="float">
            <text:p>199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411"/>
          <table:covered-table-cell table:style-name="ce431"/>
          <table:covered-table-cell table:style-name="ce432"/>
          <table:covered-table-cell table:style-name="ce447"/>
          <table:table-cell table:style-name="ce431" office:value-type="string" calcext:value-type="string">
            <text:p>-</text:p>
          </table:table-cell>
          <table:table-cell table:style-name="ce473" office:value-type="string" calcext:value-type="string">
            <text:p>-</text:p>
          </table:table-cell>
          <table:table-cell table:style-name="ce431" office:value-type="string" calcext:value-type="string">
            <text:p>-</text:p>
          </table:table-cell>
          <table:table-cell table:style-name="ce48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float" office:value="-0.6815" calcext:value-type="float">
            <text:p>-0,68</text:p>
          </table:table-cell>
          <table:table-cell table:style-name="ce517" office:value-type="float" office:value="0.432" calcext:value-type="float">
            <text:p>4,32E-001</text:p>
          </table:table-cell>
          <table:table-cell table:style-name="ce469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1004"/>
        </table:table-row>
        <table:table-row table:style-name="ro7">
          <table:table-cell table:style-name="ce2" office:value-type="string" calcext:value-type="string" table:number-columns-spanned="1" table:number-rows-spanned="5">
            <text:p>Duração das viagens de homens, chefe de família</text:p>
          </table:table-cell>
          <table:table-cell table:style-name="ce412" office:value-type="float" office:value="2.2E-016" calcext:value-type="float">
            <text:p>2,20E-016</text:p>
          </table:table-cell>
          <table:table-cell table:style-name="ce125" office:value-type="float" office:value="0.01457" calcext:value-type="float">
            <text:p>0,0146</text:p>
          </table:table-cell>
          <table:table-cell table:style-name="ce127" office:value-type="float" office:value="34.4944" calcext:value-type="float">
            <text:p>34,49</text:p>
          </table:table-cell>
          <table:table-cell table:style-name="ce448" table:formula="of:=2/1E+016" office:value-type="float" office:value="2E-016" calcext:value-type="float">
            <text:p>2,00E-016</text:p>
          </table:table-cell>
          <table:table-cell table:style-name="ce125" office:value-type="string" calcext:value-type="string">
            <text:p>-</text:p>
          </table:table-cell>
          <table:table-cell table:style-name="ce472" office:value-type="string" calcext:value-type="string">
            <text:p>-</text:p>
          </table:table-cell>
          <table:table-cell table:style-name="ce125" office:value-type="string" calcext:value-type="string">
            <text:p>-</text:p>
          </table:table-cell>
          <table:table-cell table:style-name="ce484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27" office:value-type="float" office:value="-14.1178" calcext:value-type="float">
            <text:p>-14,12</text:p>
          </table:table-cell>
          <table:table-cell table:style-name="ce522" table:formula="of:=2/1E+016" office:value-type="float" office:value="2E-016" calcext:value-type="float">
            <text:p>2,00E-016</text:p>
          </table:table-cell>
          <table:table-cell table:style-name="ce221" office:value-type="string" calcext:value-type="string">
            <text:p>-</text:p>
          </table:table-cell>
          <table:table-cell table:style-name="ce528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number-columns-repeated="1004"/>
        </table:table-row>
        <table:table-row table:style-name="ro7">
          <table:covered-table-cell table:style-name="ce2"/>
          <table:table-cell table:style-name="ce413" office:value-type="float" office:value="2.2E-016" calcext:value-type="float" table:number-columns-spanned="1" table:number-rows-spanned="4">
            <text:p>2,20E-016</text:p>
          </table:table-cell>
          <table:table-cell table:style-name="ce431" office:value-type="float" office:value="0.01462" calcext:value-type="float" table:number-columns-spanned="1" table:number-rows-spanned="4">
            <text:p>0,0146</text:p>
          </table:table-cell>
          <table:table-cell table:style-name="ce432" office:value-type="float" office:value="34.4944" calcext:value-type="float" table:number-columns-spanned="1" table:number-rows-spanned="4">
            <text:p>34,49</text:p>
          </table:table-cell>
          <table:table-cell table:style-name="ce449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431" office:value-type="string" calcext:value-type="string">
            <text:p>-</text:p>
          </table:table-cell>
          <table:table-cell table:style-name="ce473" office:value-type="string" calcext:value-type="string">
            <text:p>-</text:p>
          </table:table-cell>
          <table:table-cell table:style-name="ce431" office:value-type="string" calcext:value-type="string">
            <text:p>-</text:p>
          </table:table-cell>
          <table:table-cell table:style-name="ce48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32" office:value-type="float" office:value="-12.589" calcext:value-type="float">
            <text:p>-12,59</text:p>
          </table:table-cell>
          <table:table-cell table:style-name="ce523" table:formula="of:=2/1E+016" office:value-type="float" office:value="2E-016" calcext:value-type="float">
            <text:p>2,00E-016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77" calcext:value-type="float">
            <text:p>197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414"/>
          <table:covered-table-cell table:style-name="ce431"/>
          <table:covered-table-cell table:style-name="ce432"/>
          <table:covered-table-cell table:style-name="ce450"/>
          <table:table-cell table:style-name="ce431" office:value-type="string" calcext:value-type="string">
            <text:p>-</text:p>
          </table:table-cell>
          <table:table-cell table:style-name="ce473" office:value-type="string" calcext:value-type="string">
            <text:p>-</text:p>
          </table:table-cell>
          <table:table-cell table:style-name="ce431" office:value-type="string" calcext:value-type="string">
            <text:p>-</text:p>
          </table:table-cell>
          <table:table-cell table:style-name="ce48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32" office:value-type="float" office:value="-0.6956" calcext:value-type="float">
            <text:p>-0,70</text:p>
          </table:table-cell>
          <table:table-cell table:style-name="ce523" office:value-type="float" office:value="0.5508" calcext:value-type="float">
            <text:p>5,51E-001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87" calcext:value-type="float">
            <text:p>198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414"/>
          <table:covered-table-cell table:style-name="ce431"/>
          <table:covered-table-cell table:style-name="ce432"/>
          <table:covered-table-cell table:style-name="ce450"/>
          <table:table-cell table:style-name="ce431" office:value-type="string" calcext:value-type="string">
            <text:p>-</text:p>
          </table:table-cell>
          <table:table-cell table:style-name="ce473" office:value-type="string" calcext:value-type="string">
            <text:p>-</text:p>
          </table:table-cell>
          <table:table-cell table:style-name="ce431" office:value-type="string" calcext:value-type="string">
            <text:p>-</text:p>
          </table:table-cell>
          <table:table-cell table:style-name="ce48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32" office:value-type="float" office:value="-1.8645" calcext:value-type="float">
            <text:p>-1,86</text:p>
          </table:table-cell>
          <table:table-cell table:style-name="ce523" office:value-type="float" office:value="0.1075" calcext:value-type="float">
            <text:p>1,08E-001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97" calcext:value-type="float">
            <text:p>199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414"/>
          <table:covered-table-cell table:style-name="ce431"/>
          <table:covered-table-cell table:style-name="ce432"/>
          <table:covered-table-cell table:style-name="ce450"/>
          <table:table-cell table:style-name="ce431" office:value-type="string" calcext:value-type="string">
            <text:p>-</text:p>
          </table:table-cell>
          <table:table-cell table:style-name="ce473" office:value-type="string" calcext:value-type="string">
            <text:p>-</text:p>
          </table:table-cell>
          <table:table-cell table:style-name="ce431" office:value-type="string" calcext:value-type="string">
            <text:p>-</text:p>
          </table:table-cell>
          <table:table-cell table:style-name="ce48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32" office:value-type="float" office:value="-2.6309" calcext:value-type="float">
            <text:p>-2,63</text:p>
          </table:table-cell>
          <table:table-cell table:style-name="ce523" office:value-type="float" office:value="0.0131" calcext:value-type="float">
            <text:p>1,31E-002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1004"/>
        </table:table-row>
        <table:table-row table:style-name="ro6">
          <table:table-cell table:style-name="ce1" office:value-type="string" calcext:value-type="string" table:number-columns-spanned="1" table:number-rows-spanned="2">
            <text:p>Variável dependente (Y)</text:p>
          </table:table-cell>
          <table:table-cell table:style-name="ce1" office:value-type="string" calcext:value-type="string" table:number-columns-spanned="1" table:number-rows-spanned="2">
            <text:p>Sig. F</text:p>
          </table:table-cell>
          <table:table-cell table:style-name="ce1" office:value-type="string" calcext:value-type="string" table:number-columns-spanned="1" table:number-rows-spanned="2">
            <text:p>R² ajustado</text:p>
          </table:table-cell>
          <table:table-cell table:style-name="ce1" office:value-type="string" calcext:value-type="string" table:number-columns-spanned="2" table:number-rows-spanned="1">
            <text:p>intercept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até 4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5 e 9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10 e 14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15 e 19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idoso entre 60 e 70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idoso com mais de 70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automóvel</text:p>
          </table:table-cell>
          <table:covered-table-cell table:style-name="ce1"/>
          <table:table-cell table:number-columns-repeated="1005"/>
        </table:table-row>
        <table:table-row table:style-name="ro7">
          <table:covered-table-cell table:number-columns-repeated="3" table:style-name="ce1"/>
          <table:table-cell table:style-name="ce1" office:value-type="string" calcext:value-type="string">
            <text:p>coef.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.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.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.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.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.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.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.</text:p>
          </table:table-cell>
          <table:table-cell table:style-name="ce1" office:value-type="string" calcext:value-type="string">
            <text:p>teste t</text:p>
          </table:table-cell>
          <table:table-cell table:number-columns-repeated="1005"/>
        </table:table-row>
        <table:table-row table:style-name="ro7">
          <table:table-cell table:style-name="ce2" office:value-type="string" calcext:value-type="string" table:number-columns-spanned="1" table:number-rows-spanned="5">
            <text:p>Duração das viagens de homens, chefe de família</text:p>
          </table:table-cell>
          <table:table-cell table:style-name="ce415" office:value-type="float" office:value="2.2E-016" calcext:value-type="float">
            <text:p>2,20E-016</text:p>
          </table:table-cell>
          <table:table-cell table:style-name="ce125" office:value-type="float" office:value="0.01363" calcext:value-type="float">
            <text:p>0,0136</text:p>
          </table:table-cell>
          <table:table-cell table:style-name="ce127" office:value-type="float" office:value="29.6898" calcext:value-type="float">
            <text:p>29,69</text:p>
          </table:table-cell>
          <table:table-cell table:style-name="ce451" table:formula="of:=2/1E+016" office:value-type="float" office:value="2E-016" calcext:value-type="float">
            <text:p>2,00E-016</text:p>
          </table:table-cell>
          <table:table-cell table:style-name="ce127" office:value-type="float" office:value="6.8184" calcext:value-type="float">
            <text:p>6,82</text:p>
          </table:table-cell>
          <table:table-cell table:style-name="ce474" table:formula="of:=2/1E+016" office:value-type="float" office:value="2E-016" calcext:value-type="float">
            <text:p>2,00E-016</text:p>
          </table:table-cell>
          <table:table-cell table:style-name="ce127" office:value-type="float" office:value="5.2805" calcext:value-type="float">
            <text:p>5,28</text:p>
          </table:table-cell>
          <table:table-cell table:style-name="ce486" table:formula="of:=2/1E+016" office:value-type="float" office:value="2E-016" calcext:value-type="float">
            <text:p>2,00E-016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502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528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number-columns-repeated="1004"/>
        </table:table-row>
        <table:table-row table:style-name="ro7">
          <table:covered-table-cell table:style-name="ce2"/>
          <table:table-cell table:style-name="ce416" office:value-type="float" office:value="2.2E-016" calcext:value-type="float" table:number-columns-spanned="1" table:number-rows-spanned="4">
            <text:p>2,20E-016</text:p>
          </table:table-cell>
          <table:table-cell table:style-name="ce431" office:value-type="float" office:value="0.01429" calcext:value-type="float" table:number-columns-spanned="1" table:number-rows-spanned="4">
            <text:p>0,0143</text:p>
          </table:table-cell>
          <table:table-cell table:style-name="ce432" office:value-type="float" office:value="29.6898" calcext:value-type="float" table:number-columns-spanned="1" table:number-rows-spanned="4">
            <text:p>29,69</text:p>
          </table:table-cell>
          <table:table-cell table:style-name="ce452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432" office:value-type="float" office:value="5.8026" calcext:value-type="float">
            <text:p>5,80</text:p>
          </table:table-cell>
          <table:table-cell table:style-name="ce475" table:formula="of:=2/1E+016" office:value-type="float" office:value="2E-016" calcext:value-type="float">
            <text:p>2,00E-016</text:p>
          </table:table-cell>
          <table:table-cell table:style-name="ce432" office:value-type="float" office:value="4.2121" calcext:value-type="float">
            <text:p>4,21</text:p>
          </table:table-cell>
          <table:table-cell table:style-name="ce487" table:formula="of:=2/1E+016" office:value-type="float" office:value="2E-016" calcext:value-type="float">
            <text:p>2,00E-016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77" calcext:value-type="float">
            <text:p>197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417"/>
          <table:covered-table-cell table:style-name="ce431"/>
          <table:covered-table-cell table:style-name="ce432"/>
          <table:covered-table-cell table:style-name="ce453"/>
          <table:table-cell table:style-name="ce432" office:value-type="float" office:value="2.4441" calcext:value-type="float">
            <text:p>2,44</text:p>
          </table:table-cell>
          <table:table-cell table:style-name="ce475" office:value-type="float" office:value="0.000178" calcext:value-type="float">
            <text:p>1,78E-004</text:p>
          </table:table-cell>
          <table:table-cell table:style-name="ce432" office:value-type="float" office:value="2.3941" calcext:value-type="float">
            <text:p>2,39</text:p>
          </table:table-cell>
          <table:table-cell table:style-name="ce487" office:value-type="float" office:value="0.000326" calcext:value-type="float">
            <text:p>3,26E-004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87" calcext:value-type="float">
            <text:p>198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417"/>
          <table:covered-table-cell table:style-name="ce431"/>
          <table:covered-table-cell table:style-name="ce432"/>
          <table:covered-table-cell table:style-name="ce453"/>
          <table:table-cell table:style-name="ce432" office:value-type="float" office:value="0.5626" calcext:value-type="float">
            <text:p>0,56</text:p>
          </table:table-cell>
          <table:table-cell table:style-name="ce475" office:value-type="float" office:value="0.425803" calcext:value-type="float">
            <text:p>4,26E-001</text:p>
          </table:table-cell>
          <table:table-cell table:style-name="ce432" office:value-type="float" office:value="-0.2288" calcext:value-type="float">
            <text:p>-0,23</text:p>
          </table:table-cell>
          <table:table-cell table:style-name="ce487" office:value-type="float" office:value="0.74817" calcext:value-type="float">
            <text:p>7,48E-001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97" calcext:value-type="float">
            <text:p>199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417"/>
          <table:covered-table-cell table:style-name="ce431"/>
          <table:covered-table-cell table:style-name="ce432"/>
          <table:covered-table-cell table:style-name="ce453"/>
          <table:table-cell table:style-name="ce432" office:value-type="float" office:value="0.5956" calcext:value-type="float">
            <text:p>0,60</text:p>
          </table:table-cell>
          <table:table-cell table:style-name="ce475" office:value-type="float" office:value="0.479001" calcext:value-type="float">
            <text:p>4,79E-001</text:p>
          </table:table-cell>
          <table:table-cell table:style-name="ce432" office:value-type="float" office:value="1.8805" calcext:value-type="float">
            <text:p>1,88</text:p>
          </table:table-cell>
          <table:table-cell table:style-name="ce487" office:value-type="float" office:value="0.023111" calcext:value-type="float">
            <text:p>2,31E-002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1004"/>
        </table:table-row>
        <table:table-row table:style-name="ro7">
          <table:table-cell table:style-name="ce2" office:value-type="string" calcext:value-type="string" table:number-columns-spanned="1" table:number-rows-spanned="5">
            <text:p>Duração das viagens de homens, chefe de família</text:p>
          </table:table-cell>
          <table:table-cell table:style-name="ce418" office:value-type="float" office:value="2.2E-016" calcext:value-type="float">
            <text:p>2,20E-016</text:p>
          </table:table-cell>
          <table:table-cell table:style-name="ce125" office:value-type="float" office:value="0.01521" calcext:value-type="float">
            <text:p>0,0152</text:p>
          </table:table-cell>
          <table:table-cell table:style-name="ce127" office:value-type="float" office:value="28.9635" calcext:value-type="float">
            <text:p>28,96</text:p>
          </table:table-cell>
          <table:table-cell table:style-name="ce454" table:formula="of:=2/1E+016" office:value-type="float" office:value="2E-016" calcext:value-type="float">
            <text:p>2,00E-016</text:p>
          </table:table-cell>
          <table:table-cell table:style-name="ce312" office:value-type="float" office:value="7.1139" calcext:value-type="float">
            <text:p>7,11</text:p>
          </table:table-cell>
          <table:table-cell table:style-name="ce476" table:formula="of:=2/1E+016" office:value-type="float" office:value="2E-016" calcext:value-type="float">
            <text:p>2,00E-016</text:p>
          </table:table-cell>
          <table:table-cell table:style-name="ce312" office:value-type="float" office:value="4.4435" calcext:value-type="float">
            <text:p>4,44</text:p>
          </table:table-cell>
          <table:table-cell table:style-name="ce488" table:formula="of:=2/1E+016" office:value-type="float" office:value="2E-016" calcext:value-type="float">
            <text:p>2,00E-016</text:p>
          </table:table-cell>
          <table:table-cell table:style-name="ce312" office:value-type="float" office:value="3.3943" calcext:value-type="float">
            <text:p>3,39</text:p>
          </table:table-cell>
          <table:table-cell table:style-name="ce498" table:formula="of:=2/1E+016" office:value-type="float" office:value="2E-016" calcext:value-type="float">
            <text:p>2,00E-016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502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528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number-columns-repeated="1004"/>
        </table:table-row>
        <table:table-row table:style-name="ro7">
          <table:covered-table-cell table:style-name="ce2"/>
          <table:table-cell table:style-name="ce419" office:value-type="float" office:value="2.2E-016" calcext:value-type="float" table:number-columns-spanned="1" table:number-rows-spanned="4">
            <text:p>2,20E-016</text:p>
          </table:table-cell>
          <table:table-cell table:style-name="ce431" office:value-type="float" office:value="0.01624" calcext:value-type="float" table:number-columns-spanned="1" table:number-rows-spanned="4">
            <text:p>0,0162</text:p>
          </table:table-cell>
          <table:table-cell table:style-name="ce432" office:value-type="float" office:value="28.9511" calcext:value-type="float" table:number-columns-spanned="1" table:number-rows-spanned="4">
            <text:p>28,95</text:p>
          </table:table-cell>
          <table:table-cell table:style-name="ce455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469" office:value-type="float" office:value="6.2768" calcext:value-type="float">
            <text:p>6,28</text:p>
          </table:table-cell>
          <table:table-cell table:style-name="ce477" table:formula="of:=2/1E+016" office:value-type="float" office:value="2E-016" calcext:value-type="float">
            <text:p>2,00E-016</text:p>
          </table:table-cell>
          <table:table-cell table:style-name="ce469" office:value-type="float" office:value="4.1172" calcext:value-type="float">
            <text:p>4,12</text:p>
          </table:table-cell>
          <table:table-cell table:style-name="ce489" office:value-type="float" office:value="0.0000000000000637" calcext:value-type="float">
            <text:p>6,37E-014</text:p>
          </table:table-cell>
          <table:table-cell table:style-name="ce469" office:value-type="float" office:value="1.2682" calcext:value-type="float">
            <text:p>1,27</text:p>
          </table:table-cell>
          <table:table-cell table:style-name="ce499" office:value-type="float" office:value="0.014607" calcext:value-type="float">
            <text:p>1,46E-002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77" calcext:value-type="float">
            <text:p>197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420"/>
          <table:covered-table-cell table:style-name="ce431"/>
          <table:covered-table-cell table:style-name="ce432"/>
          <table:covered-table-cell table:style-name="ce456"/>
          <table:table-cell table:style-name="ce469" office:value-type="float" office:value="2.3186" calcext:value-type="float">
            <text:p>2,32</text:p>
          </table:table-cell>
          <table:table-cell table:style-name="ce477" office:value-type="float" office:value="0.000376" calcext:value-type="float">
            <text:p>3,76E-004</text:p>
          </table:table-cell>
          <table:table-cell table:style-name="ce469" office:value-type="float" office:value="1.1493" calcext:value-type="float">
            <text:p>1,15</text:p>
          </table:table-cell>
          <table:table-cell table:style-name="ce489" office:value-type="float" office:value="0.117792" calcext:value-type="float">
            <text:p>1,18E-001</text:p>
          </table:table-cell>
          <table:table-cell table:style-name="ce469" office:value-type="float" office:value="3.2902" calcext:value-type="float">
            <text:p>3,29</text:p>
          </table:table-cell>
          <table:table-cell table:style-name="ce499" office:value-type="float" office:value="0.00000413" calcext:value-type="float">
            <text:p>4,13E-006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87" calcext:value-type="float">
            <text:p>198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420"/>
          <table:covered-table-cell table:style-name="ce431"/>
          <table:covered-table-cell table:style-name="ce432"/>
          <table:covered-table-cell table:style-name="ce456"/>
          <table:table-cell table:style-name="ce469" office:value-type="float" office:value="0.3229" calcext:value-type="float">
            <text:p>0,32</text:p>
          </table:table-cell>
          <table:table-cell table:style-name="ce477" office:value-type="float" office:value="0.648051" calcext:value-type="float">
            <text:p>6,48E-001</text:p>
          </table:table-cell>
          <table:table-cell table:style-name="ce469" office:value-type="float" office:value="-0.8799" calcext:value-type="float">
            <text:p>-0,88</text:p>
          </table:table-cell>
          <table:table-cell table:style-name="ce489" office:value-type="float" office:value="0.255075" calcext:value-type="float">
            <text:p>2,55E-001</text:p>
          </table:table-cell>
          <table:table-cell table:style-name="ce469" office:value-type="float" office:value="2.2275" calcext:value-type="float">
            <text:p>2,23</text:p>
          </table:table-cell>
          <table:table-cell table:style-name="ce499" office:value-type="float" office:value="0.001946" calcext:value-type="float">
            <text:p>1,95E-003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97" calcext:value-type="float">
            <text:p>199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420"/>
          <table:covered-table-cell table:style-name="ce431"/>
          <table:covered-table-cell table:style-name="ce432"/>
          <table:covered-table-cell table:style-name="ce456"/>
          <table:table-cell table:style-name="ce469" office:value-type="float" office:value="0.1527" calcext:value-type="float">
            <text:p>0,15</text:p>
          </table:table-cell>
          <table:table-cell table:style-name="ce477" office:value-type="float" office:value="0.856365" calcext:value-type="float">
            <text:p>8,56E-001</text:p>
          </table:table-cell>
          <table:table-cell table:style-name="ce469" office:value-type="float" office:value="0.9736" calcext:value-type="float">
            <text:p>0,97</text:p>
          </table:table-cell>
          <table:table-cell table:style-name="ce489" office:value-type="float" office:value="0.270307" calcext:value-type="float">
            <text:p>2,70E-001</text:p>
          </table:table-cell>
          <table:table-cell table:style-name="ce469" office:value-type="float" office:value="3.917" calcext:value-type="float">
            <text:p>3,92</text:p>
          </table:table-cell>
          <table:table-cell table:style-name="ce499" office:value-type="float" office:value="0.00000219" calcext:value-type="float">
            <text:p>2,19E-006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1004"/>
        </table:table-row>
        <table:table-row table:style-name="ro7">
          <table:table-cell table:style-name="ce2" office:value-type="string" calcext:value-type="string" table:number-columns-spanned="1" table:number-rows-spanned="5">
            <text:p>Duração das viagens de homens, chefe de família</text:p>
          </table:table-cell>
          <table:table-cell table:style-name="ce421" office:value-type="float" office:value="2.2E-016" calcext:value-type="float">
            <text:p>2,20E-016</text:p>
          </table:table-cell>
          <table:table-cell table:style-name="ce125" office:value-type="float" office:value="0.01542" calcext:value-type="float">
            <text:p>0,0154</text:p>
          </table:table-cell>
          <table:table-cell table:style-name="ce127" office:value-type="float" office:value="28.6762" calcext:value-type="float">
            <text:p>28,68</text:p>
          </table:table-cell>
          <table:table-cell table:style-name="ce457" table:formula="of:=2/1E+016" office:value-type="float" office:value="2E-016" calcext:value-type="float">
            <text:p>2,00E-016</text:p>
          </table:table-cell>
          <table:table-cell table:style-name="ce312" office:value-type="float" office:value="7.2516" calcext:value-type="float">
            <text:p>7,25</text:p>
          </table:table-cell>
          <table:table-cell table:style-name="ce478" table:formula="of:=2/1E+016" office:value-type="float" office:value="2E-016" calcext:value-type="float">
            <text:p>2,00E-016</text:p>
          </table:table-cell>
          <table:table-cell table:style-name="ce312" office:value-type="float" office:value="4.5286" calcext:value-type="float">
            <text:p>4,53</text:p>
          </table:table-cell>
          <table:table-cell table:style-name="ce490" table:formula="of:=2/1E+016" office:value-type="float" office:value="2E-016" calcext:value-type="float">
            <text:p>2,00E-016</text:p>
          </table:table-cell>
          <table:table-cell table:style-name="ce312" office:value-type="float" office:value="3.0644" calcext:value-type="float">
            <text:p>3,06</text:p>
          </table:table-cell>
          <table:table-cell table:style-name="ce500" table:formula="of:=2/1E+016" office:value-type="float" office:value="2E-016" calcext:value-type="float">
            <text:p>2,00E-016</text:p>
          </table:table-cell>
          <table:table-cell table:style-name="ce312" office:value-type="float" office:value="1.3377" calcext:value-type="float">
            <text:p>1,34</text:p>
          </table:table-cell>
          <table:table-cell table:style-name="ce510" table:formula="of:=2/1E+016" office:value-type="float" office:value="2E-016" calcext:value-type="float">
            <text:p>2,00E-016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502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528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number-columns-repeated="1004"/>
        </table:table-row>
        <table:table-row table:style-name="ro7">
          <table:covered-table-cell table:style-name="ce2"/>
          <table:table-cell table:style-name="ce422" office:value-type="float" office:value="2.2E-016" calcext:value-type="float" table:number-columns-spanned="1" table:number-rows-spanned="4">
            <text:p>2,20E-016</text:p>
          </table:table-cell>
          <table:table-cell table:style-name="ce431" office:value-type="float" office:value="0.01694" calcext:value-type="float" table:number-columns-spanned="1" table:number-rows-spanned="4">
            <text:p>0,0169</text:p>
          </table:table-cell>
          <table:table-cell table:style-name="ce432" office:value-type="float" office:value="28.59779" calcext:value-type="float" table:number-columns-spanned="1" table:number-rows-spanned="4">
            <text:p>28,60</text:p>
          </table:table-cell>
          <table:table-cell table:style-name="ce458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469" office:value-type="float" office:value="6.54194" calcext:value-type="float">
            <text:p>6,54</text:p>
          </table:table-cell>
          <table:table-cell table:style-name="ce479" table:formula="of:=2/1E+016" office:value-type="float" office:value="2E-016" calcext:value-type="float">
            <text:p>2,00E-016</text:p>
          </table:table-cell>
          <table:table-cell table:style-name="ce469" office:value-type="float" office:value="4.25836" calcext:value-type="float">
            <text:p>4,26</text:p>
          </table:table-cell>
          <table:table-cell table:style-name="ce491" office:value-type="float" office:value="8.86E-015" calcext:value-type="float">
            <text:p>8,86E-015</text:p>
          </table:table-cell>
          <table:table-cell table:style-name="ce469" office:value-type="float" office:value="1.78147" calcext:value-type="float">
            <text:p>1,78</text:p>
          </table:table-cell>
          <table:table-cell table:style-name="ce501" office:value-type="float" office:value="0.001664" calcext:value-type="float">
            <text:p>1,66E-003</text:p>
          </table:table-cell>
          <table:table-cell table:style-name="ce469" office:value-type="float" office:value="-0.64877" calcext:value-type="float">
            <text:p>-0,65</text:p>
          </table:table-cell>
          <table:table-cell table:style-name="ce511" office:value-type="float" office:value="0.233291" calcext:value-type="float">
            <text:p>2,33E-001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77" calcext:value-type="float">
            <text:p>197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423"/>
          <table:covered-table-cell table:style-name="ce431"/>
          <table:covered-table-cell table:style-name="ce432"/>
          <table:covered-table-cell table:style-name="ce459"/>
          <table:table-cell table:style-name="ce469" office:value-type="float" office:value="2.24951" calcext:value-type="float">
            <text:p>2,25</text:p>
          </table:table-cell>
          <table:table-cell table:style-name="ce479" office:value-type="float" office:value="0.000563" calcext:value-type="float">
            <text:p>5,63E-004</text:p>
          </table:table-cell>
          <table:table-cell table:style-name="ce469" office:value-type="float" office:value="1.13451" calcext:value-type="float">
            <text:p>1,13</text:p>
          </table:table-cell>
          <table:table-cell table:style-name="ce491" office:value-type="float" office:value="0.122578" calcext:value-type="float">
            <text:p>1,23E-001</text:p>
          </table:table-cell>
          <table:table-cell table:style-name="ce469" office:value-type="float" office:value="2.59779" calcext:value-type="float">
            <text:p>2,60</text:p>
          </table:table-cell>
          <table:table-cell table:style-name="ce501" office:value-type="float" office:value="0.000845" calcext:value-type="float">
            <text:p>8,45E-004</text:p>
          </table:table-cell>
          <table:table-cell table:style-name="ce469" office:value-type="float" office:value="1.73847" calcext:value-type="float">
            <text:p>1,74</text:p>
          </table:table-cell>
          <table:table-cell table:style-name="ce511" office:value-type="float" office:value="0.023421" calcext:value-type="float">
            <text:p>2,34E-002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87" calcext:value-type="float">
            <text:p>198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423"/>
          <table:covered-table-cell table:style-name="ce431"/>
          <table:covered-table-cell table:style-name="ce432"/>
          <table:covered-table-cell table:style-name="ce459"/>
          <table:table-cell table:style-name="ce469" office:value-type="float" office:value="0.17723" calcext:value-type="float">
            <text:p>0,18</text:p>
          </table:table-cell>
          <table:table-cell table:style-name="ce479" office:value-type="float" office:value="0.802378" calcext:value-type="float">
            <text:p>8,02E-001</text:p>
          </table:table-cell>
          <table:table-cell table:style-name="ce469" office:value-type="float" office:value="-0.90019" calcext:value-type="float">
            <text:p>-0,90</text:p>
          </table:table-cell>
          <table:table-cell table:style-name="ce491" office:value-type="float" office:value="0.244238" calcext:value-type="float">
            <text:p>2,44E-001</text:p>
          </table:table-cell>
          <table:table-cell table:style-name="ce469" office:value-type="float" office:value="1.18387" calcext:value-type="float">
            <text:p>1,18</text:p>
          </table:table-cell>
          <table:table-cell table:style-name="ce501" office:value-type="float" office:value="0.132716" calcext:value-type="float">
            <text:p>1,33E-001</text:p>
          </table:table-cell>
          <table:table-cell table:style-name="ce469" office:value-type="float" office:value="2.56596" calcext:value-type="float">
            <text:p>2,57</text:p>
          </table:table-cell>
          <table:table-cell table:style-name="ce511" office:value-type="float" office:value="0.000662" calcext:value-type="float">
            <text:p>6,62E-004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97" calcext:value-type="float">
            <text:p>199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423"/>
          <table:covered-table-cell table:style-name="ce431"/>
          <table:covered-table-cell table:style-name="ce432"/>
          <table:covered-table-cell table:style-name="ce459"/>
          <table:table-cell table:style-name="ce469" office:value-type="float" office:value="-0.03991" calcext:value-type="float">
            <text:p>-0,04</text:p>
          </table:table-cell>
          <table:table-cell table:style-name="ce479" office:value-type="float" office:value="0.96228" calcext:value-type="float">
            <text:p>9,62E-001</text:p>
          </table:table-cell>
          <table:table-cell table:style-name="ce469" office:value-type="float" office:value="0.71737" calcext:value-type="float">
            <text:p>0,72</text:p>
          </table:table-cell>
          <table:table-cell table:style-name="ce491" office:value-type="float" office:value="0.417029" calcext:value-type="float">
            <text:p>4,17E-001</text:p>
          </table:table-cell>
          <table:table-cell table:style-name="ce469" office:value-type="float" office:value="2.31832" calcext:value-type="float">
            <text:p>2,32</text:p>
          </table:table-cell>
          <table:table-cell table:style-name="ce501" office:value-type="float" office:value="0.008533" calcext:value-type="float">
            <text:p>8,53E-003</text:p>
          </table:table-cell>
          <table:table-cell table:style-name="ce469" office:value-type="float" office:value="5.22697" calcext:value-type="float">
            <text:p>5,23</text:p>
          </table:table-cell>
          <table:table-cell table:style-name="ce511" office:value-type="float" office:value="0.000000000328" calcext:value-type="float">
            <text:p>3,28E-010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string" calcext:value-type="string">
            <text:p>-</text:p>
          </table:table-cell>
          <table:table-cell table:style-name="ce50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1004"/>
        </table:table-row>
        <table:table-row table:style-name="ro7">
          <table:table-cell table:style-name="ce2" office:value-type="string" calcext:value-type="string" table:number-columns-spanned="1" table:number-rows-spanned="5">
            <text:p>Duração das viagens de homens, chefe de família</text:p>
          </table:table-cell>
          <table:table-cell table:style-name="ce424" office:value-type="float" office:value="2.2E-016" calcext:value-type="float">
            <text:p>2,20E-016</text:p>
          </table:table-cell>
          <table:table-cell table:style-name="ce125" office:value-type="float" office:value="0.02411" calcext:value-type="float">
            <text:p>0,0241</text:p>
          </table:table-cell>
          <table:table-cell table:style-name="ce127" office:value-type="float" office:value="35.8661" calcext:value-type="float">
            <text:p>35,87</text:p>
          </table:table-cell>
          <table:table-cell table:style-name="ce460" table:formula="of:=2/1E+016" office:value-type="float" office:value="2E-016" calcext:value-type="float">
            <text:p>2,00E-016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27" office:value-type="float" office:value="-9.7468" calcext:value-type="float">
            <text:p>-9,75</text:p>
          </table:table-cell>
          <table:table-cell table:style-name="ce518" table:formula="of:=2/1E+016" office:value-type="float" office:value="2E-016" calcext:value-type="float">
            <text:p>2,00E-016</text:p>
          </table:table-cell>
          <table:table-cell table:style-name="ce312" office:value-type="float" office:value="-12.4909" calcext:value-type="float">
            <text:p>-12,49</text:p>
          </table:table-cell>
          <table:table-cell table:style-name="ce524" table:formula="of:=2/1E+016" office:value-type="float" office:value="2E-016" calcext:value-type="float">
            <text:p>2,00E-016</text:p>
          </table:table-cell>
          <table:table-cell table:style-name="ce221" office:value-type="string" calcext:value-type="string">
            <text:p>-</text:p>
          </table:table-cell>
          <table:table-cell table:style-name="ce528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number-columns-repeated="1004"/>
        </table:table-row>
        <table:table-row table:style-name="ro7">
          <table:covered-table-cell table:style-name="ce2"/>
          <table:table-cell table:style-name="ce425" office:value-type="float" office:value="2.2E-016" calcext:value-type="float" table:number-columns-spanned="1" table:number-rows-spanned="4">
            <text:p>2,20E-016</text:p>
          </table:table-cell>
          <table:table-cell table:style-name="ce431" office:value-type="float" office:value="0.02448" calcext:value-type="float" table:number-columns-spanned="1" table:number-rows-spanned="4">
            <text:p>0,0245</text:p>
          </table:table-cell>
          <table:table-cell table:style-name="ce432" office:value-type="float" office:value="35.87086" calcext:value-type="float" table:number-columns-spanned="1" table:number-rows-spanned="4">
            <text:p>35,87</text:p>
          </table:table-cell>
          <table:table-cell table:style-name="ce461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32" office:value-type="float" office:value="-8.82374" calcext:value-type="float">
            <text:p>-8,82</text:p>
          </table:table-cell>
          <table:table-cell table:style-name="ce519" table:formula="of:=2/1E+016" office:value-type="float" office:value="2E-016" calcext:value-type="float">
            <text:p>2,00E-016</text:p>
          </table:table-cell>
          <table:table-cell table:style-name="ce469" office:value-type="float" office:value="-11.31933" calcext:value-type="float">
            <text:p>-11,32</text:p>
          </table:table-cell>
          <table:table-cell table:style-name="ce525" table:formula="of:=2/1E+016" office:value-type="float" office:value="2E-016" calcext:value-type="float">
            <text:p>2,00E-016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77" calcext:value-type="float">
            <text:p>197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426"/>
          <table:covered-table-cell table:style-name="ce431"/>
          <table:covered-table-cell table:style-name="ce432"/>
          <table:covered-table-cell table:style-name="ce462"/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32" office:value-type="float" office:value="-1.09765" calcext:value-type="float">
            <text:p>-1,10</text:p>
          </table:table-cell>
          <table:table-cell table:style-name="ce519" office:value-type="float" office:value="0.23048" calcext:value-type="float">
            <text:p>2,30E-001</text:p>
          </table:table-cell>
          <table:table-cell table:style-name="ce469" office:value-type="float" office:value="0.04711" calcext:value-type="float">
            <text:p>0,05</text:p>
          </table:table-cell>
          <table:table-cell table:style-name="ce525" office:value-type="float" office:value="0.96859" calcext:value-type="float">
            <text:p>9,69E-001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87" calcext:value-type="float">
            <text:p>198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426"/>
          <table:covered-table-cell table:style-name="ce431"/>
          <table:covered-table-cell table:style-name="ce432"/>
          <table:covered-table-cell table:style-name="ce462"/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32" office:value-type="float" office:value="-3.67535" calcext:value-type="float">
            <text:p>-3,68</text:p>
          </table:table-cell>
          <table:table-cell table:style-name="ce519" office:value-type="float" office:value="0.0000694" calcext:value-type="float">
            <text:p>6,94E-005</text:p>
          </table:table-cell>
          <table:table-cell table:style-name="ce469" office:value-type="float" office:value="-0.60901" calcext:value-type="float">
            <text:p>-0,61</text:p>
          </table:table-cell>
          <table:table-cell table:style-name="ce525" office:value-type="float" office:value="0.60782" calcext:value-type="float">
            <text:p>6,08E-001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97" calcext:value-type="float">
            <text:p>199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426"/>
          <table:covered-table-cell table:style-name="ce431"/>
          <table:covered-table-cell table:style-name="ce432"/>
          <table:covered-table-cell table:style-name="ce462"/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32" office:value-type="float" office:value="0.7972" calcext:value-type="float">
            <text:p>0,80</text:p>
          </table:table-cell>
          <table:table-cell table:style-name="ce519" office:value-type="float" office:value="0.37017" calcext:value-type="float">
            <text:p>3,70E-001</text:p>
          </table:table-cell>
          <table:table-cell table:style-name="ce469" office:value-type="float" office:value="-2.96751" calcext:value-type="float">
            <text:p>-2,97</text:p>
          </table:table-cell>
          <table:table-cell table:style-name="ce525" office:value-type="float" office:value="0.00635" calcext:value-type="float">
            <text:p>6,35E-003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1004"/>
        </table:table-row>
        <table:table-row table:style-name="ro7">
          <table:table-cell table:style-name="ce2" office:value-type="string" calcext:value-type="string" table:number-columns-spanned="1" table:number-rows-spanned="5">
            <text:p>Duração das viagens de homens, chefe de família com menos de 60 anos</text:p>
          </table:table-cell>
          <table:table-cell table:style-name="ce266" office:value-type="float" office:value="0.00000000000006765" calcext:value-type="float">
            <text:p>6,77E-014</text:p>
          </table:table-cell>
          <table:table-cell table:style-name="ce125" office:value-type="float" office:value="0.000819" calcext:value-type="float">
            <text:p>0,0008</text:p>
          </table:table-cell>
          <table:table-cell table:style-name="ce127" office:value-type="float" office:value="36.0836" calcext:value-type="float">
            <text:p>36,08</text:p>
          </table:table-cell>
          <table:table-cell table:style-name="ce463" table:formula="of:=2/1E+016" office:value-type="float" office:value="2E-016" calcext:value-type="float">
            <text:p>2,00E-016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float" office:value="-2.1869" calcext:value-type="float">
            <text:p>-2,19</text:p>
          </table:table-cell>
          <table:table-cell table:style-name="ce520" office:value-type="float" office:value="0.00374" calcext:value-type="float">
            <text:p>3,74E-003</text:p>
          </table:table-cell>
          <table:table-cell table:style-name="ce312" office:value-type="float" office:value="-5.1209" calcext:value-type="float">
            <text:p>-5,12</text:p>
          </table:table-cell>
          <table:table-cell table:style-name="ce526" office:value-type="float" office:value="0.00000000000123" calcext:value-type="float">
            <text:p>1,23E-012</text:p>
          </table:table-cell>
          <table:table-cell table:style-name="ce221" office:value-type="string" calcext:value-type="string">
            <text:p>-</text:p>
          </table:table-cell>
          <table:table-cell table:style-name="ce528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number-columns-repeated="1004"/>
        </table:table-row>
        <table:table-row table:style-name="ro7">
          <table:covered-table-cell table:style-name="ce2"/>
          <table:table-cell table:style-name="ce427" office:value-type="float" office:value="0.00000000000002042" calcext:value-type="float" table:number-columns-spanned="1" table:number-rows-spanned="4">
            <text:p>2,04E-014</text:p>
          </table:table-cell>
          <table:table-cell table:style-name="ce431" office:value-type="float" office:value="0.001032" calcext:value-type="float" table:number-columns-spanned="1" table:number-rows-spanned="4">
            <text:p>0,0010</text:p>
          </table:table-cell>
          <table:table-cell table:style-name="ce432" office:value-type="float" office:value="36.0822" calcext:value-type="float" table:number-columns-spanned="1" table:number-rows-spanned="4">
            <text:p>36,08</text:p>
          </table:table-cell>
          <table:table-cell table:style-name="ce464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float" office:value="-3.3904" calcext:value-type="float">
            <text:p>-3,39</text:p>
          </table:table-cell>
          <table:table-cell table:style-name="ce521" office:value-type="float" office:value="0.00905" calcext:value-type="float">
            <text:p>9,05E-003</text:p>
          </table:table-cell>
          <table:table-cell table:style-name="ce469" office:value-type="float" office:value="-7.0619" calcext:value-type="float">
            <text:p>-7,06</text:p>
          </table:table-cell>
          <table:table-cell table:style-name="ce527" office:value-type="float" office:value="0.0000000427" calcext:value-type="float">
            <text:p>4,27E-008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77" calcext:value-type="float">
            <text:p>197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427"/>
          <table:covered-table-cell table:style-name="ce431"/>
          <table:covered-table-cell table:style-name="ce432"/>
          <table:covered-table-cell table:style-name="ce465"/>
          <table:table-cell table:style-name="ce469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float" office:value="5.1377" calcext:value-type="float">
            <text:p>5,14</text:p>
          </table:table-cell>
          <table:table-cell table:style-name="ce521" office:value-type="float" office:value="0.00697" calcext:value-type="float">
            <text:p>6,97E-003</text:p>
          </table:table-cell>
          <table:table-cell table:style-name="ce469" office:value-type="float" office:value="3.6663" calcext:value-type="float">
            <text:p>3,67</text:p>
          </table:table-cell>
          <table:table-cell table:style-name="ce527" office:value-type="float" office:value="0.04956" calcext:value-type="float">
            <text:p>4,96E-002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87" calcext:value-type="float">
            <text:p>198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427"/>
          <table:covered-table-cell table:style-name="ce431"/>
          <table:covered-table-cell table:style-name="ce432"/>
          <table:covered-table-cell table:style-name="ce465"/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float" office:value="-3.0858" calcext:value-type="float">
            <text:p>-3,09</text:p>
          </table:table-cell>
          <table:table-cell table:style-name="ce521" office:value-type="float" office:value="0.13449" calcext:value-type="float">
            <text:p>1,34E-001</text:p>
          </table:table-cell>
          <table:table-cell table:style-name="ce469" office:value-type="float" office:value="2.957" calcext:value-type="float">
            <text:p>2,96</text:p>
          </table:table-cell>
          <table:table-cell table:style-name="ce527" office:value-type="float" office:value="0.13283" calcext:value-type="float">
            <text:p>1,33E-001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1997" calcext:value-type="float">
            <text:p>1997</text:p>
          </table:table-cell>
          <table:table-cell table:number-columns-repeated="1004"/>
        </table:table-row>
        <table:table-row table:style-name="ro7">
          <table:covered-table-cell table:style-name="ce2"/>
          <table:covered-table-cell table:style-name="ce427"/>
          <table:covered-table-cell table:style-name="ce431"/>
          <table:covered-table-cell table:style-name="ce432"/>
          <table:covered-table-cell table:style-name="ce465"/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69" office:value-type="float" office:value="2.4354" calcext:value-type="float">
            <text:p>2,44</text:p>
          </table:table-cell>
          <table:table-cell table:style-name="ce521" office:value-type="float" office:value="0.26829" calcext:value-type="float">
            <text:p>2,68E-001</text:p>
          </table:table-cell>
          <table:table-cell table:style-name="ce469" office:value-type="float" office:value="1.5633" calcext:value-type="float">
            <text:p>1,56</text:p>
          </table:table-cell>
          <table:table-cell table:style-name="ce527" office:value-type="float" office:value="0.44577" calcext:value-type="float">
            <text:p>4,46E-001</text:p>
          </table:table-cell>
          <table:table-cell table:style-name="ce53" office:value-type="string" calcext:value-type="string">
            <text:p>-</text:p>
          </table:table-cell>
          <table:table-cell table:style-name="ce529"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1004"/>
        </table:table-row>
        <table:table-row table:style-name="ro7">
          <table:table-cell table:style-name="ce60" office:value-type="string" calcext:value-type="string" table:number-columns-spanned="1" table:number-rows-spanned="5">
            <text:p>Duração das viagens de homens, chefe de família</text:p>
          </table:table-cell>
          <table:table-cell table:style-name="ce428" office:value-type="float" office:value="2.2E-016" calcext:value-type="float">
            <text:p>2,20E-016</text:p>
          </table:table-cell>
          <table:table-cell table:style-name="ce125" office:value-type="float" office:value="0.01236" calcext:value-type="float">
            <text:p>0,0124</text:p>
          </table:table-cell>
          <table:table-cell table:style-name="ce127" office:value-type="float" office:value="37.3249" calcext:value-type="float">
            <text:p>37,32</text:p>
          </table:table-cell>
          <table:table-cell table:style-name="ce466" table:formula="of:=2/1E+016" office:value-type="float" office:value="2E-016" calcext:value-type="float">
            <text:p>2,00E-016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312" office:value-type="float" office:value="-8.047" calcext:value-type="float">
            <text:p>-8,05</text:p>
          </table:table-cell>
          <table:table-cell table:style-name="ce530" table:formula="of:=2/1E+016" office:value-type="float" office:value="2E-016" calcext:value-type="float">
            <text:p>2,00E-016</text:p>
          </table:table-cell>
          <table:table-cell table:style-name="ce228" office:value-type="string" calcext:value-type="string">
            <text:p>tds anos</text:p>
          </table:table-cell>
          <table:table-cell table:style-name="ce232" table:number-columns-repeated="1004"/>
        </table:table-row>
        <table:table-row table:style-name="ro7">
          <table:covered-table-cell table:style-name="ce60"/>
          <table:table-cell table:style-name="ce429" office:value-type="float" office:value="2.2E-016" calcext:value-type="float" table:number-columns-spanned="1" table:number-rows-spanned="4">
            <text:p>2,20E-016</text:p>
          </table:table-cell>
          <table:table-cell table:style-name="ce126" office:value-type="float" office:value="0.01262" calcext:value-type="float" table:number-columns-spanned="1" table:number-rows-spanned="4">
            <text:p>0,0126</text:p>
          </table:table-cell>
          <table:table-cell table:style-name="ce432" office:value-type="float" office:value="37.3249" calcext:value-type="float" table:number-columns-spanned="1" table:number-rows-spanned="4">
            <text:p>37,32</text:p>
          </table:table-cell>
          <table:table-cell table:style-name="ce467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469" office:value-type="float" office:value="-9.1739" calcext:value-type="float">
            <text:p>-9,17</text:p>
          </table:table-cell>
          <table:table-cell table:style-name="ce531" table:formula="of:=2/1E+016" office:value-type="float" office:value="2E-016" calcext:value-type="float">
            <text:p>2,00E-016</text:p>
          </table:table-cell>
          <table:table-cell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7">
          <table:covered-table-cell table:style-name="ce60"/>
          <table:covered-table-cell table:style-name="ce430"/>
          <table:covered-table-cell table:style-name="ce126"/>
          <table:covered-table-cell table:style-name="ce129"/>
          <table:covered-table-cell table:style-name="ce468"/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number-columns-repeated="2" table:style-name="ce169" office:value-type="string" calcext:value-type="string">
            <text:p>-</text:p>
          </table:table-cell>
          <table:table-cell table:style-name="ce469" office:value-type="float" office:value="1.2307" calcext:value-type="float">
            <text:p>1,23</text:p>
          </table:table-cell>
          <table:table-cell table:style-name="ce531" office:value-type="float" office:value="0.00972" calcext:value-type="float">
            <text:p>9,72E-003</text:p>
          </table:table-cell>
          <table:table-cell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7">
          <table:covered-table-cell table:style-name="ce60"/>
          <table:covered-table-cell table:style-name="ce430"/>
          <table:covered-table-cell table:style-name="ce126"/>
          <table:covered-table-cell table:style-name="ce129"/>
          <table:covered-table-cell table:style-name="ce468"/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number-columns-repeated="2" table:style-name="ce169" office:value-type="string" calcext:value-type="string">
            <text:p>-</text:p>
          </table:table-cell>
          <table:table-cell table:style-name="ce469" office:value-type="float" office:value="0.9088" calcext:value-type="float">
            <text:p>0,91</text:p>
          </table:table-cell>
          <table:table-cell table:style-name="ce531" office:value-type="float" office:value="0.05281" calcext:value-type="float">
            <text:p>5,28E-002</text:p>
          </table:table-cell>
          <table:table-cell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7">
          <table:covered-table-cell table:style-name="ce60"/>
          <table:covered-table-cell table:style-name="ce430"/>
          <table:covered-table-cell table:style-name="ce126"/>
          <table:covered-table-cell table:style-name="ce129"/>
          <table:covered-table-cell table:style-name="ce468"/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number-columns-repeated="2" table:style-name="ce169" office:value-type="string" calcext:value-type="string">
            <text:p>-</text:p>
          </table:table-cell>
          <table:table-cell table:style-name="ce469" office:value-type="float" office:value="2.2948" calcext:value-type="float">
            <text:p>2,29</text:p>
          </table:table-cell>
          <table:table-cell table:style-name="ce531" office:value-type="float" office:value="0.000000734" calcext:value-type="float">
            <text:p>7,34E-007</text:p>
          </table:table-cell>
          <table:table-cell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4" table:number-columns-repeated="2"/>
          <table:table-cell table:style-name="ce25"/>
          <table:table-cell table:style-name="ce4" table:number-columns-repeated="2"/>
          <table:table-cell table:style-name="ce43" table:number-columns-repeated="12"/>
          <table:table-cell table:number-columns-repeated="1007"/>
        </table:table-row>
        <table:table-row table:style-name="ro2">
          <table:table-cell table:style-name="ce5" office:value-type="string" calcext:value-type="string">
            <text:p>LEGENDA:</text:p>
          </table:table-cell>
          <table:table-cell table:style-name="ce19"/>
          <table:table-cell table:style-name="ce26" office:value-type="string" calcext:value-type="string">
            <text:p>p-valores entre 0,1 e 1</text:p>
          </table:table-cell>
          <table:table-cell table:style-name="ce4" table:number-columns-repeated="2"/>
          <table:table-cell table:style-name="ce43" table:number-columns-repeated="12"/>
          <table:table-cell table:number-columns-repeated="1007"/>
        </table:table-row>
        <table:table-row table:style-name="ro2">
          <table:table-cell table:style-name="ce6" office:value-type="string" calcext:value-type="string">
            <text:p>significância</text:p>
          </table:table-cell>
          <table:table-cell table:style-name="ce20"/>
          <table:table-cell table:style-name="ce26" office:value-type="string" calcext:value-type="string">
            <text:p>p-valores entre 0,05 e 0,1</text:p>
          </table:table-cell>
          <table:table-cell table:style-name="ce4" table:number-columns-repeated="2"/>
          <table:table-cell table:style-name="ce43" table:number-columns-repeated="12"/>
          <table:table-cell table:number-columns-repeated="1007"/>
        </table:table-row>
        <table:table-row table:style-name="ro2">
          <table:table-cell table:style-name="ce4"/>
          <table:table-cell table:style-name="ce21"/>
          <table:table-cell table:style-name="ce26" office:value-type="string" calcext:value-type="string">
            <text:p>p-valores entre 0,001 e 0,05</text:p>
          </table:table-cell>
          <table:table-cell table:style-name="ce4" table:number-columns-repeated="2"/>
          <table:table-cell table:style-name="ce43" table:number-columns-repeated="12"/>
          <table:table-cell table:number-columns-repeated="1007"/>
        </table:table-row>
        <table:table-row table:style-name="ro2">
          <table:table-cell table:style-name="ce4"/>
          <table:table-cell table:style-name="ce22"/>
          <table:table-cell table:style-name="ce26" office:value-type="string" calcext:value-type="string">
            <text:p>p-valores menores que 0,001</text:p>
          </table:table-cell>
          <table:table-cell table:style-name="ce4" table:number-columns-repeated="2"/>
          <table:table-cell table:style-name="ce43" table:number-columns-repeated="12"/>
          <table:table-cell table:number-columns-repeated="1007"/>
        </table:table-row>
        <table:table-row table:style-name="ro2" table:number-rows-repeated="2">
          <table:table-cell table:style-name="ce4" table:number-columns-repeated="2"/>
          <table:table-cell table:style-name="ce25"/>
          <table:table-cell table:style-name="ce4" table:number-columns-repeated="2"/>
          <table:table-cell table:style-name="ce43" table:number-columns-repeated="12"/>
          <table:table-cell table:number-columns-repeated="1007"/>
        </table:table-row>
        <table:table-row table:style-name="ro2" table:number-rows-repeated="12">
          <table:table-cell table:style-name="ce4" table:number-columns-repeated="5"/>
          <table:table-cell table:style-name="ce43" table:number-columns-repeated="12"/>
          <table:table-cell table:number-columns-repeated="1007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DURACAO-H-CHE'.M3:'DURACAO-H-CHE'.M7 'DURACAO-H-CHE'.O3:'DURACAO-H-CHE'.O7 'DURACAO-H-CHE'.Q3:'DURACAO-H-CHE'.Q27 'DURACAO-H-CHE'.Q35:'DURACAO-H-CHE'.Q49">
            <calcext:condition calcext:apply-style-name="Sem título1" calcext:value="between(0.1,1)" calcext:base-cell-address="'DURACAO-H-CON'.M3"/>
            <calcext:condition calcext:apply-style-name="Sem título2" calcext:value="between(0.1,0.05)" calcext:base-cell-address="'DURACAO-H-CON'.M3"/>
            <calcext:condition calcext:apply-style-name="Sem título3" calcext:value="between(0.05,0.01)" calcext:base-cell-address="'DURACAO-H-CON'.M3"/>
            <calcext:condition calcext:apply-style-name="Sem título4" calcext:value="between(0.01,0.001)" calcext:base-cell-address="'DURACAO-H-CON'.M3"/>
          </calcext:conditional-format>
          <calcext:conditional-format calcext:target-range-address="'DURACAO-H-CHE'.S45:'DURACAO-H-CHE'.S59 'DURACAO-H-CHE'.S35:'DURACAO-H-CHE'.S44 'DURACAO-H-CHE'.S3:'DURACAO-H-CHE'.S32">
            <calcext:condition calcext:apply-style-name="Sem título1" calcext:value="between(0.1,1)" calcext:base-cell-address="'DURACAO-H-CON'.S3"/>
            <calcext:condition calcext:apply-style-name="Sem título2" calcext:value="between(0.05,0.1)" calcext:base-cell-address="'DURACAO-H-CON'.S3"/>
            <calcext:condition calcext:apply-style-name="Sem título3" calcext:value="between(0.01,0.05)" calcext:base-cell-address="'DURACAO-H-CON'.S3"/>
            <calcext:condition calcext:apply-style-name="Sem título4" calcext:value="between(0.001,0.01)" calcext:base-cell-address="'DURACAO-H-CON'.S3"/>
          </calcext:conditional-format>
          <calcext:conditional-format calcext:target-range-address="'DURACAO-H-CHE'.E5:'DURACAO-H-CHE'.E7">
            <calcext:condition calcext:apply-style-name="Sem título1" calcext:value="between(0.1,1)" calcext:base-cell-address="'DURACAO-H-CON'.E5"/>
            <calcext:condition calcext:apply-style-name="Sem título2" calcext:value="between(0.1,0.05)" calcext:base-cell-address="'DURACAO-H-CON'.E5"/>
            <calcext:condition calcext:apply-style-name="Sem título3" calcext:value="between(0.05,0.01)" calcext:base-cell-address="'DURACAO-H-CON'.E5"/>
            <calcext:condition calcext:apply-style-name="Sem título4" calcext:value="between(0.01,0.001)" calcext:base-cell-address="'DURACAO-H-CON'.E5"/>
          </calcext:conditional-format>
          <calcext:conditional-format calcext:target-range-address="'DURACAO-H-CHE'.B18:'DURACAO-H-CHE'.B22">
            <calcext:condition calcext:apply-style-name="Sem título1" calcext:value="between(0.1,1)" calcext:base-cell-address="'DURACAO-H-CON'.B18"/>
            <calcext:condition calcext:apply-style-name="Sem título2" calcext:value="between(0.1,0.05)" calcext:base-cell-address="'DURACAO-H-CON'.B18"/>
            <calcext:condition calcext:apply-style-name="Sem título3" calcext:value="between(0.05,0.01)" calcext:base-cell-address="'DURACAO-H-CON'.B18"/>
            <calcext:condition calcext:apply-style-name="Sem título4" calcext:value="between(0.01,0.001)" calcext:base-cell-address="'DURACAO-H-CON'.B18"/>
          </calcext:conditional-format>
          <calcext:conditional-format calcext:target-range-address="'DURACAO-H-CHE'.I3:'DURACAO-H-CHE'.I7">
            <calcext:condition calcext:apply-style-name="Sem título1" calcext:value="between(0.1,1)" calcext:base-cell-address="'DURACAO-H-CON'.I3"/>
            <calcext:condition calcext:apply-style-name="Sem título2" calcext:value="between(0.1,0.05)" calcext:base-cell-address="'DURACAO-H-CON'.I3"/>
            <calcext:condition calcext:apply-style-name="Sem título3" calcext:value="between(0.05,0.01)" calcext:base-cell-address="'DURACAO-H-CON'.I3"/>
            <calcext:condition calcext:apply-style-name="Sem título4" calcext:value="between(0.01,0.001)" calcext:base-cell-address="'DURACAO-H-CON'.I3"/>
          </calcext:conditional-format>
          <calcext:conditional-format calcext:target-range-address="'DURACAO-H-CHE'.K3:'DURACAO-H-CHE'.K7">
            <calcext:condition calcext:apply-style-name="Sem título1" calcext:value="between(0.1,1)" calcext:base-cell-address="'DURACAO-H-CON'.K3"/>
            <calcext:condition calcext:apply-style-name="Sem título2" calcext:value="between(0.1,0.05)" calcext:base-cell-address="'DURACAO-H-CON'.K3"/>
            <calcext:condition calcext:apply-style-name="Sem título3" calcext:value="between(0.05,0.01)" calcext:base-cell-address="'DURACAO-H-CON'.K3"/>
            <calcext:condition calcext:apply-style-name="Sem título4" calcext:value="between(0.01,0.001)" calcext:base-cell-address="'DURACAO-H-CON'.K3"/>
          </calcext:conditional-format>
          <calcext:conditional-format calcext:target-range-address="'DURACAO-H-CHE'.K8:'DURACAO-H-CHE'.K12">
            <calcext:condition calcext:apply-style-name="Sem título1" calcext:value="between(0.1,1)" calcext:base-cell-address="'DURACAO-H-CON'.K8"/>
            <calcext:condition calcext:apply-style-name="Sem título2" calcext:value="between(0.1,0.05)" calcext:base-cell-address="'DURACAO-H-CON'.K8"/>
            <calcext:condition calcext:apply-style-name="Sem título3" calcext:value="between(0.05,0.01)" calcext:base-cell-address="'DURACAO-H-CON'.K8"/>
            <calcext:condition calcext:apply-style-name="Sem título4" calcext:value="between(0.01,0.001)" calcext:base-cell-address="'DURACAO-H-CON'.K8"/>
          </calcext:conditional-format>
          <calcext:conditional-format calcext:target-range-address="'DURACAO-H-CHE'.O8:'DURACAO-H-CHE'.O12">
            <calcext:condition calcext:apply-style-name="Sem título1" calcext:value="between(0.1,1)" calcext:base-cell-address="'DURACAO-H-CON'.O8"/>
            <calcext:condition calcext:apply-style-name="Sem título2" calcext:value="between(0.1,0.05)" calcext:base-cell-address="'DURACAO-H-CON'.O8"/>
            <calcext:condition calcext:apply-style-name="Sem título3" calcext:value="between(0.05,0.01)" calcext:base-cell-address="'DURACAO-H-CON'.O8"/>
            <calcext:condition calcext:apply-style-name="Sem título4" calcext:value="between(0.01,0.001)" calcext:base-cell-address="'DURACAO-H-CON'.O8"/>
          </calcext:conditional-format>
          <calcext:conditional-format calcext:target-range-address="'DURACAO-H-CHE'.O13:'DURACAO-H-CHE'.O17">
            <calcext:condition calcext:apply-style-name="Sem título1" calcext:value="between(0.1,1)" calcext:base-cell-address="'DURACAO-H-CON'.O13"/>
            <calcext:condition calcext:apply-style-name="Sem título2" calcext:value="between(0.1,0.05)" calcext:base-cell-address="'DURACAO-H-CON'.O13"/>
            <calcext:condition calcext:apply-style-name="Sem título3" calcext:value="between(0.05,0.01)" calcext:base-cell-address="'DURACAO-H-CON'.O13"/>
            <calcext:condition calcext:apply-style-name="Sem título4" calcext:value="between(0.01,0.001)" calcext:base-cell-address="'DURACAO-H-CON'.O13"/>
          </calcext:conditional-format>
          <calcext:conditional-format calcext:target-range-address="'DURACAO-H-CHE'.G8:'DURACAO-H-CHE'.G32">
            <calcext:condition calcext:apply-style-name="Sem título1" calcext:value="between(0.1,1)" calcext:base-cell-address="'DURACAO-H-CON'.G8"/>
            <calcext:condition calcext:apply-style-name="Sem título2" calcext:value="between(0.1,0.05)" calcext:base-cell-address="'DURACAO-H-CON'.G8"/>
            <calcext:condition calcext:apply-style-name="Sem título3" calcext:value="between(0.05,0.01)" calcext:base-cell-address="'DURACAO-H-CON'.G8"/>
            <calcext:condition calcext:apply-style-name="Sem título4" calcext:value="between(0.01,0.001)" calcext:base-cell-address="'DURACAO-H-CON'.G8"/>
          </calcext:conditional-format>
          <calcext:conditional-format calcext:target-range-address="'DURACAO-H-CHE'.I13:'DURACAO-H-CHE'.I32">
            <calcext:condition calcext:apply-style-name="Sem título1" calcext:value="between(0.1,1)" calcext:base-cell-address="'DURACAO-H-CON'.I13"/>
            <calcext:condition calcext:apply-style-name="Sem título2" calcext:value="between(0.1,0.05)" calcext:base-cell-address="'DURACAO-H-CON'.I13"/>
            <calcext:condition calcext:apply-style-name="Sem título3" calcext:value="between(0.05,0.01)" calcext:base-cell-address="'DURACAO-H-CON'.I13"/>
            <calcext:condition calcext:apply-style-name="Sem título4" calcext:value="between(0.01,0.001)" calcext:base-cell-address="'DURACAO-H-CON'.I13"/>
          </calcext:conditional-format>
          <calcext:conditional-format calcext:target-range-address="'DURACAO-H-CHE'.M8:'DURACAO-H-CHE'.M12">
            <calcext:condition calcext:apply-style-name="Sem título1" calcext:value="between(0.1,1)" calcext:base-cell-address="'DURACAO-H-CON'.M8"/>
            <calcext:condition calcext:apply-style-name="Sem título2" calcext:value="between(0.1,0.05)" calcext:base-cell-address="'DURACAO-H-CON'.M8"/>
            <calcext:condition calcext:apply-style-name="Sem título3" calcext:value="between(0.05,0.01)" calcext:base-cell-address="'DURACAO-H-CON'.M8"/>
            <calcext:condition calcext:apply-style-name="Sem título4" calcext:value="between(0.01,0.001)" calcext:base-cell-address="'DURACAO-H-CON'.M8"/>
          </calcext:conditional-format>
          <calcext:conditional-format calcext:target-range-address="'DURACAO-H-CHE'.M13:'DURACAO-H-CHE'.M17">
            <calcext:condition calcext:apply-style-name="Sem título1" calcext:value="between(0.1,1)" calcext:base-cell-address="'DURACAO-H-CON'.M13"/>
            <calcext:condition calcext:apply-style-name="Sem título2" calcext:value="between(0.1,0.05)" calcext:base-cell-address="'DURACAO-H-CON'.M13"/>
            <calcext:condition calcext:apply-style-name="Sem título3" calcext:value="between(0.05,0.01)" calcext:base-cell-address="'DURACAO-H-CON'.M13"/>
            <calcext:condition calcext:apply-style-name="Sem título4" calcext:value="between(0.01,0.001)" calcext:base-cell-address="'DURACAO-H-CON'.M13"/>
          </calcext:conditional-format>
          <calcext:conditional-format calcext:target-range-address="'DURACAO-H-CHE'.B5:'DURACAO-H-CHE'.B7 'DURACAO-H-CHE'.B3:'DURACAO-H-CHE'.B3">
            <calcext:condition calcext:apply-style-name="Sem título1" calcext:value="between(0.1,1)" calcext:base-cell-address="'DURACAO-H-CON'.B3"/>
            <calcext:condition calcext:apply-style-name="Sem título2" calcext:value="between(0.1,0.05)" calcext:base-cell-address="'DURACAO-H-CON'.B3"/>
            <calcext:condition calcext:apply-style-name="Sem título3" calcext:value="between(0.05,0.01)" calcext:base-cell-address="'DURACAO-H-CON'.B3"/>
            <calcext:condition calcext:apply-style-name="Sem título4" calcext:value="between(0.01,0.001)" calcext:base-cell-address="'DURACAO-H-CON'.B3"/>
          </calcext:conditional-format>
          <calcext:conditional-format calcext:target-range-address="'DURACAO-H-CHE'.B10:'DURACAO-H-CHE'.B12 'DURACAO-H-CHE'.B8:'DURACAO-H-CHE'.B8">
            <calcext:condition calcext:apply-style-name="Sem título1" calcext:value="between(0.1,1)" calcext:base-cell-address="'DURACAO-H-CON'.B8"/>
            <calcext:condition calcext:apply-style-name="Sem título2" calcext:value="between(0.1,0.05)" calcext:base-cell-address="'DURACAO-H-CON'.B8"/>
            <calcext:condition calcext:apply-style-name="Sem título3" calcext:value="between(0.05,0.01)" calcext:base-cell-address="'DURACAO-H-CON'.B8"/>
            <calcext:condition calcext:apply-style-name="Sem título4" calcext:value="between(0.01,0.001)" calcext:base-cell-address="'DURACAO-H-CON'.B8"/>
          </calcext:conditional-format>
          <calcext:conditional-format calcext:target-range-address="'DURACAO-H-CHE'.B15:'DURACAO-H-CHE'.B17 'DURACAO-H-CHE'.B13:'DURACAO-H-CHE'.B13">
            <calcext:condition calcext:apply-style-name="Sem título1" calcext:value="between(0.1,1)" calcext:base-cell-address="'DURACAO-H-CON'.B13"/>
            <calcext:condition calcext:apply-style-name="Sem título2" calcext:value="between(0.1,0.05)" calcext:base-cell-address="'DURACAO-H-CON'.B13"/>
            <calcext:condition calcext:apply-style-name="Sem título3" calcext:value="between(0.05,0.01)" calcext:base-cell-address="'DURACAO-H-CON'.B13"/>
            <calcext:condition calcext:apply-style-name="Sem título4" calcext:value="between(0.01,0.001)" calcext:base-cell-address="'DURACAO-H-CON'.B13"/>
          </calcext:conditional-format>
          <calcext:conditional-format calcext:target-range-address="'DURACAO-H-CHE'.B25:'DURACAO-H-CHE'.B27 'DURACAO-H-CHE'.B23:'DURACAO-H-CHE'.B23">
            <calcext:condition calcext:apply-style-name="Sem título1" calcext:value="between(0.1,1)" calcext:base-cell-address="'DURACAO-H-CON'.B23"/>
            <calcext:condition calcext:apply-style-name="Sem título2" calcext:value="between(0.1,0.05)" calcext:base-cell-address="'DURACAO-H-CON'.B23"/>
            <calcext:condition calcext:apply-style-name="Sem título3" calcext:value="between(0.05,0.01)" calcext:base-cell-address="'DURACAO-H-CON'.B23"/>
            <calcext:condition calcext:apply-style-name="Sem título4" calcext:value="between(0.01,0.001)" calcext:base-cell-address="'DURACAO-H-CON'.B23"/>
          </calcext:conditional-format>
          <calcext:conditional-format calcext:target-range-address="'DURACAO-H-CHE'.B30:'DURACAO-H-CHE'.B32 'DURACAO-H-CHE'.B28:'DURACAO-H-CHE'.B28">
            <calcext:condition calcext:apply-style-name="Sem título1" calcext:value="between(0.1,1)" calcext:base-cell-address="'DURACAO-H-CON'.B28"/>
            <calcext:condition calcext:apply-style-name="Sem título2" calcext:value="between(0.1,0.05)" calcext:base-cell-address="'DURACAO-H-CON'.B28"/>
            <calcext:condition calcext:apply-style-name="Sem título3" calcext:value="between(0.05,0.01)" calcext:base-cell-address="'DURACAO-H-CON'.B28"/>
            <calcext:condition calcext:apply-style-name="Sem título4" calcext:value="between(0.01,0.001)" calcext:base-cell-address="'DURACAO-H-CON'.B28"/>
          </calcext:conditional-format>
          <calcext:conditional-format calcext:target-range-address="'DURACAO-H-CHE'.B37:'DURACAO-H-CHE'.B39 'DURACAO-H-CHE'.B35:'DURACAO-H-CHE'.B35">
            <calcext:condition calcext:apply-style-name="Sem título1" calcext:value="between(0.1,1)" calcext:base-cell-address="'DURACAO-H-CON'.B35"/>
            <calcext:condition calcext:apply-style-name="Sem título2" calcext:value="between(0.1,0.05)" calcext:base-cell-address="'DURACAO-H-CON'.B35"/>
            <calcext:condition calcext:apply-style-name="Sem título3" calcext:value="between(0.05,0.01)" calcext:base-cell-address="'DURACAO-H-CON'.B35"/>
            <calcext:condition calcext:apply-style-name="Sem título4" calcext:value="between(0.01,0.001)" calcext:base-cell-address="'DURACAO-H-CON'.B35"/>
          </calcext:conditional-format>
          <calcext:conditional-format calcext:target-range-address="'DURACAO-H-CHE'.B42:'DURACAO-H-CHE'.B44 'DURACAO-H-CHE'.B40:'DURACAO-H-CHE'.B40">
            <calcext:condition calcext:apply-style-name="Sem título1" calcext:value="between(0.1,1)" calcext:base-cell-address="'DURACAO-H-CON'.B40"/>
            <calcext:condition calcext:apply-style-name="Sem título2" calcext:value="between(0.1,0.05)" calcext:base-cell-address="'DURACAO-H-CON'.B40"/>
            <calcext:condition calcext:apply-style-name="Sem título3" calcext:value="between(0.05,0.01)" calcext:base-cell-address="'DURACAO-H-CON'.B40"/>
            <calcext:condition calcext:apply-style-name="Sem título4" calcext:value="between(0.01,0.001)" calcext:base-cell-address="'DURACAO-H-CON'.B40"/>
          </calcext:conditional-format>
          <calcext:conditional-format calcext:target-range-address="'DURACAO-H-CHE'.B47:'DURACAO-H-CHE'.B49 'DURACAO-H-CHE'.B45:'DURACAO-H-CHE'.B45">
            <calcext:condition calcext:apply-style-name="Sem título1" calcext:value="between(0.1,1)" calcext:base-cell-address="'DURACAO-H-CON'.B45"/>
            <calcext:condition calcext:apply-style-name="Sem título2" calcext:value="between(0.1,0.05)" calcext:base-cell-address="'DURACAO-H-CON'.B45"/>
            <calcext:condition calcext:apply-style-name="Sem título3" calcext:value="between(0.05,0.01)" calcext:base-cell-address="'DURACAO-H-CON'.B45"/>
            <calcext:condition calcext:apply-style-name="Sem título4" calcext:value="between(0.01,0.001)" calcext:base-cell-address="'DURACAO-H-CON'.B45"/>
          </calcext:conditional-format>
          <calcext:conditional-format calcext:target-range-address="'DURACAO-H-CHE'.B52:'DURACAO-H-CHE'.B54 'DURACAO-H-CHE'.B50:'DURACAO-H-CHE'.B50">
            <calcext:condition calcext:apply-style-name="Sem título1" calcext:value="between(0.1,1)" calcext:base-cell-address="'DURACAO-H-CON'.B50"/>
            <calcext:condition calcext:apply-style-name="Sem título2" calcext:value="between(0.1,0.05)" calcext:base-cell-address="'DURACAO-H-CON'.B50"/>
            <calcext:condition calcext:apply-style-name="Sem título3" calcext:value="between(0.05,0.01)" calcext:base-cell-address="'DURACAO-H-CON'.B50"/>
            <calcext:condition calcext:apply-style-name="Sem título4" calcext:value="between(0.01,0.001)" calcext:base-cell-address="'DURACAO-H-CON'.B50"/>
          </calcext:conditional-format>
          <calcext:conditional-format calcext:target-range-address="'DURACAO-H-CHE'.B62:'DURACAO-H-CHE'.B64 'DURACAO-H-CHE'.B60:'DURACAO-H-CHE'.B60">
            <calcext:condition calcext:apply-style-name="Sem título1" calcext:value="between(0.1,1)" calcext:base-cell-address="'DURACAO-H-CON'.B60"/>
            <calcext:condition calcext:apply-style-name="Sem título2" calcext:value="between(0.1,0.05)" calcext:base-cell-address="'DURACAO-H-CON'.B60"/>
            <calcext:condition calcext:apply-style-name="Sem título3" calcext:value="between(0.05,0.01)" calcext:base-cell-address="'DURACAO-H-CON'.B60"/>
            <calcext:condition calcext:apply-style-name="Sem título4" calcext:value="between(0.01,0.001)" calcext:base-cell-address="'DURACAO-H-CON'.B60"/>
          </calcext:conditional-format>
          <calcext:conditional-format calcext:target-range-address="'DURACAO-H-CHE'.B4:'DURACAO-H-CHE'.B4">
            <calcext:condition calcext:apply-style-name="Sem título1" calcext:value="between(0.1,1)" calcext:base-cell-address="'DURACAO-H-CON'.B4"/>
            <calcext:condition calcext:apply-style-name="Sem título2" calcext:value="between(0.1,0.05)" calcext:base-cell-address="'DURACAO-H-CON'.B4"/>
            <calcext:condition calcext:apply-style-name="Sem título3" calcext:value="between(0.05,0.01)" calcext:base-cell-address="'DURACAO-H-CON'.B4"/>
            <calcext:condition calcext:apply-style-name="Sem título4" calcext:value="between(0.01,0.001)" calcext:base-cell-address="'DURACAO-H-CON'.B4"/>
          </calcext:conditional-format>
          <calcext:conditional-format calcext:target-range-address="'DURACAO-H-CHE'.B9:'DURACAO-H-CHE'.B9">
            <calcext:condition calcext:apply-style-name="Sem título1" calcext:value="between(0.1,1)" calcext:base-cell-address="'DURACAO-H-CON'.B9"/>
            <calcext:condition calcext:apply-style-name="Sem título2" calcext:value="between(0.1,0.05)" calcext:base-cell-address="'DURACAO-H-CON'.B9"/>
            <calcext:condition calcext:apply-style-name="Sem título3" calcext:value="between(0.05,0.01)" calcext:base-cell-address="'DURACAO-H-CON'.B9"/>
            <calcext:condition calcext:apply-style-name="Sem título4" calcext:value="between(0.01,0.001)" calcext:base-cell-address="'DURACAO-H-CON'.B9"/>
          </calcext:conditional-format>
          <calcext:conditional-format calcext:target-range-address="'DURACAO-H-CHE'.B14:'DURACAO-H-CHE'.B14">
            <calcext:condition calcext:apply-style-name="Sem título1" calcext:value="between(0.1,1)" calcext:base-cell-address="'DURACAO-H-CON'.B14"/>
            <calcext:condition calcext:apply-style-name="Sem título2" calcext:value="between(0.1,0.05)" calcext:base-cell-address="'DURACAO-H-CON'.B14"/>
            <calcext:condition calcext:apply-style-name="Sem título3" calcext:value="between(0.05,0.01)" calcext:base-cell-address="'DURACAO-H-CON'.B14"/>
            <calcext:condition calcext:apply-style-name="Sem título4" calcext:value="between(0.01,0.001)" calcext:base-cell-address="'DURACAO-H-CON'.B14"/>
          </calcext:conditional-format>
          <calcext:conditional-format calcext:target-range-address="'DURACAO-H-CHE'.B24:'DURACAO-H-CHE'.B24">
            <calcext:condition calcext:apply-style-name="Sem título1" calcext:value="between(0.1,1)" calcext:base-cell-address="'DURACAO-H-CON'.B24"/>
            <calcext:condition calcext:apply-style-name="Sem título2" calcext:value="between(0.1,0.05)" calcext:base-cell-address="'DURACAO-H-CON'.B24"/>
            <calcext:condition calcext:apply-style-name="Sem título3" calcext:value="between(0.05,0.01)" calcext:base-cell-address="'DURACAO-H-CON'.B24"/>
            <calcext:condition calcext:apply-style-name="Sem título4" calcext:value="between(0.01,0.001)" calcext:base-cell-address="'DURACAO-H-CON'.B24"/>
          </calcext:conditional-format>
          <calcext:conditional-format calcext:target-range-address="'DURACAO-H-CHE'.B29:'DURACAO-H-CHE'.B29">
            <calcext:condition calcext:apply-style-name="Sem título1" calcext:value="between(0.1,1)" calcext:base-cell-address="'DURACAO-H-CON'.B29"/>
            <calcext:condition calcext:apply-style-name="Sem título2" calcext:value="between(0.1,0.05)" calcext:base-cell-address="'DURACAO-H-CON'.B29"/>
            <calcext:condition calcext:apply-style-name="Sem título3" calcext:value="between(0.05,0.01)" calcext:base-cell-address="'DURACAO-H-CON'.B29"/>
            <calcext:condition calcext:apply-style-name="Sem título4" calcext:value="between(0.01,0.001)" calcext:base-cell-address="'DURACAO-H-CON'.B29"/>
          </calcext:conditional-format>
          <calcext:conditional-format calcext:target-range-address="'DURACAO-H-CHE'.B36:'DURACAO-H-CHE'.B36">
            <calcext:condition calcext:apply-style-name="Sem título1" calcext:value="between(0.1,1)" calcext:base-cell-address="'DURACAO-H-CON'.B36"/>
            <calcext:condition calcext:apply-style-name="Sem título2" calcext:value="between(0.1,0.05)" calcext:base-cell-address="'DURACAO-H-CON'.B36"/>
            <calcext:condition calcext:apply-style-name="Sem título3" calcext:value="between(0.05,0.01)" calcext:base-cell-address="'DURACAO-H-CON'.B36"/>
            <calcext:condition calcext:apply-style-name="Sem título4" calcext:value="between(0.01,0.001)" calcext:base-cell-address="'DURACAO-H-CON'.B36"/>
          </calcext:conditional-format>
          <calcext:conditional-format calcext:target-range-address="'DURACAO-H-CHE'.B41:'DURACAO-H-CHE'.B41">
            <calcext:condition calcext:apply-style-name="Sem título1" calcext:value="between(0.1,1)" calcext:base-cell-address="'DURACAO-H-CON'.B41"/>
            <calcext:condition calcext:apply-style-name="Sem título2" calcext:value="between(0.1,0.05)" calcext:base-cell-address="'DURACAO-H-CON'.B41"/>
            <calcext:condition calcext:apply-style-name="Sem título3" calcext:value="between(0.05,0.01)" calcext:base-cell-address="'DURACAO-H-CON'.B41"/>
            <calcext:condition calcext:apply-style-name="Sem título4" calcext:value="between(0.01,0.001)" calcext:base-cell-address="'DURACAO-H-CON'.B41"/>
          </calcext:conditional-format>
          <calcext:conditional-format calcext:target-range-address="'DURACAO-H-CHE'.B46:'DURACAO-H-CHE'.B46">
            <calcext:condition calcext:apply-style-name="Sem título1" calcext:value="between(0.1,1)" calcext:base-cell-address="'DURACAO-H-CON'.B46"/>
            <calcext:condition calcext:apply-style-name="Sem título2" calcext:value="between(0.1,0.05)" calcext:base-cell-address="'DURACAO-H-CON'.B46"/>
            <calcext:condition calcext:apply-style-name="Sem título3" calcext:value="between(0.05,0.01)" calcext:base-cell-address="'DURACAO-H-CON'.B46"/>
            <calcext:condition calcext:apply-style-name="Sem título4" calcext:value="between(0.01,0.001)" calcext:base-cell-address="'DURACAO-H-CON'.B46"/>
          </calcext:conditional-format>
          <calcext:conditional-format calcext:target-range-address="'DURACAO-H-CHE'.B51:'DURACAO-H-CHE'.B51">
            <calcext:condition calcext:apply-style-name="Sem título1" calcext:value="between(0.1,1)" calcext:base-cell-address="'DURACAO-H-CON'.B51"/>
            <calcext:condition calcext:apply-style-name="Sem título2" calcext:value="between(0.1,0.05)" calcext:base-cell-address="'DURACAO-H-CON'.B51"/>
            <calcext:condition calcext:apply-style-name="Sem título3" calcext:value="between(0.05,0.01)" calcext:base-cell-address="'DURACAO-H-CON'.B51"/>
            <calcext:condition calcext:apply-style-name="Sem título4" calcext:value="between(0.01,0.001)" calcext:base-cell-address="'DURACAO-H-CON'.B51"/>
          </calcext:conditional-format>
          <calcext:conditional-format calcext:target-range-address="'DURACAO-H-CHE'.B61:'DURACAO-H-CHE'.B61">
            <calcext:condition calcext:apply-style-name="Sem título1" calcext:value="between(0.1,1)" calcext:base-cell-address="'DURACAO-H-CON'.B61"/>
            <calcext:condition calcext:apply-style-name="Sem título2" calcext:value="between(0.1,0.05)" calcext:base-cell-address="'DURACAO-H-CON'.B61"/>
            <calcext:condition calcext:apply-style-name="Sem título3" calcext:value="between(0.05,0.01)" calcext:base-cell-address="'DURACAO-H-CON'.B61"/>
            <calcext:condition calcext:apply-style-name="Sem título4" calcext:value="between(0.01,0.001)" calcext:base-cell-address="'DURACAO-H-CON'.B61"/>
          </calcext:conditional-format>
          <calcext:conditional-format calcext:target-range-address="'DURACAO-H-CHE'.G4:'DURACAO-H-CHE'.G7">
            <calcext:condition calcext:apply-style-name="Sem título1" calcext:value="between(0.1,1)" calcext:base-cell-address="'DURACAO-H-CON'.G4"/>
            <calcext:condition calcext:apply-style-name="Sem título2" calcext:value="between(0.1,0.05)" calcext:base-cell-address="'DURACAO-H-CON'.G4"/>
            <calcext:condition calcext:apply-style-name="Sem título3" calcext:value="between(0.05,0.01)" calcext:base-cell-address="'DURACAO-H-CON'.G4"/>
            <calcext:condition calcext:apply-style-name="Sem título4" calcext:value="between(0.01,0.001)" calcext:base-cell-address="'DURACAO-H-CON'.G4"/>
          </calcext:conditional-format>
          <calcext:conditional-format calcext:target-range-address="'DURACAO-H-CHE'.G3:'DURACAO-H-CHE'.G3">
            <calcext:condition calcext:apply-style-name="Sem título1" calcext:value="between(0.1,1)" calcext:base-cell-address="'DURACAO-H-CON'.G3"/>
            <calcext:condition calcext:apply-style-name="Sem título2" calcext:value="between(0.1,0.05)" calcext:base-cell-address="'DURACAO-H-CON'.G3"/>
            <calcext:condition calcext:apply-style-name="Sem título3" calcext:value="between(0.05,0.01)" calcext:base-cell-address="'DURACAO-H-CON'.G3"/>
            <calcext:condition calcext:apply-style-name="Sem título4" calcext:value="between(0.01,0.001)" calcext:base-cell-address="'DURACAO-H-CON'.G3"/>
          </calcext:conditional-format>
          <calcext:conditional-format calcext:target-range-address="'DURACAO-H-CHE'.I9:'DURACAO-H-CHE'.I12">
            <calcext:condition calcext:apply-style-name="Sem título1" calcext:value="between(0.1,1)" calcext:base-cell-address="'DURACAO-H-CON'.I9"/>
            <calcext:condition calcext:apply-style-name="Sem título2" calcext:value="between(0.1,0.05)" calcext:base-cell-address="'DURACAO-H-CON'.I9"/>
            <calcext:condition calcext:apply-style-name="Sem título3" calcext:value="between(0.05,0.01)" calcext:base-cell-address="'DURACAO-H-CON'.I9"/>
            <calcext:condition calcext:apply-style-name="Sem título4" calcext:value="between(0.01,0.001)" calcext:base-cell-address="'DURACAO-H-CON'.I9"/>
          </calcext:conditional-format>
          <calcext:conditional-format calcext:target-range-address="'DURACAO-H-CHE'.I8:'DURACAO-H-CHE'.I8">
            <calcext:condition calcext:apply-style-name="Sem título1" calcext:value="between(0.1,1)" calcext:base-cell-address="'DURACAO-H-CON'.I8"/>
            <calcext:condition calcext:apply-style-name="Sem título2" calcext:value="between(0.1,0.05)" calcext:base-cell-address="'DURACAO-H-CON'.I8"/>
            <calcext:condition calcext:apply-style-name="Sem título3" calcext:value="between(0.05,0.01)" calcext:base-cell-address="'DURACAO-H-CON'.I8"/>
            <calcext:condition calcext:apply-style-name="Sem título4" calcext:value="between(0.01,0.001)" calcext:base-cell-address="'DURACAO-H-CON'.I8"/>
          </calcext:conditional-format>
          <calcext:conditional-format calcext:target-range-address="'DURACAO-H-CHE'.K14:'DURACAO-H-CHE'.K17">
            <calcext:condition calcext:apply-style-name="Sem título1" calcext:value="between(0.1,1)" calcext:base-cell-address="'DURACAO-H-CON'.K14"/>
            <calcext:condition calcext:apply-style-name="Sem título2" calcext:value="between(0.1,0.05)" calcext:base-cell-address="'DURACAO-H-CON'.K14"/>
            <calcext:condition calcext:apply-style-name="Sem título3" calcext:value="between(0.05,0.01)" calcext:base-cell-address="'DURACAO-H-CON'.K14"/>
            <calcext:condition calcext:apply-style-name="Sem título4" calcext:value="between(0.01,0.001)" calcext:base-cell-address="'DURACAO-H-CON'.K14"/>
          </calcext:conditional-format>
          <calcext:conditional-format calcext:target-range-address="'DURACAO-H-CHE'.K13:'DURACAO-H-CHE'.K13">
            <calcext:condition calcext:apply-style-name="Sem título1" calcext:value="between(0.1,1)" calcext:base-cell-address="'DURACAO-H-CON'.K13"/>
            <calcext:condition calcext:apply-style-name="Sem título2" calcext:value="between(0.1,0.05)" calcext:base-cell-address="'DURACAO-H-CON'.K13"/>
            <calcext:condition calcext:apply-style-name="Sem título3" calcext:value="between(0.05,0.01)" calcext:base-cell-address="'DURACAO-H-CON'.K13"/>
            <calcext:condition calcext:apply-style-name="Sem título4" calcext:value="between(0.01,0.001)" calcext:base-cell-address="'DURACAO-H-CON'.K13"/>
          </calcext:conditional-format>
          <calcext:conditional-format calcext:target-range-address="'DURACAO-H-CHE'.M19:'DURACAO-H-CHE'.M22">
            <calcext:condition calcext:apply-style-name="Sem título1" calcext:value="between(0.1,1)" calcext:base-cell-address="'DURACAO-H-CON'.M19"/>
            <calcext:condition calcext:apply-style-name="Sem título2" calcext:value="between(0.1,0.05)" calcext:base-cell-address="'DURACAO-H-CON'.M19"/>
            <calcext:condition calcext:apply-style-name="Sem título3" calcext:value="between(0.05,0.01)" calcext:base-cell-address="'DURACAO-H-CON'.M19"/>
            <calcext:condition calcext:apply-style-name="Sem título4" calcext:value="between(0.01,0.001)" calcext:base-cell-address="'DURACAO-H-CON'.M19"/>
          </calcext:conditional-format>
          <calcext:conditional-format calcext:target-range-address="'DURACAO-H-CHE'.M18:'DURACAO-H-CHE'.M18">
            <calcext:condition calcext:apply-style-name="Sem título1" calcext:value="between(0.1,1)" calcext:base-cell-address="'DURACAO-H-CON'.M18"/>
            <calcext:condition calcext:apply-style-name="Sem título2" calcext:value="between(0.1,0.05)" calcext:base-cell-address="'DURACAO-H-CON'.M18"/>
            <calcext:condition calcext:apply-style-name="Sem título3" calcext:value="between(0.05,0.01)" calcext:base-cell-address="'DURACAO-H-CON'.M18"/>
            <calcext:condition calcext:apply-style-name="Sem título4" calcext:value="between(0.01,0.001)" calcext:base-cell-address="'DURACAO-H-CON'.M18"/>
          </calcext:conditional-format>
          <calcext:conditional-format calcext:target-range-address="'DURACAO-H-CHE'.O24:'DURACAO-H-CHE'.O27">
            <calcext:condition calcext:apply-style-name="Sem título1" calcext:value="between(0.1,1)" calcext:base-cell-address="'DURACAO-H-CON'.O24"/>
            <calcext:condition calcext:apply-style-name="Sem título2" calcext:value="between(0.1,0.05)" calcext:base-cell-address="'DURACAO-H-CON'.O24"/>
            <calcext:condition calcext:apply-style-name="Sem título3" calcext:value="between(0.05,0.01)" calcext:base-cell-address="'DURACAO-H-CON'.O24"/>
            <calcext:condition calcext:apply-style-name="Sem título4" calcext:value="between(0.01,0.001)" calcext:base-cell-address="'DURACAO-H-CON'.O24"/>
          </calcext:conditional-format>
          <calcext:conditional-format calcext:target-range-address="'DURACAO-H-CHE'.O23:'DURACAO-H-CHE'.O23">
            <calcext:condition calcext:apply-style-name="Sem título1" calcext:value="between(0.1,1)" calcext:base-cell-address="'DURACAO-H-CON'.O23"/>
            <calcext:condition calcext:apply-style-name="Sem título2" calcext:value="between(0.1,0.05)" calcext:base-cell-address="'DURACAO-H-CON'.O23"/>
            <calcext:condition calcext:apply-style-name="Sem título3" calcext:value="between(0.05,0.01)" calcext:base-cell-address="'DURACAO-H-CON'.O23"/>
            <calcext:condition calcext:apply-style-name="Sem título4" calcext:value="between(0.01,0.001)" calcext:base-cell-address="'DURACAO-H-CON'.O23"/>
          </calcext:conditional-format>
          <calcext:conditional-format calcext:target-range-address="'DURACAO-H-CHE'.Q29:'DURACAO-H-CHE'.Q32">
            <calcext:condition calcext:apply-style-name="Sem título1" calcext:value="between(0.1,1)" calcext:base-cell-address="'DURACAO-H-CON'.Q29"/>
            <calcext:condition calcext:apply-style-name="Sem título2" calcext:value="between(0.1,0.05)" calcext:base-cell-address="'DURACAO-H-CON'.Q29"/>
            <calcext:condition calcext:apply-style-name="Sem título3" calcext:value="between(0.05,0.01)" calcext:base-cell-address="'DURACAO-H-CON'.Q29"/>
            <calcext:condition calcext:apply-style-name="Sem título4" calcext:value="between(0.01,0.001)" calcext:base-cell-address="'DURACAO-H-CON'.Q29"/>
          </calcext:conditional-format>
          <calcext:conditional-format calcext:target-range-address="'DURACAO-H-CHE'.Q28:'DURACAO-H-CHE'.Q28">
            <calcext:condition calcext:apply-style-name="Sem título1" calcext:value="between(0.1,1)" calcext:base-cell-address="'DURACAO-H-CON'.Q28"/>
            <calcext:condition calcext:apply-style-name="Sem título2" calcext:value="between(0.1,0.05)" calcext:base-cell-address="'DURACAO-H-CON'.Q28"/>
            <calcext:condition calcext:apply-style-name="Sem título3" calcext:value="between(0.05,0.01)" calcext:base-cell-address="'DURACAO-H-CON'.Q28"/>
            <calcext:condition calcext:apply-style-name="Sem título4" calcext:value="between(0.01,0.001)" calcext:base-cell-address="'DURACAO-H-CON'.Q28"/>
          </calcext:conditional-format>
          <calcext:conditional-format calcext:target-range-address="'DURACAO-H-CHE'.E3:'DURACAO-H-CHE'.E3">
            <calcext:condition calcext:apply-style-name="Sem título1" calcext:value="between(0.1,1)" calcext:base-cell-address="'DURACAO-H-CON'.E3"/>
            <calcext:condition calcext:apply-style-name="Sem título2" calcext:value="between(0.1,0.05)" calcext:base-cell-address="'DURACAO-H-CON'.E3"/>
            <calcext:condition calcext:apply-style-name="Sem título3" calcext:value="between(0.05,0.01)" calcext:base-cell-address="'DURACAO-H-CON'.E3"/>
            <calcext:condition calcext:apply-style-name="Sem título4" calcext:value="between(0.01,0.001)" calcext:base-cell-address="'DURACAO-H-CON'.E3"/>
          </calcext:conditional-format>
          <calcext:conditional-format calcext:target-range-address="'DURACAO-H-CHE'.E4:'DURACAO-H-CHE'.E4">
            <calcext:condition calcext:apply-style-name="Sem título1" calcext:value="between(0.1,1)" calcext:base-cell-address="'DURACAO-H-CON'.E4"/>
            <calcext:condition calcext:apply-style-name="Sem título2" calcext:value="between(0.1,0.05)" calcext:base-cell-address="'DURACAO-H-CON'.E4"/>
            <calcext:condition calcext:apply-style-name="Sem título3" calcext:value="between(0.05,0.01)" calcext:base-cell-address="'DURACAO-H-CON'.E4"/>
            <calcext:condition calcext:apply-style-name="Sem título4" calcext:value="between(0.01,0.001)" calcext:base-cell-address="'DURACAO-H-CON'.E4"/>
          </calcext:conditional-format>
          <calcext:conditional-format calcext:target-range-address="'DURACAO-H-CHE'.E10:'DURACAO-H-CHE'.E12">
            <calcext:condition calcext:apply-style-name="Sem título1" calcext:value="between(0.1,1)" calcext:base-cell-address="'DURACAO-H-CON'.E10"/>
            <calcext:condition calcext:apply-style-name="Sem título2" calcext:value="between(0.1,0.05)" calcext:base-cell-address="'DURACAO-H-CON'.E10"/>
            <calcext:condition calcext:apply-style-name="Sem título3" calcext:value="between(0.05,0.01)" calcext:base-cell-address="'DURACAO-H-CON'.E10"/>
            <calcext:condition calcext:apply-style-name="Sem título4" calcext:value="between(0.01,0.001)" calcext:base-cell-address="'DURACAO-H-CON'.E10"/>
          </calcext:conditional-format>
          <calcext:conditional-format calcext:target-range-address="'DURACAO-H-CHE'.E8:'DURACAO-H-CHE'.E8">
            <calcext:condition calcext:apply-style-name="Sem título1" calcext:value="between(0.1,1)" calcext:base-cell-address="'DURACAO-H-CON'.E8"/>
            <calcext:condition calcext:apply-style-name="Sem título2" calcext:value="between(0.1,0.05)" calcext:base-cell-address="'DURACAO-H-CON'.E8"/>
            <calcext:condition calcext:apply-style-name="Sem título3" calcext:value="between(0.05,0.01)" calcext:base-cell-address="'DURACAO-H-CON'.E8"/>
            <calcext:condition calcext:apply-style-name="Sem título4" calcext:value="between(0.01,0.001)" calcext:base-cell-address="'DURACAO-H-CON'.E8"/>
          </calcext:conditional-format>
          <calcext:conditional-format calcext:target-range-address="'DURACAO-H-CHE'.E9:'DURACAO-H-CHE'.E9">
            <calcext:condition calcext:apply-style-name="Sem título1" calcext:value="between(0.1,1)" calcext:base-cell-address="'DURACAO-H-CON'.E9"/>
            <calcext:condition calcext:apply-style-name="Sem título2" calcext:value="between(0.1,0.05)" calcext:base-cell-address="'DURACAO-H-CON'.E9"/>
            <calcext:condition calcext:apply-style-name="Sem título3" calcext:value="between(0.05,0.01)" calcext:base-cell-address="'DURACAO-H-CON'.E9"/>
            <calcext:condition calcext:apply-style-name="Sem título4" calcext:value="between(0.01,0.001)" calcext:base-cell-address="'DURACAO-H-CON'.E9"/>
          </calcext:conditional-format>
          <calcext:conditional-format calcext:target-range-address="'DURACAO-H-CHE'.E15:'DURACAO-H-CHE'.E17">
            <calcext:condition calcext:apply-style-name="Sem título1" calcext:value="between(0.1,1)" calcext:base-cell-address="'DURACAO-H-CON'.E15"/>
            <calcext:condition calcext:apply-style-name="Sem título2" calcext:value="between(0.1,0.05)" calcext:base-cell-address="'DURACAO-H-CON'.E15"/>
            <calcext:condition calcext:apply-style-name="Sem título3" calcext:value="between(0.05,0.01)" calcext:base-cell-address="'DURACAO-H-CON'.E15"/>
            <calcext:condition calcext:apply-style-name="Sem título4" calcext:value="between(0.01,0.001)" calcext:base-cell-address="'DURACAO-H-CON'.E15"/>
          </calcext:conditional-format>
          <calcext:conditional-format calcext:target-range-address="'DURACAO-H-CHE'.E13:'DURACAO-H-CHE'.E13">
            <calcext:condition calcext:apply-style-name="Sem título1" calcext:value="between(0.1,1)" calcext:base-cell-address="'DURACAO-H-CON'.E13"/>
            <calcext:condition calcext:apply-style-name="Sem título2" calcext:value="between(0.1,0.05)" calcext:base-cell-address="'DURACAO-H-CON'.E13"/>
            <calcext:condition calcext:apply-style-name="Sem título3" calcext:value="between(0.05,0.01)" calcext:base-cell-address="'DURACAO-H-CON'.E13"/>
            <calcext:condition calcext:apply-style-name="Sem título4" calcext:value="between(0.01,0.001)" calcext:base-cell-address="'DURACAO-H-CON'.E13"/>
          </calcext:conditional-format>
          <calcext:conditional-format calcext:target-range-address="'DURACAO-H-CHE'.E14:'DURACAO-H-CHE'.E14">
            <calcext:condition calcext:apply-style-name="Sem título1" calcext:value="between(0.1,1)" calcext:base-cell-address="'DURACAO-H-CON'.E14"/>
            <calcext:condition calcext:apply-style-name="Sem título2" calcext:value="between(0.1,0.05)" calcext:base-cell-address="'DURACAO-H-CON'.E14"/>
            <calcext:condition calcext:apply-style-name="Sem título3" calcext:value="between(0.05,0.01)" calcext:base-cell-address="'DURACAO-H-CON'.E14"/>
            <calcext:condition calcext:apply-style-name="Sem título4" calcext:value="between(0.01,0.001)" calcext:base-cell-address="'DURACAO-H-CON'.E14"/>
          </calcext:conditional-format>
          <calcext:conditional-format calcext:target-range-address="'DURACAO-H-CHE'.E20:'DURACAO-H-CHE'.E22">
            <calcext:condition calcext:apply-style-name="Sem título1" calcext:value="between(0.1,1)" calcext:base-cell-address="'DURACAO-H-CON'.E20"/>
            <calcext:condition calcext:apply-style-name="Sem título2" calcext:value="between(0.1,0.05)" calcext:base-cell-address="'DURACAO-H-CON'.E20"/>
            <calcext:condition calcext:apply-style-name="Sem título3" calcext:value="between(0.05,0.01)" calcext:base-cell-address="'DURACAO-H-CON'.E20"/>
            <calcext:condition calcext:apply-style-name="Sem título4" calcext:value="between(0.01,0.001)" calcext:base-cell-address="'DURACAO-H-CON'.E20"/>
          </calcext:conditional-format>
          <calcext:conditional-format calcext:target-range-address="'DURACAO-H-CHE'.E18:'DURACAO-H-CHE'.E18">
            <calcext:condition calcext:apply-style-name="Sem título1" calcext:value="between(0.1,1)" calcext:base-cell-address="'DURACAO-H-CON'.E18"/>
            <calcext:condition calcext:apply-style-name="Sem título2" calcext:value="between(0.1,0.05)" calcext:base-cell-address="'DURACAO-H-CON'.E18"/>
            <calcext:condition calcext:apply-style-name="Sem título3" calcext:value="between(0.05,0.01)" calcext:base-cell-address="'DURACAO-H-CON'.E18"/>
            <calcext:condition calcext:apply-style-name="Sem título4" calcext:value="between(0.01,0.001)" calcext:base-cell-address="'DURACAO-H-CON'.E18"/>
          </calcext:conditional-format>
          <calcext:conditional-format calcext:target-range-address="'DURACAO-H-CHE'.E19:'DURACAO-H-CHE'.E19">
            <calcext:condition calcext:apply-style-name="Sem título1" calcext:value="between(0.1,1)" calcext:base-cell-address="'DURACAO-H-CON'.E19"/>
            <calcext:condition calcext:apply-style-name="Sem título2" calcext:value="between(0.1,0.05)" calcext:base-cell-address="'DURACAO-H-CON'.E19"/>
            <calcext:condition calcext:apply-style-name="Sem título3" calcext:value="between(0.05,0.01)" calcext:base-cell-address="'DURACAO-H-CON'.E19"/>
            <calcext:condition calcext:apply-style-name="Sem título4" calcext:value="between(0.01,0.001)" calcext:base-cell-address="'DURACAO-H-CON'.E19"/>
          </calcext:conditional-format>
          <calcext:conditional-format calcext:target-range-address="'DURACAO-H-CHE'.E25:'DURACAO-H-CHE'.E27">
            <calcext:condition calcext:apply-style-name="Sem título1" calcext:value="between(0.1,1)" calcext:base-cell-address="'DURACAO-H-CON'.E25"/>
            <calcext:condition calcext:apply-style-name="Sem título2" calcext:value="between(0.1,0.05)" calcext:base-cell-address="'DURACAO-H-CON'.E25"/>
            <calcext:condition calcext:apply-style-name="Sem título3" calcext:value="between(0.05,0.01)" calcext:base-cell-address="'DURACAO-H-CON'.E25"/>
            <calcext:condition calcext:apply-style-name="Sem título4" calcext:value="between(0.01,0.001)" calcext:base-cell-address="'DURACAO-H-CON'.E25"/>
          </calcext:conditional-format>
          <calcext:conditional-format calcext:target-range-address="'DURACAO-H-CHE'.E23:'DURACAO-H-CHE'.E23">
            <calcext:condition calcext:apply-style-name="Sem título1" calcext:value="between(0.1,1)" calcext:base-cell-address="'DURACAO-H-CON'.E23"/>
            <calcext:condition calcext:apply-style-name="Sem título2" calcext:value="between(0.1,0.05)" calcext:base-cell-address="'DURACAO-H-CON'.E23"/>
            <calcext:condition calcext:apply-style-name="Sem título3" calcext:value="between(0.05,0.01)" calcext:base-cell-address="'DURACAO-H-CON'.E23"/>
            <calcext:condition calcext:apply-style-name="Sem título4" calcext:value="between(0.01,0.001)" calcext:base-cell-address="'DURACAO-H-CON'.E23"/>
          </calcext:conditional-format>
          <calcext:conditional-format calcext:target-range-address="'DURACAO-H-CHE'.E24:'DURACAO-H-CHE'.E24">
            <calcext:condition calcext:apply-style-name="Sem título1" calcext:value="between(0.1,1)" calcext:base-cell-address="'DURACAO-H-CON'.E24"/>
            <calcext:condition calcext:apply-style-name="Sem título2" calcext:value="between(0.1,0.05)" calcext:base-cell-address="'DURACAO-H-CON'.E24"/>
            <calcext:condition calcext:apply-style-name="Sem título3" calcext:value="between(0.05,0.01)" calcext:base-cell-address="'DURACAO-H-CON'.E24"/>
            <calcext:condition calcext:apply-style-name="Sem título4" calcext:value="between(0.01,0.001)" calcext:base-cell-address="'DURACAO-H-CON'.E24"/>
          </calcext:conditional-format>
          <calcext:conditional-format calcext:target-range-address="'DURACAO-H-CHE'.E30:'DURACAO-H-CHE'.E32">
            <calcext:condition calcext:apply-style-name="Sem título1" calcext:value="between(0.1,1)" calcext:base-cell-address="'DURACAO-H-CON'.E30"/>
            <calcext:condition calcext:apply-style-name="Sem título2" calcext:value="between(0.1,0.05)" calcext:base-cell-address="'DURACAO-H-CON'.E30"/>
            <calcext:condition calcext:apply-style-name="Sem título3" calcext:value="between(0.05,0.01)" calcext:base-cell-address="'DURACAO-H-CON'.E30"/>
            <calcext:condition calcext:apply-style-name="Sem título4" calcext:value="between(0.01,0.001)" calcext:base-cell-address="'DURACAO-H-CON'.E30"/>
          </calcext:conditional-format>
          <calcext:conditional-format calcext:target-range-address="'DURACAO-H-CHE'.E28:'DURACAO-H-CHE'.E28">
            <calcext:condition calcext:apply-style-name="Sem título1" calcext:value="between(0.1,1)" calcext:base-cell-address="'DURACAO-H-CON'.E28"/>
            <calcext:condition calcext:apply-style-name="Sem título2" calcext:value="between(0.1,0.05)" calcext:base-cell-address="'DURACAO-H-CON'.E28"/>
            <calcext:condition calcext:apply-style-name="Sem título3" calcext:value="between(0.05,0.01)" calcext:base-cell-address="'DURACAO-H-CON'.E28"/>
            <calcext:condition calcext:apply-style-name="Sem título4" calcext:value="between(0.01,0.001)" calcext:base-cell-address="'DURACAO-H-CON'.E28"/>
          </calcext:conditional-format>
          <calcext:conditional-format calcext:target-range-address="'DURACAO-H-CHE'.E29:'DURACAO-H-CHE'.E29">
            <calcext:condition calcext:apply-style-name="Sem título1" calcext:value="between(0.1,1)" calcext:base-cell-address="'DURACAO-H-CON'.E29"/>
            <calcext:condition calcext:apply-style-name="Sem título2" calcext:value="between(0.1,0.05)" calcext:base-cell-address="'DURACAO-H-CON'.E29"/>
            <calcext:condition calcext:apply-style-name="Sem título3" calcext:value="between(0.05,0.01)" calcext:base-cell-address="'DURACAO-H-CON'.E29"/>
            <calcext:condition calcext:apply-style-name="Sem título4" calcext:value="between(0.01,0.001)" calcext:base-cell-address="'DURACAO-H-CON'.E29"/>
          </calcext:conditional-format>
          <calcext:conditional-format calcext:target-range-address="'DURACAO-H-CHE'.E37:'DURACAO-H-CHE'.E39">
            <calcext:condition calcext:apply-style-name="Sem título1" calcext:value="between(0.1,1)" calcext:base-cell-address="'DURACAO-H-CON'.E37"/>
            <calcext:condition calcext:apply-style-name="Sem título2" calcext:value="between(0.1,0.05)" calcext:base-cell-address="'DURACAO-H-CON'.E37"/>
            <calcext:condition calcext:apply-style-name="Sem título3" calcext:value="between(0.05,0.01)" calcext:base-cell-address="'DURACAO-H-CON'.E37"/>
            <calcext:condition calcext:apply-style-name="Sem título4" calcext:value="between(0.01,0.001)" calcext:base-cell-address="'DURACAO-H-CON'.E37"/>
          </calcext:conditional-format>
          <calcext:conditional-format calcext:target-range-address="'DURACAO-H-CHE'.E35:'DURACAO-H-CHE'.E35">
            <calcext:condition calcext:apply-style-name="Sem título1" calcext:value="between(0.1,1)" calcext:base-cell-address="'DURACAO-H-CON'.E35"/>
            <calcext:condition calcext:apply-style-name="Sem título2" calcext:value="between(0.1,0.05)" calcext:base-cell-address="'DURACAO-H-CON'.E35"/>
            <calcext:condition calcext:apply-style-name="Sem título3" calcext:value="between(0.05,0.01)" calcext:base-cell-address="'DURACAO-H-CON'.E35"/>
            <calcext:condition calcext:apply-style-name="Sem título4" calcext:value="between(0.01,0.001)" calcext:base-cell-address="'DURACAO-H-CON'.E35"/>
          </calcext:conditional-format>
          <calcext:conditional-format calcext:target-range-address="'DURACAO-H-CHE'.E36:'DURACAO-H-CHE'.E36">
            <calcext:condition calcext:apply-style-name="Sem título1" calcext:value="between(0.1,1)" calcext:base-cell-address="'DURACAO-H-CON'.E36"/>
            <calcext:condition calcext:apply-style-name="Sem título2" calcext:value="between(0.1,0.05)" calcext:base-cell-address="'DURACAO-H-CON'.E36"/>
            <calcext:condition calcext:apply-style-name="Sem título3" calcext:value="between(0.05,0.01)" calcext:base-cell-address="'DURACAO-H-CON'.E36"/>
            <calcext:condition calcext:apply-style-name="Sem título4" calcext:value="between(0.01,0.001)" calcext:base-cell-address="'DURACAO-H-CON'.E36"/>
          </calcext:conditional-format>
          <calcext:conditional-format calcext:target-range-address="'DURACAO-H-CHE'.E42:'DURACAO-H-CHE'.E44">
            <calcext:condition calcext:apply-style-name="Sem título1" calcext:value="between(0.1,1)" calcext:base-cell-address="'DURACAO-H-CON'.E42"/>
            <calcext:condition calcext:apply-style-name="Sem título2" calcext:value="between(0.1,0.05)" calcext:base-cell-address="'DURACAO-H-CON'.E42"/>
            <calcext:condition calcext:apply-style-name="Sem título3" calcext:value="between(0.05,0.01)" calcext:base-cell-address="'DURACAO-H-CON'.E42"/>
            <calcext:condition calcext:apply-style-name="Sem título4" calcext:value="between(0.01,0.001)" calcext:base-cell-address="'DURACAO-H-CON'.E42"/>
          </calcext:conditional-format>
          <calcext:conditional-format calcext:target-range-address="'DURACAO-H-CHE'.E40:'DURACAO-H-CHE'.E40">
            <calcext:condition calcext:apply-style-name="Sem título1" calcext:value="between(0.1,1)" calcext:base-cell-address="'DURACAO-H-CON'.E40"/>
            <calcext:condition calcext:apply-style-name="Sem título2" calcext:value="between(0.1,0.05)" calcext:base-cell-address="'DURACAO-H-CON'.E40"/>
            <calcext:condition calcext:apply-style-name="Sem título3" calcext:value="between(0.05,0.01)" calcext:base-cell-address="'DURACAO-H-CON'.E40"/>
            <calcext:condition calcext:apply-style-name="Sem título4" calcext:value="between(0.01,0.001)" calcext:base-cell-address="'DURACAO-H-CON'.E40"/>
          </calcext:conditional-format>
          <calcext:conditional-format calcext:target-range-address="'DURACAO-H-CHE'.E41:'DURACAO-H-CHE'.E41">
            <calcext:condition calcext:apply-style-name="Sem título1" calcext:value="between(0.1,1)" calcext:base-cell-address="'DURACAO-H-CON'.E41"/>
            <calcext:condition calcext:apply-style-name="Sem título2" calcext:value="between(0.1,0.05)" calcext:base-cell-address="'DURACAO-H-CON'.E41"/>
            <calcext:condition calcext:apply-style-name="Sem título3" calcext:value="between(0.05,0.01)" calcext:base-cell-address="'DURACAO-H-CON'.E41"/>
            <calcext:condition calcext:apply-style-name="Sem título4" calcext:value="between(0.01,0.001)" calcext:base-cell-address="'DURACAO-H-CON'.E41"/>
          </calcext:conditional-format>
          <calcext:conditional-format calcext:target-range-address="'DURACAO-H-CHE'.E47:'DURACAO-H-CHE'.E49">
            <calcext:condition calcext:apply-style-name="Sem título1" calcext:value="between(0.1,1)" calcext:base-cell-address="'DURACAO-H-CON'.E47"/>
            <calcext:condition calcext:apply-style-name="Sem título2" calcext:value="between(0.1,0.05)" calcext:base-cell-address="'DURACAO-H-CON'.E47"/>
            <calcext:condition calcext:apply-style-name="Sem título3" calcext:value="between(0.05,0.01)" calcext:base-cell-address="'DURACAO-H-CON'.E47"/>
            <calcext:condition calcext:apply-style-name="Sem título4" calcext:value="between(0.01,0.001)" calcext:base-cell-address="'DURACAO-H-CON'.E47"/>
          </calcext:conditional-format>
          <calcext:conditional-format calcext:target-range-address="'DURACAO-H-CHE'.E45:'DURACAO-H-CHE'.E45">
            <calcext:condition calcext:apply-style-name="Sem título1" calcext:value="between(0.1,1)" calcext:base-cell-address="'DURACAO-H-CON'.E45"/>
            <calcext:condition calcext:apply-style-name="Sem título2" calcext:value="between(0.1,0.05)" calcext:base-cell-address="'DURACAO-H-CON'.E45"/>
            <calcext:condition calcext:apply-style-name="Sem título3" calcext:value="between(0.05,0.01)" calcext:base-cell-address="'DURACAO-H-CON'.E45"/>
            <calcext:condition calcext:apply-style-name="Sem título4" calcext:value="between(0.01,0.001)" calcext:base-cell-address="'DURACAO-H-CON'.E45"/>
          </calcext:conditional-format>
          <calcext:conditional-format calcext:target-range-address="'DURACAO-H-CHE'.E46:'DURACAO-H-CHE'.E46">
            <calcext:condition calcext:apply-style-name="Sem título1" calcext:value="between(0.1,1)" calcext:base-cell-address="'DURACAO-H-CON'.E46"/>
            <calcext:condition calcext:apply-style-name="Sem título2" calcext:value="between(0.1,0.05)" calcext:base-cell-address="'DURACAO-H-CON'.E46"/>
            <calcext:condition calcext:apply-style-name="Sem título3" calcext:value="between(0.05,0.01)" calcext:base-cell-address="'DURACAO-H-CON'.E46"/>
            <calcext:condition calcext:apply-style-name="Sem título4" calcext:value="between(0.01,0.001)" calcext:base-cell-address="'DURACAO-H-CON'.E46"/>
          </calcext:conditional-format>
          <calcext:conditional-format calcext:target-range-address="'DURACAO-H-CHE'.E52:'DURACAO-H-CHE'.E54">
            <calcext:condition calcext:apply-style-name="Sem título1" calcext:value="between(0.1,1)" calcext:base-cell-address="'DURACAO-H-CON'.E52"/>
            <calcext:condition calcext:apply-style-name="Sem título2" calcext:value="between(0.1,0.05)" calcext:base-cell-address="'DURACAO-H-CON'.E52"/>
            <calcext:condition calcext:apply-style-name="Sem título3" calcext:value="between(0.05,0.01)" calcext:base-cell-address="'DURACAO-H-CON'.E52"/>
            <calcext:condition calcext:apply-style-name="Sem título4" calcext:value="between(0.01,0.001)" calcext:base-cell-address="'DURACAO-H-CON'.E52"/>
          </calcext:conditional-format>
          <calcext:conditional-format calcext:target-range-address="'DURACAO-H-CHE'.E50:'DURACAO-H-CHE'.E50">
            <calcext:condition calcext:apply-style-name="Sem título1" calcext:value="between(0.1,1)" calcext:base-cell-address="'DURACAO-H-CON'.E50"/>
            <calcext:condition calcext:apply-style-name="Sem título2" calcext:value="between(0.1,0.05)" calcext:base-cell-address="'DURACAO-H-CON'.E50"/>
            <calcext:condition calcext:apply-style-name="Sem título3" calcext:value="between(0.05,0.01)" calcext:base-cell-address="'DURACAO-H-CON'.E50"/>
            <calcext:condition calcext:apply-style-name="Sem título4" calcext:value="between(0.01,0.001)" calcext:base-cell-address="'DURACAO-H-CON'.E50"/>
          </calcext:conditional-format>
          <calcext:conditional-format calcext:target-range-address="'DURACAO-H-CHE'.E51:'DURACAO-H-CHE'.E51">
            <calcext:condition calcext:apply-style-name="Sem título1" calcext:value="between(0.1,1)" calcext:base-cell-address="'DURACAO-H-CON'.E51"/>
            <calcext:condition calcext:apply-style-name="Sem título2" calcext:value="between(0.1,0.05)" calcext:base-cell-address="'DURACAO-H-CON'.E51"/>
            <calcext:condition calcext:apply-style-name="Sem título3" calcext:value="between(0.05,0.01)" calcext:base-cell-address="'DURACAO-H-CON'.E51"/>
            <calcext:condition calcext:apply-style-name="Sem título4" calcext:value="between(0.01,0.001)" calcext:base-cell-address="'DURACAO-H-CON'.E51"/>
          </calcext:conditional-format>
          <calcext:conditional-format calcext:target-range-address="'DURACAO-H-CHE'.E57:'DURACAO-H-CHE'.E59">
            <calcext:condition calcext:apply-style-name="Sem título1" calcext:value="between(0.1,1)" calcext:base-cell-address="'DURACAO-H-CON'.E57"/>
            <calcext:condition calcext:apply-style-name="Sem título2" calcext:value="between(0.1,0.05)" calcext:base-cell-address="'DURACAO-H-CON'.E57"/>
            <calcext:condition calcext:apply-style-name="Sem título3" calcext:value="between(0.05,0.01)" calcext:base-cell-address="'DURACAO-H-CON'.E57"/>
            <calcext:condition calcext:apply-style-name="Sem título4" calcext:value="between(0.01,0.001)" calcext:base-cell-address="'DURACAO-H-CON'.E57"/>
          </calcext:conditional-format>
          <calcext:conditional-format calcext:target-range-address="'DURACAO-H-CHE'.E55:'DURACAO-H-CHE'.E55">
            <calcext:condition calcext:apply-style-name="Sem título1" calcext:value="between(0.1,1)" calcext:base-cell-address="'DURACAO-H-CON'.E55"/>
            <calcext:condition calcext:apply-style-name="Sem título2" calcext:value="between(0.1,0.05)" calcext:base-cell-address="'DURACAO-H-CON'.E55"/>
            <calcext:condition calcext:apply-style-name="Sem título3" calcext:value="between(0.05,0.01)" calcext:base-cell-address="'DURACAO-H-CON'.E55"/>
            <calcext:condition calcext:apply-style-name="Sem título4" calcext:value="between(0.01,0.001)" calcext:base-cell-address="'DURACAO-H-CON'.E55"/>
          </calcext:conditional-format>
          <calcext:conditional-format calcext:target-range-address="'DURACAO-H-CHE'.E56:'DURACAO-H-CHE'.E56">
            <calcext:condition calcext:apply-style-name="Sem título1" calcext:value="between(0.1,1)" calcext:base-cell-address="'DURACAO-H-CON'.E56"/>
            <calcext:condition calcext:apply-style-name="Sem título2" calcext:value="between(0.1,0.05)" calcext:base-cell-address="'DURACAO-H-CON'.E56"/>
            <calcext:condition calcext:apply-style-name="Sem título3" calcext:value="between(0.05,0.01)" calcext:base-cell-address="'DURACAO-H-CON'.E56"/>
            <calcext:condition calcext:apply-style-name="Sem título4" calcext:value="between(0.01,0.001)" calcext:base-cell-address="'DURACAO-H-CON'.E56"/>
          </calcext:conditional-format>
          <calcext:conditional-format calcext:target-range-address="'DURACAO-H-CHE'.E62:'DURACAO-H-CHE'.E64">
            <calcext:condition calcext:apply-style-name="Sem título1" calcext:value="between(0.1,1)" calcext:base-cell-address="'DURACAO-H-CON'.E62"/>
            <calcext:condition calcext:apply-style-name="Sem título2" calcext:value="between(0.1,0.05)" calcext:base-cell-address="'DURACAO-H-CON'.E62"/>
            <calcext:condition calcext:apply-style-name="Sem título3" calcext:value="between(0.05,0.01)" calcext:base-cell-address="'DURACAO-H-CON'.E62"/>
            <calcext:condition calcext:apply-style-name="Sem título4" calcext:value="between(0.01,0.001)" calcext:base-cell-address="'DURACAO-H-CON'.E62"/>
          </calcext:conditional-format>
          <calcext:conditional-format calcext:target-range-address="'DURACAO-H-CHE'.E60:'DURACAO-H-CHE'.E60">
            <calcext:condition calcext:apply-style-name="Sem título1" calcext:value="between(0.1,1)" calcext:base-cell-address="'DURACAO-H-CON'.E60"/>
            <calcext:condition calcext:apply-style-name="Sem título2" calcext:value="between(0.1,0.05)" calcext:base-cell-address="'DURACAO-H-CON'.E60"/>
            <calcext:condition calcext:apply-style-name="Sem título3" calcext:value="between(0.05,0.01)" calcext:base-cell-address="'DURACAO-H-CON'.E60"/>
            <calcext:condition calcext:apply-style-name="Sem título4" calcext:value="between(0.01,0.001)" calcext:base-cell-address="'DURACAO-H-CON'.E60"/>
          </calcext:conditional-format>
          <calcext:conditional-format calcext:target-range-address="'DURACAO-H-CHE'.E61:'DURACAO-H-CHE'.E61">
            <calcext:condition calcext:apply-style-name="Sem título1" calcext:value="between(0.1,1)" calcext:base-cell-address="'DURACAO-H-CON'.E61"/>
            <calcext:condition calcext:apply-style-name="Sem título2" calcext:value="between(0.1,0.05)" calcext:base-cell-address="'DURACAO-H-CON'.E61"/>
            <calcext:condition calcext:apply-style-name="Sem título3" calcext:value="between(0.05,0.01)" calcext:base-cell-address="'DURACAO-H-CON'.E61"/>
            <calcext:condition calcext:apply-style-name="Sem título4" calcext:value="between(0.01,0.001)" calcext:base-cell-address="'DURACAO-H-CON'.E61"/>
          </calcext:conditional-format>
          <calcext:conditional-format calcext:target-range-address="'DURACAO-H-CHE'.G36:'DURACAO-H-CHE'.G39">
            <calcext:condition calcext:apply-style-name="Sem título1" calcext:value="between(0.1,1)" calcext:base-cell-address="'DURACAO-H-CON'.G36"/>
            <calcext:condition calcext:apply-style-name="Sem título2" calcext:value="between(0.1,0.05)" calcext:base-cell-address="'DURACAO-H-CON'.G36"/>
            <calcext:condition calcext:apply-style-name="Sem título3" calcext:value="between(0.05,0.01)" calcext:base-cell-address="'DURACAO-H-CON'.G36"/>
            <calcext:condition calcext:apply-style-name="Sem título4" calcext:value="between(0.01,0.001)" calcext:base-cell-address="'DURACAO-H-CON'.G36"/>
          </calcext:conditional-format>
          <calcext:conditional-format calcext:target-range-address="'DURACAO-H-CHE'.G35:'DURACAO-H-CHE'.G35">
            <calcext:condition calcext:apply-style-name="Sem título1" calcext:value="between(0.1,1)" calcext:base-cell-address="'DURACAO-H-CON'.G35"/>
            <calcext:condition calcext:apply-style-name="Sem título2" calcext:value="between(0.1,0.05)" calcext:base-cell-address="'DURACAO-H-CON'.G35"/>
            <calcext:condition calcext:apply-style-name="Sem título3" calcext:value="between(0.05,0.01)" calcext:base-cell-address="'DURACAO-H-CON'.G35"/>
            <calcext:condition calcext:apply-style-name="Sem título4" calcext:value="between(0.01,0.001)" calcext:base-cell-address="'DURACAO-H-CON'.G35"/>
          </calcext:conditional-format>
          <calcext:conditional-format calcext:target-range-address="'DURACAO-H-CHE'.G41:'DURACAO-H-CHE'.G44">
            <calcext:condition calcext:apply-style-name="Sem título1" calcext:value="between(0.1,1)" calcext:base-cell-address="'DURACAO-H-CON'.G41"/>
            <calcext:condition calcext:apply-style-name="Sem título2" calcext:value="between(0.1,0.05)" calcext:base-cell-address="'DURACAO-H-CON'.G41"/>
            <calcext:condition calcext:apply-style-name="Sem título3" calcext:value="between(0.05,0.01)" calcext:base-cell-address="'DURACAO-H-CON'.G41"/>
            <calcext:condition calcext:apply-style-name="Sem título4" calcext:value="between(0.01,0.001)" calcext:base-cell-address="'DURACAO-H-CON'.G41"/>
          </calcext:conditional-format>
          <calcext:conditional-format calcext:target-range-address="'DURACAO-H-CHE'.G40:'DURACAO-H-CHE'.G40">
            <calcext:condition calcext:apply-style-name="Sem título1" calcext:value="between(0.1,1)" calcext:base-cell-address="'DURACAO-H-CON'.G40"/>
            <calcext:condition calcext:apply-style-name="Sem título2" calcext:value="between(0.1,0.05)" calcext:base-cell-address="'DURACAO-H-CON'.G40"/>
            <calcext:condition calcext:apply-style-name="Sem título3" calcext:value="between(0.05,0.01)" calcext:base-cell-address="'DURACAO-H-CON'.G40"/>
            <calcext:condition calcext:apply-style-name="Sem título4" calcext:value="between(0.01,0.001)" calcext:base-cell-address="'DURACAO-H-CON'.G40"/>
          </calcext:conditional-format>
          <calcext:conditional-format calcext:target-range-address="'DURACAO-H-CHE'.G46:'DURACAO-H-CHE'.G49">
            <calcext:condition calcext:apply-style-name="Sem título1" calcext:value="between(0.1,1)" calcext:base-cell-address="'DURACAO-H-CON'.G46"/>
            <calcext:condition calcext:apply-style-name="Sem título2" calcext:value="between(0.1,0.05)" calcext:base-cell-address="'DURACAO-H-CON'.G46"/>
            <calcext:condition calcext:apply-style-name="Sem título3" calcext:value="between(0.05,0.01)" calcext:base-cell-address="'DURACAO-H-CON'.G46"/>
            <calcext:condition calcext:apply-style-name="Sem título4" calcext:value="between(0.01,0.001)" calcext:base-cell-address="'DURACAO-H-CON'.G46"/>
          </calcext:conditional-format>
          <calcext:conditional-format calcext:target-range-address="'DURACAO-H-CHE'.G45:'DURACAO-H-CHE'.G45">
            <calcext:condition calcext:apply-style-name="Sem título1" calcext:value="between(0.1,1)" calcext:base-cell-address="'DURACAO-H-CON'.G45"/>
            <calcext:condition calcext:apply-style-name="Sem título2" calcext:value="between(0.1,0.05)" calcext:base-cell-address="'DURACAO-H-CON'.G45"/>
            <calcext:condition calcext:apply-style-name="Sem título3" calcext:value="between(0.05,0.01)" calcext:base-cell-address="'DURACAO-H-CON'.G45"/>
            <calcext:condition calcext:apply-style-name="Sem título4" calcext:value="between(0.01,0.001)" calcext:base-cell-address="'DURACAO-H-CON'.G45"/>
          </calcext:conditional-format>
          <calcext:conditional-format calcext:target-range-address="'DURACAO-H-CHE'.I36:'DURACAO-H-CHE'.I39">
            <calcext:condition calcext:apply-style-name="Sem título1" calcext:value="between(0.1,1)" calcext:base-cell-address="'DURACAO-H-CON'.I36"/>
            <calcext:condition calcext:apply-style-name="Sem título2" calcext:value="between(0.1,0.05)" calcext:base-cell-address="'DURACAO-H-CON'.I36"/>
            <calcext:condition calcext:apply-style-name="Sem título3" calcext:value="between(0.05,0.01)" calcext:base-cell-address="'DURACAO-H-CON'.I36"/>
            <calcext:condition calcext:apply-style-name="Sem título4" calcext:value="between(0.01,0.001)" calcext:base-cell-address="'DURACAO-H-CON'.I36"/>
          </calcext:conditional-format>
          <calcext:conditional-format calcext:target-range-address="'DURACAO-H-CHE'.I35:'DURACAO-H-CHE'.I35">
            <calcext:condition calcext:apply-style-name="Sem título1" calcext:value="between(0.1,1)" calcext:base-cell-address="'DURACAO-H-CON'.I35"/>
            <calcext:condition calcext:apply-style-name="Sem título2" calcext:value="between(0.1,0.05)" calcext:base-cell-address="'DURACAO-H-CON'.I35"/>
            <calcext:condition calcext:apply-style-name="Sem título3" calcext:value="between(0.05,0.01)" calcext:base-cell-address="'DURACAO-H-CON'.I35"/>
            <calcext:condition calcext:apply-style-name="Sem título4" calcext:value="between(0.01,0.001)" calcext:base-cell-address="'DURACAO-H-CON'.I35"/>
          </calcext:conditional-format>
          <calcext:conditional-format calcext:target-range-address="'DURACAO-H-CHE'.I41:'DURACAO-H-CHE'.I44">
            <calcext:condition calcext:apply-style-name="Sem título1" calcext:value="between(0.1,1)" calcext:base-cell-address="'DURACAO-H-CON'.I41"/>
            <calcext:condition calcext:apply-style-name="Sem título2" calcext:value="between(0.1,0.05)" calcext:base-cell-address="'DURACAO-H-CON'.I41"/>
            <calcext:condition calcext:apply-style-name="Sem título3" calcext:value="between(0.05,0.01)" calcext:base-cell-address="'DURACAO-H-CON'.I41"/>
            <calcext:condition calcext:apply-style-name="Sem título4" calcext:value="between(0.01,0.001)" calcext:base-cell-address="'DURACAO-H-CON'.I41"/>
          </calcext:conditional-format>
          <calcext:conditional-format calcext:target-range-address="'DURACAO-H-CHE'.I40:'DURACAO-H-CHE'.I40">
            <calcext:condition calcext:apply-style-name="Sem título1" calcext:value="between(0.1,1)" calcext:base-cell-address="'DURACAO-H-CON'.I40"/>
            <calcext:condition calcext:apply-style-name="Sem título2" calcext:value="between(0.1,0.05)" calcext:base-cell-address="'DURACAO-H-CON'.I40"/>
            <calcext:condition calcext:apply-style-name="Sem título3" calcext:value="between(0.05,0.01)" calcext:base-cell-address="'DURACAO-H-CON'.I40"/>
            <calcext:condition calcext:apply-style-name="Sem título4" calcext:value="between(0.01,0.001)" calcext:base-cell-address="'DURACAO-H-CON'.I40"/>
          </calcext:conditional-format>
          <calcext:conditional-format calcext:target-range-address="'DURACAO-H-CHE'.I46:'DURACAO-H-CHE'.I49">
            <calcext:condition calcext:apply-style-name="Sem título1" calcext:value="between(0.1,1)" calcext:base-cell-address="'DURACAO-H-CON'.I46"/>
            <calcext:condition calcext:apply-style-name="Sem título2" calcext:value="between(0.1,0.05)" calcext:base-cell-address="'DURACAO-H-CON'.I46"/>
            <calcext:condition calcext:apply-style-name="Sem título3" calcext:value="between(0.05,0.01)" calcext:base-cell-address="'DURACAO-H-CON'.I46"/>
            <calcext:condition calcext:apply-style-name="Sem título4" calcext:value="between(0.01,0.001)" calcext:base-cell-address="'DURACAO-H-CON'.I46"/>
          </calcext:conditional-format>
          <calcext:conditional-format calcext:target-range-address="'DURACAO-H-CHE'.I45:'DURACAO-H-CHE'.I45">
            <calcext:condition calcext:apply-style-name="Sem título1" calcext:value="between(0.1,1)" calcext:base-cell-address="'DURACAO-H-CON'.I45"/>
            <calcext:condition calcext:apply-style-name="Sem título2" calcext:value="between(0.1,0.05)" calcext:base-cell-address="'DURACAO-H-CON'.I45"/>
            <calcext:condition calcext:apply-style-name="Sem título3" calcext:value="between(0.05,0.01)" calcext:base-cell-address="'DURACAO-H-CON'.I45"/>
            <calcext:condition calcext:apply-style-name="Sem título4" calcext:value="between(0.01,0.001)" calcext:base-cell-address="'DURACAO-H-CON'.I45"/>
          </calcext:conditional-format>
          <calcext:conditional-format calcext:target-range-address="'DURACAO-H-CHE'.K41:'DURACAO-H-CHE'.K44">
            <calcext:condition calcext:apply-style-name="Sem título1" calcext:value="between(0.1,1)" calcext:base-cell-address="'DURACAO-H-CON'.K41"/>
            <calcext:condition calcext:apply-style-name="Sem título2" calcext:value="between(0.1,0.05)" calcext:base-cell-address="'DURACAO-H-CON'.K41"/>
            <calcext:condition calcext:apply-style-name="Sem título3" calcext:value="between(0.05,0.01)" calcext:base-cell-address="'DURACAO-H-CON'.K41"/>
            <calcext:condition calcext:apply-style-name="Sem título4" calcext:value="between(0.01,0.001)" calcext:base-cell-address="'DURACAO-H-CON'.K41"/>
          </calcext:conditional-format>
          <calcext:conditional-format calcext:target-range-address="'DURACAO-H-CHE'.K40:'DURACAO-H-CHE'.K40">
            <calcext:condition calcext:apply-style-name="Sem título1" calcext:value="between(0.1,1)" calcext:base-cell-address="'DURACAO-H-CON'.K40"/>
            <calcext:condition calcext:apply-style-name="Sem título2" calcext:value="between(0.1,0.05)" calcext:base-cell-address="'DURACAO-H-CON'.K40"/>
            <calcext:condition calcext:apply-style-name="Sem título3" calcext:value="between(0.05,0.01)" calcext:base-cell-address="'DURACAO-H-CON'.K40"/>
            <calcext:condition calcext:apply-style-name="Sem título4" calcext:value="between(0.01,0.001)" calcext:base-cell-address="'DURACAO-H-CON'.K40"/>
          </calcext:conditional-format>
          <calcext:conditional-format calcext:target-range-address="'DURACAO-H-CHE'.K46:'DURACAO-H-CHE'.K49">
            <calcext:condition calcext:apply-style-name="Sem título1" calcext:value="between(0.1,1)" calcext:base-cell-address="'DURACAO-H-CON'.K46"/>
            <calcext:condition calcext:apply-style-name="Sem título2" calcext:value="between(0.1,0.05)" calcext:base-cell-address="'DURACAO-H-CON'.K46"/>
            <calcext:condition calcext:apply-style-name="Sem título3" calcext:value="between(0.05,0.01)" calcext:base-cell-address="'DURACAO-H-CON'.K46"/>
            <calcext:condition calcext:apply-style-name="Sem título4" calcext:value="between(0.01,0.001)" calcext:base-cell-address="'DURACAO-H-CON'.K46"/>
          </calcext:conditional-format>
          <calcext:conditional-format calcext:target-range-address="'DURACAO-H-CHE'.K45:'DURACAO-H-CHE'.K45">
            <calcext:condition calcext:apply-style-name="Sem título1" calcext:value="between(0.1,1)" calcext:base-cell-address="'DURACAO-H-CON'.K45"/>
            <calcext:condition calcext:apply-style-name="Sem título2" calcext:value="between(0.1,0.05)" calcext:base-cell-address="'DURACAO-H-CON'.K45"/>
            <calcext:condition calcext:apply-style-name="Sem título3" calcext:value="between(0.05,0.01)" calcext:base-cell-address="'DURACAO-H-CON'.K45"/>
            <calcext:condition calcext:apply-style-name="Sem título4" calcext:value="between(0.01,0.001)" calcext:base-cell-address="'DURACAO-H-CON'.K45"/>
          </calcext:conditional-format>
          <calcext:conditional-format calcext:target-range-address="'DURACAO-H-CHE'.M46:'DURACAO-H-CHE'.M49">
            <calcext:condition calcext:apply-style-name="Sem título1" calcext:value="between(0.1,1)" calcext:base-cell-address="'DURACAO-H-CON'.M46"/>
            <calcext:condition calcext:apply-style-name="Sem título2" calcext:value="between(0.1,0.05)" calcext:base-cell-address="'DURACAO-H-CON'.M46"/>
            <calcext:condition calcext:apply-style-name="Sem título3" calcext:value="between(0.05,0.01)" calcext:base-cell-address="'DURACAO-H-CON'.M46"/>
            <calcext:condition calcext:apply-style-name="Sem título4" calcext:value="between(0.01,0.001)" calcext:base-cell-address="'DURACAO-H-CON'.M46"/>
          </calcext:conditional-format>
          <calcext:conditional-format calcext:target-range-address="'DURACAO-H-CHE'.M45:'DURACAO-H-CHE'.M45">
            <calcext:condition calcext:apply-style-name="Sem título1" calcext:value="between(0.1,1)" calcext:base-cell-address="'DURACAO-H-CON'.M45"/>
            <calcext:condition calcext:apply-style-name="Sem título2" calcext:value="between(0.1,0.05)" calcext:base-cell-address="'DURACAO-H-CON'.M45"/>
            <calcext:condition calcext:apply-style-name="Sem título3" calcext:value="between(0.05,0.01)" calcext:base-cell-address="'DURACAO-H-CON'.M45"/>
            <calcext:condition calcext:apply-style-name="Sem título4" calcext:value="between(0.01,0.001)" calcext:base-cell-address="'DURACAO-H-CON'.M45"/>
          </calcext:conditional-format>
          <calcext:conditional-format calcext:target-range-address="'DURACAO-H-CHE'.O51:'DURACAO-H-CHE'.O54">
            <calcext:condition calcext:apply-style-name="Sem título1" calcext:value="between(0.1,1)" calcext:base-cell-address="'DURACAO-H-CON'.O51"/>
            <calcext:condition calcext:apply-style-name="Sem título2" calcext:value="between(0.1,0.05)" calcext:base-cell-address="'DURACAO-H-CON'.O51"/>
            <calcext:condition calcext:apply-style-name="Sem título3" calcext:value="between(0.05,0.01)" calcext:base-cell-address="'DURACAO-H-CON'.O51"/>
            <calcext:condition calcext:apply-style-name="Sem título4" calcext:value="between(0.01,0.001)" calcext:base-cell-address="'DURACAO-H-CON'.O51"/>
          </calcext:conditional-format>
          <calcext:conditional-format calcext:target-range-address="'DURACAO-H-CHE'.O50:'DURACAO-H-CHE'.O50">
            <calcext:condition calcext:apply-style-name="Sem título1" calcext:value="between(0.1,1)" calcext:base-cell-address="'DURACAO-H-CON'.O50"/>
            <calcext:condition calcext:apply-style-name="Sem título2" calcext:value="between(0.1,0.05)" calcext:base-cell-address="'DURACAO-H-CON'.O50"/>
            <calcext:condition calcext:apply-style-name="Sem título3" calcext:value="between(0.05,0.01)" calcext:base-cell-address="'DURACAO-H-CON'.O50"/>
            <calcext:condition calcext:apply-style-name="Sem título4" calcext:value="between(0.01,0.001)" calcext:base-cell-address="'DURACAO-H-CON'.O50"/>
          </calcext:conditional-format>
          <calcext:conditional-format calcext:target-range-address="'DURACAO-H-CHE'.O56:'DURACAO-H-CHE'.O59">
            <calcext:condition calcext:apply-style-name="Sem título1" calcext:value="between(0.1,1)" calcext:base-cell-address="'DURACAO-H-CON'.O56"/>
            <calcext:condition calcext:apply-style-name="Sem título2" calcext:value="between(0.1,0.05)" calcext:base-cell-address="'DURACAO-H-CON'.O56"/>
            <calcext:condition calcext:apply-style-name="Sem título3" calcext:value="between(0.05,0.01)" calcext:base-cell-address="'DURACAO-H-CON'.O56"/>
            <calcext:condition calcext:apply-style-name="Sem título4" calcext:value="between(0.01,0.001)" calcext:base-cell-address="'DURACAO-H-CON'.O56"/>
          </calcext:conditional-format>
          <calcext:conditional-format calcext:target-range-address="'DURACAO-H-CHE'.O55:'DURACAO-H-CHE'.O55">
            <calcext:condition calcext:apply-style-name="Sem título1" calcext:value="between(0.1,1)" calcext:base-cell-address="'DURACAO-H-CON'.O55"/>
            <calcext:condition calcext:apply-style-name="Sem título2" calcext:value="between(0.1,0.05)" calcext:base-cell-address="'DURACAO-H-CON'.O55"/>
            <calcext:condition calcext:apply-style-name="Sem título3" calcext:value="between(0.05,0.01)" calcext:base-cell-address="'DURACAO-H-CON'.O55"/>
            <calcext:condition calcext:apply-style-name="Sem título4" calcext:value="between(0.01,0.001)" calcext:base-cell-address="'DURACAO-H-CON'.O55"/>
          </calcext:conditional-format>
          <calcext:conditional-format calcext:target-range-address="'DURACAO-H-CHE'.Q51:'DURACAO-H-CHE'.Q54">
            <calcext:condition calcext:apply-style-name="Sem título1" calcext:value="between(0.1,1)" calcext:base-cell-address="'DURACAO-H-CON'.Q51"/>
            <calcext:condition calcext:apply-style-name="Sem título2" calcext:value="between(0.1,0.05)" calcext:base-cell-address="'DURACAO-H-CON'.Q51"/>
            <calcext:condition calcext:apply-style-name="Sem título3" calcext:value="between(0.05,0.01)" calcext:base-cell-address="'DURACAO-H-CON'.Q51"/>
            <calcext:condition calcext:apply-style-name="Sem título4" calcext:value="between(0.01,0.001)" calcext:base-cell-address="'DURACAO-H-CON'.Q51"/>
          </calcext:conditional-format>
          <calcext:conditional-format calcext:target-range-address="'DURACAO-H-CHE'.Q50:'DURACAO-H-CHE'.Q50">
            <calcext:condition calcext:apply-style-name="Sem título1" calcext:value="between(0.1,1)" calcext:base-cell-address="'DURACAO-H-CON'.Q50"/>
            <calcext:condition calcext:apply-style-name="Sem título2" calcext:value="between(0.1,0.05)" calcext:base-cell-address="'DURACAO-H-CON'.Q50"/>
            <calcext:condition calcext:apply-style-name="Sem título3" calcext:value="between(0.05,0.01)" calcext:base-cell-address="'DURACAO-H-CON'.Q50"/>
            <calcext:condition calcext:apply-style-name="Sem título4" calcext:value="between(0.01,0.001)" calcext:base-cell-address="'DURACAO-H-CON'.Q50"/>
          </calcext:conditional-format>
          <calcext:conditional-format calcext:target-range-address="'DURACAO-H-CHE'.Q56:'DURACAO-H-CHE'.Q59">
            <calcext:condition calcext:apply-style-name="Sem título1" calcext:value="between(0.1,1)" calcext:base-cell-address="'DURACAO-H-CON'.Q56"/>
            <calcext:condition calcext:apply-style-name="Sem título2" calcext:value="between(0.1,0.05)" calcext:base-cell-address="'DURACAO-H-CON'.Q56"/>
            <calcext:condition calcext:apply-style-name="Sem título3" calcext:value="between(0.05,0.01)" calcext:base-cell-address="'DURACAO-H-CON'.Q56"/>
            <calcext:condition calcext:apply-style-name="Sem título4" calcext:value="between(0.01,0.001)" calcext:base-cell-address="'DURACAO-H-CON'.Q56"/>
          </calcext:conditional-format>
          <calcext:conditional-format calcext:target-range-address="'DURACAO-H-CHE'.Q55:'DURACAO-H-CHE'.Q55">
            <calcext:condition calcext:apply-style-name="Sem título1" calcext:value="between(0.1,1)" calcext:base-cell-address="'DURACAO-H-CON'.Q55"/>
            <calcext:condition calcext:apply-style-name="Sem título2" calcext:value="between(0.1,0.05)" calcext:base-cell-address="'DURACAO-H-CON'.Q55"/>
            <calcext:condition calcext:apply-style-name="Sem título3" calcext:value="between(0.05,0.01)" calcext:base-cell-address="'DURACAO-H-CON'.Q55"/>
            <calcext:condition calcext:apply-style-name="Sem título4" calcext:value="between(0.01,0.001)" calcext:base-cell-address="'DURACAO-H-CON'.Q55"/>
          </calcext:conditional-format>
          <calcext:conditional-format calcext:target-range-address="'DURACAO-H-CHE'.S61:'DURACAO-H-CHE'.S64">
            <calcext:condition calcext:apply-style-name="Sem título1" calcext:value="between(0.1,1)" calcext:base-cell-address="'DURACAO-H-CON'.S61"/>
            <calcext:condition calcext:apply-style-name="Sem título2" calcext:value="between(0.1,0.05)" calcext:base-cell-address="'DURACAO-H-CON'.S61"/>
            <calcext:condition calcext:apply-style-name="Sem título3" calcext:value="between(0.05,0.01)" calcext:base-cell-address="'DURACAO-H-CON'.S61"/>
            <calcext:condition calcext:apply-style-name="Sem título4" calcext:value="between(0.01,0.001)" calcext:base-cell-address="'DURACAO-H-CON'.S61"/>
          </calcext:conditional-format>
          <calcext:conditional-format calcext:target-range-address="'DURACAO-H-CHE'.S60:'DURACAO-H-CHE'.S60">
            <calcext:condition calcext:apply-style-name="Sem título1" calcext:value="between(0.1,1)" calcext:base-cell-address="'DURACAO-H-CON'.S60"/>
            <calcext:condition calcext:apply-style-name="Sem título2" calcext:value="between(0.1,0.05)" calcext:base-cell-address="'DURACAO-H-CON'.S60"/>
            <calcext:condition calcext:apply-style-name="Sem título3" calcext:value="between(0.05,0.01)" calcext:base-cell-address="'DURACAO-H-CON'.S60"/>
            <calcext:condition calcext:apply-style-name="Sem título4" calcext:value="between(0.01,0.001)" calcext:base-cell-address="'DURACAO-H-CON'.S60"/>
          </calcext:conditional-format>
        </calcext:conditional-formats>
      </table:table>
      <table:table table:name="DURACAO-H-CON" table:style-name="ta1">
        <office:forms form:automatic-focus="false" form:apply-design-mode="false"/>
        <table:table-column table:style-name="co1" table:default-cell-style-name="ce7"/>
        <table:table-column table:style-name="co18" table:default-cell-style-name="ce7"/>
        <table:table-column table:style-name="co3" table:default-cell-style-name="ce7"/>
        <table:table-column table:style-name="co4" table:default-cell-style-name="ce7"/>
        <table:table-column table:style-name="co18" table:default-cell-style-name="ce7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13" table:default-cell-style-name="ce230"/>
        <table:table-column table:style-name="co6" table:number-columns-repeated="1004" table:default-cell-style-name="Default"/>
        <table:table-row table:style-name="ro1">
          <table:table-cell table:style-name="ce59" office:value-type="string" calcext:value-type="string" table:number-columns-spanned="1" table:number-rows-spanned="2">
            <text:p>Variável dependente (Y)</text:p>
          </table:table-cell>
          <table:table-cell table:style-name="ce1" office:value-type="string" calcext:value-type="string" table:number-columns-spanned="1" table:number-rows-spanned="2">
            <text:p>Sig. F</text:p>
          </table:table-cell>
          <table:table-cell table:style-name="ce1" office:value-type="string" calcext:value-type="string" table:number-columns-spanned="1" table:number-rows-spanned="2">
            <text:p>R² ajustado</text:p>
          </table:table-cell>
          <table:table-cell table:style-name="ce1" office:value-type="string" calcext:value-type="string" table:number-columns-spanned="2" table:number-rows-spanned="1">
            <text:p>intercept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até 4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5 e 9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10 e 14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15 e 19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idoso entre 60 e 70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idoso com mais de 70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automóvel</text:p>
          </table:table-cell>
          <table:covered-table-cell table:style-name="ce1"/>
          <table:table-cell table:style-name="ce227"/>
          <table:table-cell table:style-name="ce57" table:number-columns-repeated="1002"/>
          <table:table-cell table:number-columns-repeated="2"/>
        </table:table-row>
        <table:table-row table:style-name="ro2">
          <table:covered-table-cell table:style-name="ce59"/>
          <table:covered-table-cell table:number-columns-repeated="2" table:style-name="ce1"/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227"/>
          <table:table-cell table:style-name="ce57" table:number-columns-repeated="1002"/>
          <table:table-cell table:number-columns-repeated="2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homens, cônjuge</text:p>
          </table:table-cell>
          <table:table-cell table:style-name="ce532" office:value-type="float" office:value="0.0001265" calcext:value-type="float">
            <text:p>1,27E-004</text:p>
          </table:table-cell>
          <table:table-cell table:style-name="ce125" office:value-type="float" office:value="0.004323" calcext:value-type="float">
            <text:p>0,0043</text:p>
          </table:table-cell>
          <table:table-cell table:style-name="ce127" office:value-type="float" office:value="28.0332" calcext:value-type="float">
            <text:p>28,03</text:p>
          </table:table-cell>
          <table:table-cell table:style-name="ce583" office:value-type="float" office:value="28.0332" calcext:value-type="float">
            <text:p>2,80E+001</text:p>
          </table:table-cell>
          <table:table-cell table:style-name="ce127" office:value-type="float" office:value="6.4337" calcext:value-type="float">
            <text:p>6,43</text:p>
          </table:table-cell>
          <table:table-cell table:style-name="ce634" office:value-type="float" office:value="0.000126" calcext:value-type="float">
            <text:p>1,26E-004</text:p>
          </table:table-cell>
          <table:table-cell table:style-name="ce127" office:value-type="string" calcext:value-type="string">
            <text:p>-</text:p>
          </table:table-cell>
          <table:table-cell table:style-name="ce646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657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669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669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669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693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533" office:value-type="float" office:value="0.0000006258" calcext:value-type="float" table:number-columns-spanned="1" table:number-rows-spanned="4">
            <text:p>6,26E-007</text:p>
          </table:table-cell>
          <table:table-cell table:style-name="ce431" office:value-type="float" office:value="0.009568" calcext:value-type="float" table:number-columns-spanned="1" table:number-rows-spanned="4">
            <text:p>0,0096</text:p>
          </table:table-cell>
          <table:table-cell table:style-name="ce129" office:value-type="float" office:value="28.0332" calcext:value-type="float" table:number-columns-spanned="1" table:number-rows-spanned="4">
            <text:p>28,03</text:p>
          </table:table-cell>
          <table:table-cell table:style-name="ce584" office:value-type="float" office:value="28.0332" calcext:value-type="float" table:number-columns-spanned="1" table:number-rows-spanned="4">
            <text:p>2,80E+001</text:p>
          </table:table-cell>
          <table:table-cell table:style-name="ce432" office:value-type="float" office:value="-12.7475" calcext:value-type="float">
            <text:p>-12,75</text:p>
          </table:table-cell>
          <table:table-cell table:style-name="ce635" office:value-type="float" office:value="0.034827" calcext:value-type="float">
            <text:p>3,48E-002</text:p>
          </table:table-cell>
          <table:table-cell table:style-name="ce127" office:value-type="string" calcext:value-type="string">
            <text:p>-</text:p>
          </table:table-cell>
          <table:table-cell table:style-name="ce646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657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669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669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669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693" office:value-type="string" calcext:value-type="string">
            <text:p>-</text:p>
          </table:table-cell>
          <table:table-cell office:value-type="float" office:value="1977" calcext:value-type="float">
            <text:p>1977</text:p>
          </table:table-cell>
          <table:table-cell table:number-columns-repeated="1004"/>
        </table:table-row>
        <table:table-row table:style-name="ro2">
          <table:covered-table-cell table:style-name="ce60"/>
          <table:covered-table-cell table:style-name="ce534"/>
          <table:covered-table-cell table:style-name="ce431"/>
          <table:covered-table-cell table:style-name="ce432"/>
          <table:covered-table-cell table:style-name="ce585"/>
          <table:table-cell table:style-name="ce432" office:value-type="float" office:value="1.3214" calcext:value-type="float">
            <text:p>1,32</text:p>
          </table:table-cell>
          <table:table-cell table:style-name="ce635" office:value-type="float" office:value="0.883238" calcext:value-type="float">
            <text:p>8,83E-001</text:p>
          </table:table-cell>
          <table:table-cell table:style-name="ce127" office:value-type="string" calcext:value-type="string">
            <text:p>-</text:p>
          </table:table-cell>
          <table:table-cell table:style-name="ce646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657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669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669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669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693" office:value-type="string" calcext:value-type="string">
            <text:p>-</text:p>
          </table:table-cell>
          <table:table-cell office:value-type="float" office:value="1987" calcext:value-type="float">
            <text:p>1987</text:p>
          </table:table-cell>
          <table:table-cell table:number-columns-repeated="1004"/>
        </table:table-row>
        <table:table-row table:style-name="ro2">
          <table:covered-table-cell table:style-name="ce60"/>
          <table:covered-table-cell table:style-name="ce535"/>
          <table:covered-table-cell table:style-name="ce431"/>
          <table:covered-table-cell table:style-name="ce432"/>
          <table:covered-table-cell table:style-name="ce586"/>
          <table:table-cell table:style-name="ce432" office:value-type="float" office:value="22.7683" calcext:value-type="float">
            <text:p>22,77</text:p>
          </table:table-cell>
          <table:table-cell table:style-name="ce635" office:value-type="float" office:value="0.000944" calcext:value-type="float">
            <text:p>9,44E-004</text:p>
          </table:table-cell>
          <table:table-cell table:style-name="ce127" office:value-type="string" calcext:value-type="string">
            <text:p>-</text:p>
          </table:table-cell>
          <table:table-cell table:style-name="ce646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657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669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669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669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693" office:value-type="string" calcext:value-type="string">
            <text:p>-</text:p>
          </table:table-cell>
          <table:table-cell office:value-type="float" office:value="1997" calcext:value-type="float">
            <text:p>1997</text:p>
          </table:table-cell>
          <table:table-cell table:number-columns-repeated="1004"/>
        </table:table-row>
        <table:table-row table:style-name="ro2">
          <table:covered-table-cell table:style-name="ce60"/>
          <table:covered-table-cell table:style-name="ce536"/>
          <table:covered-table-cell table:style-name="ce431"/>
          <table:covered-table-cell table:style-name="ce432"/>
          <table:covered-table-cell table:style-name="ce587"/>
          <table:table-cell table:style-name="ce432" office:value-type="float" office:value="21.271" calcext:value-type="float">
            <text:p>21,27</text:p>
          </table:table-cell>
          <table:table-cell table:style-name="ce635" office:value-type="float" office:value="0.000708" calcext:value-type="float">
            <text:p>7,08E-004</text:p>
          </table:table-cell>
          <table:table-cell table:style-name="ce127" office:value-type="string" calcext:value-type="string">
            <text:p>-</text:p>
          </table:table-cell>
          <table:table-cell table:style-name="ce646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657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669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669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669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693" office:value-type="string" calcext:value-type="string">
            <text:p>-</text:p>
          </table:table-cell>
          <table:table-cell office:value-type="float" office:value="2007" calcext:value-type="float">
            <text:p>2007</text:p>
          </table:table-cell>
          <table:table-cell table:number-columns-repeated="1004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homens, cônjuge</text:p>
          </table:table-cell>
          <table:table-cell table:style-name="ce537" office:value-type="float" office:value="0.002331" calcext:value-type="float">
            <text:p>2,33E-003</text:p>
          </table:table-cell>
          <table:table-cell table:style-name="ce125" office:value-type="float" office:value="0.002613" calcext:value-type="float">
            <text:p>0,0026</text:p>
          </table:table-cell>
          <table:table-cell table:style-name="ce127" office:value-type="float" office:value="28.1977" calcext:value-type="float">
            <text:p>28,20</text:p>
          </table:table-cell>
          <table:table-cell table:style-name="ce588" table:formula="of:=2/1E+016" office:value-type="float" office:value="2E-016" calcext:value-type="float">
            <text:p>2,00E-016</text:p>
          </table:table-cell>
          <table:table-cell table:style-name="ce127" office:value-type="string" calcext:value-type="string">
            <text:p>-</text:p>
          </table:table-cell>
          <table:table-cell table:style-name="ce636" office:value-type="string" calcext:value-type="string">
            <text:p>-</text:p>
          </table:table-cell>
          <table:table-cell table:style-name="ce127" office:value-type="float" office:value="4.8926" calcext:value-type="float">
            <text:p>4,89</text:p>
          </table:table-cell>
          <table:table-cell table:style-name="ce647" office:value-type="float" office:value="0.00233" calcext:value-type="float">
            <text:p>2,33E-003</text:p>
          </table:table-cell>
          <table:table-cell table:style-name="ce312" office:value-type="string" calcext:value-type="string">
            <text:p>-</text:p>
          </table:table-cell>
          <table:table-cell table:style-name="ce657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669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669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669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693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538" office:value-type="float" office:value="0.000004925" calcext:value-type="float" table:number-columns-spanned="1" table:number-rows-spanned="4">
            <text:p>4,93E-006</text:p>
          </table:table-cell>
          <table:table-cell table:style-name="ce126" office:value-type="float" office:value="0.008193" calcext:value-type="float" table:number-columns-spanned="1" table:number-rows-spanned="4">
            <text:p>0,0082</text:p>
          </table:table-cell>
          <table:table-cell table:style-name="ce129" office:value-type="float" office:value="28.1977" calcext:value-type="float" table:number-columns-spanned="1" table:number-rows-spanned="4">
            <text:p>28,20</text:p>
          </table:table-cell>
          <table:table-cell table:style-name="ce589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129" office:value-type="string" calcext:value-type="string">
            <text:p>-</text:p>
          </table:table-cell>
          <table:table-cell table:style-name="ce637" office:value-type="string" calcext:value-type="string">
            <text:p>-</text:p>
          </table:table-cell>
          <table:table-cell table:style-name="ce129" office:value-type="float" office:value="-9.9477" calcext:value-type="float">
            <text:p>-9,95</text:p>
          </table:table-cell>
          <table:table-cell table:style-name="ce648" office:value-type="float" office:value="0.054575" calcext:value-type="float">
            <text:p>5,46E-002</text:p>
          </table:table-cell>
          <table:table-cell table:style-name="ce313" office:value-type="string" calcext:value-type="string">
            <text:p>-</text:p>
          </table:table-cell>
          <table:table-cell table:style-name="ce658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39"/>
          <table:covered-table-cell table:style-name="ce126"/>
          <table:covered-table-cell table:style-name="ce129"/>
          <table:covered-table-cell table:style-name="ce590"/>
          <table:table-cell table:style-name="ce129" office:value-type="string" calcext:value-type="string">
            <text:p>-</text:p>
          </table:table-cell>
          <table:table-cell table:style-name="ce637" office:value-type="string" calcext:value-type="string">
            <text:p>-</text:p>
          </table:table-cell>
          <table:table-cell table:style-name="ce129" office:value-type="float" office:value="-4.0076" calcext:value-type="float">
            <text:p>-4,01</text:p>
          </table:table-cell>
          <table:table-cell table:style-name="ce648" office:value-type="float" office:value="0.617746" calcext:value-type="float">
            <text:p>6,18E-001</text:p>
          </table:table-cell>
          <table:table-cell table:style-name="ce313" office:value-type="string" calcext:value-type="string">
            <text:p>-</text:p>
          </table:table-cell>
          <table:table-cell table:style-name="ce658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40"/>
          <table:covered-table-cell table:style-name="ce126"/>
          <table:covered-table-cell table:style-name="ce129"/>
          <table:covered-table-cell table:style-name="ce591"/>
          <table:table-cell table:style-name="ce129" office:value-type="string" calcext:value-type="string">
            <text:p>-</text:p>
          </table:table-cell>
          <table:table-cell table:style-name="ce637" office:value-type="string" calcext:value-type="string">
            <text:p>-</text:p>
          </table:table-cell>
          <table:table-cell table:style-name="ce129" office:value-type="float" office:value="15.4196" calcext:value-type="float">
            <text:p>15,42</text:p>
          </table:table-cell>
          <table:table-cell table:style-name="ce648" office:value-type="float" office:value="0.011879" calcext:value-type="float">
            <text:p>1,19E-002</text:p>
          </table:table-cell>
          <table:table-cell table:style-name="ce313" office:value-type="string" calcext:value-type="string">
            <text:p>-</text:p>
          </table:table-cell>
          <table:table-cell table:style-name="ce658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41"/>
          <table:covered-table-cell table:style-name="ce126"/>
          <table:covered-table-cell table:style-name="ce129"/>
          <table:covered-table-cell table:style-name="ce592"/>
          <table:table-cell table:style-name="ce129" office:value-type="string" calcext:value-type="string">
            <text:p>-</text:p>
          </table:table-cell>
          <table:table-cell table:style-name="ce637" office:value-type="string" calcext:value-type="string">
            <text:p>-</text:p>
          </table:table-cell>
          <table:table-cell table:style-name="ce129" office:value-type="float" office:value="17.8918" calcext:value-type="float">
            <text:p>17,89</text:p>
          </table:table-cell>
          <table:table-cell table:style-name="ce648" office:value-type="float" office:value="0.000959" calcext:value-type="float">
            <text:p>9,59E-004</text:p>
          </table:table-cell>
          <table:table-cell table:style-name="ce313" office:value-type="string" calcext:value-type="string">
            <text:p>-</text:p>
          </table:table-cell>
          <table:table-cell table:style-name="ce658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homens, cônjuge</text:p>
          </table:table-cell>
          <table:table-cell table:style-name="ce542" office:value-type="float" office:value="0.00003211" calcext:value-type="float">
            <text:p>3,21E-005</text:p>
          </table:table-cell>
          <table:table-cell table:style-name="ce125" office:value-type="float" office:value="0.005141" calcext:value-type="float">
            <text:p>0,0051</text:p>
          </table:table-cell>
          <table:table-cell table:style-name="ce127" office:value-type="float" office:value="27.7129" calcext:value-type="float">
            <text:p>27,71</text:p>
          </table:table-cell>
          <table:table-cell table:style-name="ce593" table:formula="of:=2/1E+016" office:value-type="float" office:value="2E-016" calcext:value-type="float">
            <text:p>2,00E-016</text:p>
          </table:table-cell>
          <table:table-cell table:style-name="ce127" office:value-type="string" calcext:value-type="string">
            <text:p>-</text:p>
          </table:table-cell>
          <table:table-cell table:style-name="ce636" office:value-type="string" calcext:value-type="string">
            <text:p>-</text:p>
          </table:table-cell>
          <table:table-cell table:style-name="ce127" office:value-type="string" calcext:value-type="string">
            <text:p>-</text:p>
          </table:table-cell>
          <table:table-cell table:style-name="ce649" office:value-type="string" calcext:value-type="string">
            <text:p>-</text:p>
          </table:table-cell>
          <table:table-cell table:style-name="ce312" office:value-type="float" office:value="6.2857" calcext:value-type="float">
            <text:p>6,29</text:p>
          </table:table-cell>
          <table:table-cell table:style-name="ce659" office:value-type="float" office:value="0.0000321" calcext:value-type="float">
            <text:p>3,21E-005</text:p>
          </table:table-cell>
          <table:table-cell table:style-name="ce312" office:value-type="string" calcext:value-type="string">
            <text:p>-</text:p>
          </table:table-cell>
          <table:table-cell table:style-name="ce669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669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669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693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543" office:value-type="string" calcext:value-type="string" table:number-columns-spanned="1" table:number-rows-spanned="4">
            <text:p>6,508e-09</text:p>
            <text:p/>
          </table:table-cell>
          <table:table-cell table:style-name="ce126" office:value-type="float" office:value="0.01257" calcext:value-type="float" table:number-columns-spanned="1" table:number-rows-spanned="4">
            <text:p>0,0126</text:p>
          </table:table-cell>
          <table:table-cell table:style-name="ce130" office:value-type="float" office:value="27.7129" calcext:value-type="float" table:number-columns-spanned="1" table:number-rows-spanned="4">
            <text:p>27,71</text:p>
          </table:table-cell>
          <table:table-cell table:style-name="ce594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129" office:value-type="string" calcext:value-type="string">
            <text:p>-</text:p>
          </table:table-cell>
          <table:table-cell table:style-name="ce637" office:value-type="string" calcext:value-type="string">
            <text:p>-</text:p>
          </table:table-cell>
          <table:table-cell table:style-name="ce129" office:value-type="string" calcext:value-type="string">
            <text:p>-</text:p>
          </table:table-cell>
          <table:table-cell table:style-name="ce650" office:value-type="string" calcext:value-type="string">
            <text:p>-</text:p>
          </table:table-cell>
          <table:table-cell table:style-name="ce313" office:value-type="float" office:value="-8.6916" calcext:value-type="float">
            <text:p>-8,69</text:p>
          </table:table-cell>
          <table:table-cell table:style-name="ce660" office:value-type="float" office:value="0.095836" calcext:value-type="float">
            <text:p>9,58E-002</text:p>
          </table:table-cell>
          <table:table-cell table:style-name="ce313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44"/>
          <table:covered-table-cell table:style-name="ce126"/>
          <table:covered-table-cell table:style-name="ce129"/>
          <table:covered-table-cell table:style-name="ce595"/>
          <table:table-cell table:style-name="ce129" office:value-type="string" calcext:value-type="string">
            <text:p>-</text:p>
          </table:table-cell>
          <table:table-cell table:style-name="ce637" office:value-type="string" calcext:value-type="string">
            <text:p>-</text:p>
          </table:table-cell>
          <table:table-cell table:style-name="ce129" office:value-type="string" calcext:value-type="string">
            <text:p>-</text:p>
          </table:table-cell>
          <table:table-cell table:style-name="ce650" office:value-type="string" calcext:value-type="string">
            <text:p>-</text:p>
          </table:table-cell>
          <table:table-cell table:style-name="ce313" office:value-type="float" office:value="-5.2282" calcext:value-type="float">
            <text:p>-5,23</text:p>
          </table:table-cell>
          <table:table-cell table:style-name="ce660" office:value-type="float" office:value="0.532072" calcext:value-type="float">
            <text:p>5,32E-001</text:p>
          </table:table-cell>
          <table:table-cell table:style-name="ce313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45"/>
          <table:covered-table-cell table:style-name="ce126"/>
          <table:covered-table-cell table:style-name="ce129"/>
          <table:covered-table-cell table:style-name="ce596"/>
          <table:table-cell table:style-name="ce129" office:value-type="string" calcext:value-type="string">
            <text:p>-</text:p>
          </table:table-cell>
          <table:table-cell table:style-name="ce637" office:value-type="string" calcext:value-type="string">
            <text:p>-</text:p>
          </table:table-cell>
          <table:table-cell table:style-name="ce129" office:value-type="string" calcext:value-type="string">
            <text:p>-</text:p>
          </table:table-cell>
          <table:table-cell table:style-name="ce650" office:value-type="string" calcext:value-type="string">
            <text:p>-</text:p>
          </table:table-cell>
          <table:table-cell table:style-name="ce313" office:value-type="float" office:value="9.9349" calcext:value-type="float">
            <text:p>9,93</text:p>
          </table:table-cell>
          <table:table-cell table:style-name="ce660" office:value-type="float" office:value="0.097255" calcext:value-type="float">
            <text:p>9,73E-002</text:p>
          </table:table-cell>
          <table:table-cell table:style-name="ce313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46"/>
          <table:covered-table-cell table:style-name="ce126"/>
          <table:covered-table-cell table:style-name="ce129"/>
          <table:covered-table-cell table:style-name="ce597"/>
          <table:table-cell table:style-name="ce129" office:value-type="string" calcext:value-type="string">
            <text:p>-</text:p>
          </table:table-cell>
          <table:table-cell table:style-name="ce637" office:value-type="string" calcext:value-type="string">
            <text:p>-</text:p>
          </table:table-cell>
          <table:table-cell table:style-name="ce129" office:value-type="string" calcext:value-type="string">
            <text:p>-</text:p>
          </table:table-cell>
          <table:table-cell table:style-name="ce650" office:value-type="string" calcext:value-type="string">
            <text:p>-</text:p>
          </table:table-cell>
          <table:table-cell table:style-name="ce313" office:value-type="float" office:value="18.8995" calcext:value-type="float">
            <text:p>18,90</text:p>
          </table:table-cell>
          <table:table-cell table:style-name="ce660" office:value-type="float" office:value="0.000475" calcext:value-type="float">
            <text:p>4,75E-004</text:p>
          </table:table-cell>
          <table:table-cell table:style-name="ce313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homens, cônjuge</text:p>
          </table:table-cell>
          <table:table-cell table:style-name="ce547" office:value-type="float" office:value="0.9425" calcext:value-type="float">
            <text:p>9,43E-001</text:p>
          </table:table-cell>
          <table:table-cell table:style-name="ce125" office:value-type="float" office:value="-0.0003147" calcext:value-type="float">
            <text:p>-0,0003</text:p>
          </table:table-cell>
          <table:table-cell table:style-name="ce127" office:value-type="float" office:value="29.1646" calcext:value-type="float">
            <text:p>29,16</text:p>
          </table:table-cell>
          <table:table-cell table:style-name="ce598" table:formula="of:=2/1E+016" office:value-type="float" office:value="2E-016" calcext:value-type="float">
            <text:p>2,00E-016</text:p>
          </table:table-cell>
          <table:table-cell table:style-name="ce127" office:value-type="string" calcext:value-type="string">
            <text:p>-</text:p>
          </table:table-cell>
          <table:table-cell table:style-name="ce636" office:value-type="string" calcext:value-type="string">
            <text:p>-</text:p>
          </table:table-cell>
          <table:table-cell table:style-name="ce127" office:value-type="string" calcext:value-type="string">
            <text:p>-</text:p>
          </table:table-cell>
          <table:table-cell table:style-name="ce649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float" office:value="-0.109" calcext:value-type="float">
            <text:p>-0,11</text:p>
          </table:table-cell>
          <table:table-cell table:style-name="ce671" office:value-type="float" office:value="0.943" calcext:value-type="float">
            <text:p>9,43E-001</text:p>
          </table:table-cell>
          <table:table-cell table:style-name="ce312" office:value-type="string" calcext:value-type="string">
            <text:p>-</text:p>
          </table:table-cell>
          <table:table-cell table:style-name="ce669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669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693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548" office:value-type="float" office:value="0.008092" calcext:value-type="float" table:number-columns-spanned="1" table:number-rows-spanned="4">
            <text:p>8,09E-003</text:p>
          </table:table-cell>
          <table:table-cell table:style-name="ce126" office:value-type="float" office:value="0.003086" calcext:value-type="float" table:number-columns-spanned="1" table:number-rows-spanned="4">
            <text:p>0,0031</text:p>
          </table:table-cell>
          <table:table-cell table:style-name="ce130" office:value-type="float" office:value="29.1646" calcext:value-type="float" table:number-columns-spanned="1" table:number-rows-spanned="4">
            <text:p>29,16</text:p>
          </table:table-cell>
          <table:table-cell table:style-name="ce599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129" office:value-type="string" calcext:value-type="string">
            <text:p>-</text:p>
          </table:table-cell>
          <table:table-cell table:style-name="ce637" office:value-type="string" calcext:value-type="string">
            <text:p>-</text:p>
          </table:table-cell>
          <table:table-cell table:style-name="ce129" office:value-type="string" calcext:value-type="string">
            <text:p>-</text:p>
          </table:table-cell>
          <table:table-cell table:style-name="ce650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float" office:value="-13.3521" calcext:value-type="float">
            <text:p>-13,35</text:p>
          </table:table-cell>
          <table:table-cell table:style-name="ce672" office:value-type="float" office:value="0.01012" calcext:value-type="float">
            <text:p>1,01E-002</text:p>
          </table:table-cell>
          <table:table-cell table:style-name="ce313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49"/>
          <table:covered-table-cell table:style-name="ce126"/>
          <table:covered-table-cell table:style-name="ce129"/>
          <table:covered-table-cell table:style-name="ce600"/>
          <table:table-cell table:style-name="ce129" office:value-type="string" calcext:value-type="string">
            <text:p>-</text:p>
          </table:table-cell>
          <table:table-cell table:style-name="ce637" office:value-type="string" calcext:value-type="string">
            <text:p>-</text:p>
          </table:table-cell>
          <table:table-cell table:style-name="ce129" office:value-type="string" calcext:value-type="string">
            <text:p>-</text:p>
          </table:table-cell>
          <table:table-cell table:style-name="ce650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float" office:value="-0.9301" calcext:value-type="float">
            <text:p>-0,93</text:p>
          </table:table-cell>
          <table:table-cell table:style-name="ce672" office:value-type="float" office:value="0.90721" calcext:value-type="float">
            <text:p>9,07E-001</text:p>
          </table:table-cell>
          <table:table-cell table:style-name="ce313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49"/>
          <table:covered-table-cell table:style-name="ce126"/>
          <table:covered-table-cell table:style-name="ce129"/>
          <table:covered-table-cell table:style-name="ce600"/>
          <table:table-cell table:style-name="ce129" office:value-type="string" calcext:value-type="string">
            <text:p>-</text:p>
          </table:table-cell>
          <table:table-cell table:style-name="ce637" office:value-type="string" calcext:value-type="string">
            <text:p>-</text:p>
          </table:table-cell>
          <table:table-cell table:style-name="ce129" office:value-type="string" calcext:value-type="string">
            <text:p>-</text:p>
          </table:table-cell>
          <table:table-cell table:style-name="ce650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float" office:value="16.1414" calcext:value-type="float">
            <text:p>16,14</text:p>
          </table:table-cell>
          <table:table-cell table:style-name="ce672" office:value-type="float" office:value="0.00621" calcext:value-type="float">
            <text:p>6,21E-003</text:p>
          </table:table-cell>
          <table:table-cell table:style-name="ce313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50"/>
          <table:covered-table-cell table:style-name="ce126"/>
          <table:covered-table-cell table:style-name="ce129"/>
          <table:covered-table-cell table:style-name="ce601"/>
          <table:table-cell table:style-name="ce129" office:value-type="string" calcext:value-type="string">
            <text:p>-</text:p>
          </table:table-cell>
          <table:table-cell table:style-name="ce637" office:value-type="string" calcext:value-type="string">
            <text:p>-</text:p>
          </table:table-cell>
          <table:table-cell table:style-name="ce129" office:value-type="string" calcext:value-type="string">
            <text:p>-</text:p>
          </table:table-cell>
          <table:table-cell table:style-name="ce650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float" office:value="14.6361" calcext:value-type="float">
            <text:p>14,64</text:p>
          </table:table-cell>
          <table:table-cell table:style-name="ce672" office:value-type="float" office:value="0.00662" calcext:value-type="float">
            <text:p>6,62E-003</text:p>
          </table:table-cell>
          <table:table-cell table:style-name="ce313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homens, cônjuge</text:p>
          </table:table-cell>
          <table:table-cell table:style-name="ce551" office:value-type="float" office:value="0.000000000377" calcext:value-type="float">
            <text:p>3,77E-010</text:p>
          </table:table-cell>
          <table:table-cell table:style-name="ce125" office:value-type="float" office:value="0.0121" calcext:value-type="float">
            <text:p>0,0121</text:p>
          </table:table-cell>
          <table:table-cell table:style-name="ce127" office:value-type="float" office:value="31.2519" calcext:value-type="float">
            <text:p>31,25</text:p>
          </table:table-cell>
          <table:table-cell table:style-name="ce602" table:formula="of:=2/1E+016" office:value-type="float" office:value="2E-016" calcext:value-type="float">
            <text:p>2,00E-016</text:p>
          </table:table-cell>
          <table:table-cell table:style-name="ce127" office:value-type="string" calcext:value-type="string">
            <text:p>-</text:p>
          </table:table-cell>
          <table:table-cell table:style-name="ce636" office:value-type="string" calcext:value-type="string">
            <text:p>-</text:p>
          </table:table-cell>
          <table:table-cell table:style-name="ce127" office:value-type="string" calcext:value-type="string">
            <text:p>-</text:p>
          </table:table-cell>
          <table:table-cell table:style-name="ce649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float" office:value="-9.8631" calcext:value-type="float">
            <text:p>-9,86</text:p>
          </table:table-cell>
          <table:table-cell table:style-name="ce675" office:value-type="float" office:value="0.000000000377" calcext:value-type="float">
            <text:p>3,77E-010</text:p>
          </table:table-cell>
          <table:table-cell table:style-name="ce168" office:value-type="string" calcext:value-type="string">
            <text:p>-</text:p>
          </table:table-cell>
          <table:table-cell table:style-name="ce669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693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552" office:value-type="float" office:value="0.00000000619" calcext:value-type="float" table:number-columns-spanned="1" table:number-rows-spanned="4">
            <text:p>6,19E-009</text:p>
          </table:table-cell>
          <table:table-cell table:style-name="ce126" office:value-type="float" office:value="0.01268" calcext:value-type="float" table:number-columns-spanned="1" table:number-rows-spanned="4">
            <text:p>0,0127</text:p>
          </table:table-cell>
          <table:table-cell table:style-name="ce129" office:value-type="float" office:value="31.2519" calcext:value-type="float" table:number-columns-spanned="1" table:number-rows-spanned="4">
            <text:p>31,25</text:p>
          </table:table-cell>
          <table:table-cell table:style-name="ce603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129" office:value-type="string" calcext:value-type="string">
            <text:p>-</text:p>
          </table:table-cell>
          <table:table-cell table:style-name="ce637" office:value-type="string" calcext:value-type="string">
            <text:p>-</text:p>
          </table:table-cell>
          <table:table-cell table:style-name="ce129" office:value-type="string" calcext:value-type="string">
            <text:p>-</text:p>
          </table:table-cell>
          <table:table-cell table:style-name="ce650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float" office:value="-22.0852" calcext:value-type="float">
            <text:p>-22,09</text:p>
          </table:table-cell>
          <table:table-cell table:style-name="ce676" office:value-type="float" office:value="0.00243" calcext:value-type="float">
            <text:p>2,43E-003</text:p>
          </table:table-cell>
          <table:table-cell table:style-name="ce169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53"/>
          <table:covered-table-cell table:style-name="ce126"/>
          <table:covered-table-cell table:style-name="ce129"/>
          <table:covered-table-cell table:style-name="ce604"/>
          <table:table-cell table:style-name="ce129" office:value-type="string" calcext:value-type="string">
            <text:p>-</text:p>
          </table:table-cell>
          <table:table-cell table:style-name="ce637" office:value-type="string" calcext:value-type="string">
            <text:p>-</text:p>
          </table:table-cell>
          <table:table-cell table:style-name="ce129" office:value-type="string" calcext:value-type="string">
            <text:p>-</text:p>
          </table:table-cell>
          <table:table-cell table:style-name="ce650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float" office:value="5.8333" calcext:value-type="float">
            <text:p>5,83</text:p>
          </table:table-cell>
          <table:table-cell table:style-name="ce676" office:value-type="float" office:value="0.54844" calcext:value-type="float">
            <text:p>5,48E-001</text:p>
          </table:table-cell>
          <table:table-cell table:style-name="ce169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53"/>
          <table:covered-table-cell table:style-name="ce126"/>
          <table:covered-table-cell table:style-name="ce129"/>
          <table:covered-table-cell table:style-name="ce604"/>
          <table:table-cell table:style-name="ce129" office:value-type="string" calcext:value-type="string">
            <text:p>-</text:p>
          </table:table-cell>
          <table:table-cell table:style-name="ce637" office:value-type="string" calcext:value-type="string">
            <text:p>-</text:p>
          </table:table-cell>
          <table:table-cell table:style-name="ce129" office:value-type="string" calcext:value-type="string">
            <text:p>-</text:p>
          </table:table-cell>
          <table:table-cell table:style-name="ce650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float" office:value="16.4249" calcext:value-type="float">
            <text:p>16,42</text:p>
          </table:table-cell>
          <table:table-cell table:style-name="ce676" office:value-type="float" office:value="0.05008" calcext:value-type="float">
            <text:p>5,01E-002</text:p>
          </table:table-cell>
          <table:table-cell table:style-name="ce313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54"/>
          <table:covered-table-cell table:style-name="ce126"/>
          <table:covered-table-cell table:style-name="ce129"/>
          <table:covered-table-cell table:style-name="ce605"/>
          <table:table-cell table:style-name="ce129" office:value-type="string" calcext:value-type="string">
            <text:p>-</text:p>
          </table:table-cell>
          <table:table-cell table:style-name="ce637" office:value-type="string" calcext:value-type="string">
            <text:p>-</text:p>
          </table:table-cell>
          <table:table-cell table:style-name="ce129" office:value-type="string" calcext:value-type="string">
            <text:p>-</text:p>
          </table:table-cell>
          <table:table-cell table:style-name="ce650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float" office:value="12.5824" calcext:value-type="float">
            <text:p>12,58</text:p>
          </table:table-cell>
          <table:table-cell table:style-name="ce676" office:value-type="float" office:value="0.08962" calcext:value-type="float">
            <text:p>8,96E-002</text:p>
          </table:table-cell>
          <table:table-cell table:style-name="ce313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homens, cônjuge</text:p>
          </table:table-cell>
          <table:table-cell table:style-name="ce555" office:value-type="float" office:value="0.00000000000001537" calcext:value-type="float">
            <text:p>1,54E-014</text:p>
          </table:table-cell>
          <table:table-cell table:style-name="ce125" office:value-type="float" office:value="0.01831" calcext:value-type="float">
            <text:p>0,0183</text:p>
          </table:table-cell>
          <table:table-cell table:style-name="ce127" office:value-type="float" office:value="31.265" calcext:value-type="float">
            <text:p>31,27</text:p>
          </table:table-cell>
          <table:table-cell table:style-name="ce606" table:formula="of:=2/1E+016" office:value-type="float" office:value="2E-016" calcext:value-type="float">
            <text:p>2,00E-016</text:p>
          </table:table-cell>
          <table:table-cell table:style-name="ce127" office:value-type="string" calcext:value-type="string">
            <text:p>-</text:p>
          </table:table-cell>
          <table:table-cell table:style-name="ce636" office:value-type="string" calcext:value-type="string">
            <text:p>-</text:p>
          </table:table-cell>
          <table:table-cell table:style-name="ce127" office:value-type="string" calcext:value-type="string">
            <text:p>-</text:p>
          </table:table-cell>
          <table:table-cell table:style-name="ce649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27" office:value-type="float" office:value="-13.7274" calcext:value-type="float">
            <text:p>-13,73</text:p>
          </table:table-cell>
          <table:table-cell table:style-name="ce683" office:value-type="float" office:value="0.0000000000000154" calcext:value-type="float">
            <text:p>1,54E-014</text:p>
          </table:table-cell>
          <table:table-cell table:style-name="ce221" office:value-type="string" calcext:value-type="string">
            <text:p>-</text:p>
          </table:table-cell>
          <table:table-cell table:style-name="ce693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556" office:value-type="float" office:value="0.000000001333" calcext:value-type="float" table:number-columns-spanned="1" table:number-rows-spanned="4">
            <text:p>1,33E-009</text:p>
          </table:table-cell>
          <table:table-cell table:style-name="ce126" office:value-type="float" office:value="0.01818" calcext:value-type="float" table:number-columns-spanned="1" table:number-rows-spanned="4">
            <text:p>0,0182</text:p>
          </table:table-cell>
          <table:table-cell table:style-name="ce130" office:value-type="float" office:value="31.265" calcext:value-type="float" table:number-columns-spanned="1" table:number-rows-spanned="4">
            <text:p>31,27</text:p>
          </table:table-cell>
          <table:table-cell table:style-name="ce607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129" office:value-type="string" calcext:value-type="string">
            <text:p>-</text:p>
          </table:table-cell>
          <table:table-cell table:style-name="ce637" office:value-type="string" calcext:value-type="string">
            <text:p>-</text:p>
          </table:table-cell>
          <table:table-cell table:style-name="ce129" office:value-type="string" calcext:value-type="string">
            <text:p>-</text:p>
          </table:table-cell>
          <table:table-cell table:style-name="ce650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-26.265" calcext:value-type="float">
            <text:p>-26,27</text:p>
          </table:table-cell>
          <table:table-cell table:style-name="ce684" office:value-type="float" office:value="0.00172" calcext:value-type="float">
            <text:p>1,72E-003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57"/>
          <table:covered-table-cell table:style-name="ce126"/>
          <table:covered-table-cell table:style-name="ce129"/>
          <table:covered-table-cell table:style-name="ce608"/>
          <table:table-cell table:style-name="ce129" office:value-type="string" calcext:value-type="string">
            <text:p>-</text:p>
          </table:table-cell>
          <table:table-cell table:style-name="ce637" office:value-type="string" calcext:value-type="string">
            <text:p>-</text:p>
          </table:table-cell>
          <table:table-cell table:style-name="ce129" office:value-type="string" calcext:value-type="string">
            <text:p>-</text:p>
          </table:table-cell>
          <table:table-cell table:style-name="ce650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10.6957" calcext:value-type="float">
            <text:p>10,70</text:p>
          </table:table-cell>
          <table:table-cell table:style-name="ce684" office:value-type="float" office:value="0.33697" calcext:value-type="float">
            <text:p>3,37E-001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57"/>
          <table:covered-table-cell table:style-name="ce126"/>
          <table:covered-table-cell table:style-name="ce129"/>
          <table:covered-table-cell table:style-name="ce608"/>
          <table:table-cell table:style-name="ce129" office:value-type="string" calcext:value-type="string">
            <text:p>-</text:p>
          </table:table-cell>
          <table:table-cell table:style-name="ce637" office:value-type="string" calcext:value-type="string">
            <text:p>-</text:p>
          </table:table-cell>
          <table:table-cell table:style-name="ce129" office:value-type="string" calcext:value-type="string">
            <text:p>-</text:p>
          </table:table-cell>
          <table:table-cell table:style-name="ce650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15.0488" calcext:value-type="float">
            <text:p>15,05</text:p>
          </table:table-cell>
          <table:table-cell table:style-name="ce684" office:value-type="float" office:value="0.13272" calcext:value-type="float">
            <text:p>1,33E-001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58"/>
          <table:covered-table-cell table:style-name="ce126"/>
          <table:covered-table-cell table:style-name="ce129"/>
          <table:covered-table-cell table:style-name="ce609"/>
          <table:table-cell table:style-name="ce129" office:value-type="string" calcext:value-type="string">
            <text:p>-</text:p>
          </table:table-cell>
          <table:table-cell table:style-name="ce637" office:value-type="string" calcext:value-type="string">
            <text:p>-</text:p>
          </table:table-cell>
          <table:table-cell table:style-name="ce129" office:value-type="string" calcext:value-type="string">
            <text:p>-</text:p>
          </table:table-cell>
          <table:table-cell table:style-name="ce650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12.9687" calcext:value-type="float">
            <text:p>12,97</text:p>
          </table:table-cell>
          <table:table-cell table:style-name="ce684" office:value-type="float" office:value="0.12878" calcext:value-type="float">
            <text:p>1,29E-001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6">
          <table:table-cell table:style-name="ce59" office:value-type="string" calcext:value-type="string" table:number-columns-spanned="1" table:number-rows-spanned="2">
            <text:p>Variável dependente (Y)</text:p>
          </table:table-cell>
          <table:table-cell table:style-name="ce1" office:value-type="string" calcext:value-type="string" table:number-columns-spanned="1" table:number-rows-spanned="2">
            <text:p>Sig. F</text:p>
          </table:table-cell>
          <table:table-cell table:style-name="ce1" office:value-type="string" calcext:value-type="string" table:number-columns-spanned="1" table:number-rows-spanned="2">
            <text:p>R² ajustado</text:p>
          </table:table-cell>
          <table:table-cell table:style-name="ce1" office:value-type="string" calcext:value-type="string" table:number-columns-spanned="2" table:number-rows-spanned="1">
            <text:p>intercept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até 4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5 e 9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10 e 14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15 e 19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idoso entre 60 e 70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idoso com mais de 70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automóvel</text:p>
          </table:table-cell>
          <table:covered-table-cell table:style-name="ce1"/>
          <table:table-cell/>
          <table:table-cell table:style-name="ce57" table:number-columns-repeated="1002"/>
          <table:table-cell table:number-columns-repeated="2"/>
        </table:table-row>
        <table:table-row table:style-name="ro2">
          <table:covered-table-cell table:style-name="ce59"/>
          <table:covered-table-cell table:number-columns-repeated="2" table:style-name="ce1"/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/>
          <table:table-cell table:style-name="ce57" table:number-columns-repeated="1002"/>
          <table:table-cell table:number-columns-repeated="2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homens, cônjuge</text:p>
          </table:table-cell>
          <table:table-cell table:style-name="ce559" office:value-type="float" office:value="0.00003869" calcext:value-type="float">
            <text:p>3,87E-005</text:p>
          </table:table-cell>
          <table:table-cell table:style-name="ce125" office:value-type="float" office:value="0.005781" calcext:value-type="float">
            <text:p>0,0058</text:p>
          </table:table-cell>
          <table:table-cell table:style-name="ce127" office:value-type="float" office:value="27.4179" calcext:value-type="float">
            <text:p>27,42</text:p>
          </table:table-cell>
          <table:table-cell table:style-name="ce610" table:formula="of:=2/1E+016" office:value-type="float" office:value="2E-016" calcext:value-type="float">
            <text:p>2,00E-016</text:p>
          </table:table-cell>
          <table:table-cell table:style-name="ce127" office:value-type="float" office:value="5.6746" calcext:value-type="float">
            <text:p>5,67</text:p>
          </table:table-cell>
          <table:table-cell table:style-name="ce638" office:value-type="float" office:value="0.000886" calcext:value-type="float">
            <text:p>8,86E-004</text:p>
          </table:table-cell>
          <table:table-cell table:style-name="ce127" office:value-type="float" office:value="3.8741" calcext:value-type="float">
            <text:p>3,87</text:p>
          </table:table-cell>
          <table:table-cell table:style-name="ce651" office:value-type="float" office:value="0.017675" calcext:value-type="float">
            <text:p>1,77E-002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669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693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560" office:value-type="float" office:value="0.00000002374" calcext:value-type="float" table:number-columns-spanned="1" table:number-rows-spanned="4">
            <text:p>2,37E-008</text:p>
          </table:table-cell>
          <table:table-cell table:style-name="ce126" office:value-type="float" office:value="0.0136" calcext:value-type="float" table:number-columns-spanned="1" table:number-rows-spanned="4">
            <text:p>0,0136</text:p>
          </table:table-cell>
          <table:table-cell table:style-name="ce129" office:value-type="float" office:value="27.3368" calcext:value-type="float" table:number-columns-spanned="1" table:number-rows-spanned="4">
            <text:p>27,34</text:p>
          </table:table-cell>
          <table:table-cell table:style-name="ce611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129" office:value-type="float" office:value="-8.9478" calcext:value-type="float">
            <text:p>-8,95</text:p>
          </table:table-cell>
          <table:table-cell table:style-name="ce639" office:value-type="float" office:value="0.2001" calcext:value-type="float">
            <text:p>2,00E-001</text:p>
          </table:table-cell>
          <table:table-cell table:style-name="ce129" office:value-type="float" office:value="-5.1721" calcext:value-type="float">
            <text:p>-5,17</text:p>
          </table:table-cell>
          <table:table-cell table:style-name="ce652" office:value-type="float" office:value="0.387" calcext:value-type="float">
            <text:p>3,87E-001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61"/>
          <table:covered-table-cell table:style-name="ce126"/>
          <table:covered-table-cell table:style-name="ce129"/>
          <table:covered-table-cell table:style-name="ce612"/>
          <table:table-cell table:style-name="ce129" office:value-type="float" office:value="2.5207" calcext:value-type="float">
            <text:p>2,52</text:p>
          </table:table-cell>
          <table:table-cell table:style-name="ce639" office:value-type="float" office:value="0.8011" calcext:value-type="float">
            <text:p>8,01E-001</text:p>
          </table:table-cell>
          <table:table-cell table:style-name="ce129" office:value-type="float" office:value="-5.7799" calcext:value-type="float">
            <text:p>-5,78</text:p>
          </table:table-cell>
          <table:table-cell table:style-name="ce652" office:value-type="float" office:value="0.5159" calcext:value-type="float">
            <text:p>5,16E-001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61"/>
          <table:covered-table-cell table:style-name="ce126"/>
          <table:covered-table-cell table:style-name="ce129"/>
          <table:covered-table-cell table:style-name="ce612"/>
          <table:table-cell table:style-name="ce129" office:value-type="float" office:value="18.6359" calcext:value-type="float">
            <text:p>18,64</text:p>
          </table:table-cell>
          <table:table-cell table:style-name="ce639" office:value-type="float" office:value="0.0177" calcext:value-type="float">
            <text:p>1,77E-002</text:p>
          </table:table-cell>
          <table:table-cell table:style-name="ce129" office:value-type="float" office:value="7.9584" calcext:value-type="float">
            <text:p>7,96</text:p>
          </table:table-cell>
          <table:table-cell table:style-name="ce652" office:value-type="float" office:value="0.2526" calcext:value-type="float">
            <text:p>2,53E-001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62"/>
          <table:covered-table-cell table:style-name="ce126"/>
          <table:covered-table-cell table:style-name="ce129"/>
          <table:covered-table-cell table:style-name="ce613"/>
          <table:table-cell table:style-name="ce129" office:value-type="float" office:value="15.9689" calcext:value-type="float">
            <text:p>15,97</text:p>
          </table:table-cell>
          <table:table-cell table:style-name="ce639" office:value-type="float" office:value="0.0274" calcext:value-type="float">
            <text:p>2,74E-002</text:p>
          </table:table-cell>
          <table:table-cell table:style-name="ce129" office:value-type="float" office:value="11.9518" calcext:value-type="float">
            <text:p>11,95</text:p>
          </table:table-cell>
          <table:table-cell table:style-name="ce652" office:value-type="float" office:value="0.0549" calcext:value-type="float">
            <text:p>5,49E-002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homens, cônjuge</text:p>
          </table:table-cell>
          <table:table-cell table:style-name="ce563" office:value-type="float" office:value="0.0000002176" calcext:value-type="float">
            <text:p>2,18E-007</text:p>
          </table:table-cell>
          <table:table-cell table:style-name="ce125" office:value-type="float" office:value="0.009703" calcext:value-type="float">
            <text:p>0,0097</text:p>
          </table:table-cell>
          <table:table-cell table:style-name="ce127" office:value-type="float" office:value="26.349" calcext:value-type="float">
            <text:p>26,35</text:p>
          </table:table-cell>
          <table:table-cell table:style-name="ce614" table:formula="of:=2/1E+016" office:value-type="float" office:value="2E-016" calcext:value-type="float">
            <text:p>2,00E-016</text:p>
          </table:table-cell>
          <table:table-cell table:style-name="ce312" office:value-type="float" office:value="5.668" calcext:value-type="float">
            <text:p>5,67</text:p>
          </table:table-cell>
          <table:table-cell table:style-name="ce640" office:value-type="float" office:value="0.000878" calcext:value-type="float">
            <text:p>8,78E-004</text:p>
          </table:table-cell>
          <table:table-cell table:style-name="ce312" office:value-type="float" office:value="2.79" calcext:value-type="float">
            <text:p>2,79</text:p>
          </table:table-cell>
          <table:table-cell table:style-name="ce653" office:value-type="float" office:value="0.091977" calcext:value-type="float">
            <text:p>9,20E-002</text:p>
          </table:table-cell>
          <table:table-cell table:style-name="ce312" office:value-type="float" office:value="5.63" calcext:value-type="float">
            <text:p>5,63</text:p>
          </table:table-cell>
          <table:table-cell table:style-name="ce661" office:value-type="float" office:value="0.00024" calcext:value-type="float">
            <text:p>2,40E-004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669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693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564" office:value-type="float" office:value="0.00000000000457" calcext:value-type="float" table:number-columns-spanned="1" table:number-rows-spanned="4">
            <text:p>4,57E-012</text:p>
          </table:table-cell>
          <table:table-cell table:style-name="ce126" office:value-type="float" office:value="0.02125" calcext:value-type="float" table:number-columns-spanned="1" table:number-rows-spanned="4">
            <text:p>0,0213</text:p>
          </table:table-cell>
          <table:table-cell table:style-name="ce129" office:value-type="float" office:value="26.1768" calcext:value-type="float" table:number-columns-spanned="1" table:number-rows-spanned="4">
            <text:p>26,18</text:p>
          </table:table-cell>
          <table:table-cell table:style-name="ce615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313" office:value-type="float" office:value="-8.6186" calcext:value-type="float">
            <text:p>-8,62</text:p>
          </table:table-cell>
          <table:table-cell table:style-name="ce641" office:value-type="float" office:value="0.2162" calcext:value-type="float">
            <text:p>2,16E-001</text:p>
          </table:table-cell>
          <table:table-cell table:style-name="ce313" office:value-type="float" office:value="-1.972" calcext:value-type="float">
            <text:p>-1,97</text:p>
          </table:table-cell>
          <table:table-cell table:style-name="ce654" office:value-type="float" office:value="0.7643" calcext:value-type="float">
            <text:p>7,64E-001</text:p>
          </table:table-cell>
          <table:table-cell table:style-name="ce313" office:value-type="float" office:value="-4.7655" calcext:value-type="float">
            <text:p>-4,77</text:p>
          </table:table-cell>
          <table:table-cell table:style-name="ce662" office:value-type="float" office:value="0.4146" calcext:value-type="float">
            <text:p>4,15E-001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65"/>
          <table:covered-table-cell table:style-name="ce126"/>
          <table:covered-table-cell table:style-name="ce129"/>
          <table:covered-table-cell table:style-name="ce616"/>
          <table:table-cell table:style-name="ce313" office:value-type="float" office:value="3.726" calcext:value-type="float">
            <text:p>3,73</text:p>
          </table:table-cell>
          <table:table-cell table:style-name="ce641" office:value-type="float" office:value="0.7099" calcext:value-type="float">
            <text:p>7,10E-001</text:p>
          </table:table-cell>
          <table:table-cell table:style-name="ce313" office:value-type="float" office:value="-4.5275" calcext:value-type="float">
            <text:p>-4,53</text:p>
          </table:table-cell>
          <table:table-cell table:style-name="ce654" office:value-type="float" office:value="0.6615" calcext:value-type="float">
            <text:p>6,62E-001</text:p>
          </table:table-cell>
          <table:table-cell table:style-name="ce313" office:value-type="float" office:value="-1.8416" calcext:value-type="float">
            <text:p>-1,84</text:p>
          </table:table-cell>
          <table:table-cell table:style-name="ce662" office:value-type="float" office:value="0.8566" calcext:value-type="float">
            <text:p>8,57E-001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65"/>
          <table:covered-table-cell table:style-name="ce126"/>
          <table:covered-table-cell table:style-name="ce129"/>
          <table:covered-table-cell table:style-name="ce616"/>
          <table:table-cell table:style-name="ce313" office:value-type="float" office:value="19.2924" calcext:value-type="float">
            <text:p>19,29</text:p>
          </table:table-cell>
          <table:table-cell table:style-name="ce641" office:value-type="float" office:value="0.014" calcext:value-type="float">
            <text:p>1,40E-002</text:p>
          </table:table-cell>
          <table:table-cell table:style-name="ce313" office:value-type="float" office:value="5.9114" calcext:value-type="float">
            <text:p>5,91</text:p>
          </table:table-cell>
          <table:table-cell table:style-name="ce654" office:value-type="float" office:value="0.4344" calcext:value-type="float">
            <text:p>4,34E-001</text:p>
          </table:table-cell>
          <table:table-cell table:style-name="ce313" office:value-type="float" office:value="3.8644" calcext:value-type="float">
            <text:p>3,86</text:p>
          </table:table-cell>
          <table:table-cell table:style-name="ce662" office:value-type="float" office:value="0.562" calcext:value-type="float">
            <text:p>5,62E-001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66"/>
          <table:covered-table-cell table:style-name="ce126"/>
          <table:covered-table-cell table:style-name="ce129"/>
          <table:covered-table-cell table:style-name="ce617"/>
          <table:table-cell table:style-name="ce313" office:value-type="float" office:value="15.1356" calcext:value-type="float">
            <text:p>15,14</text:p>
          </table:table-cell>
          <table:table-cell table:style-name="ce641" office:value-type="float" office:value="0.0361" calcext:value-type="float">
            <text:p>3,61E-002</text:p>
          </table:table-cell>
          <table:table-cell table:style-name="ce313" office:value-type="float" office:value="6.8104" calcext:value-type="float">
            <text:p>6,81</text:p>
          </table:table-cell>
          <table:table-cell table:style-name="ce654" office:value-type="float" office:value="0.3191" calcext:value-type="float">
            <text:p>3,19E-001</text:p>
          </table:table-cell>
          <table:table-cell table:style-name="ce313" office:value-type="float" office:value="13.8913" calcext:value-type="float">
            <text:p>13,89</text:p>
          </table:table-cell>
          <table:table-cell table:style-name="ce663" office:value-type="float" office:value="0.0217" calcext:value-type="float">
            <text:p>2,17E-002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homens, cônjuge</text:p>
          </table:table-cell>
          <table:table-cell table:style-name="ce567" office:value-type="float" office:value="0.0000006181" calcext:value-type="float">
            <text:p>6,18E-007</text:p>
          </table:table-cell>
          <table:table-cell table:style-name="ce125" office:value-type="float" office:value="0.009576" calcext:value-type="float">
            <text:p>0,0096</text:p>
          </table:table-cell>
          <table:table-cell table:style-name="ce127" office:value-type="float" office:value="26.579" calcext:value-type="float">
            <text:p>26,58</text:p>
          </table:table-cell>
          <table:table-cell table:style-name="ce618" table:formula="of:=2/1E+016" office:value-type="float" office:value="2E-016" calcext:value-type="float">
            <text:p>2,00E-016</text:p>
          </table:table-cell>
          <table:table-cell table:style-name="ce312" office:value-type="float" office:value="5.645" calcext:value-type="float">
            <text:p>5,65</text:p>
          </table:table-cell>
          <table:table-cell table:style-name="ce642" office:value-type="float" office:value="0.000924" calcext:value-type="float">
            <text:p>9,24E-004</text:p>
          </table:table-cell>
          <table:table-cell table:style-name="ce312" office:value-type="float" office:value="2.71" calcext:value-type="float">
            <text:p>2,71</text:p>
          </table:table-cell>
          <table:table-cell table:style-name="ce655" office:value-type="float" office:value="0.102459" calcext:value-type="float">
            <text:p>1,02E-001</text:p>
          </table:table-cell>
          <table:table-cell table:style-name="ce312" office:value-type="float" office:value="5.899" calcext:value-type="float">
            <text:p>5,90</text:p>
          </table:table-cell>
          <table:table-cell table:style-name="ce664" office:value-type="float" office:value="0.000176" calcext:value-type="float">
            <text:p>1,76E-004</text:p>
          </table:table-cell>
          <table:table-cell table:style-name="ce312" office:value-type="float" office:value="-1.19" calcext:value-type="float">
            <text:p>-1,19</text:p>
          </table:table-cell>
          <table:table-cell table:style-name="ce673" office:value-type="float" office:value="0.440773" calcext:value-type="float">
            <text:p>4,41E-001</text:p>
          </table:table-cell>
          <table:table-cell table:style-name="ce168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68" office:value-type="string" calcext:value-type="string">
            <text:p>-</text:p>
          </table:table-cell>
          <table:table-cell table:style-name="ce669" office:value-type="string" calcext:value-type="string">
            <text:p>-</text:p>
          </table:table-cell>
          <table:table-cell table:style-name="ce221" office:value-type="string" calcext:value-type="string">
            <text:p>-</text:p>
          </table:table-cell>
          <table:table-cell table:style-name="ce693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568" office:value-type="float" office:value="0.00000000002839" calcext:value-type="float" table:number-columns-spanned="1" table:number-rows-spanned="4">
            <text:p>2,84E-011</text:p>
          </table:table-cell>
          <table:table-cell table:style-name="ce126" office:value-type="float" office:value="0.02141" calcext:value-type="float" table:number-columns-spanned="1" table:number-rows-spanned="4">
            <text:p>0,0214</text:p>
          </table:table-cell>
          <table:table-cell table:style-name="ce129" office:value-type="float" office:value="26.3415" calcext:value-type="float" table:number-columns-spanned="1" table:number-rows-spanned="4">
            <text:p>26,34</text:p>
          </table:table-cell>
          <table:table-cell table:style-name="ce619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313" office:value-type="float" office:value="-8.2245" calcext:value-type="float">
            <text:p>-8,22</text:p>
          </table:table-cell>
          <table:table-cell table:style-name="ce643" office:value-type="float" office:value="0.2384" calcext:value-type="float">
            <text:p>2,38E-001</text:p>
          </table:table-cell>
          <table:table-cell table:style-name="ce644" office:value-type="float" office:value="-1.8796" calcext:value-type="float">
            <text:p>-1,88</text:p>
          </table:table-cell>
          <table:table-cell table:style-name="ce656" office:value-type="float" office:value="0.775" calcext:value-type="float">
            <text:p>7,75E-001</text:p>
          </table:table-cell>
          <table:table-cell table:style-name="ce313" office:value-type="float" office:value="-1.0353" calcext:value-type="float">
            <text:p>-1,04</text:p>
          </table:table-cell>
          <table:table-cell table:style-name="ce664" office:value-type="float" office:value="0.871" calcext:value-type="float">
            <text:p>8,71E-001</text:p>
          </table:table-cell>
          <table:table-cell table:style-name="ce313" office:value-type="float" office:value="-8.5565" calcext:value-type="float">
            <text:p>-8,56</text:p>
          </table:table-cell>
          <table:table-cell table:style-name="ce674" office:value-type="float" office:value="0.139" calcext:value-type="float">
            <text:p>1,39E-001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69"/>
          <table:covered-table-cell table:style-name="ce126"/>
          <table:covered-table-cell table:style-name="ce129"/>
          <table:covered-table-cell table:style-name="ce620"/>
          <table:table-cell table:style-name="ce313" office:value-type="float" office:value="3.8705" calcext:value-type="float">
            <text:p>3,87</text:p>
          </table:table-cell>
          <table:table-cell table:style-name="ce643" office:value-type="float" office:value="0.6999" calcext:value-type="float">
            <text:p>7,00E-001</text:p>
          </table:table-cell>
          <table:table-cell table:style-name="ce313" office:value-type="float" office:value="-4.2417" calcext:value-type="float">
            <text:p>-4,24</text:p>
          </table:table-cell>
          <table:table-cell table:style-name="ce656" office:value-type="float" office:value="0.6819" calcext:value-type="float">
            <text:p>6,82E-001</text:p>
          </table:table-cell>
          <table:table-cell table:style-name="ce313" office:value-type="float" office:value="-2.7632" calcext:value-type="float">
            <text:p>-2,76</text:p>
          </table:table-cell>
          <table:table-cell table:style-name="ce664" office:value-type="float" office:value="0.7995" calcext:value-type="float">
            <text:p>8,00E-001</text:p>
          </table:table-cell>
          <table:table-cell table:style-name="ce313" office:value-type="float" office:value="1.5383" calcext:value-type="float">
            <text:p>1,54</text:p>
          </table:table-cell>
          <table:table-cell table:style-name="ce674" office:value-type="float" office:value="0.863" calcext:value-type="float">
            <text:p>8,63E-001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69"/>
          <table:covered-table-cell table:style-name="ce126"/>
          <table:covered-table-cell table:style-name="ce129"/>
          <table:covered-table-cell table:style-name="ce620"/>
          <table:table-cell table:style-name="ce313" office:value-type="float" office:value="17.9205" calcext:value-type="float">
            <text:p>17,92</text:p>
          </table:table-cell>
          <table:table-cell table:style-name="ce643" office:value-type="float" office:value="0.0233" calcext:value-type="float">
            <text:p>2,33E-002</text:p>
          </table:table-cell>
          <table:table-cell table:style-name="ce313" office:value-type="float" office:value="5.8335" calcext:value-type="float">
            <text:p>5,83</text:p>
          </table:table-cell>
          <table:table-cell table:style-name="ce656" office:value-type="float" office:value="0.4405" calcext:value-type="float">
            <text:p>4,41E-001</text:p>
          </table:table-cell>
          <table:table-cell table:style-name="ce313" office:value-type="float" office:value="-1.5203" calcext:value-type="float">
            <text:p>-1,52</text:p>
          </table:table-cell>
          <table:table-cell table:style-name="ce665" office:value-type="float" office:value="0.8351" calcext:value-type="float">
            <text:p>8,35E-001</text:p>
          </table:table-cell>
          <table:table-cell table:style-name="ce313" office:value-type="float" office:value="11.9946" calcext:value-type="float">
            <text:p>11,99</text:p>
          </table:table-cell>
          <table:table-cell table:style-name="ce674" office:value-type="float" office:value="0.0715" calcext:value-type="float">
            <text:p>7,15E-002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70"/>
          <table:covered-table-cell table:style-name="ce126"/>
          <table:covered-table-cell table:style-name="ce129"/>
          <table:covered-table-cell table:style-name="ce621"/>
          <table:table-cell table:style-name="ce313" office:value-type="float" office:value="14.687" calcext:value-type="float">
            <text:p>14,69</text:p>
          </table:table-cell>
          <table:table-cell table:style-name="ce643" office:value-type="float" office:value="0.0422" calcext:value-type="float">
            <text:p>4,22E-002</text:p>
          </table:table-cell>
          <table:table-cell table:style-name="ce313" office:value-type="float" office:value="6.6629" calcext:value-type="float">
            <text:p>6,66</text:p>
          </table:table-cell>
          <table:table-cell table:style-name="ce656" office:value-type="float" office:value="0.3297" calcext:value-type="float">
            <text:p>3,30E-001</text:p>
          </table:table-cell>
          <table:table-cell table:style-name="ce313" office:value-type="float" office:value="10.3089" calcext:value-type="float">
            <text:p>10,31</text:p>
          </table:table-cell>
          <table:table-cell table:style-name="ce666" office:value-type="float" office:value="0.1186" calcext:value-type="float">
            <text:p>1,19E-001</text:p>
          </table:table-cell>
          <table:table-cell table:style-name="ce313" office:value-type="float" office:value="7.7444" calcext:value-type="float">
            <text:p>7,74</text:p>
          </table:table-cell>
          <table:table-cell table:style-name="ce674" office:value-type="float" office:value="0.1975" calcext:value-type="float">
            <text:p>1,98E-001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670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homens, cônjuge</text:p>
          </table:table-cell>
          <table:table-cell table:style-name="ce571" office:value-type="float" office:value="2.2E-016" calcext:value-type="float">
            <text:p>2,20E-016</text:p>
          </table:table-cell>
          <table:table-cell table:style-name="ce125" office:value-type="float" office:value="0.02701" calcext:value-type="float">
            <text:p>0,0270</text:p>
          </table:table-cell>
          <table:table-cell table:style-name="ce127" office:value-type="float" office:value="32.818" calcext:value-type="float">
            <text:p>32,82</text:p>
          </table:table-cell>
          <table:table-cell table:style-name="ce622" table:formula="of:=2/1E+016" office:value-type="float" office:value="2E-016" calcext:value-type="float">
            <text:p>2,00E-016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127" office:value-type="float" office:value="-8.471" calcext:value-type="float">
            <text:p>-8,47</text:p>
          </table:table-cell>
          <table:table-cell table:style-name="ce677" office:value-type="float" office:value="0.0000000739" calcext:value-type="float">
            <text:p>7,39E-008</text:p>
          </table:table-cell>
          <table:table-cell table:style-name="ce312" office:value-type="float" office:value="-12.511" calcext:value-type="float">
            <text:p>-12,51</text:p>
          </table:table-cell>
          <table:table-cell table:style-name="ce685" office:value-type="float" office:value="0.00000000000287" calcext:value-type="float">
            <text:p>2,87E-012</text:p>
          </table:table-cell>
          <table:table-cell table:style-name="ce221" office:value-type="string" calcext:value-type="string">
            <text:p>-</text:p>
          </table:table-cell>
          <table:table-cell table:style-name="ce693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572" office:value-type="float" office:value="2.2E-016" calcext:value-type="float" table:number-columns-spanned="1" table:number-rows-spanned="4">
            <text:p>2,20E-016</text:p>
          </table:table-cell>
          <table:table-cell table:style-name="ce126" office:value-type="float" office:value="0.02703" calcext:value-type="float" table:number-columns-spanned="1" table:number-rows-spanned="4">
            <text:p>0,0270</text:p>
          </table:table-cell>
          <table:table-cell table:style-name="ce129" office:value-type="float" office:value="32.8159" calcext:value-type="float" table:number-columns-spanned="1" table:number-rows-spanned="4">
            <text:p>32,82</text:p>
          </table:table-cell>
          <table:table-cell table:style-name="ce623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-18.9509" calcext:value-type="float">
            <text:p>-18,95</text:p>
          </table:table-cell>
          <table:table-cell table:style-name="ce678" office:value-type="float" office:value="0.01086" calcext:value-type="float">
            <text:p>1,09E-002</text:p>
          </table:table-cell>
          <table:table-cell table:style-name="ce313" office:value-type="float" office:value="-22.5517" calcext:value-type="float">
            <text:p>-22,55</text:p>
          </table:table-cell>
          <table:table-cell table:style-name="ce686" office:value-type="float" office:value="0.00858" calcext:value-type="float">
            <text:p>8,58E-003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73"/>
          <table:covered-table-cell table:style-name="ce126"/>
          <table:covered-table-cell table:style-name="ce129"/>
          <table:covered-table-cell table:style-name="ce624"/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4.3458" calcext:value-type="float">
            <text:p>4,35</text:p>
          </table:table-cell>
          <table:table-cell table:style-name="ce679" office:value-type="float" office:value="0.66469" calcext:value-type="float">
            <text:p>6,65E-001</text:p>
          </table:table-cell>
          <table:table-cell table:style-name="ce313" office:value-type="float" office:value="10.5116" calcext:value-type="float">
            <text:p>10,51</text:p>
          </table:table-cell>
          <table:table-cell table:style-name="ce687" office:value-type="float" office:value="0.36155" calcext:value-type="float">
            <text:p>3,62E-001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73"/>
          <table:covered-table-cell table:style-name="ce126"/>
          <table:covered-table-cell table:style-name="ce129"/>
          <table:covered-table-cell table:style-name="ce624"/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13.4771" calcext:value-type="float">
            <text:p>13,48</text:p>
          </table:table-cell>
          <table:table-cell table:style-name="ce678" office:value-type="float" office:value="0.11515" calcext:value-type="float">
            <text:p>1,15E-001</text:p>
          </table:table-cell>
          <table:table-cell table:style-name="ce313" office:value-type="float" office:value="11.2532" calcext:value-type="float">
            <text:p>11,25</text:p>
          </table:table-cell>
          <table:table-cell table:style-name="ce687" office:value-type="float" office:value="0.27171" calcext:value-type="float">
            <text:p>2,72E-001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74"/>
          <table:covered-table-cell table:style-name="ce126"/>
          <table:covered-table-cell table:style-name="ce129"/>
          <table:covered-table-cell table:style-name="ce625"/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29" office:value-type="float" office:value="10.887" calcext:value-type="float">
            <text:p>10,89</text:p>
          </table:table-cell>
          <table:table-cell table:style-name="ce678" office:value-type="float" office:value="0.15121" calcext:value-type="float">
            <text:p>1,51E-001</text:p>
          </table:table-cell>
          <table:table-cell table:style-name="ce313" office:value-type="float" office:value="10.3995" calcext:value-type="float">
            <text:p>10,40</text:p>
          </table:table-cell>
          <table:table-cell table:style-name="ce687" office:value-type="float" office:value="0.23523" calcext:value-type="float">
            <text:p>2,35E-001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homens, cônjuge com menos de 60 anos</text:p>
          </table:table-cell>
          <table:table-cell table:style-name="ce575" office:value-type="float" office:value="0.0002288" calcext:value-type="float">
            <text:p>2,29E-004</text:p>
          </table:table-cell>
          <table:table-cell table:style-name="ce125" office:value-type="float" office:value="0.00598" calcext:value-type="float">
            <text:p>0,0060</text:p>
          </table:table-cell>
          <table:table-cell table:style-name="ce127" office:value-type="float" office:value="33.3039" calcext:value-type="float">
            <text:p>33,30</text:p>
          </table:table-cell>
          <table:table-cell table:style-name="ce626" table:formula="of:=2/1E+016" office:value-type="float" office:value="2E-016" calcext:value-type="float">
            <text:p>2,00E-016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float" office:value="-9.8103" calcext:value-type="float">
            <text:p>-9,81</text:p>
          </table:table-cell>
          <table:table-cell table:style-name="ce680" office:value-type="float" office:value="0.00167" calcext:value-type="float">
            <text:p>1,67E-003</text:p>
          </table:table-cell>
          <table:table-cell table:style-name="ce312" office:value-type="float" office:value="-8.8563" calcext:value-type="float">
            <text:p>-8,86</text:p>
          </table:table-cell>
          <table:table-cell table:style-name="ce688" office:value-type="float" office:value="0.00606" calcext:value-type="float">
            <text:p>6,06E-003</text:p>
          </table:table-cell>
          <table:table-cell table:style-name="ce221" office:value-type="string" calcext:value-type="string">
            <text:p>-</text:p>
          </table:table-cell>
          <table:table-cell table:style-name="ce693" office:value-type="string" calcext:value-type="string">
            <text:p>-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576" office:value-type="float" office:value="0.0125" calcext:value-type="float" table:number-columns-spanned="1" table:number-rows-spanned="4">
            <text:p>1,25E-002</text:p>
          </table:table-cell>
          <table:table-cell table:style-name="ce126" office:value-type="float" office:value="0.004659" calcext:value-type="float" table:number-columns-spanned="1" table:number-rows-spanned="4">
            <text:p>0,0047</text:p>
          </table:table-cell>
          <table:table-cell table:style-name="ce129" office:value-type="float" office:value="33.2921" calcext:value-type="float" table:number-columns-spanned="1" table:number-rows-spanned="4">
            <text:p>33,29</text:p>
          </table:table-cell>
          <table:table-cell table:style-name="ce627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float" office:value="-8.6581" calcext:value-type="float">
            <text:p>-8,66</text:p>
          </table:table-cell>
          <table:table-cell table:style-name="ce681" office:value-type="float" office:value="0.5117" calcext:value-type="float">
            <text:p>5,12E-001</text:p>
          </table:table-cell>
          <table:table-cell table:style-name="ce313" office:value-type="float" office:value="-23.5361" calcext:value-type="float">
            <text:p>-23,54</text:p>
          </table:table-cell>
          <table:table-cell table:style-name="ce689" office:value-type="float" office:value="0.0367" calcext:value-type="float">
            <text:p>3,67E-002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77"/>
          <table:covered-table-cell table:style-name="ce126"/>
          <table:covered-table-cell table:style-name="ce129"/>
          <table:covered-table-cell table:style-name="ce628"/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float" office:value="2.3673" calcext:value-type="float">
            <text:p>2,37</text:p>
          </table:table-cell>
          <table:table-cell table:style-name="ce682" office:value-type="float" office:value="0.8868" calcext:value-type="float">
            <text:p>8,87E-001</text:p>
          </table:table-cell>
          <table:table-cell table:style-name="ce313" office:value-type="float" office:value="12.5182" calcext:value-type="float">
            <text:p>12,52</text:p>
          </table:table-cell>
          <table:table-cell table:style-name="ce690" office:value-type="float" office:value="0.4168" calcext:value-type="float">
            <text:p>4,17E-001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77"/>
          <table:covered-table-cell table:style-name="ce126"/>
          <table:covered-table-cell table:style-name="ce129"/>
          <table:covered-table-cell table:style-name="ce628"/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float" office:value="-2.7249" calcext:value-type="float">
            <text:p>-2,72</text:p>
          </table:table-cell>
          <table:table-cell table:style-name="ce681" office:value-type="float" office:value="0.8586" calcext:value-type="float">
            <text:p>8,59E-001</text:p>
          </table:table-cell>
          <table:table-cell table:style-name="ce313" office:value-type="float" office:value="22.9106" calcext:value-type="float">
            <text:p>22,91</text:p>
          </table:table-cell>
          <table:table-cell table:style-name="ce690" office:value-type="float" office:value="0.1181" calcext:value-type="float">
            <text:p>1,18E-001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78"/>
          <table:covered-table-cell table:style-name="ce126"/>
          <table:covered-table-cell table:style-name="ce129"/>
          <table:covered-table-cell table:style-name="ce629"/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float" office:value="-1.0262" calcext:value-type="float">
            <text:p>-1,03</text:p>
          </table:table-cell>
          <table:table-cell table:style-name="ce681" office:value-type="float" office:value="0.9401" calcext:value-type="float">
            <text:p>9,40E-001</text:p>
          </table:table-cell>
          <table:table-cell table:style-name="ce313" office:value-type="float" office:value="15.2955" calcext:value-type="float">
            <text:p>15,30</text:p>
          </table:table-cell>
          <table:table-cell table:style-name="ce690" office:value-type="float" office:value="0.1963" calcext:value-type="float">
            <text:p>1,96E-001</text:p>
          </table:table-cell>
          <table:table-cell table:style-name="ce222" office:value-type="string" calcext:value-type="string">
            <text:p>-</text:p>
          </table:table-cell>
          <table:table-cell table:style-name="ce694" office:value-type="string" calcext:value-type="string">
            <text:p>-</text:p>
          </table:table-cell>
          <table:table-cell table:style-name="ce229"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60" office:value-type="string" calcext:value-type="string" table:number-columns-spanned="1" table:number-rows-spanned="5">
            <text:p>Duração das viagens de homens, cônjuge</text:p>
          </table:table-cell>
          <table:table-cell table:style-name="ce579" office:value-type="float" office:value="0.1019" calcext:value-type="float">
            <text:p>1,02E-001</text:p>
          </table:table-cell>
          <table:table-cell table:style-name="ce125" office:value-type="float" office:value="0.00053" calcext:value-type="float">
            <text:p>0,0005</text:p>
          </table:table-cell>
          <table:table-cell table:style-name="ce127" office:value-type="float" office:value="30.4016" calcext:value-type="float">
            <text:p>30,40</text:p>
          </table:table-cell>
          <table:table-cell table:style-name="ce630" table:formula="of:=2/1E+016" office:value-type="float" office:value="2E-016" calcext:value-type="float">
            <text:p>2,00E-016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667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180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691" office:value-type="string" calcext:value-type="string">
            <text:p>-</text:p>
          </table:table-cell>
          <table:table-cell table:style-name="ce312" office:value-type="float" office:value="-2.114" calcext:value-type="float">
            <text:p>-2,11</text:p>
          </table:table-cell>
          <table:table-cell table:style-name="ce695" office:value-type="float" office:value="0.102" calcext:value-type="float">
            <text:p>1,02E-001</text:p>
          </table:table-cell>
          <table:table-cell table:style-name="ce228" office:value-type="string" calcext:value-type="string">
            <text:p>tds anos</text:p>
          </table:table-cell>
          <table:table-cell table:style-name="ce231" table:number-columns-repeated="1004"/>
        </table:table-row>
        <table:table-row table:style-name="ro2">
          <table:covered-table-cell table:style-name="ce60"/>
          <table:table-cell table:style-name="ce580" office:value-type="float" office:value="0.1083" calcext:value-type="float" table:number-columns-spanned="1" table:number-rows-spanned="4">
            <text:p>1,08E-001</text:p>
          </table:table-cell>
          <table:table-cell table:style-name="ce126" office:value-type="float" office:value="0.001132" calcext:value-type="float" table:number-columns-spanned="1" table:number-rows-spanned="4">
            <text:p>0,0011</text:p>
          </table:table-cell>
          <table:table-cell table:style-name="ce129" office:value-type="float" office:value="30.4016" calcext:value-type="float" table:number-columns-spanned="1" table:number-rows-spanned="4">
            <text:p>30,40</text:p>
          </table:table-cell>
          <table:table-cell table:style-name="ce631" table:formula="of:=2/1E+016" office:value-type="float" office:value="2E-016" calcext:value-type="float" table:number-columns-spanned="1" table:number-rows-spanned="4">
            <text:p>2,00E-016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668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13" office:value-type="float" office:value="-8.0972" calcext:value-type="float">
            <text:p>-8,10</text:p>
          </table:table-cell>
          <table:table-cell table:style-name="ce696" office:value-type="float" office:value="0.0661" calcext:value-type="float">
            <text:p>6,61E-002</text:p>
          </table:table-cell>
          <table:table-cell table:style-name="ce229" office:value-type="float" office:value="1977" calcext:value-type="float">
            <text:p>197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81"/>
          <table:covered-table-cell table:style-name="ce126"/>
          <table:covered-table-cell table:style-name="ce129"/>
          <table:covered-table-cell table:style-name="ce632"/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668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13" office:value-type="float" office:value="0.2593" calcext:value-type="float">
            <text:p>0,26</text:p>
          </table:table-cell>
          <table:table-cell table:style-name="ce697" office:value-type="float" office:value="0.9679" calcext:value-type="float">
            <text:p>9,68E-001</text:p>
          </table:table-cell>
          <table:table-cell table:style-name="ce229" office:value-type="float" office:value="1987" calcext:value-type="float">
            <text:p>198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81"/>
          <table:covered-table-cell table:style-name="ce126"/>
          <table:covered-table-cell table:style-name="ce129"/>
          <table:covered-table-cell table:style-name="ce632"/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668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13" office:value-type="float" office:value="3.7933" calcext:value-type="float">
            <text:p>3,79</text:p>
          </table:table-cell>
          <table:table-cell table:style-name="ce697" office:value-type="float" office:value="0.4417" calcext:value-type="float">
            <text:p>4,42E-001</text:p>
          </table:table-cell>
          <table:table-cell table:style-name="ce229" office:value-type="float" office:value="1997" calcext:value-type="float">
            <text:p>1997</text:p>
          </table:table-cell>
          <table:table-cell table:style-name="ce232" table:number-columns-repeated="1004"/>
        </table:table-row>
        <table:table-row table:style-name="ro2">
          <table:covered-table-cell table:style-name="ce60"/>
          <table:covered-table-cell table:style-name="ce582"/>
          <table:covered-table-cell table:style-name="ce126"/>
          <table:covered-table-cell table:style-name="ce129"/>
          <table:covered-table-cell table:style-name="ce633"/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668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81" office:value-type="string" calcext:value-type="string">
            <text:p>-</text:p>
          </table:table-cell>
          <table:table-cell table:style-name="ce313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313" office:value-type="float" office:value="6.757" calcext:value-type="float">
            <text:p>6,76</text:p>
          </table:table-cell>
          <table:table-cell table:style-name="ce697" office:value-type="float" office:value="0.1234" calcext:value-type="float">
            <text:p>1,23E-001</text:p>
          </table:table-cell>
          <table:table-cell table:style-name="ce229" office:value-type="float" office:value="2007" calcext:value-type="float">
            <text:p>2007</text:p>
          </table:table-cell>
          <table:table-cell table:style-name="ce232" table:number-columns-repeated="1004"/>
        </table:table-row>
        <table:table-row table:style-name="ro2">
          <table:table-cell table:style-name="ce4" table:number-columns-repeated="2"/>
          <table:table-cell table:style-name="ce25"/>
          <table:table-cell table:style-name="ce4" table:number-columns-repeated="2"/>
          <table:table-cell table:style-name="ce43" table:number-columns-repeated="2"/>
          <table:table-cell table:style-name="ce645"/>
          <table:table-cell table:style-name="ce43"/>
          <table:table-cell table:style-name="ce645"/>
          <table:table-cell table:style-name="ce43"/>
          <table:table-cell table:style-name="ce645"/>
          <table:table-cell table:style-name="ce43" table:number-columns-repeated="3"/>
          <table:table-cell table:style-name="ce645"/>
          <table:table-cell table:style-name="ce43"/>
          <table:table-cell table:style-name="ce692"/>
          <table:table-cell table:number-columns-repeated="1006"/>
        </table:table-row>
        <table:table-row table:style-name="ro2">
          <table:table-cell table:style-name="ce5" office:value-type="string" calcext:value-type="string">
            <text:p>LEGENDA:</text:p>
          </table:table-cell>
          <table:table-cell table:style-name="ce19"/>
          <table:table-cell table:style-name="ce26" office:value-type="string" calcext:value-type="string">
            <text:p>p-valores entre 0,1 e 1</text:p>
          </table:table-cell>
          <table:table-cell table:style-name="ce4" table:number-columns-repeated="2"/>
          <table:table-cell table:style-name="ce43" table:number-columns-repeated="2"/>
          <table:table-cell table:style-name="ce645"/>
          <table:table-cell table:style-name="ce43"/>
          <table:table-cell table:style-name="ce645"/>
          <table:table-cell table:style-name="ce43"/>
          <table:table-cell table:style-name="ce645"/>
          <table:table-cell table:style-name="ce43" table:number-columns-repeated="3"/>
          <table:table-cell table:style-name="ce645"/>
          <table:table-cell table:style-name="ce43"/>
          <table:table-cell table:number-columns-repeated="1007"/>
        </table:table-row>
        <table:table-row table:style-name="ro2">
          <table:table-cell table:style-name="ce6" office:value-type="string" calcext:value-type="string">
            <text:p>significância</text:p>
          </table:table-cell>
          <table:table-cell table:style-name="ce20"/>
          <table:table-cell table:style-name="ce26" office:value-type="string" calcext:value-type="string">
            <text:p>p-valores entre 0,05 e 0,1</text:p>
          </table:table-cell>
          <table:table-cell table:style-name="ce4" table:number-columns-repeated="2"/>
          <table:table-cell table:style-name="ce43" table:number-columns-repeated="2"/>
          <table:table-cell table:style-name="ce645"/>
          <table:table-cell table:style-name="ce43"/>
          <table:table-cell table:style-name="ce645"/>
          <table:table-cell table:style-name="ce43"/>
          <table:table-cell table:style-name="ce645"/>
          <table:table-cell table:style-name="ce43" table:number-columns-repeated="3"/>
          <table:table-cell table:style-name="ce645"/>
          <table:table-cell table:style-name="ce43"/>
          <table:table-cell table:number-columns-repeated="1007"/>
        </table:table-row>
        <table:table-row table:style-name="ro2">
          <table:table-cell table:style-name="ce4"/>
          <table:table-cell table:style-name="ce21"/>
          <table:table-cell table:style-name="ce26" office:value-type="string" calcext:value-type="string">
            <text:p>p-valores entre 0,001 e 0,05</text:p>
          </table:table-cell>
          <table:table-cell table:style-name="ce4" table:number-columns-repeated="2"/>
          <table:table-cell table:style-name="ce43" table:number-columns-repeated="2"/>
          <table:table-cell table:style-name="ce645"/>
          <table:table-cell table:style-name="ce43" table:number-columns-repeated="7"/>
          <table:table-cell table:style-name="ce645"/>
          <table:table-cell table:style-name="ce43"/>
          <table:table-cell table:number-columns-repeated="1007"/>
        </table:table-row>
        <table:table-row table:style-name="ro2">
          <table:table-cell table:style-name="ce4"/>
          <table:table-cell table:style-name="ce22"/>
          <table:table-cell table:style-name="ce26" office:value-type="string" calcext:value-type="string">
            <text:p>p-valores menores que 0,001</text:p>
          </table:table-cell>
          <table:table-cell table:style-name="ce4" table:number-columns-repeated="2"/>
          <table:table-cell table:style-name="ce43" table:number-columns-repeated="2"/>
          <table:table-cell table:style-name="ce645"/>
          <table:table-cell table:style-name="ce43" table:number-columns-repeated="7"/>
          <table:table-cell table:style-name="ce645"/>
          <table:table-cell table:style-name="ce43"/>
          <table:table-cell table:number-columns-repeated="1007"/>
        </table:table-row>
        <table:table-row table:style-name="ro2">
          <table:table-cell table:style-name="ce4" table:number-columns-repeated="2"/>
          <table:table-cell table:style-name="ce25"/>
          <table:table-cell table:style-name="ce4" table:number-columns-repeated="2"/>
          <table:table-cell table:style-name="ce43" table:number-columns-repeated="2"/>
          <table:table-cell table:style-name="ce645"/>
          <table:table-cell table:style-name="ce43" table:number-columns-repeated="7"/>
          <table:table-cell table:style-name="ce645"/>
          <table:table-cell table:style-name="ce43"/>
          <table:table-cell table:number-columns-repeated="1007"/>
        </table:table-row>
        <table:table-row table:style-name="ro2">
          <table:table-cell table:style-name="ce4" table:number-columns-repeated="2"/>
          <table:table-cell table:style-name="ce25"/>
          <table:table-cell table:style-name="ce4" table:number-columns-repeated="2"/>
          <table:table-cell table:style-name="ce43" table:number-columns-repeated="10"/>
          <table:table-cell table:style-name="ce645"/>
          <table:table-cell table:style-name="ce43"/>
          <table:table-cell table:number-columns-repeated="1007"/>
        </table:table-row>
        <table:table-row table:style-name="ro2" table:number-rows-repeated="12">
          <table:table-cell table:style-name="ce4" table:number-columns-repeated="5"/>
          <table:table-cell table:style-name="ce43" table:number-columns-repeated="12"/>
          <table:table-cell table:number-columns-repeated="1007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DURACAO-H-CON'.M3:'DURACAO-H-CON'.M17 'DURACAO-H-CON'.O3:'DURACAO-H-CON'.O22 'DURACAO-H-CON'.Q3:'DURACAO-H-CON'.Q27 'DURACAO-H-CON'.Q35:'DURACAO-H-CON'.Q49">
            <calcext:condition calcext:apply-style-name="Sem título1" calcext:value="between(0.1,1)" calcext:base-cell-address="'TOT-VIAG-M-CHE'.M3"/>
            <calcext:condition calcext:apply-style-name="Sem título2" calcext:value="between(0.1,0.05)" calcext:base-cell-address="'TOT-VIAG-M-CHE'.M3"/>
            <calcext:condition calcext:apply-style-name="Sem título3" calcext:value="between(0.05,0.01)" calcext:base-cell-address="'TOT-VIAG-M-CHE'.M3"/>
            <calcext:condition calcext:apply-style-name="Sem título4" calcext:value="between(0.01,0.001)" calcext:base-cell-address="'TOT-VIAG-M-CHE'.M3"/>
          </calcext:conditional-format>
          <calcext:conditional-format calcext:target-range-address="'DURACAO-H-CON'.S3:'DURACAO-H-CON'.S32 'DURACAO-H-CON'.S35:'DURACAO-H-CON'.S59">
            <calcext:condition calcext:apply-style-name="Sem título1" calcext:value="between(0.1,1)" calcext:base-cell-address="'TOT-VIAG-M-CHE'.S3"/>
            <calcext:condition calcext:apply-style-name="Sem título2" calcext:value="between(0.05,0.1)" calcext:base-cell-address="'TOT-VIAG-M-CHE'.S3"/>
            <calcext:condition calcext:apply-style-name="Sem título3" calcext:value="between(0.01,0.05)" calcext:base-cell-address="'TOT-VIAG-M-CHE'.S3"/>
            <calcext:condition calcext:apply-style-name="Sem título4" calcext:value="between(0.001,0.01)" calcext:base-cell-address="'TOT-VIAG-M-CHE'.S3"/>
          </calcext:conditional-format>
          <calcext:conditional-format calcext:target-range-address="'DURACAO-H-CON'.I3:'DURACAO-H-CON'.I7">
            <calcext:condition calcext:apply-style-name="Sem título1" calcext:value="between(0.1,1)" calcext:base-cell-address="'TOT-VIAG-M-CHE'.I3"/>
            <calcext:condition calcext:apply-style-name="Sem título2" calcext:value="between(0.1,0.05)" calcext:base-cell-address="'TOT-VIAG-M-CHE'.I3"/>
            <calcext:condition calcext:apply-style-name="Sem título3" calcext:value="between(0.05,0.01)" calcext:base-cell-address="'TOT-VIAG-M-CHE'.I3"/>
            <calcext:condition calcext:apply-style-name="Sem título4" calcext:value="between(0.01,0.001)" calcext:base-cell-address="'TOT-VIAG-M-CHE'.I3"/>
          </calcext:conditional-format>
          <calcext:conditional-format calcext:target-range-address="'DURACAO-H-CON'.K3:'DURACAO-H-CON'.K12">
            <calcext:condition calcext:apply-style-name="Sem título1" calcext:value="between(0.1,1)" calcext:base-cell-address="'TOT-VIAG-M-CHE'.K3"/>
            <calcext:condition calcext:apply-style-name="Sem título2" calcext:value="between(0.1,0.05)" calcext:base-cell-address="'TOT-VIAG-M-CHE'.K3"/>
            <calcext:condition calcext:apply-style-name="Sem título3" calcext:value="between(0.05,0.01)" calcext:base-cell-address="'TOT-VIAG-M-CHE'.K3"/>
            <calcext:condition calcext:apply-style-name="Sem título4" calcext:value="between(0.01,0.001)" calcext:base-cell-address="'TOT-VIAG-M-CHE'.K3"/>
          </calcext:conditional-format>
          <calcext:conditional-format calcext:target-range-address="'DURACAO-H-CON'.K13:'DURACAO-H-CON'.K17">
            <calcext:condition calcext:apply-style-name="Sem título1" calcext:value="between(0.1,1)" calcext:base-cell-address="'TOT-VIAG-M-CHE'.K13"/>
            <calcext:condition calcext:apply-style-name="Sem título2" calcext:value="between(0.1,0.05)" calcext:base-cell-address="'TOT-VIAG-M-CHE'.K13"/>
            <calcext:condition calcext:apply-style-name="Sem título3" calcext:value="between(0.05,0.01)" calcext:base-cell-address="'TOT-VIAG-M-CHE'.K13"/>
            <calcext:condition calcext:apply-style-name="Sem título4" calcext:value="between(0.01,0.001)" calcext:base-cell-address="'TOT-VIAG-M-CHE'.K13"/>
          </calcext:conditional-format>
          <calcext:conditional-format calcext:target-range-address="'DURACAO-H-CON'.K60:'DURACAO-H-CON'.K64">
            <calcext:condition calcext:apply-style-name="Sem título1" calcext:value="between(0.1,1)" calcext:base-cell-address="'TOT-VIAG-M-CHE'.K60"/>
            <calcext:condition calcext:apply-style-name="Sem título2" calcext:value="between(0.1,0.05)" calcext:base-cell-address="'TOT-VIAG-M-CHE'.K60"/>
            <calcext:condition calcext:apply-style-name="Sem título3" calcext:value="between(0.05,0.01)" calcext:base-cell-address="'TOT-VIAG-M-CHE'.K60"/>
            <calcext:condition calcext:apply-style-name="Sem título4" calcext:value="between(0.01,0.001)" calcext:base-cell-address="'TOT-VIAG-M-CHE'.K60"/>
          </calcext:conditional-format>
          <calcext:conditional-format calcext:target-range-address="'DURACAO-H-CON'.G8:'DURACAO-H-CON'.G32">
            <calcext:condition calcext:apply-style-name="Sem título1" calcext:value="between(0.1,1)" calcext:base-cell-address="'TOT-VIAG-M-CHE'.G8"/>
            <calcext:condition calcext:apply-style-name="Sem título2" calcext:value="between(0.1,0.05)" calcext:base-cell-address="'TOT-VIAG-M-CHE'.G8"/>
            <calcext:condition calcext:apply-style-name="Sem título3" calcext:value="between(0.05,0.01)" calcext:base-cell-address="'TOT-VIAG-M-CHE'.G8"/>
            <calcext:condition calcext:apply-style-name="Sem título4" calcext:value="between(0.01,0.001)" calcext:base-cell-address="'TOT-VIAG-M-CHE'.G8"/>
          </calcext:conditional-format>
          <calcext:conditional-format calcext:target-range-address="'DURACAO-H-CON'.I13:'DURACAO-H-CON'.I32">
            <calcext:condition calcext:apply-style-name="Sem título1" calcext:value="between(0.1,1)" calcext:base-cell-address="'TOT-VIAG-M-CHE'.I13"/>
            <calcext:condition calcext:apply-style-name="Sem título2" calcext:value="between(0.1,0.05)" calcext:base-cell-address="'TOT-VIAG-M-CHE'.I13"/>
            <calcext:condition calcext:apply-style-name="Sem título3" calcext:value="between(0.05,0.01)" calcext:base-cell-address="'TOT-VIAG-M-CHE'.I13"/>
            <calcext:condition calcext:apply-style-name="Sem título4" calcext:value="between(0.01,0.001)" calcext:base-cell-address="'TOT-VIAG-M-CHE'.I13"/>
          </calcext:conditional-format>
          <calcext:conditional-format calcext:target-range-address="'DURACAO-H-CON'.O23:'DURACAO-H-CON'.O27">
            <calcext:condition calcext:apply-style-name="Sem título1" calcext:value="between(0.1,1)" calcext:base-cell-address="'TOT-VIAG-M-CHE'.O23"/>
            <calcext:condition calcext:apply-style-name="Sem título2" calcext:value="between(0.1,0.05)" calcext:base-cell-address="'TOT-VIAG-M-CHE'.O23"/>
            <calcext:condition calcext:apply-style-name="Sem título3" calcext:value="between(0.05,0.01)" calcext:base-cell-address="'TOT-VIAG-M-CHE'.O23"/>
            <calcext:condition calcext:apply-style-name="Sem título4" calcext:value="between(0.01,0.001)" calcext:base-cell-address="'TOT-VIAG-M-CHE'.O23"/>
          </calcext:conditional-format>
          <calcext:conditional-format calcext:target-range-address="'DURACAO-H-CON'.Q28:'DURACAO-H-CON'.Q32">
            <calcext:condition calcext:apply-style-name="Sem título1" calcext:value="between(0.1,1)" calcext:base-cell-address="'TOT-VIAG-M-CHE'.Q28"/>
            <calcext:condition calcext:apply-style-name="Sem título2" calcext:value="between(0.1,0.05)" calcext:base-cell-address="'TOT-VIAG-M-CHE'.Q28"/>
            <calcext:condition calcext:apply-style-name="Sem título3" calcext:value="between(0.05,0.01)" calcext:base-cell-address="'TOT-VIAG-M-CHE'.Q28"/>
            <calcext:condition calcext:apply-style-name="Sem título4" calcext:value="between(0.01,0.001)" calcext:base-cell-address="'TOT-VIAG-M-CHE'.Q28"/>
          </calcext:conditional-format>
          <calcext:conditional-format calcext:target-range-address="'DURACAO-H-CON'.O53:'DURACAO-H-CON'.O54 'DURACAO-H-CON'.O50:'DURACAO-H-CON'.O51">
            <calcext:condition calcext:apply-style-name="Sem título1" calcext:value="between(0.1,1)" calcext:base-cell-address="'TOT-VIAG-M-CHE'.O50"/>
            <calcext:condition calcext:apply-style-name="Sem título2" calcext:value="between(0.1,0.05)" calcext:base-cell-address="'TOT-VIAG-M-CHE'.O50"/>
            <calcext:condition calcext:apply-style-name="Sem título3" calcext:value="between(0.05,0.01)" calcext:base-cell-address="'TOT-VIAG-M-CHE'.O50"/>
            <calcext:condition calcext:apply-style-name="Sem título4" calcext:value="between(0.01,0.001)" calcext:base-cell-address="'TOT-VIAG-M-CHE'.O50"/>
          </calcext:conditional-format>
          <calcext:conditional-format calcext:target-range-address="'DURACAO-H-CON'.Q52:'DURACAO-H-CON'.Q54 'DURACAO-H-CON'.Q50:'DURACAO-H-CON'.Q50">
            <calcext:condition calcext:apply-style-name="Sem título1" calcext:value="between(0.1,1)" calcext:base-cell-address="'TOT-VIAG-M-CHE'.Q50"/>
            <calcext:condition calcext:apply-style-name="Sem título2" calcext:value="between(0.1,0.05)" calcext:base-cell-address="'TOT-VIAG-M-CHE'.Q50"/>
            <calcext:condition calcext:apply-style-name="Sem título3" calcext:value="between(0.05,0.01)" calcext:base-cell-address="'TOT-VIAG-M-CHE'.Q50"/>
            <calcext:condition calcext:apply-style-name="Sem título4" calcext:value="between(0.01,0.001)" calcext:base-cell-address="'TOT-VIAG-M-CHE'.Q50"/>
          </calcext:conditional-format>
          <calcext:conditional-format calcext:target-range-address="'DURACAO-H-CON'.G3:'DURACAO-H-CON'.G7">
            <calcext:condition calcext:apply-style-name="Sem título1" calcext:value="between(0.1,1)" calcext:base-cell-address="'TOT-VIAG-M-CHE'.G3"/>
            <calcext:condition calcext:apply-style-name="Sem título2" calcext:value="between(0.1,0.05)" calcext:base-cell-address="'TOT-VIAG-M-CHE'.G3"/>
            <calcext:condition calcext:apply-style-name="Sem título3" calcext:value="between(0.05,0.01)" calcext:base-cell-address="'TOT-VIAG-M-CHE'.G3"/>
            <calcext:condition calcext:apply-style-name="Sem título4" calcext:value="between(0.01,0.001)" calcext:base-cell-address="'TOT-VIAG-M-CHE'.G3"/>
          </calcext:conditional-format>
          <calcext:conditional-format calcext:target-range-address="'DURACAO-H-CON'.I8:'DURACAO-H-CON'.I12">
            <calcext:condition calcext:apply-style-name="Sem título1" calcext:value="between(0.1,1)" calcext:base-cell-address="'TOT-VIAG-M-CHE'.I8"/>
            <calcext:condition calcext:apply-style-name="Sem título2" calcext:value="between(0.1,0.05)" calcext:base-cell-address="'TOT-VIAG-M-CHE'.I8"/>
            <calcext:condition calcext:apply-style-name="Sem título3" calcext:value="between(0.05,0.01)" calcext:base-cell-address="'TOT-VIAG-M-CHE'.I8"/>
            <calcext:condition calcext:apply-style-name="Sem título4" calcext:value="between(0.01,0.001)" calcext:base-cell-address="'TOT-VIAG-M-CHE'.I8"/>
          </calcext:conditional-format>
          <calcext:conditional-format calcext:target-range-address="'DURACAO-H-CON'.M18:'DURACAO-H-CON'.M22">
            <calcext:condition calcext:apply-style-name="Sem título1" calcext:value="between(0.1,1)" calcext:base-cell-address="'TOT-VIAG-M-CHE'.M18"/>
            <calcext:condition calcext:apply-style-name="Sem título2" calcext:value="between(0.1,0.05)" calcext:base-cell-address="'TOT-VIAG-M-CHE'.M18"/>
            <calcext:condition calcext:apply-style-name="Sem título3" calcext:value="between(0.05,0.01)" calcext:base-cell-address="'TOT-VIAG-M-CHE'.M18"/>
            <calcext:condition calcext:apply-style-name="Sem título4" calcext:value="between(0.01,0.001)" calcext:base-cell-address="'TOT-VIAG-M-CHE'.M18"/>
          </calcext:conditional-format>
          <calcext:conditional-format calcext:target-range-address="'DURACAO-H-CON'.B3:'DURACAO-H-CON'.B4">
            <calcext:condition calcext:apply-style-name="Sem título1" calcext:value="between(0.1,1)" calcext:base-cell-address="'TOT-VIAG-M-CHE'.B3"/>
            <calcext:condition calcext:apply-style-name="Sem título2" calcext:value="between(0.1,0.05)" calcext:base-cell-address="'TOT-VIAG-M-CHE'.B3"/>
            <calcext:condition calcext:apply-style-name="Sem título3" calcext:value="between(0.05,0.01)" calcext:base-cell-address="'TOT-VIAG-M-CHE'.B3"/>
            <calcext:condition calcext:apply-style-name="Sem título4" calcext:value="between(0.01,0.001)" calcext:base-cell-address="'TOT-VIAG-M-CHE'.B3"/>
          </calcext:conditional-format>
          <calcext:conditional-format calcext:target-range-address="'DURACAO-H-CON'.B5:'DURACAO-H-CON'.B6">
            <calcext:condition calcext:apply-style-name="Sem título1" calcext:value="between(0.1,1)" calcext:base-cell-address="'TOT-VIAG-M-CHE'.B5"/>
            <calcext:condition calcext:apply-style-name="Sem título2" calcext:value="between(0.1,0.05)" calcext:base-cell-address="'TOT-VIAG-M-CHE'.B5"/>
            <calcext:condition calcext:apply-style-name="Sem título3" calcext:value="between(0.05,0.01)" calcext:base-cell-address="'TOT-VIAG-M-CHE'.B5"/>
            <calcext:condition calcext:apply-style-name="Sem título4" calcext:value="between(0.01,0.001)" calcext:base-cell-address="'TOT-VIAG-M-CHE'.B5"/>
          </calcext:conditional-format>
          <calcext:conditional-format calcext:target-range-address="'DURACAO-H-CON'.B7:'DURACAO-H-CON'.B7">
            <calcext:condition calcext:apply-style-name="Sem título1" calcext:value="between(0.1,1)" calcext:base-cell-address="'TOT-VIAG-M-CHE'.B7"/>
            <calcext:condition calcext:apply-style-name="Sem título2" calcext:value="between(0.1,0.05)" calcext:base-cell-address="'TOT-VIAG-M-CHE'.B7"/>
            <calcext:condition calcext:apply-style-name="Sem título3" calcext:value="between(0.05,0.01)" calcext:base-cell-address="'TOT-VIAG-M-CHE'.B7"/>
            <calcext:condition calcext:apply-style-name="Sem título4" calcext:value="between(0.01,0.001)" calcext:base-cell-address="'TOT-VIAG-M-CHE'.B7"/>
          </calcext:conditional-format>
          <calcext:conditional-format calcext:target-range-address="'DURACAO-H-CON'.B8:'DURACAO-H-CON'.B9">
            <calcext:condition calcext:apply-style-name="Sem título1" calcext:value="between(0.1,1)" calcext:base-cell-address="'TOT-VIAG-M-CHE'.B8"/>
            <calcext:condition calcext:apply-style-name="Sem título2" calcext:value="between(0.1,0.05)" calcext:base-cell-address="'TOT-VIAG-M-CHE'.B8"/>
            <calcext:condition calcext:apply-style-name="Sem título3" calcext:value="between(0.05,0.01)" calcext:base-cell-address="'TOT-VIAG-M-CHE'.B8"/>
            <calcext:condition calcext:apply-style-name="Sem título4" calcext:value="between(0.01,0.001)" calcext:base-cell-address="'TOT-VIAG-M-CHE'.B8"/>
          </calcext:conditional-format>
          <calcext:conditional-format calcext:target-range-address="'DURACAO-H-CON'.B10:'DURACAO-H-CON'.B11">
            <calcext:condition calcext:apply-style-name="Sem título1" calcext:value="between(0.1,1)" calcext:base-cell-address="'TOT-VIAG-M-CHE'.B10"/>
            <calcext:condition calcext:apply-style-name="Sem título2" calcext:value="between(0.1,0.05)" calcext:base-cell-address="'TOT-VIAG-M-CHE'.B10"/>
            <calcext:condition calcext:apply-style-name="Sem título3" calcext:value="between(0.05,0.01)" calcext:base-cell-address="'TOT-VIAG-M-CHE'.B10"/>
            <calcext:condition calcext:apply-style-name="Sem título4" calcext:value="between(0.01,0.001)" calcext:base-cell-address="'TOT-VIAG-M-CHE'.B10"/>
          </calcext:conditional-format>
          <calcext:conditional-format calcext:target-range-address="'DURACAO-H-CON'.B12:'DURACAO-H-CON'.B12">
            <calcext:condition calcext:apply-style-name="Sem título1" calcext:value="between(0.1,1)" calcext:base-cell-address="'TOT-VIAG-M-CHE'.B12"/>
            <calcext:condition calcext:apply-style-name="Sem título2" calcext:value="between(0.1,0.05)" calcext:base-cell-address="'TOT-VIAG-M-CHE'.B12"/>
            <calcext:condition calcext:apply-style-name="Sem título3" calcext:value="between(0.05,0.01)" calcext:base-cell-address="'TOT-VIAG-M-CHE'.B12"/>
            <calcext:condition calcext:apply-style-name="Sem título4" calcext:value="between(0.01,0.001)" calcext:base-cell-address="'TOT-VIAG-M-CHE'.B12"/>
          </calcext:conditional-format>
          <calcext:conditional-format calcext:target-range-address="'DURACAO-H-CON'.B13:'DURACAO-H-CON'.B14">
            <calcext:condition calcext:apply-style-name="Sem título1" calcext:value="between(0.1,1)" calcext:base-cell-address="'TOT-VIAG-M-CHE'.B13"/>
            <calcext:condition calcext:apply-style-name="Sem título2" calcext:value="between(0.1,0.05)" calcext:base-cell-address="'TOT-VIAG-M-CHE'.B13"/>
            <calcext:condition calcext:apply-style-name="Sem título3" calcext:value="between(0.05,0.01)" calcext:base-cell-address="'TOT-VIAG-M-CHE'.B13"/>
            <calcext:condition calcext:apply-style-name="Sem título4" calcext:value="between(0.01,0.001)" calcext:base-cell-address="'TOT-VIAG-M-CHE'.B13"/>
          </calcext:conditional-format>
          <calcext:conditional-format calcext:target-range-address="'DURACAO-H-CON'.B15:'DURACAO-H-CON'.B16">
            <calcext:condition calcext:apply-style-name="Sem título1" calcext:value="between(0.1,1)" calcext:base-cell-address="'TOT-VIAG-M-CHE'.B15"/>
            <calcext:condition calcext:apply-style-name="Sem título2" calcext:value="between(0.1,0.05)" calcext:base-cell-address="'TOT-VIAG-M-CHE'.B15"/>
            <calcext:condition calcext:apply-style-name="Sem título3" calcext:value="between(0.05,0.01)" calcext:base-cell-address="'TOT-VIAG-M-CHE'.B15"/>
            <calcext:condition calcext:apply-style-name="Sem título4" calcext:value="between(0.01,0.001)" calcext:base-cell-address="'TOT-VIAG-M-CHE'.B15"/>
          </calcext:conditional-format>
          <calcext:conditional-format calcext:target-range-address="'DURACAO-H-CON'.B17:'DURACAO-H-CON'.B17">
            <calcext:condition calcext:apply-style-name="Sem título1" calcext:value="between(0.1,1)" calcext:base-cell-address="'TOT-VIAG-M-CHE'.B17"/>
            <calcext:condition calcext:apply-style-name="Sem título2" calcext:value="between(0.1,0.05)" calcext:base-cell-address="'TOT-VIAG-M-CHE'.B17"/>
            <calcext:condition calcext:apply-style-name="Sem título3" calcext:value="between(0.05,0.01)" calcext:base-cell-address="'TOT-VIAG-M-CHE'.B17"/>
            <calcext:condition calcext:apply-style-name="Sem título4" calcext:value="between(0.01,0.001)" calcext:base-cell-address="'TOT-VIAG-M-CHE'.B17"/>
          </calcext:conditional-format>
          <calcext:conditional-format calcext:target-range-address="'DURACAO-H-CON'.B18:'DURACAO-H-CON'.B19">
            <calcext:condition calcext:apply-style-name="Sem título1" calcext:value="between(0.1,1)" calcext:base-cell-address="'TOT-VIAG-M-CHE'.B18"/>
            <calcext:condition calcext:apply-style-name="Sem título2" calcext:value="between(0.1,0.05)" calcext:base-cell-address="'TOT-VIAG-M-CHE'.B18"/>
            <calcext:condition calcext:apply-style-name="Sem título3" calcext:value="between(0.05,0.01)" calcext:base-cell-address="'TOT-VIAG-M-CHE'.B18"/>
            <calcext:condition calcext:apply-style-name="Sem título4" calcext:value="between(0.01,0.001)" calcext:base-cell-address="'TOT-VIAG-M-CHE'.B18"/>
          </calcext:conditional-format>
          <calcext:conditional-format calcext:target-range-address="'DURACAO-H-CON'.B20:'DURACAO-H-CON'.B21">
            <calcext:condition calcext:apply-style-name="Sem título1" calcext:value="between(0.1,1)" calcext:base-cell-address="'TOT-VIAG-M-CHE'.B20"/>
            <calcext:condition calcext:apply-style-name="Sem título2" calcext:value="between(0.1,0.05)" calcext:base-cell-address="'TOT-VIAG-M-CHE'.B20"/>
            <calcext:condition calcext:apply-style-name="Sem título3" calcext:value="between(0.05,0.01)" calcext:base-cell-address="'TOT-VIAG-M-CHE'.B20"/>
            <calcext:condition calcext:apply-style-name="Sem título4" calcext:value="between(0.01,0.001)" calcext:base-cell-address="'TOT-VIAG-M-CHE'.B20"/>
          </calcext:conditional-format>
          <calcext:conditional-format calcext:target-range-address="'DURACAO-H-CON'.B22:'DURACAO-H-CON'.B22">
            <calcext:condition calcext:apply-style-name="Sem título1" calcext:value="between(0.1,1)" calcext:base-cell-address="'TOT-VIAG-M-CHE'.B22"/>
            <calcext:condition calcext:apply-style-name="Sem título2" calcext:value="between(0.1,0.05)" calcext:base-cell-address="'TOT-VIAG-M-CHE'.B22"/>
            <calcext:condition calcext:apply-style-name="Sem título3" calcext:value="between(0.05,0.01)" calcext:base-cell-address="'TOT-VIAG-M-CHE'.B22"/>
            <calcext:condition calcext:apply-style-name="Sem título4" calcext:value="between(0.01,0.001)" calcext:base-cell-address="'TOT-VIAG-M-CHE'.B22"/>
          </calcext:conditional-format>
          <calcext:conditional-format calcext:target-range-address="'DURACAO-H-CON'.B23:'DURACAO-H-CON'.B24">
            <calcext:condition calcext:apply-style-name="Sem título1" calcext:value="between(0.1,1)" calcext:base-cell-address="'TOT-VIAG-M-CHE'.B23"/>
            <calcext:condition calcext:apply-style-name="Sem título2" calcext:value="between(0.1,0.05)" calcext:base-cell-address="'TOT-VIAG-M-CHE'.B23"/>
            <calcext:condition calcext:apply-style-name="Sem título3" calcext:value="between(0.05,0.01)" calcext:base-cell-address="'TOT-VIAG-M-CHE'.B23"/>
            <calcext:condition calcext:apply-style-name="Sem título4" calcext:value="between(0.01,0.001)" calcext:base-cell-address="'TOT-VIAG-M-CHE'.B23"/>
          </calcext:conditional-format>
          <calcext:conditional-format calcext:target-range-address="'DURACAO-H-CON'.B25:'DURACAO-H-CON'.B26">
            <calcext:condition calcext:apply-style-name="Sem título1" calcext:value="between(0.1,1)" calcext:base-cell-address="'TOT-VIAG-M-CHE'.B25"/>
            <calcext:condition calcext:apply-style-name="Sem título2" calcext:value="between(0.1,0.05)" calcext:base-cell-address="'TOT-VIAG-M-CHE'.B25"/>
            <calcext:condition calcext:apply-style-name="Sem título3" calcext:value="between(0.05,0.01)" calcext:base-cell-address="'TOT-VIAG-M-CHE'.B25"/>
            <calcext:condition calcext:apply-style-name="Sem título4" calcext:value="between(0.01,0.001)" calcext:base-cell-address="'TOT-VIAG-M-CHE'.B25"/>
          </calcext:conditional-format>
          <calcext:conditional-format calcext:target-range-address="'DURACAO-H-CON'.B27:'DURACAO-H-CON'.B27">
            <calcext:condition calcext:apply-style-name="Sem título1" calcext:value="between(0.1,1)" calcext:base-cell-address="'TOT-VIAG-M-CHE'.B27"/>
            <calcext:condition calcext:apply-style-name="Sem título2" calcext:value="between(0.1,0.05)" calcext:base-cell-address="'TOT-VIAG-M-CHE'.B27"/>
            <calcext:condition calcext:apply-style-name="Sem título3" calcext:value="between(0.05,0.01)" calcext:base-cell-address="'TOT-VIAG-M-CHE'.B27"/>
            <calcext:condition calcext:apply-style-name="Sem título4" calcext:value="between(0.01,0.001)" calcext:base-cell-address="'TOT-VIAG-M-CHE'.B27"/>
          </calcext:conditional-format>
          <calcext:conditional-format calcext:target-range-address="'DURACAO-H-CON'.B28:'DURACAO-H-CON'.B29">
            <calcext:condition calcext:apply-style-name="Sem título1" calcext:value="between(0.1,1)" calcext:base-cell-address="'TOT-VIAG-M-CHE'.B28"/>
            <calcext:condition calcext:apply-style-name="Sem título2" calcext:value="between(0.1,0.05)" calcext:base-cell-address="'TOT-VIAG-M-CHE'.B28"/>
            <calcext:condition calcext:apply-style-name="Sem título3" calcext:value="between(0.05,0.01)" calcext:base-cell-address="'TOT-VIAG-M-CHE'.B28"/>
            <calcext:condition calcext:apply-style-name="Sem título4" calcext:value="between(0.01,0.001)" calcext:base-cell-address="'TOT-VIAG-M-CHE'.B28"/>
          </calcext:conditional-format>
          <calcext:conditional-format calcext:target-range-address="'DURACAO-H-CON'.B30:'DURACAO-H-CON'.B31">
            <calcext:condition calcext:apply-style-name="Sem título1" calcext:value="between(0.1,1)" calcext:base-cell-address="'TOT-VIAG-M-CHE'.B30"/>
            <calcext:condition calcext:apply-style-name="Sem título2" calcext:value="between(0.1,0.05)" calcext:base-cell-address="'TOT-VIAG-M-CHE'.B30"/>
            <calcext:condition calcext:apply-style-name="Sem título3" calcext:value="between(0.05,0.01)" calcext:base-cell-address="'TOT-VIAG-M-CHE'.B30"/>
            <calcext:condition calcext:apply-style-name="Sem título4" calcext:value="between(0.01,0.001)" calcext:base-cell-address="'TOT-VIAG-M-CHE'.B30"/>
          </calcext:conditional-format>
          <calcext:conditional-format calcext:target-range-address="'DURACAO-H-CON'.B32:'DURACAO-H-CON'.B32">
            <calcext:condition calcext:apply-style-name="Sem título1" calcext:value="between(0.1,1)" calcext:base-cell-address="'TOT-VIAG-M-CHE'.B32"/>
            <calcext:condition calcext:apply-style-name="Sem título2" calcext:value="between(0.1,0.05)" calcext:base-cell-address="'TOT-VIAG-M-CHE'.B32"/>
            <calcext:condition calcext:apply-style-name="Sem título3" calcext:value="between(0.05,0.01)" calcext:base-cell-address="'TOT-VIAG-M-CHE'.B32"/>
            <calcext:condition calcext:apply-style-name="Sem título4" calcext:value="between(0.01,0.001)" calcext:base-cell-address="'TOT-VIAG-M-CHE'.B32"/>
          </calcext:conditional-format>
          <calcext:conditional-format calcext:target-range-address="'DURACAO-H-CON'.E3:'DURACAO-H-CON'.E4">
            <calcext:condition calcext:apply-style-name="Sem título1" calcext:value="between(0.1,1)" calcext:base-cell-address="'TOT-VIAG-M-CHE'.E3"/>
            <calcext:condition calcext:apply-style-name="Sem título2" calcext:value="between(0.1,0.05)" calcext:base-cell-address="'TOT-VIAG-M-CHE'.E3"/>
            <calcext:condition calcext:apply-style-name="Sem título3" calcext:value="between(0.05,0.01)" calcext:base-cell-address="'TOT-VIAG-M-CHE'.E3"/>
            <calcext:condition calcext:apply-style-name="Sem título4" calcext:value="between(0.01,0.001)" calcext:base-cell-address="'TOT-VIAG-M-CHE'.E3"/>
          </calcext:conditional-format>
          <calcext:conditional-format calcext:target-range-address="'DURACAO-H-CON'.E5:'DURACAO-H-CON'.E6">
            <calcext:condition calcext:apply-style-name="Sem título1" calcext:value="between(0.1,1)" calcext:base-cell-address="'TOT-VIAG-M-CHE'.E5"/>
            <calcext:condition calcext:apply-style-name="Sem título2" calcext:value="between(0.1,0.05)" calcext:base-cell-address="'TOT-VIAG-M-CHE'.E5"/>
            <calcext:condition calcext:apply-style-name="Sem título3" calcext:value="between(0.05,0.01)" calcext:base-cell-address="'TOT-VIAG-M-CHE'.E5"/>
            <calcext:condition calcext:apply-style-name="Sem título4" calcext:value="between(0.01,0.001)" calcext:base-cell-address="'TOT-VIAG-M-CHE'.E5"/>
          </calcext:conditional-format>
          <calcext:conditional-format calcext:target-range-address="'DURACAO-H-CON'.E7:'DURACAO-H-CON'.E7">
            <calcext:condition calcext:apply-style-name="Sem título1" calcext:value="between(0.1,1)" calcext:base-cell-address="'TOT-VIAG-M-CHE'.E7"/>
            <calcext:condition calcext:apply-style-name="Sem título2" calcext:value="between(0.1,0.05)" calcext:base-cell-address="'TOT-VIAG-M-CHE'.E7"/>
            <calcext:condition calcext:apply-style-name="Sem título3" calcext:value="between(0.05,0.01)" calcext:base-cell-address="'TOT-VIAG-M-CHE'.E7"/>
            <calcext:condition calcext:apply-style-name="Sem título4" calcext:value="between(0.01,0.001)" calcext:base-cell-address="'TOT-VIAG-M-CHE'.E7"/>
          </calcext:conditional-format>
          <calcext:conditional-format calcext:target-range-address="'DURACAO-H-CON'.E8:'DURACAO-H-CON'.E9">
            <calcext:condition calcext:apply-style-name="Sem título1" calcext:value="between(0.1,1)" calcext:base-cell-address="'TOT-VIAG-M-CHE'.E8"/>
            <calcext:condition calcext:apply-style-name="Sem título2" calcext:value="between(0.1,0.05)" calcext:base-cell-address="'TOT-VIAG-M-CHE'.E8"/>
            <calcext:condition calcext:apply-style-name="Sem título3" calcext:value="between(0.05,0.01)" calcext:base-cell-address="'TOT-VIAG-M-CHE'.E8"/>
            <calcext:condition calcext:apply-style-name="Sem título4" calcext:value="between(0.01,0.001)" calcext:base-cell-address="'TOT-VIAG-M-CHE'.E8"/>
          </calcext:conditional-format>
          <calcext:conditional-format calcext:target-range-address="'DURACAO-H-CON'.E10:'DURACAO-H-CON'.E11">
            <calcext:condition calcext:apply-style-name="Sem título1" calcext:value="between(0.1,1)" calcext:base-cell-address="'TOT-VIAG-M-CHE'.E10"/>
            <calcext:condition calcext:apply-style-name="Sem título2" calcext:value="between(0.1,0.05)" calcext:base-cell-address="'TOT-VIAG-M-CHE'.E10"/>
            <calcext:condition calcext:apply-style-name="Sem título3" calcext:value="between(0.05,0.01)" calcext:base-cell-address="'TOT-VIAG-M-CHE'.E10"/>
            <calcext:condition calcext:apply-style-name="Sem título4" calcext:value="between(0.01,0.001)" calcext:base-cell-address="'TOT-VIAG-M-CHE'.E10"/>
          </calcext:conditional-format>
          <calcext:conditional-format calcext:target-range-address="'DURACAO-H-CON'.E12:'DURACAO-H-CON'.E12">
            <calcext:condition calcext:apply-style-name="Sem título1" calcext:value="between(0.1,1)" calcext:base-cell-address="'TOT-VIAG-M-CHE'.E12"/>
            <calcext:condition calcext:apply-style-name="Sem título2" calcext:value="between(0.1,0.05)" calcext:base-cell-address="'TOT-VIAG-M-CHE'.E12"/>
            <calcext:condition calcext:apply-style-name="Sem título3" calcext:value="between(0.05,0.01)" calcext:base-cell-address="'TOT-VIAG-M-CHE'.E12"/>
            <calcext:condition calcext:apply-style-name="Sem título4" calcext:value="between(0.01,0.001)" calcext:base-cell-address="'TOT-VIAG-M-CHE'.E12"/>
          </calcext:conditional-format>
          <calcext:conditional-format calcext:target-range-address="'DURACAO-H-CON'.E13:'DURACAO-H-CON'.E14">
            <calcext:condition calcext:apply-style-name="Sem título1" calcext:value="between(0.1,1)" calcext:base-cell-address="'TOT-VIAG-M-CHE'.E13"/>
            <calcext:condition calcext:apply-style-name="Sem título2" calcext:value="between(0.1,0.05)" calcext:base-cell-address="'TOT-VIAG-M-CHE'.E13"/>
            <calcext:condition calcext:apply-style-name="Sem título3" calcext:value="between(0.05,0.01)" calcext:base-cell-address="'TOT-VIAG-M-CHE'.E13"/>
            <calcext:condition calcext:apply-style-name="Sem título4" calcext:value="between(0.01,0.001)" calcext:base-cell-address="'TOT-VIAG-M-CHE'.E13"/>
          </calcext:conditional-format>
          <calcext:conditional-format calcext:target-range-address="'DURACAO-H-CON'.E15:'DURACAO-H-CON'.E16">
            <calcext:condition calcext:apply-style-name="Sem título1" calcext:value="between(0.1,1)" calcext:base-cell-address="'TOT-VIAG-M-CHE'.E15"/>
            <calcext:condition calcext:apply-style-name="Sem título2" calcext:value="between(0.1,0.05)" calcext:base-cell-address="'TOT-VIAG-M-CHE'.E15"/>
            <calcext:condition calcext:apply-style-name="Sem título3" calcext:value="between(0.05,0.01)" calcext:base-cell-address="'TOT-VIAG-M-CHE'.E15"/>
            <calcext:condition calcext:apply-style-name="Sem título4" calcext:value="between(0.01,0.001)" calcext:base-cell-address="'TOT-VIAG-M-CHE'.E15"/>
          </calcext:conditional-format>
          <calcext:conditional-format calcext:target-range-address="'DURACAO-H-CON'.E17:'DURACAO-H-CON'.E17">
            <calcext:condition calcext:apply-style-name="Sem título1" calcext:value="between(0.1,1)" calcext:base-cell-address="'TOT-VIAG-M-CHE'.E17"/>
            <calcext:condition calcext:apply-style-name="Sem título2" calcext:value="between(0.1,0.05)" calcext:base-cell-address="'TOT-VIAG-M-CHE'.E17"/>
            <calcext:condition calcext:apply-style-name="Sem título3" calcext:value="between(0.05,0.01)" calcext:base-cell-address="'TOT-VIAG-M-CHE'.E17"/>
            <calcext:condition calcext:apply-style-name="Sem título4" calcext:value="between(0.01,0.001)" calcext:base-cell-address="'TOT-VIAG-M-CHE'.E17"/>
          </calcext:conditional-format>
          <calcext:conditional-format calcext:target-range-address="'DURACAO-H-CON'.E18:'DURACAO-H-CON'.E19">
            <calcext:condition calcext:apply-style-name="Sem título1" calcext:value="between(0.1,1)" calcext:base-cell-address="'TOT-VIAG-M-CHE'.E18"/>
            <calcext:condition calcext:apply-style-name="Sem título2" calcext:value="between(0.1,0.05)" calcext:base-cell-address="'TOT-VIAG-M-CHE'.E18"/>
            <calcext:condition calcext:apply-style-name="Sem título3" calcext:value="between(0.05,0.01)" calcext:base-cell-address="'TOT-VIAG-M-CHE'.E18"/>
            <calcext:condition calcext:apply-style-name="Sem título4" calcext:value="between(0.01,0.001)" calcext:base-cell-address="'TOT-VIAG-M-CHE'.E18"/>
          </calcext:conditional-format>
          <calcext:conditional-format calcext:target-range-address="'DURACAO-H-CON'.E20:'DURACAO-H-CON'.E21">
            <calcext:condition calcext:apply-style-name="Sem título1" calcext:value="between(0.1,1)" calcext:base-cell-address="'TOT-VIAG-M-CHE'.E20"/>
            <calcext:condition calcext:apply-style-name="Sem título2" calcext:value="between(0.1,0.05)" calcext:base-cell-address="'TOT-VIAG-M-CHE'.E20"/>
            <calcext:condition calcext:apply-style-name="Sem título3" calcext:value="between(0.05,0.01)" calcext:base-cell-address="'TOT-VIAG-M-CHE'.E20"/>
            <calcext:condition calcext:apply-style-name="Sem título4" calcext:value="between(0.01,0.001)" calcext:base-cell-address="'TOT-VIAG-M-CHE'.E20"/>
          </calcext:conditional-format>
          <calcext:conditional-format calcext:target-range-address="'DURACAO-H-CON'.E22:'DURACAO-H-CON'.E22">
            <calcext:condition calcext:apply-style-name="Sem título1" calcext:value="between(0.1,1)" calcext:base-cell-address="'TOT-VIAG-M-CHE'.E22"/>
            <calcext:condition calcext:apply-style-name="Sem título2" calcext:value="between(0.1,0.05)" calcext:base-cell-address="'TOT-VIAG-M-CHE'.E22"/>
            <calcext:condition calcext:apply-style-name="Sem título3" calcext:value="between(0.05,0.01)" calcext:base-cell-address="'TOT-VIAG-M-CHE'.E22"/>
            <calcext:condition calcext:apply-style-name="Sem título4" calcext:value="between(0.01,0.001)" calcext:base-cell-address="'TOT-VIAG-M-CHE'.E22"/>
          </calcext:conditional-format>
          <calcext:conditional-format calcext:target-range-address="'DURACAO-H-CON'.E23:'DURACAO-H-CON'.E24">
            <calcext:condition calcext:apply-style-name="Sem título1" calcext:value="between(0.1,1)" calcext:base-cell-address="'TOT-VIAG-M-CHE'.E23"/>
            <calcext:condition calcext:apply-style-name="Sem título2" calcext:value="between(0.1,0.05)" calcext:base-cell-address="'TOT-VIAG-M-CHE'.E23"/>
            <calcext:condition calcext:apply-style-name="Sem título3" calcext:value="between(0.05,0.01)" calcext:base-cell-address="'TOT-VIAG-M-CHE'.E23"/>
            <calcext:condition calcext:apply-style-name="Sem título4" calcext:value="between(0.01,0.001)" calcext:base-cell-address="'TOT-VIAG-M-CHE'.E23"/>
          </calcext:conditional-format>
          <calcext:conditional-format calcext:target-range-address="'DURACAO-H-CON'.E25:'DURACAO-H-CON'.E26">
            <calcext:condition calcext:apply-style-name="Sem título1" calcext:value="between(0.1,1)" calcext:base-cell-address="'TOT-VIAG-M-CHE'.E25"/>
            <calcext:condition calcext:apply-style-name="Sem título2" calcext:value="between(0.1,0.05)" calcext:base-cell-address="'TOT-VIAG-M-CHE'.E25"/>
            <calcext:condition calcext:apply-style-name="Sem título3" calcext:value="between(0.05,0.01)" calcext:base-cell-address="'TOT-VIAG-M-CHE'.E25"/>
            <calcext:condition calcext:apply-style-name="Sem título4" calcext:value="between(0.01,0.001)" calcext:base-cell-address="'TOT-VIAG-M-CHE'.E25"/>
          </calcext:conditional-format>
          <calcext:conditional-format calcext:target-range-address="'DURACAO-H-CON'.E27:'DURACAO-H-CON'.E27">
            <calcext:condition calcext:apply-style-name="Sem título1" calcext:value="between(0.1,1)" calcext:base-cell-address="'TOT-VIAG-M-CHE'.E27"/>
            <calcext:condition calcext:apply-style-name="Sem título2" calcext:value="between(0.1,0.05)" calcext:base-cell-address="'TOT-VIAG-M-CHE'.E27"/>
            <calcext:condition calcext:apply-style-name="Sem título3" calcext:value="between(0.05,0.01)" calcext:base-cell-address="'TOT-VIAG-M-CHE'.E27"/>
            <calcext:condition calcext:apply-style-name="Sem título4" calcext:value="between(0.01,0.001)" calcext:base-cell-address="'TOT-VIAG-M-CHE'.E27"/>
          </calcext:conditional-format>
          <calcext:conditional-format calcext:target-range-address="'DURACAO-H-CON'.E28:'DURACAO-H-CON'.E29">
            <calcext:condition calcext:apply-style-name="Sem título1" calcext:value="between(0.1,1)" calcext:base-cell-address="'TOT-VIAG-M-CHE'.E28"/>
            <calcext:condition calcext:apply-style-name="Sem título2" calcext:value="between(0.1,0.05)" calcext:base-cell-address="'TOT-VIAG-M-CHE'.E28"/>
            <calcext:condition calcext:apply-style-name="Sem título3" calcext:value="between(0.05,0.01)" calcext:base-cell-address="'TOT-VIAG-M-CHE'.E28"/>
            <calcext:condition calcext:apply-style-name="Sem título4" calcext:value="between(0.01,0.001)" calcext:base-cell-address="'TOT-VIAG-M-CHE'.E28"/>
          </calcext:conditional-format>
          <calcext:conditional-format calcext:target-range-address="'DURACAO-H-CON'.E30:'DURACAO-H-CON'.E31">
            <calcext:condition calcext:apply-style-name="Sem título1" calcext:value="between(0.1,1)" calcext:base-cell-address="'TOT-VIAG-M-CHE'.E30"/>
            <calcext:condition calcext:apply-style-name="Sem título2" calcext:value="between(0.1,0.05)" calcext:base-cell-address="'TOT-VIAG-M-CHE'.E30"/>
            <calcext:condition calcext:apply-style-name="Sem título3" calcext:value="between(0.05,0.01)" calcext:base-cell-address="'TOT-VIAG-M-CHE'.E30"/>
            <calcext:condition calcext:apply-style-name="Sem título4" calcext:value="between(0.01,0.001)" calcext:base-cell-address="'TOT-VIAG-M-CHE'.E30"/>
          </calcext:conditional-format>
          <calcext:conditional-format calcext:target-range-address="'DURACAO-H-CON'.E32:'DURACAO-H-CON'.E32">
            <calcext:condition calcext:apply-style-name="Sem título1" calcext:value="between(0.1,1)" calcext:base-cell-address="'TOT-VIAG-M-CHE'.E32"/>
            <calcext:condition calcext:apply-style-name="Sem título2" calcext:value="between(0.1,0.05)" calcext:base-cell-address="'TOT-VIAG-M-CHE'.E32"/>
            <calcext:condition calcext:apply-style-name="Sem título3" calcext:value="between(0.05,0.01)" calcext:base-cell-address="'TOT-VIAG-M-CHE'.E32"/>
            <calcext:condition calcext:apply-style-name="Sem título4" calcext:value="between(0.01,0.001)" calcext:base-cell-address="'TOT-VIAG-M-CHE'.E32"/>
          </calcext:conditional-format>
          <calcext:conditional-format calcext:target-range-address="'DURACAO-H-CON'.B35:'DURACAO-H-CON'.B36">
            <calcext:condition calcext:apply-style-name="Sem título1" calcext:value="between(0.1,1)" calcext:base-cell-address="'TOT-VIAG-M-CHE'.B35"/>
            <calcext:condition calcext:apply-style-name="Sem título2" calcext:value="between(0.1,0.05)" calcext:base-cell-address="'TOT-VIAG-M-CHE'.B35"/>
            <calcext:condition calcext:apply-style-name="Sem título3" calcext:value="between(0.05,0.01)" calcext:base-cell-address="'TOT-VIAG-M-CHE'.B35"/>
            <calcext:condition calcext:apply-style-name="Sem título4" calcext:value="between(0.01,0.001)" calcext:base-cell-address="'TOT-VIAG-M-CHE'.B35"/>
          </calcext:conditional-format>
          <calcext:conditional-format calcext:target-range-address="'DURACAO-H-CON'.B37:'DURACAO-H-CON'.B38">
            <calcext:condition calcext:apply-style-name="Sem título1" calcext:value="between(0.1,1)" calcext:base-cell-address="'TOT-VIAG-M-CHE'.B37"/>
            <calcext:condition calcext:apply-style-name="Sem título2" calcext:value="between(0.1,0.05)" calcext:base-cell-address="'TOT-VIAG-M-CHE'.B37"/>
            <calcext:condition calcext:apply-style-name="Sem título3" calcext:value="between(0.05,0.01)" calcext:base-cell-address="'TOT-VIAG-M-CHE'.B37"/>
            <calcext:condition calcext:apply-style-name="Sem título4" calcext:value="between(0.01,0.001)" calcext:base-cell-address="'TOT-VIAG-M-CHE'.B37"/>
          </calcext:conditional-format>
          <calcext:conditional-format calcext:target-range-address="'DURACAO-H-CON'.B39:'DURACAO-H-CON'.B39">
            <calcext:condition calcext:apply-style-name="Sem título1" calcext:value="between(0.1,1)" calcext:base-cell-address="'TOT-VIAG-M-CHE'.B39"/>
            <calcext:condition calcext:apply-style-name="Sem título2" calcext:value="between(0.1,0.05)" calcext:base-cell-address="'TOT-VIAG-M-CHE'.B39"/>
            <calcext:condition calcext:apply-style-name="Sem título3" calcext:value="between(0.05,0.01)" calcext:base-cell-address="'TOT-VIAG-M-CHE'.B39"/>
            <calcext:condition calcext:apply-style-name="Sem título4" calcext:value="between(0.01,0.001)" calcext:base-cell-address="'TOT-VIAG-M-CHE'.B39"/>
          </calcext:conditional-format>
          <calcext:conditional-format calcext:target-range-address="'DURACAO-H-CON'.B40:'DURACAO-H-CON'.B41">
            <calcext:condition calcext:apply-style-name="Sem título1" calcext:value="between(0.1,1)" calcext:base-cell-address="'TOT-VIAG-M-CHE'.B40"/>
            <calcext:condition calcext:apply-style-name="Sem título2" calcext:value="between(0.1,0.05)" calcext:base-cell-address="'TOT-VIAG-M-CHE'.B40"/>
            <calcext:condition calcext:apply-style-name="Sem título3" calcext:value="between(0.05,0.01)" calcext:base-cell-address="'TOT-VIAG-M-CHE'.B40"/>
            <calcext:condition calcext:apply-style-name="Sem título4" calcext:value="between(0.01,0.001)" calcext:base-cell-address="'TOT-VIAG-M-CHE'.B40"/>
          </calcext:conditional-format>
          <calcext:conditional-format calcext:target-range-address="'DURACAO-H-CON'.B42:'DURACAO-H-CON'.B43">
            <calcext:condition calcext:apply-style-name="Sem título1" calcext:value="between(0.1,1)" calcext:base-cell-address="'TOT-VIAG-M-CHE'.B42"/>
            <calcext:condition calcext:apply-style-name="Sem título2" calcext:value="between(0.1,0.05)" calcext:base-cell-address="'TOT-VIAG-M-CHE'.B42"/>
            <calcext:condition calcext:apply-style-name="Sem título3" calcext:value="between(0.05,0.01)" calcext:base-cell-address="'TOT-VIAG-M-CHE'.B42"/>
            <calcext:condition calcext:apply-style-name="Sem título4" calcext:value="between(0.01,0.001)" calcext:base-cell-address="'TOT-VIAG-M-CHE'.B42"/>
          </calcext:conditional-format>
          <calcext:conditional-format calcext:target-range-address="'DURACAO-H-CON'.B44:'DURACAO-H-CON'.B44">
            <calcext:condition calcext:apply-style-name="Sem título1" calcext:value="between(0.1,1)" calcext:base-cell-address="'TOT-VIAG-M-CHE'.B44"/>
            <calcext:condition calcext:apply-style-name="Sem título2" calcext:value="between(0.1,0.05)" calcext:base-cell-address="'TOT-VIAG-M-CHE'.B44"/>
            <calcext:condition calcext:apply-style-name="Sem título3" calcext:value="between(0.05,0.01)" calcext:base-cell-address="'TOT-VIAG-M-CHE'.B44"/>
            <calcext:condition calcext:apply-style-name="Sem título4" calcext:value="between(0.01,0.001)" calcext:base-cell-address="'TOT-VIAG-M-CHE'.B44"/>
          </calcext:conditional-format>
          <calcext:conditional-format calcext:target-range-address="'DURACAO-H-CON'.B45:'DURACAO-H-CON'.B46">
            <calcext:condition calcext:apply-style-name="Sem título1" calcext:value="between(0.1,1)" calcext:base-cell-address="'TOT-VIAG-M-CHE'.B45"/>
            <calcext:condition calcext:apply-style-name="Sem título2" calcext:value="between(0.1,0.05)" calcext:base-cell-address="'TOT-VIAG-M-CHE'.B45"/>
            <calcext:condition calcext:apply-style-name="Sem título3" calcext:value="between(0.05,0.01)" calcext:base-cell-address="'TOT-VIAG-M-CHE'.B45"/>
            <calcext:condition calcext:apply-style-name="Sem título4" calcext:value="between(0.01,0.001)" calcext:base-cell-address="'TOT-VIAG-M-CHE'.B45"/>
          </calcext:conditional-format>
          <calcext:conditional-format calcext:target-range-address="'DURACAO-H-CON'.B47:'DURACAO-H-CON'.B48">
            <calcext:condition calcext:apply-style-name="Sem título1" calcext:value="between(0.1,1)" calcext:base-cell-address="'TOT-VIAG-M-CHE'.B47"/>
            <calcext:condition calcext:apply-style-name="Sem título2" calcext:value="between(0.1,0.05)" calcext:base-cell-address="'TOT-VIAG-M-CHE'.B47"/>
            <calcext:condition calcext:apply-style-name="Sem título3" calcext:value="between(0.05,0.01)" calcext:base-cell-address="'TOT-VIAG-M-CHE'.B47"/>
            <calcext:condition calcext:apply-style-name="Sem título4" calcext:value="between(0.01,0.001)" calcext:base-cell-address="'TOT-VIAG-M-CHE'.B47"/>
          </calcext:conditional-format>
          <calcext:conditional-format calcext:target-range-address="'DURACAO-H-CON'.B49:'DURACAO-H-CON'.B49">
            <calcext:condition calcext:apply-style-name="Sem título1" calcext:value="between(0.1,1)" calcext:base-cell-address="'TOT-VIAG-M-CHE'.B49"/>
            <calcext:condition calcext:apply-style-name="Sem título2" calcext:value="between(0.1,0.05)" calcext:base-cell-address="'TOT-VIAG-M-CHE'.B49"/>
            <calcext:condition calcext:apply-style-name="Sem título3" calcext:value="between(0.05,0.01)" calcext:base-cell-address="'TOT-VIAG-M-CHE'.B49"/>
            <calcext:condition calcext:apply-style-name="Sem título4" calcext:value="between(0.01,0.001)" calcext:base-cell-address="'TOT-VIAG-M-CHE'.B49"/>
          </calcext:conditional-format>
          <calcext:conditional-format calcext:target-range-address="'DURACAO-H-CON'.B52:'DURACAO-H-CON'.B53">
            <calcext:condition calcext:apply-style-name="Sem título1" calcext:value="between(0.1,1)" calcext:base-cell-address="'TOT-VIAG-M-CHE'.B52"/>
            <calcext:condition calcext:apply-style-name="Sem título2" calcext:value="between(0.1,0.05)" calcext:base-cell-address="'TOT-VIAG-M-CHE'.B52"/>
            <calcext:condition calcext:apply-style-name="Sem título3" calcext:value="between(0.05,0.01)" calcext:base-cell-address="'TOT-VIAG-M-CHE'.B52"/>
            <calcext:condition calcext:apply-style-name="Sem título4" calcext:value="between(0.01,0.001)" calcext:base-cell-address="'TOT-VIAG-M-CHE'.B52"/>
          </calcext:conditional-format>
          <calcext:conditional-format calcext:target-range-address="'DURACAO-H-CON'.B54:'DURACAO-H-CON'.B54">
            <calcext:condition calcext:apply-style-name="Sem título1" calcext:value="between(0.1,1)" calcext:base-cell-address="'TOT-VIAG-M-CHE'.B54"/>
            <calcext:condition calcext:apply-style-name="Sem título2" calcext:value="between(0.1,0.05)" calcext:base-cell-address="'TOT-VIAG-M-CHE'.B54"/>
            <calcext:condition calcext:apply-style-name="Sem título3" calcext:value="between(0.05,0.01)" calcext:base-cell-address="'TOT-VIAG-M-CHE'.B54"/>
            <calcext:condition calcext:apply-style-name="Sem título4" calcext:value="between(0.01,0.001)" calcext:base-cell-address="'TOT-VIAG-M-CHE'.B54"/>
          </calcext:conditional-format>
          <calcext:conditional-format calcext:target-range-address="'DURACAO-H-CON'.B55:'DURACAO-H-CON'.B55">
            <calcext:condition calcext:apply-style-name="Sem título1" calcext:value="between(0.1,1)" calcext:base-cell-address="'TOT-VIAG-M-CHE'.B55"/>
            <calcext:condition calcext:apply-style-name="Sem título2" calcext:value="between(0.1,0.05)" calcext:base-cell-address="'TOT-VIAG-M-CHE'.B55"/>
            <calcext:condition calcext:apply-style-name="Sem título3" calcext:value="between(0.05,0.01)" calcext:base-cell-address="'TOT-VIAG-M-CHE'.B55"/>
            <calcext:condition calcext:apply-style-name="Sem título4" calcext:value="between(0.01,0.001)" calcext:base-cell-address="'TOT-VIAG-M-CHE'.B55"/>
          </calcext:conditional-format>
          <calcext:conditional-format calcext:target-range-address="'DURACAO-H-CON'.B57:'DURACAO-H-CON'.B58">
            <calcext:condition calcext:apply-style-name="Sem título1" calcext:value="between(0.1,1)" calcext:base-cell-address="'TOT-VIAG-M-CHE'.B57"/>
            <calcext:condition calcext:apply-style-name="Sem título2" calcext:value="between(0.1,0.05)" calcext:base-cell-address="'TOT-VIAG-M-CHE'.B57"/>
            <calcext:condition calcext:apply-style-name="Sem título3" calcext:value="between(0.05,0.01)" calcext:base-cell-address="'TOT-VIAG-M-CHE'.B57"/>
            <calcext:condition calcext:apply-style-name="Sem título4" calcext:value="between(0.01,0.001)" calcext:base-cell-address="'TOT-VIAG-M-CHE'.B57"/>
          </calcext:conditional-format>
          <calcext:conditional-format calcext:target-range-address="'DURACAO-H-CON'.B59:'DURACAO-H-CON'.B59">
            <calcext:condition calcext:apply-style-name="Sem título1" calcext:value="between(0.1,1)" calcext:base-cell-address="'TOT-VIAG-M-CHE'.B59"/>
            <calcext:condition calcext:apply-style-name="Sem título2" calcext:value="between(0.1,0.05)" calcext:base-cell-address="'TOT-VIAG-M-CHE'.B59"/>
            <calcext:condition calcext:apply-style-name="Sem título3" calcext:value="between(0.05,0.01)" calcext:base-cell-address="'TOT-VIAG-M-CHE'.B59"/>
            <calcext:condition calcext:apply-style-name="Sem título4" calcext:value="between(0.01,0.001)" calcext:base-cell-address="'TOT-VIAG-M-CHE'.B59"/>
          </calcext:conditional-format>
          <calcext:conditional-format calcext:target-range-address="'DURACAO-H-CON'.B60:'DURACAO-H-CON'.B61">
            <calcext:condition calcext:apply-style-name="Sem título1" calcext:value="between(0.1,1)" calcext:base-cell-address="'TOT-VIAG-M-CHE'.B60"/>
            <calcext:condition calcext:apply-style-name="Sem título2" calcext:value="between(0.1,0.05)" calcext:base-cell-address="'TOT-VIAG-M-CHE'.B60"/>
            <calcext:condition calcext:apply-style-name="Sem título3" calcext:value="between(0.05,0.01)" calcext:base-cell-address="'TOT-VIAG-M-CHE'.B60"/>
            <calcext:condition calcext:apply-style-name="Sem título4" calcext:value="between(0.01,0.001)" calcext:base-cell-address="'TOT-VIAG-M-CHE'.B60"/>
          </calcext:conditional-format>
          <calcext:conditional-format calcext:target-range-address="'DURACAO-H-CON'.B62:'DURACAO-H-CON'.B63">
            <calcext:condition calcext:apply-style-name="Sem título1" calcext:value="between(0.1,1)" calcext:base-cell-address="'TOT-VIAG-M-CHE'.B62"/>
            <calcext:condition calcext:apply-style-name="Sem título2" calcext:value="between(0.1,0.05)" calcext:base-cell-address="'TOT-VIAG-M-CHE'.B62"/>
            <calcext:condition calcext:apply-style-name="Sem título3" calcext:value="between(0.05,0.01)" calcext:base-cell-address="'TOT-VIAG-M-CHE'.B62"/>
            <calcext:condition calcext:apply-style-name="Sem título4" calcext:value="between(0.01,0.001)" calcext:base-cell-address="'TOT-VIAG-M-CHE'.B62"/>
          </calcext:conditional-format>
          <calcext:conditional-format calcext:target-range-address="'DURACAO-H-CON'.B64:'DURACAO-H-CON'.B64">
            <calcext:condition calcext:apply-style-name="Sem título1" calcext:value="between(0.1,1)" calcext:base-cell-address="'TOT-VIAG-M-CHE'.B64"/>
            <calcext:condition calcext:apply-style-name="Sem título2" calcext:value="between(0.1,0.05)" calcext:base-cell-address="'TOT-VIAG-M-CHE'.B64"/>
            <calcext:condition calcext:apply-style-name="Sem título3" calcext:value="between(0.05,0.01)" calcext:base-cell-address="'TOT-VIAG-M-CHE'.B64"/>
            <calcext:condition calcext:apply-style-name="Sem título4" calcext:value="between(0.01,0.001)" calcext:base-cell-address="'TOT-VIAG-M-CHE'.B64"/>
          </calcext:conditional-format>
          <calcext:conditional-format calcext:target-range-address="'DURACAO-H-CON'.E35:'DURACAO-H-CON'.E36">
            <calcext:condition calcext:apply-style-name="Sem título1" calcext:value="between(0.1,1)" calcext:base-cell-address="'TOT-VIAG-M-CHE'.E35"/>
            <calcext:condition calcext:apply-style-name="Sem título2" calcext:value="between(0.1,0.05)" calcext:base-cell-address="'TOT-VIAG-M-CHE'.E35"/>
            <calcext:condition calcext:apply-style-name="Sem título3" calcext:value="between(0.05,0.01)" calcext:base-cell-address="'TOT-VIAG-M-CHE'.E35"/>
            <calcext:condition calcext:apply-style-name="Sem título4" calcext:value="between(0.01,0.001)" calcext:base-cell-address="'TOT-VIAG-M-CHE'.E35"/>
          </calcext:conditional-format>
          <calcext:conditional-format calcext:target-range-address="'DURACAO-H-CON'.E37:'DURACAO-H-CON'.E38">
            <calcext:condition calcext:apply-style-name="Sem título1" calcext:value="between(0.1,1)" calcext:base-cell-address="'TOT-VIAG-M-CHE'.E37"/>
            <calcext:condition calcext:apply-style-name="Sem título2" calcext:value="between(0.1,0.05)" calcext:base-cell-address="'TOT-VIAG-M-CHE'.E37"/>
            <calcext:condition calcext:apply-style-name="Sem título3" calcext:value="between(0.05,0.01)" calcext:base-cell-address="'TOT-VIAG-M-CHE'.E37"/>
            <calcext:condition calcext:apply-style-name="Sem título4" calcext:value="between(0.01,0.001)" calcext:base-cell-address="'TOT-VIAG-M-CHE'.E37"/>
          </calcext:conditional-format>
          <calcext:conditional-format calcext:target-range-address="'DURACAO-H-CON'.E39:'DURACAO-H-CON'.E39">
            <calcext:condition calcext:apply-style-name="Sem título1" calcext:value="between(0.1,1)" calcext:base-cell-address="'TOT-VIAG-M-CHE'.E39"/>
            <calcext:condition calcext:apply-style-name="Sem título2" calcext:value="between(0.1,0.05)" calcext:base-cell-address="'TOT-VIAG-M-CHE'.E39"/>
            <calcext:condition calcext:apply-style-name="Sem título3" calcext:value="between(0.05,0.01)" calcext:base-cell-address="'TOT-VIAG-M-CHE'.E39"/>
            <calcext:condition calcext:apply-style-name="Sem título4" calcext:value="between(0.01,0.001)" calcext:base-cell-address="'TOT-VIAG-M-CHE'.E39"/>
          </calcext:conditional-format>
          <calcext:conditional-format calcext:target-range-address="'DURACAO-H-CON'.E40:'DURACAO-H-CON'.E41">
            <calcext:condition calcext:apply-style-name="Sem título1" calcext:value="between(0.1,1)" calcext:base-cell-address="'TOT-VIAG-M-CHE'.E40"/>
            <calcext:condition calcext:apply-style-name="Sem título2" calcext:value="between(0.1,0.05)" calcext:base-cell-address="'TOT-VIAG-M-CHE'.E40"/>
            <calcext:condition calcext:apply-style-name="Sem título3" calcext:value="between(0.05,0.01)" calcext:base-cell-address="'TOT-VIAG-M-CHE'.E40"/>
            <calcext:condition calcext:apply-style-name="Sem título4" calcext:value="between(0.01,0.001)" calcext:base-cell-address="'TOT-VIAG-M-CHE'.E40"/>
          </calcext:conditional-format>
          <calcext:conditional-format calcext:target-range-address="'DURACAO-H-CON'.E42:'DURACAO-H-CON'.E43">
            <calcext:condition calcext:apply-style-name="Sem título1" calcext:value="between(0.1,1)" calcext:base-cell-address="'TOT-VIAG-M-CHE'.E42"/>
            <calcext:condition calcext:apply-style-name="Sem título2" calcext:value="between(0.1,0.05)" calcext:base-cell-address="'TOT-VIAG-M-CHE'.E42"/>
            <calcext:condition calcext:apply-style-name="Sem título3" calcext:value="between(0.05,0.01)" calcext:base-cell-address="'TOT-VIAG-M-CHE'.E42"/>
            <calcext:condition calcext:apply-style-name="Sem título4" calcext:value="between(0.01,0.001)" calcext:base-cell-address="'TOT-VIAG-M-CHE'.E42"/>
          </calcext:conditional-format>
          <calcext:conditional-format calcext:target-range-address="'DURACAO-H-CON'.E44:'DURACAO-H-CON'.E44">
            <calcext:condition calcext:apply-style-name="Sem título1" calcext:value="between(0.1,1)" calcext:base-cell-address="'TOT-VIAG-M-CHE'.E44"/>
            <calcext:condition calcext:apply-style-name="Sem título2" calcext:value="between(0.1,0.05)" calcext:base-cell-address="'TOT-VIAG-M-CHE'.E44"/>
            <calcext:condition calcext:apply-style-name="Sem título3" calcext:value="between(0.05,0.01)" calcext:base-cell-address="'TOT-VIAG-M-CHE'.E44"/>
            <calcext:condition calcext:apply-style-name="Sem título4" calcext:value="between(0.01,0.001)" calcext:base-cell-address="'TOT-VIAG-M-CHE'.E44"/>
          </calcext:conditional-format>
          <calcext:conditional-format calcext:target-range-address="'DURACAO-H-CON'.E45:'DURACAO-H-CON'.E46">
            <calcext:condition calcext:apply-style-name="Sem título1" calcext:value="between(0.1,1)" calcext:base-cell-address="'TOT-VIAG-M-CHE'.E45"/>
            <calcext:condition calcext:apply-style-name="Sem título2" calcext:value="between(0.1,0.05)" calcext:base-cell-address="'TOT-VIAG-M-CHE'.E45"/>
            <calcext:condition calcext:apply-style-name="Sem título3" calcext:value="between(0.05,0.01)" calcext:base-cell-address="'TOT-VIAG-M-CHE'.E45"/>
            <calcext:condition calcext:apply-style-name="Sem título4" calcext:value="between(0.01,0.001)" calcext:base-cell-address="'TOT-VIAG-M-CHE'.E45"/>
          </calcext:conditional-format>
          <calcext:conditional-format calcext:target-range-address="'DURACAO-H-CON'.E47:'DURACAO-H-CON'.E48">
            <calcext:condition calcext:apply-style-name="Sem título1" calcext:value="between(0.1,1)" calcext:base-cell-address="'TOT-VIAG-M-CHE'.E47"/>
            <calcext:condition calcext:apply-style-name="Sem título2" calcext:value="between(0.1,0.05)" calcext:base-cell-address="'TOT-VIAG-M-CHE'.E47"/>
            <calcext:condition calcext:apply-style-name="Sem título3" calcext:value="between(0.05,0.01)" calcext:base-cell-address="'TOT-VIAG-M-CHE'.E47"/>
            <calcext:condition calcext:apply-style-name="Sem título4" calcext:value="between(0.01,0.001)" calcext:base-cell-address="'TOT-VIAG-M-CHE'.E47"/>
          </calcext:conditional-format>
          <calcext:conditional-format calcext:target-range-address="'DURACAO-H-CON'.E49:'DURACAO-H-CON'.E49">
            <calcext:condition calcext:apply-style-name="Sem título1" calcext:value="between(0.1,1)" calcext:base-cell-address="'TOT-VIAG-M-CHE'.E49"/>
            <calcext:condition calcext:apply-style-name="Sem título2" calcext:value="between(0.1,0.05)" calcext:base-cell-address="'TOT-VIAG-M-CHE'.E49"/>
            <calcext:condition calcext:apply-style-name="Sem título3" calcext:value="between(0.05,0.01)" calcext:base-cell-address="'TOT-VIAG-M-CHE'.E49"/>
            <calcext:condition calcext:apply-style-name="Sem título4" calcext:value="between(0.01,0.001)" calcext:base-cell-address="'TOT-VIAG-M-CHE'.E49"/>
          </calcext:conditional-format>
          <calcext:conditional-format calcext:target-range-address="'DURACAO-H-CON'.E50:'DURACAO-H-CON'.E51">
            <calcext:condition calcext:apply-style-name="Sem título1" calcext:value="between(0.1,1)" calcext:base-cell-address="'TOT-VIAG-M-CHE'.E50"/>
            <calcext:condition calcext:apply-style-name="Sem título2" calcext:value="between(0.1,0.05)" calcext:base-cell-address="'TOT-VIAG-M-CHE'.E50"/>
            <calcext:condition calcext:apply-style-name="Sem título3" calcext:value="between(0.05,0.01)" calcext:base-cell-address="'TOT-VIAG-M-CHE'.E50"/>
            <calcext:condition calcext:apply-style-name="Sem título4" calcext:value="between(0.01,0.001)" calcext:base-cell-address="'TOT-VIAG-M-CHE'.E50"/>
          </calcext:conditional-format>
          <calcext:conditional-format calcext:target-range-address="'DURACAO-H-CON'.E52:'DURACAO-H-CON'.E53">
            <calcext:condition calcext:apply-style-name="Sem título1" calcext:value="between(0.1,1)" calcext:base-cell-address="'TOT-VIAG-M-CHE'.E52"/>
            <calcext:condition calcext:apply-style-name="Sem título2" calcext:value="between(0.1,0.05)" calcext:base-cell-address="'TOT-VIAG-M-CHE'.E52"/>
            <calcext:condition calcext:apply-style-name="Sem título3" calcext:value="between(0.05,0.01)" calcext:base-cell-address="'TOT-VIAG-M-CHE'.E52"/>
            <calcext:condition calcext:apply-style-name="Sem título4" calcext:value="between(0.01,0.001)" calcext:base-cell-address="'TOT-VIAG-M-CHE'.E52"/>
          </calcext:conditional-format>
          <calcext:conditional-format calcext:target-range-address="'DURACAO-H-CON'.E54:'DURACAO-H-CON'.E54">
            <calcext:condition calcext:apply-style-name="Sem título1" calcext:value="between(0.1,1)" calcext:base-cell-address="'TOT-VIAG-M-CHE'.E54"/>
            <calcext:condition calcext:apply-style-name="Sem título2" calcext:value="between(0.1,0.05)" calcext:base-cell-address="'TOT-VIAG-M-CHE'.E54"/>
            <calcext:condition calcext:apply-style-name="Sem título3" calcext:value="between(0.05,0.01)" calcext:base-cell-address="'TOT-VIAG-M-CHE'.E54"/>
            <calcext:condition calcext:apply-style-name="Sem título4" calcext:value="between(0.01,0.001)" calcext:base-cell-address="'TOT-VIAG-M-CHE'.E54"/>
          </calcext:conditional-format>
          <calcext:conditional-format calcext:target-range-address="'DURACAO-H-CON'.E55:'DURACAO-H-CON'.E56">
            <calcext:condition calcext:apply-style-name="Sem título1" calcext:value="between(0.1,1)" calcext:base-cell-address="'TOT-VIAG-M-CHE'.E55"/>
            <calcext:condition calcext:apply-style-name="Sem título2" calcext:value="between(0.1,0.05)" calcext:base-cell-address="'TOT-VIAG-M-CHE'.E55"/>
            <calcext:condition calcext:apply-style-name="Sem título3" calcext:value="between(0.05,0.01)" calcext:base-cell-address="'TOT-VIAG-M-CHE'.E55"/>
            <calcext:condition calcext:apply-style-name="Sem título4" calcext:value="between(0.01,0.001)" calcext:base-cell-address="'TOT-VIAG-M-CHE'.E55"/>
          </calcext:conditional-format>
          <calcext:conditional-format calcext:target-range-address="'DURACAO-H-CON'.E57:'DURACAO-H-CON'.E58">
            <calcext:condition calcext:apply-style-name="Sem título1" calcext:value="between(0.1,1)" calcext:base-cell-address="'TOT-VIAG-M-CHE'.E57"/>
            <calcext:condition calcext:apply-style-name="Sem título2" calcext:value="between(0.1,0.05)" calcext:base-cell-address="'TOT-VIAG-M-CHE'.E57"/>
            <calcext:condition calcext:apply-style-name="Sem título3" calcext:value="between(0.05,0.01)" calcext:base-cell-address="'TOT-VIAG-M-CHE'.E57"/>
            <calcext:condition calcext:apply-style-name="Sem título4" calcext:value="between(0.01,0.001)" calcext:base-cell-address="'TOT-VIAG-M-CHE'.E57"/>
          </calcext:conditional-format>
          <calcext:conditional-format calcext:target-range-address="'DURACAO-H-CON'.E59:'DURACAO-H-CON'.E59">
            <calcext:condition calcext:apply-style-name="Sem título1" calcext:value="between(0.1,1)" calcext:base-cell-address="'TOT-VIAG-M-CHE'.E59"/>
            <calcext:condition calcext:apply-style-name="Sem título2" calcext:value="between(0.1,0.05)" calcext:base-cell-address="'TOT-VIAG-M-CHE'.E59"/>
            <calcext:condition calcext:apply-style-name="Sem título3" calcext:value="between(0.05,0.01)" calcext:base-cell-address="'TOT-VIAG-M-CHE'.E59"/>
            <calcext:condition calcext:apply-style-name="Sem título4" calcext:value="between(0.01,0.001)" calcext:base-cell-address="'TOT-VIAG-M-CHE'.E59"/>
          </calcext:conditional-format>
          <calcext:conditional-format calcext:target-range-address="'DURACAO-H-CON'.E60:'DURACAO-H-CON'.E61">
            <calcext:condition calcext:apply-style-name="Sem título1" calcext:value="between(0.1,1)" calcext:base-cell-address="'TOT-VIAG-M-CHE'.E60"/>
            <calcext:condition calcext:apply-style-name="Sem título2" calcext:value="between(0.1,0.05)" calcext:base-cell-address="'TOT-VIAG-M-CHE'.E60"/>
            <calcext:condition calcext:apply-style-name="Sem título3" calcext:value="between(0.05,0.01)" calcext:base-cell-address="'TOT-VIAG-M-CHE'.E60"/>
            <calcext:condition calcext:apply-style-name="Sem título4" calcext:value="between(0.01,0.001)" calcext:base-cell-address="'TOT-VIAG-M-CHE'.E60"/>
          </calcext:conditional-format>
          <calcext:conditional-format calcext:target-range-address="'DURACAO-H-CON'.E62:'DURACAO-H-CON'.E63">
            <calcext:condition calcext:apply-style-name="Sem título1" calcext:value="between(0.1,1)" calcext:base-cell-address="'TOT-VIAG-M-CHE'.E62"/>
            <calcext:condition calcext:apply-style-name="Sem título2" calcext:value="between(0.1,0.05)" calcext:base-cell-address="'TOT-VIAG-M-CHE'.E62"/>
            <calcext:condition calcext:apply-style-name="Sem título3" calcext:value="between(0.05,0.01)" calcext:base-cell-address="'TOT-VIAG-M-CHE'.E62"/>
            <calcext:condition calcext:apply-style-name="Sem título4" calcext:value="between(0.01,0.001)" calcext:base-cell-address="'TOT-VIAG-M-CHE'.E62"/>
          </calcext:conditional-format>
          <calcext:conditional-format calcext:target-range-address="'DURACAO-H-CON'.E64:'DURACAO-H-CON'.E64">
            <calcext:condition calcext:apply-style-name="Sem título1" calcext:value="between(0.1,1)" calcext:base-cell-address="'TOT-VIAG-M-CHE'.E64"/>
            <calcext:condition calcext:apply-style-name="Sem título2" calcext:value="between(0.1,0.05)" calcext:base-cell-address="'TOT-VIAG-M-CHE'.E64"/>
            <calcext:condition calcext:apply-style-name="Sem título3" calcext:value="between(0.05,0.01)" calcext:base-cell-address="'TOT-VIAG-M-CHE'.E64"/>
            <calcext:condition calcext:apply-style-name="Sem título4" calcext:value="between(0.01,0.001)" calcext:base-cell-address="'TOT-VIAG-M-CHE'.E64"/>
          </calcext:conditional-format>
          <calcext:conditional-format calcext:target-range-address="'DURACAO-H-CON'.H46:'DURACAO-H-CON'.H46">
            <calcext:condition calcext:apply-style-name="Sem título1" calcext:value="between(0.1,1)" calcext:base-cell-address="'TOT-VIAG-M-CHE'.H46"/>
            <calcext:condition calcext:apply-style-name="Sem título2" calcext:value="between(0.1,0.05)" calcext:base-cell-address="'TOT-VIAG-M-CHE'.H46"/>
            <calcext:condition calcext:apply-style-name="Sem título3" calcext:value="between(0.05,0.01)" calcext:base-cell-address="'TOT-VIAG-M-CHE'.H46"/>
            <calcext:condition calcext:apply-style-name="Sem título4" calcext:value="between(0.01,0.001)" calcext:base-cell-address="'TOT-VIAG-M-CHE'.H46"/>
          </calcext:conditional-format>
          <calcext:conditional-format calcext:target-range-address="'DURACAO-H-CON'.I35:'DURACAO-H-CON'.I39">
            <calcext:condition calcext:apply-style-name="Sem título1" calcext:value="between(0.1,1)" calcext:base-cell-address="'TOT-VIAG-M-CHE'.I35"/>
            <calcext:condition calcext:apply-style-name="Sem título2" calcext:value="between(0.1,0.05)" calcext:base-cell-address="'TOT-VIAG-M-CHE'.I35"/>
            <calcext:condition calcext:apply-style-name="Sem título3" calcext:value="between(0.05,0.01)" calcext:base-cell-address="'TOT-VIAG-M-CHE'.I35"/>
            <calcext:condition calcext:apply-style-name="Sem título4" calcext:value="between(0.01,0.001)" calcext:base-cell-address="'TOT-VIAG-M-CHE'.I35"/>
          </calcext:conditional-format>
          <calcext:conditional-format calcext:target-range-address="'DURACAO-H-CON'.I40:'DURACAO-H-CON'.I44">
            <calcext:condition calcext:apply-style-name="Sem título1" calcext:value="between(0.1,1)" calcext:base-cell-address="'TOT-VIAG-M-CHE'.I40"/>
            <calcext:condition calcext:apply-style-name="Sem título2" calcext:value="between(0.1,0.05)" calcext:base-cell-address="'TOT-VIAG-M-CHE'.I40"/>
            <calcext:condition calcext:apply-style-name="Sem título3" calcext:value="between(0.05,0.01)" calcext:base-cell-address="'TOT-VIAG-M-CHE'.I40"/>
            <calcext:condition calcext:apply-style-name="Sem título4" calcext:value="between(0.01,0.001)" calcext:base-cell-address="'TOT-VIAG-M-CHE'.I40"/>
          </calcext:conditional-format>
          <calcext:conditional-format calcext:target-range-address="'DURACAO-H-CON'.I45:'DURACAO-H-CON'.I49">
            <calcext:condition calcext:apply-style-name="Sem título1" calcext:value="between(0.1,1)" calcext:base-cell-address="'TOT-VIAG-M-CHE'.I45"/>
            <calcext:condition calcext:apply-style-name="Sem título2" calcext:value="between(0.1,0.05)" calcext:base-cell-address="'TOT-VIAG-M-CHE'.I45"/>
            <calcext:condition calcext:apply-style-name="Sem título3" calcext:value="between(0.05,0.01)" calcext:base-cell-address="'TOT-VIAG-M-CHE'.I45"/>
            <calcext:condition calcext:apply-style-name="Sem título4" calcext:value="between(0.01,0.001)" calcext:base-cell-address="'TOT-VIAG-M-CHE'.I45"/>
          </calcext:conditional-format>
          <calcext:conditional-format calcext:target-range-address="'DURACAO-H-CON'.G35:'DURACAO-H-CON'.G39">
            <calcext:condition calcext:apply-style-name="Sem título1" calcext:value="between(0.1,1)" calcext:base-cell-address="'TOT-VIAG-M-CHE'.G35"/>
            <calcext:condition calcext:apply-style-name="Sem título2" calcext:value="between(0.1,0.05)" calcext:base-cell-address="'TOT-VIAG-M-CHE'.G35"/>
            <calcext:condition calcext:apply-style-name="Sem título3" calcext:value="between(0.05,0.01)" calcext:base-cell-address="'TOT-VIAG-M-CHE'.G35"/>
            <calcext:condition calcext:apply-style-name="Sem título4" calcext:value="between(0.01,0.001)" calcext:base-cell-address="'TOT-VIAG-M-CHE'.G35"/>
          </calcext:conditional-format>
          <calcext:conditional-format calcext:target-range-address="'DURACAO-H-CON'.G40:'DURACAO-H-CON'.G44">
            <calcext:condition calcext:apply-style-name="Sem título1" calcext:value="between(0.1,1)" calcext:base-cell-address="'TOT-VIAG-M-CHE'.G40"/>
            <calcext:condition calcext:apply-style-name="Sem título2" calcext:value="between(0.1,0.05)" calcext:base-cell-address="'TOT-VIAG-M-CHE'.G40"/>
            <calcext:condition calcext:apply-style-name="Sem título3" calcext:value="between(0.05,0.01)" calcext:base-cell-address="'TOT-VIAG-M-CHE'.G40"/>
            <calcext:condition calcext:apply-style-name="Sem título4" calcext:value="between(0.01,0.001)" calcext:base-cell-address="'TOT-VIAG-M-CHE'.G40"/>
          </calcext:conditional-format>
          <calcext:conditional-format calcext:target-range-address="'DURACAO-H-CON'.G45:'DURACAO-H-CON'.G49">
            <calcext:condition calcext:apply-style-name="Sem título1" calcext:value="between(0.1,1)" calcext:base-cell-address="'TOT-VIAG-M-CHE'.G45"/>
            <calcext:condition calcext:apply-style-name="Sem título2" calcext:value="between(0.1,0.05)" calcext:base-cell-address="'TOT-VIAG-M-CHE'.G45"/>
            <calcext:condition calcext:apply-style-name="Sem título3" calcext:value="between(0.05,0.01)" calcext:base-cell-address="'TOT-VIAG-M-CHE'.G45"/>
            <calcext:condition calcext:apply-style-name="Sem título4" calcext:value="between(0.01,0.001)" calcext:base-cell-address="'TOT-VIAG-M-CHE'.G45"/>
          </calcext:conditional-format>
          <calcext:conditional-format calcext:target-range-address="'DURACAO-H-CON'.K40:'DURACAO-H-CON'.K43">
            <calcext:condition calcext:apply-style-name="Sem título1" calcext:value="between(0.1,1)" calcext:base-cell-address="'TOT-VIAG-M-CHE'.K40"/>
            <calcext:condition calcext:apply-style-name="Sem título2" calcext:value="between(0.1,0.05)" calcext:base-cell-address="'TOT-VIAG-M-CHE'.K40"/>
            <calcext:condition calcext:apply-style-name="Sem título3" calcext:value="between(0.05,0.01)" calcext:base-cell-address="'TOT-VIAG-M-CHE'.K40"/>
            <calcext:condition calcext:apply-style-name="Sem título4" calcext:value="between(0.01,0.001)" calcext:base-cell-address="'TOT-VIAG-M-CHE'.K40"/>
          </calcext:conditional-format>
          <calcext:conditional-format calcext:target-range-address="'DURACAO-H-CON'.K44:'DURACAO-H-CON'.K47">
            <calcext:condition calcext:apply-style-name="Sem título1" calcext:value="between(0.1,1)" calcext:base-cell-address="'TOT-VIAG-M-CHE'.K44"/>
            <calcext:condition calcext:apply-style-name="Sem título2" calcext:value="between(0.1,0.05)" calcext:base-cell-address="'TOT-VIAG-M-CHE'.K44"/>
            <calcext:condition calcext:apply-style-name="Sem título3" calcext:value="between(0.05,0.01)" calcext:base-cell-address="'TOT-VIAG-M-CHE'.K44"/>
            <calcext:condition calcext:apply-style-name="Sem título4" calcext:value="between(0.01,0.001)" calcext:base-cell-address="'TOT-VIAG-M-CHE'.K44"/>
          </calcext:conditional-format>
          <calcext:conditional-format calcext:target-range-address="'DURACAO-H-CON'.K48:'DURACAO-H-CON'.K49">
            <calcext:condition calcext:apply-style-name="Sem título1" calcext:value="between(0.1,1)" calcext:base-cell-address="'TOT-VIAG-M-CHE'.K48"/>
            <calcext:condition calcext:apply-style-name="Sem título2" calcext:value="between(0.1,0.05)" calcext:base-cell-address="'TOT-VIAG-M-CHE'.K48"/>
            <calcext:condition calcext:apply-style-name="Sem título3" calcext:value="between(0.05,0.01)" calcext:base-cell-address="'TOT-VIAG-M-CHE'.K48"/>
            <calcext:condition calcext:apply-style-name="Sem título4" calcext:value="between(0.01,0.001)" calcext:base-cell-address="'TOT-VIAG-M-CHE'.K48"/>
          </calcext:conditional-format>
          <calcext:conditional-format calcext:target-range-address="'DURACAO-H-CON'.M45:'DURACAO-H-CON'.M49">
            <calcext:condition calcext:apply-style-name="Sem título1" calcext:value="between(0.1,1)" calcext:base-cell-address="'TOT-VIAG-M-CHE'.M45"/>
            <calcext:condition calcext:apply-style-name="Sem título2" calcext:value="between(0.1,0.05)" calcext:base-cell-address="'TOT-VIAG-M-CHE'.M45"/>
            <calcext:condition calcext:apply-style-name="Sem título3" calcext:value="between(0.05,0.01)" calcext:base-cell-address="'TOT-VIAG-M-CHE'.M45"/>
            <calcext:condition calcext:apply-style-name="Sem título4" calcext:value="between(0.01,0.001)" calcext:base-cell-address="'TOT-VIAG-M-CHE'.M45"/>
          </calcext:conditional-format>
          <calcext:conditional-format calcext:target-range-address="'DURACAO-H-CON'.B50:'DURACAO-H-CON'.B51">
            <calcext:condition calcext:apply-style-name="Sem título1" calcext:value="between(0.1,1)" calcext:base-cell-address="'TOT-VIAG-M-CHE'.B50"/>
            <calcext:condition calcext:apply-style-name="Sem título2" calcext:value="between(0.1,0.05)" calcext:base-cell-address="'TOT-VIAG-M-CHE'.B50"/>
            <calcext:condition calcext:apply-style-name="Sem título3" calcext:value="between(0.05,0.01)" calcext:base-cell-address="'TOT-VIAG-M-CHE'.B50"/>
            <calcext:condition calcext:apply-style-name="Sem título4" calcext:value="between(0.01,0.001)" calcext:base-cell-address="'TOT-VIAG-M-CHE'.B50"/>
          </calcext:conditional-format>
          <calcext:conditional-format calcext:target-range-address="'DURACAO-H-CON'.Q51:'DURACAO-H-CON'.Q51">
            <calcext:condition calcext:apply-style-name="Sem título1" calcext:value="between(0.1,1)" calcext:base-cell-address="'TOT-VIAG-M-CHE'.Q51"/>
            <calcext:condition calcext:apply-style-name="Sem título2" calcext:value="between(0.1,0.05)" calcext:base-cell-address="'TOT-VIAG-M-CHE'.Q51"/>
            <calcext:condition calcext:apply-style-name="Sem título3" calcext:value="between(0.05,0.01)" calcext:base-cell-address="'TOT-VIAG-M-CHE'.Q51"/>
            <calcext:condition calcext:apply-style-name="Sem título4" calcext:value="between(0.01,0.001)" calcext:base-cell-address="'TOT-VIAG-M-CHE'.Q51"/>
          </calcext:conditional-format>
          <calcext:conditional-format calcext:target-range-address="'DURACAO-H-CON'.O52:'DURACAO-H-CON'.O52">
            <calcext:condition calcext:apply-style-name="Sem título1" calcext:value="between(0.1,1)" calcext:base-cell-address="'TOT-VIAG-M-CHE'.O52"/>
            <calcext:condition calcext:apply-style-name="Sem título2" calcext:value="between(0.1,0.05)" calcext:base-cell-address="'TOT-VIAG-M-CHE'.O52"/>
            <calcext:condition calcext:apply-style-name="Sem título3" calcext:value="between(0.05,0.01)" calcext:base-cell-address="'TOT-VIAG-M-CHE'.O52"/>
            <calcext:condition calcext:apply-style-name="Sem título4" calcext:value="between(0.01,0.001)" calcext:base-cell-address="'TOT-VIAG-M-CHE'.O52"/>
          </calcext:conditional-format>
          <calcext:conditional-format calcext:target-range-address="'DURACAO-H-CON'.B56:'DURACAO-H-CON'.B56">
            <calcext:condition calcext:apply-style-name="Sem título1" calcext:value="between(0.1,1)" calcext:base-cell-address="'TOT-VIAG-M-CHE'.B56"/>
            <calcext:condition calcext:apply-style-name="Sem título2" calcext:value="between(0.1,0.05)" calcext:base-cell-address="'TOT-VIAG-M-CHE'.B56"/>
            <calcext:condition calcext:apply-style-name="Sem título3" calcext:value="between(0.05,0.01)" calcext:base-cell-address="'TOT-VIAG-M-CHE'.B56"/>
            <calcext:condition calcext:apply-style-name="Sem título4" calcext:value="between(0.01,0.001)" calcext:base-cell-address="'TOT-VIAG-M-CHE'.B56"/>
          </calcext:conditional-format>
          <calcext:conditional-format calcext:target-range-address="'DURACAO-H-CON'.S62:'DURACAO-H-CON'.S64 'DURACAO-H-CON'.S60:'DURACAO-H-CON'.S60">
            <calcext:condition calcext:apply-style-name="Sem título1" calcext:value="between(0.1,1)" calcext:base-cell-address="'TOT-VIAG-M-CHE'.S60"/>
            <calcext:condition calcext:apply-style-name="Sem título2" calcext:value="between(0.1,0.05)" calcext:base-cell-address="'TOT-VIAG-M-CHE'.S60"/>
            <calcext:condition calcext:apply-style-name="Sem título3" calcext:value="between(0.05,0.01)" calcext:base-cell-address="'TOT-VIAG-M-CHE'.S60"/>
            <calcext:condition calcext:apply-style-name="Sem título4" calcext:value="between(0.01,0.001)" calcext:base-cell-address="'TOT-VIAG-M-CHE'.S60"/>
          </calcext:conditional-format>
          <calcext:conditional-format calcext:target-range-address="'DURACAO-H-CON'.S61:'DURACAO-H-CON'.S61">
            <calcext:condition calcext:apply-style-name="Sem título1" calcext:value="between(0.1,1)" calcext:base-cell-address="'TOT-VIAG-M-CHE'.S61"/>
            <calcext:condition calcext:apply-style-name="Sem título2" calcext:value="between(0.1,0.05)" calcext:base-cell-address="'TOT-VIAG-M-CHE'.S61"/>
            <calcext:condition calcext:apply-style-name="Sem título3" calcext:value="between(0.05,0.01)" calcext:base-cell-address="'TOT-VIAG-M-CHE'.S61"/>
            <calcext:condition calcext:apply-style-name="Sem título4" calcext:value="between(0.01,0.001)" calcext:base-cell-address="'TOT-VIAG-M-CHE'.S61"/>
          </calcext:conditional-format>
          <calcext:conditional-format calcext:target-range-address="'DURACAO-H-CON'.Q57:'DURACAO-H-CON'.Q59 'DURACAO-H-CON'.Q55:'DURACAO-H-CON'.Q55">
            <calcext:condition calcext:apply-style-name="Sem título1" calcext:value="between(0.1,1)" calcext:base-cell-address="'TOT-VIAG-M-CHE'.Q55"/>
            <calcext:condition calcext:apply-style-name="Sem título2" calcext:value="between(0.1,0.05)" calcext:base-cell-address="'TOT-VIAG-M-CHE'.Q55"/>
            <calcext:condition calcext:apply-style-name="Sem título3" calcext:value="between(0.05,0.01)" calcext:base-cell-address="'TOT-VIAG-M-CHE'.Q55"/>
            <calcext:condition calcext:apply-style-name="Sem título4" calcext:value="between(0.01,0.001)" calcext:base-cell-address="'TOT-VIAG-M-CHE'.Q55"/>
          </calcext:conditional-format>
          <calcext:conditional-format calcext:target-range-address="'DURACAO-H-CON'.Q56:'DURACAO-H-CON'.Q56">
            <calcext:condition calcext:apply-style-name="Sem título1" calcext:value="between(0.1,1)" calcext:base-cell-address="'TOT-VIAG-M-CHE'.Q56"/>
            <calcext:condition calcext:apply-style-name="Sem título2" calcext:value="between(0.1,0.05)" calcext:base-cell-address="'TOT-VIAG-M-CHE'.Q56"/>
            <calcext:condition calcext:apply-style-name="Sem título3" calcext:value="between(0.05,0.01)" calcext:base-cell-address="'TOT-VIAG-M-CHE'.Q56"/>
            <calcext:condition calcext:apply-style-name="Sem título4" calcext:value="between(0.01,0.001)" calcext:base-cell-address="'TOT-VIAG-M-CHE'.Q56"/>
          </calcext:conditional-format>
          <calcext:conditional-format calcext:target-range-address="'DURACAO-H-CON'.Q60:'DURACAO-H-CON'.Q60">
            <calcext:condition calcext:apply-style-name="Sem título1" calcext:value="between(0.1,1)" calcext:base-cell-address="'TOT-VIAG-M-CHE'.Q60"/>
            <calcext:condition calcext:apply-style-name="Sem título2" calcext:value="between(0.1,0.05)" calcext:base-cell-address="'TOT-VIAG-M-CHE'.Q60"/>
            <calcext:condition calcext:apply-style-name="Sem título3" calcext:value="between(0.05,0.01)" calcext:base-cell-address="'TOT-VIAG-M-CHE'.Q60"/>
            <calcext:condition calcext:apply-style-name="Sem título4" calcext:value="between(0.01,0.001)" calcext:base-cell-address="'TOT-VIAG-M-CHE'.Q60"/>
          </calcext:conditional-format>
          <calcext:conditional-format calcext:target-range-address="'DURACAO-H-CON'.O58:'DURACAO-H-CON'.O59 'DURACAO-H-CON'.O55:'DURACAO-H-CON'.O56">
            <calcext:condition calcext:apply-style-name="Sem título1" calcext:value="between(0.1,1)" calcext:base-cell-address="'TOT-VIAG-M-CHE'.O55"/>
            <calcext:condition calcext:apply-style-name="Sem título2" calcext:value="between(0.1,0.05)" calcext:base-cell-address="'TOT-VIAG-M-CHE'.O55"/>
            <calcext:condition calcext:apply-style-name="Sem título3" calcext:value="between(0.05,0.01)" calcext:base-cell-address="'TOT-VIAG-M-CHE'.O55"/>
            <calcext:condition calcext:apply-style-name="Sem título4" calcext:value="between(0.01,0.001)" calcext:base-cell-address="'TOT-VIAG-M-CHE'.O55"/>
          </calcext:conditional-format>
          <calcext:conditional-format calcext:target-range-address="'DURACAO-H-CON'.O57:'DURACAO-H-CON'.O57">
            <calcext:condition calcext:apply-style-name="Sem título1" calcext:value="between(0.1,1)" calcext:base-cell-address="'TOT-VIAG-M-CHE'.O57"/>
            <calcext:condition calcext:apply-style-name="Sem título2" calcext:value="between(0.1,0.05)" calcext:base-cell-address="'TOT-VIAG-M-CHE'.O57"/>
            <calcext:condition calcext:apply-style-name="Sem título3" calcext:value="between(0.05,0.01)" calcext:base-cell-address="'TOT-VIAG-M-CHE'.O57"/>
            <calcext:condition calcext:apply-style-name="Sem título4" calcext:value="between(0.01,0.001)" calcext:base-cell-address="'TOT-VIAG-M-CHE'.O57"/>
          </calcext:conditional-format>
        </calcext:conditional-formats>
      </table:table>
      <table:table table:name="TOT-VIAG-M-CHE" table:style-name="ta1">
        <table:table-column table:style-name="co1" table:default-cell-style-name="ce7"/>
        <table:table-column table:style-name="co20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21" table:default-cell-style-name="Default"/>
        <table:table-column table:style-name="co6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2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100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Variável dependente (Y)</text:p>
          </table:table-cell>
          <table:table-cell table:style-name="ce1" office:value-type="string" calcext:value-type="string" table:number-columns-spanned="1" table:number-rows-spanned="2">
            <text:p>Sig. F</text:p>
          </table:table-cell>
          <table:table-cell table:style-name="ce1" office:value-type="string" calcext:value-type="string" table:number-columns-spanned="1" table:number-rows-spanned="2">
            <text:p>R² ajustado</text:p>
          </table:table-cell>
          <table:table-cell table:style-name="ce1" office:value-type="string" calcext:value-type="string" table:number-columns-spanned="2" table:number-rows-spanned="1">
            <text:p>intercept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até 4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5 e 9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10 e 14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15 e 19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idoso entre 60 e 70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idoso com mais de 70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automóvel</text:p>
          </table:table-cell>
          <table:covered-table-cell table:style-name="ce1"/>
          <table:table-cell table:style-name="ce57" table:number-columns-repeated="1003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57" table:number-columns-repeated="1003"/>
        </table:table-row>
        <table:table-row table:style-name="ro1">
          <table:table-cell table:style-name="ce698" office:value-type="string" calcext:value-type="string">
            <text:p>Total de viagens de mulheres, chefe de família</text:p>
          </table:table-cell>
          <table:table-cell table:style-name="ce699" table:formula="of:=1.384/100000" office:value-type="float" office:value="0.00001384" calcext:value-type="float">
            <text:p>0,00001384</text:p>
          </table:table-cell>
          <table:table-cell table:style-name="ce23" office:value-type="float" office:value="0.0007132" calcext:value-type="float">
            <text:p>0,001</text:p>
          </table:table-cell>
          <table:table-cell table:style-name="ce27" office:value-type="float" office:value="1.68586" calcext:value-type="float">
            <text:p>1,68586</text:p>
          </table:table-cell>
          <table:table-cell table:style-name="ce699" table:formula="of:=2/1E+016" office:value-type="float" office:value="2E-016" calcext:value-type="float">
            <text:p>2E-016</text:p>
          </table:table-cell>
          <table:table-cell table:style-name="ce41" table:formula="of:=0.1461" office:value-type="float" office:value="0.1461" calcext:value-type="float">
            <text:p>0,1461</text:p>
          </table:table-cell>
          <table:table-cell table:style-name="ce699" table:formula="of:=1.38/100000" office:value-type="float" office:value="0.0000138" calcext:value-type="float">
            <text:p>0,0000138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03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mulheres, chefe de família</text:p>
          </table:table-cell>
          <table:table-cell table:style-name="ce699" table:formula="of:=2.2/1E+016" office:value-type="float" office:value="2.2E-016" calcext:value-type="float">
            <text:p>2,2E-016</text:p>
          </table:table-cell>
          <table:table-cell table:style-name="ce23" office:value-type="float" office:value="0.007469" calcext:value-type="float">
            <text:p>0,007</text:p>
          </table:table-cell>
          <table:table-cell table:style-name="ce27" office:value-type="float" office:value="1.64095" calcext:value-type="float">
            <text:p>1,64095</text:p>
          </table:table-cell>
          <table:table-cell table:style-name="ce699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float" office:value="0.41379" calcext:value-type="float">
            <text:p>0,41379</text:p>
          </table:table-cell>
          <table:table-cell table:style-name="ce699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03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mulheres, chefe de família</text:p>
          </table:table-cell>
          <table:table-cell table:style-name="ce699" table:formula="of:=4.459/1000000000" office:value-type="float" office:value="0.000000004459" calcext:value-type="float">
            <text:p>4,459E-009</text:p>
          </table:table-cell>
          <table:table-cell table:style-name="ce23" office:value-type="float" office:value="0.001332" calcext:value-type="float">
            <text:p>0,001</text:p>
          </table:table-cell>
          <table:table-cell table:style-name="ce27" office:value-type="float" office:value="1.67294" calcext:value-type="float">
            <text:p>1,67294</text:p>
          </table:table-cell>
          <table:table-cell table:style-name="ce699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float" office:value="0.16312" calcext:value-type="float">
            <text:p>0,16312</text:p>
          </table:table-cell>
          <table:table-cell table:style-name="ce699" table:formula="of:=4.46/1000000000" office:value-type="float" office:value="0.00000000446" calcext:value-type="float">
            <text:p>4,46E-009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03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mulheres, chefe de família</text:p>
          </table:table-cell>
          <table:table-cell table:style-name="ce699" office:value-type="float" office:value="0.8911" calcext:value-type="float">
            <text:p>0,8911</text:p>
          </table:table-cell>
          <table:table-cell table:style-name="ce23" table:formula="of:=-3.913/100000" office:value-type="float" office:value="-0.00003913" calcext:value-type="float">
            <text:p>0,000</text:p>
          </table:table-cell>
          <table:table-cell table:style-name="ce27" office:value-type="float" office:value="1.701968" calcext:value-type="float">
            <text:p>1,701968</text:p>
          </table:table-cell>
          <table:table-cell table:style-name="ce699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float" office:value="0.003578" calcext:value-type="float">
            <text:p>0,003578</text:p>
          </table:table-cell>
          <table:table-cell table:style-name="ce701" office:value-type="float" office:value="0.891" calcext:value-type="float">
            <text:p>0,891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03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mulheres, chefe de família</text:p>
          </table:table-cell>
          <table:table-cell table:style-name="ce699" table:formula="of:=2.2/1E+016" office:value-type="float" office:value="2.2E-016" calcext:value-type="float">
            <text:p>2,2E-016</text:p>
          </table:table-cell>
          <table:table-cell table:style-name="ce23" office:value-type="float" office:value="0.0112" calcext:value-type="float">
            <text:p>0,011</text:p>
          </table:table-cell>
          <table:table-cell table:style-name="ce27" office:value-type="float" office:value="1.79598" calcext:value-type="float">
            <text:p>1,79598</text:p>
          </table:table-cell>
          <table:table-cell table:style-name="ce699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float" office:value="-0.44301" calcext:value-type="float">
            <text:p>-0,44301</text:p>
          </table:table-cell>
          <table:table-cell table:style-name="ce699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03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mulheres, chefe de família</text:p>
          </table:table-cell>
          <table:table-cell table:style-name="ce699" table:formula="of:=2.2/1E+016" office:value-type="float" office:value="2.2E-016" calcext:value-type="float">
            <text:p>2,2E-016</text:p>
          </table:table-cell>
          <table:table-cell table:style-name="ce23" office:value-type="float" office:value="0.02778" calcext:value-type="float">
            <text:p>0,028</text:p>
          </table:table-cell>
          <table:table-cell table:style-name="ce27" office:value-type="float" office:value="1.85166" calcext:value-type="float">
            <text:p>1,85166</text:p>
          </table:table-cell>
          <table:table-cell table:style-name="ce699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float" office:value="-0.69061" calcext:value-type="float">
            <text:p>-0,69061</text:p>
          </table:table-cell>
          <table:table-cell table:style-name="ce699" table:formula="of:=2/1E+016" office:value-type="float" office:value="2E-016" calcext:value-type="float">
            <text:p>2E-016</text:p>
          </table:table-cell>
          <table:table-cell table:style-name="ce53" office:value-type="string" calcext:value-type="string">
            <text:p>-</text:p>
          </table:table-cell>
          <table:table-cell table:style-name="ce703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mulheres, chefe de família</text:p>
          </table:table-cell>
          <table:table-cell table:style-name="ce699" table:formula="of:=2.2/1E+016" office:value-type="float" office:value="2.2E-016" calcext:value-type="float">
            <text:p>2,2E-016</text:p>
          </table:table-cell>
          <table:table-cell table:style-name="ce23" office:value-type="float" office:value="0.007477" calcext:value-type="float">
            <text:p>0,007</text:p>
          </table:table-cell>
          <table:table-cell table:style-name="ce27" office:value-type="float" office:value="1.63778" calcext:value-type="float">
            <text:p>1,63778</text:p>
          </table:table-cell>
          <table:table-cell table:style-name="ce699" table:formula="of:=2/1E+016" office:value-type="float" office:value="2E-016" calcext:value-type="float">
            <text:p>2E-016</text:p>
          </table:table-cell>
          <table:table-cell table:style-name="ce41" office:value-type="float" office:value="0.03796" calcext:value-type="float">
            <text:p>0,03796</text:p>
          </table:table-cell>
          <table:table-cell table:style-name="ce699" office:value-type="float" office:value="0.271" calcext:value-type="float">
            <text:p>0,271</text:p>
          </table:table-cell>
          <table:table-cell table:style-name="ce41" office:value-type="float" office:value="0.40565" calcext:value-type="float">
            <text:p>0,40565</text:p>
          </table:table-cell>
          <table:table-cell table:style-name="ce699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03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mulheres, chefe de família</text:p>
          </table:table-cell>
          <table:table-cell table:style-name="ce699" table:formula="of:=2.2/1E+016" office:value-type="float" office:value="2.2E-016" calcext:value-type="float">
            <text:p>2,2E-016</text:p>
          </table:table-cell>
          <table:table-cell table:style-name="ce23" office:value-type="float" office:value="0.007706" calcext:value-type="float">
            <text:p>0,008</text:p>
          </table:table-cell>
          <table:table-cell table:style-name="ce27" office:value-type="float" office:value="1.6274" calcext:value-type="float">
            <text:p>1,6274</text:p>
          </table:table-cell>
          <table:table-cell table:style-name="ce699" table:formula="of:=2/1E+016" office:value-type="float" office:value="2E-016" calcext:value-type="float">
            <text:p>2E-016</text:p>
          </table:table-cell>
          <table:table-cell table:style-name="ce41" office:value-type="float" office:value="0.03407" calcext:value-type="float">
            <text:p>0,03407</text:p>
          </table:table-cell>
          <table:table-cell table:style-name="ce699" office:value-type="float" office:value="0.32372" calcext:value-type="float">
            <text:p>0,32372</text:p>
          </table:table-cell>
          <table:table-cell table:style-name="ce41" office:value-type="float" office:value="0.38707" calcext:value-type="float">
            <text:p>0,38707</text:p>
          </table:table-cell>
          <table:table-cell table:style-name="ce699" table:formula="of:=2/1E+016" office:value-type="float" office:value="2E-016" calcext:value-type="float">
            <text:p>2E-016</text:p>
          </table:table-cell>
          <table:table-cell table:style-name="ce41" office:value-type="float" office:value="0.07445" calcext:value-type="float">
            <text:p>0,07445</text:p>
          </table:table-cell>
          <table:table-cell table:style-name="ce699" office:value-type="float" office:value="0.00918" calcext:value-type="float">
            <text:p>0,00918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03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mulheres, chefe de família</text:p>
          </table:table-cell>
          <table:table-cell table:style-name="ce699" table:formula="of:=2.2/1E+016" office:value-type="float" office:value="2.2E-016" calcext:value-type="float">
            <text:p>2,2E-016</text:p>
          </table:table-cell>
          <table:table-cell table:style-name="ce23" office:value-type="float" office:value="0.00776" calcext:value-type="float">
            <text:p>0,008</text:p>
          </table:table-cell>
          <table:table-cell table:style-name="ce27" office:value-type="float" office:value="1.63416" calcext:value-type="float">
            <text:p>1,63416</text:p>
          </table:table-cell>
          <table:table-cell table:style-name="ce699" table:formula="of:=2/1E+016" office:value-type="float" office:value="2E-016" calcext:value-type="float">
            <text:p>2E-016</text:p>
          </table:table-cell>
          <table:table-cell table:style-name="ce41" office:value-type="float" office:value="0.03634" calcext:value-type="float">
            <text:p>0,03634</text:p>
          </table:table-cell>
          <table:table-cell table:style-name="ce699" office:value-type="float" office:value="0.2929" calcext:value-type="float">
            <text:p>0,2929</text:p>
          </table:table-cell>
          <table:table-cell table:style-name="ce41" office:value-type="float" office:value="0.38756" calcext:value-type="float">
            <text:p>0,38756</text:p>
          </table:table-cell>
          <table:table-cell table:style-name="ce699" table:formula="of:=2/1E+016" office:value-type="float" office:value="2E-016" calcext:value-type="float">
            <text:p>2E-016</text:p>
          </table:table-cell>
          <table:table-cell table:style-name="ce41" office:value-type="float" office:value="0.08405" calcext:value-type="float">
            <text:p>0,08405</text:p>
          </table:table-cell>
          <table:table-cell table:style-name="ce701" office:value-type="float" office:value="0.00407" calcext:value-type="float">
            <text:p>0,00407</text:p>
          </table:table-cell>
          <table:table-cell table:style-name="ce41" office:value-type="float" office:value="-0.04099" calcext:value-type="float">
            <text:p>-0,04099</text:p>
          </table:table-cell>
          <table:table-cell table:style-name="ce701" office:value-type="float" office:value="0.1255" calcext:value-type="float">
            <text:p>0,1255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03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mulheres, chefe de família</text:p>
          </table:table-cell>
          <table:table-cell table:style-name="ce699" table:formula="of:=2.2/1E+016" office:value-type="float" office:value="2.2E-016" calcext:value-type="float">
            <text:p>2,2E-016</text:p>
          </table:table-cell>
          <table:table-cell table:style-name="ce23" office:value-type="float" office:value="0.04356" calcext:value-type="float">
            <text:p>0,044</text:p>
          </table:table-cell>
          <table:table-cell table:style-name="ce27" office:value-type="float" office:value="1.977549" calcext:value-type="float">
            <text:p>1,977549</text:p>
          </table:table-cell>
          <table:table-cell table:style-name="ce699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float" office:value="-0.52909" calcext:value-type="float">
            <text:p>-0,52909</text:p>
          </table:table-cell>
          <table:table-cell table:style-name="ce699" table:formula="of:=2/1E+016" office:value-type="float" office:value="2E-016" calcext:value-type="float">
            <text:p>2E-016</text:p>
          </table:table-cell>
          <table:table-cell table:style-name="ce41" office:value-type="float" office:value="-0.75013" calcext:value-type="float">
            <text:p>-0,75013</text:p>
          </table:table-cell>
          <table:table-cell table:style-name="ce699" table:formula="of:=2/1E+016" office:value-type="float" office:value="2E-016" calcext:value-type="float">
            <text:p>2E-016</text:p>
          </table:table-cell>
          <table:table-cell table:style-name="ce53" office:value-type="string" calcext:value-type="string">
            <text:p>-</text:p>
          </table:table-cell>
          <table:table-cell table:style-name="ce703" office:value-type="string" calcext:value-type="string">
            <text:p>-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Total de viagens de mulheres, chefe de família, com menos de 60 anos</text:p>
          </table:table-cell>
          <table:table-cell table:style-name="ce699" office:value-type="float" office:value="0.1605" calcext:value-type="float">
            <text:p>0,1605</text:p>
          </table:table-cell>
          <table:table-cell table:style-name="ce23" table:formula="of:=9.836/100000" office:value-type="float" office:value="0.00009836" calcext:value-type="float">
            <text:p>0,000</text:p>
          </table:table-cell>
          <table:table-cell table:style-name="ce27" office:value-type="float" office:value="2.003357" calcext:value-type="float">
            <text:p>2,003357</text:p>
          </table:table-cell>
          <table:table-cell table:style-name="ce699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1" office:value-type="string" calcext:value-type="string">
            <text:p>-</text:p>
          </table:table-cell>
          <table:table-cell table:style-name="ce41" office:value-type="float" office:value="0.005965" calcext:value-type="float">
            <text:p>0,005965</text:p>
          </table:table-cell>
          <table:table-cell table:style-name="ce701" office:value-type="float" office:value="0.9269" calcext:value-type="float">
            <text:p>0,9269</text:p>
          </table:table-cell>
          <table:table-cell table:style-name="ce41" office:value-type="float" office:value="0.102394" calcext:value-type="float">
            <text:p>0,102394</text:p>
          </table:table-cell>
          <table:table-cell table:style-name="ce701" office:value-type="float" office:value="0.0561" calcext:value-type="float">
            <text:p>0,0561</text:p>
          </table:table-cell>
          <table:table-cell table:style-name="ce53" office:value-type="string" calcext:value-type="string">
            <text:p>-</text:p>
          </table:table-cell>
          <table:table-cell table:style-name="ce703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mulheres, chefe de família</text:p>
          </table:table-cell>
          <table:table-cell table:style-name="ce700" table:formula="of:=2.2/1E+016" office:value-type="float" office:value="2.2E-016" calcext:value-type="float">
            <text:p>2,2E-016</text:p>
          </table:table-cell>
          <table:table-cell table:style-name="ce23" office:value-type="float" office:value="0.02489" calcext:value-type="float">
            <text:p>0,025</text:p>
          </table:table-cell>
          <table:table-cell table:style-name="ce27" office:value-type="float" office:value="1.50809" calcext:value-type="float">
            <text:p>1,50809</text:p>
          </table:table-cell>
          <table:table-cell table:style-name="ce700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702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2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02" office:value-type="string" calcext:value-type="string">
            <text:p>-</text:p>
          </table:table-cell>
          <table:table-cell table:number-columns-repeated="6" table:style-name="ce41" office:value-type="string" calcext:value-type="string">
            <text:p>-</text:p>
          </table:table-cell>
          <table:table-cell table:style-name="ce41" office:value-type="float" office:value="0.5656" calcext:value-type="float">
            <text:p>0,5656</text:p>
          </table:table-cell>
          <table:table-cell table:style-name="ce704" table:formula="of:=2/1E+016" office:value-type="float" office:value="2E-016" calcext:value-type="float">
            <text:p>2E-016</text:p>
          </table:table-cell>
          <table:table-cell table:number-columns-repeated="1003"/>
        </table:table-row>
        <table:table-row table:style-name="ro2">
          <table:table-cell table:style-name="ce4" table:number-columns-repeated="2"/>
          <table:table-cell table:style-name="ce25"/>
          <table:table-cell table:style-name="ce4" table:number-columns-repeated="2"/>
          <table:table-cell table:style-name="ce43" table:number-columns-repeated="12"/>
          <table:table-cell table:number-columns-repeated="1005"/>
        </table:table-row>
        <table:table-row table:style-name="ro2">
          <table:table-cell table:style-name="ce5" office:value-type="string" calcext:value-type="string">
            <text:p>LEGENDA:</text:p>
          </table:table-cell>
          <table:table-cell table:style-name="ce19"/>
          <table:table-cell table:style-name="ce26" office:value-type="string" calcext:value-type="string">
            <text:p>p-valores entre 0,1 e 1</text:p>
          </table:table-cell>
          <table:table-cell table:style-name="ce4" table:number-columns-repeated="2"/>
          <table:table-cell table:style-name="ce43" table:number-columns-repeated="12"/>
          <table:table-cell table:number-columns-repeated="1005"/>
        </table:table-row>
        <table:table-row table:style-name="ro2">
          <table:table-cell table:style-name="ce6" office:value-type="string" calcext:value-type="string">
            <text:p>significância</text:p>
          </table:table-cell>
          <table:table-cell table:style-name="ce20"/>
          <table:table-cell table:style-name="ce26" office:value-type="string" calcext:value-type="string">
            <text:p>p-valores entre 0,05 e 0,1</text:p>
          </table:table-cell>
          <table:table-cell table:style-name="ce4" table:number-columns-repeated="2"/>
          <table:table-cell table:style-name="ce43" table:number-columns-repeated="12"/>
          <table:table-cell table:number-columns-repeated="1005"/>
        </table:table-row>
        <table:table-row table:style-name="ro2">
          <table:table-cell table:style-name="ce4"/>
          <table:table-cell table:style-name="ce21"/>
          <table:table-cell table:style-name="ce26" office:value-type="string" calcext:value-type="string">
            <text:p>p-valores entre 0,001 e 0,05</text:p>
          </table:table-cell>
          <table:table-cell table:style-name="ce4" table:number-columns-repeated="2"/>
          <table:table-cell table:style-name="ce43" table:number-columns-repeated="12"/>
          <table:table-cell table:number-columns-repeated="1005"/>
        </table:table-row>
        <table:table-row table:style-name="ro2">
          <table:table-cell table:style-name="ce4"/>
          <table:table-cell table:style-name="ce22"/>
          <table:table-cell table:style-name="ce26" office:value-type="string" calcext:value-type="string">
            <text:p>p-valores menores que 0,001</text:p>
          </table:table-cell>
          <table:table-cell table:style-name="ce4" table:number-columns-repeated="2"/>
          <table:table-cell table:style-name="ce43" table:number-columns-repeated="12"/>
          <table:table-cell table:number-columns-repeated="1005"/>
        </table:table-row>
        <table:table-row table:style-name="ro2" table:number-rows-repeated="2">
          <table:table-cell table:style-name="ce4" table:number-columns-repeated="2"/>
          <table:table-cell table:style-name="ce25"/>
          <table:table-cell table:style-name="ce4" table:number-columns-repeated="2"/>
          <table:table-cell table:style-name="ce43" table:number-columns-repeated="12"/>
          <table:table-cell table:number-columns-repeated="1005"/>
        </table:table-row>
        <table:table-row table:style-name="ro2" table:number-rows-repeated="12">
          <table:table-cell table:style-name="ce4" table:number-columns-repeated="5"/>
          <table:table-cell table:style-name="ce43" table:number-columns-repeated="12"/>
          <table:table-cell table:number-columns-repeated="1005"/>
        </table:table-row>
        <table:table-row table:style-name="ro2" table:number-rows-repeated="1048542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'TOT-VIAG-M-CHE'.B3:'TOT-VIAG-M-CHE'.B13 'TOT-VIAG-M-CHE'.E3:'TOT-VIAG-M-CHE'.E13 'TOT-VIAG-M-CHE'.G3:'TOT-VIAG-M-CHE'.G13 'TOT-VIAG-M-CHE'.I3:'TOT-VIAG-M-CHE'.I13 'TOT-VIAG-M-CHE'.K3:'TOT-VIAG-M-CHE'.K13 'TOT-VIAG-M-CHE'.M3:'TOT-VIAG-M-CHE'.M13 'TOT-VIAG-M-CHE'.O3:'TOT-VIAG-M-CHE'.O13 'TOT-VIAG-M-CHE'.Q3:'TOT-VIAG-M-CHE'.Q13">
            <calcext:condition calcext:apply-style-name="Sem título1" calcext:value="between(0.1,1)" calcext:base-cell-address="'TOT-VIAG-M-CON'.B3"/>
            <calcext:condition calcext:apply-style-name="Sem título2" calcext:value="between(0.1,0.05)" calcext:base-cell-address="'TOT-VIAG-M-CON'.B3"/>
            <calcext:condition calcext:apply-style-name="Sem título3" calcext:value="between(0.05,0.01)" calcext:base-cell-address="'TOT-VIAG-M-CON'.B3"/>
            <calcext:condition calcext:apply-style-name="Sem título4" calcext:value="between(0.01,0.001)" calcext:base-cell-address="'TOT-VIAG-M-CON'.B3"/>
          </calcext:conditional-format>
          <calcext:conditional-format calcext:target-range-address="'TOT-VIAG-M-CHE'.S3:'TOT-VIAG-M-CHE'.S13">
            <calcext:condition calcext:apply-style-name="Sem título1" calcext:value="between(0.1,1)" calcext:base-cell-address="'TOT-VIAG-M-CON'.S3"/>
            <calcext:condition calcext:apply-style-name="Sem título2" calcext:value="between(0.05,0.1)" calcext:base-cell-address="'TOT-VIAG-M-CON'.S3"/>
            <calcext:condition calcext:apply-style-name="Sem título3" calcext:value="between(0.01,0.05)" calcext:base-cell-address="'TOT-VIAG-M-CON'.S3"/>
            <calcext:condition calcext:apply-style-name="Sem título4" calcext:value="between(0.001,0.01)" calcext:base-cell-address="'TOT-VIAG-M-CON'.S3"/>
          </calcext:conditional-format>
          <calcext:conditional-format calcext:target-range-address="'TOT-VIAG-M-CHE'.B14:'TOT-VIAG-M-CHE'.B14 'TOT-VIAG-M-CHE'.E14:'TOT-VIAG-M-CHE'.E14 'TOT-VIAG-M-CHE'.G14:'TOT-VIAG-M-CHE'.G14 'TOT-VIAG-M-CHE'.I14:'TOT-VIAG-M-CHE'.I14 'TOT-VIAG-M-CHE'.K14:'TOT-VIAG-M-CHE'.K14">
            <calcext:condition calcext:apply-style-name="Sem título1" calcext:value="between(0.1,1)" calcext:base-cell-address="'TOT-VIAG-M-CON'.B14"/>
            <calcext:condition calcext:apply-style-name="Sem título2" calcext:value="between(0.1,0.05)" calcext:base-cell-address="'TOT-VIAG-M-CON'.B14"/>
            <calcext:condition calcext:apply-style-name="Sem título3" calcext:value="between(0.05,0.01)" calcext:base-cell-address="'TOT-VIAG-M-CON'.B14"/>
            <calcext:condition calcext:apply-style-name="Sem título4" calcext:value="between(0.01,0.001)" calcext:base-cell-address="'TOT-VIAG-M-CON'.B14"/>
          </calcext:conditional-format>
          <calcext:conditional-format calcext:target-range-address="'TOT-VIAG-M-CHE'.S14:'TOT-VIAG-M-CHE'.S14">
            <calcext:condition calcext:apply-style-name="Sem título1" calcext:value="between(0.1,1)" calcext:base-cell-address="'TOT-VIAG-M-CON'.S14"/>
            <calcext:condition calcext:apply-style-name="Sem título2" calcext:value="between(0.1,0.05)" calcext:base-cell-address="'TOT-VIAG-M-CON'.S14"/>
            <calcext:condition calcext:apply-style-name="Sem título3" calcext:value="between(0.05,0.01)" calcext:base-cell-address="'TOT-VIAG-M-CON'.S14"/>
            <calcext:condition calcext:apply-style-name="Sem título4" calcext:value="between(0.01,0.001)" calcext:base-cell-address="'TOT-VIAG-M-CON'.S14"/>
          </calcext:conditional-format>
        </calcext:conditional-formats>
      </table:table>
      <table:table table:name="TOT-VIAG-M-CON" table:style-name="ta1">
        <table:table-column table:style-name="co1" table:default-cell-style-name="ce7"/>
        <table:table-column table:style-name="co20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21" table:default-cell-style-name="Default"/>
        <table:table-column table:style-name="co6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2" table:default-cell-style-name="Default"/>
        <table:table-column table:style-name="co6" table:number-columns-repeated="100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Variável dependente (Y)</text:p>
          </table:table-cell>
          <table:table-cell table:style-name="ce1" office:value-type="string" calcext:value-type="string" table:number-columns-spanned="1" table:number-rows-spanned="2">
            <text:p>Sig. F</text:p>
          </table:table-cell>
          <table:table-cell table:style-name="ce1" office:value-type="string" calcext:value-type="string" table:number-columns-spanned="1" table:number-rows-spanned="2">
            <text:p>R² ajustado</text:p>
          </table:table-cell>
          <table:table-cell table:style-name="ce1" office:value-type="string" calcext:value-type="string" table:number-columns-spanned="2" table:number-rows-spanned="1">
            <text:p>intercept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até 4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5 e 9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10 e 14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15 e 19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idoso entre 60 e 70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idoso com mais de 70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automóvel</text:p>
          </table:table-cell>
          <table:covered-table-cell table:style-name="ce1"/>
          <table:table-cell table:style-name="ce57" table:number-columns-repeated="1003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57" table:number-columns-repeated="1003"/>
        </table:table-row>
        <table:table-row table:style-name="ro1">
          <table:table-cell table:style-name="ce698" office:value-type="string" calcext:value-type="string">
            <text:p>Total de viagens de mulheres, chefe de família</text:p>
          </table:table-cell>
          <table:table-cell table:style-name="ce705" table:formula="of:=4.521/1000000000" office:value-type="float" office:value="0.000000004521" calcext:value-type="float">
            <text:p>4,521E-009</text:p>
          </table:table-cell>
          <table:table-cell table:style-name="ce431" office:value-type="float" office:value="0.0004332" calcext:value-type="float">
            <text:p>0,0004</text:p>
          </table:table-cell>
          <table:table-cell table:style-name="ce27" office:value-type="float" office:value="1.475963" calcext:value-type="float">
            <text:p>1,475963</text:p>
          </table:table-cell>
          <table:table-cell table:style-name="ce705" table:formula="of:=2/1E+016" office:value-type="float" office:value="2E-016" calcext:value-type="float">
            <text:p>2E-016</text:p>
          </table:table-cell>
          <table:table-cell table:style-name="ce41" office:value-type="float" office:value="-0.083256" calcext:value-type="float">
            <text:p>-0,083256</text:p>
          </table:table-cell>
          <table:table-cell table:style-name="ce705" table:formula="of:=4.52/1000000000" office:value-type="float" office:value="0.00000000452" calcext:value-type="float">
            <text:p>4,52E-009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40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mulheres, chefe de família</text:p>
          </table:table-cell>
          <table:table-cell table:style-name="ce705" table:formula="of:=2.2/1E+016" office:value-type="float" office:value="2.2E-016" calcext:value-type="float">
            <text:p>2,2E-016</text:p>
          </table:table-cell>
          <table:table-cell table:style-name="ce431" office:value-type="float" office:value="0.01295" calcext:value-type="float">
            <text:p>0,0130</text:p>
          </table:table-cell>
          <table:table-cell table:style-name="ce27" office:value-type="float" office:value="1.315119" calcext:value-type="float">
            <text:p>1,315119</text:p>
          </table:table-cell>
          <table:table-cell table:style-name="ce715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float" office:value="0.448499" calcext:value-type="float">
            <text:p>0,448499</text:p>
          </table:table-cell>
          <table:table-cell table:style-name="ce730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40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mulheres, chefe de família</text:p>
          </table:table-cell>
          <table:table-cell table:style-name="ce706" table:formula="of:=2.2/1E+016" office:value-type="float" office:value="2.2E-016" calcext:value-type="float">
            <text:p>2,2E-016</text:p>
          </table:table-cell>
          <table:table-cell table:style-name="ce431" office:value-type="float" office:value="0.002566" calcext:value-type="float">
            <text:p>0,0026</text:p>
          </table:table-cell>
          <table:table-cell table:style-name="ce27" office:value-type="float" office:value="1.393261" calcext:value-type="float">
            <text:p>1,393261</text:p>
          </table:table-cell>
          <table:table-cell table:style-name="ce716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float" office:value="0.204189" calcext:value-type="float">
            <text:p>0,204189</text:p>
          </table:table-cell>
          <table:table-cell table:style-name="ce734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40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mulheres, chefe de família</text:p>
          </table:table-cell>
          <table:table-cell table:style-name="ce705" table:formula="of:=2.207/100000000" office:value-type="float" office:value="0.00000002207" calcext:value-type="float">
            <text:p>2,207E-008</text:p>
          </table:table-cell>
          <table:table-cell table:style-name="ce431" office:value-type="float" office:value="0.0003933" calcext:value-type="float">
            <text:p>0,0004</text:p>
          </table:table-cell>
          <table:table-cell table:style-name="ce27" office:value-type="float" office:value="1.47172" calcext:value-type="float">
            <text:p>1,47172</text:p>
          </table:table-cell>
          <table:table-cell table:style-name="ce717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float" office:value="-0.08455" calcext:value-type="float">
            <text:p>-0,08455</text:p>
          </table:table-cell>
          <table:table-cell table:style-name="ce726" table:formula="of:=2.21/100000000" office:value-type="float" office:value="0.0000000221" calcext:value-type="float">
            <text:p>2,21E-008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40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mulheres, chefe de família</text:p>
          </table:table-cell>
          <table:table-cell table:style-name="ce707" table:formula="of:=2.2/1E+016" office:value-type="float" office:value="2.2E-016" calcext:value-type="float">
            <text:p>2,2E-016</text:p>
          </table:table-cell>
          <table:table-cell table:style-name="ce431" office:value-type="float" office:value="0.007495" calcext:value-type="float">
            <text:p>0,0075</text:p>
          </table:table-cell>
          <table:table-cell table:style-name="ce27" office:value-type="float" office:value="1.518915" calcext:value-type="float">
            <text:p>1,518915</text:p>
          </table:table-cell>
          <table:table-cell table:style-name="ce718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float" office:value="-0.430059" calcext:value-type="float">
            <text:p>-0,430059</text:p>
          </table:table-cell>
          <table:table-cell table:style-name="ce735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40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mulheres, chefe de família</text:p>
          </table:table-cell>
          <table:table-cell table:style-name="ce708" table:formula="of:=2.2/1E+016" office:value-type="float" office:value="2.2E-016" calcext:value-type="float">
            <text:p>2,2E-016</text:p>
          </table:table-cell>
          <table:table-cell table:style-name="ce431" office:value-type="float" office:value="0.006013" calcext:value-type="float">
            <text:p>0,0060</text:p>
          </table:table-cell>
          <table:table-cell table:style-name="ce27" office:value-type="float" office:value="1.497478" calcext:value-type="float">
            <text:p>1,497478</text:p>
          </table:table-cell>
          <table:table-cell table:style-name="ce719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float" office:value="-0.47216" calcext:value-type="float">
            <text:p>-0,47216</text:p>
          </table:table-cell>
          <table:table-cell table:style-name="ce738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740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mulheres, chefe de família</text:p>
          </table:table-cell>
          <table:table-cell table:style-name="ce709" table:formula="of:=2.2/1E+016" office:value-type="float" office:value="2.2E-016" calcext:value-type="float">
            <text:p>2,2E-016</text:p>
          </table:table-cell>
          <table:table-cell table:style-name="ce431" office:value-type="float" office:value="0.01473" calcext:value-type="float">
            <text:p>0,0147</text:p>
          </table:table-cell>
          <table:table-cell table:style-name="ce27" office:value-type="float" office:value="1.35705" calcext:value-type="float">
            <text:p>1,35705</text:p>
          </table:table-cell>
          <table:table-cell table:style-name="ce720" table:formula="of:=2/1E+016" office:value-type="float" office:value="2E-016" calcext:value-type="float">
            <text:p>2E-016</text:p>
          </table:table-cell>
          <table:table-cell table:style-name="ce41" office:value-type="float" office:value="-0.16947" calcext:value-type="float">
            <text:p>-0,16947</text:p>
          </table:table-cell>
          <table:table-cell table:style-name="ce727" table:formula="of:=2/1E+016" office:value-type="float" office:value="2E-016" calcext:value-type="float">
            <text:p>2E-016</text:p>
          </table:table-cell>
          <table:table-cell table:style-name="ce41" office:value-type="float" office:value="0.47896" calcext:value-type="float">
            <text:p>0,47896</text:p>
          </table:table-cell>
          <table:table-cell table:style-name="ce731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40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mulheres, chefe de família</text:p>
          </table:table-cell>
          <table:table-cell table:style-name="ce710" table:formula="of:=2.2/1E+016" office:value-type="float" office:value="2.2E-016" calcext:value-type="float">
            <text:p>2,2E-016</text:p>
          </table:table-cell>
          <table:table-cell table:style-name="ce431" office:value-type="float" office:value="0.01525" calcext:value-type="float">
            <text:p>0,0153</text:p>
          </table:table-cell>
          <table:table-cell table:style-name="ce27" office:value-type="float" office:value="1.333337" calcext:value-type="float">
            <text:p>1,333337</text:p>
          </table:table-cell>
          <table:table-cell table:style-name="ce721" table:formula="of:=2/1E+016" office:value-type="float" office:value="2E-016" calcext:value-type="float">
            <text:p>2E-016</text:p>
          </table:table-cell>
          <table:table-cell table:style-name="ce41" office:value-type="float" office:value="-0.158728" calcext:value-type="float">
            <text:p>-0,158728</text:p>
          </table:table-cell>
          <table:table-cell table:style-name="ce728" table:formula="of:=2/1E+016" office:value-type="float" office:value="2E-016" calcext:value-type="float">
            <text:p>2E-016</text:p>
          </table:table-cell>
          <table:table-cell table:style-name="ce41" office:value-type="float" office:value="0.457663" calcext:value-type="float">
            <text:p>0,457663</text:p>
          </table:table-cell>
          <table:table-cell table:style-name="ce732" table:formula="of:=2/1E+016" office:value-type="float" office:value="2E-016" calcext:value-type="float">
            <text:p>2E-016</text:p>
          </table:table-cell>
          <table:table-cell table:style-name="ce41" office:value-type="float" office:value="0.095462" calcext:value-type="float">
            <text:p>0,095462</text:p>
          </table:table-cell>
          <table:table-cell table:style-name="ce705" table:formula="of:=1.1/10000000000" office:value-type="float" office:value="0.00000000011" calcext:value-type="float">
            <text:p>1,1E-010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40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mulheres, chefe de família</text:p>
          </table:table-cell>
          <table:table-cell table:style-name="ce711" table:formula="of:=2.2/1E+016" office:value-type="float" office:value="2.2E-016" calcext:value-type="float">
            <text:p>2,2E-016</text:p>
          </table:table-cell>
          <table:table-cell table:style-name="ce431" office:value-type="float" office:value="0.01597" calcext:value-type="float">
            <text:p>0,0160</text:p>
          </table:table-cell>
          <table:table-cell table:style-name="ce27" office:value-type="float" office:value="1.3622" calcext:value-type="float">
            <text:p>1,3622</text:p>
          </table:table-cell>
          <table:table-cell table:style-name="ce722" table:formula="of:=2/1E+016" office:value-type="float" office:value="2E-016" calcext:value-type="float">
            <text:p>2E-016</text:p>
          </table:table-cell>
          <table:table-cell table:style-name="ce41" office:value-type="float" office:value="-0.17372" calcext:value-type="float">
            <text:p>-0,17372</text:p>
          </table:table-cell>
          <table:table-cell table:style-name="ce729" table:formula="of:=2/1E+016" office:value-type="float" office:value="2E-016" calcext:value-type="float">
            <text:p>2E-016</text:p>
          </table:table-cell>
          <table:table-cell table:style-name="ce41" office:value-type="float" office:value="0.44866" calcext:value-type="float">
            <text:p>0,44866</text:p>
          </table:table-cell>
          <table:table-cell table:style-name="ce733" table:formula="of:=2/1E+016" office:value-type="float" office:value="2E-016" calcext:value-type="float">
            <text:p>2E-016</text:p>
          </table:table-cell>
          <table:table-cell table:style-name="ce41" office:value-type="float" office:value="0.12255" calcext:value-type="float">
            <text:p>0,12255</text:p>
          </table:table-cell>
          <table:table-cell table:style-name="ce726" table:formula="of:=8.09/1E+016" office:value-type="float" office:value="8.09E-016" calcext:value-type="float">
            <text:p>8,09E-016</text:p>
          </table:table-cell>
          <table:table-cell table:style-name="ce41" office:value-type="float" office:value="-0.11841" calcext:value-type="float">
            <text:p>-0,11841</text:p>
          </table:table-cell>
          <table:table-cell table:style-name="ce726" table:formula="of:=3.9/100000000000000" office:value-type="float" office:value="0.000000000000039" calcext:value-type="float">
            <text:p>3,9E-014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40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mulheres, chefe de família</text:p>
          </table:table-cell>
          <table:table-cell table:style-name="ce712" table:formula="of:=2.2/1E+016" office:value-type="float" office:value="2.2E-016" calcext:value-type="float">
            <text:p>2,2E-016</text:p>
          </table:table-cell>
          <table:table-cell table:style-name="ce431" office:value-type="float" office:value="0.01145" calcext:value-type="float">
            <text:p>0,0115</text:p>
          </table:table-cell>
          <table:table-cell table:style-name="ce27" office:value-type="float" office:value="1.548152" calcext:value-type="float">
            <text:p>1,548152</text:p>
          </table:table-cell>
          <table:table-cell table:style-name="ce723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float" office:value="-0.372496" calcext:value-type="float">
            <text:p>-0,372496</text:p>
          </table:table-cell>
          <table:table-cell table:style-name="ce736" table:formula="of:=2/1E+016" office:value-type="float" office:value="2E-016" calcext:value-type="float">
            <text:p>2E-016</text:p>
          </table:table-cell>
          <table:table-cell table:style-name="ce41" office:value-type="float" office:value="-0.390159" calcext:value-type="float">
            <text:p>-0,390159</text:p>
          </table:table-cell>
          <table:table-cell table:style-name="ce739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740" office:value-type="string" calcext:value-type="string">
            <text:p>-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Total de viagens de mulheres, chefe de família, com menos de 60 anos</text:p>
          </table:table-cell>
          <table:table-cell table:style-name="ce713" table:formula="of:=2.2/1E+016" office:value-type="float" office:value="2.2E-016" calcext:value-type="float">
            <text:p>2,2E-016</text:p>
          </table:table-cell>
          <table:table-cell table:style-name="ce431" office:value-type="float" office:value="0.001229" calcext:value-type="float">
            <text:p>0,0012</text:p>
          </table:table-cell>
          <table:table-cell table:style-name="ce27" office:value-type="float" office:value="1.552874" calcext:value-type="float">
            <text:p>1,552874</text:p>
          </table:table-cell>
          <table:table-cell table:style-name="ce724" table:formula="of:=2/1E+016" office:value-type="float" office:value="2E-016" calcext:value-type="float">
            <text:p>2E-016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726" office:value-type="string" calcext:value-type="string">
            <text:p>-</text:p>
          </table:table-cell>
          <table:table-cell table:style-name="ce41" office:value-type="float" office:value="-0.234621" calcext:value-type="float">
            <text:p>-0,234621</text:p>
          </table:table-cell>
          <table:table-cell table:style-name="ce737" table:formula="of:=2/1E+016" office:value-type="float" office:value="2E-016" calcext:value-type="float">
            <text:p>2E-016</text:p>
          </table:table-cell>
          <table:table-cell table:style-name="ce41" office:value-type="float" office:value="-0.017121" calcext:value-type="float">
            <text:p>-0,017121</text:p>
          </table:table-cell>
          <table:table-cell table:style-name="ce726" office:value-type="float" office:value="0.627" calcext:value-type="float">
            <text:p>0,627</text:p>
          </table:table-cell>
          <table:table-cell table:style-name="ce41" office:value-type="string" calcext:value-type="string">
            <text:p>-</text:p>
          </table:table-cell>
          <table:table-cell table:style-name="ce740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mulheres, chefe de família</text:p>
          </table:table-cell>
          <table:table-cell table:style-name="ce714" table:formula="of:=2.2/1E+016" office:value-type="float" office:value="2.2E-016" calcext:value-type="float">
            <text:p>2,2E-016</text:p>
          </table:table-cell>
          <table:table-cell table:style-name="ce431" office:value-type="float" office:value="0.02416" calcext:value-type="float">
            <text:p>0,0242</text:p>
          </table:table-cell>
          <table:table-cell table:style-name="ce27" office:value-type="float" office:value="1.135497" calcext:value-type="float">
            <text:p>1,135497</text:p>
          </table:table-cell>
          <table:table-cell table:style-name="ce725" table:formula="of:=2/1E+016" office:value-type="float" office:value="2E-016" calcext:value-type="float">
            <text:p>2E-016</text:p>
          </table:table-cell>
          <table:table-cell table:number-columns-repeated="12" table:style-name="ce41" office:value-type="string" calcext:value-type="string">
            <text:p>-</text:p>
          </table:table-cell>
          <table:table-cell table:style-name="ce41" office:value-type="float" office:value="0.566263" calcext:value-type="float">
            <text:p>0,566263</text:p>
          </table:table-cell>
          <table:table-cell table:style-name="ce741" table:formula="of:=2/1E+016" office:value-type="float" office:value="2E-016" calcext:value-type="float">
            <text:p>2E-016</text:p>
          </table:table-cell>
          <table:table-cell table:number-columns-repeated="1003"/>
        </table:table-row>
        <table:table-row table:style-name="ro2">
          <table:table-cell table:style-name="ce4" table:number-columns-repeated="2"/>
          <table:table-cell table:style-name="ce25"/>
          <table:table-cell table:style-name="ce4" table:number-columns-repeated="2"/>
          <table:table-cell table:style-name="ce43" table:number-columns-repeated="12"/>
          <table:table-cell table:number-columns-repeated="1005"/>
        </table:table-row>
        <table:table-row table:style-name="ro2">
          <table:table-cell table:style-name="ce5" office:value-type="string" calcext:value-type="string">
            <text:p>LEGENDA:</text:p>
          </table:table-cell>
          <table:table-cell table:style-name="ce19"/>
          <table:table-cell table:style-name="ce26" office:value-type="string" calcext:value-type="string">
            <text:p>p-valores entre 0,1 e 1</text:p>
          </table:table-cell>
          <table:table-cell table:style-name="ce4" table:number-columns-repeated="2"/>
          <table:table-cell table:style-name="ce43" table:number-columns-repeated="12"/>
          <table:table-cell table:number-columns-repeated="1005"/>
        </table:table-row>
        <table:table-row table:style-name="ro2">
          <table:table-cell table:style-name="ce6" office:value-type="string" calcext:value-type="string">
            <text:p>significância</text:p>
          </table:table-cell>
          <table:table-cell table:style-name="ce20"/>
          <table:table-cell table:style-name="ce26" office:value-type="string" calcext:value-type="string">
            <text:p>p-valores entre 0,05 e 0,1</text:p>
          </table:table-cell>
          <table:table-cell table:style-name="ce4" table:number-columns-repeated="2"/>
          <table:table-cell table:style-name="ce43" table:number-columns-repeated="12"/>
          <table:table-cell table:number-columns-repeated="1005"/>
        </table:table-row>
        <table:table-row table:style-name="ro2">
          <table:table-cell table:style-name="ce4"/>
          <table:table-cell table:style-name="ce21"/>
          <table:table-cell table:style-name="ce26" office:value-type="string" calcext:value-type="string">
            <text:p>p-valores entre 0,001 e 0,05</text:p>
          </table:table-cell>
          <table:table-cell table:style-name="ce4" table:number-columns-repeated="2"/>
          <table:table-cell table:style-name="ce43" table:number-columns-repeated="12"/>
          <table:table-cell table:number-columns-repeated="1005"/>
        </table:table-row>
        <table:table-row table:style-name="ro2">
          <table:table-cell table:style-name="ce4"/>
          <table:table-cell table:style-name="ce22"/>
          <table:table-cell table:style-name="ce26" office:value-type="string" calcext:value-type="string">
            <text:p>p-valores menores que 0,001</text:p>
          </table:table-cell>
          <table:table-cell table:style-name="ce4" table:number-columns-repeated="2"/>
          <table:table-cell table:style-name="ce43" table:number-columns-repeated="12"/>
          <table:table-cell table:number-columns-repeated="1005"/>
        </table:table-row>
        <table:table-row table:style-name="ro2" table:number-rows-repeated="2">
          <table:table-cell table:style-name="ce4" table:number-columns-repeated="2"/>
          <table:table-cell table:style-name="ce25"/>
          <table:table-cell table:style-name="ce4" table:number-columns-repeated="2"/>
          <table:table-cell table:style-name="ce43" table:number-columns-repeated="12"/>
          <table:table-cell table:number-columns-repeated="1005"/>
        </table:table-row>
        <table:table-row table:style-name="ro2" table:number-rows-repeated="12">
          <table:table-cell table:style-name="ce4" table:number-columns-repeated="5"/>
          <table:table-cell table:style-name="ce43" table:number-columns-repeated="12"/>
          <table:table-cell table:number-columns-repeated="1005"/>
        </table:table-row>
        <table:table-row table:style-name="ro2" table:number-rows-repeated="1048542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'TOT-VIAG-M-CON'.G12:'TOT-VIAG-M-CON'.G13 'TOT-VIAG-M-CON'.I12:'TOT-VIAG-M-CON'.I13 'TOT-VIAG-M-CON'.K6:'TOT-VIAG-M-CON'.K13 'TOT-VIAG-M-CON'.M3:'TOT-VIAG-M-CON'.M13 'TOT-VIAG-M-CON'.Q13:'TOT-VIAG-M-CON'.Q13 'TOT-VIAG-M-CON'.E3:'TOT-VIAG-M-CON'.E3 'TOT-VIAG-M-CON'.I3:'TOT-VIAG-M-CON'.I3 'TOT-VIAG-M-CON'.K3:'TOT-VIAG-M-CON'.K4 'TOT-VIAG-M-CON'.B3:'TOT-VIAG-M-CON'.B4 'TOT-VIAG-M-CON'.B6:'TOT-VIAG-M-CON'.B6 'TOT-VIAG-M-CON'.O3:'TOT-VIAG-M-CON'.O6 'TOT-VIAG-M-CON'.Q3:'TOT-VIAG-M-CON'.Q7 'TOT-VIAG-M-CON'.G3:'TOT-VIAG-M-CON'.G8 'TOT-VIAG-M-CON'.I5:'TOT-VIAG-M-CON'.I8 'TOT-VIAG-M-CON'.O8:'TOT-VIAG-M-CON'.O11 'TOT-VIAG-M-CON'.Q9:'TOT-VIAG-M-CON'.Q11">
            <calcext:condition calcext:apply-style-name="Sem título1" calcext:value="between(0.1,1)" calcext:base-cell-address="'TOT-VIAG-H-CHE'.B3"/>
            <calcext:condition calcext:apply-style-name="Sem título2" calcext:value="between(0.1,0.05)" calcext:base-cell-address="'TOT-VIAG-H-CHE'.B3"/>
            <calcext:condition calcext:apply-style-name="Sem título3" calcext:value="between(0.05,0.01)" calcext:base-cell-address="'TOT-VIAG-H-CHE'.B3"/>
            <calcext:condition calcext:apply-style-name="Sem título4" calcext:value="between(0.01,0.001)" calcext:base-cell-address="'TOT-VIAG-H-CHE'.B3"/>
          </calcext:conditional-format>
          <calcext:conditional-format calcext:target-range-address="'TOT-VIAG-M-CON'.E4:'TOT-VIAG-M-CON'.E4">
            <calcext:condition calcext:apply-style-name="Sem título1" calcext:value="between(0.1,1)" calcext:base-cell-address="'TOT-VIAG-H-CHE'.E4"/>
            <calcext:condition calcext:apply-style-name="Sem título2" calcext:value="between(0.1,0.05)" calcext:base-cell-address="'TOT-VIAG-H-CHE'.E4"/>
            <calcext:condition calcext:apply-style-name="Sem título3" calcext:value="between(0.05,0.01)" calcext:base-cell-address="'TOT-VIAG-H-CHE'.E4"/>
            <calcext:condition calcext:apply-style-name="Sem título4" calcext:value="between(0.01,0.001)" calcext:base-cell-address="'TOT-VIAG-H-CHE'.E4"/>
          </calcext:conditional-format>
          <calcext:conditional-format calcext:target-range-address="'TOT-VIAG-M-CON'.I4:'TOT-VIAG-M-CON'.I4">
            <calcext:condition calcext:apply-style-name="Sem título1" calcext:value="between(0.1,1)" calcext:base-cell-address="'TOT-VIAG-H-CHE'.I4"/>
            <calcext:condition calcext:apply-style-name="Sem título2" calcext:value="between(0.1,0.05)" calcext:base-cell-address="'TOT-VIAG-H-CHE'.I4"/>
            <calcext:condition calcext:apply-style-name="Sem título3" calcext:value="between(0.05,0.01)" calcext:base-cell-address="'TOT-VIAG-H-CHE'.I4"/>
            <calcext:condition calcext:apply-style-name="Sem título4" calcext:value="between(0.01,0.001)" calcext:base-cell-address="'TOT-VIAG-H-CHE'.I4"/>
          </calcext:conditional-format>
          <calcext:conditional-format calcext:target-range-address="'TOT-VIAG-M-CON'.K5:'TOT-VIAG-M-CON'.K5">
            <calcext:condition calcext:apply-style-name="Sem título1" calcext:value="between(0.1,1)" calcext:base-cell-address="'TOT-VIAG-H-CHE'.K5"/>
            <calcext:condition calcext:apply-style-name="Sem título2" calcext:value="between(0.1,0.05)" calcext:base-cell-address="'TOT-VIAG-H-CHE'.K5"/>
            <calcext:condition calcext:apply-style-name="Sem título3" calcext:value="between(0.05,0.01)" calcext:base-cell-address="'TOT-VIAG-H-CHE'.K5"/>
            <calcext:condition calcext:apply-style-name="Sem título4" calcext:value="between(0.01,0.001)" calcext:base-cell-address="'TOT-VIAG-H-CHE'.K5"/>
          </calcext:conditional-format>
          <calcext:conditional-format calcext:target-range-address="'TOT-VIAG-M-CON'.E5:'TOT-VIAG-M-CON'.E5">
            <calcext:condition calcext:apply-style-name="Sem título1" calcext:value="between(0.1,1)" calcext:base-cell-address="'TOT-VIAG-H-CHE'.E5"/>
            <calcext:condition calcext:apply-style-name="Sem título2" calcext:value="between(0.1,0.05)" calcext:base-cell-address="'TOT-VIAG-H-CHE'.E5"/>
            <calcext:condition calcext:apply-style-name="Sem título3" calcext:value="between(0.05,0.01)" calcext:base-cell-address="'TOT-VIAG-H-CHE'.E5"/>
            <calcext:condition calcext:apply-style-name="Sem título4" calcext:value="between(0.01,0.001)" calcext:base-cell-address="'TOT-VIAG-H-CHE'.E5"/>
          </calcext:conditional-format>
          <calcext:conditional-format calcext:target-range-address="'TOT-VIAG-M-CON'.B5:'TOT-VIAG-M-CON'.B5">
            <calcext:condition calcext:apply-style-name="Sem título1" calcext:value="between(0.1,1)" calcext:base-cell-address="'TOT-VIAG-H-CHE'.B5"/>
            <calcext:condition calcext:apply-style-name="Sem título2" calcext:value="between(0.1,0.05)" calcext:base-cell-address="'TOT-VIAG-H-CHE'.B5"/>
            <calcext:condition calcext:apply-style-name="Sem título3" calcext:value="between(0.05,0.01)" calcext:base-cell-address="'TOT-VIAG-H-CHE'.B5"/>
            <calcext:condition calcext:apply-style-name="Sem título4" calcext:value="between(0.01,0.001)" calcext:base-cell-address="'TOT-VIAG-H-CHE'.B5"/>
          </calcext:conditional-format>
          <calcext:conditional-format calcext:target-range-address="'TOT-VIAG-M-CON'.E6:'TOT-VIAG-M-CON'.E6">
            <calcext:condition calcext:apply-style-name="Sem título1" calcext:value="between(0.1,1)" calcext:base-cell-address="'TOT-VIAG-H-CHE'.E6"/>
            <calcext:condition calcext:apply-style-name="Sem título2" calcext:value="between(0.1,0.05)" calcext:base-cell-address="'TOT-VIAG-H-CHE'.E6"/>
            <calcext:condition calcext:apply-style-name="Sem título3" calcext:value="between(0.05,0.01)" calcext:base-cell-address="'TOT-VIAG-H-CHE'.E6"/>
            <calcext:condition calcext:apply-style-name="Sem título4" calcext:value="between(0.01,0.001)" calcext:base-cell-address="'TOT-VIAG-H-CHE'.E6"/>
          </calcext:conditional-format>
          <calcext:conditional-format calcext:target-range-address="'TOT-VIAG-M-CON'.B7:'TOT-VIAG-M-CON'.B7">
            <calcext:condition calcext:apply-style-name="Sem título1" calcext:value="between(0.1,1)" calcext:base-cell-address="'TOT-VIAG-H-CHE'.B7"/>
            <calcext:condition calcext:apply-style-name="Sem título2" calcext:value="between(0.1,0.05)" calcext:base-cell-address="'TOT-VIAG-H-CHE'.B7"/>
            <calcext:condition calcext:apply-style-name="Sem título3" calcext:value="between(0.05,0.01)" calcext:base-cell-address="'TOT-VIAG-H-CHE'.B7"/>
            <calcext:condition calcext:apply-style-name="Sem título4" calcext:value="between(0.01,0.001)" calcext:base-cell-address="'TOT-VIAG-H-CHE'.B7"/>
          </calcext:conditional-format>
          <calcext:conditional-format calcext:target-range-address="'TOT-VIAG-M-CON'.E7:'TOT-VIAG-M-CON'.E7">
            <calcext:condition calcext:apply-style-name="Sem título1" calcext:value="between(0.1,1)" calcext:base-cell-address="'TOT-VIAG-H-CHE'.E7"/>
            <calcext:condition calcext:apply-style-name="Sem título2" calcext:value="between(0.1,0.05)" calcext:base-cell-address="'TOT-VIAG-H-CHE'.E7"/>
            <calcext:condition calcext:apply-style-name="Sem título3" calcext:value="between(0.05,0.01)" calcext:base-cell-address="'TOT-VIAG-H-CHE'.E7"/>
            <calcext:condition calcext:apply-style-name="Sem título4" calcext:value="between(0.01,0.001)" calcext:base-cell-address="'TOT-VIAG-H-CHE'.E7"/>
          </calcext:conditional-format>
          <calcext:conditional-format calcext:target-range-address="'TOT-VIAG-M-CON'.O7:'TOT-VIAG-M-CON'.O7">
            <calcext:condition calcext:apply-style-name="Sem título1" calcext:value="between(0.1,1)" calcext:base-cell-address="'TOT-VIAG-H-CHE'.O7"/>
            <calcext:condition calcext:apply-style-name="Sem título2" calcext:value="between(0.1,0.05)" calcext:base-cell-address="'TOT-VIAG-H-CHE'.O7"/>
            <calcext:condition calcext:apply-style-name="Sem título3" calcext:value="between(0.05,0.01)" calcext:base-cell-address="'TOT-VIAG-H-CHE'.O7"/>
            <calcext:condition calcext:apply-style-name="Sem título4" calcext:value="between(0.01,0.001)" calcext:base-cell-address="'TOT-VIAG-H-CHE'.O7"/>
          </calcext:conditional-format>
          <calcext:conditional-format calcext:target-range-address="'TOT-VIAG-M-CON'.B8:'TOT-VIAG-M-CON'.B8">
            <calcext:condition calcext:apply-style-name="Sem título1" calcext:value="between(0.1,1)" calcext:base-cell-address="'TOT-VIAG-H-CHE'.B8"/>
            <calcext:condition calcext:apply-style-name="Sem título2" calcext:value="between(0.1,0.05)" calcext:base-cell-address="'TOT-VIAG-H-CHE'.B8"/>
            <calcext:condition calcext:apply-style-name="Sem título3" calcext:value="between(0.05,0.01)" calcext:base-cell-address="'TOT-VIAG-H-CHE'.B8"/>
            <calcext:condition calcext:apply-style-name="Sem título4" calcext:value="between(0.01,0.001)" calcext:base-cell-address="'TOT-VIAG-H-CHE'.B8"/>
          </calcext:conditional-format>
          <calcext:conditional-format calcext:target-range-address="'TOT-VIAG-M-CON'.E8:'TOT-VIAG-M-CON'.E8">
            <calcext:condition calcext:apply-style-name="Sem título1" calcext:value="between(0.1,1)" calcext:base-cell-address="'TOT-VIAG-H-CHE'.E8"/>
            <calcext:condition calcext:apply-style-name="Sem título2" calcext:value="between(0.1,0.05)" calcext:base-cell-address="'TOT-VIAG-H-CHE'.E8"/>
            <calcext:condition calcext:apply-style-name="Sem título3" calcext:value="between(0.05,0.01)" calcext:base-cell-address="'TOT-VIAG-H-CHE'.E8"/>
            <calcext:condition calcext:apply-style-name="Sem título4" calcext:value="between(0.01,0.001)" calcext:base-cell-address="'TOT-VIAG-H-CHE'.E8"/>
          </calcext:conditional-format>
          <calcext:conditional-format calcext:target-range-address="'TOT-VIAG-M-CON'.Q8:'TOT-VIAG-M-CON'.Q8">
            <calcext:condition calcext:apply-style-name="Sem título1" calcext:value="between(0.1,1)" calcext:base-cell-address="'TOT-VIAG-H-CHE'.Q8"/>
            <calcext:condition calcext:apply-style-name="Sem título2" calcext:value="between(0.1,0.05)" calcext:base-cell-address="'TOT-VIAG-H-CHE'.Q8"/>
            <calcext:condition calcext:apply-style-name="Sem título3" calcext:value="between(0.05,0.01)" calcext:base-cell-address="'TOT-VIAG-H-CHE'.Q8"/>
            <calcext:condition calcext:apply-style-name="Sem título4" calcext:value="between(0.01,0.001)" calcext:base-cell-address="'TOT-VIAG-H-CHE'.Q8"/>
          </calcext:conditional-format>
          <calcext:conditional-format calcext:target-range-address="'TOT-VIAG-M-CON'.B9:'TOT-VIAG-M-CON'.B9">
            <calcext:condition calcext:apply-style-name="Sem título1" calcext:value="between(0.1,1)" calcext:base-cell-address="'TOT-VIAG-H-CHE'.B9"/>
            <calcext:condition calcext:apply-style-name="Sem título2" calcext:value="between(0.1,0.05)" calcext:base-cell-address="'TOT-VIAG-H-CHE'.B9"/>
            <calcext:condition calcext:apply-style-name="Sem título3" calcext:value="between(0.05,0.01)" calcext:base-cell-address="'TOT-VIAG-H-CHE'.B9"/>
            <calcext:condition calcext:apply-style-name="Sem título4" calcext:value="between(0.01,0.001)" calcext:base-cell-address="'TOT-VIAG-H-CHE'.B9"/>
          </calcext:conditional-format>
          <calcext:conditional-format calcext:target-range-address="'TOT-VIAG-M-CON'.E9:'TOT-VIAG-M-CON'.E9">
            <calcext:condition calcext:apply-style-name="Sem título1" calcext:value="between(0.1,1)" calcext:base-cell-address="'TOT-VIAG-H-CHE'.E9"/>
            <calcext:condition calcext:apply-style-name="Sem título2" calcext:value="between(0.1,0.05)" calcext:base-cell-address="'TOT-VIAG-H-CHE'.E9"/>
            <calcext:condition calcext:apply-style-name="Sem título3" calcext:value="between(0.05,0.01)" calcext:base-cell-address="'TOT-VIAG-H-CHE'.E9"/>
            <calcext:condition calcext:apply-style-name="Sem título4" calcext:value="between(0.01,0.001)" calcext:base-cell-address="'TOT-VIAG-H-CHE'.E9"/>
          </calcext:conditional-format>
          <calcext:conditional-format calcext:target-range-address="'TOT-VIAG-M-CON'.G9:'TOT-VIAG-M-CON'.G9">
            <calcext:condition calcext:apply-style-name="Sem título1" calcext:value="between(0.1,1)" calcext:base-cell-address="'TOT-VIAG-H-CHE'.G9"/>
            <calcext:condition calcext:apply-style-name="Sem título2" calcext:value="between(0.1,0.05)" calcext:base-cell-address="'TOT-VIAG-H-CHE'.G9"/>
            <calcext:condition calcext:apply-style-name="Sem título3" calcext:value="between(0.05,0.01)" calcext:base-cell-address="'TOT-VIAG-H-CHE'.G9"/>
            <calcext:condition calcext:apply-style-name="Sem título4" calcext:value="between(0.01,0.001)" calcext:base-cell-address="'TOT-VIAG-H-CHE'.G9"/>
          </calcext:conditional-format>
          <calcext:conditional-format calcext:target-range-address="'TOT-VIAG-M-CON'.I9:'TOT-VIAG-M-CON'.I9">
            <calcext:condition calcext:apply-style-name="Sem título1" calcext:value="between(0.1,1)" calcext:base-cell-address="'TOT-VIAG-H-CHE'.I9"/>
            <calcext:condition calcext:apply-style-name="Sem título2" calcext:value="between(0.1,0.05)" calcext:base-cell-address="'TOT-VIAG-H-CHE'.I9"/>
            <calcext:condition calcext:apply-style-name="Sem título3" calcext:value="between(0.05,0.01)" calcext:base-cell-address="'TOT-VIAG-H-CHE'.I9"/>
            <calcext:condition calcext:apply-style-name="Sem título4" calcext:value="between(0.01,0.001)" calcext:base-cell-address="'TOT-VIAG-H-CHE'.I9"/>
          </calcext:conditional-format>
          <calcext:conditional-format calcext:target-range-address="'TOT-VIAG-M-CON'.B10:'TOT-VIAG-M-CON'.B10">
            <calcext:condition calcext:apply-style-name="Sem título1" calcext:value="between(0.1,1)" calcext:base-cell-address="'TOT-VIAG-H-CHE'.B10"/>
            <calcext:condition calcext:apply-style-name="Sem título2" calcext:value="between(0.1,0.05)" calcext:base-cell-address="'TOT-VIAG-H-CHE'.B10"/>
            <calcext:condition calcext:apply-style-name="Sem título3" calcext:value="between(0.05,0.01)" calcext:base-cell-address="'TOT-VIAG-H-CHE'.B10"/>
            <calcext:condition calcext:apply-style-name="Sem título4" calcext:value="between(0.01,0.001)" calcext:base-cell-address="'TOT-VIAG-H-CHE'.B10"/>
          </calcext:conditional-format>
          <calcext:conditional-format calcext:target-range-address="'TOT-VIAG-M-CON'.I10:'TOT-VIAG-M-CON'.I10">
            <calcext:condition calcext:apply-style-name="Sem título1" calcext:value="between(0.1,1)" calcext:base-cell-address="'TOT-VIAG-H-CHE'.I10"/>
            <calcext:condition calcext:apply-style-name="Sem título2" calcext:value="between(0.1,0.05)" calcext:base-cell-address="'TOT-VIAG-H-CHE'.I10"/>
            <calcext:condition calcext:apply-style-name="Sem título3" calcext:value="between(0.05,0.01)" calcext:base-cell-address="'TOT-VIAG-H-CHE'.I10"/>
            <calcext:condition calcext:apply-style-name="Sem título4" calcext:value="between(0.01,0.001)" calcext:base-cell-address="'TOT-VIAG-H-CHE'.I10"/>
          </calcext:conditional-format>
          <calcext:conditional-format calcext:target-range-address="'TOT-VIAG-M-CON'.G10:'TOT-VIAG-M-CON'.G10">
            <calcext:condition calcext:apply-style-name="Sem título1" calcext:value="between(0.1,1)" calcext:base-cell-address="'TOT-VIAG-H-CHE'.G10"/>
            <calcext:condition calcext:apply-style-name="Sem título2" calcext:value="between(0.1,0.05)" calcext:base-cell-address="'TOT-VIAG-H-CHE'.G10"/>
            <calcext:condition calcext:apply-style-name="Sem título3" calcext:value="between(0.05,0.01)" calcext:base-cell-address="'TOT-VIAG-H-CHE'.G10"/>
            <calcext:condition calcext:apply-style-name="Sem título4" calcext:value="between(0.01,0.001)" calcext:base-cell-address="'TOT-VIAG-H-CHE'.G10"/>
          </calcext:conditional-format>
          <calcext:conditional-format calcext:target-range-address="'TOT-VIAG-M-CON'.E10:'TOT-VIAG-M-CON'.E10">
            <calcext:condition calcext:apply-style-name="Sem título1" calcext:value="between(0.1,1)" calcext:base-cell-address="'TOT-VIAG-H-CHE'.E10"/>
            <calcext:condition calcext:apply-style-name="Sem título2" calcext:value="between(0.1,0.05)" calcext:base-cell-address="'TOT-VIAG-H-CHE'.E10"/>
            <calcext:condition calcext:apply-style-name="Sem título3" calcext:value="between(0.05,0.01)" calcext:base-cell-address="'TOT-VIAG-H-CHE'.E10"/>
            <calcext:condition calcext:apply-style-name="Sem título4" calcext:value="between(0.01,0.001)" calcext:base-cell-address="'TOT-VIAG-H-CHE'.E10"/>
          </calcext:conditional-format>
          <calcext:conditional-format calcext:target-range-address="'TOT-VIAG-M-CON'.B11:'TOT-VIAG-M-CON'.B11">
            <calcext:condition calcext:apply-style-name="Sem título1" calcext:value="between(0.1,1)" calcext:base-cell-address="'TOT-VIAG-H-CHE'.B11"/>
            <calcext:condition calcext:apply-style-name="Sem título2" calcext:value="between(0.1,0.05)" calcext:base-cell-address="'TOT-VIAG-H-CHE'.B11"/>
            <calcext:condition calcext:apply-style-name="Sem título3" calcext:value="between(0.05,0.01)" calcext:base-cell-address="'TOT-VIAG-H-CHE'.B11"/>
            <calcext:condition calcext:apply-style-name="Sem título4" calcext:value="between(0.01,0.001)" calcext:base-cell-address="'TOT-VIAG-H-CHE'.B11"/>
          </calcext:conditional-format>
          <calcext:conditional-format calcext:target-range-address="'TOT-VIAG-M-CON'.I11:'TOT-VIAG-M-CON'.I11">
            <calcext:condition calcext:apply-style-name="Sem título1" calcext:value="between(0.1,1)" calcext:base-cell-address="'TOT-VIAG-H-CHE'.I11"/>
            <calcext:condition calcext:apply-style-name="Sem título2" calcext:value="between(0.1,0.05)" calcext:base-cell-address="'TOT-VIAG-H-CHE'.I11"/>
            <calcext:condition calcext:apply-style-name="Sem título3" calcext:value="between(0.05,0.01)" calcext:base-cell-address="'TOT-VIAG-H-CHE'.I11"/>
            <calcext:condition calcext:apply-style-name="Sem título4" calcext:value="between(0.01,0.001)" calcext:base-cell-address="'TOT-VIAG-H-CHE'.I11"/>
          </calcext:conditional-format>
          <calcext:conditional-format calcext:target-range-address="'TOT-VIAG-M-CON'.G11:'TOT-VIAG-M-CON'.G11">
            <calcext:condition calcext:apply-style-name="Sem título1" calcext:value="between(0.1,1)" calcext:base-cell-address="'TOT-VIAG-H-CHE'.G11"/>
            <calcext:condition calcext:apply-style-name="Sem título2" calcext:value="between(0.1,0.05)" calcext:base-cell-address="'TOT-VIAG-H-CHE'.G11"/>
            <calcext:condition calcext:apply-style-name="Sem título3" calcext:value="between(0.05,0.01)" calcext:base-cell-address="'TOT-VIAG-H-CHE'.G11"/>
            <calcext:condition calcext:apply-style-name="Sem título4" calcext:value="between(0.01,0.001)" calcext:base-cell-address="'TOT-VIAG-H-CHE'.G11"/>
          </calcext:conditional-format>
          <calcext:conditional-format calcext:target-range-address="'TOT-VIAG-M-CON'.E11:'TOT-VIAG-M-CON'.E11">
            <calcext:condition calcext:apply-style-name="Sem título1" calcext:value="between(0.1,1)" calcext:base-cell-address="'TOT-VIAG-H-CHE'.E11"/>
            <calcext:condition calcext:apply-style-name="Sem título2" calcext:value="between(0.1,0.05)" calcext:base-cell-address="'TOT-VIAG-H-CHE'.E11"/>
            <calcext:condition calcext:apply-style-name="Sem título3" calcext:value="between(0.05,0.01)" calcext:base-cell-address="'TOT-VIAG-H-CHE'.E11"/>
            <calcext:condition calcext:apply-style-name="Sem título4" calcext:value="between(0.01,0.001)" calcext:base-cell-address="'TOT-VIAG-H-CHE'.E11"/>
          </calcext:conditional-format>
          <calcext:conditional-format calcext:target-range-address="'TOT-VIAG-M-CON'.B12:'TOT-VIAG-M-CON'.B12">
            <calcext:condition calcext:apply-style-name="Sem título1" calcext:value="between(0.1,1)" calcext:base-cell-address="'TOT-VIAG-H-CHE'.B12"/>
            <calcext:condition calcext:apply-style-name="Sem título2" calcext:value="between(0.1,0.05)" calcext:base-cell-address="'TOT-VIAG-H-CHE'.B12"/>
            <calcext:condition calcext:apply-style-name="Sem título3" calcext:value="between(0.05,0.01)" calcext:base-cell-address="'TOT-VIAG-H-CHE'.B12"/>
            <calcext:condition calcext:apply-style-name="Sem título4" calcext:value="between(0.01,0.001)" calcext:base-cell-address="'TOT-VIAG-H-CHE'.B12"/>
          </calcext:conditional-format>
          <calcext:conditional-format calcext:target-range-address="'TOT-VIAG-M-CON'.B13:'TOT-VIAG-M-CON'.B13">
            <calcext:condition calcext:apply-style-name="Sem título1" calcext:value="between(0.1,1)" calcext:base-cell-address="'TOT-VIAG-H-CHE'.B13"/>
            <calcext:condition calcext:apply-style-name="Sem título2" calcext:value="between(0.1,0.05)" calcext:base-cell-address="'TOT-VIAG-H-CHE'.B13"/>
            <calcext:condition calcext:apply-style-name="Sem título3" calcext:value="between(0.05,0.01)" calcext:base-cell-address="'TOT-VIAG-H-CHE'.B13"/>
            <calcext:condition calcext:apply-style-name="Sem título4" calcext:value="between(0.01,0.001)" calcext:base-cell-address="'TOT-VIAG-H-CHE'.B13"/>
          </calcext:conditional-format>
          <calcext:conditional-format calcext:target-range-address="'TOT-VIAG-M-CON'.E12:'TOT-VIAG-M-CON'.E12">
            <calcext:condition calcext:apply-style-name="Sem título1" calcext:value="between(0.1,1)" calcext:base-cell-address="'TOT-VIAG-H-CHE'.E12"/>
            <calcext:condition calcext:apply-style-name="Sem título2" calcext:value="between(0.1,0.05)" calcext:base-cell-address="'TOT-VIAG-H-CHE'.E12"/>
            <calcext:condition calcext:apply-style-name="Sem título3" calcext:value="between(0.05,0.01)" calcext:base-cell-address="'TOT-VIAG-H-CHE'.E12"/>
            <calcext:condition calcext:apply-style-name="Sem título4" calcext:value="between(0.01,0.001)" calcext:base-cell-address="'TOT-VIAG-H-CHE'.E12"/>
          </calcext:conditional-format>
          <calcext:conditional-format calcext:target-range-address="'TOT-VIAG-M-CON'.O12:'TOT-VIAG-M-CON'.O12">
            <calcext:condition calcext:apply-style-name="Sem título1" calcext:value="between(0.1,1)" calcext:base-cell-address="'TOT-VIAG-H-CHE'.O12"/>
            <calcext:condition calcext:apply-style-name="Sem título2" calcext:value="between(0.1,0.05)" calcext:base-cell-address="'TOT-VIAG-H-CHE'.O12"/>
            <calcext:condition calcext:apply-style-name="Sem título3" calcext:value="between(0.05,0.01)" calcext:base-cell-address="'TOT-VIAG-H-CHE'.O12"/>
            <calcext:condition calcext:apply-style-name="Sem título4" calcext:value="between(0.01,0.001)" calcext:base-cell-address="'TOT-VIAG-H-CHE'.O12"/>
          </calcext:conditional-format>
          <calcext:conditional-format calcext:target-range-address="'TOT-VIAG-M-CON'.Q12:'TOT-VIAG-M-CON'.Q12">
            <calcext:condition calcext:apply-style-name="Sem título1" calcext:value="between(0.1,1)" calcext:base-cell-address="'TOT-VIAG-H-CHE'.Q12"/>
            <calcext:condition calcext:apply-style-name="Sem título2" calcext:value="between(0.1,0.05)" calcext:base-cell-address="'TOT-VIAG-H-CHE'.Q12"/>
            <calcext:condition calcext:apply-style-name="Sem título3" calcext:value="between(0.05,0.01)" calcext:base-cell-address="'TOT-VIAG-H-CHE'.Q12"/>
            <calcext:condition calcext:apply-style-name="Sem título4" calcext:value="between(0.01,0.001)" calcext:base-cell-address="'TOT-VIAG-H-CHE'.Q12"/>
          </calcext:conditional-format>
          <calcext:conditional-format calcext:target-range-address="'TOT-VIAG-M-CON'.E13:'TOT-VIAG-M-CON'.E13">
            <calcext:condition calcext:apply-style-name="Sem título1" calcext:value="between(0.1,1)" calcext:base-cell-address="'TOT-VIAG-H-CHE'.E13"/>
            <calcext:condition calcext:apply-style-name="Sem título2" calcext:value="between(0.1,0.05)" calcext:base-cell-address="'TOT-VIAG-H-CHE'.E13"/>
            <calcext:condition calcext:apply-style-name="Sem título3" calcext:value="between(0.05,0.01)" calcext:base-cell-address="'TOT-VIAG-H-CHE'.E13"/>
            <calcext:condition calcext:apply-style-name="Sem título4" calcext:value="between(0.01,0.001)" calcext:base-cell-address="'TOT-VIAG-H-CHE'.E13"/>
          </calcext:conditional-format>
          <calcext:conditional-format calcext:target-range-address="'TOT-VIAG-M-CON'.O13:'TOT-VIAG-M-CON'.O13">
            <calcext:condition calcext:apply-style-name="Sem título1" calcext:value="between(0.1,1)" calcext:base-cell-address="'TOT-VIAG-H-CHE'.O13"/>
            <calcext:condition calcext:apply-style-name="Sem título2" calcext:value="between(0.1,0.05)" calcext:base-cell-address="'TOT-VIAG-H-CHE'.O13"/>
            <calcext:condition calcext:apply-style-name="Sem título3" calcext:value="between(0.05,0.01)" calcext:base-cell-address="'TOT-VIAG-H-CHE'.O13"/>
            <calcext:condition calcext:apply-style-name="Sem título4" calcext:value="between(0.01,0.001)" calcext:base-cell-address="'TOT-VIAG-H-CHE'.O13"/>
          </calcext:conditional-format>
          <calcext:conditional-format calcext:target-range-address="'TOT-VIAG-M-CON'.S3:'TOT-VIAG-M-CON'.S13">
            <calcext:condition calcext:apply-style-name="Sem título1" calcext:value="between(0.1,1)" calcext:base-cell-address="'TOT-VIAG-H-CHE'.S3"/>
            <calcext:condition calcext:apply-style-name="Sem título2" calcext:value="between(0.1,0.05)" calcext:base-cell-address="'TOT-VIAG-H-CHE'.S3"/>
            <calcext:condition calcext:apply-style-name="Sem título3" calcext:value="between(0.05,0.01)" calcext:base-cell-address="'TOT-VIAG-H-CHE'.S3"/>
            <calcext:condition calcext:apply-style-name="Sem título4" calcext:value="between(0.01,0.001)" calcext:base-cell-address="'TOT-VIAG-H-CHE'.S3"/>
          </calcext:conditional-format>
          <calcext:conditional-format calcext:target-range-address="'TOT-VIAG-M-CON'.B14:'TOT-VIAG-M-CON'.B14">
            <calcext:condition calcext:apply-style-name="Sem título1" calcext:value="between(0.1,1)" calcext:base-cell-address="'TOT-VIAG-H-CHE'.B14"/>
            <calcext:condition calcext:apply-style-name="Sem título2" calcext:value="between(0.1,0.05)" calcext:base-cell-address="'TOT-VIAG-H-CHE'.B14"/>
            <calcext:condition calcext:apply-style-name="Sem título3" calcext:value="between(0.05,0.01)" calcext:base-cell-address="'TOT-VIAG-H-CHE'.B14"/>
            <calcext:condition calcext:apply-style-name="Sem título4" calcext:value="between(0.01,0.001)" calcext:base-cell-address="'TOT-VIAG-H-CHE'.B14"/>
          </calcext:conditional-format>
          <calcext:conditional-format calcext:target-range-address="'TOT-VIAG-M-CON'.E14:'TOT-VIAG-M-CON'.E14">
            <calcext:condition calcext:apply-style-name="Sem título1" calcext:value="between(0.1,1)" calcext:base-cell-address="'TOT-VIAG-H-CHE'.E14"/>
            <calcext:condition calcext:apply-style-name="Sem título2" calcext:value="between(0.1,0.05)" calcext:base-cell-address="'TOT-VIAG-H-CHE'.E14"/>
            <calcext:condition calcext:apply-style-name="Sem título3" calcext:value="between(0.05,0.01)" calcext:base-cell-address="'TOT-VIAG-H-CHE'.E14"/>
            <calcext:condition calcext:apply-style-name="Sem título4" calcext:value="between(0.01,0.001)" calcext:base-cell-address="'TOT-VIAG-H-CHE'.E14"/>
          </calcext:conditional-format>
          <calcext:conditional-format calcext:target-range-address="'TOT-VIAG-M-CON'.S14:'TOT-VIAG-M-CON'.S14">
            <calcext:condition calcext:apply-style-name="Sem título1" calcext:value="between(0.1,1)" calcext:base-cell-address="'TOT-VIAG-H-CHE'.S14"/>
            <calcext:condition calcext:apply-style-name="Sem título2" calcext:value="between(0.1,0.05)" calcext:base-cell-address="'TOT-VIAG-H-CHE'.S14"/>
            <calcext:condition calcext:apply-style-name="Sem título3" calcext:value="between(0.05,0.01)" calcext:base-cell-address="'TOT-VIAG-H-CHE'.S14"/>
            <calcext:condition calcext:apply-style-name="Sem título4" calcext:value="between(0.01,0.001)" calcext:base-cell-address="'TOT-VIAG-H-CHE'.S14"/>
          </calcext:conditional-format>
        </calcext:conditional-formats>
      </table:table>
      <table:table table:name="TOT-VIAG-H-CHE" table:style-name="ta1">
        <table:table-column table:style-name="co1" table:default-cell-style-name="ce7"/>
        <table:table-column table:style-name="co20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21" table:default-cell-style-name="Default"/>
        <table:table-column table:style-name="co6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2" table:default-cell-style-name="Default"/>
        <table:table-column table:style-name="co6" table:number-columns-repeated="100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Variável dependente (Y)</text:p>
          </table:table-cell>
          <table:table-cell table:style-name="ce1" office:value-type="string" calcext:value-type="string" table:number-columns-spanned="1" table:number-rows-spanned="2">
            <text:p>Sig. F</text:p>
          </table:table-cell>
          <table:table-cell table:style-name="ce1" office:value-type="string" calcext:value-type="string" table:number-columns-spanned="1" table:number-rows-spanned="2">
            <text:p>R² ajustado</text:p>
          </table:table-cell>
          <table:table-cell table:style-name="ce1" office:value-type="string" calcext:value-type="string" table:number-columns-spanned="2" table:number-rows-spanned="1">
            <text:p>intercept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até 4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5 e 9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10 e 14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15 e 19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idoso entre 60 e 70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idoso com mais de 70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automóvel</text:p>
          </table:table-cell>
          <table:covered-table-cell table:style-name="ce1"/>
          <table:table-cell table:style-name="ce57" table:number-columns-repeated="1003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57" table:number-columns-repeated="1003"/>
        </table:table-row>
        <table:table-row table:style-name="ro1">
          <table:table-cell table:style-name="ce2" office:value-type="string" calcext:value-type="string">
            <text:p>Total de viagens de homens, chefe de família</text:p>
          </table:table-cell>
          <table:table-cell table:style-name="ce742" table:formula="of:=2.2/1E+016" office:value-type="float" office:value="2.2E-016" calcext:value-type="float">
            <text:p>2,2E-016</text:p>
          </table:table-cell>
          <table:table-cell table:style-name="ce746" office:value-type="float" office:value="0.004218" calcext:value-type="float">
            <text:p>0,004</text:p>
          </table:table-cell>
          <table:table-cell table:style-name="ce2" office:value-type="float" office:value="2.123055" calcext:value-type="float">
            <text:p>2,123055</text:p>
          </table:table-cell>
          <table:table-cell table:style-name="ce742" table:formula="of:=2/1E+016" office:value-type="float" office:value="2E-016" calcext:value-type="float">
            <text:p>2E-016</text:p>
          </table:table-cell>
          <table:table-cell table:style-name="ce53" office:value-type="float" office:value="0.263651" calcext:value-type="float">
            <text:p>0,263651</text:p>
          </table:table-cell>
          <table:table-cell table:style-name="ce742" table:formula="of:=2/1E+016" office:value-type="float" office:value="2E-016" calcext:value-type="float">
            <text:p>2E-016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54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homens, chefe de família</text:p>
          </table:table-cell>
          <table:table-cell table:style-name="ce742" table:formula="of:=2.2/1E+016" office:value-type="float" office:value="2.2E-016" calcext:value-type="float">
            <text:p>2,2E-016</text:p>
          </table:table-cell>
          <table:table-cell table:style-name="ce746" office:value-type="float" office:value="0.003566" calcext:value-type="float">
            <text:p>0,004</text:p>
          </table:table-cell>
          <table:table-cell table:style-name="ce2" office:value-type="float" office:value="2.12863" calcext:value-type="float">
            <text:p>2,12863</text:p>
          </table:table-cell>
          <table:table-cell table:style-name="ce742" table:formula="of:=2/1E+016" office:value-type="float" office:value="2E-016" calcext:value-type="float">
            <text:p>2E-016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float" office:value="0.24219" calcext:value-type="float">
            <text:p>0,24219</text:p>
          </table:table-cell>
          <table:table-cell table:style-name="ce742" table:formula="of:=2/1E+016" office:value-type="float" office:value="2E-016" calcext:value-type="float">
            <text:p>2E-016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54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homens, chefe de família</text:p>
          </table:table-cell>
          <table:table-cell table:style-name="ce742" table:formula="of:=2.2/1E+016" office:value-type="float" office:value="2.2E-016" calcext:value-type="float">
            <text:p>2,2E-016</text:p>
          </table:table-cell>
          <table:table-cell table:style-name="ce746" table:formula="of:=0.000795" office:value-type="float" office:value="0.000795" calcext:value-type="float">
            <text:p>0,001</text:p>
          </table:table-cell>
          <table:table-cell table:style-name="ce2" office:value-type="float" office:value="2.164661" calcext:value-type="float">
            <text:p>2,164661</text:p>
          </table:table-cell>
          <table:table-cell table:style-name="ce742" table:formula="of:=2/1E+016" office:value-type="float" office:value="2E-016" calcext:value-type="float">
            <text:p>2E-016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float" office:value="0.11718" calcext:value-type="float">
            <text:p>0,11718</text:p>
          </table:table-cell>
          <table:table-cell table:style-name="ce742" table:formula="of:=2/1E+016" office:value-type="float" office:value="2E-016" calcext:value-type="float">
            <text:p>2E-016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54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homens, chefe de família</text:p>
          </table:table-cell>
          <table:table-cell table:style-name="ce743" office:value-type="float" office:value="0.01604" calcext:value-type="float">
            <text:p>0,01604</text:p>
          </table:table-cell>
          <table:table-cell table:style-name="ce746" table:formula="of:=5.522/100000" office:value-type="float" office:value="0.00005522" calcext:value-type="float">
            <text:p>0,000</text:p>
          </table:table-cell>
          <table:table-cell table:style-name="ce2" office:value-type="float" office:value="2.20298" calcext:value-type="float">
            <text:p>2,20298</text:p>
          </table:table-cell>
          <table:table-cell table:style-name="ce742" table:formula="of:=2/1E+016" office:value-type="float" office:value="2E-016" calcext:value-type="float">
            <text:p>2E-016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float" office:value="-0.03488" calcext:value-type="float">
            <text:p>-0,03488</text:p>
          </table:table-cell>
          <table:table-cell table:style-name="ce751" office:value-type="float" office:value="0.016" calcext:value-type="float">
            <text:p>0,016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54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homens, chefe de família</text:p>
          </table:table-cell>
          <table:table-cell table:style-name="ce742" table:formula="of:=2.2/1E+016" office:value-type="float" office:value="2.2E-016" calcext:value-type="float">
            <text:p>2,2E-016</text:p>
          </table:table-cell>
          <table:table-cell table:style-name="ce746" office:value-type="float" office:value="0.01415" calcext:value-type="float">
            <text:p>0,014</text:p>
          </table:table-cell>
          <table:table-cell table:style-name="ce2" office:value-type="float" office:value="2.28836" calcext:value-type="float">
            <text:p>2,28836</text:p>
          </table:table-cell>
          <table:table-cell table:style-name="ce742" table:formula="of:=2/1E+016" office:value-type="float" office:value="2E-016" calcext:value-type="float">
            <text:p>2E-016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float" office:value="-0.587764" calcext:value-type="float">
            <text:p>-0,587764</text:p>
          </table:table-cell>
          <table:table-cell table:style-name="ce742" table:formula="of:=2/1E+016" office:value-type="float" office:value="2E-016" calcext:value-type="float">
            <text:p>2E-016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54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homens, chefe de família</text:p>
          </table:table-cell>
          <table:table-cell table:style-name="ce742" table:formula="of:=2.2/1E+016" office:value-type="float" office:value="2.2E-016" calcext:value-type="float">
            <text:p>2,2E-016</text:p>
          </table:table-cell>
          <table:table-cell table:style-name="ce746" office:value-type="float" office:value="0.01526" calcext:value-type="float">
            <text:p>0,015</text:p>
          </table:table-cell>
          <table:table-cell table:style-name="ce2" office:value-type="float" office:value="2.272165" calcext:value-type="float">
            <text:p>2,272165</text:p>
          </table:table-cell>
          <table:table-cell table:style-name="ce742" table:formula="of:=2/1E+016" office:value-type="float" office:value="2E-016" calcext:value-type="float">
            <text:p>2E-016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float" office:value="-0.722982" calcext:value-type="float">
            <text:p>-0,722982</text:p>
          </table:table-cell>
          <table:table-cell table:style-name="ce742" table:formula="of:=2/1E+016" office:value-type="float" office:value="2E-016" calcext:value-type="float">
            <text:p>2E-016</text:p>
          </table:table-cell>
          <table:table-cell table:style-name="ce53" office:value-type="string" calcext:value-type="string">
            <text:p>-</text:p>
          </table:table-cell>
          <table:table-cell table:style-name="ce754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homens, chefe de família</text:p>
          </table:table-cell>
          <table:table-cell table:style-name="ce742" table:formula="of:=2.2/1E+016" office:value-type="float" office:value="2.2E-016" calcext:value-type="float">
            <text:p>2,2E-016</text:p>
          </table:table-cell>
          <table:table-cell table:style-name="ce746" office:value-type="float" office:value="0.006436" calcext:value-type="float">
            <text:p>0,006</text:p>
          </table:table-cell>
          <table:table-cell table:style-name="ce2" office:value-type="float" office:value="2.0800779" calcext:value-type="float">
            <text:p>2,0800779</text:p>
          </table:table-cell>
          <table:table-cell table:style-name="ce742" table:formula="of:=2/1E+016" office:value-type="float" office:value="2E-016" calcext:value-type="float">
            <text:p>2E-016</text:p>
          </table:table-cell>
          <table:table-cell table:style-name="ce53" office:value-type="float" office:value="0.222549" calcext:value-type="float">
            <text:p>0,222549</text:p>
          </table:table-cell>
          <table:table-cell table:style-name="ce742" table:formula="of:=2/1E+016" office:value-type="float" office:value="2E-016" calcext:value-type="float">
            <text:p>2E-016</text:p>
          </table:table-cell>
          <table:table-cell table:style-name="ce53" office:value-type="float" office:value="0.195525" calcext:value-type="float">
            <text:p>0,195525</text:p>
          </table:table-cell>
          <table:table-cell table:style-name="ce742" table:formula="of:=2/1E+016" office:value-type="float" office:value="2E-016" calcext:value-type="float">
            <text:p>2E-016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54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homens, chefe de família</text:p>
          </table:table-cell>
          <table:table-cell table:style-name="ce742" table:formula="of:=2.2/1E+016" office:value-type="float" office:value="2.2E-016" calcext:value-type="float">
            <text:p>2,2E-016</text:p>
          </table:table-cell>
          <table:table-cell table:style-name="ce746" office:value-type="float" office:value="0.006814" calcext:value-type="float">
            <text:p>0,007</text:p>
          </table:table-cell>
          <table:table-cell table:style-name="ce2" office:value-type="float" office:value="2.062778" calcext:value-type="float">
            <text:p>2,062778</text:p>
          </table:table-cell>
          <table:table-cell table:style-name="ce742" table:formula="of:=2/1E+016" office:value-type="float" office:value="2E-016" calcext:value-type="float">
            <text:p>2E-016</text:p>
          </table:table-cell>
          <table:table-cell table:style-name="ce53" office:value-type="float" office:value="0.229872" calcext:value-type="float">
            <text:p>0,229872</text:p>
          </table:table-cell>
          <table:table-cell table:style-name="ce742" table:formula="of:=2/1E+016" office:value-type="float" office:value="2E-016" calcext:value-type="float">
            <text:p>2E-016</text:p>
          </table:table-cell>
          <table:table-cell table:style-name="ce53" office:value-type="float" office:value="0.174783" calcext:value-type="float">
            <text:p>0,174783</text:p>
          </table:table-cell>
          <table:table-cell table:style-name="ce742" table:formula="of:=2/1E+016" office:value-type="float" office:value="2E-016" calcext:value-type="float">
            <text:p>2E-016</text:p>
          </table:table-cell>
          <table:table-cell table:style-name="ce53" office:value-type="float" office:value="0.08412" calcext:value-type="float">
            <text:p>0,08412</text:p>
          </table:table-cell>
          <table:table-cell table:style-name="ce749" table:formula="of:=5.21/1000000000" office:value-type="float" office:value="0.00000000521" calcext:value-type="float">
            <text:p>5,21E-009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54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homens, chefe de família</text:p>
          </table:table-cell>
          <table:table-cell table:style-name="ce742" table:formula="of:=2.2/1E+016" office:value-type="float" office:value="2.2E-016" calcext:value-type="float">
            <text:p>2,2E-016</text:p>
          </table:table-cell>
          <table:table-cell table:style-name="ce746" office:value-type="float" office:value="0.006823" calcext:value-type="float">
            <text:p>0,007</text:p>
          </table:table-cell>
          <table:table-cell table:style-name="ce2" office:value-type="float" office:value="2.067109" calcext:value-type="float">
            <text:p>2,067109</text:p>
          </table:table-cell>
          <table:table-cell table:style-name="ce742" table:formula="of:=2/1E+016" office:value-type="float" office:value="2E-016" calcext:value-type="float">
            <text:p>2E-016</text:p>
          </table:table-cell>
          <table:table-cell table:style-name="ce53" office:value-type="float" office:value="0.227796" calcext:value-type="float">
            <text:p>0,227796</text:p>
          </table:table-cell>
          <table:table-cell table:style-name="ce742" table:formula="of:=2/1E+016" office:value-type="float" office:value="2E-016" calcext:value-type="float">
            <text:p>2E-016</text:p>
          </table:table-cell>
          <table:table-cell table:style-name="ce53" office:value-type="float" office:value="0.1735" calcext:value-type="float">
            <text:p>0,1735</text:p>
          </table:table-cell>
          <table:table-cell table:style-name="ce742" table:formula="of:=2/1E+016" office:value-type="float" office:value="2E-016" calcext:value-type="float">
            <text:p>2E-016</text:p>
          </table:table-cell>
          <table:table-cell table:style-name="ce53" office:value-type="float" office:value="0.089095" calcext:value-type="float">
            <text:p>0,089095</text:p>
          </table:table-cell>
          <table:table-cell table:style-name="ce750" table:formula="of:=2.1/1000000000" office:value-type="float" office:value="0.0000000021" calcext:value-type="float">
            <text:p>2,1E-009</text:p>
          </table:table-cell>
          <table:table-cell table:style-name="ce53" office:value-type="float" office:value="-0.02017" calcext:value-type="float">
            <text:p>-0,02017</text:p>
          </table:table-cell>
          <table:table-cell table:style-name="ce751" office:value-type="float" office:value="0.18" calcext:value-type="float">
            <text:p>0,18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54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homens, chefe de família</text:p>
          </table:table-cell>
          <table:table-cell table:style-name="ce742" table:formula="of:=2.2/1E+016" office:value-type="float" office:value="2.2E-016" calcext:value-type="float">
            <text:p>2,2E-016</text:p>
          </table:table-cell>
          <table:table-cell table:style-name="ce746" office:value-type="float" office:value="0.02577" calcext:value-type="float">
            <text:p>0,026</text:p>
          </table:table-cell>
          <table:table-cell table:style-name="ce2" office:value-type="float" office:value="2.344193" calcext:value-type="float">
            <text:p>2,344193</text:p>
          </table:table-cell>
          <table:table-cell table:style-name="ce742" table:formula="of:=2/1E+016" office:value-type="float" office:value="2E-016" calcext:value-type="float">
            <text:p>2E-016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float" office:value="-0.5118" calcext:value-type="float">
            <text:p>-0,5118</text:p>
          </table:table-cell>
          <table:table-cell table:style-name="ce742" table:formula="of:=2/1E+016" office:value-type="float" office:value="2E-016" calcext:value-type="float">
            <text:p>2E-016</text:p>
          </table:table-cell>
          <table:table-cell table:style-name="ce53" office:value-type="float" office:value="-0.637555" calcext:value-type="float">
            <text:p>-0,637555</text:p>
          </table:table-cell>
          <table:table-cell table:style-name="ce742" table:formula="of:=2/1E+016" office:value-type="float" office:value="2E-016" calcext:value-type="float">
            <text:p>2E-016</text:p>
          </table:table-cell>
          <table:table-cell table:style-name="ce53" office:value-type="string" calcext:value-type="string">
            <text:p>-</text:p>
          </table:table-cell>
          <table:table-cell table:style-name="ce754" office:value-type="string" calcext:value-type="string">
            <text:p>-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Total de viagens de homens, chefe de família, com menos de 60 anos</text:p>
          </table:table-cell>
          <table:table-cell table:style-name="ce744" office:value-type="float" office:value="0.05211" calcext:value-type="float">
            <text:p>0,05211</text:p>
          </table:table-cell>
          <table:table-cell table:style-name="ce746" table:formula="of:=5.461/100000" office:value-type="float" office:value="0.00005461" calcext:value-type="float">
            <text:p>0,000</text:p>
          </table:table-cell>
          <table:table-cell table:style-name="ce2" office:value-type="float" office:value="2.351459" calcext:value-type="float">
            <text:p>2,351459</text:p>
          </table:table-cell>
          <table:table-cell table:style-name="ce742" table:formula="of:=2/1E+016" office:value-type="float" office:value="2E-016" calcext:value-type="float">
            <text:p>2E-016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7" office:value-type="string" calcext:value-type="string">
            <text:p>-</text:p>
          </table:table-cell>
          <table:table-cell table:style-name="ce53" office:value-type="float" office:value="-0.036069" calcext:value-type="float">
            <text:p>-0,036069</text:p>
          </table:table-cell>
          <table:table-cell table:style-name="ce751" office:value-type="float" office:value="0.3278" calcext:value-type="float">
            <text:p>0,3278</text:p>
          </table:table-cell>
          <table:table-cell table:style-name="ce53" office:value-type="float" office:value="0.079767" calcext:value-type="float">
            <text:p>0,079767</text:p>
          </table:table-cell>
          <table:table-cell table:style-name="ce752" office:value-type="float" office:value="0.0236" calcext:value-type="float">
            <text:p>0,0236</text:p>
          </table:table-cell>
          <table:table-cell table:style-name="ce53" office:value-type="string" calcext:value-type="string">
            <text:p>-</text:p>
          </table:table-cell>
          <table:table-cell table:style-name="ce754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homens, chefe de família</text:p>
          </table:table-cell>
          <table:table-cell table:style-name="ce745" table:formula="of:=2.2/1E+016" office:value-type="float" office:value="2.2E-016" calcext:value-type="float">
            <text:p>2,2E-016</text:p>
          </table:table-cell>
          <table:table-cell table:style-name="ce746" office:value-type="float" office:value="0.0399" calcext:value-type="float">
            <text:p>0,040</text:p>
          </table:table-cell>
          <table:table-cell table:style-name="ce2" office:value-type="float" office:value="1.804864" calcext:value-type="float">
            <text:p>1,804864</text:p>
          </table:table-cell>
          <table:table-cell table:style-name="ce745" table:formula="of:=2/1E+016" office:value-type="float" office:value="2E-016" calcext:value-type="float">
            <text:p>2E-016</text:p>
          </table:table-cell>
          <table:table-cell table:style-name="ce53" office:value-type="string" calcext:value-type="string">
            <text:p>-</text:p>
          </table:table-cell>
          <table:table-cell table:style-name="ce748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8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8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48" office:value-type="string" calcext:value-type="string">
            <text:p>-</text:p>
          </table:table-cell>
          <table:table-cell table:number-columns-repeated="3" table:style-name="ce53" office:value-type="string" calcext:value-type="string">
            <text:p>-</text:p>
          </table:table-cell>
          <table:table-cell table:style-name="ce753" office:value-type="string" calcext:value-type="string">
            <text:p>-</text:p>
          </table:table-cell>
          <table:table-cell table:style-name="ce53" office:value-type="float" office:value="0.72409" calcext:value-type="float">
            <text:p>0,72409</text:p>
          </table:table-cell>
          <table:table-cell table:style-name="ce755" table:formula="of:=2/1E+016" office:value-type="float" office:value="2E-016" calcext:value-type="float">
            <text:p>2E-016</text:p>
          </table:table-cell>
          <table:table-cell table:number-columns-repeated="1003"/>
        </table:table-row>
        <table:table-row table:style-name="ro2">
          <table:table-cell table:style-name="ce4" table:number-columns-repeated="5"/>
          <table:table-cell table:style-name="ce43" table:number-columns-repeated="12"/>
          <table:table-cell table:number-columns-repeated="1005"/>
        </table:table-row>
        <table:table-row table:style-name="ro2">
          <table:table-cell table:style-name="ce5" office:value-type="string" calcext:value-type="string">
            <text:p>LEGENDA:</text:p>
          </table:table-cell>
          <table:table-cell table:style-name="ce19"/>
          <table:table-cell table:style-name="ce26" office:value-type="string" calcext:value-type="string">
            <text:p>p-valores entre 0,1 e 1</text:p>
          </table:table-cell>
          <table:table-cell table:style-name="ce4" table:number-columns-repeated="2"/>
          <table:table-cell table:style-name="ce43" table:number-columns-repeated="12"/>
          <table:table-cell table:number-columns-repeated="1005"/>
        </table:table-row>
        <table:table-row table:style-name="ro2">
          <table:table-cell table:style-name="ce6" office:value-type="string" calcext:value-type="string">
            <text:p>significância</text:p>
          </table:table-cell>
          <table:table-cell table:style-name="ce20"/>
          <table:table-cell table:style-name="ce26" office:value-type="string" calcext:value-type="string">
            <text:p>p-valores entre 0,05 e 0,1</text:p>
          </table:table-cell>
          <table:table-cell table:style-name="ce4" table:number-columns-repeated="2"/>
          <table:table-cell table:style-name="ce43" table:number-columns-repeated="12"/>
          <table:table-cell table:number-columns-repeated="1005"/>
        </table:table-row>
        <table:table-row table:style-name="ro2">
          <table:table-cell table:style-name="ce4"/>
          <table:table-cell table:style-name="ce21"/>
          <table:table-cell table:style-name="ce26" office:value-type="string" calcext:value-type="string">
            <text:p>p-valores entre 0,001 e 0,05</text:p>
          </table:table-cell>
          <table:table-cell table:style-name="ce4" table:number-columns-repeated="2"/>
          <table:table-cell table:style-name="ce43" table:number-columns-repeated="12"/>
          <table:table-cell table:number-columns-repeated="1005"/>
        </table:table-row>
        <table:table-row table:style-name="ro2">
          <table:table-cell table:style-name="ce4"/>
          <table:table-cell table:style-name="ce22"/>
          <table:table-cell table:style-name="ce26" office:value-type="string" calcext:value-type="string">
            <text:p>p-valores menores que 0,001</text:p>
          </table:table-cell>
          <table:table-cell table:style-name="ce4" table:number-columns-repeated="2"/>
          <table:table-cell table:style-name="ce43" table:number-columns-repeated="12"/>
          <table:table-cell table:number-columns-repeated="1005"/>
        </table:table-row>
        <table:table-row table:style-name="ro2" table:number-rows-repeated="14">
          <table:table-cell table:style-name="ce4" table:number-columns-repeated="5"/>
          <table:table-cell table:style-name="ce43" table:number-columns-repeated="12"/>
          <table:table-cell table:number-columns-repeated="1005"/>
        </table:table-row>
        <table:table-row table:style-name="ro2" table:number-rows-repeated="1048542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'TOT-VIAG-H-CHE'.E3:'TOT-VIAG-H-CHE'.E13 'TOT-VIAG-H-CHE'.G3:'TOT-VIAG-H-CHE'.G13 'TOT-VIAG-H-CHE'.I3:'TOT-VIAG-H-CHE'.I13 'TOT-VIAG-H-CHE'.K3:'TOT-VIAG-H-CHE'.K13 'TOT-VIAG-H-CHE'.M3:'TOT-VIAG-H-CHE'.M13 'TOT-VIAG-H-CHE'.O3:'TOT-VIAG-H-CHE'.O13 'TOT-VIAG-H-CHE'.Q3:'TOT-VIAG-H-CHE'.Q13 'TOT-VIAG-H-CHE'.B3:'TOT-VIAG-H-CHE'.B13">
            <calcext:condition calcext:apply-style-name="Sem título1" calcext:value="between(0.1,1)" calcext:base-cell-address="'TOT-VIAG-H-CON'.B3"/>
            <calcext:condition calcext:apply-style-name="Sem título2" calcext:value="between(0.05,0.1)" calcext:base-cell-address="'TOT-VIAG-H-CON'.B3"/>
            <calcext:condition calcext:apply-style-name="Sem título3" calcext:value="between(0.01,0.05)" calcext:base-cell-address="'TOT-VIAG-H-CON'.B3"/>
            <calcext:condition calcext:apply-style-name="Sem título4" calcext:value="between(0.001,0.01)" calcext:base-cell-address="'TOT-VIAG-H-CON'.B3"/>
          </calcext:conditional-format>
          <calcext:conditional-format calcext:target-range-address="'TOT-VIAG-H-CHE'.E14:'TOT-VIAG-H-CHE'.E14 'TOT-VIAG-H-CHE'.G14:'TOT-VIAG-H-CHE'.G14 'TOT-VIAG-H-CHE'.I14:'TOT-VIAG-H-CHE'.I14 'TOT-VIAG-H-CHE'.K14:'TOT-VIAG-H-CHE'.K14 'TOT-VIAG-H-CHE'.M14:'TOT-VIAG-H-CHE'.M14 'TOT-VIAG-H-CHE'.B14:'TOT-VIAG-H-CHE'.B14">
            <calcext:condition calcext:apply-style-name="Sem título1" calcext:value="between(0.1,1)" calcext:base-cell-address="'TOT-VIAG-H-CON'.B14"/>
            <calcext:condition calcext:apply-style-name="Sem título2" calcext:value="between(0.05,0.1)" calcext:base-cell-address="'TOT-VIAG-H-CON'.B14"/>
            <calcext:condition calcext:apply-style-name="Sem título3" calcext:value="between(0.01,0.05)" calcext:base-cell-address="'TOT-VIAG-H-CON'.B14"/>
            <calcext:condition calcext:apply-style-name="Sem título4" calcext:value="between(0.001,0.01)" calcext:base-cell-address="'TOT-VIAG-H-CON'.B14"/>
          </calcext:conditional-format>
          <calcext:conditional-format calcext:target-range-address="'TOT-VIAG-H-CHE'.Q14:'TOT-VIAG-H-CHE'.Q14">
            <calcext:condition calcext:apply-style-name="Sem título1" calcext:value="between(0.1,1)" calcext:base-cell-address="'TOT-VIAG-H-CON'.Q14"/>
            <calcext:condition calcext:apply-style-name="Sem título2" calcext:value="between(0.05,0.1)" calcext:base-cell-address="'TOT-VIAG-H-CON'.Q14"/>
            <calcext:condition calcext:apply-style-name="Sem título3" calcext:value="between(0.01,0.05)" calcext:base-cell-address="'TOT-VIAG-H-CON'.Q14"/>
            <calcext:condition calcext:apply-style-name="Sem título4" calcext:value="between(0.001,0.01)" calcext:base-cell-address="'TOT-VIAG-H-CON'.Q14"/>
          </calcext:conditional-format>
          <calcext:conditional-format calcext:target-range-address="'TOT-VIAG-H-CHE'.S3:'TOT-VIAG-H-CHE'.S13">
            <calcext:condition calcext:apply-style-name="Sem título1" calcext:value="between(0.1,1)" calcext:base-cell-address="'TOT-VIAG-H-CON'.S3"/>
            <calcext:condition calcext:apply-style-name="Sem título2" calcext:value="between(0.05,0.1)" calcext:base-cell-address="'TOT-VIAG-H-CON'.S3"/>
            <calcext:condition calcext:apply-style-name="Sem título3" calcext:value="between(0.01,0.05)" calcext:base-cell-address="'TOT-VIAG-H-CON'.S3"/>
            <calcext:condition calcext:apply-style-name="Sem título4" calcext:value="between(0.001,0.01)" calcext:base-cell-address="'TOT-VIAG-H-CON'.S3"/>
          </calcext:conditional-format>
          <calcext:conditional-format calcext:target-range-address="'TOT-VIAG-H-CHE'.S14:'TOT-VIAG-H-CHE'.S14">
            <calcext:condition calcext:apply-style-name="Sem título1" calcext:value="between(0.1,1)" calcext:base-cell-address="'TOT-VIAG-H-CON'.S14"/>
            <calcext:condition calcext:apply-style-name="Sem título2" calcext:value="between(0.05,0.1)" calcext:base-cell-address="'TOT-VIAG-H-CON'.S14"/>
            <calcext:condition calcext:apply-style-name="Sem título3" calcext:value="between(0.01,0.05)" calcext:base-cell-address="'TOT-VIAG-H-CON'.S14"/>
            <calcext:condition calcext:apply-style-name="Sem título4" calcext:value="between(0.001,0.01)" calcext:base-cell-address="'TOT-VIAG-H-CON'.S14"/>
          </calcext:conditional-format>
        </calcext:conditional-formats>
      </table:table>
      <table:table table:name="TOT-VIAG-H-CON" table:style-name="ta1">
        <table:table-column table:style-name="co1" table:default-cell-style-name="ce7"/>
        <table:table-column table:style-name="co20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21" table:default-cell-style-name="Default"/>
        <table:table-column table:style-name="co6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6" table:number-columns-repeated="100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Variável dependente (Y)</text:p>
          </table:table-cell>
          <table:table-cell table:style-name="ce1" office:value-type="string" calcext:value-type="string" table:number-columns-spanned="1" table:number-rows-spanned="2">
            <text:p>Sig. F</text:p>
          </table:table-cell>
          <table:table-cell table:style-name="ce1" office:value-type="string" calcext:value-type="string" table:number-columns-spanned="1" table:number-rows-spanned="2">
            <text:p>R² ajustado</text:p>
          </table:table-cell>
          <table:table-cell table:style-name="ce1" office:value-type="string" calcext:value-type="string" table:number-columns-spanned="2" table:number-rows-spanned="1">
            <text:p>intercepto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até 4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5 e 9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10 e 14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criança entre 15 e 19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idoso entre 60 e 70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idoso com mais de 70 anos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ummy presença de automóvel</text:p>
          </table:table-cell>
          <table:covered-table-cell table:style-name="ce1"/>
          <table:table-cell table:style-name="ce57" table:number-columns-repeated="1003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1" office:value-type="string" calcext:value-type="string">
            <text:p>coeficiente</text:p>
          </table:table-cell>
          <table:table-cell table:style-name="ce1" office:value-type="string" calcext:value-type="string">
            <text:p>teste t</text:p>
          </table:table-cell>
          <table:table-cell table:style-name="ce57" table:number-columns-repeated="1003"/>
        </table:table-row>
        <table:table-row table:style-name="ro1">
          <table:table-cell table:style-name="ce2" office:value-type="string" calcext:value-type="string">
            <text:p>Total de viagens de homens, cônjuge</text:p>
          </table:table-cell>
          <table:table-cell table:style-name="ce756" office:value-type="float" office:value="0.1364" calcext:value-type="float">
            <text:p>0,1364</text:p>
          </table:table-cell>
          <table:table-cell table:style-name="ce746" office:value-type="float" office:value="0.0003856" calcext:value-type="float">
            <text:p>0,000</text:p>
          </table:table-cell>
          <table:table-cell table:style-name="ce2" office:value-type="float" office:value="1.81405" calcext:value-type="float">
            <text:p>1,81405</text:p>
          </table:table-cell>
          <table:table-cell table:style-name="ce759" table:formula="of:=2/1E+016" office:value-type="float" office:value="2E-016" calcext:value-type="float">
            <text:p>2E-016</text:p>
          </table:table-cell>
          <table:table-cell table:style-name="ce53" office:value-type="float" office:value="0.11977" calcext:value-type="float">
            <text:p>0,11977</text:p>
          </table:table-cell>
          <table:table-cell table:style-name="ce756" office:value-type="float" office:value="0.136" calcext:value-type="float">
            <text:p>0,136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6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homens, cônjuge</text:p>
          </table:table-cell>
          <table:table-cell table:style-name="ce757" office:value-type="float" office:value="0.002033" calcext:value-type="float">
            <text:p>0,002033</text:p>
          </table:table-cell>
          <table:table-cell table:style-name="ce746" office:value-type="float" office:value="0.002692" calcext:value-type="float">
            <text:p>0,003</text:p>
          </table:table-cell>
          <table:table-cell table:style-name="ce2" office:value-type="float" office:value="1.78896" calcext:value-type="float">
            <text:p>1,78896</text:p>
          </table:table-cell>
          <table:table-cell table:style-name="ce759" table:formula="of:=2/1E+016" office:value-type="float" office:value="2E-016" calcext:value-type="float">
            <text:p>2E-016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float" office:value="0.23731" calcext:value-type="float">
            <text:p>0,23731</text:p>
          </table:table-cell>
          <table:table-cell table:style-name="ce757" office:value-type="float" office:value="0.00203" calcext:value-type="float">
            <text:p>0,00203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6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homens, cônjuge</text:p>
          </table:table-cell>
          <table:table-cell table:style-name="ce757" office:value-type="float" office:value="0.004659" calcext:value-type="float">
            <text:p>0,004659</text:p>
          </table:table-cell>
          <table:table-cell table:style-name="ce746" office:value-type="float" office:value="0.002215" calcext:value-type="float">
            <text:p>0,002</text:p>
          </table:table-cell>
          <table:table-cell table:style-name="ce2" office:value-type="float" office:value="1.78814" calcext:value-type="float">
            <text:p>1,78814</text:p>
          </table:table-cell>
          <table:table-cell table:style-name="ce759" table:formula="of:=2/1E+016" office:value-type="float" office:value="2E-016" calcext:value-type="float">
            <text:p>2E-016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float" office:value="0.2049" calcext:value-type="float">
            <text:p>0,2049</text:p>
          </table:table-cell>
          <table:table-cell table:style-name="ce757" office:value-type="float" office:value="0.00466" calcext:value-type="float">
            <text:p>0,00466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6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homens, cônjuge</text:p>
          </table:table-cell>
          <table:table-cell table:style-name="ce758" office:value-type="float" office:value="0.4704" calcext:value-type="float">
            <text:p>0,4704</text:p>
          </table:table-cell>
          <table:table-cell table:style-name="ce746" office:value-type="float" office:value="-0.0001515" calcext:value-type="float">
            <text:p>0,000</text:p>
          </table:table-cell>
          <table:table-cell table:style-name="ce2" office:value-type="float" office:value="1.82276" calcext:value-type="float">
            <text:p>1,82276</text:p>
          </table:table-cell>
          <table:table-cell table:style-name="ce759" table:formula="of:=2/1E+016" office:value-type="float" office:value="2E-016" calcext:value-type="float">
            <text:p>2E-016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float" office:value="0.05224" calcext:value-type="float">
            <text:p>0,05224</text:p>
          </table:table-cell>
          <table:table-cell table:style-name="ce756" office:value-type="float" office:value="0.47" calcext:value-type="float">
            <text:p>0,47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6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homens, cônjuge</text:p>
          </table:table-cell>
          <table:table-cell table:style-name="ce759" table:formula="of:=1.194/10000000000" office:value-type="float" office:value="0.0000000001194" calcext:value-type="float">
            <text:p>1,194E-010</text:p>
          </table:table-cell>
          <table:table-cell table:style-name="ce746" office:value-type="float" office:value="0.0128" calcext:value-type="float">
            <text:p>0,013</text:p>
          </table:table-cell>
          <table:table-cell table:style-name="ce2" office:value-type="float" office:value="1.93762" calcext:value-type="float">
            <text:p>1,93762</text:p>
          </table:table-cell>
          <table:table-cell table:style-name="ce759" table:formula="of:=2/1E+016" office:value-type="float" office:value="2E-016" calcext:value-type="float">
            <text:p>2E-016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float" office:value="-0.48506" calcext:value-type="float">
            <text:p>-0,48506</text:p>
          </table:table-cell>
          <table:table-cell table:style-name="ce759" table:formula="of:=1.19/10000000000" office:value-type="float" office:value="0.000000000119" calcext:value-type="float">
            <text:p>1,19E-010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6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homens, cônjuge</text:p>
          </table:table-cell>
          <table:table-cell table:style-name="ce759" table:formula="of:=7.859/1000000000000" office:value-type="float" office:value="0.000000000007859" calcext:value-type="float">
            <text:p>7,859E-012</text:p>
          </table:table-cell>
          <table:table-cell table:style-name="ce746" office:value-type="float" office:value="0.01447" calcext:value-type="float">
            <text:p>0,014</text:p>
          </table:table-cell>
          <table:table-cell table:style-name="ce2" office:value-type="float" office:value="1.92497" calcext:value-type="float">
            <text:p>1,92497</text:p>
          </table:table-cell>
          <table:table-cell table:style-name="ce759" table:formula="of:=2/1E+016" office:value-type="float" office:value="2E-016" calcext:value-type="float">
            <text:p>2E-016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float" office:value="-0.58519" calcext:value-type="float">
            <text:p>-0,58519</text:p>
          </table:table-cell>
          <table:table-cell table:style-name="ce759" table:formula="of:=7.86/1000000000000" office:value-type="float" office:value="0.00000000000786" calcext:value-type="float">
            <text:p>7,86E-012</text:p>
          </table:table-cell>
          <table:table-cell table:style-name="ce53" office:value-type="string" calcext:value-type="string">
            <text:p>-</text:p>
          </table:table-cell>
          <table:table-cell table:style-name="ce766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homens, cônjuge</text:p>
          </table:table-cell>
          <table:table-cell table:style-name="ce759" office:value-type="float" office:value="0.00557" calcext:value-type="float">
            <text:p>0,00557</text:p>
          </table:table-cell>
          <table:table-cell table:style-name="ce746" office:value-type="float" office:value="0.0002649" calcext:value-type="float">
            <text:p>0,000</text:p>
          </table:table-cell>
          <table:table-cell table:style-name="ce2" office:value-type="float" office:value="1.77852" calcext:value-type="float">
            <text:p>1,77852</text:p>
          </table:table-cell>
          <table:table-cell table:style-name="ce759" table:formula="of:=2/1E+016" office:value-type="float" office:value="2E-016" calcext:value-type="float">
            <text:p>2E-016</text:p>
          </table:table-cell>
          <table:table-cell table:style-name="ce53" office:value-type="float" office:value="0.07594" calcext:value-type="float">
            <text:p>0,07594</text:p>
          </table:table-cell>
          <table:table-cell table:style-name="ce759" table:formula="of:=0.35298" office:value-type="float" office:value="0.35298" calcext:value-type="float">
            <text:p>0,35298</text:p>
          </table:table-cell>
          <table:table-cell table:style-name="ce53" office:value-type="float" office:value="0.22368" calcext:value-type="float">
            <text:p>0,22368</text:p>
          </table:table-cell>
          <table:table-cell table:style-name="ce759" office:value-type="float" office:value="0.00428" calcext:value-type="float">
            <text:p>0,00428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6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homens, cônjuge</text:p>
          </table:table-cell>
          <table:table-cell table:style-name="ce759" office:value-type="float" office:value="0.001296" calcext:value-type="float">
            <text:p>0,001296</text:p>
          </table:table-cell>
          <table:table-cell table:style-name="ce746" office:value-type="float" office:value="0.004017" calcext:value-type="float">
            <text:p>0,004</text:p>
          </table:table-cell>
          <table:table-cell table:style-name="ce2" office:value-type="float" office:value="1.74628" calcext:value-type="float">
            <text:p>1,74628</text:p>
          </table:table-cell>
          <table:table-cell table:style-name="ce759" table:formula="of:=2/1E+016" office:value-type="float" office:value="2E-016" calcext:value-type="float">
            <text:p>2E-016</text:p>
          </table:table-cell>
          <table:table-cell table:style-name="ce53" office:value-type="float" office:value="0.07575" calcext:value-type="float">
            <text:p>0,07575</text:p>
          </table:table-cell>
          <table:table-cell table:style-name="ce759" office:value-type="float" office:value="0.3539" calcext:value-type="float">
            <text:p>0,3539</text:p>
          </table:table-cell>
          <table:table-cell table:style-name="ce53" office:value-type="float" office:value="0.19098" calcext:value-type="float">
            <text:p>0,19098</text:p>
          </table:table-cell>
          <table:table-cell table:style-name="ce759" office:value-type="float" office:value="0.0163" calcext:value-type="float">
            <text:p>0,0163</text:p>
          </table:table-cell>
          <table:table-cell table:style-name="ce53" office:value-type="float" office:value="0.1699" calcext:value-type="float">
            <text:p>0,1699</text:p>
          </table:table-cell>
          <table:table-cell table:style-name="ce757" office:value-type="float" office:value="0.0209" calcext:value-type="float">
            <text:p>0,0209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6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homens, cônjuge</text:p>
          </table:table-cell>
          <table:table-cell table:style-name="ce759" office:value-type="float" office:value="0.003279" calcext:value-type="float">
            <text:p>0,003279</text:p>
          </table:table-cell>
          <table:table-cell table:style-name="ce746" office:value-type="float" office:value="0.003733" calcext:value-type="float">
            <text:p>0,004</text:p>
          </table:table-cell>
          <table:table-cell table:style-name="ce2" office:value-type="float" office:value="1.74178" calcext:value-type="float">
            <text:p>1,74178</text:p>
          </table:table-cell>
          <table:table-cell table:style-name="ce759" table:formula="of:=2/1E+016" office:value-type="float" office:value="2E-016" calcext:value-type="float">
            <text:p>2E-016</text:p>
          </table:table-cell>
          <table:table-cell table:style-name="ce53" office:value-type="float" office:value="0.0762" calcext:value-type="float">
            <text:p>0,0762</text:p>
          </table:table-cell>
          <table:table-cell table:style-name="ce759" office:value-type="float" office:value="0.3512" calcext:value-type="float">
            <text:p>0,3512</text:p>
          </table:table-cell>
          <table:table-cell table:style-name="ce53" office:value-type="float" office:value="0.19256" calcext:value-type="float">
            <text:p>0,19256</text:p>
          </table:table-cell>
          <table:table-cell table:style-name="ce759" office:value-type="float" office:value="0.0157" calcext:value-type="float">
            <text:p>0,0157</text:p>
          </table:table-cell>
          <table:table-cell table:style-name="ce53" office:value-type="float" office:value="0.16463" calcext:value-type="float">
            <text:p>0,16463</text:p>
          </table:table-cell>
          <table:table-cell table:style-name="ce764" office:value-type="float" office:value="0.0291" calcext:value-type="float">
            <text:p>0,0291</text:p>
          </table:table-cell>
          <table:table-cell table:style-name="ce53" office:value-type="float" office:value="0.02335" calcext:value-type="float">
            <text:p>0,02335</text:p>
          </table:table-cell>
          <table:table-cell table:style-name="ce756" office:value-type="float" office:value="0.7528" calcext:value-type="float">
            <text:p>0,7528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6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homens, cônjuge</text:p>
          </table:table-cell>
          <table:table-cell table:style-name="ce759" table:formula="of:=2.2/1E+016" office:value-type="float" office:value="2.2E-016" calcext:value-type="float">
            <text:p>2,2E-016</text:p>
          </table:table-cell>
          <table:table-cell table:style-name="ce746" office:value-type="float" office:value="0.02416" calcext:value-type="float">
            <text:p>0,024</text:p>
          </table:table-cell>
          <table:table-cell table:style-name="ce2" office:value-type="float" office:value="2.00319" calcext:value-type="float">
            <text:p>2,00319</text:p>
          </table:table-cell>
          <table:table-cell table:style-name="ce759" table:formula="of:=2/1E+016" office:value-type="float" office:value="2E-016" calcext:value-type="float">
            <text:p>2E-016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float" office:value="-0.42678" calcext:value-type="float">
            <text:p>-0,42678</text:p>
          </table:table-cell>
          <table:table-cell table:style-name="ce759" table:formula="of:=1.53/100000000" office:value-type="float" office:value="0.0000000153" calcext:value-type="float">
            <text:p>1,53E-008</text:p>
          </table:table-cell>
          <table:table-cell table:style-name="ce53" office:value-type="float" office:value="-0.5239" calcext:value-type="float">
            <text:p>-0,5239</text:p>
          </table:table-cell>
          <table:table-cell table:style-name="ce759" table:formula="of:=9.95/10000000000" office:value-type="float" office:value="0.000000000995" calcext:value-type="float">
            <text:p>0,000000001</text:p>
          </table:table-cell>
          <table:table-cell table:style-name="ce53" office:value-type="string" calcext:value-type="string">
            <text:p>-</text:p>
          </table:table-cell>
          <table:table-cell table:style-name="ce766" office:value-type="string" calcext:value-type="string">
            <text:p>-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Total de viagens de homens, cônjuge, com menos de 60 anos</text:p>
          </table:table-cell>
          <table:table-cell table:style-name="ce760" office:value-type="float" office:value="0.3382" calcext:value-type="float">
            <text:p>0,3382</text:p>
          </table:table-cell>
          <table:table-cell table:style-name="ce746" table:formula="of:=6.867/100000" office:value-type="float" office:value="0.00006867" calcext:value-type="float">
            <text:p>0,000</text:p>
          </table:table-cell>
          <table:table-cell table:style-name="ce2" office:value-type="float" office:value="2.0131" calcext:value-type="float">
            <text:p>2,0131</text:p>
          </table:table-cell>
          <table:table-cell table:style-name="ce759" table:formula="of:=2/1E+016" office:value-type="float" office:value="2E-016" calcext:value-type="float">
            <text:p>2E-016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float" office:value="-0.20081" calcext:value-type="float">
            <text:p>-0,20081</text:p>
          </table:table-cell>
          <table:table-cell table:style-name="ce756" office:value-type="float" office:value="0.17" calcext:value-type="float">
            <text:p>0,17</text:p>
          </table:table-cell>
          <table:table-cell table:style-name="ce53" office:value-type="float" office:value="0.07285" calcext:value-type="float">
            <text:p>0,07285</text:p>
          </table:table-cell>
          <table:table-cell table:style-name="ce765" office:value-type="float" office:value="0.63" calcext:value-type="float">
            <text:p>0,63</text:p>
          </table:table-cell>
          <table:table-cell table:style-name="ce53" office:value-type="string" calcext:value-type="string">
            <text:p>-</text:p>
          </table:table-cell>
          <table:table-cell table:style-name="ce766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otal de viagens de homens, cônjuge</text:p>
          </table:table-cell>
          <table:table-cell table:style-name="ce761" table:formula="of:=2.2/1E+016" office:value-type="float" office:value="2.2E-016" calcext:value-type="float">
            <text:p>2,2E-016</text:p>
          </table:table-cell>
          <table:table-cell table:style-name="ce746" office:value-type="float" office:value="0.03525" calcext:value-type="float">
            <text:p>0,035</text:p>
          </table:table-cell>
          <table:table-cell table:style-name="ce2" office:value-type="float" office:value="1.44314" calcext:value-type="float">
            <text:p>1,44314</text:p>
          </table:table-cell>
          <table:table-cell table:style-name="ce762" table:formula="of:=2/1E+016" office:value-type="float" office:value="2E-016" calcext:value-type="float">
            <text:p>2E-016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763" office:value-type="string" calcext:value-type="string">
            <text:p>-</text:p>
          </table:table-cell>
          <table:table-cell table:style-name="ce53" office:value-type="float" office:value="0.65591" calcext:value-type="float">
            <text:p>0,65591</text:p>
          </table:table-cell>
          <table:table-cell table:style-name="ce767" table:formula="of:=2/1E+016" office:value-type="float" office:value="2E-016" calcext:value-type="float">
            <text:p>2E-016</text:p>
          </table:table-cell>
          <table:table-cell table:number-columns-repeated="1003"/>
        </table:table-row>
        <table:table-row table:style-name="ro2">
          <table:table-cell table:style-name="ce4" table:number-columns-repeated="5"/>
          <table:table-cell table:style-name="ce43" table:number-columns-repeated="12"/>
          <table:table-cell table:number-columns-repeated="1005"/>
        </table:table-row>
        <table:table-row table:style-name="ro2">
          <table:table-cell table:style-name="ce5" office:value-type="string" calcext:value-type="string">
            <text:p>LEGENDA:</text:p>
          </table:table-cell>
          <table:table-cell table:style-name="ce19"/>
          <table:table-cell table:style-name="ce26" office:value-type="string" calcext:value-type="string">
            <text:p>p-valores entre 0,1 e 1</text:p>
          </table:table-cell>
          <table:table-cell table:style-name="ce4" table:number-columns-repeated="2"/>
          <table:table-cell table:style-name="ce43" table:number-columns-repeated="12"/>
          <table:table-cell table:number-columns-repeated="1005"/>
        </table:table-row>
        <table:table-row table:style-name="ro2">
          <table:table-cell table:style-name="ce6" office:value-type="string" calcext:value-type="string">
            <text:p>significância</text:p>
          </table:table-cell>
          <table:table-cell table:style-name="ce20"/>
          <table:table-cell table:style-name="ce26" office:value-type="string" calcext:value-type="string">
            <text:p>p-valores entre 0,05 e 0,1</text:p>
          </table:table-cell>
          <table:table-cell table:style-name="ce4" table:number-columns-repeated="2"/>
          <table:table-cell table:style-name="ce43" table:number-columns-repeated="12"/>
          <table:table-cell table:number-columns-repeated="1005"/>
        </table:table-row>
        <table:table-row table:style-name="ro2">
          <table:table-cell table:style-name="ce4"/>
          <table:table-cell table:style-name="ce21"/>
          <table:table-cell table:style-name="ce26" office:value-type="string" calcext:value-type="string">
            <text:p>p-valores entre 0,001 e 0,05</text:p>
          </table:table-cell>
          <table:table-cell table:style-name="ce4" table:number-columns-repeated="2"/>
          <table:table-cell table:style-name="ce43" table:number-columns-repeated="12"/>
          <table:table-cell table:number-columns-repeated="1005"/>
        </table:table-row>
        <table:table-row table:style-name="ro2">
          <table:table-cell table:style-name="ce4"/>
          <table:table-cell table:style-name="ce22"/>
          <table:table-cell table:style-name="ce26" office:value-type="string" calcext:value-type="string">
            <text:p>p-valores menores que 0,001</text:p>
          </table:table-cell>
          <table:table-cell table:style-name="ce4" table:number-columns-repeated="2"/>
          <table:table-cell table:style-name="ce43" table:number-columns-repeated="12"/>
          <table:table-cell table:number-columns-repeated="1005"/>
        </table:table-row>
        <table:table-row table:style-name="ro2" table:number-rows-repeated="14">
          <table:table-cell table:style-name="ce4" table:number-columns-repeated="5"/>
          <table:table-cell table:style-name="ce43" table:number-columns-repeated="12"/>
          <table:table-cell table:number-columns-repeated="1005"/>
        </table:table-row>
        <table:table-row table:style-name="ro2" table:number-rows-repeated="1048542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'TOT-VIAG-H-CON'.B3:'TOT-VIAG-H-CON'.B13 'TOT-VIAG-H-CON'.E3:'TOT-VIAG-H-CON'.E13 'TOT-VIAG-H-CON'.G3:'TOT-VIAG-H-CON'.G14 'TOT-VIAG-H-CON'.I3:'TOT-VIAG-H-CON'.I14 'TOT-VIAG-H-CON'.K3:'TOT-VIAG-H-CON'.K14 'TOT-VIAG-H-CON'.M3:'TOT-VIAG-H-CON'.M14 'TOT-VIAG-H-CON'.O3:'TOT-VIAG-H-CON'.O14 'TOT-VIAG-H-CON'.Q3:'TOT-VIAG-H-CON'.Q14">
            <calcext:condition calcext:apply-style-name="Sem título1" calcext:value="between(1,0.1)" calcext:base-cell-address=""/>
            <calcext:condition calcext:apply-style-name="Sem título2" calcext:value="between(0.05,0.1)" calcext:base-cell-address=""/>
            <calcext:condition calcext:apply-style-name="Sem título3" calcext:value="between(0.01,0.05)" calcext:base-cell-address=""/>
            <calcext:condition calcext:apply-style-name="Sem título4" calcext:value="between(0.001,0.01)" calcext:base-cell-address=""/>
          </calcext:conditional-format>
          <calcext:conditional-format calcext:target-range-address="'TOT-VIAG-H-CON'.S3:'TOT-VIAG-H-CON'.S13">
            <calcext:condition calcext:apply-style-name="Sem título1" calcext:value="between(0.1,1)" calcext:base-cell-address=""/>
            <calcext:condition calcext:apply-style-name="Sem título2" calcext:value="between(0.05,0.1)" calcext:base-cell-address=""/>
            <calcext:condition calcext:apply-style-name="Sem título3" calcext:value="between(0.01,0.05)" calcext:base-cell-address=""/>
            <calcext:condition calcext:apply-style-name="Sem título4" calcext:value="between(0.001,0.01)" calcext:base-cell-address=""/>
          </calcext:conditional-format>
          <calcext:conditional-format calcext:target-range-address="'TOT-VIAG-H-CON'.B14:'TOT-VIAG-H-CON'.B14">
            <calcext:condition calcext:apply-style-name="Sem título1" calcext:value="between(1,0.1)" calcext:base-cell-address=""/>
            <calcext:condition calcext:apply-style-name="Sem título2" calcext:value="between(0.05,0.1)" calcext:base-cell-address=""/>
            <calcext:condition calcext:apply-style-name="Sem título3" calcext:value="between(0.01,0.05)" calcext:base-cell-address=""/>
            <calcext:condition calcext:apply-style-name="Sem título4" calcext:value="between(0.001,0.01)" calcext:base-cell-address=""/>
          </calcext:conditional-format>
          <calcext:conditional-format calcext:target-range-address="'TOT-VIAG-H-CON'.E14:'TOT-VIAG-H-CON'.E14">
            <calcext:condition calcext:apply-style-name="Sem título1" calcext:value="between(1,0.1)" calcext:base-cell-address=""/>
            <calcext:condition calcext:apply-style-name="Sem título2" calcext:value="between(0.05,0.1)" calcext:base-cell-address=""/>
            <calcext:condition calcext:apply-style-name="Sem título3" calcext:value="between(0.01,0.05)" calcext:base-cell-address=""/>
            <calcext:condition calcext:apply-style-name="Sem título4" calcext:value="between(0.001,0.01)" calcext:base-cell-address=""/>
          </calcext:conditional-format>
          <calcext:conditional-format calcext:target-range-address="'TOT-VIAG-H-CON'.S14:'TOT-VIAG-H-CON'.S14">
            <calcext:condition calcext:apply-style-name="Sem título1" calcext:value="between(1,0.1)" calcext:base-cell-address=""/>
            <calcext:condition calcext:apply-style-name="Sem título2" calcext:value="between(0.05,0.1)" calcext:base-cell-address=""/>
            <calcext:condition calcext:apply-style-name="Sem título3" calcext:value="between(0.01,0.05)" calcext:base-cell-address=""/>
            <calcext:condition calcext:apply-style-name="Sem título4" calcext:value="between(0.001,0.01)" calcext:base-cell-address="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cc9900"/>
    </style:style>
    <style:style style:name="Sem_20_título2" style:display-name="Sem título2" style:family="table-cell" style:parent-style-name="Default">
      <style:table-cell-properties fo:background-color="#ffff00"/>
    </style:style>
    <style:style style:name="Sem_20_título3" style:display-name="Sem título3" style:family="table-cell" style:parent-style-name="Default">
      <style:table-cell-properties fo:background-color="#ffff66"/>
    </style:style>
    <style:style style:name="Sem_20_título4" style:display-name="Sem título4" style:family="table-cell" style:parent-style-name="Default">
      <style:table-cell-properties fo:background-color="#ffff99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67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00/00/0000</text:date>, <text:time style:data-style-name="N2" text:time-value="20:00:21.2807962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ydee </meta:initial-creator>
    <meta:creation-date>2015-12-25T21:34:12.457464026</meta:creation-date>
    <dc:date>2015-12-27T21:51:18.594317137</dc:date>
    <dc:creator>haydee </dc:creator>
    <meta:editing-duration>P1DT3H28M32S</meta:editing-duration>
    <meta:editing-cycles>54</meta:editing-cycles>
    <meta:generator>LibreOffice/4.3.3.2$Linux_X86_64 LibreOffice_project/430m0$Build-2</meta:generator>
    <meta:document-statistic meta:table-count="9" meta:cell-count="5577" meta:object-count="0"/>
  </office:meta>
</office:document-meta>
</file>